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83in"/>
    </style:style>
    <style:style style:name="co3" style:family="table-column">
      <style:table-column-properties fo:break-before="auto" style:column-width="1.761in"/>
    </style:style>
    <style:style style:name="co4" style:family="table-column">
      <style:table-column-properties fo:break-before="auto" style:column-width="6.1543in"/>
    </style:style>
    <style:style style:name="co5" style:family="table-column">
      <style:table-column-properties fo:break-before="auto" style:column-width="0.968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8189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1.5752in" fo:break-before="auto" style:use-optimal-row-height="true"/>
    </style:style>
    <style:style style:name="ro11" style:family="table-row">
      <style:table-row-properties style:row-height="1.7307in" fo:break-before="auto" style:use-optimal-row-height="true"/>
    </style:style>
    <style:style style:name="ro12" style:family="table-row">
      <style:table-row-properties style:row-height="2.5075in" fo:break-before="auto" style:use-optimal-row-height="true"/>
    </style:style>
    <style:style style:name="ro13" style:family="table-row">
      <style:table-row-properties style:row-height="3.7516in" fo:break-before="auto" style:use-optimal-row-height="true"/>
    </style:style>
    <style:style style:name="ro14" style:family="table-row">
      <style:table-row-properties style:row-height="4.6846in" fo:break-before="auto" style:use-optimal-row-height="true"/>
    </style:style>
    <style:style style:name="ro15" style:family="table-row">
      <style:table-row-properties style:row-height="5.1508in" fo:break-before="auto" style:use-optimal-row-height="true"/>
    </style:style>
    <style:style style:name="ro16" style:family="table-row">
      <style:table-row-properties style:row-height="2.1972in" fo:break-before="auto" style:use-optimal-row-height="true"/>
    </style:style>
    <style:style style:name="ro17" style:family="table-row">
      <style:table-row-properties style:row-height="6.55in" fo:break-before="auto" style:use-optimal-row-height="true"/>
    </style:style>
    <style:style style:name="ro18" style:family="table-row">
      <style:table-row-properties style:row-height="4.3736in" fo:break-before="auto" style:use-optimal-row-height="true"/>
    </style:style>
    <style:style style:name="ro19" style:family="table-row">
      <style:table-row-properties style:row-height="2.8189in" fo:break-before="auto" style:use-optimal-row-height="true"/>
    </style:style>
    <style:style style:name="ro20" style:family="table-row">
      <style:table-row-properties style:row-height="2.0417in" fo:break-before="auto" style:use-optimal-row-height="true"/>
    </style:style>
    <style:style style:name="ro21" style:family="table-row">
      <style:table-row-properties style:row-height="0.178in" fo:break-before="auto" style:use-optimal-row-height="true"/>
    </style:style>
    <style:style style:name="ro22" style:family="table-row">
      <style:table-row-properties style:row-height="0.1862in" fo:break-before="auto" style:use-optimal-row-height="true"/>
    </style:style>
    <style:style style:name="ro23" style:family="table-row">
      <style:table-row-properties style:row-height="0.5075in" fo:break-before="auto" style:use-optimal-row-height="true"/>
    </style:style>
    <style:style style:name="ro24" style:family="table-row">
      <style:table-row-properties style:row-height="0.6634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2.35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30" table:default-cell-style-name="ce2"/>
        <table:table-column table:style-name="co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# </text:p>
          </table:table-cell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Brand </text:p>
          </table:table-cell>
          <table:table-cell table:style-name="ce1" office:value-type="string" calcext:value-type="string">
            <text:p>Value </text:p>
          </table:table-cell>
          <table:table-cell table:style-name="ce1" office:value-type="string" calcext:value-type="string">
            <text:p>Cls </text:p>
          </table:table-cell>
          <table:table-cell table:style-name="ce1" office:value-type="string" calcext:value-type="string">
            <text:p>Elm </text:p>
          </table:table-cell>
          <table:table-cell table:style-name="ce1" office:value-type="string" calcext:value-type="string">
            <text:p>Psych </text:p>
          </table:table-cell>
          <table:table-cell table:style-name="ce1" office:value-type="string" calcext:value-type="string">
            <text:p>Cmd </text:p>
          </table:table-cell>
          <table:table-cell table:style-name="ce1" office:value-type="string" calcext:value-type="string">
            <text:p>Spec </text:p>
          </table:table-cell>
          <table:table-cell table:style-name="ce1" office:value-type="string" calcext:value-type="string">
            <text:p>Pwr </text:p>
          </table:table-cell>
          <table:table-cell table:style-name="ce1" office:value-type="string" calcext:value-type="string">
            <text:p>Lmt </text:p>
          </table:table-cell>
          <table:table-cell table:style-name="ce1" office:value-type="string" calcext:value-type="string">
            <text:p>Unit </text:p>
          </table:table-cell>
          <table:table-cell table:style-name="ce1" office:value-type="string" calcext:value-type="string">
            <text:p>Boot </text:p>
          </table:table-cell>
          <table:table-cell table:style-name="ce1" office:value-type="string" calcext:value-type="string">
            <text:p>Reboot </text:p>
          </table:table-cell>
          <table:table-cell table:style-name="ce1" office:value-type="string" calcext:value-type="string">
            <text:p>Obtain from </text:p>
          </table:table-cell>
          <table:table-cell table:style-name="ce1" office:value-type="string" calcext:value-type="string">
            <text:p>BPP </text:p>
          </table:table-cell>
          <table:table-cell table:style-name="ce1" office:value-type="string" calcext:value-type="string">
            <text:p>SDPP </text:p>
          </table:table-cell>
          <table:table-cell table:style-name="ce1" office:value-type="string" calcext:value-type="string">
            <text:p>MPP </text:p>
          </table:table-cell>
          <table:table-cell table:style-name="ce1" office:value-type="string" calcext:value-type="string">
            <text:p>Lv </text:p>
          </table:table-cell>
          <table:table-cell table:style-name="ce1" office:value-type="string" calcext:value-type="string">
            <text:p>Speed </text:p>
          </table:table-cell>
          <table:table-cell table:style-name="ce1" office:value-type="string" calcext:value-type="string">
            <text:p>Pwr? </text:p>
          </table:table-cell>
          <table:table-cell table:style-name="ce1" office:value-type="string" calcext:value-type="string">
            <text:p>Use? </text:p>
          </table:table-cell>
          <table:table-cell table:style-name="ce1" office:value-type="string" calcext:value-type="string">
            <text:p>Boot? </text:p>
          </table:table-cell>
          <table:table-cell table:style-name="ce1" office:value-type="string" calcext:value-type="string">
            <text:p>Wgt </text:p>
          </table:table-cell>
          <table:table-cell table:style-name="ce1" office:value-type="string" calcext:value-type="string">
            <text:p>Spin </text:p>
          </table:table-cell>
          <table:table-cell table:style-name="ce1" office:value-type="string" calcext:value-type="string">
            <text:p>KO </text:p>
          </table:table-cell>
          <table:table-cell table:style-name="ce1" office:value-type="string" calcext:value-type="string">
            <text:p>Stg </text:p>
          </table:table-cell>
          <table:table-cell table:style-name="ce1" office:value-type="string" calcext:value-type="string">
            <text:p>Bmb </text:p>
          </table:table-cell>
          <table:table-cell table:style-name="ce1" office:value-type="string" calcext:value-type="string">
            <text:p>Ham </text:p>
          </table:table-cell>
          <table:table-cell table:style-name="ce1" office:value-type="string" calcext:value-type="string">
            <text:p>Hnd </text:p>
          </table:table-cell>
          <table:table-cell table:style-name="ce1" office:value-type="string" calcext:value-type="string">
            <text:p>Info1 </text:p>
          </table:table-cell>
          <table:table-cell office:value-type="string" calcext:value-type="string">
            <text:p>Evolves from Mingle?</text:p>
          </table:table-cell>
          <table:table-cell office:value-type="string" calcext:value-type="string">
            <text:p>JSON</text:p>
          </table:table-cell>
        </table:table-row>
        <table:table-row table:style-name="ro2">
          <table:table-cell table:formula="of:=COM.MICROSOFT.CONCAT(&quot;0x&quot;; DEC2HEX([.B2] - 1))" office:value-type="string" office:string-value="0x0" calcext:value-type="string">
            <text:p>0x0</text:p>
          </table:table-cell>
          <table:table-cell office:value-type="string" calcext:value-type="string">
            <text:p><text:a xlink:href="../../../../../../../wiki/Pin_001" xlink:type="simple">001</text:a></text:p>
          </table:table-cell>
          <table:table-cell office:value-type="string" calcext:value-type="string">
            <text:p>Ice Blow</text:p>
          </table:table-cell>
          <table:table-cell office:value-type="string" calcext:value-type="string">
            <text:p>D+B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old by Molco.</text:p>
            <text:p>Sold by 104.</text:p>
            <text:p>Event W1D2.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empty space to form an icicle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];&quot;: { &quot;&quot;ID&quot;&quot;: &quot;;[.A2];&quot;, &quot;&quot;Name&quot;&quot;: &quot;&quot;&quot;;[.C2];&quot;&quot;&quot;, &quot;&quot;MaxLevel&quot;&quot;: &quot;;[.T2];&quot;, &quot;&quot;Mingle?&quot;&quot;: &quot;;[.AG2];&quot; },&quot;)" office:value-type="string" office:string-value="0x0: { &quot;ID&quot;: 0x0, &quot;Name&quot;: &quot;Ice Blow&quot;, &quot;MaxLevel&quot;: 7, &quot;Mingle?&quot;: 0 }," calcext:value-type="string">
            <text:p>0x0: { "ID": 0x0, "Name": "Ice Blow", "MaxLevel": 7, "Mingle?": 0 },</text:p>
          </table:table-cell>
        </table:table-row>
        <table:table-row table:style-name="ro1">
          <table:table-cell table:formula="of:=COM.MICROSOFT.CONCAT(&quot;0x&quot;; DEC2HEX([.B3] - 1))" office:value-type="string" office:string-value="0x1" calcext:value-type="string">
            <text:p>0x1</text:p>
          </table:table-cell>
          <table:table-cell office:value-type="string" calcext:value-type="string">
            <text:p><text:a xlink:href="../../../../../../../wiki/Pin_002" xlink:type="simple">002</text:a></text:p>
          </table:table-cell>
          <table:table-cell office:value-type="string" calcext:value-type="string">
            <text:p>Ice Risers</text:p>
          </table:table-cell>
          <table:table-cell office:value-type="string" calcext:value-type="string">
            <text:p>D+B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Evolves from <text:a xlink:href="../../../../../../../wiki/Pin_001" xlink:type="simple">00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three icicle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];&quot;: { &quot;&quot;ID&quot;&quot;: &quot;;[.A3];&quot;, &quot;&quot;Name&quot;&quot;: &quot;&quot;&quot;;[.C3];&quot;&quot;&quot;, &quot;&quot;MaxLevel&quot;&quot;: &quot;;[.T3];&quot;, &quot;&quot;Mingle?&quot;&quot;: &quot;;[.AG3];&quot; },&quot;)" office:value-type="string" office:string-value="0x1: { &quot;ID&quot;: 0x1, &quot;Name&quot;: &quot;Ice Risers&quot;, &quot;MaxLevel&quot;: 10, &quot;Mingle?&quot;: 0 }," calcext:value-type="string">
            <text:p>0x1: { "ID": 0x1, "Name": "Ice Risers", "MaxLevel": 10, "Mingle?": 0 },</text:p>
          </table:table-cell>
        </table:table-row>
        <table:table-row table:style-name="ro3">
          <table:table-cell table:formula="of:=COM.MICROSOFT.CONCAT(&quot;0x&quot;; DEC2HEX([.B4] - 1))" office:value-type="string" office:string-value="0x2" calcext:value-type="string">
            <text:p>0x2</text:p>
          </table:table-cell>
          <table:table-cell office:value-type="string" calcext:value-type="string">
            <text:p><text:a xlink:href="../../../../../../../wiki/Pin_003" xlink:type="simple">003</text:a></text:p>
          </table:table-cell>
          <table:table-cell office:value-type="string" calcext:value-type="string">
            <text:p>Frozen Cool</text:p>
          </table:table-cell>
          <table:table-cell office:value-type="string" calcext:value-type="string">
            <text:p>D+B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Sold by Molco.</text:p>
            <text:p>Sold by 104.</text:p>
            <text:p>Event W2D7 - Concert Stage at A-East.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pidly tap empty space to form an icicle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4];&quot;: { &quot;&quot;ID&quot;&quot;: &quot;;[.A4];&quot;, &quot;&quot;Name&quot;&quot;: &quot;&quot;&quot;;[.C4];&quot;&quot;&quot;, &quot;&quot;MaxLevel&quot;&quot;: &quot;;[.T4];&quot;, &quot;&quot;Mingle?&quot;&quot;: &quot;;[.AG4];&quot; },&quot;)" office:value-type="string" office:string-value="0x2: { &quot;ID&quot;: 0x2, &quot;Name&quot;: &quot;Frozen Cool&quot;, &quot;MaxLevel&quot;: 4, &quot;Mingle?&quot;: 0 }," calcext:value-type="string">
            <text:p>0x2: { "ID": 0x2, "Name": "Frozen Cool", "MaxLevel": 4, "Mingle?": 0 },</text:p>
          </table:table-cell>
        </table:table-row>
        <table:table-row table:style-name="ro1">
          <table:table-cell table:formula="of:=COM.MICROSOFT.CONCAT(&quot;0x&quot;; DEC2HEX([.B5] - 1))" office:value-type="string" office:string-value="0x3" calcext:value-type="string">
            <text:p>0x3</text:p>
          </table:table-cell>
          <table:table-cell office:value-type="string" calcext:value-type="string">
            <text:p><text:a xlink:href="../../../../../../../wiki/Pin_004" xlink:type="simple">004</text:a></text:p>
          </table:table-cell>
          <table:table-cell office:value-type="string" calcext:value-type="string">
            <text:p>Blizzard Cool</text:p>
          </table:table-cell>
          <table:table-cell office:value-type="string" calcext:value-type="string">
            <text:p>D+B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Evolves from <text:a xlink:href="../../../../../../../wiki/Pin_003" xlink:type="simple">0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empty space to form three icicles. Inflicts damage on contact. </text:p>
          </table:table-cell>
          <table:table-cell office:value-type="float" office:value="1" calcext:value-type="float">
            <text:p>1</text:p>
          </table:table-cell>
          <table:table-cell table:formula="of:=COM.MICROSOFT.CONCAT([.A5];&quot;: { &quot;&quot;ID&quot;&quot;: &quot;;[.A5];&quot;, &quot;&quot;Name&quot;&quot;: &quot;&quot;&quot;;[.C5];&quot;&quot;&quot;, &quot;&quot;MaxLevel&quot;&quot;: &quot;;[.T5];&quot;, &quot;&quot;Mingle?&quot;&quot;: &quot;;[.AG5];&quot; },&quot;)" office:value-type="string" office:string-value="0x3: { &quot;ID&quot;: 0x3, &quot;Name&quot;: &quot;Blizzard Cool&quot;, &quot;MaxLevel&quot;: 4, &quot;Mingle?&quot;: 1 }," calcext:value-type="string">
            <text:p>0x3: { "ID": 0x3, "Name": "Blizzard Cool", "MaxLevel": 4, "Mingle?": 1 },</text:p>
          </table:table-cell>
        </table:table-row>
        <table:table-row table:style-name="ro4">
          <table:table-cell table:formula="of:=COM.MICROSOFT.CONCAT(&quot;0x&quot;; DEC2HEX([.B6] - 1))" office:value-type="string" office:string-value="0x4" calcext:value-type="string">
            <text:p>0x4</text:p>
          </table:table-cell>
          <table:table-cell office:value-type="string" calcext:value-type="string">
            <text:p><text:a xlink:href="../../../../../../../wiki/Pin_005" xlink:type="simple">005</text:a></text:p>
          </table:table-cell>
          <table:table-cell office:value-type="string" calcext:value-type="string">
            <text:p>Earthshake</text:p>
          </table:table-cell>
          <table:table-cell office:value-type="string" calcext:value-type="string">
            <text:p>D+B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6];&quot;: { &quot;&quot;ID&quot;&quot;: &quot;;[.A6];&quot;, &quot;&quot;Name&quot;&quot;: &quot;&quot;&quot;;[.C6];&quot;&quot;&quot;, &quot;&quot;MaxLevel&quot;&quot;: &quot;;[.T6];&quot;, &quot;&quot;Mingle?&quot;&quot;: &quot;;[.AG6];&quot; },&quot;)" office:value-type="string" office:string-value="0x4: { &quot;ID&quot;: 0x4, &quot;Name&quot;: &quot;Earthshake&quot;, &quot;MaxLevel&quot;: 5, &quot;Mingle?&quot;: 0 }," calcext:value-type="string">
            <text:p>0x4: { "ID": 0x4, "Name": "Earthshake", "MaxLevel": 5, "Mingle?": 0 },</text:p>
          </table:table-cell>
        </table:table-row>
        <table:table-row table:style-name="ro1">
          <table:table-cell table:formula="of:=COM.MICROSOFT.CONCAT(&quot;0x&quot;; DEC2HEX([.B7] - 1))" office:value-type="string" office:string-value="0x5" calcext:value-type="string">
            <text:p>0x5</text:p>
          </table:table-cell>
          <table:table-cell office:value-type="string" calcext:value-type="string">
            <text:p><text:a xlink:href="../../../../../../../wiki/Pin_006" xlink:type="simple">006</text:a></text:p>
          </table:table-cell>
          <table:table-cell office:value-type="string" calcext:value-type="string">
            <text:p>Sexy D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ent W1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obstacles like cars and signs around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7];&quot;: { &quot;&quot;ID&quot;&quot;: &quot;;[.A7];&quot;, &quot;&quot;Name&quot;&quot;: &quot;&quot;&quot;;[.C7];&quot;&quot;&quot;, &quot;&quot;MaxLevel&quot;&quot;: &quot;;[.T7];&quot;, &quot;&quot;Mingle?&quot;&quot;: &quot;;[.AG7];&quot; },&quot;)" office:value-type="string" office:string-value="0x5: { &quot;ID&quot;: 0x5, &quot;Name&quot;: &quot;Sexy D&quot;, &quot;MaxLevel&quot;: 4, &quot;Mingle?&quot;: 0 }," calcext:value-type="string">
            <text:p>0x5: { "ID": 0x5, "Name": "Sexy D", "MaxLevel": 4, "Mingle?": 0 },</text:p>
          </table:table-cell>
        </table:table-row>
        <table:table-row table:style-name="ro5">
          <table:table-cell table:formula="of:=COM.MICROSOFT.CONCAT(&quot;0x&quot;; DEC2HEX([.B8] - 1))" office:value-type="string" office:string-value="0x6" calcext:value-type="string">
            <text:p>0x6</text:p>
          </table:table-cell>
          <table:table-cell office:value-type="string" calcext:value-type="string">
            <text:p><text:a xlink:href="../../../../../../../wiki/Pin_007" xlink:type="simple">007</text:a></text:p>
          </table:table-cell>
          <table:table-cell office:value-type="string" calcext:value-type="string">
            <text:p>Sexy +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W2D2 Pig (Tipsy Tose Hall).</text:p>
            <text:p>Dropped by 59 E.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obstacles like cars and signs around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8];&quot;: { &quot;&quot;ID&quot;&quot;: &quot;;[.A8];&quot;, &quot;&quot;Name&quot;&quot;: &quot;&quot;&quot;;[.C8];&quot;&quot;&quot;, &quot;&quot;MaxLevel&quot;&quot;: &quot;;[.T8];&quot;, &quot;&quot;Mingle?&quot;&quot;: &quot;;[.AG8];&quot; },&quot;)" office:value-type="string" office:string-value="0x6: { &quot;ID&quot;: 0x6, &quot;Name&quot;: &quot;Sexy +&quot;, &quot;MaxLevel&quot;: 4, &quot;Mingle?&quot;: 0 }," calcext:value-type="string">
            <text:p>0x6: { "ID": 0x6, "Name": "Sexy +", "MaxLevel": 4, "Mingle?": 0 },</text:p>
          </table:table-cell>
        </table:table-row>
        <table:table-row table:style-name="ro4">
          <table:table-cell table:formula="of:=COM.MICROSOFT.CONCAT(&quot;0x&quot;; DEC2HEX([.B9] - 1))" office:value-type="string" office:string-value="0x7" calcext:value-type="string">
            <text:p>0x7</text:p>
          </table:table-cell>
          <table:table-cell office:value-type="string" calcext:value-type="string">
            <text:p><text:a xlink:href="../../../../../../../wiki/Pin_008" xlink:type="simple">008</text:a></text:p>
          </table:table-cell>
          <table:table-cell office:value-type="string" calcext:value-type="string">
            <text:p>Sexy B</text:p>
          </table:table-cell>
          <table:table-cell office:value-type="string" calcext:value-type="string">
            <text:p>D+B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07" xlink:type="simple">00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enemies or obstacles like cars and signs around. Inflicts damage on contact. (Some enemies cannot be dragged.) </text:p>
          </table:table-cell>
          <table:table-cell office:value-type="float" office:value="0" calcext:value-type="float">
            <text:p>0</text:p>
          </table:table-cell>
          <table:table-cell table:formula="of:=COM.MICROSOFT.CONCAT([.A9];&quot;: { &quot;&quot;ID&quot;&quot;: &quot;;[.A9];&quot;, &quot;&quot;Name&quot;&quot;: &quot;&quot;&quot;;[.C9];&quot;&quot;&quot;, &quot;&quot;MaxLevel&quot;&quot;: &quot;;[.T9];&quot;, &quot;&quot;Mingle?&quot;&quot;: &quot;;[.AG9];&quot; },&quot;)" office:value-type="string" office:string-value="0x7: { &quot;ID&quot;: 0x7, &quot;Name&quot;: &quot;Sexy B&quot;, &quot;MaxLevel&quot;: 5, &quot;Mingle?&quot;: 0 }," calcext:value-type="string">
            <text:p>0x7: { "ID": 0x7, "Name": "Sexy B", "MaxLevel": 5, "Mingle?": 0 },</text:p>
          </table:table-cell>
        </table:table-row>
        <table:table-row table:style-name="ro4">
          <table:table-cell table:formula="of:=COM.MICROSOFT.CONCAT(&quot;0x&quot;; DEC2HEX([.B10] - 1))" office:value-type="string" office:string-value="0x8" calcext:value-type="string">
            <text:p>0x8</text:p>
          </table:table-cell>
          <table:table-cell office:value-type="string" calcext:value-type="string">
            <text:p><text:a xlink:href="../../../../../../../wiki/Pin_009" xlink:type="simple">009</text:a></text:p>
          </table:table-cell>
          <table:table-cell office:value-type="string" calcext:value-type="string">
            <text:p>Straitjacket</text:p>
          </table:table-cell>
          <table:table-cell office:value-type="string" calcext:value-type="string">
            <text:p>D+B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%2B" xlink:type="simple">Mobility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  <text:p>Sold by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Immobility" xlink:type="simple">Immobility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10];&quot;: { &quot;&quot;ID&quot;&quot;: &quot;;[.A10];&quot;, &quot;&quot;Name&quot;&quot;: &quot;&quot;&quot;;[.C10];&quot;&quot;&quot;, &quot;&quot;MaxLevel&quot;&quot;: &quot;;[.T10];&quot;, &quot;&quot;Mingle?&quot;&quot;: &quot;;[.AG10];&quot; },&quot;)" office:value-type="string" office:string-value="0x8: { &quot;ID&quot;: 0x8, &quot;Name&quot;: &quot;Straitjacket&quot;, &quot;MaxLevel&quot;: 5, &quot;Mingle?&quot;: 0 }," calcext:value-type="string">
            <text:p>0x8: { "ID": 0x8, "Name": "Straitjacket", "MaxLevel": 5, "Mingle?": 0 },</text:p>
          </table:table-cell>
        </table:table-row>
        <table:table-row table:style-name="ro1">
          <table:table-cell table:formula="of:=COM.MICROSOFT.CONCAT(&quot;0x&quot;; DEC2HEX([.B11] - 1))" office:value-type="string" office:string-value="0x9" calcext:value-type="string">
            <text:p>0x9</text:p>
          </table:table-cell>
          <table:table-cell office:value-type="string" calcext:value-type="string">
            <text:p><text:a xlink:href="../../../../../../../wiki/Pin_010" xlink:type="simple">010</text:a></text:p>
          </table:table-cell>
          <table:table-cell office:value-type="string" calcext:value-type="string">
            <text:p>Blown Kiss</text:p>
          </table:table-cell>
          <table:table-cell office:value-type="string" calcext:value-type="string">
            <text:p>D+B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restores HP when they are half depleted. </text:p>
          </table:table-cell>
          <table:table-cell office:value-type="float" office:value="0" calcext:value-type="float">
            <text:p>0</text:p>
          </table:table-cell>
          <table:table-cell table:formula="of:=COM.MICROSOFT.CONCAT([.A11];&quot;: { &quot;&quot;ID&quot;&quot;: &quot;;[.A11];&quot;, &quot;&quot;Name&quot;&quot;: &quot;&quot;&quot;;[.C11];&quot;&quot;&quot;, &quot;&quot;MaxLevel&quot;&quot;: &quot;;[.T11];&quot;, &quot;&quot;Mingle?&quot;&quot;: &quot;;[.AG11];&quot; },&quot;)" office:value-type="string" office:string-value="0x9: { &quot;ID&quot;: 0x9, &quot;Name&quot;: &quot;Blown Kiss&quot;, &quot;MaxLevel&quot;: 2, &quot;Mingle?&quot;: 0 }," calcext:value-type="string">
            <text:p>0x9: { "ID": 0x9, "Name": "Blown Kiss", "MaxLevel": 2, "Mingle?": 0 },</text:p>
          </table:table-cell>
        </table:table-row>
        <table:table-row table:style-name="ro6">
          <table:table-cell table:formula="of:=COM.MICROSOFT.CONCAT(&quot;0x&quot;; DEC2HEX([.B12] - 1))" office:value-type="string" office:string-value="0xA" calcext:value-type="string">
            <text:p>0xA</text:p>
          </table:table-cell>
          <table:table-cell office:value-type="string" calcext:value-type="string">
            <text:p><text:a xlink:href="../../../../../../../wiki/Pin_011" xlink:type="simple">011</text:a></text:p>
          </table:table-cell>
          <table:table-cell table:number-columns-repeated="2" office:value-type="string" calcext:value-type="string">
            <text:p>D+B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B" xlink:type="simple">Resonance: DB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x2 Orichalcum, x3 Shadow Matter, x1 Dark Matter).</text:p>
            <text:p>Sold by D+B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D+B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2];&quot;: { &quot;&quot;ID&quot;&quot;: &quot;;[.A12];&quot;, &quot;&quot;Name&quot;&quot;: &quot;&quot;&quot;;[.C12];&quot;&quot;&quot;, &quot;&quot;MaxLevel&quot;&quot;: &quot;;[.T12];&quot;, &quot;&quot;Mingle?&quot;&quot;: &quot;;[.AG12];&quot; },&quot;)" office:value-type="string" office:string-value="0xA: { &quot;ID&quot;: 0xA, &quot;Name&quot;: &quot;D+B&quot;, &quot;MaxLevel&quot;: 3, &quot;Mingle?&quot;: 0 }," calcext:value-type="string">
            <text:p>0xA: { "ID": 0xA, "Name": "D+B", "MaxLevel": 3, "Mingle?": 0 },</text:p>
          </table:table-cell>
        </table:table-row>
        <table:table-row table:style-name="ro5">
          <table:table-cell table:formula="of:=COM.MICROSOFT.CONCAT(&quot;0x&quot;; DEC2HEX([.B13] - 1))" office:value-type="string" office:string-value="0xB" calcext:value-type="string">
            <text:p>0xB</text:p>
          </table:table-cell>
          <table:table-cell office:value-type="string" calcext:value-type="string">
            <text:p><text:a xlink:href="../../../../../../../wiki/Pin_012" xlink:type="simple">012</text:a></text:p>
          </table:table-cell>
          <table:table-cell office:value-type="string" calcext:value-type="string">
            <text:p>Happy Beam</text:p>
          </table:table-cell>
          <table:table-cell office:value-type="string" calcext:value-type="string">
            <text:p>Natural Puppy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Cadoi City.</text:p>
            <text:p>Sold by Shibukyu Stationside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penetra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3];&quot;: { &quot;&quot;ID&quot;&quot;: &quot;;[.A13];&quot;, &quot;&quot;Name&quot;&quot;: &quot;&quot;&quot;;[.C13];&quot;&quot;&quot;, &quot;&quot;MaxLevel&quot;&quot;: &quot;;[.T13];&quot;, &quot;&quot;Mingle?&quot;&quot;: &quot;;[.AG13];&quot; },&quot;)" office:value-type="string" office:string-value="0xB: { &quot;ID&quot;: 0xB, &quot;Name&quot;: &quot;Happy Beam&quot;, &quot;MaxLevel&quot;: 6, &quot;Mingle?&quot;: 0 }," calcext:value-type="string">
            <text:p>0xB: { "ID": 0xB, "Name": "Happy Beam", "MaxLevel": 6, "Mingle?": 0 },</text:p>
          </table:table-cell>
        </table:table-row>
        <table:table-row table:style-name="ro2">
          <table:table-cell table:formula="of:=COM.MICROSOFT.CONCAT(&quot;0x&quot;; DEC2HEX([.B14] - 1))" office:value-type="string" office:string-value="0xC" calcext:value-type="string">
            <text:p>0xC</text:p>
          </table:table-cell>
          <table:table-cell office:value-type="string" calcext:value-type="string">
            <text:p><text:a xlink:href="../../../../../../../wiki/Pin_013" xlink:type="simple">013</text:a></text:p>
          </table:table-cell>
          <table:table-cell office:value-type="string" calcext:value-type="string">
            <text:p>Natural Magnum</text:p>
          </table:table-cell>
          <table:table-cell office:value-type="string" calcext:value-type="string">
            <text:p>Natural Pupp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  <text:p>Dropped by 20 N.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three-way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4];&quot;: { &quot;&quot;ID&quot;&quot;: &quot;;[.A14];&quot;, &quot;&quot;Name&quot;&quot;: &quot;&quot;&quot;;[.C14];&quot;&quot;&quot;, &quot;&quot;MaxLevel&quot;&quot;: &quot;;[.T14];&quot;, &quot;&quot;Mingle?&quot;&quot;: &quot;;[.AG14];&quot; },&quot;)" office:value-type="string" office:string-value="0xC: { &quot;ID&quot;: 0xC, &quot;Name&quot;: &quot;Natural Magnum&quot;, &quot;MaxLevel&quot;: 5, &quot;Mingle?&quot;: 0 }," calcext:value-type="string">
            <text:p>0xC: { "ID": 0xC, "Name": "Natural Magnum", "MaxLevel": 5, "Mingle?": 0 },</text:p>
          </table:table-cell>
        </table:table-row>
        <table:table-row table:style-name="ro2">
          <table:table-cell table:formula="of:=COM.MICROSOFT.CONCAT(&quot;0x&quot;; DEC2HEX([.B15] - 1))" office:value-type="string" office:string-value="0xD" calcext:value-type="string">
            <text:p>0xD</text:p>
          </table:table-cell>
          <table:table-cell office:value-type="string" calcext:value-type="string">
            <text:p><text:a xlink:href="../../../../../../../wiki/Pin_014" xlink:type="simple">014</text:a></text:p>
          </table:table-cell>
          <table:table-cell office:value-type="string" calcext:value-type="string">
            <text:p>Wonder Magnum</text:p>
          </table:table-cell>
          <table:table-cell office:value-type="string" calcext:value-type="string">
            <text:p>Natural Puppy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Dropped by 1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];&quot;: { &quot;&quot;ID&quot;&quot;: &quot;;[.A15];&quot;, &quot;&quot;Name&quot;&quot;: &quot;&quot;&quot;;[.C15];&quot;&quot;&quot;, &quot;&quot;MaxLevel&quot;&quot;: &quot;;[.T15];&quot;, &quot;&quot;Mingle?&quot;&quot;: &quot;;[.AG15];&quot; },&quot;)" office:value-type="string" office:string-value="0xD: { &quot;ID&quot;: 0xD, &quot;Name&quot;: &quot;Wonder Magnum&quot;, &quot;MaxLevel&quot;: 4, &quot;Mingle?&quot;: 0 }," calcext:value-type="string">
            <text:p>0xD: { "ID": 0xD, "Name": "Wonder Magnum", "MaxLevel": 4, "Mingle?": 0 },</text:p>
          </table:table-cell>
        </table:table-row>
        <table:table-row table:style-name="ro1">
          <table:table-cell table:formula="of:=COM.MICROSOFT.CONCAT(&quot;0x&quot;; DEC2HEX([.B16] - 1))" office:value-type="string" office:string-value="0xE" calcext:value-type="string">
            <text:p>0xE</text:p>
          </table:table-cell>
          <table:table-cell office:value-type="string" calcext:value-type="string">
            <text:p><text:a xlink:href="../../../../../../../wiki/Pin_015" xlink:type="simple">015</text:a></text:p>
          </table:table-cell>
          <table:table-cell office:value-type="string" calcext:value-type="string">
            <text:p>Beauty Launcher</text:p>
          </table:table-cell>
          <table:table-cell office:value-type="string" calcext:value-type="string">
            <text:p>Natural Puppy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fragmenting bullet in that direction. Inflicts damage on contact. </text:p>
          </table:table-cell>
          <table:table-cell office:value-type="float" office:value="1" calcext:value-type="float">
            <text:p>1</text:p>
          </table:table-cell>
          <table:table-cell table:formula="of:=COM.MICROSOFT.CONCAT([.A16];&quot;: { &quot;&quot;ID&quot;&quot;: &quot;;[.A16];&quot;, &quot;&quot;Name&quot;&quot;: &quot;&quot;&quot;;[.C16];&quot;&quot;&quot;, &quot;&quot;MaxLevel&quot;&quot;: &quot;;[.T16];&quot;, &quot;&quot;Mingle?&quot;&quot;: &quot;;[.AG16];&quot; },&quot;)" office:value-type="string" office:string-value="0xE: { &quot;ID&quot;: 0xE, &quot;Name&quot;: &quot;Beauty Launcher&quot;, &quot;MaxLevel&quot;: 5, &quot;Mingle?&quot;: 1 }," calcext:value-type="string">
            <text:p>0xE: { "ID": 0xE, "Name": "Beauty Launcher", "MaxLevel": 5, "Mingle?": 1 },</text:p>
          </table:table-cell>
        </table:table-row>
        <table:table-row table:style-name="ro7">
          <table:table-cell table:formula="of:=COM.MICROSOFT.CONCAT(&quot;0x&quot;; DEC2HEX([.B17] - 1))" office:value-type="string" office:string-value="0xF" calcext:value-type="string">
            <text:p>0xF</text:p>
          </table:table-cell>
          <table:table-cell office:value-type="string" calcext:value-type="string">
            <text:p><text:a xlink:href="../../../../../../../wiki/Pin_016" xlink:type="simple">016</text:a></text:p>
          </table:table-cell>
          <table:table-cell office:value-type="string" calcext:value-type="string">
            <text:p>One Love Magnum</text:p>
          </table:table-cell>
          <table:table-cell office:value-type="string" calcext:value-type="string">
            <text:p>Natural Pupp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  <text:p>Sold by Accessory Heaven KuraKura (Statue of Hachiko) [W3D1]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three-way penetra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7];&quot;: { &quot;&quot;ID&quot;&quot;: &quot;;[.A17];&quot;, &quot;&quot;Name&quot;&quot;: &quot;&quot;&quot;;[.C17];&quot;&quot;&quot;, &quot;&quot;MaxLevel&quot;&quot;: &quot;;[.T17];&quot;, &quot;&quot;Mingle?&quot;&quot;: &quot;;[.AG17];&quot; },&quot;)" office:value-type="string" office:string-value="0xF: { &quot;ID&quot;: 0xF, &quot;Name&quot;: &quot;One Love Magnum&quot;, &quot;MaxLevel&quot;: 6, &quot;Mingle?&quot;: 0 }," calcext:value-type="string">
            <text:p>0xF: { "ID": 0xF, "Name": "One Love Magnum", "MaxLevel": 6, "Mingle?": 0 },</text:p>
          </table:table-cell>
        </table:table-row>
        <table:table-row table:style-name="ro3">
          <table:table-cell table:formula="of:=COM.MICROSOFT.CONCAT(&quot;0x&quot;; DEC2HEX([.B18] - 1))" office:value-type="string" office:string-value="0x10" calcext:value-type="string">
            <text:p>0x10</text:p>
          </table:table-cell>
          <table:table-cell office:value-type="string" calcext:value-type="string">
            <text:p><text:a xlink:href="../../../../../../../wiki/Pin_017" xlink:type="simple">017</text:a></text:p>
          </table:table-cell>
          <table:table-cell office:value-type="string" calcext:value-type="string">
            <text:p>Hounder Magnu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Evolves from <text:a xlink:href="../../../../../../../wiki/Pin_016" xlink:type="simple">016</text:a>.</text:p>
            <text:p>Dropped by 77 N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penetrating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];&quot;: { &quot;&quot;ID&quot;&quot;: &quot;;[.A18];&quot;, &quot;&quot;Name&quot;&quot;: &quot;&quot;&quot;;[.C18];&quot;&quot;&quot;, &quot;&quot;MaxLevel&quot;&quot;: &quot;;[.T18];&quot;, &quot;&quot;Mingle?&quot;&quot;: &quot;;[.AG18];&quot; },&quot;)" office:value-type="string" office:string-value="0x10: { &quot;ID&quot;: 0x10, &quot;Name&quot;: &quot;Hounder Magnum&quot;, &quot;MaxLevel&quot;: 5, &quot;Mingle?&quot;: 0 }," calcext:value-type="string">
            <text:p>0x10: { "ID": 0x10, "Name": "Hounder Magnum", "MaxLevel": 5, "Mingle?": 0 },</text:p>
          </table:table-cell>
        </table:table-row>
        <table:table-row table:style-name="ro2">
          <table:table-cell table:formula="of:=COM.MICROSOFT.CONCAT(&quot;0x&quot;; DEC2HEX([.B19] - 1))" office:value-type="string" office:string-value="0x11" calcext:value-type="string">
            <text:p>0x11</text:p>
          </table:table-cell>
          <table:table-cell office:value-type="string" calcext:value-type="string">
            <text:p><text:a xlink:href="../../../../../../../wiki/Pin_018" xlink:type="simple">018</text:a></text:p>
          </table:table-cell>
          <table:table-cell office:value-type="string" calcext:value-type="string">
            <text:p>Bear Hug Magnu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8 N.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spray penetrating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9];&quot;: { &quot;&quot;ID&quot;&quot;: &quot;;[.A19];&quot;, &quot;&quot;Name&quot;&quot;: &quot;&quot;&quot;;[.C19];&quot;&quot;&quot;, &quot;&quot;MaxLevel&quot;&quot;: &quot;;[.T19];&quot;, &quot;&quot;Mingle?&quot;&quot;: &quot;;[.AG19];&quot; },&quot;)" office:value-type="string" office:string-value="0x11: { &quot;ID&quot;: 0x11, &quot;Name&quot;: &quot;Bear Hug Magnum&quot;, &quot;MaxLevel&quot;: 5, &quot;Mingle?&quot;: 0 }," calcext:value-type="string">
            <text:p>0x11: { "ID": 0x11, "Name": "Bear Hug Magnum", "MaxLevel": 5, "Mingle?": 0 },</text:p>
          </table:table-cell>
        </table:table-row>
        <table:table-row table:style-name="ro4">
          <table:table-cell table:formula="of:=COM.MICROSOFT.CONCAT(&quot;0x&quot;; DEC2HEX([.B20] - 1))" office:value-type="string" office:string-value="0x12" calcext:value-type="string">
            <text:p>0x12</text:p>
          </table:table-cell>
          <table:table-cell office:value-type="string" calcext:value-type="string">
            <text:p><text:a xlink:href="../../../../../../../wiki/Pin_019" xlink:type="simple">019</text:a></text:p>
          </table:table-cell>
          <table:table-cell office:value-type="string" calcext:value-type="string">
            <text:p>Sparkle Beam</text:p>
          </table:table-cell>
          <table:table-cell office:value-type="string" calcext:value-type="string">
            <text:p>Natural Puppy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016" xlink:type="simple">01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fire a slow-moving bullet in that direction. Slash the bullet mid-flight to alter its course. </text:p>
          </table:table-cell>
          <table:table-cell office:value-type="float" office:value="1" calcext:value-type="float">
            <text:p>1</text:p>
          </table:table-cell>
          <table:table-cell table:formula="of:=COM.MICROSOFT.CONCAT([.A20];&quot;: { &quot;&quot;ID&quot;&quot;: &quot;;[.A20];&quot;, &quot;&quot;Name&quot;&quot;: &quot;&quot;&quot;;[.C20];&quot;&quot;&quot;, &quot;&quot;MaxLevel&quot;&quot;: &quot;;[.T20];&quot;, &quot;&quot;Mingle?&quot;&quot;: &quot;;[.AG20];&quot; },&quot;)" office:value-type="string" office:string-value="0x12: { &quot;ID&quot;: 0x12, &quot;Name&quot;: &quot;Sparkle Beam&quot;, &quot;MaxLevel&quot;: 4, &quot;Mingle?&quot;: 1 }," calcext:value-type="string">
            <text:p>0x12: { "ID": 0x12, "Name": "Sparkle Beam", "MaxLevel": 4, "Mingle?": 1 },</text:p>
          </table:table-cell>
        </table:table-row>
        <table:table-row table:style-name="ro2">
          <table:table-cell table:formula="of:=COM.MICROSOFT.CONCAT(&quot;0x&quot;; DEC2HEX([.B21] - 1))" office:value-type="string" office:string-value="0x13" calcext:value-type="string">
            <text:p>0x13</text:p>
          </table:table-cell>
          <table:table-cell office:value-type="string" calcext:value-type="string">
            <text:p><text:a xlink:href="../../../../../../../wiki/Pin_020" xlink:type="simple">020</text:a></text:p>
          </table:table-cell>
          <table:table-cell office:value-type="string" calcext:value-type="string">
            <text:p>Lil' Terror Bazooka</text:p>
          </table:table-cell>
          <table:table-cell office:value-type="string" calcext:value-type="string">
            <text:p>Natural Puppy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llet in that direction. Inflicts damage and sometimes <text:a xlink:href="../../../../../../../wiki/HP_Drain" xlink:type="simple">HP Drain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1];&quot;: { &quot;&quot;ID&quot;&quot;: &quot;;[.A21];&quot;, &quot;&quot;Name&quot;&quot;: &quot;&quot;&quot;;[.C21];&quot;&quot;&quot;, &quot;&quot;MaxLevel&quot;&quot;: &quot;;[.T21];&quot;, &quot;&quot;Mingle?&quot;&quot;: &quot;;[.AG21];&quot; },&quot;)" office:value-type="string" office:string-value="0x13: { &quot;ID&quot;: 0x13, &quot;Name&quot;: &quot;Lil' Terror Bazooka&quot;, &quot;MaxLevel&quot;: 3, &quot;Mingle?&quot;: 0 }," calcext:value-type="string">
            <text:p>0x13: { "ID": 0x13, "Name": "Lil' Terror Bazooka", "MaxLevel": 3, "Mingle?": 0 },</text:p>
          </table:table-cell>
        </table:table-row>
        <table:table-row table:style-name="ro2">
          <table:table-cell table:formula="of:=COM.MICROSOFT.CONCAT(&quot;0x&quot;; DEC2HEX([.B22] - 1))" office:value-type="string" office:string-value="0x14" calcext:value-type="string">
            <text:p>0x14</text:p>
          </table:table-cell>
          <table:table-cell office:value-type="string" calcext:value-type="string">
            <text:p><text:a xlink:href="../../../../../../../wiki/Pin_021" xlink:type="simple">021</text:a></text:p>
          </table:table-cell>
          <table:table-cell office:value-type="string" calcext:value-type="string">
            <text:p>Angel Magnum</text:p>
          </table:table-cell>
          <table:table-cell office:value-type="string" calcext:value-type="string">
            <text:p>Natural Puppy</text:p>
          </table:table-cell>
          <table:table-cell office:value-type="float" office:value="15050" calcext:value-type="float">
            <text:p>15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8" xlink:type="simple">018</text:a>.</text:p>
            <text:p>Dropped by 78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cluster sho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2];&quot;: { &quot;&quot;ID&quot;&quot;: &quot;;[.A22];&quot;, &quot;&quot;Name&quot;&quot;: &quot;&quot;&quot;;[.C22];&quot;&quot;&quot;, &quot;&quot;MaxLevel&quot;&quot;: &quot;;[.T22];&quot;, &quot;&quot;Mingle?&quot;&quot;: &quot;;[.AG22];&quot; },&quot;)" office:value-type="string" office:string-value="0x14: { &quot;ID&quot;: 0x14, &quot;Name&quot;: &quot;Angel Magnum&quot;, &quot;MaxLevel&quot;: 4, &quot;Mingle?&quot;: 0 }," calcext:value-type="string">
            <text:p>0x14: { "ID": 0x14, "Name": "Angel Magnum", "MaxLevel": 4, "Mingle?": 0 },</text:p>
          </table:table-cell>
        </table:table-row>
        <table:table-row table:style-name="ro4">
          <table:table-cell table:formula="of:=COM.MICROSOFT.CONCAT(&quot;0x&quot;; DEC2HEX([.B23] - 1))" office:value-type="string" office:string-value="0x15" calcext:value-type="string">
            <text:p>0x15</text:p>
          </table:table-cell>
          <table:table-cell office:value-type="string" calcext:value-type="string">
            <text:p><text:a xlink:href="../../../../../../../wiki/Pin_022" xlink:type="simple">022</text:a></text:p>
          </table:table-cell>
          <table:table-cell office:value-type="string" calcext:value-type="string">
            <text:p>Cutie Beam</text:p>
          </table:table-cell>
          <table:table-cell office:value-type="string" calcext:value-type="string">
            <text:p>Natural Puppy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</table:table-cell>
          <table:table-cell office:value-type="float" office:value="0" calcext:value-type="float">
            <text:p>0</text:p>
          </table:table-cell>
          <table:table-cell table:formula="of:=COM.MICROSOFT.CONCAT([.A23];&quot;: { &quot;&quot;ID&quot;&quot;: &quot;;[.A23];&quot;, &quot;&quot;Name&quot;&quot;: &quot;&quot;&quot;;[.C23];&quot;&quot;&quot;, &quot;&quot;MaxLevel&quot;&quot;: &quot;;[.T23];&quot;, &quot;&quot;Mingle?&quot;&quot;: &quot;;[.AG23];&quot; },&quot;)" office:value-type="string" office:string-value="0x15: { &quot;ID&quot;: 0x15, &quot;Name&quot;: &quot;Cutie Beam&quot;, &quot;MaxLevel&quot;: 5, &quot;Mingle?&quot;: 0 }," calcext:value-type="string">
            <text:p>0x15: { "ID": 0x15, "Name": "Cutie Beam", "MaxLevel": 5, "Mingle?": 0 },</text:p>
          </table:table-cell>
        </table:table-row>
        <table:table-row table:style-name="ro2">
          <table:table-cell table:formula="of:=COM.MICROSOFT.CONCAT(&quot;0x&quot;; DEC2HEX([.B24] - 1))" office:value-type="string" office:string-value="0x16" calcext:value-type="string">
            <text:p>0x16</text:p>
          </table:table-cell>
          <table:table-cell office:value-type="string" calcext:value-type="string">
            <text:p><text:a xlink:href="../../../../../../../wiki/Pin_023" xlink:type="simple">023</text:a></text:p>
          </table:table-cell>
          <table:table-cell office:value-type="string" calcext:value-type="string">
            <text:p>Lovely Beam</text:p>
          </table:table-cell>
          <table:table-cell office:value-type="string" calcext:value-type="string">
            <text:p>Natural Puppy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2" xlink:type="simple">022</text:a>.</text:p>
            <text:p>Dropped by 26 N.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4];&quot;: { &quot;&quot;ID&quot;&quot;: &quot;;[.A24];&quot;, &quot;&quot;Name&quot;&quot;: &quot;&quot;&quot;;[.C24];&quot;&quot;&quot;, &quot;&quot;MaxLevel&quot;&quot;: &quot;;[.T24];&quot;, &quot;&quot;Mingle?&quot;&quot;: &quot;;[.AG24];&quot; },&quot;)" office:value-type="string" office:string-value="0x16: { &quot;ID&quot;: 0x16, &quot;Name&quot;: &quot;Lovely Beam&quot;, &quot;MaxLevel&quot;: 6, &quot;Mingle?&quot;: 0 }," calcext:value-type="string">
            <text:p>0x16: { "ID": 0x16, "Name": "Lovely Beam", "MaxLevel": 6, "Mingle?": 0 },</text:p>
          </table:table-cell>
        </table:table-row>
        <table:table-row table:style-name="ro2">
          <table:table-cell table:formula="of:=COM.MICROSOFT.CONCAT(&quot;0x&quot;; DEC2HEX([.B25] - 1))" office:value-type="string" office:string-value="0x17" calcext:value-type="string">
            <text:p>0x17</text:p>
          </table:table-cell>
          <table:table-cell office:value-type="string" calcext:value-type="string">
            <text:p><text:a xlink:href="../../../../../../../wiki/Pin_024" xlink:type="simple">024</text:a></text:p>
          </table:table-cell>
          <table:table-cell office:value-type="string" calcext:value-type="string">
            <text:p>Sexy Bea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41 E.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5];&quot;: { &quot;&quot;ID&quot;&quot;: &quot;;[.A25];&quot;, &quot;&quot;Name&quot;&quot;: &quot;&quot;&quot;;[.C25];&quot;&quot;&quot;, &quot;&quot;MaxLevel&quot;&quot;: &quot;;[.T25];&quot;, &quot;&quot;Mingle?&quot;&quot;: &quot;;[.AG25];&quot; },&quot;)" office:value-type="string" office:string-value="0x17: { &quot;ID&quot;: 0x17, &quot;Name&quot;: &quot;Sexy Beam&quot;, &quot;MaxLevel&quot;: 7, &quot;Mingle?&quot;: 0 }," calcext:value-type="string">
            <text:p>0x17: { "ID": 0x17, "Name": "Sexy Beam", "MaxLevel": 7, "Mingle?": 0 },</text:p>
          </table:table-cell>
        </table:table-row>
        <table:table-row table:style-name="ro2">
          <table:table-cell table:formula="of:=COM.MICROSOFT.CONCAT(&quot;0x&quot;; DEC2HEX([.B26] - 1))" office:value-type="string" office:string-value="0x18" calcext:value-type="string">
            <text:p>0x18</text:p>
          </table:table-cell>
          <table:table-cell office:value-type="string" calcext:value-type="string">
            <text:p><text:a xlink:href="../../../../../../../wiki/Pin_025" xlink:type="simple">025</text:a></text:p>
          </table:table-cell>
          <table:table-cell office:value-type="string" calcext:value-type="string">
            <text:p>Superfine Bea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27 NH.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6];&quot;: { &quot;&quot;ID&quot;&quot;: &quot;;[.A26];&quot;, &quot;&quot;Name&quot;&quot;: &quot;&quot;&quot;;[.C26];&quot;&quot;&quot;, &quot;&quot;MaxLevel&quot;&quot;: &quot;;[.T26];&quot;, &quot;&quot;Mingle?&quot;&quot;: &quot;;[.AG26];&quot; },&quot;)" office:value-type="string" office:string-value="0x18: { &quot;ID&quot;: 0x18, &quot;Name&quot;: &quot;Superfine Beam&quot;, &quot;MaxLevel&quot;: 8, &quot;Mingle?&quot;: 0 }," calcext:value-type="string">
            <text:p>0x18: { "ID": 0x18, "Name": "Superfine Beam", "MaxLevel": 8, "Mingle?": 0 },</text:p>
          </table:table-cell>
        </table:table-row>
        <table:table-row table:style-name="ro4">
          <table:table-cell table:formula="of:=COM.MICROSOFT.CONCAT(&quot;0x&quot;; DEC2HEX([.B27] - 1))" office:value-type="string" office:string-value="0x19" calcext:value-type="string">
            <text:p>0x19</text:p>
          </table:table-cell>
          <table:table-cell office:value-type="string" calcext:value-type="string">
            <text:p><text:a xlink:href="../../../../../../../wiki/Pin_026" xlink:type="simple">026</text:a></text:p>
          </table:table-cell>
          <table:table-cell office:value-type="string" calcext:value-type="string">
            <text:p>Playmate Beam</text:p>
          </table:table-cell>
          <table:table-cell office:value-type="string" calcext:value-type="string">
            <text:p>Natural Pupp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ent W3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7];&quot;: { &quot;&quot;ID&quot;&quot;: &quot;;[.A27];&quot;, &quot;&quot;Name&quot;&quot;: &quot;&quot;&quot;;[.C27];&quot;&quot;&quot;, &quot;&quot;MaxLevel&quot;&quot;: &quot;;[.T27];&quot;, &quot;&quot;Mingle?&quot;&quot;: &quot;;[.AG27];&quot; },&quot;)" office:value-type="string" office:string-value="0x19: { &quot;ID&quot;: 0x19, &quot;Name&quot;: &quot;Playmate Beam&quot;, &quot;MaxLevel&quot;: 3, &quot;Mingle?&quot;: 0 }," calcext:value-type="string">
            <text:p>0x19: { "ID": 0x19, "Name": "Playmate Beam", "MaxLevel": 3, "Mingle?": 0 },</text:p>
          </table:table-cell>
        </table:table-row>
        <table:table-row table:style-name="ro4">
          <table:table-cell table:formula="of:=COM.MICROSOFT.CONCAT(&quot;0x&quot;; DEC2HEX([.B28] - 1))" office:value-type="string" office:string-value="0x1A" calcext:value-type="string">
            <text:p>0x1A</text:p>
          </table:table-cell>
          <table:table-cell office:value-type="string" calcext:value-type="string">
            <text:p><text:a xlink:href="../../../../../../../wiki/Pin_027" xlink:type="simple">027</text:a></text:p>
          </table:table-cell>
          <table:table-cell office:value-type="string" calcext:value-type="string">
            <text:p>Purity Launcher</text:p>
          </table:table-cell>
          <table:table-cell office:value-type="string" calcext:value-type="string">
            <text:p>Natural Puppy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4" xlink:type="simple">02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fragmen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8];&quot;: { &quot;&quot;ID&quot;&quot;: &quot;;[.A28];&quot;, &quot;&quot;Name&quot;&quot;: &quot;&quot;&quot;;[.C28];&quot;&quot;&quot;, &quot;&quot;MaxLevel&quot;&quot;: &quot;;[.T28];&quot;, &quot;&quot;Mingle?&quot;&quot;: &quot;;[.AG28];&quot; },&quot;)" office:value-type="string" office:string-value="0x1A: { &quot;ID&quot;: 0x1A, &quot;Name&quot;: &quot;Purity Launcher&quot;, &quot;MaxLevel&quot;: 3, &quot;Mingle?&quot;: 0 }," calcext:value-type="string">
            <text:p>0x1A: { "ID": 0x1A, "Name": "Purity Launcher", "MaxLevel": 3, "Mingle?": 0 },</text:p>
          </table:table-cell>
        </table:table-row>
        <table:table-row table:style-name="ro4">
          <table:table-cell table:formula="of:=COM.MICROSOFT.CONCAT(&quot;0x&quot;; DEC2HEX([.B29] - 1))" office:value-type="string" office:string-value="0x1B" calcext:value-type="string">
            <text:p>0x1B</text:p>
          </table:table-cell>
          <table:table-cell office:value-type="string" calcext:value-type="string">
            <text:p><text:a xlink:href="../../../../../../../wiki/Pin_028" xlink:type="simple">028</text:a></text:p>
          </table:table-cell>
          <table:table-cell office:value-type="string" calcext:value-type="string">
            <text:p>Innocence Beam</text:p>
          </table:table-cell>
          <table:table-cell office:value-type="string" calcext:value-type="string">
            <text:p>Natural Puppy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5" xlink:type="simple">02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spray penetrating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9];&quot;: { &quot;&quot;ID&quot;&quot;: &quot;;[.A29];&quot;, &quot;&quot;Name&quot;&quot;: &quot;&quot;&quot;;[.C29];&quot;&quot;&quot;, &quot;&quot;MaxLevel&quot;&quot;: &quot;;[.T29];&quot;, &quot;&quot;Mingle?&quot;&quot;: &quot;;[.AG29];&quot; },&quot;)" office:value-type="string" office:string-value="0x1B: { &quot;ID&quot;: 0x1B, &quot;Name&quot;: &quot;Innocence Beam&quot;, &quot;MaxLevel&quot;: 5, &quot;Mingle?&quot;: 0 }," calcext:value-type="string">
            <text:p>0x1B: { "ID": 0x1B, "Name": "Innocence Beam", "MaxLevel": 5, "Mingle?": 0 },</text:p>
          </table:table-cell>
        </table:table-row>
        <table:table-row table:style-name="ro4">
          <table:table-cell table:formula="of:=COM.MICROSOFT.CONCAT(&quot;0x&quot;; DEC2HEX([.B30] - 1))" office:value-type="string" office:string-value="0x1C" calcext:value-type="string">
            <text:p>0x1C</text:p>
          </table:table-cell>
          <table:table-cell office:value-type="string" calcext:value-type="string">
            <text:p><text:a xlink:href="../../../../../../../wiki/Pin_029" xlink:type="simple">029</text:a></text:p>
          </table:table-cell>
          <table:table-cell office:value-type="string" calcext:value-type="string">
            <text:p>Pop Pendulum</text:p>
          </table:table-cell>
          <table:table-cell office:value-type="string" calcext:value-type="string">
            <text:p>Natural Pupp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5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0];&quot;: { &quot;&quot;ID&quot;&quot;: &quot;;[.A30];&quot;, &quot;&quot;Name&quot;&quot;: &quot;&quot;&quot;;[.C30];&quot;&quot;&quot;, &quot;&quot;MaxLevel&quot;&quot;: &quot;;[.T30];&quot;, &quot;&quot;Mingle?&quot;&quot;: &quot;;[.AG30];&quot; },&quot;)" office:value-type="string" office:string-value="0x1C: { &quot;ID&quot;: 0x1C, &quot;Name&quot;: &quot;Pop Pendulum&quot;, &quot;MaxLevel&quot;: 5, &quot;Mingle?&quot;: 0 }," calcext:value-type="string">
            <text:p>0x1C: { "ID": 0x1C, "Name": "Pop Pendulum", "MaxLevel": 5, "Mingle?": 0 },</text:p>
          </table:table-cell>
        </table:table-row>
        <table:table-row table:style-name="ro4">
          <table:table-cell table:formula="of:=COM.MICROSOFT.CONCAT(&quot;0x&quot;; DEC2HEX([.B31] - 1))" office:value-type="string" office:string-value="0x1D" calcext:value-type="string">
            <text:p>0x1D</text:p>
          </table:table-cell>
          <table:table-cell office:value-type="string" calcext:value-type="string">
            <text:p><text:a xlink:href="../../../../../../../wiki/Pin_030" xlink:type="simple">030</text:a></text:p>
          </table:table-cell>
          <table:table-cell office:value-type="string" calcext:value-type="string">
            <text:p>Casual Pendulum</text:p>
          </table:table-cell>
          <table:table-cell office:value-type="string" calcext:value-type="string">
            <text:p>Natural Pup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Event Defeat Uzuki Yashiro W3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1];&quot;: { &quot;&quot;ID&quot;&quot;: &quot;;[.A31];&quot;, &quot;&quot;Name&quot;&quot;: &quot;&quot;&quot;;[.C31];&quot;&quot;&quot;, &quot;&quot;MaxLevel&quot;&quot;: &quot;;[.T31];&quot;, &quot;&quot;Mingle?&quot;&quot;: &quot;;[.AG31];&quot; },&quot;)" office:value-type="string" office:string-value="0x1D: { &quot;ID&quot;: 0x1D, &quot;Name&quot;: &quot;Casual Pendulum&quot;, &quot;MaxLevel&quot;: 3, &quot;Mingle?&quot;: 0 }," calcext:value-type="string">
            <text:p>0x1D: { "ID": 0x1D, "Name": "Casual Pendulum", "MaxLevel": 3, "Mingle?": 0 },</text:p>
          </table:table-cell>
        </table:table-row>
        <table:table-row table:style-name="ro5">
          <table:table-cell table:formula="of:=COM.MICROSOFT.CONCAT(&quot;0x&quot;; DEC2HEX([.B32] - 1))" office:value-type="string" office:string-value="0x1E" calcext:value-type="string">
            <text:p>0x1E</text:p>
          </table:table-cell>
          <table:table-cell office:value-type="string" calcext:value-type="string">
            <text:p><text:a xlink:href="../../../../../../../wiki/Pin_031" xlink:type="simple">031</text:a></text:p>
          </table:table-cell>
          <table:table-cell office:value-type="string" calcext:value-type="string">
            <text:p>Love Me Tether</text:p>
          </table:table-cell>
          <table:table-cell office:value-type="string" calcext:value-type="string">
            <text:p>Natural Puppy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Event W1D6, Pig (Cadoi City).</text:p>
            <text:p>Dropped by 34 EU.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2];&quot;: { &quot;&quot;ID&quot;&quot;: &quot;;[.A32];&quot;, &quot;&quot;Name&quot;&quot;: &quot;&quot;&quot;;[.C32];&quot;&quot;&quot;, &quot;&quot;MaxLevel&quot;&quot;: &quot;;[.T32];&quot;, &quot;&quot;Mingle?&quot;&quot;: &quot;;[.AG32];&quot; },&quot;)" office:value-type="string" office:string-value="0x1E: { &quot;ID&quot;: 0x1E, &quot;Name&quot;: &quot;Love Me Tether&quot;, &quot;MaxLevel&quot;: 5, &quot;Mingle?&quot;: 0 }," calcext:value-type="string">
            <text:p>0x1E: { "ID": 0x1E, "Name": "Love Me Tether", "MaxLevel": 5, "Mingle?": 0 },</text:p>
          </table:table-cell>
        </table:table-row>
        <table:table-row table:style-name="ro2">
          <table:table-cell table:formula="of:=COM.MICROSOFT.CONCAT(&quot;0x&quot;; DEC2HEX([.B33] - 1))" office:value-type="string" office:string-value="0x1F" calcext:value-type="string">
            <text:p>0x1F</text:p>
          </table:table-cell>
          <table:table-cell office:value-type="string" calcext:value-type="string">
            <text:p><text:a xlink:href="../../../../../../../wiki/Pin_032" xlink:type="simple">032</text:a></text:p>
          </table:table-cell>
          <table:table-cell office:value-type="string" calcext:value-type="string">
            <text:p>Pamper Me Tether</text:p>
          </table:table-cell>
          <table:table-cell office:value-type="string" calcext:value-type="string">
            <text:p>Natural Puppy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8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3];&quot;: { &quot;&quot;ID&quot;&quot;: &quot;;[.A33];&quot;, &quot;&quot;Name&quot;&quot;: &quot;&quot;&quot;;[.C33];&quot;&quot;&quot;, &quot;&quot;MaxLevel&quot;&quot;: &quot;;[.T33];&quot;, &quot;&quot;Mingle?&quot;&quot;: &quot;;[.AG33];&quot; },&quot;)" office:value-type="string" office:string-value="0x1F: { &quot;ID&quot;: 0x1F, &quot;Name&quot;: &quot;Pamper Me Tether&quot;, &quot;MaxLevel&quot;: 5, &quot;Mingle?&quot;: 0 }," calcext:value-type="string">
            <text:p>0x1F: { "ID": 0x1F, "Name": "Pamper Me Tether", "MaxLevel": 5, "Mingle?": 0 },</text:p>
          </table:table-cell>
        </table:table-row>
        <table:table-row table:style-name="ro2">
          <table:table-cell table:formula="of:=COM.MICROSOFT.CONCAT(&quot;0x&quot;; DEC2HEX([.B34] - 1))" office:value-type="string" office:string-value="0x20" calcext:value-type="string">
            <text:p>0x20</text:p>
          </table:table-cell>
          <table:table-cell office:value-type="string" calcext:value-type="string">
            <text:p><text:a xlink:href="../../../../../../../wiki/Pin_033" xlink:type="simple">033</text:a></text:p>
          </table:table-cell>
          <table:table-cell office:value-type="string" calcext:value-type="string">
            <text:p>Sweet Talk Tether</text:p>
          </table:table-cell>
          <table:table-cell office:value-type="string" calcext:value-type="string">
            <text:p>Natural Puppy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4];&quot;: { &quot;&quot;ID&quot;&quot;: &quot;;[.A34];&quot;, &quot;&quot;Name&quot;&quot;: &quot;&quot;&quot;;[.C34];&quot;&quot;&quot;, &quot;&quot;MaxLevel&quot;&quot;: &quot;;[.T34];&quot;, &quot;&quot;Mingle?&quot;&quot;: &quot;;[.AG34];&quot; },&quot;)" office:value-type="string" office:string-value="0x20: { &quot;ID&quot;: 0x20, &quot;Name&quot;: &quot;Sweet Talk Tether&quot;, &quot;MaxLevel&quot;: 5, &quot;Mingle?&quot;: 0 }," calcext:value-type="string">
            <text:p>0x20: { "ID": 0x20, "Name": "Sweet Talk Tether", "MaxLevel": 5, "Mingle?": 0 },</text:p>
          </table:table-cell>
        </table:table-row>
        <table:table-row table:style-name="ro1">
          <table:table-cell table:formula="of:=COM.MICROSOFT.CONCAT(&quot;0x&quot;; DEC2HEX([.B35] - 1))" office:value-type="string" office:string-value="0x21" calcext:value-type="string">
            <text:p>0x21</text:p>
          </table:table-cell>
          <table:table-cell office:value-type="string" calcext:value-type="string">
            <text:p><text:a xlink:href="../../../../../../../wiki/Pin_034" xlink:type="simple">034</text:a></text:p>
          </table:table-cell>
          <table:table-cell table:number-columns-repeated="2" office:value-type="string" calcext:value-type="string">
            <text:p>Natural Pupp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NP" xlink:type="simple">Resonance: NP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7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Natural Puppy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35];&quot;: { &quot;&quot;ID&quot;&quot;: &quot;;[.A35];&quot;, &quot;&quot;Name&quot;&quot;: &quot;&quot;&quot;;[.C35];&quot;&quot;&quot;, &quot;&quot;MaxLevel&quot;&quot;: &quot;;[.T35];&quot;, &quot;&quot;Mingle?&quot;&quot;: &quot;;[.AG35];&quot; },&quot;)" office:value-type="string" office:string-value="0x21: { &quot;ID&quot;: 0x21, &quot;Name&quot;: &quot;Natural Puppy&quot;, &quot;MaxLevel&quot;: 3, &quot;Mingle?&quot;: 0 }," calcext:value-type="string">
            <text:p>0x21: { "ID": 0x21, "Name": "Natural Puppy", "MaxLevel": 3, "Mingle?": 0 },</text:p>
          </table:table-cell>
        </table:table-row>
        <table:table-row table:style-name="ro2">
          <table:table-cell table:formula="of:=COM.MICROSOFT.CONCAT(&quot;0x&quot;; DEC2HEX([.B36] - 1))" office:value-type="string" office:string-value="0x22" calcext:value-type="string">
            <text:p>0x22</text:p>
          </table:table-cell>
          <table:table-cell office:value-type="string" calcext:value-type="string">
            <text:p><text:a xlink:href="../../../../../../../wiki/Pin_035" xlink:type="simple">035</text:a></text:p>
          </table:table-cell>
          <table:table-cell office:value-type="string" calcext:value-type="string">
            <text:p>Frantic</text:p>
          </table:table-cell>
          <table:table-cell office:value-type="string" calcext:value-type="string">
            <text:p>Pavo Real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36];&quot;: { &quot;&quot;ID&quot;&quot;: &quot;;[.A36];&quot;, &quot;&quot;Name&quot;&quot;: &quot;&quot;&quot;;[.C36];&quot;&quot;&quot;, &quot;&quot;MaxLevel&quot;&quot;: &quot;;[.T36];&quot;, &quot;&quot;Mingle?&quot;&quot;: &quot;;[.AG36];&quot; },&quot;)" office:value-type="string" office:string-value="0x22: { &quot;ID&quot;: 0x22, &quot;Name&quot;: &quot;Frantic&quot;, &quot;MaxLevel&quot;: 3, &quot;Mingle?&quot;: 0 }," calcext:value-type="string">
            <text:p>0x22: { "ID": 0x22, "Name": "Frantic", "MaxLevel": 3, "Mingle?": 0 },</text:p>
          </table:table-cell>
        </table:table-row>
        <table:table-row table:style-name="ro4">
          <table:table-cell table:formula="of:=COM.MICROSOFT.CONCAT(&quot;0x&quot;; DEC2HEX([.B37] - 1))" office:value-type="string" office:string-value="0x23" calcext:value-type="string">
            <text:p>0x23</text:p>
          </table:table-cell>
          <table:table-cell office:value-type="string" calcext:value-type="string">
            <text:p><text:a xlink:href="../../../../../../../wiki/Pin_036" xlink:type="simple">036</text:a></text:p>
          </table:table-cell>
          <table:table-cell office:value-type="string" calcext:value-type="string">
            <text:p>Blink Step</text:p>
          </table:table-cell>
          <table:table-cell office:value-type="string" calcext:value-type="string">
            <text:p>Pavo Real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old by Shibukyu Stationside.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  <table:table-cell office:value-type="float" office:value="0" calcext:value-type="float">
            <text:p>0</text:p>
          </table:table-cell>
          <table:table-cell table:formula="of:=COM.MICROSOFT.CONCAT([.A37];&quot;: { &quot;&quot;ID&quot;&quot;: &quot;;[.A37];&quot;, &quot;&quot;Name&quot;&quot;: &quot;&quot;&quot;;[.C37];&quot;&quot;&quot;, &quot;&quot;MaxLevel&quot;&quot;: &quot;;[.T37];&quot;, &quot;&quot;Mingle?&quot;&quot;: &quot;;[.AG37];&quot; },&quot;)" office:value-type="string" office:string-value="0x23: { &quot;ID&quot;: 0x23, &quot;Name&quot;: &quot;Blink Step&quot;, &quot;MaxLevel&quot;: 3, &quot;Mingle?&quot;: 0 }," calcext:value-type="string">
            <text:p>0x23: { "ID": 0x23, "Name": "Blink Step", "MaxLevel": 3, "Mingle?": 0 },</text:p>
          </table:table-cell>
        </table:table-row>
        <table:table-row table:style-name="ro3">
          <table:table-cell table:formula="of:=COM.MICROSOFT.CONCAT(&quot;0x&quot;; DEC2HEX([.B38] - 1))" office:value-type="string" office:string-value="0x24" calcext:value-type="string">
            <text:p>0x24</text:p>
          </table:table-cell>
          <table:table-cell office:value-type="string" calcext:value-type="string">
            <text:p><text:a xlink:href="../../../../../../../wiki/Pin_037" xlink:type="simple">037</text:a></text:p>
          </table:table-cell>
          <table:table-cell office:value-type="string" calcext:value-type="string">
            <text:p>First Gear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Event W2D4, Pig (Molco).</text:p>
            <text:p>Dropped by 4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teleport to that location. </text:p>
          </table:table-cell>
          <table:table-cell office:value-type="float" office:value="0" calcext:value-type="float">
            <text:p>0</text:p>
          </table:table-cell>
          <table:table-cell table:formula="of:=COM.MICROSOFT.CONCAT([.A38];&quot;: { &quot;&quot;ID&quot;&quot;: &quot;;[.A38];&quot;, &quot;&quot;Name&quot;&quot;: &quot;&quot;&quot;;[.C38];&quot;&quot;&quot;, &quot;&quot;MaxLevel&quot;&quot;: &quot;;[.T38];&quot;, &quot;&quot;Mingle?&quot;&quot;: &quot;;[.AG38];&quot; },&quot;)" office:value-type="string" office:string-value="0x24: { &quot;ID&quot;: 0x24, &quot;Name&quot;: &quot;First Gear&quot;, &quot;MaxLevel&quot;: 5, &quot;Mingle?&quot;: 0 }," calcext:value-type="string">
            <text:p>0x24: { "ID": 0x24, "Name": "First Gear", "MaxLevel": 5, "Mingle?": 0 },</text:p>
          </table:table-cell>
        </table:table-row>
        <table:table-row table:style-name="ro2">
          <table:table-cell table:formula="of:=COM.MICROSOFT.CONCAT(&quot;0x&quot;; DEC2HEX([.B39] - 1))" office:value-type="string" office:string-value="0x25" calcext:value-type="string">
            <text:p>0x25</text:p>
          </table:table-cell>
          <table:table-cell office:value-type="string" calcext:value-type="string">
            <text:p><text:a xlink:href="../../../../../../../wiki/Pin_038" xlink:type="simple">038</text:a></text:p>
          </table:table-cell>
          <table:table-cell office:value-type="string" calcext:value-type="string">
            <text:p>Top Gear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Dropped by 19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  <table:table-cell office:value-type="float" office:value="0" calcext:value-type="float">
            <text:p>0</text:p>
          </table:table-cell>
          <table:table-cell table:formula="of:=COM.MICROSOFT.CONCAT([.A39];&quot;: { &quot;&quot;ID&quot;&quot;: &quot;;[.A39];&quot;, &quot;&quot;Name&quot;&quot;: &quot;&quot;&quot;;[.C39];&quot;&quot;&quot;, &quot;&quot;MaxLevel&quot;&quot;: &quot;;[.T39];&quot;, &quot;&quot;Mingle?&quot;&quot;: &quot;;[.AG39];&quot; },&quot;)" office:value-type="string" office:string-value="0x25: { &quot;ID&quot;: 0x25, &quot;Name&quot;: &quot;Top Gear&quot;, &quot;MaxLevel&quot;: 3, &quot;Mingle?&quot;: 0 }," calcext:value-type="string">
            <text:p>0x25: { "ID": 0x25, "Name": "Top Gear", "MaxLevel": 3, "Mingle?": 0 },</text:p>
          </table:table-cell>
        </table:table-row>
        <table:table-row table:style-name="ro1">
          <table:table-cell table:formula="of:=COM.MICROSOFT.CONCAT(&quot;0x&quot;; DEC2HEX([.B40] - 1))" office:value-type="string" office:string-value="0x26" calcext:value-type="string">
            <text:p>0x26</text:p>
          </table:table-cell>
          <table:table-cell office:value-type="string" calcext:value-type="string">
            <text:p><text:a xlink:href="../../../../../../../wiki/Pin_039" xlink:type="simple">039</text:a>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Pavo Real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ressure_Mine" xlink:type="simple">Pressure Min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ropped by 2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obstacle to turn it into a bomb that explodes on enemy contact. Inflicts damage. </text:p>
          </table:table-cell>
          <table:table-cell office:value-type="float" office:value="0" calcext:value-type="float">
            <text:p>0</text:p>
          </table:table-cell>
          <table:table-cell table:formula="of:=COM.MICROSOFT.CONCAT([.A40];&quot;: { &quot;&quot;ID&quot;&quot;: &quot;;[.A40];&quot;, &quot;&quot;Name&quot;&quot;: &quot;&quot;&quot;;[.C40];&quot;&quot;&quot;, &quot;&quot;MaxLevel&quot;&quot;: &quot;;[.T40];&quot;, &quot;&quot;Mingle?&quot;&quot;: &quot;;[.AG40];&quot; },&quot;)" office:value-type="string" office:string-value="0x26: { &quot;ID&quot;: 0x26, &quot;Name&quot;: &quot;Egg Bomb&quot;, &quot;MaxLevel&quot;: 4, &quot;Mingle?&quot;: 0 }," calcext:value-type="string">
            <text:p>0x26: { "ID": 0x26, "Name": "Egg Bomb", "MaxLevel": 4, "Mingle?": 0 },</text:p>
          </table:table-cell>
        </table:table-row>
        <table:table-row table:style-name="ro2">
          <table:table-cell table:formula="of:=COM.MICROSOFT.CONCAT(&quot;0x&quot;; DEC2HEX([.B41] - 1))" office:value-type="string" office:string-value="0x27" calcext:value-type="string">
            <text:p>0x27</text:p>
          </table:table-cell>
          <table:table-cell office:value-type="string" calcext:value-type="string">
            <text:p><text:a xlink:href="../../../../../../../wiki/Pin_040" xlink:type="simple">040</text:a></text:p>
          </table:table-cell>
          <table:table-cell office:value-type="string" calcext:value-type="string">
            <text:p>Meteor Magnet</text:p>
          </table:table-cell>
          <table:table-cell office:value-type="string" calcext:value-type="string">
            <text:p>Pavo Real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7 after N90.</text:p>
            <text:p>Dropped by 34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  <table:table-cell office:value-type="float" office:value="0" calcext:value-type="float">
            <text:p>0</text:p>
          </table:table-cell>
          <table:table-cell table:formula="of:=COM.MICROSOFT.CONCAT([.A41];&quot;: { &quot;&quot;ID&quot;&quot;: &quot;;[.A41];&quot;, &quot;&quot;Name&quot;&quot;: &quot;&quot;&quot;;[.C41];&quot;&quot;&quot;, &quot;&quot;MaxLevel&quot;&quot;: &quot;;[.T41];&quot;, &quot;&quot;Mingle?&quot;&quot;: &quot;;[.AG41];&quot; },&quot;)" office:value-type="string" office:string-value="0x27: { &quot;ID&quot;: 0x27, &quot;Name&quot;: &quot;Meteor Magnet&quot;, &quot;MaxLevel&quot;: 6, &quot;Mingle?&quot;: 0 }," calcext:value-type="string">
            <text:p>0x27: { "ID": 0x27, "Name": "Meteor Magnet", "MaxLevel": 6, "Mingle?": 0 },</text:p>
          </table:table-cell>
        </table:table-row>
        <table:table-row table:style-name="ro4">
          <table:table-cell table:formula="of:=COM.MICROSOFT.CONCAT(&quot;0x&quot;; DEC2HEX([.B42] - 1))" office:value-type="string" office:string-value="0x28" calcext:value-type="string">
            <text:p>0x28</text:p>
          </table:table-cell>
          <table:table-cell office:value-type="string" calcext:value-type="string">
            <text:p><text:a xlink:href="../../../../../../../wiki/Pin_041" xlink:type="simple">041</text:a></text:p>
          </table:table-cell>
          <table:table-cell office:value-type="string" calcext:value-type="string">
            <text:p>Meteor Hook</text:p>
          </table:table-cell>
          <table:table-cell office:value-type="string" calcext:value-type="string">
            <text:p>Pavo Real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0" xlink:type="simple">040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wo boulders on that position. Inflicts damage on contact. Rapidly tap to rain more stones down. </text:p>
          </table:table-cell>
          <table:table-cell office:value-type="float" office:value="1" calcext:value-type="float">
            <text:p>1</text:p>
          </table:table-cell>
          <table:table-cell table:formula="of:=COM.MICROSOFT.CONCAT([.A42];&quot;: { &quot;&quot;ID&quot;&quot;: &quot;;[.A42];&quot;, &quot;&quot;Name&quot;&quot;: &quot;&quot;&quot;;[.C42];&quot;&quot;&quot;, &quot;&quot;MaxLevel&quot;&quot;: &quot;;[.T42];&quot;, &quot;&quot;Mingle?&quot;&quot;: &quot;;[.AG42];&quot; },&quot;)" office:value-type="string" office:string-value="0x28: { &quot;ID&quot;: 0x28, &quot;Name&quot;: &quot;Meteor Hook&quot;, &quot;MaxLevel&quot;: 7, &quot;Mingle?&quot;: 1 }," calcext:value-type="string">
            <text:p>0x28: { "ID": 0x28, "Name": "Meteor Hook", "MaxLevel": 7, "Mingle?": 1 },</text:p>
          </table:table-cell>
        </table:table-row>
        <table:table-row table:style-name="ro4">
          <table:table-cell table:formula="of:=COM.MICROSOFT.CONCAT(&quot;0x&quot;; DEC2HEX([.B43] - 1))" office:value-type="string" office:string-value="0x29" calcext:value-type="string">
            <text:p>0x29</text:p>
          </table:table-cell>
          <table:table-cell office:value-type="string" calcext:value-type="string">
            <text:p><text:a xlink:href="../../../../../../../wiki/Pin_042" xlink:type="simple">042</text:a></text:p>
          </table:table-cell>
          <table:table-cell office:value-type="string" calcext:value-type="string">
            <text:p>Meteor Spike</text:p>
          </table:table-cell>
          <table:table-cell office:value-type="string" calcext:value-type="string">
            <text:p>Pavo Real</text:p>
          </table:table-cell>
          <table:table-cell office:value-type="float" office:value="7550" calcext:value-type="float">
            <text:p>7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1" xlink:type="simple">04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</table:table-cell>
          <table:table-cell office:value-type="float" office:value="1" calcext:value-type="float">
            <text:p>1</text:p>
          </table:table-cell>
          <table:table-cell table:formula="of:=COM.MICROSOFT.CONCAT([.A43];&quot;: { &quot;&quot;ID&quot;&quot;: &quot;;[.A43];&quot;, &quot;&quot;Name&quot;&quot;: &quot;&quot;&quot;;[.C43];&quot;&quot;&quot;, &quot;&quot;MaxLevel&quot;&quot;: &quot;;[.T43];&quot;, &quot;&quot;Mingle?&quot;&quot;: &quot;;[.AG43];&quot; },&quot;)" office:value-type="string" office:string-value="0x29: { &quot;ID&quot;: 0x29, &quot;Name&quot;: &quot;Meteor Spike&quot;, &quot;MaxLevel&quot;: 8, &quot;Mingle?&quot;: 1 }," calcext:value-type="string">
            <text:p>0x29: { "ID": 0x29, "Name": "Meteor Spike", "MaxLevel": 8, "Mingle?": 1 },</text:p>
          </table:table-cell>
        </table:table-row>
        <table:table-row table:style-name="ro4">
          <table:table-cell table:formula="of:=COM.MICROSOFT.CONCAT(&quot;0x&quot;; DEC2HEX([.B44] - 1))" office:value-type="string" office:string-value="0x2A" calcext:value-type="string">
            <text:p>0x2A</text:p>
          </table:table-cell>
          <table:table-cell office:value-type="string" calcext:value-type="string">
            <text:p><text:a xlink:href="../../../../../../../wiki/Pin_043" xlink:type="simple">043</text:a></text:p>
          </table:table-cell>
          <table:table-cell office:value-type="string" calcext:value-type="string">
            <text:p>Strong Hear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" xlink:type="simple">Lif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le Grand in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ends the duration of <text:a xlink:href="../../../../../../../wiki/HP_Drain" xlink:type="simple">HP Drain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44];&quot;: { &quot;&quot;ID&quot;&quot;: &quot;;[.A44];&quot;, &quot;&quot;Name&quot;&quot;: &quot;&quot;&quot;;[.C44];&quot;&quot;&quot;, &quot;&quot;MaxLevel&quot;&quot;: &quot;;[.T44];&quot;, &quot;&quot;Mingle?&quot;&quot;: &quot;;[.AG44];&quot; },&quot;)" office:value-type="string" office:string-value="0x2A: { &quot;ID&quot;: 0x2A, &quot;Name&quot;: &quot;Strong Heart&quot;, &quot;MaxLevel&quot;: 5, &quot;Mingle?&quot;: 0 }," calcext:value-type="string">
            <text:p>0x2A: { "ID": 0x2A, "Name": "Strong Heart", "MaxLevel": 5, "Mingle?": 0 },</text:p>
          </table:table-cell>
        </table:table-row>
        <table:table-row table:style-name="ro1">
          <table:table-cell table:formula="of:=COM.MICROSOFT.CONCAT(&quot;0x&quot;; DEC2HEX([.B45] - 1))" office:value-type="string" office:string-value="0x2B" calcext:value-type="string">
            <text:p>0x2B</text:p>
          </table:table-cell>
          <table:table-cell office:value-type="string" calcext:value-type="string">
            <text:p><text:a xlink:href="../../../../../../../wiki/Pin_044" xlink:type="simple">044</text:a></text:p>
          </table:table-cell>
          <table:table-cell office:value-type="string" calcext:value-type="string">
            <text:p>Strong Spiri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" xlink:type="simple">Attack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6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Attack_Break" xlink:type="simple">Attack Break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45];&quot;: { &quot;&quot;ID&quot;&quot;: &quot;;[.A45];&quot;, &quot;&quot;Name&quot;&quot;: &quot;&quot;&quot;;[.C45];&quot;&quot;&quot;, &quot;&quot;MaxLevel&quot;&quot;: &quot;;[.T45];&quot;, &quot;&quot;Mingle?&quot;&quot;: &quot;;[.AG45];&quot; },&quot;)" office:value-type="string" office:string-value="0x2B: { &quot;ID&quot;: 0x2B, &quot;Name&quot;: &quot;Strong Spirit&quot;, &quot;MaxLevel&quot;: 5, &quot;Mingle?&quot;: 0 }," calcext:value-type="string">
            <text:p>0x2B: { "ID": 0x2B, "Name": "Strong Spirit", "MaxLevel": 5, "Mingle?": 0 },</text:p>
          </table:table-cell>
        </table:table-row>
        <table:table-row table:style-name="ro1">
          <table:table-cell table:formula="of:=COM.MICROSOFT.CONCAT(&quot;0x&quot;; DEC2HEX([.B46] - 1))" office:value-type="string" office:string-value="0x2C" calcext:value-type="string">
            <text:p>0x2C</text:p>
          </table:table-cell>
          <table:table-cell office:value-type="string" calcext:value-type="string">
            <text:p><text:a xlink:href="../../../../../../../wiki/Pin_045" xlink:type="simple">045</text:a></text:p>
          </table:table-cell>
          <table:table-cell office:value-type="string" calcext:value-type="string">
            <text:p>Strong Body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" xlink:type="simple">Defens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nds the duration of <text:a xlink:href="../../../../../../../wiki/Defense_Break" xlink:type="simple">Defense Break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46];&quot;: { &quot;&quot;ID&quot;&quot;: &quot;;[.A46];&quot;, &quot;&quot;Name&quot;&quot;: &quot;&quot;&quot;;[.C46];&quot;&quot;&quot;, &quot;&quot;MaxLevel&quot;&quot;: &quot;;[.T46];&quot;, &quot;&quot;Mingle?&quot;&quot;: &quot;;[.AG46];&quot; },&quot;)" office:value-type="string" office:string-value="0x2C: { &quot;ID&quot;: 0x2C, &quot;Name&quot;: &quot;Strong Body&quot;, &quot;MaxLevel&quot;: 5, &quot;Mingle?&quot;: 0 }," calcext:value-type="string">
            <text:p>0x2C: { "ID": 0x2C, "Name": "Strong Body", "MaxLevel": 5, "Mingle?": 0 },</text:p>
          </table:table-cell>
        </table:table-row>
        <table:table-row table:style-name="ro4">
          <table:table-cell table:formula="of:=COM.MICROSOFT.CONCAT(&quot;0x&quot;; DEC2HEX([.B47] - 1))" office:value-type="string" office:string-value="0x2D" calcext:value-type="string">
            <text:p>0x2D</text:p>
          </table:table-cell>
          <table:table-cell office:value-type="string" calcext:value-type="string">
            <text:p><text:a xlink:href="../../../../../../../wiki/Pin_046" xlink:type="simple">046</text:a></text:p>
          </table:table-cell>
          <table:table-cell office:value-type="string" calcext:value-type="string">
            <text:p>Strong 'n Proud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" xlink:type="simple">Mobility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.</text:p>
            <text:p>Dropped by 5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Immobility" xlink:type="simple">Immobility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47];&quot;: { &quot;&quot;ID&quot;&quot;: &quot;;[.A47];&quot;, &quot;&quot;Name&quot;&quot;: &quot;&quot;&quot;;[.C47];&quot;&quot;&quot;, &quot;&quot;MaxLevel&quot;&quot;: &quot;;[.T47];&quot;, &quot;&quot;Mingle?&quot;&quot;: &quot;;[.AG47];&quot; },&quot;)" office:value-type="string" office:string-value="0x2D: { &quot;ID&quot;: 0x2D, &quot;Name&quot;: &quot;Strong 'n Proud&quot;, &quot;MaxLevel&quot;: 5, &quot;Mingle?&quot;: 0 }," calcext:value-type="string">
            <text:p>0x2D: { "ID": 0x2D, "Name": "Strong 'n Proud", "MaxLevel": 5, "Mingle?": 0 },</text:p>
          </table:table-cell>
        </table:table-row>
        <table:table-row table:style-name="ro4">
          <table:table-cell table:formula="of:=COM.MICROSOFT.CONCAT(&quot;0x&quot;; DEC2HEX([.B48] - 1))" office:value-type="string" office:string-value="0x2E" calcext:value-type="string">
            <text:p>0x2E</text:p>
          </table:table-cell>
          <table:table-cell office:value-type="string" calcext:value-type="string">
            <text:p><text:a xlink:href="../../../../../../../wiki/Pin_047" xlink:type="simple">047</text:a></text:p>
          </table:table-cell>
          <table:table-cell office:value-type="string" calcext:value-type="string">
            <text:p>Poison Scorpion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" xlink:type="simple">Doomed Lif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times inflicts <text:a xlink:href="../../../../../../../wiki/HP_Drain" xlink:type="simple">HP Drain</text:a> on enemies at the start of battle. </text:p>
          </table:table-cell>
          <table:table-cell office:value-type="float" office:value="0" calcext:value-type="float">
            <text:p>0</text:p>
          </table:table-cell>
          <table:table-cell table:formula="of:=COM.MICROSOFT.CONCAT([.A48];&quot;: { &quot;&quot;ID&quot;&quot;: &quot;;[.A48];&quot;, &quot;&quot;Name&quot;&quot;: &quot;&quot;&quot;;[.C48];&quot;&quot;&quot;, &quot;&quot;MaxLevel&quot;&quot;: &quot;;[.T48];&quot;, &quot;&quot;Mingle?&quot;&quot;: &quot;;[.AG48];&quot; },&quot;)" office:value-type="string" office:string-value="0x2E: { &quot;ID&quot;: 0x2E, &quot;Name&quot;: &quot;Poison Scorpion&quot;, &quot;MaxLevel&quot;: 2, &quot;Mingle?&quot;: 0 }," calcext:value-type="string">
            <text:p>0x2E: { "ID": 0x2E, "Name": "Poison Scorpion", "MaxLevel": 2, "Mingle?": 0 },</text:p>
          </table:table-cell>
        </table:table-row>
        <table:table-row table:style-name="ro4">
          <table:table-cell table:formula="of:=COM.MICROSOFT.CONCAT(&quot;0x&quot;; DEC2HEX([.B49] - 1))" office:value-type="string" office:string-value="0x2F" calcext:value-type="string">
            <text:p>0x2F</text:p>
          </table:table-cell>
          <table:table-cell office:value-type="string" calcext:value-type="string">
            <text:p><text:a xlink:href="../../../../../../../wiki/Pin_048" xlink:type="simple">048</text:a></text:p>
          </table:table-cell>
          <table:table-cell office:value-type="string" calcext:value-type="string">
            <text:p>Poison Skull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" xlink:type="simple">Doomed Attack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inflicts <text:a xlink:href="../../../../../../../wiki/Attack_Break" xlink:type="simple">Attack Break</text:a> on enemies at the start of battle. </text:p>
          </table:table-cell>
          <table:table-cell office:value-type="float" office:value="0" calcext:value-type="float">
            <text:p>0</text:p>
          </table:table-cell>
          <table:table-cell table:formula="of:=COM.MICROSOFT.CONCAT([.A49];&quot;: { &quot;&quot;ID&quot;&quot;: &quot;;[.A49];&quot;, &quot;&quot;Name&quot;&quot;: &quot;&quot;&quot;;[.C49];&quot;&quot;&quot;, &quot;&quot;MaxLevel&quot;&quot;: &quot;;[.T49];&quot;, &quot;&quot;Mingle?&quot;&quot;: &quot;;[.AG49];&quot; },&quot;)" office:value-type="string" office:string-value="0x2F: { &quot;ID&quot;: 0x2F, &quot;Name&quot;: &quot;Poison Skull&quot;, &quot;MaxLevel&quot;: 2, &quot;Mingle?&quot;: 0 }," calcext:value-type="string">
            <text:p>0x2F: { "ID": 0x2F, "Name": "Poison Skull", "MaxLevel": 2, "Mingle?": 0 },</text:p>
          </table:table-cell>
        </table:table-row>
        <table:table-row table:style-name="ro1">
          <table:table-cell table:formula="of:=COM.MICROSOFT.CONCAT(&quot;0x&quot;; DEC2HEX([.B50] - 1))" office:value-type="string" office:string-value="0x30" calcext:value-type="string">
            <text:p>0x30</text:p>
          </table:table-cell>
          <table:table-cell office:value-type="string" calcext:value-type="string">
            <text:p><text:a xlink:href="../../../../../../../wiki/Pin_049" xlink:type="simple">049</text:a></text:p>
          </table:table-cell>
          <table:table-cell office:value-type="string" calcext:value-type="string">
            <text:p>Poison Bone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" xlink:type="simple">Doomed Defens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times inflicts <text:a xlink:href="../../../../../../../wiki/Defense_Break" xlink:type="simple">Defense Break</text:a> on enemies at the start of battle. </text:p>
          </table:table-cell>
          <table:table-cell office:value-type="float" office:value="0" calcext:value-type="float">
            <text:p>0</text:p>
          </table:table-cell>
          <table:table-cell table:formula="of:=COM.MICROSOFT.CONCAT([.A50];&quot;: { &quot;&quot;ID&quot;&quot;: &quot;;[.A50];&quot;, &quot;&quot;Name&quot;&quot;: &quot;&quot;&quot;;[.C50];&quot;&quot;&quot;, &quot;&quot;MaxLevel&quot;&quot;: &quot;;[.T50];&quot;, &quot;&quot;Mingle?&quot;&quot;: &quot;;[.AG50];&quot; },&quot;)" office:value-type="string" office:string-value="0x30: { &quot;ID&quot;: 0x30, &quot;Name&quot;: &quot;Poison Bones&quot;, &quot;MaxLevel&quot;: 3, &quot;Mingle?&quot;: 0 }," calcext:value-type="string">
            <text:p>0x30: { "ID": 0x30, "Name": "Poison Bones", "MaxLevel": 3, "Mingle?": 0 },</text:p>
          </table:table-cell>
        </table:table-row>
        <table:table-row table:style-name="ro4">
          <table:table-cell table:formula="of:=COM.MICROSOFT.CONCAT(&quot;0x&quot;; DEC2HEX([.B51] - 1))" office:value-type="string" office:string-value="0x31" calcext:value-type="string">
            <text:p>0x31</text:p>
          </table:table-cell>
          <table:table-cell office:value-type="string" calcext:value-type="string">
            <text:p><text:a xlink:href="../../../../../../../wiki/Pin_050" xlink:type="simple">050</text:a></text:p>
          </table:table-cell>
          <table:table-cell office:value-type="string" calcext:value-type="string">
            <text:p>Poison Chain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" xlink:type="simple">Doomed Mobility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<text:a xlink:href="../../../../../../../wiki/Immobility" xlink:type="simple">Immobilizes</text:a> enemies at the start of battle. </text:p>
          </table:table-cell>
          <table:table-cell office:value-type="float" office:value="0" calcext:value-type="float">
            <text:p>0</text:p>
          </table:table-cell>
          <table:table-cell table:formula="of:=COM.MICROSOFT.CONCAT([.A51];&quot;: { &quot;&quot;ID&quot;&quot;: &quot;;[.A51];&quot;, &quot;&quot;Name&quot;&quot;: &quot;&quot;&quot;;[.C51];&quot;&quot;&quot;, &quot;&quot;MaxLevel&quot;&quot;: &quot;;[.T51];&quot;, &quot;&quot;Mingle?&quot;&quot;: &quot;;[.AG51];&quot; },&quot;)" office:value-type="string" office:string-value="0x31: { &quot;ID&quot;: 0x31, &quot;Name&quot;: &quot;Poison Chains&quot;, &quot;MaxLevel&quot;: 3, &quot;Mingle?&quot;: 0 }," calcext:value-type="string">
            <text:p>0x31: { "ID": 0x31, "Name": "Poison Chains", "MaxLevel": 3, "Mingle?": 0 },</text:p>
          </table:table-cell>
        </table:table-row>
        <table:table-row table:style-name="ro4">
          <table:table-cell table:formula="of:=COM.MICROSOFT.CONCAT(&quot;0x&quot;; DEC2HEX([.B52] - 1))" office:value-type="string" office:string-value="0x32" calcext:value-type="string">
            <text:p>0x32</text:p>
          </table:table-cell>
          <table:table-cell office:value-type="string" calcext:value-type="string">
            <text:p><text:a xlink:href="../../../../../../../wiki/Pin_051" xlink:type="simple">051</text:a></text:p>
          </table:table-cell>
          <table:table-cell office:value-type="string" calcext:value-type="string">
            <text:p>Rapier Glance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%2B" xlink:type="simple">Doomed Attack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8" xlink:type="simple">04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Attack_Break" xlink:type="simple">Attack Break</text:a> on enemies at the start of battle. (Some enemies may be immune.) </text:p>
          </table:table-cell>
          <table:table-cell office:value-type="float" office:value="1" calcext:value-type="float">
            <text:p>1</text:p>
          </table:table-cell>
          <table:table-cell table:formula="of:=COM.MICROSOFT.CONCAT([.A52];&quot;: { &quot;&quot;ID&quot;&quot;: &quot;;[.A52];&quot;, &quot;&quot;Name&quot;&quot;: &quot;&quot;&quot;;[.C52];&quot;&quot;&quot;, &quot;&quot;MaxLevel&quot;&quot;: &quot;;[.T52];&quot;, &quot;&quot;Mingle?&quot;&quot;: &quot;;[.AG52];&quot; },&quot;)" office:value-type="string" office:string-value="0x32: { &quot;ID&quot;: 0x32, &quot;Name&quot;: &quot;Rapier Glance&quot;, &quot;MaxLevel&quot;: 3, &quot;Mingle?&quot;: 1 }," calcext:value-type="string">
            <text:p>0x32: { "ID": 0x32, "Name": "Rapier Glance", "MaxLevel": 3, "Mingle?": 1 },</text:p>
          </table:table-cell>
        </table:table-row>
        <table:table-row table:style-name="ro8">
          <table:table-cell table:formula="of:=COM.MICROSOFT.CONCAT(&quot;0x&quot;; DEC2HEX([.B53] - 1))" office:value-type="string" office:string-value="0x33" calcext:value-type="string">
            <text:p>0x33</text:p>
          </table:table-cell>
          <table:table-cell office:value-type="string" calcext:value-type="string">
            <text:p><text:a xlink:href="../../../../../../../wiki/Pin_052" xlink:type="simple">052</text:a></text:p>
          </table:table-cell>
          <table:table-cell office:value-type="string" calcext:value-type="string">
            <text:p>Love Charge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" xlink:type="simple">Cure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4, Pig (Scramble Crossing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Increases the amount of HP restored by HP recovery pins. </text:p>
            <text:p>Guardian Angel (ガーディアンエンジェル Gādian Enjeru) is a pin in The World Ends with You. </text:p>
          </table:table-cell>
          <table:table-cell office:value-type="float" office:value="0" calcext:value-type="float">
            <text:p>0</text:p>
          </table:table-cell>
          <table:table-cell table:formula="of:=COM.MICROSOFT.CONCAT([.A53];&quot;: { &quot;&quot;ID&quot;&quot;: &quot;;[.A53];&quot;, &quot;&quot;Name&quot;&quot;: &quot;&quot;&quot;;[.C53];&quot;&quot;&quot;, &quot;&quot;MaxLevel&quot;&quot;: &quot;;[.T53];&quot;, &quot;&quot;Mingle?&quot;&quot;: &quot;;[.AG53];&quot; },&quot;)" office:value-type="string" office:string-value="0x33: { &quot;ID&quot;: 0x33, &quot;Name&quot;: &quot;Love Charge&quot;, &quot;MaxLevel&quot;: 1, &quot;Mingle?&quot;: 0 }," calcext:value-type="string">
            <text:p>0x33: { "ID": 0x33, "Name": "Love Charge", "MaxLevel": 1, "Mingle?": 0 },</text:p>
          </table:table-cell>
        </table:table-row>
        <table:table-row table:style-name="ro4">
          <table:table-cell table:formula="of:=COM.MICROSOFT.CONCAT(&quot;0x&quot;; DEC2HEX([.B54] - 1))" office:value-type="string" office:string-value="0x34" calcext:value-type="string">
            <text:p>0x34</text:p>
          </table:table-cell>
          <table:table-cell office:value-type="string" calcext:value-type="string">
            <text:p><text:a xlink:href="../../../../../../../wiki/Pin_053" xlink:type="simple">053</text:a></text:p>
          </table:table-cell>
          <table:table-cell office:value-type="string" calcext:value-type="string">
            <text:p>Guardian Angel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ropped by 54 E.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half depleted. </text:p>
          </table:table-cell>
          <table:table-cell office:value-type="float" office:value="0" calcext:value-type="float">
            <text:p>0</text:p>
          </table:table-cell>
          <table:table-cell table:formula="of:=COM.MICROSOFT.CONCAT([.A54];&quot;: { &quot;&quot;ID&quot;&quot;: &quot;;[.A54];&quot;, &quot;&quot;Name&quot;&quot;: &quot;&quot;&quot;;[.C54];&quot;&quot;&quot;, &quot;&quot;MaxLevel&quot;&quot;: &quot;;[.T54];&quot;, &quot;&quot;Mingle?&quot;&quot;: &quot;;[.AG54];&quot; },&quot;)" office:value-type="string" office:string-value="0x34: { &quot;ID&quot;: 0x34, &quot;Name&quot;: &quot;Guardian Angel&quot;, &quot;MaxLevel&quot;: 5, &quot;Mingle?&quot;: 0 }," calcext:value-type="string">
            <text:p>0x34: { "ID": 0x34, "Name": "Guardian Angel", "MaxLevel": 5, "Mingle?": 0 },</text:p>
          </table:table-cell>
        </table:table-row>
        <table:table-row table:style-name="ro5">
          <table:table-cell table:formula="of:=COM.MICROSOFT.CONCAT(&quot;0x&quot;; DEC2HEX([.B55] - 1))" office:value-type="string" office:string-value="0x35" calcext:value-type="string">
            <text:p>0x35</text:p>
          </table:table-cell>
          <table:table-cell office:value-type="string" calcext:value-type="string">
            <text:p><text:a xlink:href="../../../../../../../wiki/Pin_054" xlink:type="simple">054</text:a></text:p>
          </table:table-cell>
          <table:table-cell office:value-type="string" calcext:value-type="string">
            <text:p>Archangel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53" xlink:type="simple">053</text:a>.</text:p>
            <text:p>Event W2D7, Pig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restores HP when they are low. </text:p>
          </table:table-cell>
          <table:table-cell office:value-type="float" office:value="0" calcext:value-type="float">
            <text:p>0</text:p>
          </table:table-cell>
          <table:table-cell table:formula="of:=COM.MICROSOFT.CONCAT([.A55];&quot;: { &quot;&quot;ID&quot;&quot;: &quot;;[.A55];&quot;, &quot;&quot;Name&quot;&quot;: &quot;&quot;&quot;;[.C55];&quot;&quot;&quot;, &quot;&quot;MaxLevel&quot;&quot;: &quot;;[.T55];&quot;, &quot;&quot;Mingle?&quot;&quot;: &quot;;[.AG55];&quot; },&quot;)" office:value-type="string" office:string-value="0x35: { &quot;ID&quot;: 0x35, &quot;Name&quot;: &quot;Archangel&quot;, &quot;MaxLevel&quot;: 3, &quot;Mingle?&quot;: 0 }," calcext:value-type="string">
            <text:p>0x35: { "ID": 0x35, "Name": "Archangel", "MaxLevel": 3, "Mingle?": 0 },</text:p>
          </table:table-cell>
        </table:table-row>
        <table:table-row table:style-name="ro1">
          <table:table-cell table:formula="of:=COM.MICROSOFT.CONCAT(&quot;0x&quot;; DEC2HEX([.B56] - 1))" office:value-type="string" office:string-value="0x36" calcext:value-type="string">
            <text:p>0x36</text:p>
          </table:table-cell>
          <table:table-cell office:value-type="string" calcext:value-type="string">
            <text:p><text:a xlink:href="../../../../../../../wiki/Pin_055" xlink:type="simple">055</text:a></text:p>
          </table:table-cell>
          <table:table-cell office:value-type="string" calcext:value-type="string">
            <text:p>Energy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" xlink:type="simple">Turbo Gaug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uces the rate at which pin gauges are depleted. </text:p>
          </table:table-cell>
          <table:table-cell office:value-type="float" office:value="0" calcext:value-type="float">
            <text:p>0</text:p>
          </table:table-cell>
          <table:table-cell table:formula="of:=COM.MICROSOFT.CONCAT([.A56];&quot;: { &quot;&quot;ID&quot;&quot;: &quot;;[.A56];&quot;, &quot;&quot;Name&quot;&quot;: &quot;&quot;&quot;;[.C56];&quot;&quot;&quot;, &quot;&quot;MaxLevel&quot;&quot;: &quot;;[.T56];&quot;, &quot;&quot;Mingle?&quot;&quot;: &quot;;[.AG56];&quot; },&quot;)" office:value-type="string" office:string-value="0x36: { &quot;ID&quot;: 0x36, &quot;Name&quot;: &quot;Energy Factor&quot;, &quot;MaxLevel&quot;: 5, &quot;Mingle?&quot;: 0 }," calcext:value-type="string">
            <text:p>0x36: { "ID": 0x36, "Name": "Energy Factor", "MaxLevel": 5, "Mingle?": 0 },</text:p>
          </table:table-cell>
        </table:table-row>
        <table:table-row table:style-name="ro4">
          <table:table-cell table:formula="of:=COM.MICROSOFT.CONCAT(&quot;0x&quot;; DEC2HEX([.B57] - 1))" office:value-type="string" office:string-value="0x37" calcext:value-type="string">
            <text:p>0x37</text:p>
          </table:table-cell>
          <table:table-cell office:value-type="string" calcext:value-type="string">
            <text:p><text:a xlink:href="../../../../../../../wiki/Pin_056" xlink:type="simple">056</text:a></text:p>
          </table:table-cell>
          <table:table-cell office:value-type="string" calcext:value-type="string">
            <text:p>Speed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Reboot" xlink:type="simple">Turbo Reboo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Towa Recor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kes pins reboot faster. </text:p>
          </table:table-cell>
          <table:table-cell office:value-type="float" office:value="0" calcext:value-type="float">
            <text:p>0</text:p>
          </table:table-cell>
          <table:table-cell table:formula="of:=COM.MICROSOFT.CONCAT([.A57];&quot;: { &quot;&quot;ID&quot;&quot;: &quot;;[.A57];&quot;, &quot;&quot;Name&quot;&quot;: &quot;&quot;&quot;;[.C57];&quot;&quot;&quot;, &quot;&quot;MaxLevel&quot;&quot;: &quot;;[.T57];&quot;, &quot;&quot;Mingle?&quot;&quot;: &quot;;[.AG57];&quot; },&quot;)" office:value-type="string" office:string-value="0x37: { &quot;ID&quot;: 0x37, &quot;Name&quot;: &quot;Speed Factor&quot;, &quot;MaxLevel&quot;: 1, &quot;Mingle?&quot;: 0 }," calcext:value-type="string">
            <text:p>0x37: { "ID": 0x37, "Name": "Speed Factor", "MaxLevel": 1, "Mingle?": 0 },</text:p>
          </table:table-cell>
        </table:table-row>
        <table:table-row table:style-name="ro4">
          <table:table-cell table:formula="of:=COM.MICROSOFT.CONCAT(&quot;0x&quot;; DEC2HEX([.B58] - 1))" office:value-type="string" office:string-value="0x38" calcext:value-type="string">
            <text:p>0x38</text:p>
          </table:table-cell>
          <table:table-cell office:value-type="string" calcext:value-type="string">
            <text:p><text:a xlink:href="../../../../../../../wiki/Pin_057" xlink:type="simple">057</text:a></text:p>
          </table:table-cell>
          <table:table-cell office:value-type="string" calcext:value-type="string">
            <text:p>Supply Factor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" xlink:type="simple">Supply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  <table:table-cell office:value-type="float" office:value="0" calcext:value-type="float">
            <text:p>0</text:p>
          </table:table-cell>
          <table:table-cell table:formula="of:=COM.MICROSOFT.CONCAT([.A58];&quot;: { &quot;&quot;ID&quot;&quot;: &quot;;[.A58];&quot;, &quot;&quot;Name&quot;&quot;: &quot;&quot;&quot;;[.C58];&quot;&quot;&quot;, &quot;&quot;MaxLevel&quot;&quot;: &quot;;[.T58];&quot;, &quot;&quot;Mingle?&quot;&quot;: &quot;;[.AG58];&quot; },&quot;)" office:value-type="string" office:string-value="0x38: { &quot;ID&quot;: 0x38, &quot;Name&quot;: &quot;Supply Factor&quot;, &quot;MaxLevel&quot;: 3, &quot;Mingle?&quot;: 0 }," calcext:value-type="string">
            <text:p>0x38: { "ID": 0x38, "Name": "Supply Factor", "MaxLevel": 3, "Mingle?": 0 },</text:p>
          </table:table-cell>
        </table:table-row>
        <table:table-row table:style-name="ro1">
          <table:table-cell table:formula="of:=COM.MICROSOFT.CONCAT(&quot;0x&quot;; DEC2HEX([.B59] - 1))" office:value-type="string" office:string-value="0x39" calcext:value-type="string">
            <text:p>0x39</text:p>
          </table:table-cell>
          <table:table-cell office:value-type="string" calcext:value-type="string">
            <text:p><text:a xlink:href="../../../../../../../wiki/Pin_058" xlink:type="simple">058</text:a>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%2B" xlink:type="simple">Doomed Lif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7" xlink:type="simple">0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ually inflicts <text:a xlink:href="../../../../../../../wiki/HP_Drain" xlink:type="simple">HP Drain</text:a> on enemies at the start of battle. </text:p>
          </table:table-cell>
          <table:table-cell office:value-type="float" office:value="0" calcext:value-type="float">
            <text:p>0</text:p>
          </table:table-cell>
          <table:table-cell table:formula="of:=COM.MICROSOFT.CONCAT([.A59];&quot;: { &quot;&quot;ID&quot;&quot;: &quot;;[.A59];&quot;, &quot;&quot;Name&quot;&quot;: &quot;&quot;&quot;;[.C59];&quot;&quot;&quot;, &quot;&quot;MaxLevel&quot;&quot;: &quot;;[.T59];&quot;, &quot;&quot;Mingle?&quot;&quot;: &quot;;[.AG59];&quot; },&quot;)" office:value-type="string" office:string-value="0x39: { &quot;ID&quot;: 0x39, &quot;Name&quot;: &quot;Chaos&quot;, &quot;MaxLevel&quot;: 3, &quot;Mingle?&quot;: 0 }," calcext:value-type="string">
            <text:p>0x39: { "ID": 0x39, "Name": "Chaos", "MaxLevel": 3, "Mingle?": 0 },</text:p>
          </table:table-cell>
        </table:table-row>
        <table:table-row table:style-name="ro1">
          <table:table-cell table:formula="of:=COM.MICROSOFT.CONCAT(&quot;0x&quot;; DEC2HEX([.B60] - 1))" office:value-type="string" office:string-value="0x3A" calcext:value-type="string">
            <text:p>0x3A</text:p>
          </table:table-cell>
          <table:table-cell office:value-type="string" calcext:value-type="string">
            <text:p><text:a xlink:href="../../../../../../../wiki/Pin_059" xlink:type="simple">059</text:a></text:p>
          </table:table-cell>
          <table:table-cell table:number-columns-repeated="2" office:value-type="string" calcext:value-type="string">
            <text:p>Pavo Real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R" xlink:type="simple">Resonance: P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E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avo Real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60];&quot;: { &quot;&quot;ID&quot;&quot;: &quot;;[.A60];&quot;, &quot;&quot;Name&quot;&quot;: &quot;&quot;&quot;;[.C60];&quot;&quot;&quot;, &quot;&quot;MaxLevel&quot;&quot;: &quot;;[.T60];&quot;, &quot;&quot;Mingle?&quot;&quot;: &quot;;[.AG60];&quot; },&quot;)" office:value-type="string" office:string-value="0x3A: { &quot;ID&quot;: 0x3A, &quot;Name&quot;: &quot;Pavo Real&quot;, &quot;MaxLevel&quot;: 3, &quot;Mingle?&quot;: 0 }," calcext:value-type="string">
            <text:p>0x3A: { "ID": 0x3A, "Name": "Pavo Real", "MaxLevel": 3, "Mingle?": 0 },</text:p>
          </table:table-cell>
        </table:table-row>
        <table:table-row table:style-name="ro4">
          <table:table-cell table:formula="of:=COM.MICROSOFT.CONCAT(&quot;0x&quot;; DEC2HEX([.B61] - 1))" office:value-type="string" office:string-value="0x3B" calcext:value-type="string">
            <text:p>0x3B</text:p>
          </table:table-cell>
          <table:table-cell office:value-type="string" calcext:value-type="string">
            <text:p><text:a xlink:href="../../../../../../../wiki/Pin_060" xlink:type="simple">060</text:a></text:p>
          </table:table-cell>
          <table:table-cell office:value-type="string" calcext:value-type="string">
            <text:p>Lightning Moon</text:p>
          </table:table-cell>
          <table:table-cell office:value-type="string" calcext:value-type="string">
            <text:p>Mus Rattu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revolves around Neku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61];&quot;: { &quot;&quot;ID&quot;&quot;: &quot;;[.A61];&quot;, &quot;&quot;Name&quot;&quot;: &quot;&quot;&quot;;[.C61];&quot;&quot;&quot;, &quot;&quot;MaxLevel&quot;&quot;: &quot;;[.T61];&quot;, &quot;&quot;Mingle?&quot;&quot;: &quot;;[.AG61];&quot; },&quot;)" office:value-type="string" office:string-value="0x3B: { &quot;ID&quot;: 0x3B, &quot;Name&quot;: &quot;Lightning Moon&quot;, &quot;MaxLevel&quot;: 5, &quot;Mingle?&quot;: 0 }," calcext:value-type="string">
            <text:p>0x3B: { "ID": 0x3B, "Name": "Lightning Moon", "MaxLevel": 5, "Mingle?": 0 },</text:p>
          </table:table-cell>
        </table:table-row>
        <table:table-row table:style-name="ro4">
          <table:table-cell table:formula="of:=COM.MICROSOFT.CONCAT(&quot;0x&quot;; DEC2HEX([.B62] - 1))" office:value-type="string" office:string-value="0x3C" calcext:value-type="string">
            <text:p>0x3C</text:p>
          </table:table-cell>
          <table:table-cell office:value-type="string" calcext:value-type="string">
            <text:p><text:a xlink:href="../../../../../../../wiki/Pin_061" xlink:type="simple">061</text:a></text:p>
          </table:table-cell>
          <table:table-cell office:value-type="string" calcext:value-type="string">
            <text:p>Lightning Storm</text:p>
          </table:table-cell>
          <table:table-cell office:value-type="string" calcext:value-type="string">
            <text:p>Mus Rattu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ropped by 03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moves around the scree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62];&quot;: { &quot;&quot;ID&quot;&quot;: &quot;;[.A62];&quot;, &quot;&quot;Name&quot;&quot;: &quot;&quot;&quot;;[.C62];&quot;&quot;&quot;, &quot;&quot;MaxLevel&quot;&quot;: &quot;;[.T62];&quot;, &quot;&quot;Mingle?&quot;&quot;: &quot;;[.AG62];&quot; },&quot;)" office:value-type="string" office:string-value="0x3C: { &quot;ID&quot;: 0x3C, &quot;Name&quot;: &quot;Lightning Storm&quot;, &quot;MaxLevel&quot;: 5, &quot;Mingle?&quot;: 0 }," calcext:value-type="string">
            <text:p>0x3C: { "ID": 0x3C, "Name": "Lightning Storm", "MaxLevel": 5, "Mingle?": 0 },</text:p>
          </table:table-cell>
        </table:table-row>
        <table:table-row table:style-name="ro4">
          <table:table-cell table:formula="of:=COM.MICROSOFT.CONCAT(&quot;0x&quot;; DEC2HEX([.B63] - 1))" office:value-type="string" office:string-value="0x3D" calcext:value-type="string">
            <text:p>0x3D</text:p>
          </table:table-cell>
          <table:table-cell office:value-type="string" calcext:value-type="string">
            <text:p><text:a xlink:href="../../../../../../../wiki/Pin_062" xlink:type="simple">062</text:a></text:p>
          </table:table-cell>
          <table:table-cell office:value-type="string" calcext:value-type="string">
            <text:p>Burning Cherry</text:p>
          </table:table-cell>
          <table:table-cell office:value-type="string" calcext:value-type="string">
            <text:p>Mus Rattu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ll MR stores.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to launch a flame orb in that direction. Inflicts damage on contact. Orbs rebound off walls and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63];&quot;: { &quot;&quot;ID&quot;&quot;: &quot;;[.A63];&quot;, &quot;&quot;Name&quot;&quot;: &quot;&quot;&quot;;[.C63];&quot;&quot;&quot;, &quot;&quot;MaxLevel&quot;&quot;: &quot;;[.T63];&quot;, &quot;&quot;Mingle?&quot;&quot;: &quot;;[.AG63];&quot; },&quot;)" office:value-type="string" office:string-value="0x3D: { &quot;ID&quot;: 0x3D, &quot;Name&quot;: &quot;Burning Cherry&quot;, &quot;MaxLevel&quot;: 5, &quot;Mingle?&quot;: 0 }," calcext:value-type="string">
            <text:p>0x3D: { "ID": 0x3D, "Name": "Burning Cherry", "MaxLevel": 5, "Mingle?": 0 },</text:p>
          </table:table-cell>
        </table:table-row>
        <table:table-row table:style-name="ro5">
          <table:table-cell table:formula="of:=COM.MICROSOFT.CONCAT(&quot;0x&quot;; DEC2HEX([.B64] - 1))" office:value-type="string" office:string-value="0x3E" calcext:value-type="string">
            <text:p>0x3E</text:p>
          </table:table-cell>
          <table:table-cell office:value-type="string" calcext:value-type="string">
            <text:p><text:a xlink:href="../../../../../../../wiki/Pin_063" xlink:type="simple">063</text:a></text:p>
          </table:table-cell>
          <table:table-cell office:value-type="string" calcext:value-type="string">
            <text:p>Burning Melon</text:p>
          </table:table-cell>
          <table:table-cell office:value-type="string" calcext:value-type="string">
            <text:p>Mus Rattus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5, Pig (Cat Street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launch a large flame orb in that direction. Inflicts damage on contact. Orbs rebound off walls and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64];&quot;: { &quot;&quot;ID&quot;&quot;: &quot;;[.A64];&quot;, &quot;&quot;Name&quot;&quot;: &quot;&quot;&quot;;[.C64];&quot;&quot;&quot;, &quot;&quot;MaxLevel&quot;&quot;: &quot;;[.T64];&quot;, &quot;&quot;Mingle?&quot;&quot;: &quot;;[.AG64];&quot; },&quot;)" office:value-type="string" office:string-value="0x3E: { &quot;ID&quot;: 0x3E, &quot;Name&quot;: &quot;Burning Melon&quot;, &quot;MaxLevel&quot;: 5, &quot;Mingle?&quot;: 0 }," calcext:value-type="string">
            <text:p>0x3E: { "ID": 0x3E, "Name": "Burning Melon", "MaxLevel": 5, "Mingle?": 0 },</text:p>
          </table:table-cell>
        </table:table-row>
        <table:table-row table:style-name="ro5">
          <table:table-cell table:formula="of:=COM.MICROSOFT.CONCAT(&quot;0x&quot;; DEC2HEX([.B65] - 1))" office:value-type="string" office:string-value="0x3F" calcext:value-type="string">
            <text:p>0x3F</text:p>
          </table:table-cell>
          <table:table-cell office:value-type="string" calcext:value-type="string">
            <text:p><text:a xlink:href="../../../../../../../wiki/Pin_064" xlink:type="simple">064</text:a></text:p>
          </table:table-cell>
          <table:table-cell office:value-type="string" calcext:value-type="string">
            <text:p>Burning Berry</text:p>
          </table:table-cell>
          <table:table-cell office:value-type="string" calcext:value-type="string">
            <text:p>Mus Rattus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6, Pig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65];&quot;: { &quot;&quot;ID&quot;&quot;: &quot;;[.A65];&quot;, &quot;&quot;Name&quot;&quot;: &quot;&quot;&quot;;[.C65];&quot;&quot;&quot;, &quot;&quot;MaxLevel&quot;&quot;: &quot;;[.T65];&quot;, &quot;&quot;Mingle?&quot;&quot;: &quot;;[.AG65];&quot; },&quot;)" office:value-type="string" office:string-value="0x3F: { &quot;ID&quot;: 0x3F, &quot;Name&quot;: &quot;Burning Berry&quot;, &quot;MaxLevel&quot;: 5, &quot;Mingle?&quot;: 0 }," calcext:value-type="string">
            <text:p>0x3F: { "ID": 0x3F, "Name": "Burning Berry", "MaxLevel": 5, "Mingle?": 0 },</text:p>
          </table:table-cell>
        </table:table-row>
        <table:table-row table:style-name="ro4">
          <table:table-cell table:formula="of:=COM.MICROSOFT.CONCAT(&quot;0x&quot;; DEC2HEX([.B66] - 1))" office:value-type="string" office:string-value="0x40" calcext:value-type="string">
            <text:p>0x40</text:p>
          </table:table-cell>
          <table:table-cell office:value-type="string" calcext:value-type="string">
            <text:p><text:a xlink:href="../../../../../../../wiki/Pin_065" xlink:type="simple">065</text:a></text:p>
          </table:table-cell>
          <table:table-cell office:value-type="string" calcext:value-type="string">
            <text:p>Aqua Monster</text:p>
          </table:table-cell>
          <table:table-cell office:value-type="string" calcext:value-type="string">
            <text:p>Mus Rattus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  <table:table-cell office:value-type="float" office:value="0" calcext:value-type="float">
            <text:p>0</text:p>
          </table:table-cell>
          <table:table-cell table:formula="of:=COM.MICROSOFT.CONCAT([.A66];&quot;: { &quot;&quot;ID&quot;&quot;: &quot;;[.A66];&quot;, &quot;&quot;Name&quot;&quot;: &quot;&quot;&quot;;[.C66];&quot;&quot;&quot;, &quot;&quot;MaxLevel&quot;&quot;: &quot;;[.T66];&quot;, &quot;&quot;Mingle?&quot;&quot;: &quot;;[.AG66];&quot; },&quot;)" office:value-type="string" office:string-value="0x40: { &quot;ID&quot;: 0x40, &quot;Name&quot;: &quot;Aqua Monster&quot;, &quot;MaxLevel&quot;: 4, &quot;Mingle?&quot;: 0 }," calcext:value-type="string">
            <text:p>0x40: { "ID": 0x40, "Name": "Aqua Monster", "MaxLevel": 4, "Mingle?": 0 },</text:p>
          </table:table-cell>
        </table:table-row>
        <table:table-row table:style-name="ro4">
          <table:table-cell table:formula="of:=COM.MICROSOFT.CONCAT(&quot;0x&quot;; DEC2HEX([.B67] - 1))" office:value-type="string" office:string-value="0x41" calcext:value-type="string">
            <text:p>0x41</text:p>
          </table:table-cell>
          <table:table-cell office:value-type="string" calcext:value-type="string">
            <text:p><text:a xlink:href="../../../../../../../wiki/Pin_066" xlink:type="simple">066</text:a></text:p>
          </table:table-cell>
          <table:table-cell office:value-type="string" calcext:value-type="string">
            <text:p>Aqua Ghost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9 N.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large, stationary orb of water. Orbs inflict damage on contact and then rebound a short distance. </text:p>
          </table:table-cell>
          <table:table-cell office:value-type="float" office:value="0" calcext:value-type="float">
            <text:p>0</text:p>
          </table:table-cell>
          <table:table-cell table:formula="of:=COM.MICROSOFT.CONCAT([.A67];&quot;: { &quot;&quot;ID&quot;&quot;: &quot;;[.A67];&quot;, &quot;&quot;Name&quot;&quot;: &quot;&quot;&quot;;[.C67];&quot;&quot;&quot;, &quot;&quot;MaxLevel&quot;&quot;: &quot;;[.T67];&quot;, &quot;&quot;Mingle?&quot;&quot;: &quot;;[.AG67];&quot; },&quot;)" office:value-type="string" office:string-value="0x41: { &quot;ID&quot;: 0x41, &quot;Name&quot;: &quot;Aqua Ghost&quot;, &quot;MaxLevel&quot;: 5, &quot;Mingle?&quot;: 0 }," calcext:value-type="string">
            <text:p>0x41: { "ID": 0x41, "Name": "Aqua Ghost", "MaxLevel": 5, "Mingle?": 0 },</text:p>
          </table:table-cell>
        </table:table-row>
        <table:table-row table:style-name="ro2">
          <table:table-cell table:formula="of:=COM.MICROSOFT.CONCAT(&quot;0x&quot;; DEC2HEX([.B68] - 1))" office:value-type="string" office:string-value="0x42" calcext:value-type="string">
            <text:p>0x42</text:p>
          </table:table-cell>
          <table:table-cell office:value-type="string" calcext:value-type="string">
            <text:p><text:a xlink:href="../../../../../../../wiki/Pin_067" xlink:type="simple">067</text:a></text:p>
          </table:table-cell>
          <table:table-cell office:value-type="string" calcext:value-type="string">
            <text:p>Aqua Demon</text:p>
          </table:table-cell>
          <table:table-cell office:value-type="string" calcext:value-type="string">
            <text:p>Mus Rattus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6" xlink:type="simple">0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  <table:table-cell office:value-type="float" office:value="0" calcext:value-type="float">
            <text:p>0</text:p>
          </table:table-cell>
          <table:table-cell table:formula="of:=COM.MICROSOFT.CONCAT([.A68];&quot;: { &quot;&quot;ID&quot;&quot;: &quot;;[.A68];&quot;, &quot;&quot;Name&quot;&quot;: &quot;&quot;&quot;;[.C68];&quot;&quot;&quot;, &quot;&quot;MaxLevel&quot;&quot;: &quot;;[.T68];&quot;, &quot;&quot;Mingle?&quot;&quot;: &quot;;[.AG68];&quot; },&quot;)" office:value-type="string" office:string-value="0x42: { &quot;ID&quot;: 0x42, &quot;Name&quot;: &quot;Aqua Demon&quot;, &quot;MaxLevel&quot;: 5, &quot;Mingle?&quot;: 0 }," calcext:value-type="string">
            <text:p>0x42: { "ID": 0x42, "Name": "Aqua Demon", "MaxLevel": 5, "Mingle?": 0 },</text:p>
          </table:table-cell>
        </table:table-row>
        <table:table-row table:style-name="ro4">
          <table:table-cell table:formula="of:=COM.MICROSOFT.CONCAT(&quot;0x&quot;; DEC2HEX([.B69] - 1))" office:value-type="string" office:string-value="0x43" calcext:value-type="string">
            <text:p>0x43</text:p>
          </table:table-cell>
          <table:table-cell office:value-type="string" calcext:value-type="string">
            <text:p><text:a xlink:href="../../../../../../../wiki/Pin_068" xlink:type="simple">068</text:a></text:p>
          </table:table-cell>
          <table:table-cell office:value-type="string" calcext:value-type="string">
            <text:p>Cornered Rat</text:p>
          </table:table-cell>
          <table:table-cell office:value-type="string" calcext:value-type="string">
            <text:p>Mus Rattu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69];&quot;: { &quot;&quot;ID&quot;&quot;: &quot;;[.A69];&quot;, &quot;&quot;Name&quot;&quot;: &quot;&quot;&quot;;[.C69];&quot;&quot;&quot;, &quot;&quot;MaxLevel&quot;&quot;: &quot;;[.T69];&quot;, &quot;&quot;Mingle?&quot;&quot;: &quot;;[.AG69];&quot; },&quot;)" office:value-type="string" office:string-value="0x43: { &quot;ID&quot;: 0x43, &quot;Name&quot;: &quot;Cornered Rat&quot;, &quot;MaxLevel&quot;: 5, &quot;Mingle?&quot;: 0 }," calcext:value-type="string">
            <text:p>0x43: { "ID": 0x43, "Name": "Cornered Rat", "MaxLevel": 5, "Mingle?": 0 },</text:p>
          </table:table-cell>
        </table:table-row>
        <table:table-row table:style-name="ro1">
          <table:table-cell table:formula="of:=COM.MICROSOFT.CONCAT(&quot;0x&quot;; DEC2HEX([.B70] - 1))" office:value-type="string" office:string-value="0x44" calcext:value-type="string">
            <text:p>0x44</text:p>
          </table:table-cell>
          <table:table-cell office:value-type="string" calcext:value-type="string">
            <text:p><text:a xlink:href="../../../../../../../wiki/Pin_069" xlink:type="simple">069</text:a></text:p>
          </table:table-cell>
          <table:table-cell office:value-type="string" calcext:value-type="string">
            <text:p>Blast Warning</text:p>
          </table:table-cell>
          <table:table-cell office:value-type="string" calcext:value-type="string">
            <text:p>Mus Rattus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70];&quot;: { &quot;&quot;ID&quot;&quot;: &quot;;[.A70];&quot;, &quot;&quot;Name&quot;&quot;: &quot;&quot;&quot;;[.C70];&quot;&quot;&quot;, &quot;&quot;MaxLevel&quot;&quot;: &quot;;[.T70];&quot;, &quot;&quot;Mingle?&quot;&quot;: &quot;;[.AG70];&quot; },&quot;)" office:value-type="string" office:string-value="0x44: { &quot;ID&quot;: 0x44, &quot;Name&quot;: &quot;Blast Warning&quot;, &quot;MaxLevel&quot;: 5, &quot;Mingle?&quot;: 0 }," calcext:value-type="string">
            <text:p>0x44: { "ID": 0x44, "Name": "Blast Warning", "MaxLevel": 5, "Mingle?": 0 },</text:p>
          </table:table-cell>
        </table:table-row>
        <table:table-row table:style-name="ro3">
          <table:table-cell table:formula="of:=COM.MICROSOFT.CONCAT(&quot;0x&quot;; DEC2HEX([.B71] - 1))" office:value-type="string" office:string-value="0x45" calcext:value-type="string">
            <text:p>0x45</text:p>
          </table:table-cell>
          <table:table-cell office:value-type="string" calcext:value-type="string">
            <text:p><text:a xlink:href="../../../../../../../wiki/Pin_070" xlink:type="simple">070</text:a></text:p>
          </table:table-cell>
          <table:table-cell office:value-type="string" calcext:value-type="string">
            <text:p>Candle Service</text:p>
          </table:table-cell>
          <table:table-cell office:value-type="string" calcext:value-type="string">
            <text:p>Mus Rattus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  <text:p>Sold by Shibu-Q Heads.</text:p>
            <text:p>Event W2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71];&quot;: { &quot;&quot;ID&quot;&quot;: &quot;;[.A71];&quot;, &quot;&quot;Name&quot;&quot;: &quot;&quot;&quot;;[.C71];&quot;&quot;&quot;, &quot;&quot;MaxLevel&quot;&quot;: &quot;;[.T71];&quot;, &quot;&quot;Mingle?&quot;&quot;: &quot;;[.AG71];&quot; },&quot;)" office:value-type="string" office:string-value="0x45: { &quot;ID&quot;: 0x45, &quot;Name&quot;: &quot;Candle Service&quot;, &quot;MaxLevel&quot;: 3, &quot;Mingle?&quot;: 0 }," calcext:value-type="string">
            <text:p>0x45: { "ID": 0x45, "Name": "Candle Service", "MaxLevel": 3, "Mingle?": 0 },</text:p>
          </table:table-cell>
        </table:table-row>
        <table:table-row table:style-name="ro5">
          <table:table-cell table:formula="of:=COM.MICROSOFT.CONCAT(&quot;0x&quot;; DEC2HEX([.B72] - 1))" office:value-type="string" office:string-value="0x46" calcext:value-type="string">
            <text:p>0x46</text:p>
          </table:table-cell>
          <table:table-cell office:value-type="string" calcext:value-type="string">
            <text:p><text:a xlink:href="../../../../../../../wiki/Pin_071" xlink:type="simple">071</text:a></text:p>
          </table:table-cell>
          <table:table-cell office:value-type="string" calcext:value-type="string">
            <text:p>Shock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72];&quot;: { &quot;&quot;ID&quot;&quot;: &quot;;[.A72];&quot;, &quot;&quot;Name&quot;&quot;: &quot;&quot;&quot;;[.C72];&quot;&quot;&quot;, &quot;&quot;MaxLevel&quot;&quot;: &quot;;[.T72];&quot;, &quot;&quot;Mingle?&quot;&quot;: &quot;;[.AG72];&quot; },&quot;)" office:value-type="string" office:string-value="0x46: { &quot;ID&quot;: 0x46, &quot;Name&quot;: &quot;Shock Warning&quot;, &quot;MaxLevel&quot;: 5, &quot;Mingle?&quot;: 0 }," calcext:value-type="string">
            <text:p>0x46: { "ID": 0x46, "Name": "Shock Warning", "MaxLevel": 5, "Mingle?": 0 },</text:p>
          </table:table-cell>
        </table:table-row>
        <table:table-row table:style-name="ro5">
          <table:table-cell table:formula="of:=COM.MICROSOFT.CONCAT(&quot;0x&quot;; DEC2HEX([.B73] - 1))" office:value-type="string" office:string-value="0x47" calcext:value-type="string">
            <text:p>0x47</text:p>
          </table:table-cell>
          <table:table-cell office:value-type="string" calcext:value-type="string">
            <text:p><text:a xlink:href="../../../../../../../wiki/Pin_072" xlink:type="simple">072</text:a></text:p>
          </table:table-cell>
          <table:table-cell office:value-type="string" calcext:value-type="string">
            <text:p>Kinetic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73];&quot;: { &quot;&quot;ID&quot;&quot;: &quot;;[.A73];&quot;, &quot;&quot;Name&quot;&quot;: &quot;&quot;&quot;;[.C73];&quot;&quot;&quot;, &quot;&quot;MaxLevel&quot;&quot;: &quot;;[.T73];&quot;, &quot;&quot;Mingle?&quot;&quot;: &quot;;[.AG73];&quot; },&quot;)" office:value-type="string" office:string-value="0x47: { &quot;ID&quot;: 0x47, &quot;Name&quot;: &quot;Kinetic Warning&quot;, &quot;MaxLevel&quot;: 5, &quot;Mingle?&quot;: 0 }," calcext:value-type="string">
            <text:p>0x47: { "ID": 0x47, "Name": "Kinetic Warning", "MaxLevel": 5, "Mingle?": 0 },</text:p>
          </table:table-cell>
        </table:table-row>
        <table:table-row table:style-name="ro5">
          <table:table-cell table:formula="of:=COM.MICROSOFT.CONCAT(&quot;0x&quot;; DEC2HEX([.B74] - 1))" office:value-type="string" office:string-value="0x48" calcext:value-type="string">
            <text:p>0x48</text:p>
          </table:table-cell>
          <table:table-cell office:value-type="string" calcext:value-type="string">
            <text:p><text:a xlink:href="../../../../../../../wiki/Pin_073" xlink:type="simple">073</text:a></text:p>
          </table:table-cell>
          <table:table-cell office:value-type="string" calcext:value-type="string">
            <text:p>Impact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.</text:p>
            <text:p>Sold by Molco.</text:p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  <table:table-cell office:value-type="float" office:value="0" calcext:value-type="float">
            <text:p>0</text:p>
          </table:table-cell>
          <table:table-cell table:formula="of:=COM.MICROSOFT.CONCAT([.A74];&quot;: { &quot;&quot;ID&quot;&quot;: &quot;;[.A74];&quot;, &quot;&quot;Name&quot;&quot;: &quot;&quot;&quot;;[.C74];&quot;&quot;&quot;, &quot;&quot;MaxLevel&quot;&quot;: &quot;;[.T74];&quot;, &quot;&quot;Mingle?&quot;&quot;: &quot;;[.AG74];&quot; },&quot;)" office:value-type="string" office:string-value="0x48: { &quot;ID&quot;: 0x48, &quot;Name&quot;: &quot;Impact Warning&quot;, &quot;MaxLevel&quot;: 5, &quot;Mingle?&quot;: 0 }," calcext:value-type="string">
            <text:p>0x48: { "ID": 0x48, "Name": "Impact Warning", "MaxLevel": 5, "Mingle?": 0 },</text:p>
          </table:table-cell>
        </table:table-row>
        <table:table-row table:style-name="ro4">
          <table:table-cell table:formula="of:=COM.MICROSOFT.CONCAT(&quot;0x&quot;; DEC2HEX([.B75] - 1))" office:value-type="string" office:string-value="0x49" calcext:value-type="string">
            <text:p>0x49</text:p>
          </table:table-cell>
          <table:table-cell office:value-type="string" calcext:value-type="string">
            <text:p><text:a xlink:href="../../../../../../../wiki/Pin_074" xlink:type="simple">074</text:a></text:p>
          </table:table-cell>
          <table:table-cell office:value-type="string" calcext:value-type="string">
            <text:p>Storm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office:value-type="float" office:value="0" calcext:value-type="float">
            <text:p>0</text:p>
          </table:table-cell>
          <table:table-cell table:formula="of:=COM.MICROSOFT.CONCAT([.A75];&quot;: { &quot;&quot;ID&quot;&quot;: &quot;;[.A75];&quot;, &quot;&quot;Name&quot;&quot;: &quot;&quot;&quot;;[.C75];&quot;&quot;&quot;, &quot;&quot;MaxLevel&quot;&quot;: &quot;;[.T75];&quot;, &quot;&quot;Mingle?&quot;&quot;: &quot;;[.AG75];&quot; },&quot;)" office:value-type="string" office:string-value="0x49: { &quot;ID&quot;: 0x49, &quot;Name&quot;: &quot;Storm Warning&quot;, &quot;MaxLevel&quot;: 5, &quot;Mingle?&quot;: 0 }," calcext:value-type="string">
            <text:p>0x49: { "ID": 0x49, "Name": "Storm Warning", "MaxLevel": 5, "Mingle?": 0 },</text:p>
          </table:table-cell>
        </table:table-row>
        <table:table-row table:style-name="ro4">
          <table:table-cell table:formula="of:=COM.MICROSOFT.CONCAT(&quot;0x&quot;; DEC2HEX([.B76] - 1))" office:value-type="string" office:string-value="0x4A" calcext:value-type="string">
            <text:p>0x4A</text:p>
          </table:table-cell>
          <table:table-cell office:value-type="string" calcext:value-type="string">
            <text:p><text:a xlink:href="../../../../../../../wiki/Pin_075" xlink:type="simple">075</text:a></text:p>
          </table:table-cell>
          <table:table-cell office:value-type="string" calcext:value-type="string">
            <text:p>Electric Warning</text:p>
          </table:table-cell>
          <table:table-cell office:value-type="string" calcext:value-type="string">
            <text:p>Mus Rattus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Event Another Day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launch two bolts of lightni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76];&quot;: { &quot;&quot;ID&quot;&quot;: &quot;;[.A76];&quot;, &quot;&quot;Name&quot;&quot;: &quot;&quot;&quot;;[.C76];&quot;&quot;&quot;, &quot;&quot;MaxLevel&quot;&quot;: &quot;;[.T76];&quot;, &quot;&quot;Mingle?&quot;&quot;: &quot;;[.AG76];&quot; },&quot;)" office:value-type="string" office:string-value="0x4A: { &quot;ID&quot;: 0x4A, &quot;Name&quot;: &quot;Electric Warning&quot;, &quot;MaxLevel&quot;: 1, &quot;Mingle?&quot;: 0 }," calcext:value-type="string">
            <text:p>0x4A: { "ID": 0x4A, "Name": "Electric Warning", "MaxLevel": 1, "Mingle?": 0 },</text:p>
          </table:table-cell>
        </table:table-row>
        <table:table-row table:style-name="ro4">
          <table:table-cell table:formula="of:=COM.MICROSOFT.CONCAT(&quot;0x&quot;; DEC2HEX([.B77] - 1))" office:value-type="string" office:string-value="0x4B" calcext:value-type="string">
            <text:p>0x4B</text:p>
          </table:table-cell>
          <table:table-cell office:value-type="string" calcext:value-type="string">
            <text:p><text:a xlink:href="../../../../../../../wiki/Pin_076" xlink:type="simple">076</text:a></text:p>
          </table:table-cell>
          <table:table-cell office:value-type="string" calcext:value-type="string">
            <text:p>Teleport Warning</text:p>
          </table:table-cell>
          <table:table-cell office:value-type="string" calcext:value-type="string">
            <text:p>Mus Rattus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.3" calcext:value-type="float">
            <text:p>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4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  <table:table-cell office:value-type="float" office:value="0" calcext:value-type="float">
            <text:p>0</text:p>
          </table:table-cell>
          <table:table-cell table:formula="of:=COM.MICROSOFT.CONCAT([.A77];&quot;: { &quot;&quot;ID&quot;&quot;: &quot;;[.A77];&quot;, &quot;&quot;Name&quot;&quot;: &quot;&quot;&quot;;[.C77];&quot;&quot;&quot;, &quot;&quot;MaxLevel&quot;&quot;: &quot;;[.T77];&quot;, &quot;&quot;Mingle?&quot;&quot;: &quot;;[.AG77];&quot; },&quot;)" office:value-type="string" office:string-value="0x4B: { &quot;ID&quot;: 0x4B, &quot;Name&quot;: &quot;Teleport Warning&quot;, &quot;MaxLevel&quot;: 3, &quot;Mingle?&quot;: 0 }," calcext:value-type="string">
            <text:p>0x4B: { "ID": 0x4B, "Name": "Teleport Warning", "MaxLevel": 3, "Mingle?": 0 },</text:p>
          </table:table-cell>
        </table:table-row>
        <table:table-row table:style-name="ro2">
          <table:table-cell table:formula="of:=COM.MICROSOFT.CONCAT(&quot;0x&quot;; DEC2HEX([.B78] - 1))" office:value-type="string" office:string-value="0x4C" calcext:value-type="string">
            <text:p>0x4C</text:p>
          </table:table-cell>
          <table:table-cell office:value-type="string" calcext:value-type="string">
            <text:p><text:a xlink:href="../../../../../../../wiki/Pin_077" xlink:type="simple">077</text:a>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Mus Rattu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78];&quot;: { &quot;&quot;ID&quot;&quot;: &quot;;[.A78];&quot;, &quot;&quot;Name&quot;&quot;: &quot;&quot;&quot;;[.C78];&quot;&quot;&quot;, &quot;&quot;MaxLevel&quot;&quot;: &quot;;[.T78];&quot;, &quot;&quot;Mingle?&quot;&quot;: &quot;;[.AG78];&quot; },&quot;)" office:value-type="string" office:string-value="0x4C: { &quot;ID&quot;: 0x4C, &quot;Name&quot;: &quot;Shout&quot;, &quot;MaxLevel&quot;: 5, &quot;Mingle?&quot;: 0 }," calcext:value-type="string">
            <text:p>0x4C: { "ID": 0x4C, "Name": "Shout", "MaxLevel": 5, "Mingle?": 0 },</text:p>
          </table:table-cell>
        </table:table-row>
        <table:table-row table:style-name="ro4">
          <table:table-cell table:formula="of:=COM.MICROSOFT.CONCAT(&quot;0x&quot;; DEC2HEX([.B79] - 1))" office:value-type="string" office:string-value="0x4D" calcext:value-type="string">
            <text:p>0x4D</text:p>
          </table:table-cell>
          <table:table-cell office:value-type="string" calcext:value-type="string">
            <text:p><text:a xlink:href="../../../../../../../wiki/Pin_078" xlink:type="simple">078</text:a></text:p>
          </table:table-cell>
          <table:table-cell office:value-type="string" calcext:value-type="string">
            <text:p>Psych Support</text:p>
          </table:table-cell>
          <table:table-cell office:value-type="string" calcext:value-type="string">
            <text:p>Mus Rattu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%2B" xlink:type="simple">Supply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  <table:table-cell office:value-type="float" office:value="0" calcext:value-type="float">
            <text:p>0</text:p>
          </table:table-cell>
          <table:table-cell table:formula="of:=COM.MICROSOFT.CONCAT([.A79];&quot;: { &quot;&quot;ID&quot;&quot;: &quot;;[.A79];&quot;, &quot;&quot;Name&quot;&quot;: &quot;&quot;&quot;;[.C79];&quot;&quot;&quot;, &quot;&quot;MaxLevel&quot;&quot;: &quot;;[.T79];&quot;, &quot;&quot;Mingle?&quot;&quot;: &quot;;[.AG79];&quot; },&quot;)" office:value-type="string" office:string-value="0x4D: { &quot;ID&quot;: 0x4D, &quot;Name&quot;: &quot;Psych Support&quot;, &quot;MaxLevel&quot;: 3, &quot;Mingle?&quot;: 0 }," calcext:value-type="string">
            <text:p>0x4D: { "ID": 0x4D, "Name": "Psych Support", "MaxLevel": 3, "Mingle?": 0 },</text:p>
          </table:table-cell>
        </table:table-row>
        <table:table-row table:style-name="ro1">
          <table:table-cell table:formula="of:=COM.MICROSOFT.CONCAT(&quot;0x&quot;; DEC2HEX([.B80] - 1))" office:value-type="string" office:string-value="0x4E" calcext:value-type="string">
            <text:p>0x4E</text:p>
          </table:table-cell>
          <table:table-cell office:value-type="string" calcext:value-type="string">
            <text:p><text:a xlink:href="../../../../../../../wiki/Pin_079" xlink:type="simple">079</text:a></text:p>
          </table:table-cell>
          <table:table-cell office:value-type="string" calcext:value-type="string">
            <text:p>Stopper Spark</text:p>
          </table:table-cell>
          <table:table-cell office:value-type="string" calcext:value-type="string">
            <text:p>Mus Rattus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%2B" xlink:type="simple">Doomed Mobility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AMX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<text:a xlink:href="../../../../../../../wiki/Immobility" xlink:type="simple">Immobilizes</text:a> enemies at the start of battle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80];&quot;: { &quot;&quot;ID&quot;&quot;: &quot;;[.A80];&quot;, &quot;&quot;Name&quot;&quot;: &quot;&quot;&quot;;[.C80];&quot;&quot;&quot;, &quot;&quot;MaxLevel&quot;&quot;: &quot;;[.T80];&quot;, &quot;&quot;Mingle?&quot;&quot;: &quot;;[.AG80];&quot; },&quot;)" office:value-type="string" office:string-value="0x4E: { &quot;ID&quot;: 0x4E, &quot;Name&quot;: &quot;Stopper Spark&quot;, &quot;MaxLevel&quot;: 1, &quot;Mingle?&quot;: 0 }," calcext:value-type="string">
            <text:p>0x4E: { "ID": 0x4E, "Name": "Stopper Spark", "MaxLevel": 1, "Mingle?": 0 },</text:p>
          </table:table-cell>
        </table:table-row>
        <table:table-row table:style-name="ro1">
          <table:table-cell table:formula="of:=COM.MICROSOFT.CONCAT(&quot;0x&quot;; DEC2HEX([.B81] - 1))" office:value-type="string" office:string-value="0x4F" calcext:value-type="string">
            <text:p>0x4F</text:p>
          </table:table-cell>
          <table:table-cell office:value-type="string" calcext:value-type="string">
            <text:p><text:a xlink:href="../../../../../../../wiki/Pin_080" xlink:type="simple">080</text:a></text:p>
          </table:table-cell>
          <table:table-cell table:number-columns-repeated="2" office:value-type="string" calcext:value-type="string">
            <text:p>Mus Rattu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MR" xlink:type="simple">Resonance: M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Mus Rattus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81];&quot;: { &quot;&quot;ID&quot;&quot;: &quot;;[.A81];&quot;, &quot;&quot;Name&quot;&quot;: &quot;&quot;&quot;;[.C81];&quot;&quot;&quot;, &quot;&quot;MaxLevel&quot;&quot;: &quot;;[.T81];&quot;, &quot;&quot;Mingle?&quot;&quot;: &quot;;[.AG81];&quot; },&quot;)" office:value-type="string" office:string-value="0x4F: { &quot;ID&quot;: 0x4F, &quot;Name&quot;: &quot;Mus Rattus&quot;, &quot;MaxLevel&quot;: 3, &quot;Mingle?&quot;: 0 }," calcext:value-type="string">
            <text:p>0x4F: { "ID": 0x4F, "Name": "Mus Rattus", "MaxLevel": 3, "Mingle?": 0 },</text:p>
          </table:table-cell>
        </table:table-row>
        <table:table-row table:style-name="ro5">
          <table:table-cell table:formula="of:=COM.MICROSOFT.CONCAT(&quot;0x&quot;; DEC2HEX([.B82] - 1))" office:value-type="string" office:string-value="0x50" calcext:value-type="string">
            <text:p>0x50</text:p>
          </table:table-cell>
          <table:table-cell office:value-type="string" calcext:value-type="string">
            <text:p><text:a xlink:href="../../../../../../../wiki/Pin_081" xlink:type="simple">081</text:a></text:p>
          </table:table-cell>
          <table:table-cell office:value-type="string" calcext:value-type="string">
            <text:p>Masamune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AMX.</text:p>
            <text:p>Event W1D4, after boss.</text:p>
          </table:table-cell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82];&quot;: { &quot;&quot;ID&quot;&quot;: &quot;;[.A82];&quot;, &quot;&quot;Name&quot;&quot;: &quot;&quot;&quot;;[.C82];&quot;&quot;&quot;, &quot;&quot;MaxLevel&quot;&quot;: &quot;;[.T82];&quot;, &quot;&quot;Mingle?&quot;&quot;: &quot;;[.AG82];&quot; },&quot;)" office:value-type="string" office:string-value="0x50: { &quot;ID&quot;: 0x50, &quot;Name&quot;: &quot;Masamune&quot;, &quot;MaxLevel&quot;: 7, &quot;Mingle?&quot;: 0 }," calcext:value-type="string">
            <text:p>0x50: { "ID": 0x50, "Name": "Masamune", "MaxLevel": 7, "Mingle?": 0 },</text:p>
          </table:table-cell>
        </table:table-row>
        <table:table-row table:style-name="ro5">
          <table:table-cell table:formula="of:=COM.MICROSOFT.CONCAT(&quot;0x&quot;; DEC2HEX([.B83] - 1))" office:value-type="string" office:string-value="0x51" calcext:value-type="string">
            <text:p>0x51</text:p>
          </table:table-cell>
          <table:table-cell office:value-type="string" calcext:value-type="string">
            <text:p><text:a xlink:href="../../../../../../../wiki/Pin_082" xlink:type="simple">082</text:a></text:p>
          </table:table-cell>
          <table:table-cell office:value-type="string" calcext:value-type="string">
            <text:p>Oni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83];&quot;: { &quot;&quot;ID&quot;&quot;: &quot;;[.A83];&quot;, &quot;&quot;Name&quot;&quot;: &quot;&quot;&quot;;[.C83];&quot;&quot;&quot;, &quot;&quot;MaxLevel&quot;&quot;: &quot;;[.T83];&quot;, &quot;&quot;Mingle?&quot;&quot;: &quot;;[.AG83];&quot; },&quot;)" office:value-type="string" office:string-value="0x51: { &quot;ID&quot;: 0x51, &quot;Name&quot;: &quot;Onikiri&quot;, &quot;MaxLevel&quot;: 7, &quot;Mingle?&quot;: 0 }," calcext:value-type="string">
            <text:p>0x51: { "ID": 0x51, "Name": "Onikiri", "MaxLevel": 7, "Mingle?": 0 },</text:p>
          </table:table-cell>
        </table:table-row>
        <table:table-row table:style-name="ro2">
          <table:table-cell table:formula="of:=COM.MICROSOFT.CONCAT(&quot;0x&quot;; DEC2HEX([.B84] - 1))" office:value-type="string" office:string-value="0x52" calcext:value-type="string">
            <text:p>0x52</text:p>
          </table:table-cell>
          <table:table-cell office:value-type="string" calcext:value-type="string">
            <text:p><text:a xlink:href="../../../../../../../wiki/Pin_083" xlink:type="simple">083</text:a></text:p>
          </table:table-cell>
          <table:table-cell office:value-type="string" calcext:value-type="string">
            <text:p>Nene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Dropped by 27 E.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84];&quot;: { &quot;&quot;ID&quot;&quot;: &quot;;[.A84];&quot;, &quot;&quot;Name&quot;&quot;: &quot;&quot;&quot;;[.C84];&quot;&quot;&quot;, &quot;&quot;MaxLevel&quot;&quot;: &quot;;[.T84];&quot;, &quot;&quot;Mingle?&quot;&quot;: &quot;;[.AG84];&quot; },&quot;)" office:value-type="string" office:string-value="0x52: { &quot;ID&quot;: 0x52, &quot;Name&quot;: &quot;Nenekiri&quot;, &quot;MaxLevel&quot;: 7, &quot;Mingle?&quot;: 0 }," calcext:value-type="string">
            <text:p>0x52: { "ID": 0x52, "Name": "Nenekiri", "MaxLevel": 7, "Mingle?": 0 },</text:p>
          </table:table-cell>
        </table:table-row>
        <table:table-row table:style-name="ro5">
          <table:table-cell table:formula="of:=COM.MICROSOFT.CONCAT(&quot;0x&quot;; DEC2HEX([.B85] - 1))" office:value-type="string" office:string-value="0x53" calcext:value-type="string">
            <text:p>0x53</text:p>
          </table:table-cell>
          <table:table-cell office:value-type="string" calcext:value-type="string">
            <text:p><text:a xlink:href="../../../../../../../wiki/Pin_084" xlink:type="simple">084</text:a></text:p>
          </table:table-cell>
          <table:table-cell office:value-type="string" calcext:value-type="string">
            <text:p>Kanesada</text:p>
          </table:table-cell>
          <table:table-cell office:value-type="string" calcext:value-type="string">
            <text:p>Jupiter of the Monkey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2" xlink:type="simple">082</text:a>.</text:p>
            <text:p>Sold by J of the M Cat Street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85];&quot;: { &quot;&quot;ID&quot;&quot;: &quot;;[.A85];&quot;, &quot;&quot;Name&quot;&quot;: &quot;&quot;&quot;;[.C85];&quot;&quot;&quot;, &quot;&quot;MaxLevel&quot;&quot;: &quot;;[.T85];&quot;, &quot;&quot;Mingle?&quot;&quot;: &quot;;[.AG85];&quot; },&quot;)" office:value-type="string" office:string-value="0x53: { &quot;ID&quot;: 0x53, &quot;Name&quot;: &quot;Kanesada&quot;, &quot;MaxLevel&quot;: 7, &quot;Mingle?&quot;: 0 }," calcext:value-type="string">
            <text:p>0x53: { "ID": 0x53, "Name": "Kanesada", "MaxLevel": 7, "Mingle?": 0 },</text:p>
          </table:table-cell>
        </table:table-row>
        <table:table-row table:style-name="ro2">
          <table:table-cell table:formula="of:=COM.MICROSOFT.CONCAT(&quot;0x&quot;; DEC2HEX([.B86] - 1))" office:value-type="string" office:string-value="0x54" calcext:value-type="string">
            <text:p>0x54</text:p>
          </table:table-cell>
          <table:table-cell office:value-type="string" calcext:value-type="string">
            <text:p><text:a xlink:href="../../../../../../../wiki/Pin_085" xlink:type="simple">085</text:a></text:p>
          </table:table-cell>
          <table:table-cell office:value-type="string" calcext:value-type="string">
            <text:p>Enju</text:p>
          </table:table-cell>
          <table:table-cell office:value-type="string" calcext:value-type="string">
            <text:p>Jupiter of the Monkey</text:p>
          </table:table-cell>
          <table:table-cell office:value-type="float" office:value="6950" calcext:value-type="float">
            <text:p>6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3" xlink:type="simple">083</text:a>.</text:p>
            <text:p>Dropped by 62 N.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86];&quot;: { &quot;&quot;ID&quot;&quot;: &quot;;[.A86];&quot;, &quot;&quot;Name&quot;&quot;: &quot;&quot;&quot;;[.C86];&quot;&quot;&quot;, &quot;&quot;MaxLevel&quot;&quot;: &quot;;[.T86];&quot;, &quot;&quot;Mingle?&quot;&quot;: &quot;;[.AG86];&quot; },&quot;)" office:value-type="string" office:string-value="0x54: { &quot;ID&quot;: 0x54, &quot;Name&quot;: &quot;Enju&quot;, &quot;MaxLevel&quot;: 7, &quot;Mingle?&quot;: 0 }," calcext:value-type="string">
            <text:p>0x54: { "ID": 0x54, "Name": "Enju", "MaxLevel": 7, "Mingle?": 0 },</text:p>
          </table:table-cell>
        </table:table-row>
        <table:table-row table:style-name="ro9">
          <table:table-cell table:formula="of:=COM.MICROSOFT.CONCAT(&quot;0x&quot;; DEC2HEX([.B87] - 1))" office:value-type="string" office:string-value="0x55" calcext:value-type="string">
            <text:p>0x55</text:p>
          </table:table-cell>
          <table:table-cell office:value-type="string" calcext:value-type="string">
            <text:p><text:a xlink:href="../../../../../../../wiki/Pin_086" xlink:type="simple">086</text:a></text:p>
          </table:table-cell>
          <table:table-cell office:value-type="string" calcext:value-type="string">
            <text:p>Yoshimitsu</text:p>
          </table:table-cell>
          <table:table-cell office:value-type="string" calcext:value-type="string">
            <text:p>Jupiter of the Monkey</text:p>
          </table:table-cell>
          <table:table-cell office:value-type="float" office:value="7850" calcext:value-type="float">
            <text:p>7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5" xlink:type="simple">085</text:a>.</text:p>
            <text:p>Dropped by 6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>This is the only <text:a xlink:href="../../../../../../../wiki/Shockwave" xlink:type="simple">Shockwave</text:a> Pin that has a finisher which allows you to use more than its 16 Uses. </text:p>
          </table:table-cell>
          <table:table-cell office:value-type="float" office:value="0" calcext:value-type="float">
            <text:p>0</text:p>
          </table:table-cell>
          <table:table-cell table:formula="of:=COM.MICROSOFT.CONCAT([.A87];&quot;: { &quot;&quot;ID&quot;&quot;: &quot;;[.A87];&quot;, &quot;&quot;Name&quot;&quot;: &quot;&quot;&quot;;[.C87];&quot;&quot;&quot;, &quot;&quot;MaxLevel&quot;&quot;: &quot;;[.T87];&quot;, &quot;&quot;Mingle?&quot;&quot;: &quot;;[.AG87];&quot; },&quot;)" office:value-type="string" office:string-value="0x55: { &quot;ID&quot;: 0x55, &quot;Name&quot;: &quot;Yoshimitsu&quot;, &quot;MaxLevel&quot;: 7, &quot;Mingle?&quot;: 0 }," calcext:value-type="string">
            <text:p>0x55: { "ID": 0x55, "Name": "Yoshimitsu", "MaxLevel": 7, "Mingle?": 0 },</text:p>
          </table:table-cell>
        </table:table-row>
        <table:table-row table:style-name="ro4">
          <table:table-cell table:formula="of:=COM.MICROSOFT.CONCAT(&quot;0x&quot;; DEC2HEX([.B88] - 1))" office:value-type="string" office:string-value="0x56" calcext:value-type="string">
            <text:p>0x56</text:p>
          </table:table-cell>
          <table:table-cell office:value-type="string" calcext:value-type="string">
            <text:p><text:a xlink:href="../../../../../../../wiki/Pin_087" xlink:type="simple">087</text:a></text:p>
          </table:table-cell>
          <table:table-cell office:value-type="string" calcext:value-type="string">
            <text:p>Ichimonji</text:p>
          </table:table-cell>
          <table:table-cell office:value-type="string" calcext:value-type="string">
            <text:p>Jupiter of the Monke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ent W2D2.</text:p>
            <text:p>Dropped by 39 N.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office:value-type="float" office:value="0" calcext:value-type="float">
            <text:p>0</text:p>
          </table:table-cell>
          <table:table-cell table:formula="of:=COM.MICROSOFT.CONCAT([.A88];&quot;: { &quot;&quot;ID&quot;&quot;: &quot;;[.A88];&quot;, &quot;&quot;Name&quot;&quot;: &quot;&quot;&quot;;[.C88];&quot;&quot;&quot;, &quot;&quot;MaxLevel&quot;&quot;: &quot;;[.T88];&quot;, &quot;&quot;Mingle?&quot;&quot;: &quot;;[.AG88];&quot; },&quot;)" office:value-type="string" office:string-value="0x56: { &quot;ID&quot;: 0x56, &quot;Name&quot;: &quot;Ichimonji&quot;, &quot;MaxLevel&quot;: 5, &quot;Mingle?&quot;: 0 }," calcext:value-type="string">
            <text:p>0x56: { "ID": 0x56, "Name": "Ichimonji", "MaxLevel": 5, "Mingle?": 0 },</text:p>
          </table:table-cell>
        </table:table-row>
        <table:table-row table:style-name="ro3">
          <table:table-cell table:formula="of:=COM.MICROSOFT.CONCAT(&quot;0x&quot;; DEC2HEX([.B89] - 1))" office:value-type="string" office:string-value="0x57" calcext:value-type="string">
            <text:p>0x57</text:p>
          </table:table-cell>
          <table:table-cell office:value-type="string" calcext:value-type="string">
            <text:p><text:a xlink:href="../../../../../../../wiki/Pin_088" xlink:type="simple">088</text:a></text:p>
          </table:table-cell>
          <table:table-cell office:value-type="string" calcext:value-type="string">
            <text:p>Nikkari</text:p>
          </table:table-cell>
          <table:table-cell office:value-type="string" calcext:value-type="string">
            <text:p>Jupiter of the Monkey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7" xlink:type="simple">087</text:a>.</text:p>
            <text:p>Event W2D5,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office:value-type="float" office:value="0" calcext:value-type="float">
            <text:p>0</text:p>
          </table:table-cell>
          <table:table-cell table:formula="of:=COM.MICROSOFT.CONCAT([.A89];&quot;: { &quot;&quot;ID&quot;&quot;: &quot;;[.A89];&quot;, &quot;&quot;Name&quot;&quot;: &quot;&quot;&quot;;[.C89];&quot;&quot;&quot;, &quot;&quot;MaxLevel&quot;&quot;: &quot;;[.T89];&quot;, &quot;&quot;Mingle?&quot;&quot;: &quot;;[.AG89];&quot; },&quot;)" office:value-type="string" office:string-value="0x57: { &quot;ID&quot;: 0x57, &quot;Name&quot;: &quot;Nikkari&quot;, &quot;MaxLevel&quot;: 5, &quot;Mingle?&quot;: 0 }," calcext:value-type="string">
            <text:p>0x57: { "ID": 0x57, "Name": "Nikkari", "MaxLevel": 5, "Mingle?": 0 },</text:p>
          </table:table-cell>
        </table:table-row>
        <table:table-row table:style-name="ro4">
          <table:table-cell table:formula="of:=COM.MICROSOFT.CONCAT(&quot;0x&quot;; DEC2HEX([.B90] - 1))" office:value-type="string" office:string-value="0x58" calcext:value-type="string">
            <text:p>0x58</text:p>
          </table:table-cell>
          <table:table-cell office:value-type="string" calcext:value-type="string">
            <text:p><text:a xlink:href="../../../../../../../wiki/Pin_089" xlink:type="simple">089</text:a></text:p>
          </table:table-cell>
          <table:table-cell office:value-type="string" calcext:value-type="string">
            <text:p>Mikazuki</text:p>
          </table:table-cell>
          <table:table-cell office:value-type="string" calcext:value-type="string">
            <text:p>Jupiter of the Monkey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olves from <text:a xlink:href="../../../../../../../wiki/Pin_087" xlink:type="simple">08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office:value-type="float" office:value="1" calcext:value-type="float">
            <text:p>1</text:p>
          </table:table-cell>
          <table:table-cell table:formula="of:=COM.MICROSOFT.CONCAT([.A90];&quot;: { &quot;&quot;ID&quot;&quot;: &quot;;[.A90];&quot;, &quot;&quot;Name&quot;&quot;: &quot;&quot;&quot;;[.C90];&quot;&quot;&quot;, &quot;&quot;MaxLevel&quot;&quot;: &quot;;[.T90];&quot;, &quot;&quot;Mingle?&quot;&quot;: &quot;;[.AG90];&quot; },&quot;)" office:value-type="string" office:string-value="0x58: { &quot;ID&quot;: 0x58, &quot;Name&quot;: &quot;Mikazuki&quot;, &quot;MaxLevel&quot;: 3, &quot;Mingle?&quot;: 1 }," calcext:value-type="string">
            <text:p>0x58: { "ID": 0x58, "Name": "Mikazuki", "MaxLevel": 3, "Mingle?": 1 },</text:p>
          </table:table-cell>
        </table:table-row>
        <table:table-row table:style-name="ro4">
          <table:table-cell table:formula="of:=COM.MICROSOFT.CONCAT(&quot;0x&quot;; DEC2HEX([.B91] - 1))" office:value-type="string" office:string-value="0x59" calcext:value-type="string">
            <text:p>0x59</text:p>
          </table:table-cell>
          <table:table-cell office:value-type="string" calcext:value-type="string">
            <text:p><text:a xlink:href="../../../../../../../wiki/Pin_090" xlink:type="simple">090</text:a>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Jupiter of the Monkey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86 EN.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office:value-type="float" office:value="0" calcext:value-type="float">
            <text:p>0</text:p>
          </table:table-cell>
          <table:table-cell table:formula="of:=COM.MICROSOFT.CONCAT([.A91];&quot;: { &quot;&quot;ID&quot;&quot;: &quot;;[.A91];&quot;, &quot;&quot;Name&quot;&quot;: &quot;&quot;&quot;;[.C91];&quot;&quot;&quot;, &quot;&quot;MaxLevel&quot;&quot;: &quot;;[.T91];&quot;, &quot;&quot;Mingle?&quot;&quot;: &quot;;[.AG91];&quot; },&quot;)" office:value-type="string" office:string-value="0x59: { &quot;ID&quot;: 0x59, &quot;Name&quot;: &quot;Shiro&quot;, &quot;MaxLevel&quot;: 20, &quot;Mingle?&quot;: 0 }," calcext:value-type="string">
            <text:p>0x59: { "ID": 0x59, "Name": "Shiro", "MaxLevel": 20, "Mingle?": 0 },</text:p>
          </table:table-cell>
        </table:table-row>
        <table:table-row table:style-name="ro5">
          <table:table-cell table:formula="of:=COM.MICROSOFT.CONCAT(&quot;0x&quot;; DEC2HEX([.B92] - 1))" office:value-type="string" office:string-value="0x5A" calcext:value-type="string">
            <text:p>0x5A</text:p>
          </table:table-cell>
          <table:table-cell office:value-type="string" calcext:value-type="string">
            <text:p><text:a xlink:href="../../../../../../../wiki/Pin_091" xlink:type="simple">091</text:a></text:p>
          </table:table-cell>
          <table:table-cell office:value-type="string" calcext:value-type="string">
            <text:p>Unjo</text:p>
          </table:table-cell>
          <table:table-cell office:value-type="string" calcext:value-type="string">
            <text:p>Jupiter of the Monkey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office:value-type="float" office:value="0" calcext:value-type="float">
            <text:p>0</text:p>
          </table:table-cell>
          <table:table-cell table:formula="of:=COM.MICROSOFT.CONCAT([.A92];&quot;: { &quot;&quot;ID&quot;&quot;: &quot;;[.A92];&quot;, &quot;&quot;Name&quot;&quot;: &quot;&quot;&quot;;[.C92];&quot;&quot;&quot;, &quot;&quot;MaxLevel&quot;&quot;: &quot;;[.T92];&quot;, &quot;&quot;Mingle?&quot;&quot;: &quot;;[.AG92];&quot; },&quot;)" office:value-type="string" office:string-value="0x5A: { &quot;ID&quot;: 0x5A, &quot;Name&quot;: &quot;Unjo&quot;, &quot;MaxLevel&quot;: 5, &quot;Mingle?&quot;: 0 }," calcext:value-type="string">
            <text:p>0x5A: { "ID": 0x5A, "Name": "Unjo", "MaxLevel": 5, "Mingle?": 0 },</text:p>
          </table:table-cell>
        </table:table-row>
        <table:table-row table:style-name="ro1">
          <table:table-cell table:formula="of:=COM.MICROSOFT.CONCAT(&quot;0x&quot;; DEC2HEX([.B93] - 1))" office:value-type="string" office:string-value="0x5B" calcext:value-type="string">
            <text:p>0x5B</text:p>
          </table:table-cell>
          <table:table-cell office:value-type="string" calcext:value-type="string">
            <text:p><text:a xlink:href="../../../../../../../wiki/Pin_092" xlink:type="simple">092</text:a></text:p>
          </table:table-cell>
          <table:table-cell office:value-type="string" calcext:value-type="string">
            <text:p>Izanagi</text:p>
          </table:table-cell>
          <table:table-cell office:value-type="string" calcext:value-type="string">
            <text:p>Jupiter of the Monkey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91" xlink:type="simple">09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office:value-type="float" office:value="0" calcext:value-type="float">
            <text:p>0</text:p>
          </table:table-cell>
          <table:table-cell table:formula="of:=COM.MICROSOFT.CONCAT([.A93];&quot;: { &quot;&quot;ID&quot;&quot;: &quot;;[.A93];&quot;, &quot;&quot;Name&quot;&quot;: &quot;&quot;&quot;;[.C93];&quot;&quot;&quot;, &quot;&quot;MaxLevel&quot;&quot;: &quot;;[.T93];&quot;, &quot;&quot;Mingle?&quot;&quot;: &quot;;[.AG93];&quot; },&quot;)" office:value-type="string" office:string-value="0x5B: { &quot;ID&quot;: 0x5B, &quot;Name&quot;: &quot;Izanagi&quot;, &quot;MaxLevel&quot;: 5, &quot;Mingle?&quot;: 0 }," calcext:value-type="string">
            <text:p>0x5B: { "ID": 0x5B, "Name": "Izanagi", "MaxLevel": 5, "Mingle?": 0 },</text:p>
          </table:table-cell>
        </table:table-row>
        <table:table-row table:style-name="ro4">
          <table:table-cell table:formula="of:=COM.MICROSOFT.CONCAT(&quot;0x&quot;; DEC2HEX([.B94] - 1))" office:value-type="string" office:string-value="0x5C" calcext:value-type="string">
            <text:p>0x5C</text:p>
          </table:table-cell>
          <table:table-cell office:value-type="string" calcext:value-type="string">
            <text:p><text:a xlink:href="../../../../../../../wiki/Pin_093" xlink:type="simple">093</text:a></text:p>
          </table:table-cell>
          <table:table-cell office:value-type="string" calcext:value-type="string">
            <text:p>Murasame</text:p>
          </table:table-cell>
          <table:table-cell office:value-type="string" calcext:value-type="string">
            <text:p>Jupiter of the Monke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5.</text:p>
            <text:p>Dropped by 33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office:value-type="float" office:value="0" calcext:value-type="float">
            <text:p>0</text:p>
          </table:table-cell>
          <table:table-cell table:formula="of:=COM.MICROSOFT.CONCAT([.A94];&quot;: { &quot;&quot;ID&quot;&quot;: &quot;;[.A94];&quot;, &quot;&quot;Name&quot;&quot;: &quot;&quot;&quot;;[.C94];&quot;&quot;&quot;, &quot;&quot;MaxLevel&quot;&quot;: &quot;;[.T94];&quot;, &quot;&quot;Mingle?&quot;&quot;: &quot;;[.AG94];&quot; },&quot;)" office:value-type="string" office:string-value="0x5C: { &quot;ID&quot;: 0x5C, &quot;Name&quot;: &quot;Murasame&quot;, &quot;MaxLevel&quot;: 4, &quot;Mingle?&quot;: 0 }," calcext:value-type="string">
            <text:p>0x5C: { "ID": 0x5C, "Name": "Murasame", "MaxLevel": 4, "Mingle?": 0 },</text:p>
          </table:table-cell>
        </table:table-row>
        <table:table-row table:style-name="ro2">
          <table:table-cell table:formula="of:=COM.MICROSOFT.CONCAT(&quot;0x&quot;; DEC2HEX([.B95] - 1))" office:value-type="string" office:string-value="0x5D" calcext:value-type="string">
            <text:p>0x5D</text:p>
          </table:table-cell>
          <table:table-cell office:value-type="string" calcext:value-type="string">
            <text:p><text:a xlink:href="../../../../../../../wiki/Pin_094" xlink:type="simple">094</text:a></text:p>
          </table:table-cell>
          <table:table-cell office:value-type="string" calcext:value-type="string">
            <text:p>Rakuyo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Evolves from <text:a xlink:href="../../../../../../../wiki/Pin_093" xlink:type="simple">093</text:a>.</text:p>
            <text:p>Dropped by 49 N H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office:value-type="float" office:value="0" calcext:value-type="float">
            <text:p>0</text:p>
          </table:table-cell>
          <table:table-cell table:formula="of:=COM.MICROSOFT.CONCAT([.A95];&quot;: { &quot;&quot;ID&quot;&quot;: &quot;;[.A95];&quot;, &quot;&quot;Name&quot;&quot;: &quot;&quot;&quot;;[.C95];&quot;&quot;&quot;, &quot;&quot;MaxLevel&quot;&quot;: &quot;;[.T95];&quot;, &quot;&quot;Mingle?&quot;&quot;: &quot;;[.AG95];&quot; },&quot;)" office:value-type="string" office:string-value="0x5D: { &quot;ID&quot;: 0x5D, &quot;Name&quot;: &quot;Rakuyo&quot;, &quot;MaxLevel&quot;: 4, &quot;Mingle?&quot;: 0 }," calcext:value-type="string">
            <text:p>0x5D: { "ID": 0x5D, "Name": "Rakuyo", "MaxLevel": 4, "Mingle?": 0 },</text:p>
          </table:table-cell>
        </table:table-row>
        <table:table-row table:style-name="ro2">
          <table:table-cell table:formula="of:=COM.MICROSOFT.CONCAT(&quot;0x&quot;; DEC2HEX([.B96] - 1))" office:value-type="string" office:string-value="0x5E" calcext:value-type="string">
            <text:p>0x5E</text:p>
          </table:table-cell>
          <table:table-cell office:value-type="string" calcext:value-type="string">
            <text:p><text:a xlink:href="../../../../../../../wiki/Pin_095" xlink:type="simple">095</text:a></text:p>
          </table:table-cell>
          <table:table-cell office:value-type="string" calcext:value-type="string">
            <text:p>Kusanagi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94" xlink:type="simple">094</text:a>.</text:p>
            <text:p>Dropped by 5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office:value-type="float" office:value="1" calcext:value-type="float">
            <text:p>1</text:p>
          </table:table-cell>
          <table:table-cell table:formula="of:=COM.MICROSOFT.CONCAT([.A96];&quot;: { &quot;&quot;ID&quot;&quot;: &quot;;[.A96];&quot;, &quot;&quot;Name&quot;&quot;: &quot;&quot;&quot;;[.C96];&quot;&quot;&quot;, &quot;&quot;MaxLevel&quot;&quot;: &quot;;[.T96];&quot;, &quot;&quot;Mingle?&quot;&quot;: &quot;;[.AG96];&quot; },&quot;)" office:value-type="string" office:string-value="0x5E: { &quot;ID&quot;: 0x5E, &quot;Name&quot;: &quot;Kusanagi&quot;, &quot;MaxLevel&quot;: 4, &quot;Mingle?&quot;: 1 }," calcext:value-type="string">
            <text:p>0x5E: { "ID": 0x5E, "Name": "Kusanagi", "MaxLevel": 4, "Mingle?": 1 },</text:p>
          </table:table-cell>
        </table:table-row>
        <table:table-row table:style-name="ro9">
          <table:table-cell table:formula="of:=COM.MICROSOFT.CONCAT(&quot;0x&quot;; DEC2HEX([.B97] - 1))" office:value-type="string" office:string-value="0x5F" calcext:value-type="string">
            <text:p>0x5F</text:p>
          </table:table-cell>
          <table:table-cell office:value-type="string" calcext:value-type="string">
            <text:p><text:a xlink:href="../../../../../../../wiki/Pin_096" xlink:type="simple">096</text:a></text:p>
          </table:table-cell>
          <table:table-cell office:value-type="string" calcext:value-type="string">
            <text:p>Ohabari</text:p>
          </table:table-cell>
          <table:table-cell office:value-type="string" calcext:value-type="string">
            <text:p>Jupiter of the Monkey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d by J of the M Cat Street for 3x Murasame; 3x Tektite; 1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office:value-type="float" office:value="0" calcext:value-type="float">
            <text:p>0</text:p>
          </table:table-cell>
          <table:table-cell table:formula="of:=COM.MICROSOFT.CONCAT([.A97];&quot;: { &quot;&quot;ID&quot;&quot;: &quot;;[.A97];&quot;, &quot;&quot;Name&quot;&quot;: &quot;&quot;&quot;;[.C97];&quot;&quot;&quot;, &quot;&quot;MaxLevel&quot;&quot;: &quot;;[.T97];&quot;, &quot;&quot;Mingle?&quot;&quot;: &quot;;[.AG97];&quot; },&quot;)" office:value-type="string" office:string-value="0x5F: { &quot;ID&quot;: 0x5F, &quot;Name&quot;: &quot;Ohabari&quot;, &quot;MaxLevel&quot;: 7, &quot;Mingle?&quot;: 0 }," calcext:value-type="string">
            <text:p>0x5F: { "ID": 0x5F, "Name": "Ohabari", "MaxLevel": 7, "Mingle?": 0 },</text:p>
          </table:table-cell>
        </table:table-row>
        <table:table-row table:style-name="ro4">
          <table:table-cell table:formula="of:=COM.MICROSOFT.CONCAT(&quot;0x&quot;; DEC2HEX([.B98] - 1))" office:value-type="string" office:string-value="0x60" calcext:value-type="string">
            <text:p>0x60</text:p>
          </table:table-cell>
          <table:table-cell office:value-type="string" calcext:value-type="string">
            <text:p><text:a xlink:href="../../../../../../../wiki/Pin_097" xlink:type="simple">097</text:a></text:p>
          </table:table-cell>
          <table:table-cell office:value-type="string" calcext:value-type="string">
            <text:p>Zantetsu</text:p>
          </table:table-cell>
          <table:table-cell office:value-type="string" calcext:value-type="string">
            <text:p>Jupiter of the Monkey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volves from <text:a xlink:href="../../../../../../../wiki/Pin_090" xlink:type="simple">09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rocket-charge in that direction, mowing down enemies in his path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98];&quot;: { &quot;&quot;ID&quot;&quot;: &quot;;[.A98];&quot;, &quot;&quot;Name&quot;&quot;: &quot;&quot;&quot;;[.C98];&quot;&quot;&quot;, &quot;&quot;MaxLevel&quot;&quot;: &quot;;[.T98];&quot;, &quot;&quot;Mingle?&quot;&quot;: &quot;;[.AG98];&quot; },&quot;)" office:value-type="string" office:string-value="0x60: { &quot;ID&quot;: 0x60, &quot;Name&quot;: &quot;Zantetsu&quot;, &quot;MaxLevel&quot;: 10, &quot;Mingle?&quot;: 0 }," calcext:value-type="string">
            <text:p>0x60: { "ID": 0x60, "Name": "Zantetsu", "MaxLevel": 10, "Mingle?": 0 },</text:p>
          </table:table-cell>
        </table:table-row>
        <table:table-row table:style-name="ro4">
          <table:table-cell table:formula="of:=COM.MICROSOFT.CONCAT(&quot;0x&quot;; DEC2HEX([.B99] - 1))" office:value-type="string" office:string-value="0x61" calcext:value-type="string">
            <text:p>0x61</text:p>
          </table:table-cell>
          <table:table-cell office:value-type="string" calcext:value-type="string">
            <text:p><text:a xlink:href="../../../../../../../wiki/Pin_098" xlink:type="simple">098</text:a></text:p>
          </table:table-cell>
          <table:table-cell office:value-type="string" calcext:value-type="string">
            <text:p>Mitama</text:p>
          </table:table-cell>
          <table:table-cell office:value-type="string" calcext:value-type="string">
            <text:p>Jupiter of the Monkey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.1" calcext:value-type="float">
            <text:p>3.1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N87.</text:p>
            <text:p>Dropped by 4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and Neku will attack with a spinning slash. Inflicts damage on surrounding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99];&quot;: { &quot;&quot;ID&quot;&quot;: &quot;;[.A99];&quot;, &quot;&quot;Name&quot;&quot;: &quot;&quot;&quot;;[.C99];&quot;&quot;&quot;, &quot;&quot;MaxLevel&quot;&quot;: &quot;;[.T99];&quot;, &quot;&quot;Mingle?&quot;&quot;: &quot;;[.AG99];&quot; },&quot;)" office:value-type="string" office:string-value="0x61: { &quot;ID&quot;: 0x61, &quot;Name&quot;: &quot;Mitama&quot;, &quot;MaxLevel&quot;: 6, &quot;Mingle?&quot;: 0 }," calcext:value-type="string">
            <text:p>0x61: { "ID": 0x61, "Name": "Mitama", "MaxLevel": 6, "Mingle?": 0 },</text:p>
          </table:table-cell>
        </table:table-row>
        <table:table-row table:style-name="ro1">
          <table:table-cell table:formula="of:=COM.MICROSOFT.CONCAT(&quot;0x&quot;; DEC2HEX([.B100] - 1))" office:value-type="string" office:string-value="0x62" calcext:value-type="string">
            <text:p>0x62</text:p>
          </table:table-cell>
          <table:table-cell office:value-type="string" calcext:value-type="string">
            <text:p><text:a xlink:href="../../../../../../../wiki/Pin_099" xlink:type="simple">099</text:a></text:p>
          </table:table-cell>
          <table:table-cell office:value-type="string" calcext:value-type="string">
            <text:p>Izanami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2D2 Pig (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00];&quot;: { &quot;&quot;ID&quot;&quot;: &quot;;[.A100];&quot;, &quot;&quot;Name&quot;&quot;: &quot;&quot;&quot;;[.C100];&quot;&quot;&quot;, &quot;&quot;MaxLevel&quot;&quot;: &quot;;[.T100];&quot;, &quot;&quot;Mingle?&quot;&quot;: &quot;;[.AG100];&quot; },&quot;)" office:value-type="string" office:string-value="0x62: { &quot;ID&quot;: 0x62, &quot;Name&quot;: &quot;Izanami&quot;, &quot;MaxLevel&quot;: 1, &quot;Mingle?&quot;: 0 }," calcext:value-type="string">
            <text:p>0x62: { "ID": 0x62, "Name": "Izanami", "MaxLevel": 1, "Mingle?": 0 },</text:p>
          </table:table-cell>
        </table:table-row>
        <table:table-row table:style-name="ro4">
          <table:table-cell table:formula="of:=COM.MICROSOFT.CONCAT(&quot;0x&quot;; DEC2HEX([.B101] - 1))" office:value-type="string" office:string-value="0x63" calcext:value-type="string">
            <text:p>0x63</text:p>
          </table:table-cell>
          <table:table-cell office:value-type="string" calcext:value-type="string">
            <text:p><text:a xlink:href="../../../../../../../wiki/Pin_100" xlink:type="simple">100</text:a></text:p>
          </table:table-cell>
          <table:table-cell office:value-type="string" calcext:value-type="string">
            <text:p>Onmyo</text:p>
          </table:table-cell>
          <table:table-cell office:value-type="string" calcext:value-type="string">
            <text:p>Jupiter of the Monkey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opped by 1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01];&quot;: { &quot;&quot;ID&quot;&quot;: &quot;;[.A101];&quot;, &quot;&quot;Name&quot;&quot;: &quot;&quot;&quot;;[.C101];&quot;&quot;&quot;, &quot;&quot;MaxLevel&quot;&quot;: &quot;;[.T101];&quot;, &quot;&quot;Mingle?&quot;&quot;: &quot;;[.AG101];&quot; },&quot;)" office:value-type="string" office:string-value="0x63: { &quot;ID&quot;: 0x63, &quot;Name&quot;: &quot;Onmyo&quot;, &quot;MaxLevel&quot;: 5, &quot;Mingle?&quot;: 0 }," calcext:value-type="string">
            <text:p>0x63: { "ID": 0x63, "Name": "Onmyo", "MaxLevel": 5, "Mingle?": 0 },</text:p>
          </table:table-cell>
        </table:table-row>
        <table:table-row table:style-name="ro1">
          <table:table-cell table:formula="of:=COM.MICROSOFT.CONCAT(&quot;0x&quot;; DEC2HEX([.B102] - 1))" office:value-type="string" office:string-value="0x64" calcext:value-type="string">
            <text:p>0x64</text:p>
          </table:table-cell>
          <table:table-cell office:value-type="string" calcext:value-type="string">
            <text:p><text:a xlink:href="../../../../../../../wiki/Pin_101" xlink:type="simple">101</text:a></text:p>
          </table:table-cell>
          <table:table-cell office:value-type="string" calcext:value-type="string">
            <text:p>Konohana</text:p>
          </table:table-cell>
          <table:table-cell office:value-type="string" calcext:value-type="string">
            <text:p>Jupiter of the Monkey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office:value-type="float" office:value="0" calcext:value-type="float">
            <text:p>0</text:p>
          </table:table-cell>
          <table:table-cell table:formula="of:=COM.MICROSOFT.CONCAT([.A102];&quot;: { &quot;&quot;ID&quot;&quot;: &quot;;[.A102];&quot;, &quot;&quot;Name&quot;&quot;: &quot;&quot;&quot;;[.C102];&quot;&quot;&quot;, &quot;&quot;MaxLevel&quot;&quot;: &quot;;[.T102];&quot;, &quot;&quot;Mingle?&quot;&quot;: &quot;;[.AG102];&quot; },&quot;)" office:value-type="string" office:string-value="0x64: { &quot;ID&quot;: 0x64, &quot;Name&quot;: &quot;Konohana&quot;, &quot;MaxLevel&quot;: 3, &quot;Mingle?&quot;: 0 }," calcext:value-type="string">
            <text:p>0x64: { "ID": 0x64, "Name": "Konohana", "MaxLevel": 3, "Mingle?": 0 },</text:p>
          </table:table-cell>
        </table:table-row>
        <table:table-row table:style-name="ro1">
          <table:table-cell table:formula="of:=COM.MICROSOFT.CONCAT(&quot;0x&quot;; DEC2HEX([.B103] - 1))" office:value-type="string" office:string-value="0x65" calcext:value-type="string">
            <text:p>0x65</text:p>
          </table:table-cell>
          <table:table-cell office:value-type="string" calcext:value-type="string">
            <text:p><text:a xlink:href="../../../../../../../wiki/Pin_102" xlink:type="simple">102</text:a></text:p>
          </table:table-cell>
          <table:table-cell office:value-type="string" calcext:value-type="string">
            <text:p>Konohana Sakuya</text:p>
          </table:table-cell>
          <table:table-cell office:value-type="string" calcext:value-type="string">
            <text:p>Jupiter of the Monke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03];&quot;: { &quot;&quot;ID&quot;&quot;: &quot;;[.A103];&quot;, &quot;&quot;Name&quot;&quot;: &quot;&quot;&quot;;[.C103];&quot;&quot;&quot;, &quot;&quot;MaxLevel&quot;&quot;: &quot;;[.T103];&quot;, &quot;&quot;Mingle?&quot;&quot;: &quot;;[.AG103];&quot; },&quot;)" office:value-type="string" office:string-value="0x65: { &quot;ID&quot;: 0x65, &quot;Name&quot;: &quot;Konohana Sakuya&quot;, &quot;MaxLevel&quot;: 4, &quot;Mingle?&quot;: 0 }," calcext:value-type="string">
            <text:p>0x65: { "ID": 0x65, "Name": "Konohana Sakuya", "MaxLevel": 4, "Mingle?": 0 },</text:p>
          </table:table-cell>
        </table:table-row>
        <table:table-row table:style-name="ro1">
          <table:table-cell table:formula="of:=COM.MICROSOFT.CONCAT(&quot;0x&quot;; DEC2HEX([.B104] - 1))" office:value-type="string" office:string-value="0x66" calcext:value-type="string">
            <text:p>0x66</text:p>
          </table:table-cell>
          <table:table-cell office:value-type="string" calcext:value-type="string">
            <text:p><text:a xlink:href="../../../../../../../wiki/Pin_103" xlink:type="simple">103</text:a></text:p>
          </table:table-cell>
          <table:table-cell table:number-columns-repeated="2" office:value-type="string" calcext:value-type="string">
            <text:p>Jupiter of the Monke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JM" xlink:type="simple">Resonance: JM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Jupiter of the Monkey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04];&quot;: { &quot;&quot;ID&quot;&quot;: &quot;;[.A104];&quot;, &quot;&quot;Name&quot;&quot;: &quot;&quot;&quot;;[.C104];&quot;&quot;&quot;, &quot;&quot;MaxLevel&quot;&quot;: &quot;;[.T104];&quot;, &quot;&quot;Mingle?&quot;&quot;: &quot;;[.AG104];&quot; },&quot;)" office:value-type="string" office:string-value="0x66: { &quot;ID&quot;: 0x66, &quot;Name&quot;: &quot;Jupiter of the Monkey&quot;, &quot;MaxLevel&quot;: 3, &quot;Mingle?&quot;: 0 }," calcext:value-type="string">
            <text:p>0x66: { "ID": 0x66, "Name": "Jupiter of the Monkey", "MaxLevel": 3, "Mingle?": 0 },</text:p>
          </table:table-cell>
        </table:table-row>
        <table:table-row table:style-name="ro6">
          <table:table-cell table:formula="of:=COM.MICROSOFT.CONCAT(&quot;0x&quot;; DEC2HEX([.B105] - 1))" office:value-type="string" office:string-value="0x67" calcext:value-type="string">
            <text:p>0x67</text:p>
          </table:table-cell>
          <table:table-cell office:value-type="string" calcext:value-type="string">
            <text:p><text:a xlink:href="../../../../../../../wiki/Pin_104" xlink:type="simple">104</text:a></text:p>
          </table:table-cell>
          <table:table-cell office:value-type="string" calcext:value-type="string">
            <text:p>Long Live the Rock</text:p>
          </table:table-cell>
          <table:table-cell office:value-type="string" calcext:value-type="string">
            <text:p>Hip Snak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Rock_Bind" xlink:type="simple">Rock Bind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Tin Pin Another Day (Udagawa Back Street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encase it in stones and stop it from moving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05];&quot;: { &quot;&quot;ID&quot;&quot;: &quot;;[.A105];&quot;, &quot;&quot;Name&quot;&quot;: &quot;&quot;&quot;;[.C105];&quot;&quot;&quot;, &quot;&quot;MaxLevel&quot;&quot;: &quot;;[.T105];&quot;, &quot;&quot;Mingle?&quot;&quot;: &quot;;[.AG105];&quot; },&quot;)" office:value-type="string" office:string-value="0x67: { &quot;ID&quot;: 0x67, &quot;Name&quot;: &quot;Long Live the Rock&quot;, &quot;MaxLevel&quot;: 4, &quot;Mingle?&quot;: 0 }," calcext:value-type="string">
            <text:p>0x67: { "ID": 0x67, "Name": "Long Live the Rock", "MaxLevel": 4, "Mingle?": 0 },</text:p>
          </table:table-cell>
        </table:table-row>
        <table:table-row table:style-name="ro5">
          <table:table-cell table:formula="of:=COM.MICROSOFT.CONCAT(&quot;0x&quot;; DEC2HEX([.B106] - 1))" office:value-type="string" office:string-value="0x68" calcext:value-type="string">
            <text:p>0x68</text:p>
          </table:table-cell>
          <table:table-cell office:value-type="string" calcext:value-type="string">
            <text:p><text:a xlink:href="../../../../../../../wiki/Pin_105" xlink:type="simple">105</text:a></text:p>
          </table:table-cell>
          <table:table-cell office:value-type="string" calcext:value-type="string">
            <text:p>Long Live the Ice</text:p>
          </table:table-cell>
          <table:table-cell office:value-type="string" calcext:value-type="string">
            <text:p>Hip Snak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Cosmic Corner Dougenzaka.</text:p>
            <text:p>Event W2D1.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06];&quot;: { &quot;&quot;ID&quot;&quot;: &quot;;[.A106];&quot;, &quot;&quot;Name&quot;&quot;: &quot;&quot;&quot;;[.C106];&quot;&quot;&quot;, &quot;&quot;MaxLevel&quot;&quot;: &quot;;[.T106];&quot;, &quot;&quot;Mingle?&quot;&quot;: &quot;;[.AG106];&quot; },&quot;)" office:value-type="string" office:string-value="0x68: { &quot;ID&quot;: 0x68, &quot;Name&quot;: &quot;Long Live the Ice&quot;, &quot;MaxLevel&quot;: 5, &quot;Mingle?&quot;: 0 }," calcext:value-type="string">
            <text:p>0x68: { "ID": 0x68, "Name": "Long Live the Ice", "MaxLevel": 5, "Mingle?": 0 },</text:p>
          </table:table-cell>
        </table:table-row>
        <table:table-row table:style-name="ro4">
          <table:table-cell table:formula="of:=COM.MICROSOFT.CONCAT(&quot;0x&quot;; DEC2HEX([.B107] - 1))" office:value-type="string" office:string-value="0x69" calcext:value-type="string">
            <text:p>0x69</text:p>
          </table:table-cell>
          <table:table-cell office:value-type="string" calcext:value-type="string">
            <text:p><text:a xlink:href="../../../../../../../wiki/Pin_106" xlink:type="simple">106</text:a></text:p>
          </table:table-cell>
          <table:table-cell office:value-type="string" calcext:value-type="string">
            <text:p>Long Live the Floe</text:p>
          </table:table-cell>
          <table:table-cell office:value-type="string" calcext:value-type="string">
            <text:p>Hip Snake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5" xlink:type="simple">105</text:a>.</text:p>
          </table:table-cell>
          <table:table-cell office:value-type="string" calcext:value-type="string">
            <text:p>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07];&quot;: { &quot;&quot;ID&quot;&quot;: &quot;;[.A107];&quot;, &quot;&quot;Name&quot;&quot;: &quot;&quot;&quot;;[.C107];&quot;&quot;&quot;, &quot;&quot;MaxLevel&quot;&quot;: &quot;;[.T107];&quot;, &quot;&quot;Mingle?&quot;&quot;: &quot;;[.AG107];&quot; },&quot;)" office:value-type="string" office:string-value="0x69: { &quot;ID&quot;: 0x69, &quot;Name&quot;: &quot;Long Live the Floe&quot;, &quot;MaxLevel&quot;: 5, &quot;Mingle?&quot;: 0 }," calcext:value-type="string">
            <text:p>0x69: { "ID": 0x69, "Name": "Long Live the Floe", "MaxLevel": 5, "Mingle?": 0 },</text:p>
          </table:table-cell>
        </table:table-row>
        <table:table-row table:style-name="ro4">
          <table:table-cell table:formula="of:=COM.MICROSOFT.CONCAT(&quot;0x&quot;; DEC2HEX([.B108] - 1))" office:value-type="string" office:string-value="0x6A" calcext:value-type="string">
            <text:p>0x6A</text:p>
          </table:table-cell>
          <table:table-cell office:value-type="string" calcext:value-type="string">
            <text:p><text:a xlink:href="../../../../../../../wiki/Pin_107" xlink:type="simple">107</text:a></text:p>
          </table:table-cell>
          <table:table-cell office:value-type="string" calcext:value-type="string">
            <text:p>Eyes Full of Hope</text:p>
          </table:table-cell>
          <table:table-cell office:value-type="string" calcext:value-type="string">
            <text:p>Hip Snake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ropped by 29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08];&quot;: { &quot;&quot;ID&quot;&quot;: &quot;;[.A108];&quot;, &quot;&quot;Name&quot;&quot;: &quot;&quot;&quot;;[.C108];&quot;&quot;&quot;, &quot;&quot;MaxLevel&quot;&quot;: &quot;;[.T108];&quot;, &quot;&quot;Mingle?&quot;&quot;: &quot;;[.AG108];&quot; },&quot;)" office:value-type="string" office:string-value="0x6A: { &quot;ID&quot;: 0x6A, &quot;Name&quot;: &quot;Eyes Full of Hope&quot;, &quot;MaxLevel&quot;: 5, &quot;Mingle?&quot;: 0 }," calcext:value-type="string">
            <text:p>0x6A: { "ID": 0x6A, "Name": "Eyes Full of Hope", "MaxLevel": 5, "Mingle?": 0 },</text:p>
          </table:table-cell>
        </table:table-row>
        <table:table-row table:style-name="ro2">
          <table:table-cell table:formula="of:=COM.MICROSOFT.CONCAT(&quot;0x&quot;; DEC2HEX([.B109] - 1))" office:value-type="string" office:string-value="0x6B" calcext:value-type="string">
            <text:p>0x6B</text:p>
          </table:table-cell>
          <table:table-cell office:value-type="string" calcext:value-type="string">
            <text:p><text:a xlink:href="../../../../../../../wiki/Pin_108" xlink:type="simple">108</text:a></text:p>
          </table:table-cell>
          <table:table-cell office:value-type="string" calcext:value-type="string">
            <text:p>Eyes Full of Light</text:p>
          </table:table-cell>
          <table:table-cell office:value-type="string" calcext:value-type="string">
            <text:p>Hip Snake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5" calcext:value-type="float">
            <text:p>75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Evolves from <text:a xlink:href="../../../../../../../wiki/Pin_107" xlink:type="simple">107</text:a>.</text:p>
            <text:p>Dropped by 31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09];&quot;: { &quot;&quot;ID&quot;&quot;: &quot;;[.A109];&quot;, &quot;&quot;Name&quot;&quot;: &quot;&quot;&quot;;[.C109];&quot;&quot;&quot;, &quot;&quot;MaxLevel&quot;&quot;: &quot;;[.T109];&quot;, &quot;&quot;Mingle?&quot;&quot;: &quot;;[.AG109];&quot; },&quot;)" office:value-type="string" office:string-value="0x6B: { &quot;ID&quot;: 0x6B, &quot;Name&quot;: &quot;Eyes Full of Light&quot;, &quot;MaxLevel&quot;: 5, &quot;Mingle?&quot;: 0 }," calcext:value-type="string">
            <text:p>0x6B: { "ID": 0x6B, "Name": "Eyes Full of Light", "MaxLevel": 5, "Mingle?": 0 },</text:p>
          </table:table-cell>
        </table:table-row>
        <table:table-row table:style-name="ro5">
          <table:table-cell table:formula="of:=COM.MICROSOFT.CONCAT(&quot;0x&quot;; DEC2HEX([.B110] - 1))" office:value-type="string" office:string-value="0x6C" calcext:value-type="string">
            <text:p>0x6C</text:p>
          </table:table-cell>
          <table:table-cell office:value-type="string" calcext:value-type="string">
            <text:p><text:a xlink:href="../../../../../../../wiki/Pin_109" xlink:type="simple">109</text:a></text:p>
          </table:table-cell>
          <table:table-cell office:value-type="string" calcext:value-type="string">
            <text:p>Hot Gaze</text:p>
          </table:table-cell>
          <table:table-cell office:value-type="string" calcext:value-type="string">
            <text:p>Hip Snak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W3D1.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10];&quot;: { &quot;&quot;ID&quot;&quot;: &quot;;[.A110];&quot;, &quot;&quot;Name&quot;&quot;: &quot;&quot;&quot;;[.C110];&quot;&quot;&quot;, &quot;&quot;MaxLevel&quot;&quot;: &quot;;[.T110];&quot;, &quot;&quot;Mingle?&quot;&quot;: &quot;;[.AG110];&quot; },&quot;)" office:value-type="string" office:string-value="0x6C: { &quot;ID&quot;: 0x6C, &quot;Name&quot;: &quot;Hot Gaze&quot;, &quot;MaxLevel&quot;: 4, &quot;Mingle?&quot;: 0 }," calcext:value-type="string">
            <text:p>0x6C: { "ID": 0x6C, "Name": "Hot Gaze", "MaxLevel": 4, "Mingle?": 0 },</text:p>
          </table:table-cell>
        </table:table-row>
        <table:table-row table:style-name="ro4">
          <table:table-cell table:formula="of:=COM.MICROSOFT.CONCAT(&quot;0x&quot;; DEC2HEX([.B111] - 1))" office:value-type="string" office:string-value="0x6D" calcext:value-type="string">
            <text:p>0x6D</text:p>
          </table:table-cell>
          <table:table-cell office:value-type="string" calcext:value-type="string">
            <text:p><text:a xlink:href="../../../../../../../wiki/Pin_110" xlink:type="simple">110</text:a></text:p>
          </table:table-cell>
          <table:table-cell office:value-type="string" calcext:value-type="string">
            <text:p>Sizzling Gaze</text:p>
          </table:table-cell>
          <table:table-cell office:value-type="string" calcext:value-type="string">
            <text:p>Hip Snake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9" xlink:type="simple">10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11];&quot;: { &quot;&quot;ID&quot;&quot;: &quot;;[.A111];&quot;, &quot;&quot;Name&quot;&quot;: &quot;&quot;&quot;;[.C111];&quot;&quot;&quot;, &quot;&quot;MaxLevel&quot;&quot;: &quot;;[.T111];&quot;, &quot;&quot;Mingle?&quot;&quot;: &quot;;[.AG111];&quot; },&quot;)" office:value-type="string" office:string-value="0x6D: { &quot;ID&quot;: 0x6D, &quot;Name&quot;: &quot;Sizzling Gaze&quot;, &quot;MaxLevel&quot;: 4, &quot;Mingle?&quot;: 0 }," calcext:value-type="string">
            <text:p>0x6D: { "ID": 0x6D, "Name": "Sizzling Gaze", "MaxLevel": 4, "Mingle?": 0 },</text:p>
          </table:table-cell>
        </table:table-row>
        <table:table-row table:style-name="ro3">
          <table:table-cell table:formula="of:=COM.MICROSOFT.CONCAT(&quot;0x&quot;; DEC2HEX([.B112] - 1))" office:value-type="string" office:string-value="0x6E" calcext:value-type="string">
            <text:p>0x6E</text:p>
          </table:table-cell>
          <table:table-cell office:value-type="string" calcext:value-type="string">
            <text:p><text:a xlink:href="../../../../../../../wiki/Pin_111" xlink:type="simple">111</text:a></text:p>
          </table:table-cell>
          <table:table-cell office:value-type="string" calcext:value-type="string">
            <text:p>Cold Stare</text:p>
          </table:table-cell>
          <table:table-cell office:value-type="string" calcext:value-type="string">
            <text:p>Hip Snak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6" xlink:type="simple">106</text:a>.</text:p>
            <text:p>Sold by Cosmic Corner Dougenzaka.</text:p>
          </table:table-cell>
          <table:table-cell office:value-type="string" calcext:value-type="string">
            <text:p>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  <table:table-cell office:value-type="float" office:value="0" calcext:value-type="float">
            <text:p>0</text:p>
          </table:table-cell>
          <table:table-cell table:formula="of:=COM.MICROSOFT.CONCAT([.A112];&quot;: { &quot;&quot;ID&quot;&quot;: &quot;;[.A112];&quot;, &quot;&quot;Name&quot;&quot;: &quot;&quot;&quot;;[.C112];&quot;&quot;&quot;, &quot;&quot;MaxLevel&quot;&quot;: &quot;;[.T112];&quot;, &quot;&quot;Mingle?&quot;&quot;: &quot;;[.AG112];&quot; },&quot;)" office:value-type="string" office:string-value="0x6E: { &quot;ID&quot;: 0x6E, &quot;Name&quot;: &quot;Cold Stare&quot;, &quot;MaxLevel&quot;: 10, &quot;Mingle?&quot;: 0 }," calcext:value-type="string">
            <text:p>0x6E: { "ID": 0x6E, "Name": "Cold Stare", "MaxLevel": 10, "Mingle?": 0 },</text:p>
          </table:table-cell>
        </table:table-row>
        <table:table-row table:style-name="ro5">
          <table:table-cell table:formula="of:=COM.MICROSOFT.CONCAT(&quot;0x&quot;; DEC2HEX([.B113] - 1))" office:value-type="string" office:string-value="0x6F" calcext:value-type="string">
            <text:p>0x6F</text:p>
          </table:table-cell>
          <table:table-cell office:value-type="string" calcext:value-type="string">
            <text:p><text:a xlink:href="../../../../../../../wiki/Pin_112" xlink:type="simple">112</text:a></text:p>
          </table:table-cell>
          <table:table-cell office:value-type="string" calcext:value-type="string">
            <text:p>Icy Stare</text:p>
          </table:table-cell>
          <table:table-cell office:value-type="string" calcext:value-type="string">
            <text:p>Hip Snake</text:p>
          </table:table-cell>
          <table:table-cell office:value-type="float" office:value="18650" calcext:value-type="float">
            <text:p>18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07" calcext:value-type="float">
            <text:p>10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11" xlink:type="simple">111</text:a>.</text:p>
            <text:p>Event Another Day Pig (Pork City 2F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  <table:table-cell office:value-type="float" office:value="0" calcext:value-type="float">
            <text:p>0</text:p>
          </table:table-cell>
          <table:table-cell table:formula="of:=COM.MICROSOFT.CONCAT([.A113];&quot;: { &quot;&quot;ID&quot;&quot;: &quot;;[.A113];&quot;, &quot;&quot;Name&quot;&quot;: &quot;&quot;&quot;;[.C113];&quot;&quot;&quot;, &quot;&quot;MaxLevel&quot;&quot;: &quot;;[.T113];&quot;, &quot;&quot;Mingle?&quot;&quot;: &quot;;[.AG113];&quot; },&quot;)" office:value-type="string" office:string-value="0x6F: { &quot;ID&quot;: 0x6F, &quot;Name&quot;: &quot;Icy Stare&quot;, &quot;MaxLevel&quot;: 10, &quot;Mingle?&quot;: 0 }," calcext:value-type="string">
            <text:p>0x6F: { "ID": 0x6F, "Name": "Icy Stare", "MaxLevel": 10, "Mingle?": 0 },</text:p>
          </table:table-cell>
        </table:table-row>
        <table:table-row table:style-name="ro2">
          <table:table-cell table:formula="of:=COM.MICROSOFT.CONCAT(&quot;0x&quot;; DEC2HEX([.B114] - 1))" office:value-type="string" office:string-value="0x70" calcext:value-type="string">
            <text:p>0x70</text:p>
          </table:table-cell>
          <table:table-cell office:value-type="string" calcext:value-type="string">
            <text:p><text:a xlink:href="../../../../../../../wiki/Pin_113" xlink:type="simple">113</text:a></text:p>
          </table:table-cell>
          <table:table-cell office:value-type="string" calcext:value-type="string">
            <text:p>Wassup Thunder!</text:p>
          </table:table-cell>
          <table:table-cell office:value-type="string" calcext:value-type="string">
            <text:p>Hip Snak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Cosmic Corner Dougenzaka.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office:value-type="float" office:value="0" calcext:value-type="float">
            <text:p>0</text:p>
          </table:table-cell>
          <table:table-cell table:formula="of:=COM.MICROSOFT.CONCAT([.A114];&quot;: { &quot;&quot;ID&quot;&quot;: &quot;;[.A114];&quot;, &quot;&quot;Name&quot;&quot;: &quot;&quot;&quot;;[.C114];&quot;&quot;&quot;, &quot;&quot;MaxLevel&quot;&quot;: &quot;;[.T114];&quot;, &quot;&quot;Mingle?&quot;&quot;: &quot;;[.AG114];&quot; },&quot;)" office:value-type="string" office:string-value="0x70: { &quot;ID&quot;: 0x70, &quot;Name&quot;: &quot;Wassup Thunder!&quot;, &quot;MaxLevel&quot;: 5, &quot;Mingle?&quot;: 0 }," calcext:value-type="string">
            <text:p>0x70: { "ID": 0x70, "Name": "Wassup Thunder!", "MaxLevel": 5, "Mingle?": 0 },</text:p>
          </table:table-cell>
        </table:table-row>
        <table:table-row table:style-name="ro2">
          <table:table-cell table:formula="of:=COM.MICROSOFT.CONCAT(&quot;0x&quot;; DEC2HEX([.B115] - 1))" office:value-type="string" office:string-value="0x71" calcext:value-type="string">
            <text:p>0x71</text:p>
          </table:table-cell>
          <table:table-cell office:value-type="string" calcext:value-type="string">
            <text:p><text:a xlink:href="../../../../../../../wiki/Pin_114" xlink:type="simple">114</text:a></text:p>
          </table:table-cell>
          <table:table-cell office:value-type="string" calcext:value-type="string">
            <text:p>Wassup Lightning!</text:p>
          </table:table-cell>
          <table:table-cell office:value-type="string" calcext:value-type="string">
            <text:p>Hip Snake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3" xlink:type="simple">113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office:value-type="float" office:value="0" calcext:value-type="float">
            <text:p>0</text:p>
          </table:table-cell>
          <table:table-cell table:formula="of:=COM.MICROSOFT.CONCAT([.A115];&quot;: { &quot;&quot;ID&quot;&quot;: &quot;;[.A115];&quot;, &quot;&quot;Name&quot;&quot;: &quot;&quot;&quot;;[.C115];&quot;&quot;&quot;, &quot;&quot;MaxLevel&quot;&quot;: &quot;;[.T115];&quot;, &quot;&quot;Mingle?&quot;&quot;: &quot;;[.AG115];&quot; },&quot;)" office:value-type="string" office:string-value="0x71: { &quot;ID&quot;: 0x71, &quot;Name&quot;: &quot;Wassup Lightning!&quot;, &quot;MaxLevel&quot;: 5, &quot;Mingle?&quot;: 0 }," calcext:value-type="string">
            <text:p>0x71: { "ID": 0x71, "Name": "Wassup Lightning!", "MaxLevel": 5, "Mingle?": 0 },</text:p>
          </table:table-cell>
        </table:table-row>
        <table:table-row table:style-name="ro2">
          <table:table-cell table:formula="of:=COM.MICROSOFT.CONCAT(&quot;0x&quot;; DEC2HEX([.B116] - 1))" office:value-type="string" office:string-value="0x72" calcext:value-type="string">
            <text:p>0x72</text:p>
          </table:table-cell>
          <table:table-cell office:value-type="string" calcext:value-type="string">
            <text:p><text:a xlink:href="../../../../../../../wiki/Pin_115" xlink:type="simple">115</text:a></text:p>
          </table:table-cell>
          <table:table-cell office:value-type="string" calcext:value-type="string">
            <text:p>Wassup Voltage!</text:p>
          </table:table-cell>
          <table:table-cell office:value-type="string" calcext:value-type="string">
            <text:p>Hip Snak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5" calcext:value-type="float">
            <text:p>85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4" xlink:type="simple">11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office:value-type="float" office:value="1" calcext:value-type="float">
            <text:p>1</text:p>
          </table:table-cell>
          <table:table-cell table:formula="of:=COM.MICROSOFT.CONCAT([.A116];&quot;: { &quot;&quot;ID&quot;&quot;: &quot;;[.A116];&quot;, &quot;&quot;Name&quot;&quot;: &quot;&quot;&quot;;[.C116];&quot;&quot;&quot;, &quot;&quot;MaxLevel&quot;&quot;: &quot;;[.T116];&quot;, &quot;&quot;Mingle?&quot;&quot;: &quot;;[.AG116];&quot; },&quot;)" office:value-type="string" office:string-value="0x72: { &quot;ID&quot;: 0x72, &quot;Name&quot;: &quot;Wassup Voltage!&quot;, &quot;MaxLevel&quot;: 6, &quot;Mingle?&quot;: 1 }," calcext:value-type="string">
            <text:p>0x72: { "ID": 0x72, "Name": "Wassup Voltage!", "MaxLevel": 6, "Mingle?": 1 },</text:p>
          </table:table-cell>
        </table:table-row>
        <table:table-row table:style-name="ro1">
          <table:table-cell table:formula="of:=COM.MICROSOFT.CONCAT(&quot;0x&quot;; DEC2HEX([.B117] - 1))" office:value-type="string" office:string-value="0x73" calcext:value-type="string">
            <text:p>0x73</text:p>
          </table:table-cell>
          <table:table-cell office:value-type="string" calcext:value-type="string">
            <text:p><text:a xlink:href="../../../../../../../wiki/Pin_116" xlink:type="simple">116</text:a></text:p>
          </table:table-cell>
          <table:table-cell office:value-type="string" calcext:value-type="string">
            <text:p>Indestructo Man</text:p>
          </table:table-cell>
          <table:table-cell office:value-type="string" calcext:value-type="string">
            <text:p>Hip Snak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%2B" xlink:type="simple">Lif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 Pig (104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HP_Drain" xlink:type="simple">HP Drain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117];&quot;: { &quot;&quot;ID&quot;&quot;: &quot;;[.A117];&quot;, &quot;&quot;Name&quot;&quot;: &quot;&quot;&quot;;[.C117];&quot;&quot;&quot;, &quot;&quot;MaxLevel&quot;&quot;: &quot;;[.T117];&quot;, &quot;&quot;Mingle?&quot;&quot;: &quot;;[.AG117];&quot; },&quot;)" office:value-type="string" office:string-value="0x73: { &quot;ID&quot;: 0x73, &quot;Name&quot;: &quot;Indestructo Man&quot;, &quot;MaxLevel&quot;: 1, &quot;Mingle?&quot;: 0 }," calcext:value-type="string">
            <text:p>0x73: { "ID": 0x73, "Name": "Indestructo Man", "MaxLevel": 1, "Mingle?": 0 },</text:p>
          </table:table-cell>
        </table:table-row>
        <table:table-row table:style-name="ro2">
          <table:table-cell table:formula="of:=COM.MICROSOFT.CONCAT(&quot;0x&quot;; DEC2HEX([.B118] - 1))" office:value-type="string" office:string-value="0x74" calcext:value-type="string">
            <text:p>0x74</text:p>
          </table:table-cell>
          <table:table-cell office:value-type="string" calcext:value-type="string">
            <text:p><text:a xlink:href="../../../../../../../wiki/Pin_117" xlink:type="simple">117</text:a></text:p>
          </table:table-cell>
          <table:table-cell table:number-columns-repeated="2" office:value-type="string" calcext:value-type="string">
            <text:p>Hip Snak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HS" xlink:type="simple">Resonance: HS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EN.</text:p>
            <text:p>Dropped by 9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Hip Snake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18];&quot;: { &quot;&quot;ID&quot;&quot;: &quot;;[.A118];&quot;, &quot;&quot;Name&quot;&quot;: &quot;&quot;&quot;;[.C118];&quot;&quot;&quot;, &quot;&quot;MaxLevel&quot;&quot;: &quot;;[.T118];&quot;, &quot;&quot;Mingle?&quot;&quot;: &quot;;[.AG118];&quot; },&quot;)" office:value-type="string" office:string-value="0x74: { &quot;ID&quot;: 0x74, &quot;Name&quot;: &quot;Hip Snake&quot;, &quot;MaxLevel&quot;: 3, &quot;Mingle?&quot;: 0 }," calcext:value-type="string">
            <text:p>0x74: { "ID": 0x74, "Name": "Hip Snake", "MaxLevel": 3, "Mingle?": 0 },</text:p>
          </table:table-cell>
        </table:table-row>
        <table:table-row table:style-name="ro5">
          <table:table-cell table:formula="of:=COM.MICROSOFT.CONCAT(&quot;0x&quot;; DEC2HEX([.B119] - 1))" office:value-type="string" office:string-value="0x75" calcext:value-type="string">
            <text:p>0x75</text:p>
          </table:table-cell>
          <table:table-cell office:value-type="string" calcext:value-type="string">
            <text:p><text:a xlink:href="../../../../../../../wiki/Pin_118" xlink:type="simple">118</text:a></text:p>
          </table:table-cell>
          <table:table-cell office:value-type="string" calcext:value-type="string">
            <text:p>Octo Squeeze</text:p>
          </table:table-cell>
          <table:table-cell office:value-type="string" calcext:value-type="string">
            <text:p>Sheep Heavenl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104 (Edoga).</text:p>
            <text:p>Sold by Molco.</text:p>
            <text:p>Event W2D3.</text:p>
          </table:table-cell>
          <table:table-cell office:value-type="string" calcext:value-type="string">
            <text:p>M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19];&quot;: { &quot;&quot;ID&quot;&quot;: &quot;;[.A119];&quot;, &quot;&quot;Name&quot;&quot;: &quot;&quot;&quot;;[.C119];&quot;&quot;&quot;, &quot;&quot;MaxLevel&quot;&quot;: &quot;;[.T119];&quot;, &quot;&quot;Mingle?&quot;&quot;: &quot;;[.AG119];&quot; },&quot;)" office:value-type="string" office:string-value="0x75: { &quot;ID&quot;: 0x75, &quot;Name&quot;: &quot;Octo Squeeze&quot;, &quot;MaxLevel&quot;: 6, &quot;Mingle?&quot;: 0 }," calcext:value-type="string">
            <text:p>0x75: { "ID": 0x75, "Name": "Octo Squeeze", "MaxLevel": 6, "Mingle?": 0 },</text:p>
          </table:table-cell>
        </table:table-row>
        <table:table-row table:style-name="ro4">
          <table:table-cell table:formula="of:=COM.MICROSOFT.CONCAT(&quot;0x&quot;; DEC2HEX([.B120] - 1))" office:value-type="string" office:string-value="0x76" calcext:value-type="string">
            <text:p>0x76</text:p>
          </table:table-cell>
          <table:table-cell office:value-type="string" calcext:value-type="string">
            <text:p><text:a xlink:href="../../../../../../../wiki/Pin_119" xlink:type="simple">119</text:a></text:p>
          </table:table-cell>
          <table:table-cell office:value-type="string" calcext:value-type="string">
            <text:p>Snail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20];&quot;: { &quot;&quot;ID&quot;&quot;: &quot;;[.A120];&quot;, &quot;&quot;Name&quot;&quot;: &quot;&quot;&quot;;[.C120];&quot;&quot;&quot;, &quot;&quot;MaxLevel&quot;&quot;: &quot;;[.T120];&quot;, &quot;&quot;Mingle?&quot;&quot;: &quot;;[.AG120];&quot; },&quot;)" office:value-type="string" office:string-value="0x76: { &quot;ID&quot;: 0x76, &quot;Name&quot;: &quot;Snail Squeeze&quot;, &quot;MaxLevel&quot;: 5, &quot;Mingle?&quot;: 0 }," calcext:value-type="string">
            <text:p>0x76: { "ID": 0x76, "Name": "Snail Squeeze", "MaxLevel": 5, "Mingle?": 0 },</text:p>
          </table:table-cell>
        </table:table-row>
        <table:table-row table:style-name="ro4">
          <table:table-cell table:formula="of:=COM.MICROSOFT.CONCAT(&quot;0x&quot;; DEC2HEX([.B121] - 1))" office:value-type="string" office:string-value="0x77" calcext:value-type="string">
            <text:p>0x77</text:p>
          </table:table-cell>
          <table:table-cell office:value-type="string" calcext:value-type="string">
            <text:p><text:a xlink:href="../../../../../../../wiki/Pin_120" xlink:type="simple">120</text:a></text:p>
          </table:table-cell>
          <table:table-cell office:value-type="string" calcext:value-type="string">
            <text:p>Vacu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office:value-type="float" office:value="1" calcext:value-type="float">
            <text:p>1</text:p>
          </table:table-cell>
          <table:table-cell table:formula="of:=COM.MICROSOFT.CONCAT([.A121];&quot;: { &quot;&quot;ID&quot;&quot;: &quot;;[.A121];&quot;, &quot;&quot;Name&quot;&quot;: &quot;&quot;&quot;;[.C121];&quot;&quot;&quot;, &quot;&quot;MaxLevel&quot;&quot;: &quot;;[.T121];&quot;, &quot;&quot;Mingle?&quot;&quot;: &quot;;[.AG121];&quot; },&quot;)" office:value-type="string" office:string-value="0x77: { &quot;ID&quot;: 0x77, &quot;Name&quot;: &quot;Vacu Squeeze&quot;, &quot;MaxLevel&quot;: 5, &quot;Mingle?&quot;: 1 }," calcext:value-type="string">
            <text:p>0x77: { "ID": 0x77, "Name": "Vacu Squeeze", "MaxLevel": 5, "Mingle?": 1 },</text:p>
          </table:table-cell>
        </table:table-row>
        <table:table-row table:style-name="ro3">
          <table:table-cell table:formula="of:=COM.MICROSOFT.CONCAT(&quot;0x&quot;; DEC2HEX([.B122] - 1))" office:value-type="string" office:string-value="0x78" calcext:value-type="string">
            <text:p>0x78</text:p>
          </table:table-cell>
          <table:table-cell office:value-type="string" calcext:value-type="string">
            <text:p><text:a xlink:href="../../../../../../../wiki/Pin_121" xlink:type="simple">121</text:a></text:p>
          </table:table-cell>
          <table:table-cell office:value-type="string" calcext:value-type="string">
            <text:p>Gimme Dat Sheep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19" xlink:type="simple">119</text:a>.</text:p>
            <text:p>Evolves from <text:a xlink:href="../../../../../../../wiki/Pin_120" xlink:type="simple">120</text:a>.</text:p>
            <text:p>Dropped by 63 N.</text:p>
          </table:table-cell>
          <table:table-cell office:value-type="string" calcext:value-type="string">
            <text:p>M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22];&quot;: { &quot;&quot;ID&quot;&quot;: &quot;;[.A122];&quot;, &quot;&quot;Name&quot;&quot;: &quot;&quot;&quot;;[.C122];&quot;&quot;&quot;, &quot;&quot;MaxLevel&quot;&quot;: &quot;;[.T122];&quot;, &quot;&quot;Mingle?&quot;&quot;: &quot;;[.AG122];&quot; },&quot;)" office:value-type="string" office:string-value="0x78: { &quot;ID&quot;: 0x78, &quot;Name&quot;: &quot;Gimme Dat Sheep&quot;, &quot;MaxLevel&quot;: 2, &quot;Mingle?&quot;: 0 }," calcext:value-type="string">
            <text:p>0x78: { "ID": 0x78, "Name": "Gimme Dat Sheep", "MaxLevel": 2, "Mingle?": 0 },</text:p>
          </table:table-cell>
        </table:table-row>
        <table:table-row table:style-name="ro4">
          <table:table-cell table:formula="of:=COM.MICROSOFT.CONCAT(&quot;0x&quot;; DEC2HEX([.B123] - 1))" office:value-type="string" office:string-value="0x79" calcext:value-type="string">
            <text:p>0x79</text:p>
          </table:table-cell>
          <table:table-cell office:value-type="string" calcext:value-type="string">
            <text:p><text:a xlink:href="../../../../../../../wiki/Pin_122" xlink:type="simple">122</text:a></text:p>
          </table:table-cell>
          <table:table-cell office:value-type="string" calcext:value-type="string">
            <text:p>Gimme Dat Elephant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23];&quot;: { &quot;&quot;ID&quot;&quot;: &quot;;[.A123];&quot;, &quot;&quot;Name&quot;&quot;: &quot;&quot;&quot;;[.C123];&quot;&quot;&quot;, &quot;&quot;MaxLevel&quot;&quot;: &quot;;[.T123];&quot;, &quot;&quot;Mingle?&quot;&quot;: &quot;;[.AG123];&quot; },&quot;)" office:value-type="string" office:string-value="0x79: { &quot;ID&quot;: 0x79, &quot;Name&quot;: &quot;Gimme Dat Elephant&quot;, &quot;MaxLevel&quot;: 2, &quot;Mingle?&quot;: 0 }," calcext:value-type="string">
            <text:p>0x79: { "ID": 0x79, "Name": "Gimme Dat Elephant", "MaxLevel": 2, "Mingle?": 0 },</text:p>
          </table:table-cell>
        </table:table-row>
        <table:table-row table:style-name="ro4">
          <table:table-cell table:formula="of:=COM.MICROSOFT.CONCAT(&quot;0x&quot;; DEC2HEX([.B124] - 1))" office:value-type="string" office:string-value="0x7A" calcext:value-type="string">
            <text:p>0x7A</text:p>
          </table:table-cell>
          <table:table-cell office:value-type="string" calcext:value-type="string">
            <text:p><text:a xlink:href="../../../../../../../wiki/Pin_123" xlink:type="simple">123</text:a></text:p>
          </table:table-cell>
          <table:table-cell office:value-type="string" calcext:value-type="string">
            <text:p>Gimme Dat Hippo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office:value-type="float" office:value="1" calcext:value-type="float">
            <text:p>1</text:p>
          </table:table-cell>
          <table:table-cell table:formula="of:=COM.MICROSOFT.CONCAT([.A124];&quot;: { &quot;&quot;ID&quot;&quot;: &quot;;[.A124];&quot;, &quot;&quot;Name&quot;&quot;: &quot;&quot;&quot;;[.C124];&quot;&quot;&quot;, &quot;&quot;MaxLevel&quot;&quot;: &quot;;[.T124];&quot;, &quot;&quot;Mingle?&quot;&quot;: &quot;;[.AG124];&quot; },&quot;)" office:value-type="string" office:string-value="0x7A: { &quot;ID&quot;: 0x7A, &quot;Name&quot;: &quot;Gimme Dat Hippo&quot;, &quot;MaxLevel&quot;: 2, &quot;Mingle?&quot;: 1 }," calcext:value-type="string">
            <text:p>0x7A: { "ID": 0x7A, "Name": "Gimme Dat Hippo", "MaxLevel": 2, "Mingle?": 1 },</text:p>
          </table:table-cell>
        </table:table-row>
        <table:table-row table:style-name="ro4">
          <table:table-cell table:formula="of:=COM.MICROSOFT.CONCAT(&quot;0x&quot;; DEC2HEX([.B125] - 1))" office:value-type="string" office:string-value="0x7B" calcext:value-type="string">
            <text:p>0x7B</text:p>
          </table:table-cell>
          <table:table-cell office:value-type="string" calcext:value-type="string">
            <text:p><text:a xlink:href="../../../../../../../wiki/Pin_124" xlink:type="simple">124</text:a></text:p>
          </table:table-cell>
          <table:table-cell office:value-type="string" calcext:value-type="string">
            <text:p>Crackle Pop Barrier</text:p>
          </table:table-cell>
          <table:table-cell office:value-type="string" calcext:value-type="string">
            <text:p>Sheep Heavenl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2D3.</text:p>
            <text:p>Dropped by 57 N.</text:p>
          </table:table-cell>
          <table:table-cell office:value-type="string" calcext:value-type="string">
            <text:p>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25];&quot;: { &quot;&quot;ID&quot;&quot;: &quot;;[.A125];&quot;, &quot;&quot;Name&quot;&quot;: &quot;&quot;&quot;;[.C125];&quot;&quot;&quot;, &quot;&quot;MaxLevel&quot;&quot;: &quot;;[.T125];&quot;, &quot;&quot;Mingle?&quot;&quot;: &quot;;[.AG125];&quot; },&quot;)" office:value-type="string" office:string-value="0x7B: { &quot;ID&quot;: 0x7B, &quot;Name&quot;: &quot;Crackle Pop Barrier&quot;, &quot;MaxLevel&quot;: 5, &quot;Mingle?&quot;: 0 }," calcext:value-type="string">
            <text:p>0x7B: { "ID": 0x7B, "Name": "Crackle Pop Barrier", "MaxLevel": 5, "Mingle?": 0 },</text:p>
          </table:table-cell>
        </table:table-row>
        <table:table-row table:style-name="ro2">
          <table:table-cell table:formula="of:=COM.MICROSOFT.CONCAT(&quot;0x&quot;; DEC2HEX([.B126] - 1))" office:value-type="string" office:string-value="0x7C" calcext:value-type="string">
            <text:p>0x7C</text:p>
          </table:table-cell>
          <table:table-cell office:value-type="string" calcext:value-type="string">
            <text:p><text:a xlink:href="../../../../../../../wiki/Pin_125" xlink:type="simple">125</text:a></text:p>
          </table:table-cell>
          <table:table-cell office:value-type="string" calcext:value-type="string">
            <text:p>Splish Splash Barrier</text:p>
          </table:table-cell>
          <table:table-cell office:value-type="string" calcext:value-type="string">
            <text:p>Sheep Heavenly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Aqua_Barrier" xlink:type="simple">Aqua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7.5" calcext:value-type="float">
            <text:p>7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volves from <text:a xlink:href="../../../../../../../wiki/Pin_124" xlink:type="simple">124</text:a>.</text:p>
            <text:p>Dropped by 5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Neku and remain stationary to create a water barrier that wards off enemy attacks and gradually restores HP. </text:p>
          </table:table-cell>
          <table:table-cell office:value-type="float" office:value="0" calcext:value-type="float">
            <text:p>0</text:p>
          </table:table-cell>
          <table:table-cell table:formula="of:=COM.MICROSOFT.CONCAT([.A126];&quot;: { &quot;&quot;ID&quot;&quot;: &quot;;[.A126];&quot;, &quot;&quot;Name&quot;&quot;: &quot;&quot;&quot;;[.C126];&quot;&quot;&quot;, &quot;&quot;MaxLevel&quot;&quot;: &quot;;[.T126];&quot;, &quot;&quot;Mingle?&quot;&quot;: &quot;;[.AG126];&quot; },&quot;)" office:value-type="string" office:string-value="0x7C: { &quot;ID&quot;: 0x7C, &quot;Name&quot;: &quot;Splish Splash Barrier&quot;, &quot;MaxLevel&quot;: 5, &quot;Mingle?&quot;: 0 }," calcext:value-type="string">
            <text:p>0x7C: { "ID": 0x7C, "Name": "Splish Splash Barrier", "MaxLevel": 5, "Mingle?": 0 },</text:p>
          </table:table-cell>
        </table:table-row>
        <table:table-row table:style-name="ro2">
          <table:table-cell table:formula="of:=COM.MICROSOFT.CONCAT(&quot;0x&quot;; DEC2HEX([.B127] - 1))" office:value-type="string" office:string-value="0x7D" calcext:value-type="string">
            <text:p>0x7D</text:p>
          </table:table-cell>
          <table:table-cell office:value-type="string" calcext:value-type="string">
            <text:p><text:a xlink:href="../../../../../../../wiki/Pin_126" xlink:type="simple">126</text:a></text:p>
          </table:table-cell>
          <table:table-cell office:value-type="string" calcext:value-type="string">
            <text:p>Creepy Weepy Barrier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3 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to create a dark barrier that wards off attacks, gradually restores HP, and harms enemies on contact. Neku can move while the barrier is up. </text:p>
          </table:table-cell>
          <table:table-cell office:value-type="float" office:value="0" calcext:value-type="float">
            <text:p>0</text:p>
          </table:table-cell>
          <table:table-cell table:formula="of:=COM.MICROSOFT.CONCAT([.A127];&quot;: { &quot;&quot;ID&quot;&quot;: &quot;;[.A127];&quot;, &quot;&quot;Name&quot;&quot;: &quot;&quot;&quot;;[.C127];&quot;&quot;&quot;, &quot;&quot;MaxLevel&quot;&quot;: &quot;;[.T127];&quot;, &quot;&quot;Mingle?&quot;&quot;: &quot;;[.AG127];&quot; },&quot;)" office:value-type="string" office:string-value="0x7D: { &quot;ID&quot;: 0x7D, &quot;Name&quot;: &quot;Creepy Weepy Barrier&quot;, &quot;MaxLevel&quot;: 3, &quot;Mingle?&quot;: 0 }," calcext:value-type="string">
            <text:p>0x7D: { "ID": 0x7D, "Name": "Creepy Weepy Barrier", "MaxLevel": 3, "Mingle?": 0 },</text:p>
          </table:table-cell>
        </table:table-row>
        <table:table-row table:style-name="ro1">
          <table:table-cell table:formula="of:=COM.MICROSOFT.CONCAT(&quot;0x&quot;; DEC2HEX([.B128] - 1))" office:value-type="string" office:string-value="0x7E" calcext:value-type="string">
            <text:p>0x7E</text:p>
          </table:table-cell>
          <table:table-cell office:value-type="string" calcext:value-type="string">
            <text:p><text:a xlink:href="../../../../../../../wiki/Pin_127" xlink:type="simple">127</text:a></text:p>
          </table:table-cell>
          <table:table-cell office:value-type="string" calcext:value-type="string">
            <text:p>Whirlygig Juggle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4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  <table:table-cell office:value-type="float" office:value="0" calcext:value-type="float">
            <text:p>0</text:p>
          </table:table-cell>
          <table:table-cell table:formula="of:=COM.MICROSOFT.CONCAT([.A128];&quot;: { &quot;&quot;ID&quot;&quot;: &quot;;[.A128];&quot;, &quot;&quot;Name&quot;&quot;: &quot;&quot;&quot;;[.C128];&quot;&quot;&quot;, &quot;&quot;MaxLevel&quot;&quot;: &quot;;[.T128];&quot;, &quot;&quot;Mingle?&quot;&quot;: &quot;;[.AG128];&quot; },&quot;)" office:value-type="string" office:string-value="0x7E: { &quot;ID&quot;: 0x7E, &quot;Name&quot;: &quot;Whirlygig Juggle&quot;, &quot;MaxLevel&quot;: 3, &quot;Mingle?&quot;: 0 }," calcext:value-type="string">
            <text:p>0x7E: { "ID": 0x7E, "Name": "Whirlygig Juggle", "MaxLevel": 3, "Mingle?": 0 },</text:p>
          </table:table-cell>
        </table:table-row>
        <table:table-row table:style-name="ro2">
          <table:table-cell table:formula="of:=COM.MICROSOFT.CONCAT(&quot;0x&quot;; DEC2HEX([.B129] - 1))" office:value-type="string" office:string-value="0x7F" calcext:value-type="string">
            <text:p>0x7F</text:p>
          </table:table-cell>
          <table:table-cell office:value-type="string" calcext:value-type="string">
            <text:p><text:a xlink:href="../../../../../../../wiki/Pin_128" xlink:type="simple">128</text:a></text:p>
          </table:table-cell>
          <table:table-cell office:value-type="string" calcext:value-type="string">
            <text:p>Healing Bunny</text:p>
          </table:table-cell>
          <table:table-cell office:value-type="string" calcext:value-type="string">
            <text:p>Sheep Heaven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</table:table-cell>
          <table:table-cell office:value-type="float" office:value="0" calcext:value-type="float">
            <text:p>0</text:p>
          </table:table-cell>
          <table:table-cell table:formula="of:=COM.MICROSOFT.CONCAT([.A129];&quot;: { &quot;&quot;ID&quot;&quot;: &quot;;[.A129];&quot;, &quot;&quot;Name&quot;&quot;: &quot;&quot;&quot;;[.C129];&quot;&quot;&quot;, &quot;&quot;MaxLevel&quot;&quot;: &quot;;[.T129];&quot;, &quot;&quot;Mingle?&quot;&quot;: &quot;;[.AG129];&quot; },&quot;)" office:value-type="string" office:string-value="0x7F: { &quot;ID&quot;: 0x7F, &quot;Name&quot;: &quot;Healing Bunny&quot;, &quot;MaxLevel&quot;: 2, &quot;Mingle?&quot;: 0 }," calcext:value-type="string">
            <text:p>0x7F: { "ID": 0x7F, "Name": "Healing Bunny", "MaxLevel": 2, "Mingle?": 0 },</text:p>
          </table:table-cell>
        </table:table-row>
        <table:table-row table:style-name="ro1">
          <table:table-cell table:formula="of:=COM.MICROSOFT.CONCAT(&quot;0x&quot;; DEC2HEX([.B130] - 1))" office:value-type="string" office:string-value="0x80" calcext:value-type="string">
            <text:p>0x80</text:p>
          </table:table-cell>
          <table:table-cell office:value-type="string" calcext:value-type="string">
            <text:p><text:a xlink:href="../../../../../../../wiki/Pin_129" xlink:type="simple">129</text:a></text:p>
          </table:table-cell>
          <table:table-cell office:value-type="string" calcext:value-type="string">
            <text:p>Healing Flamingo</text:p>
          </table:table-cell>
          <table:table-cell office:value-type="string" calcext:value-type="string">
            <text:p>Sheep Heavenl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Lower recovery, but also leaves Neku less open to attack. </text:p>
          </table:table-cell>
          <table:table-cell office:value-type="float" office:value="0" calcext:value-type="float">
            <text:p>0</text:p>
          </table:table-cell>
          <table:table-cell table:formula="of:=COM.MICROSOFT.CONCAT([.A130];&quot;: { &quot;&quot;ID&quot;&quot;: &quot;;[.A130];&quot;, &quot;&quot;Name&quot;&quot;: &quot;&quot;&quot;;[.C130];&quot;&quot;&quot;, &quot;&quot;MaxLevel&quot;&quot;: &quot;;[.T130];&quot;, &quot;&quot;Mingle?&quot;&quot;: &quot;;[.AG130];&quot; },&quot;)" office:value-type="string" office:string-value="0x80: { &quot;ID&quot;: 0x80, &quot;Name&quot;: &quot;Healing Flamingo&quot;, &quot;MaxLevel&quot;: 4, &quot;Mingle?&quot;: 0 }," calcext:value-type="string">
            <text:p>0x80: { "ID": 0x80, "Name": "Healing Flamingo", "MaxLevel": 4, "Mingle?": 0 },</text:p>
          </table:table-cell>
        </table:table-row>
        <table:table-row table:style-name="ro1">
          <table:table-cell table:formula="of:=COM.MICROSOFT.CONCAT(&quot;0x&quot;; DEC2HEX([.B131] - 1))" office:value-type="string" office:string-value="0x81" calcext:value-type="string">
            <text:p>0x81</text:p>
          </table:table-cell>
          <table:table-cell office:value-type="string" calcext:value-type="string">
            <text:p><text:a xlink:href="../../../../../../../wiki/Pin_130" xlink:type="simple">130</text:a></text:p>
          </table:table-cell>
          <table:table-cell office:value-type="string" calcext:value-type="string">
            <text:p>Healing Whale</text:p>
          </table:table-cell>
          <table:table-cell office:value-type="string" calcext:value-type="string">
            <text:p>Sheep Heavenly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8" xlink:type="simple">12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Higher recovery, but also leaves Neku more open to attack. </text:p>
          </table:table-cell>
          <table:table-cell office:value-type="float" office:value="0" calcext:value-type="float">
            <text:p>0</text:p>
          </table:table-cell>
          <table:table-cell table:formula="of:=COM.MICROSOFT.CONCAT([.A131];&quot;: { &quot;&quot;ID&quot;&quot;: &quot;;[.A131];&quot;, &quot;&quot;Name&quot;&quot;: &quot;&quot;&quot;;[.C131];&quot;&quot;&quot;, &quot;&quot;MaxLevel&quot;&quot;: &quot;;[.T131];&quot;, &quot;&quot;Mingle?&quot;&quot;: &quot;;[.AG131];&quot; },&quot;)" office:value-type="string" office:string-value="0x81: { &quot;ID&quot;: 0x81, &quot;Name&quot;: &quot;Healing Whale&quot;, &quot;MaxLevel&quot;: 3, &quot;Mingle?&quot;: 0 }," calcext:value-type="string">
            <text:p>0x81: { "ID": 0x81, "Name": "Healing Whale", "MaxLevel": 3, "Mingle?": 0 },</text:p>
          </table:table-cell>
        </table:table-row>
        <table:table-row table:style-name="ro2">
          <table:table-cell table:formula="of:=COM.MICROSOFT.CONCAT(&quot;0x&quot;; DEC2HEX([.B132] - 1))" office:value-type="string" office:string-value="0x82" calcext:value-type="string">
            <text:p>0x82</text:p>
          </table:table-cell>
          <table:table-cell office:value-type="string" calcext:value-type="string">
            <text:p><text:a xlink:href="../../../../../../../wiki/Pin_131" xlink:type="simple">131</text:a></text:p>
          </table:table-cell>
          <table:table-cell office:value-type="string" calcext:value-type="string">
            <text:p>Croc Leisure</text:p>
          </table:table-cell>
          <table:table-cell office:value-type="string" calcext:value-type="string">
            <text:p>Sheep Heavenly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32];&quot;: { &quot;&quot;ID&quot;&quot;: &quot;;[.A132];&quot;, &quot;&quot;Name&quot;&quot;: &quot;&quot;&quot;;[.C132];&quot;&quot;&quot;, &quot;&quot;MaxLevel&quot;&quot;: &quot;;[.T132];&quot;, &quot;&quot;Mingle?&quot;&quot;: &quot;;[.AG132];&quot; },&quot;)" office:value-type="string" office:string-value="0x82: { &quot;ID&quot;: 0x82, &quot;Name&quot;: &quot;Croc Leisure&quot;, &quot;MaxLevel&quot;: 5, &quot;Mingle?&quot;: 0 }," calcext:value-type="string">
            <text:p>0x82: { "ID": 0x82, "Name": "Croc Leisure", "MaxLevel": 5, "Mingle?": 0 },</text:p>
          </table:table-cell>
        </table:table-row>
        <table:table-row table:style-name="ro2">
          <table:table-cell table:formula="of:=COM.MICROSOFT.CONCAT(&quot;0x&quot;; DEC2HEX([.B133] - 1))" office:value-type="string" office:string-value="0x83" calcext:value-type="string">
            <text:p>0x83</text:p>
          </table:table-cell>
          <table:table-cell office:value-type="string" calcext:value-type="string">
            <text:p><text:a xlink:href="../../../../../../../wiki/Pin_132" xlink:type="simple">132</text:a></text:p>
          </table:table-cell>
          <table:table-cell office:value-type="string" calcext:value-type="string">
            <text:p>Monkey Leisure</text:p>
          </table:table-cell>
          <table:table-cell office:value-type="string" calcext:value-type="string">
            <text:p>Sheep Heavenly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Event W3D2,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33];&quot;: { &quot;&quot;ID&quot;&quot;: &quot;;[.A133];&quot;, &quot;&quot;Name&quot;&quot;: &quot;&quot;&quot;;[.C133];&quot;&quot;&quot;, &quot;&quot;MaxLevel&quot;&quot;: &quot;;[.T133];&quot;, &quot;&quot;Mingle?&quot;&quot;: &quot;;[.AG133];&quot; },&quot;)" office:value-type="string" office:string-value="0x83: { &quot;ID&quot;: 0x83, &quot;Name&quot;: &quot;Monkey Leisure&quot;, &quot;MaxLevel&quot;: 6, &quot;Mingle?&quot;: 0 }," calcext:value-type="string">
            <text:p>0x83: { "ID": 0x83, "Name": "Monkey Leisure", "MaxLevel": 6, "Mingle?": 0 },</text:p>
          </table:table-cell>
        </table:table-row>
        <table:table-row table:style-name="ro3">
          <table:table-cell table:formula="of:=COM.MICROSOFT.CONCAT(&quot;0x&quot;; DEC2HEX([.B134] - 1))" office:value-type="string" office:string-value="0x84" calcext:value-type="string">
            <text:p>0x84</text:p>
          </table:table-cell>
          <table:table-cell office:value-type="string" calcext:value-type="string">
            <text:p><text:a xlink:href="../../../../../../../wiki/Pin_133" xlink:type="simple">133</text:a></text:p>
          </table:table-cell>
          <table:table-cell office:value-type="string" calcext:value-type="string">
            <text:p>Bear Leisure</text:p>
          </table:table-cell>
          <table:table-cell office:value-type="string" calcext:value-type="string">
            <text:p>Sheep Heavenly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Attack or <text:a xlink:href="../../../../../../../wiki/Defense_Break" xlink:type="simple">Defense Breaks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34];&quot;: { &quot;&quot;ID&quot;&quot;: &quot;;[.A134];&quot;, &quot;&quot;Name&quot;&quot;: &quot;&quot;&quot;;[.C134];&quot;&quot;&quot;, &quot;&quot;MaxLevel&quot;&quot;: &quot;;[.T134];&quot;, &quot;&quot;Mingle?&quot;&quot;: &quot;;[.AG134];&quot; },&quot;)" office:value-type="string" office:string-value="0x84: { &quot;ID&quot;: 0x84, &quot;Name&quot;: &quot;Bear Leisure&quot;, &quot;MaxLevel&quot;: 4, &quot;Mingle?&quot;: 0 }," calcext:value-type="string">
            <text:p>0x84: { "ID": 0x84, "Name": "Bear Leisure", "MaxLevel": 4, "Mingle?": 0 },</text:p>
          </table:table-cell>
        </table:table-row>
        <table:table-row table:style-name="ro1">
          <table:table-cell table:formula="of:=COM.MICROSOFT.CONCAT(&quot;0x&quot;; DEC2HEX([.B135] - 1))" office:value-type="string" office:string-value="0x85" calcext:value-type="string">
            <text:p>0x85</text:p>
          </table:table-cell>
          <table:table-cell office:value-type="string" calcext:value-type="string">
            <text:p><text:a xlink:href="../../../../../../../wiki/Pin_134" xlink:type="simple">134</text:a></text:p>
          </table:table-cell>
          <table:table-cell office:value-type="string" calcext:value-type="string">
            <text:p>Squirrel Leisure</text:p>
          </table:table-cell>
          <table:table-cell office:value-type="string" calcext:value-type="string">
            <text:p>Sheep Heavenly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3" xlink:type="simple">13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tiny amount of HP and cure all negative statuses. </text:p>
          </table:table-cell>
          <table:table-cell office:value-type="float" office:value="0" calcext:value-type="float">
            <text:p>0</text:p>
          </table:table-cell>
          <table:table-cell table:formula="of:=COM.MICROSOFT.CONCAT([.A135];&quot;: { &quot;&quot;ID&quot;&quot;: &quot;;[.A135];&quot;, &quot;&quot;Name&quot;&quot;: &quot;&quot;&quot;;[.C135];&quot;&quot;&quot;, &quot;&quot;MaxLevel&quot;&quot;: &quot;;[.T135];&quot;, &quot;&quot;Mingle?&quot;&quot;: &quot;;[.AG135];&quot; },&quot;)" office:value-type="string" office:string-value="0x85: { &quot;ID&quot;: 0x85, &quot;Name&quot;: &quot;Squirrel Leisure&quot;, &quot;MaxLevel&quot;: 5, &quot;Mingle?&quot;: 0 }," calcext:value-type="string">
            <text:p>0x85: { "ID": 0x85, "Name": "Squirrel Leisure", "MaxLevel": 5, "Mingle?": 0 },</text:p>
          </table:table-cell>
        </table:table-row>
        <table:table-row table:style-name="ro9">
          <table:table-cell table:formula="of:=COM.MICROSOFT.CONCAT(&quot;0x&quot;; DEC2HEX([.B136] - 1))" office:value-type="string" office:string-value="0x86" calcext:value-type="string">
            <text:p>0x86</text:p>
          </table:table-cell>
          <table:table-cell office:value-type="string" calcext:value-type="string">
            <text:p><text:a xlink:href="../../../../../../../wiki/Pin_135" xlink:type="simple">135</text:a></text:p>
          </table:table-cell>
          <table:table-cell office:value-type="string" calcext:value-type="string">
            <text:p>Sparkle Charge</text:p>
          </table:table-cell>
          <table:table-cell office:value-type="string" calcext:value-type="string">
            <text:p>Sheep Heaven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%2B" xlink:type="simple">Cure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, Pig (Center St. Entrance).</text:p>
            <text:p>Event Tin Pin Another Day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atly increases the amount of HP restored by HP recovery pins. </text:p>
          </table:table-cell>
          <table:table-cell office:value-type="float" office:value="0" calcext:value-type="float">
            <text:p>0</text:p>
          </table:table-cell>
          <table:table-cell table:formula="of:=COM.MICROSOFT.CONCAT([.A136];&quot;: { &quot;&quot;ID&quot;&quot;: &quot;;[.A136];&quot;, &quot;&quot;Name&quot;&quot;: &quot;&quot;&quot;;[.C136];&quot;&quot;&quot;, &quot;&quot;MaxLevel&quot;&quot;: &quot;;[.T136];&quot;, &quot;&quot;Mingle?&quot;&quot;: &quot;;[.AG136];&quot; },&quot;)" office:value-type="string" office:string-value="0x86: { &quot;ID&quot;: 0x86, &quot;Name&quot;: &quot;Sparkle Charge&quot;, &quot;MaxLevel&quot;: 3, &quot;Mingle?&quot;: 0 }," calcext:value-type="string">
            <text:p>0x86: { "ID": 0x86, "Name": "Sparkle Charge", "MaxLevel": 3, "Mingle?": 0 },</text:p>
          </table:table-cell>
        </table:table-row>
        <table:table-row table:style-name="ro4">
          <table:table-cell table:formula="of:=COM.MICROSOFT.CONCAT(&quot;0x&quot;; DEC2HEX([.B137] - 1))" office:value-type="string" office:string-value="0x87" calcext:value-type="string">
            <text:p>0x87</text:p>
          </table:table-cell>
          <table:table-cell office:value-type="string" calcext:value-type="string">
            <text:p><text:a xlink:href="../../../../../../../wiki/Pin_136" xlink:type="simple">136</text:a></text:p>
          </table:table-cell>
          <table:table-cell office:value-type="string" calcext:value-type="string">
            <text:p>Handsfree Healing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Event W2D2 Pig (Spain Hil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low. </text:p>
          </table:table-cell>
          <table:table-cell office:value-type="float" office:value="0" calcext:value-type="float">
            <text:p>0</text:p>
          </table:table-cell>
          <table:table-cell table:formula="of:=COM.MICROSOFT.CONCAT([.A137];&quot;: { &quot;&quot;ID&quot;&quot;: &quot;;[.A137];&quot;, &quot;&quot;Name&quot;&quot;: &quot;&quot;&quot;;[.C137];&quot;&quot;&quot;, &quot;&quot;MaxLevel&quot;&quot;: &quot;;[.T137];&quot;, &quot;&quot;Mingle?&quot;&quot;: &quot;;[.AG137];&quot; },&quot;)" office:value-type="string" office:string-value="0x87: { &quot;ID&quot;: 0x87, &quot;Name&quot;: &quot;Handsfree Healing&quot;, &quot;MaxLevel&quot;: 1, &quot;Mingle?&quot;: 0 }," calcext:value-type="string">
            <text:p>0x87: { "ID": 0x87, "Name": "Handsfree Healing", "MaxLevel": 1, "Mingle?": 0 },</text:p>
          </table:table-cell>
        </table:table-row>
        <table:table-row table:style-name="ro2">
          <table:table-cell table:formula="of:=COM.MICROSOFT.CONCAT(&quot;0x&quot;; DEC2HEX([.B138] - 1))" office:value-type="string" office:string-value="0x88" calcext:value-type="string">
            <text:p>0x88</text:p>
          </table:table-cell>
          <table:table-cell office:value-type="string" calcext:value-type="string">
            <text:p><text:a xlink:href="../../../../../../../wiki/Pin_137" xlink:type="simple">137</text:a></text:p>
          </table:table-cell>
          <table:table-cell table:number-columns-repeated="2" office:value-type="string" calcext:value-type="string">
            <text:p>Sheep Heavenl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SH" xlink:type="simple">Resonance: S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Sheep Heavenly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38];&quot;: { &quot;&quot;ID&quot;&quot;: &quot;;[.A138];&quot;, &quot;&quot;Name&quot;&quot;: &quot;&quot;&quot;;[.C138];&quot;&quot;&quot;, &quot;&quot;MaxLevel&quot;&quot;: &quot;;[.T138];&quot;, &quot;&quot;Mingle?&quot;&quot;: &quot;;[.AG138];&quot; },&quot;)" office:value-type="string" office:string-value="0x88: { &quot;ID&quot;: 0x88, &quot;Name&quot;: &quot;Sheep Heavenly&quot;, &quot;MaxLevel&quot;: 1, &quot;Mingle?&quot;: 0 }," calcext:value-type="string">
            <text:p>0x88: { "ID": 0x88, "Name": "Sheep Heavenly", "MaxLevel": 1, "Mingle?": 0 },</text:p>
          </table:table-cell>
        </table:table-row>
        <table:table-row table:style-name="ro6">
          <table:table-cell table:formula="of:=COM.MICROSOFT.CONCAT(&quot;0x&quot;; DEC2HEX([.B139] - 1))" office:value-type="string" office:string-value="0x89" calcext:value-type="string">
            <text:p>0x89</text:p>
          </table:table-cell>
          <table:table-cell office:value-type="string" calcext:value-type="string">
            <text:p><text:a xlink:href="../../../../../../../wiki/Pin_138" xlink:type="simple">138</text:a></text:p>
          </table:table-cell>
          <table:table-cell office:value-type="string" calcext:value-type="string">
            <text:p>Distortion</text:p>
          </table:table-cell>
          <table:table-cell office:value-type="string" calcext:value-type="string">
            <text:p>Tigre Punks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osmic Corner Dougenzaka.</text:p>
            <text:p>Event Tin Pin Another Day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</table:table-cell>
          <table:table-cell office:value-type="float" office:value="0" calcext:value-type="float">
            <text:p>0</text:p>
          </table:table-cell>
          <table:table-cell table:formula="of:=COM.MICROSOFT.CONCAT([.A139];&quot;: { &quot;&quot;ID&quot;&quot;: &quot;;[.A139];&quot;, &quot;&quot;Name&quot;&quot;: &quot;&quot;&quot;;[.C139];&quot;&quot;&quot;, &quot;&quot;MaxLevel&quot;&quot;: &quot;;[.T139];&quot;, &quot;&quot;Mingle?&quot;&quot;: &quot;;[.AG139];&quot; },&quot;)" office:value-type="string" office:string-value="0x89: { &quot;ID&quot;: 0x89, &quot;Name&quot;: &quot;Distortion&quot;, &quot;MaxLevel&quot;: 4, &quot;Mingle?&quot;: 0 }," calcext:value-type="string">
            <text:p>0x89: { "ID": 0x89, "Name": "Distortion", "MaxLevel": 4, "Mingle?": 0 },</text:p>
          </table:table-cell>
        </table:table-row>
        <table:table-row table:style-name="ro3">
          <table:table-cell table:formula="of:=COM.MICROSOFT.CONCAT(&quot;0x&quot;; DEC2HEX([.B140] - 1))" office:value-type="string" office:string-value="0x8A" calcext:value-type="string">
            <text:p>0x8A</text:p>
          </table:table-cell>
          <table:table-cell office:value-type="string" calcext:value-type="string">
            <text:p><text:a xlink:href="../../../../../../../wiki/Pin_139" xlink:type="simple">139</text:a></text:p>
          </table:table-cell>
          <table:table-cell office:value-type="string" calcext:value-type="string">
            <text:p>Velocity Attack</text:p>
          </table:table-cell>
          <table:table-cell office:value-type="string" calcext:value-type="string">
            <text:p>Tigre Punks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d by Molco.</text:p>
            <text:p>Sold by Cosmic Corner.</text:p>
            <text:p>Event W2D6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</table:table-cell>
          <table:table-cell office:value-type="float" office:value="0" calcext:value-type="float">
            <text:p>0</text:p>
          </table:table-cell>
          <table:table-cell table:formula="of:=COM.MICROSOFT.CONCAT([.A140];&quot;: { &quot;&quot;ID&quot;&quot;: &quot;;[.A140];&quot;, &quot;&quot;Name&quot;&quot;: &quot;&quot;&quot;;[.C140];&quot;&quot;&quot;, &quot;&quot;MaxLevel&quot;&quot;: &quot;;[.T140];&quot;, &quot;&quot;Mingle?&quot;&quot;: &quot;;[.AG140];&quot; },&quot;)" office:value-type="string" office:string-value="0x8A: { &quot;ID&quot;: 0x8A, &quot;Name&quot;: &quot;Velocity Attack&quot;, &quot;MaxLevel&quot;: 5, &quot;Mingle?&quot;: 0 }," calcext:value-type="string">
            <text:p>0x8A: { "ID": 0x8A, "Name": "Velocity Attack", "MaxLevel": 5, "Mingle?": 0 },</text:p>
          </table:table-cell>
        </table:table-row>
        <table:table-row table:style-name="ro4">
          <table:table-cell table:formula="of:=COM.MICROSOFT.CONCAT(&quot;0x&quot;; DEC2HEX([.B141] - 1))" office:value-type="string" office:string-value="0x8B" calcext:value-type="string">
            <text:p>0x8B</text:p>
          </table:table-cell>
          <table:table-cell office:value-type="string" calcext:value-type="string">
            <text:p><text:a xlink:href="../../../../../../../wiki/Pin_140" xlink:type="simple">140</text:a></text:p>
          </table:table-cell>
          <table:table-cell office:value-type="string" calcext:value-type="string">
            <text:p>Velocity Tackle</text:p>
          </table:table-cell>
          <table:table-cell office:value-type="string" calcext:value-type="string">
            <text:p>Tigre Punks</text:p>
          </table:table-cell>
          <table:table-cell office:value-type="float" office:value="12750" calcext:value-type="float">
            <text:p>12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39" xlink:type="simple">13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smash him into enemies. Inflicts damage and knocks enemies into other enemies for chain damage. </text:p>
          </table:table-cell>
          <table:table-cell office:value-type="float" office:value="1" calcext:value-type="float">
            <text:p>1</text:p>
          </table:table-cell>
          <table:table-cell table:formula="of:=COM.MICROSOFT.CONCAT([.A141];&quot;: { &quot;&quot;ID&quot;&quot;: &quot;;[.A141];&quot;, &quot;&quot;Name&quot;&quot;: &quot;&quot;&quot;;[.C141];&quot;&quot;&quot;, &quot;&quot;MaxLevel&quot;&quot;: &quot;;[.T141];&quot;, &quot;&quot;Mingle?&quot;&quot;: &quot;;[.AG141];&quot; },&quot;)" office:value-type="string" office:string-value="0x8B: { &quot;ID&quot;: 0x8B, &quot;Name&quot;: &quot;Velocity Tackle&quot;, &quot;MaxLevel&quot;: 10, &quot;Mingle?&quot;: 1 }," calcext:value-type="string">
            <text:p>0x8B: { "ID": 0x8B, "Name": "Velocity Tackle", "MaxLevel": 10, "Mingle?": 1 },</text:p>
          </table:table-cell>
        </table:table-row>
        <table:table-row table:style-name="ro2">
          <table:table-cell table:formula="of:=COM.MICROSOFT.CONCAT(&quot;0x&quot;; DEC2HEX([.B142] - 1))" office:value-type="string" office:string-value="0x8C" calcext:value-type="string">
            <text:p>0x8C</text:p>
          </table:table-cell>
          <table:table-cell office:value-type="string" calcext:value-type="string">
            <text:p><text:a xlink:href="../../../../../../../wiki/Pin_141" xlink:type="simple">141</text:a></text:p>
          </table:table-cell>
          <table:table-cell office:value-type="string" calcext:value-type="string">
            <text:p>Demon's Hatred</text:p>
          </table:table-cell>
          <table:table-cell office:value-type="string" calcext:value-type="string">
            <text:p>Tigre Punk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42];&quot;: { &quot;&quot;ID&quot;&quot;: &quot;;[.A142];&quot;, &quot;&quot;Name&quot;&quot;: &quot;&quot;&quot;;[.C142];&quot;&quot;&quot;, &quot;&quot;MaxLevel&quot;&quot;: &quot;;[.T142];&quot;, &quot;&quot;Mingle?&quot;&quot;: &quot;;[.AG142];&quot; },&quot;)" office:value-type="string" office:string-value="0x8C: { &quot;ID&quot;: 0x8C, &quot;Name&quot;: &quot;Demon's Hatred&quot;, &quot;MaxLevel&quot;: 1, &quot;Mingle?&quot;: 0 }," calcext:value-type="string">
            <text:p>0x8C: { "ID": 0x8C, "Name": "Demon's Hatred", "MaxLevel": 1, "Mingle?": 0 },</text:p>
          </table:table-cell>
        </table:table-row>
        <table:table-row table:style-name="ro3">
          <table:table-cell table:formula="of:=COM.MICROSOFT.CONCAT(&quot;0x&quot;; DEC2HEX([.B143] - 1))" office:value-type="string" office:string-value="0x8D" calcext:value-type="string">
            <text:p>0x8D</text:p>
          </table:table-cell>
          <table:table-cell office:value-type="string" calcext:value-type="string">
            <text:p><text:a xlink:href="../../../../../../../wiki/Pin_142" xlink:type="simple">142</text:a></text:p>
          </table:table-cell>
          <table:table-cell office:value-type="string" calcext:value-type="string">
            <text:p>Go 2 Hell</text:p>
          </table:table-cell>
          <table:table-cell office:value-type="string" calcext:value-type="string">
            <text:p>Tigre Punk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Dropped by 13 E.</text:p>
            <text:p>Dropped by 85 N.</text:p>
            <text:p>Dropped by 92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and he will charge in that direction, mowing down enemies in his path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43];&quot;: { &quot;&quot;ID&quot;&quot;: &quot;;[.A143];&quot;, &quot;&quot;Name&quot;&quot;: &quot;&quot;&quot;;[.C143];&quot;&quot;&quot;, &quot;&quot;MaxLevel&quot;&quot;: &quot;;[.T143];&quot;, &quot;&quot;Mingle?&quot;&quot;: &quot;;[.AG143];&quot; },&quot;)" office:value-type="string" office:string-value="0x8D: { &quot;ID&quot;: 0x8D, &quot;Name&quot;: &quot;Go 2 Hell&quot;, &quot;MaxLevel&quot;: 5, &quot;Mingle?&quot;: 0 }," calcext:value-type="string">
            <text:p>0x8D: { "ID": 0x8D, "Name": "Go 2 Hell", "MaxLevel": 5, "Mingle?": 0 },</text:p>
          </table:table-cell>
        </table:table-row>
        <table:table-row table:style-name="ro4">
          <table:table-cell table:formula="of:=COM.MICROSOFT.CONCAT(&quot;0x&quot;; DEC2HEX([.B144] - 1))" office:value-type="string" office:string-value="0x8E" calcext:value-type="string">
            <text:p>0x8E</text:p>
          </table:table-cell>
          <table:table-cell office:value-type="string" calcext:value-type="string">
            <text:p><text:a xlink:href="../../../../../../../wiki/Pin_143" xlink:type="simple">143</text:a></text:p>
          </table:table-cell>
          <table:table-cell office:value-type="string" calcext:value-type="string">
            <text:p>Go 2 Heaven</text:p>
          </table:table-cell>
          <table:table-cell office:value-type="string" calcext:value-type="string">
            <text:p>Tigre Punks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42" xlink:type="simple">14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quickly charge in that direction, mowing down enemies in his path. Inflicts damage on contact. </text:p>
          </table:table-cell>
          <table:table-cell office:value-type="float" office:value="1" calcext:value-type="float">
            <text:p>1</text:p>
          </table:table-cell>
          <table:table-cell table:formula="of:=COM.MICROSOFT.CONCAT([.A144];&quot;: { &quot;&quot;ID&quot;&quot;: &quot;;[.A144];&quot;, &quot;&quot;Name&quot;&quot;: &quot;&quot;&quot;;[.C144];&quot;&quot;&quot;, &quot;&quot;MaxLevel&quot;&quot;: &quot;;[.T144];&quot;, &quot;&quot;Mingle?&quot;&quot;: &quot;;[.AG144];&quot; },&quot;)" office:value-type="string" office:string-value="0x8E: { &quot;ID&quot;: 0x8E, &quot;Name&quot;: &quot;Go 2 Heaven&quot;, &quot;MaxLevel&quot;: 4, &quot;Mingle?&quot;: 1 }," calcext:value-type="string">
            <text:p>0x8E: { "ID": 0x8E, "Name": "Go 2 Heaven", "MaxLevel": 4, "Mingle?": 1 },</text:p>
          </table:table-cell>
        </table:table-row>
        <table:table-row table:style-name="ro4">
          <table:table-cell table:formula="of:=COM.MICROSOFT.CONCAT(&quot;0x&quot;; DEC2HEX([.B145] - 1))" office:value-type="string" office:string-value="0x8F" calcext:value-type="string">
            <text:p>0x8F</text:p>
          </table:table-cell>
          <table:table-cell office:value-type="string" calcext:value-type="string">
            <text:p><text:a xlink:href="../../../../../../../wiki/Pin_144" xlink:type="simple">144</text:a></text:p>
          </table:table-cell>
          <table:table-cell office:value-type="string" calcext:value-type="string">
            <text:p>Lightning Anger</text:p>
          </table:table-cell>
          <table:table-cell office:value-type="string" calcext:value-type="string">
            <text:p>Tigre Punks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Molco.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145];&quot;: { &quot;&quot;ID&quot;&quot;: &quot;;[.A145];&quot;, &quot;&quot;Name&quot;&quot;: &quot;&quot;&quot;;[.C145];&quot;&quot;&quot;, &quot;&quot;MaxLevel&quot;&quot;: &quot;;[.T145];&quot;, &quot;&quot;Mingle?&quot;&quot;: &quot;;[.AG145];&quot; },&quot;)" office:value-type="string" office:string-value="0x8F: { &quot;ID&quot;: 0x8F, &quot;Name&quot;: &quot;Lightning Anger&quot;, &quot;MaxLevel&quot;: 10, &quot;Mingle?&quot;: 0 }," calcext:value-type="string">
            <text:p>0x8F: { "ID": 0x8F, "Name": "Lightning Anger", "MaxLevel": 10, "Mingle?": 0 },</text:p>
          </table:table-cell>
        </table:table-row>
        <table:table-row table:style-name="ro4">
          <table:table-cell table:formula="of:=COM.MICROSOFT.CONCAT(&quot;0x&quot;; DEC2HEX([.B146] - 1))" office:value-type="string" office:string-value="0x90" calcext:value-type="string">
            <text:p>0x90</text:p>
          </table:table-cell>
          <table:table-cell office:value-type="string" calcext:value-type="string">
            <text:p><text:a xlink:href="../../../../../../../wiki/Pin_145" xlink:type="simple">145</text:a></text:p>
          </table:table-cell>
          <table:table-cell office:value-type="string" calcext:value-type="string">
            <text:p>Lightning Rage</text:p>
          </table:table-cell>
          <table:table-cell office:value-type="string" calcext:value-type="string">
            <text:p>Tigre Punks</text:p>
          </table:table-cell>
          <table:table-cell office:value-type="float" office:value="8050" calcext:value-type="float">
            <text:p>8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44" xlink:type="simple">14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146];&quot;: { &quot;&quot;ID&quot;&quot;: &quot;;[.A146];&quot;, &quot;&quot;Name&quot;&quot;: &quot;&quot;&quot;;[.C146];&quot;&quot;&quot;, &quot;&quot;MaxLevel&quot;&quot;: &quot;;[.T146];&quot;, &quot;&quot;Mingle?&quot;&quot;: &quot;;[.AG146];&quot; },&quot;)" office:value-type="string" office:string-value="0x90: { &quot;ID&quot;: 0x90, &quot;Name&quot;: &quot;Lightning Rage&quot;, &quot;MaxLevel&quot;: 5, &quot;Mingle?&quot;: 0 }," calcext:value-type="string">
            <text:p>0x90: { "ID": 0x90, "Name": "Lightning Rage", "MaxLevel": 5, "Mingle?": 0 },</text:p>
          </table:table-cell>
        </table:table-row>
        <table:table-row table:style-name="ro7">
          <table:table-cell table:formula="of:=COM.MICROSOFT.CONCAT(&quot;0x&quot;; DEC2HEX([.B147] - 1))" office:value-type="string" office:string-value="0x91" calcext:value-type="string">
            <text:p>0x91</text:p>
          </table:table-cell>
          <table:table-cell office:value-type="string" calcext:value-type="string">
            <text:p><text:a xlink:href="../../../../../../../wiki/Pin_146" xlink:type="simple">146</text:a></text:p>
          </table:table-cell>
          <table:table-cell office:value-type="string" calcext:value-type="string">
            <text:p>LIVE!</text:p>
          </table:table-cell>
          <table:table-cell office:value-type="string" calcext:value-type="string">
            <text:p>Tigre Punk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d by Molco.</text:p>
            <text:p>Sold by Cosmic Corner.</text:p>
            <text:p>Event W2D6 - Help the Reaper at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always <text:a xlink:href="../../../../../../../wiki/Immobility" xlink:type="simple">Immobilizes</text:a> them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147];&quot;: { &quot;&quot;ID&quot;&quot;: &quot;;[.A147];&quot;, &quot;&quot;Name&quot;&quot;: &quot;&quot;&quot;;[.C147];&quot;&quot;&quot;, &quot;&quot;MaxLevel&quot;&quot;: &quot;;[.T147];&quot;, &quot;&quot;Mingle?&quot;&quot;: &quot;;[.AG147];&quot; },&quot;)" office:value-type="string" office:string-value="0x91: { &quot;ID&quot;: 0x91, &quot;Name&quot;: &quot;LIVE!&quot;, &quot;MaxLevel&quot;: 5, &quot;Mingle?&quot;: 0 }," calcext:value-type="string">
            <text:p>0x91: { "ID": 0x91, "Name": "LIVE!", "MaxLevel": 5, "Mingle?": 0 },</text:p>
          </table:table-cell>
        </table:table-row>
        <table:table-row table:style-name="ro5">
          <table:table-cell table:formula="of:=COM.MICROSOFT.CONCAT(&quot;0x&quot;; DEC2HEX([.B148] - 1))" office:value-type="string" office:string-value="0x92" calcext:value-type="string">
            <text:p>0x92</text:p>
          </table:table-cell>
          <table:table-cell office:value-type="string" calcext:value-type="string">
            <text:p><text:a xlink:href="../../../../../../../wiki/Pin_147" xlink:type="simple">147</text:a></text:p>
          </table:table-cell>
          <table:table-cell office:value-type="string" calcext:value-type="string">
            <text:p>Peace Full</text:p>
          </table:table-cell>
          <table:table-cell office:value-type="string" calcext:value-type="string">
            <text:p>Tigre Punk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Tin Pin Another Day (104).</text:p>
            <text:p>Dropped by 40 E.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office:value-type="float" office:value="0" calcext:value-type="float">
            <text:p>0</text:p>
          </table:table-cell>
          <table:table-cell table:formula="of:=COM.MICROSOFT.CONCAT([.A148];&quot;: { &quot;&quot;ID&quot;&quot;: &quot;;[.A148];&quot;, &quot;&quot;Name&quot;&quot;: &quot;&quot;&quot;;[.C148];&quot;&quot;&quot;, &quot;&quot;MaxLevel&quot;&quot;: &quot;;[.T148];&quot;, &quot;&quot;Mingle?&quot;&quot;: &quot;;[.AG148];&quot; },&quot;)" office:value-type="string" office:string-value="0x92: { &quot;ID&quot;: 0x92, &quot;Name&quot;: &quot;Peace Full&quot;, &quot;MaxLevel&quot;: 5, &quot;Mingle?&quot;: 0 }," calcext:value-type="string">
            <text:p>0x92: { "ID": 0x92, "Name": "Peace Full", "MaxLevel": 5, "Mingle?": 0 },</text:p>
          </table:table-cell>
        </table:table-row>
        <table:table-row table:style-name="ro1">
          <table:table-cell table:formula="of:=COM.MICROSOFT.CONCAT(&quot;0x&quot;; DEC2HEX([.B149] - 1))" office:value-type="string" office:string-value="0x93" calcext:value-type="string">
            <text:p>0x93</text:p>
          </table:table-cell>
          <table:table-cell office:value-type="string" calcext:value-type="string">
            <text:p><text:a xlink:href="../../../../../../../wiki/Pin_148" xlink:type="simple">148</text:a></text:p>
          </table:table-cell>
          <table:table-cell office:value-type="string" calcext:value-type="string">
            <text:p>Thanx</text:p>
          </table:table-cell>
          <table:table-cell office:value-type="string" calcext:value-type="string">
            <text:p>Tigre Punks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47" xlink:type="simple">1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49];&quot;: { &quot;&quot;ID&quot;&quot;: &quot;;[.A149];&quot;, &quot;&quot;Name&quot;&quot;: &quot;&quot;&quot;;[.C149];&quot;&quot;&quot;, &quot;&quot;MaxLevel&quot;&quot;: &quot;;[.T149];&quot;, &quot;&quot;Mingle?&quot;&quot;: &quot;;[.AG149];&quot; },&quot;)" office:value-type="string" office:string-value="0x93: { &quot;ID&quot;: 0x93, &quot;Name&quot;: &quot;Thanx&quot;, &quot;MaxLevel&quot;: 3, &quot;Mingle?&quot;: 0 }," calcext:value-type="string">
            <text:p>0x93: { "ID": 0x93, "Name": "Thanx", "MaxLevel": 3, "Mingle?": 0 },</text:p>
          </table:table-cell>
        </table:table-row>
        <table:table-row table:style-name="ro4">
          <table:table-cell table:formula="of:=COM.MICROSOFT.CONCAT(&quot;0x&quot;; DEC2HEX([.B150] - 1))" office:value-type="string" office:string-value="0x94" calcext:value-type="string">
            <text:p>0x94</text:p>
          </table:table-cell>
          <table:table-cell office:value-type="string" calcext:value-type="string">
            <text:p><text:a xlink:href="../../../../../../../wiki/Pin_149" xlink:type="simple">149</text:a></text:p>
          </table:table-cell>
          <table:table-cell office:value-type="string" calcext:value-type="string">
            <text:p>D.I.Y.</text:p>
          </table:table-cell>
          <table:table-cell office:value-type="string" calcext:value-type="string">
            <text:p>Tigre Punk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%2B" xlink:type="simple">Attack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6 Pig (Station Underpas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ly extends the duration of <text:a xlink:href="../../../../../../../wiki/Attack_Break" xlink:type="simple">Attack Break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150];&quot;: { &quot;&quot;ID&quot;&quot;: &quot;;[.A150];&quot;, &quot;&quot;Name&quot;&quot;: &quot;&quot;&quot;;[.C150];&quot;&quot;&quot;, &quot;&quot;MaxLevel&quot;&quot;: &quot;;[.T150];&quot;, &quot;&quot;Mingle?&quot;&quot;: &quot;;[.AG150];&quot; },&quot;)" office:value-type="string" office:string-value="0x94: { &quot;ID&quot;: 0x94, &quot;Name&quot;: &quot;D.I.Y.&quot;, &quot;MaxLevel&quot;: 1, &quot;Mingle?&quot;: 0 }," calcext:value-type="string">
            <text:p>0x94: { "ID": 0x94, "Name": "D.I.Y.", "MaxLevel": 1, "Mingle?": 0 },</text:p>
          </table:table-cell>
        </table:table-row>
        <table:table-row table:style-name="ro1">
          <table:table-cell table:formula="of:=COM.MICROSOFT.CONCAT(&quot;0x&quot;; DEC2HEX([.B151] - 1))" office:value-type="string" office:string-value="0x95" calcext:value-type="string">
            <text:p>0x95</text:p>
          </table:table-cell>
          <table:table-cell office:value-type="string" calcext:value-type="string">
            <text:p><text:a xlink:href="../../../../../../../wiki/Pin_150" xlink:type="simple">150</text:a></text:p>
          </table:table-cell>
          <table:table-cell table:number-columns-repeated="2" office:value-type="string" calcext:value-type="string">
            <text:p>Tigre Punk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TP" xlink:type="simple">Resonance: TP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Tigre Punks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51];&quot;: { &quot;&quot;ID&quot;&quot;: &quot;;[.A151];&quot;, &quot;&quot;Name&quot;&quot;: &quot;&quot;&quot;;[.C151];&quot;&quot;&quot;, &quot;&quot;MaxLevel&quot;&quot;: &quot;;[.T151];&quot;, &quot;&quot;Mingle?&quot;&quot;: &quot;;[.AG151];&quot; },&quot;)" office:value-type="string" office:string-value="0x95: { &quot;ID&quot;: 0x95, &quot;Name&quot;: &quot;Tigre Punks&quot;, &quot;MaxLevel&quot;: 3, &quot;Mingle?&quot;: 0 }," calcext:value-type="string">
            <text:p>0x95: { "ID": 0x95, "Name": "Tigre Punks", "MaxLevel": 3, "Mingle?": 0 },</text:p>
          </table:table-cell>
        </table:table-row>
        <table:table-row table:style-name="ro2">
          <table:table-cell table:formula="of:=COM.MICROSOFT.CONCAT(&quot;0x&quot;; DEC2HEX([.B152] - 1))" office:value-type="string" office:string-value="0x96" calcext:value-type="string">
            <text:p>0x96</text:p>
          </table:table-cell>
          <table:table-cell office:value-type="string" calcext:value-type="string">
            <text:p><text:a xlink:href="../../../../../../../wiki/Pin_151" xlink:type="simple">151</text:a></text:p>
          </table:table-cell>
          <table:table-cell office:value-type="string" calcext:value-type="string">
            <text:p>One Stone, Many Birds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kyu Main Store.</text:p>
          </table:table-cell>
          <table:table-cell office:value-type="string" calcext:value-type="string">
            <text:p>M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2];&quot;: { &quot;&quot;ID&quot;&quot;: &quot;;[.A152];&quot;, &quot;&quot;Name&quot;&quot;: &quot;&quot;&quot;;[.C152];&quot;&quot;&quot;, &quot;&quot;MaxLevel&quot;&quot;: &quot;;[.T152];&quot;, &quot;&quot;Mingle?&quot;&quot;: &quot;;[.AG152];&quot; },&quot;)" office:value-type="string" office:string-value="0x96: { &quot;ID&quot;: 0x96, &quot;Name&quot;: &quot;One Stone, Many Birds&quot;, &quot;MaxLevel&quot;: 6, &quot;Mingle?&quot;: 0 }," calcext:value-type="string">
            <text:p>0x96: { "ID": 0x96, "Name": "One Stone, Many Birds", "MaxLevel": 6, "Mingle?": 0 },</text:p>
          </table:table-cell>
        </table:table-row>
        <table:table-row table:style-name="ro6">
          <table:table-cell table:formula="of:=COM.MICROSOFT.CONCAT(&quot;0x&quot;; DEC2HEX([.B153] - 1))" office:value-type="string" office:string-value="0x97" calcext:value-type="string">
            <text:p>0x97</text:p>
          </table:table-cell>
          <table:table-cell office:value-type="string" calcext:value-type="string">
            <text:p><text:a xlink:href="../../../../../../../wiki/Pin_152" xlink:type="simple">152</text:a></text:p>
          </table:table-cell>
          <table:table-cell office:value-type="string" calcext:value-type="string">
            <text:p>One Stroke, Vast Wealth</text:p>
          </table:table-cell>
          <table:table-cell office:value-type="string" calcext:value-type="string">
            <text:p>Dragon Coutur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51" xlink:type="simple">151</text:a>.</text:p>
            <text:p>Event Tin Pin Another Day (Central St. Entrance).</text:p>
            <text:p>Dropped by 3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3];&quot;: { &quot;&quot;ID&quot;&quot;: &quot;;[.A153];&quot;, &quot;&quot;Name&quot;&quot;: &quot;&quot;&quot;;[.C153];&quot;&quot;&quot;, &quot;&quot;MaxLevel&quot;&quot;: &quot;;[.T153];&quot;, &quot;&quot;Mingle?&quot;&quot;: &quot;;[.AG153];&quot; },&quot;)" office:value-type="string" office:string-value="0x97: { &quot;ID&quot;: 0x97, &quot;Name&quot;: &quot;One Stroke, Vast Wealth&quot;, &quot;MaxLevel&quot;: 10, &quot;Mingle?&quot;: 0 }," calcext:value-type="string">
            <text:p>0x97: { "ID": 0x97, "Name": "One Stroke, Vast Wealth", "MaxLevel": 10, "Mingle?": 0 },</text:p>
          </table:table-cell>
        </table:table-row>
        <table:table-row table:style-name="ro2">
          <table:table-cell table:formula="of:=COM.MICROSOFT.CONCAT(&quot;0x&quot;; DEC2HEX([.B154] - 1))" office:value-type="string" office:string-value="0x98" calcext:value-type="string">
            <text:p>0x98</text:p>
          </table:table-cell>
          <table:table-cell office:value-type="string" calcext:value-type="string">
            <text:p><text:a xlink:href="../../../../../../../wiki/Pin_153" xlink:type="simple">153</text:a></text:p>
          </table:table-cell>
          <table:table-cell office:value-type="string" calcext:value-type="string">
            <text:p>One Grain, Infinite Promise</text:p>
          </table:table-cell>
          <table:table-cell office:value-type="string" calcext:value-type="string">
            <text:p>Dragon Couture</text:p>
          </table:table-cell>
          <table:table-cell office:value-type="float" office:value="13250" calcext:value-type="float">
            <text:p>1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51" xlink:type="simple">15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office:value-type="float" office:value="1" calcext:value-type="float">
            <text:p>1</text:p>
          </table:table-cell>
          <table:table-cell table:formula="of:=COM.MICROSOFT.CONCAT([.A154];&quot;: { &quot;&quot;ID&quot;&quot;: &quot;;[.A154];&quot;, &quot;&quot;Name&quot;&quot;: &quot;&quot;&quot;;[.C154];&quot;&quot;&quot;, &quot;&quot;MaxLevel&quot;&quot;: &quot;;[.T154];&quot;, &quot;&quot;Mingle?&quot;&quot;: &quot;;[.AG154];&quot; },&quot;)" office:value-type="string" office:string-value="0x98: { &quot;ID&quot;: 0x98, &quot;Name&quot;: &quot;One Grain, Infinite Promise&quot;, &quot;MaxLevel&quot;: 7, &quot;Mingle?&quot;: 1 }," calcext:value-type="string">
            <text:p>0x98: { "ID": 0x98, "Name": "One Grain, Infinite Promise", "MaxLevel": 7, "Mingle?": 1 },</text:p>
          </table:table-cell>
        </table:table-row>
        <table:table-row table:style-name="ro2">
          <table:table-cell table:formula="of:=COM.MICROSOFT.CONCAT(&quot;0x&quot;; DEC2HEX([.B155] - 1))" office:value-type="string" office:string-value="0x99" calcext:value-type="string">
            <text:p>0x99</text:p>
          </table:table-cell>
          <table:table-cell office:value-type="string" calcext:value-type="string">
            <text:p><text:a xlink:href="../../../../../../../wiki/Pin_154" xlink:type="simple">154</text:a></text:p>
          </table:table-cell>
          <table:table-cell office:value-type="string" calcext:value-type="string">
            <text:p>Self Found, Others Lost</text:p>
          </table:table-cell>
          <table:table-cell office:value-type="string" calcext:value-type="string">
            <text:p>Dragon Coutur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s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kyu Main Store.</text:p>
            <text:p>Event W3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spray a wide radius with electric charges. Inflicts damage on contact. Keep tapping for more charges. </text:p>
          </table:table-cell>
          <table:table-cell office:value-type="float" office:value="0" calcext:value-type="float">
            <text:p>0</text:p>
          </table:table-cell>
          <table:table-cell table:formula="of:=COM.MICROSOFT.CONCAT([.A155];&quot;: { &quot;&quot;ID&quot;&quot;: &quot;;[.A155];&quot;, &quot;&quot;Name&quot;&quot;: &quot;&quot;&quot;;[.C155];&quot;&quot;&quot;, &quot;&quot;MaxLevel&quot;&quot;: &quot;;[.T155];&quot;, &quot;&quot;Mingle?&quot;&quot;: &quot;;[.AG155];&quot; },&quot;)" office:value-type="string" office:string-value="0x99: { &quot;ID&quot;: 0x99, &quot;Name&quot;: &quot;Self Found, Others Lost&quot;, &quot;MaxLevel&quot;: 4, &quot;Mingle?&quot;: 0 }," calcext:value-type="string">
            <text:p>0x99: { "ID": 0x99, "Name": "Self Found, Others Lost", "MaxLevel": 4, "Mingle?": 0 },</text:p>
          </table:table-cell>
        </table:table-row>
        <table:table-row table:style-name="ro1">
          <table:table-cell table:formula="of:=COM.MICROSOFT.CONCAT(&quot;0x&quot;; DEC2HEX([.B156] - 1))" office:value-type="string" office:string-value="0x9A" calcext:value-type="string">
            <text:p>0x9A</text:p>
          </table:table-cell>
          <table:table-cell office:value-type="string" calcext:value-type="string">
            <text:p><text:a xlink:href="../../../../../../../wiki/Pin_155" xlink:type="simple">155</text:a></text:p>
          </table:table-cell>
          <table:table-cell office:value-type="string" calcext:value-type="string">
            <text:p>Fiery Spirit, Spirited Fire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13 NU.</text:p>
          </table:table-cell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6];&quot;: { &quot;&quot;ID&quot;&quot;: &quot;;[.A156];&quot;, &quot;&quot;Name&quot;&quot;: &quot;&quot;&quot;;[.C156];&quot;&quot;&quot;, &quot;&quot;MaxLevel&quot;&quot;: &quot;;[.T156];&quot;, &quot;&quot;Mingle?&quot;&quot;: &quot;;[.AG156];&quot; },&quot;)" office:value-type="string" office:string-value="0x9A: { &quot;ID&quot;: 0x9A, &quot;Name&quot;: &quot;Fiery Spirit, Spirited Fire&quot;, &quot;MaxLevel&quot;: 5, &quot;Mingle?&quot;: 0 }," calcext:value-type="string">
            <text:p>0x9A: { "ID": 0x9A, "Name": "Fiery Spirit, Spirited Fire", "MaxLevel": 5, "Mingle?": 0 },</text:p>
          </table:table-cell>
        </table:table-row>
        <table:table-row table:style-name="ro3">
          <table:table-cell table:formula="of:=COM.MICROSOFT.CONCAT(&quot;0x&quot;; DEC2HEX([.B157] - 1))" office:value-type="string" office:string-value="0x9B" calcext:value-type="string">
            <text:p>0x9B</text:p>
          </table:table-cell>
          <table:table-cell office:value-type="string" calcext:value-type="string">
            <text:p><text:a xlink:href="../../../../../../../wiki/Pin_156" xlink:type="simple">156</text:a></text:p>
          </table:table-cell>
          <table:table-cell office:value-type="string" calcext:value-type="string">
            <text:p>Flames Afar, Foes Aflam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45 E.</text:p>
            <text:p>Dropped by 46 E.</text:p>
          </table:table-cell>
          <table:table-cell office:value-type="string" calcext:value-type="string">
            <text:p>M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7];&quot;: { &quot;&quot;ID&quot;&quot;: &quot;;[.A157];&quot;, &quot;&quot;Name&quot;&quot;: &quot;&quot;&quot;;[.C157];&quot;&quot;&quot;, &quot;&quot;MaxLevel&quot;&quot;: &quot;;[.T157];&quot;, &quot;&quot;Mingle?&quot;&quot;: &quot;;[.AG157];&quot; },&quot;)" office:value-type="string" office:string-value="0x9B: { &quot;ID&quot;: 0x9B, &quot;Name&quot;: &quot;Flames Afar, Foes Aflame&quot;, &quot;MaxLevel&quot;: 5, &quot;Mingle?&quot;: 0 }," calcext:value-type="string">
            <text:p>0x9B: { "ID": 0x9B, "Name": "Flames Afar, Foes Aflame", "MaxLevel": 5, "Mingle?": 0 },</text:p>
          </table:table-cell>
        </table:table-row>
        <table:table-row table:style-name="ro2">
          <table:table-cell table:formula="of:=COM.MICROSOFT.CONCAT(&quot;0x&quot;; DEC2HEX([.B158] - 1))" office:value-type="string" office:string-value="0x9C" calcext:value-type="string">
            <text:p>0x9C</text:p>
          </table:table-cell>
          <table:table-cell office:value-type="string" calcext:value-type="string">
            <text:p><text:a xlink:href="../../../../../../../wiki/Pin_157" xlink:type="simple">157</text:a></text:p>
          </table:table-cell>
          <table:table-cell office:value-type="string" calcext:value-type="string">
            <text:p>Final Pyre, All Expired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1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 that scatter from their course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8];&quot;: { &quot;&quot;ID&quot;&quot;: &quot;;[.A158];&quot;, &quot;&quot;Name&quot;&quot;: &quot;&quot;&quot;;[.C158];&quot;&quot;&quot;, &quot;&quot;MaxLevel&quot;&quot;: &quot;;[.T158];&quot;, &quot;&quot;Mingle?&quot;&quot;: &quot;;[.AG158];&quot; },&quot;)" office:value-type="string" office:string-value="0x9C: { &quot;ID&quot;: 0x9C, &quot;Name&quot;: &quot;Final Pyre, All Expired&quot;, &quot;MaxLevel&quot;: 5, &quot;Mingle?&quot;: 0 }," calcext:value-type="string">
            <text:p>0x9C: { "ID": 0x9C, "Name": "Final Pyre, All Expired", "MaxLevel": 5, "Mingle?": 0 },</text:p>
          </table:table-cell>
        </table:table-row>
        <table:table-row table:style-name="ro4">
          <table:table-cell table:formula="of:=COM.MICROSOFT.CONCAT(&quot;0x&quot;; DEC2HEX([.B159] - 1))" office:value-type="string" office:string-value="0x9D" calcext:value-type="string">
            <text:p>0x9D</text:p>
          </table:table-cell>
          <table:table-cell office:value-type="string" calcext:value-type="string">
            <text:p><text:a xlink:href="../../../../../../../wiki/Pin_158" xlink:type="simple">158</text:a></text:p>
          </table:table-cell>
          <table:table-cell office:value-type="string" calcext:value-type="string">
            <text:p>Blue Blood Burns Blu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1" calcext:value-type="float">
            <text:p>1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56" xlink:type="simple">15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9];&quot;: { &quot;&quot;ID&quot;&quot;: &quot;;[.A159];&quot;, &quot;&quot;Name&quot;&quot;: &quot;&quot;&quot;;[.C159];&quot;&quot;&quot;, &quot;&quot;MaxLevel&quot;&quot;: &quot;;[.T159];&quot;, &quot;&quot;Mingle?&quot;&quot;: &quot;;[.AG159];&quot; },&quot;)" office:value-type="string" office:string-value="0x9D: { &quot;ID&quot;: 0x9D, &quot;Name&quot;: &quot;Blue Blood Burns Blue&quot;, &quot;MaxLevel&quot;: 3, &quot;Mingle?&quot;: 0 }," calcext:value-type="string">
            <text:p>0x9D: { "ID": 0x9D, "Name": "Blue Blood Burns Blue", "MaxLevel": 3, "Mingle?": 0 },</text:p>
          </table:table-cell>
        </table:table-row>
        <table:table-row table:style-name="ro4">
          <table:table-cell table:formula="of:=COM.MICROSOFT.CONCAT(&quot;0x&quot;; DEC2HEX([.B160] - 1))" office:value-type="string" office:string-value="0x9E" calcext:value-type="string">
            <text:p>0x9E</text:p>
          </table:table-cell>
          <table:table-cell office:value-type="string" calcext:value-type="string">
            <text:p><text:a xlink:href="../../../../../../../wiki/Pin_159" xlink:type="simple">159</text:a></text:p>
          </table:table-cell>
          <table:table-cell office:value-type="string" calcext:value-type="string">
            <text:p>Live Slow, Die Fast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2D4.</text:p>
            <text:p>Dropped by 54 NH.</text:p>
          </table:table-cell>
          <table:table-cell office:value-type="string" calcext:value-type="string">
            <text:p>M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60];&quot;: { &quot;&quot;ID&quot;&quot;: &quot;;[.A160];&quot;, &quot;&quot;Name&quot;&quot;: &quot;&quot;&quot;;[.C160];&quot;&quot;&quot;, &quot;&quot;MaxLevel&quot;&quot;: &quot;;[.T160];&quot;, &quot;&quot;Mingle?&quot;&quot;: &quot;;[.AG160];&quot; },&quot;)" office:value-type="string" office:string-value="0x9E: { &quot;ID&quot;: 0x9E, &quot;Name&quot;: &quot;Live Slow, Die Fast&quot;, &quot;MaxLevel&quot;: 6, &quot;Mingle?&quot;: 0 }," calcext:value-type="string">
            <text:p>0x9E: { "ID": 0x9E, "Name": "Live Slow, Die Fast", "MaxLevel": 6, "Mingle?": 0 },</text:p>
          </table:table-cell>
        </table:table-row>
        <table:table-row table:style-name="ro2">
          <table:table-cell table:formula="of:=COM.MICROSOFT.CONCAT(&quot;0x&quot;; DEC2HEX([.B161] - 1))" office:value-type="string" office:string-value="0x9F" calcext:value-type="string">
            <text:p>0x9F</text:p>
          </table:table-cell>
          <table:table-cell office:value-type="string" calcext:value-type="string">
            <text:p><text:a xlink:href="../../../../../../../wiki/Pin_160" xlink:type="simple">160</text:a></text:p>
          </table:table-cell>
          <table:table-cell office:value-type="string" calcext:value-type="string">
            <text:p>Local Fire, Distant Sea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  <text:p>Dropped by 6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61];&quot;: { &quot;&quot;ID&quot;&quot;: &quot;;[.A161];&quot;, &quot;&quot;Name&quot;&quot;: &quot;&quot;&quot;;[.C161];&quot;&quot;&quot;, &quot;&quot;MaxLevel&quot;&quot;: &quot;;[.T161];&quot;, &quot;&quot;Mingle?&quot;&quot;: &quot;;[.AG161];&quot; },&quot;)" office:value-type="string" office:string-value="0x9F: { &quot;ID&quot;: 0x9F, &quot;Name&quot;: &quot;Local Fire, Distant Sea&quot;, &quot;MaxLevel&quot;: 5, &quot;Mingle?&quot;: 0 }," calcext:value-type="string">
            <text:p>0x9F: { "ID": 0x9F, "Name": "Local Fire, Distant Sea", "MaxLevel": 5, "Mingle?": 0 },</text:p>
          </table:table-cell>
        </table:table-row>
        <table:table-row table:style-name="ro4">
          <table:table-cell table:formula="of:=COM.MICROSOFT.CONCAT(&quot;0x&quot;; DEC2HEX([.B162] - 1))" office:value-type="string" office:string-value="0xA0" calcext:value-type="string">
            <text:p>0xA0</text:p>
          </table:table-cell>
          <table:table-cell office:value-type="string" calcext:value-type="string">
            <text:p><text:a xlink:href="../../../../../../../wiki/Pin_161" xlink:type="simple">161</text:a></text:p>
          </table:table-cell>
          <table:table-cell office:value-type="string" calcext:value-type="string">
            <text:p>June Hearth, January Fan</text:p>
          </table:table-cell>
          <table:table-cell office:value-type="string" calcext:value-type="string">
            <text:p>Dragon Couture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enemies or obstacles like cars and signs, then touch empty space to hurl them. (Some enemies cannot be thrown.) </text:p>
          </table:table-cell>
          <table:table-cell office:value-type="float" office:value="1" calcext:value-type="float">
            <text:p>1</text:p>
          </table:table-cell>
          <table:table-cell table:formula="of:=COM.MICROSOFT.CONCAT([.A162];&quot;: { &quot;&quot;ID&quot;&quot;: &quot;;[.A162];&quot;, &quot;&quot;Name&quot;&quot;: &quot;&quot;&quot;;[.C162];&quot;&quot;&quot;, &quot;&quot;MaxLevel&quot;&quot;: &quot;;[.T162];&quot;, &quot;&quot;Mingle?&quot;&quot;: &quot;;[.AG162];&quot; },&quot;)" office:value-type="string" office:string-value="0xA0: { &quot;ID&quot;: 0xA0, &quot;Name&quot;: &quot;June Hearth, January Fan&quot;, &quot;MaxLevel&quot;: 4, &quot;Mingle?&quot;: 1 }," calcext:value-type="string">
            <text:p>0xA0: { "ID": 0xA0, "Name": "June Hearth, January Fan", "MaxLevel": 4, "Mingle?": 1 },</text:p>
          </table:table-cell>
        </table:table-row>
        <table:table-row table:style-name="ro4">
          <table:table-cell table:formula="of:=COM.MICROSOFT.CONCAT(&quot;0x&quot;; DEC2HEX([.B163] - 1))" office:value-type="string" office:string-value="0xA1" calcext:value-type="string">
            <text:p>0xA1</text:p>
          </table:table-cell>
          <table:table-cell office:value-type="string" calcext:value-type="string">
            <text:p><text:a xlink:href="../../../../../../../wiki/Pin_162" xlink:type="simple">162</text:a></text:p>
          </table:table-cell>
          <table:table-cell office:value-type="string" calcext:value-type="string">
            <text:p>Swift Storm, Swift End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Sold by Shibukyu Main Stor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office:value-type="float" office:value="0" calcext:value-type="float">
            <text:p>0</text:p>
          </table:table-cell>
          <table:table-cell table:formula="of:=COM.MICROSOFT.CONCAT([.A163];&quot;: { &quot;&quot;ID&quot;&quot;: &quot;;[.A163];&quot;, &quot;&quot;Name&quot;&quot;: &quot;&quot;&quot;;[.C163];&quot;&quot;&quot;, &quot;&quot;MaxLevel&quot;&quot;: &quot;;[.T163];&quot;, &quot;&quot;Mingle?&quot;&quot;: &quot;;[.AG163];&quot; },&quot;)" office:value-type="string" office:string-value="0xA1: { &quot;ID&quot;: 0xA1, &quot;Name&quot;: &quot;Swift Storm, Swift End&quot;, &quot;MaxLevel&quot;: 5, &quot;Mingle?&quot;: 0 }," calcext:value-type="string">
            <text:p>0xA1: { "ID": 0xA1, "Name": "Swift Storm, Swift End", "MaxLevel": 5, "Mingle?": 0 },</text:p>
          </table:table-cell>
        </table:table-row>
        <table:table-row table:style-name="ro2">
          <table:table-cell table:formula="of:=COM.MICROSOFT.CONCAT(&quot;0x&quot;; DEC2HEX([.B164] - 1))" office:value-type="string" office:string-value="0xA2" calcext:value-type="string">
            <text:p>0xA2</text:p>
          </table:table-cell>
          <table:table-cell office:value-type="string" calcext:value-type="string">
            <text:p><text:a xlink:href="../../../../../../../wiki/Pin_163" xlink:type="simple">163</text:a></text:p>
          </table:table-cell>
          <table:table-cell office:value-type="string" calcext:value-type="string">
            <text:p>Black Sky, White Bolt</text:p>
          </table:table-cell>
          <table:table-cell office:value-type="string" calcext:value-type="string">
            <text:p>Dragon Couture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2" xlink:type="simple">162</text:a>.</text:p>
            <text:p>Dropped by 32 E.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office:value-type="float" office:value="0" calcext:value-type="float">
            <text:p>0</text:p>
          </table:table-cell>
          <table:table-cell table:formula="of:=COM.MICROSOFT.CONCAT([.A164];&quot;: { &quot;&quot;ID&quot;&quot;: &quot;;[.A164];&quot;, &quot;&quot;Name&quot;&quot;: &quot;&quot;&quot;;[.C164];&quot;&quot;&quot;, &quot;&quot;MaxLevel&quot;&quot;: &quot;;[.T164];&quot;, &quot;&quot;Mingle?&quot;&quot;: &quot;;[.AG164];&quot; },&quot;)" office:value-type="string" office:string-value="0xA2: { &quot;ID&quot;: 0xA2, &quot;Name&quot;: &quot;Black Sky, White Bolt&quot;, &quot;MaxLevel&quot;: 5, &quot;Mingle?&quot;: 0 }," calcext:value-type="string">
            <text:p>0xA2: { "ID": 0xA2, "Name": "Black Sky, White Bolt", "MaxLevel": 5, "Mingle?": 0 },</text:p>
          </table:table-cell>
        </table:table-row>
        <table:table-row table:style-name="ro4">
          <table:table-cell table:formula="of:=COM.MICROSOFT.CONCAT(&quot;0x&quot;; DEC2HEX([.B165] - 1))" office:value-type="string" office:string-value="0xA3" calcext:value-type="string">
            <text:p>0xA3</text:p>
          </table:table-cell>
          <table:table-cell office:value-type="string" calcext:value-type="string">
            <text:p><text:a xlink:href="../../../../../../../wiki/Pin_164" xlink:type="simple">164</text:a></text:p>
          </table:table-cell>
          <table:table-cell office:value-type="string" calcext:value-type="string">
            <text:p>Follow Suit, Fall in Turn</text:p>
          </table:table-cell>
          <table:table-cell office:value-type="string" calcext:value-type="string">
            <text:p>Dragon Couture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3" xlink:type="simple">16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office:value-type="float" office:value="0" calcext:value-type="float">
            <text:p>0</text:p>
          </table:table-cell>
          <table:table-cell table:formula="of:=COM.MICROSOFT.CONCAT([.A165];&quot;: { &quot;&quot;ID&quot;&quot;: &quot;;[.A165];&quot;, &quot;&quot;Name&quot;&quot;: &quot;&quot;&quot;;[.C165];&quot;&quot;&quot;, &quot;&quot;MaxLevel&quot;&quot;: &quot;;[.T165];&quot;, &quot;&quot;Mingle?&quot;&quot;: &quot;;[.AG165];&quot; },&quot;)" office:value-type="string" office:string-value="0xA3: { &quot;ID&quot;: 0xA3, &quot;Name&quot;: &quot;Follow Suit, Fall in Turn&quot;, &quot;MaxLevel&quot;: 5, &quot;Mingle?&quot;: 0 }," calcext:value-type="string">
            <text:p>0xA3: { "ID": 0xA3, "Name": "Follow Suit, Fall in Turn", "MaxLevel": 5, "Mingle?": 0 },</text:p>
          </table:table-cell>
        </table:table-row>
        <table:table-row table:style-name="ro5">
          <table:table-cell table:formula="of:=COM.MICROSOFT.CONCAT(&quot;0x&quot;; DEC2HEX([.B166] - 1))" office:value-type="string" office:string-value="0xA4" calcext:value-type="string">
            <text:p>0xA4</text:p>
          </table:table-cell>
          <table:table-cell office:value-type="string" calcext:value-type="string">
            <text:p><text:a xlink:href="../../../../../../../wiki/Pin_165" xlink:type="simple">165</text:a></text:p>
          </table:table-cell>
          <table:table-cell table:number-columns-repeated="2" office:value-type="string" calcext:value-type="string">
            <text:p>Dragon Coutur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C" xlink:type="simple">Resonance: DC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 Pig (Pork City 8F).</text:p>
            <text:p>Dropped by 4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Dragon Couture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66];&quot;: { &quot;&quot;ID&quot;&quot;: &quot;;[.A166];&quot;, &quot;&quot;Name&quot;&quot;: &quot;&quot;&quot;;[.C166];&quot;&quot;&quot;, &quot;&quot;MaxLevel&quot;&quot;: &quot;;[.T166];&quot;, &quot;&quot;Mingle?&quot;&quot;: &quot;;[.AG166];&quot; },&quot;)" office:value-type="string" office:string-value="0xA4: { &quot;ID&quot;: 0xA4, &quot;Name&quot;: &quot;Dragon Couture&quot;, &quot;MaxLevel&quot;: 3, &quot;Mingle?&quot;: 0 }," calcext:value-type="string">
            <text:p>0xA4: { "ID": 0xA4, "Name": "Dragon Couture", "MaxLevel": 3, "Mingle?": 0 },</text:p>
          </table:table-cell>
        </table:table-row>
        <table:table-row table:style-name="ro5">
          <table:table-cell table:formula="of:=COM.MICROSOFT.CONCAT(&quot;0x&quot;; DEC2HEX([.B167] - 1))" office:value-type="string" office:string-value="0xA5" calcext:value-type="string">
            <text:p>0xA5</text:p>
          </table:table-cell>
          <table:table-cell office:value-type="string" calcext:value-type="string">
            <text:p><text:a xlink:href="../../../../../../../wiki/Pin_166" xlink:type="simple">166</text:a></text:p>
          </table:table-cell>
          <table:table-cell office:value-type="string" calcext:value-type="string">
            <text:p>Lolita Bat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ent W3D2, Pig (Dogenzaka).</text:p>
            <text:p>Dropped by 14 E.</text:p>
          </table:table-cell>
          <table:table-cell office:value-type="string" calcext:value-type="string">
            <text:p>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fire a slow-moving bullet in that direction. Touch empty space mid-flight to alter its course. </text:p>
          </table:table-cell>
          <table:table-cell office:value-type="float" office:value="0" calcext:value-type="float">
            <text:p>0</text:p>
          </table:table-cell>
          <table:table-cell table:formula="of:=COM.MICROSOFT.CONCAT([.A167];&quot;: { &quot;&quot;ID&quot;&quot;: &quot;;[.A167];&quot;, &quot;&quot;Name&quot;&quot;: &quot;&quot;&quot;;[.C167];&quot;&quot;&quot;, &quot;&quot;MaxLevel&quot;&quot;: &quot;;[.T167];&quot;, &quot;&quot;Mingle?&quot;&quot;: &quot;;[.AG167];&quot; },&quot;)" office:value-type="string" office:string-value="0xA5: { &quot;ID&quot;: 0xA5, &quot;Name&quot;: &quot;Lolita Bat&quot;, &quot;MaxLevel&quot;: 5, &quot;Mingle?&quot;: 0 }," calcext:value-type="string">
            <text:p>0xA5: { "ID": 0xA5, "Name": "Lolita Bat", "MaxLevel": 5, "Mingle?": 0 },</text:p>
          </table:table-cell>
        </table:table-row>
        <table:table-row table:style-name="ro4">
          <table:table-cell table:formula="of:=COM.MICROSOFT.CONCAT(&quot;0x&quot;; DEC2HEX([.B168] - 1))" office:value-type="string" office:string-value="0xA6" calcext:value-type="string">
            <text:p>0xA6</text:p>
          </table:table-cell>
          <table:table-cell office:value-type="string" calcext:value-type="string">
            <text:p><text:a xlink:href="../../../../../../../wiki/Pin_167" xlink:type="simple">167</text:a></text:p>
          </table:table-cell>
          <table:table-cell office:value-type="string" calcext:value-type="string">
            <text:p>Skull Rabbit</text:p>
          </table:table-cell>
          <table:table-cell office:value-type="string" calcext:value-type="string">
            <text:p>Lapin Angelique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66" xlink:type="simple">1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68];&quot;: { &quot;&quot;ID&quot;&quot;: &quot;;[.A168];&quot;, &quot;&quot;Name&quot;&quot;: &quot;&quot;&quot;;[.C168];&quot;&quot;&quot;, &quot;&quot;MaxLevel&quot;&quot;: &quot;;[.T168];&quot;, &quot;&quot;Mingle?&quot;&quot;: &quot;;[.AG168];&quot; },&quot;)" office:value-type="string" office:string-value="0xA6: { &quot;ID&quot;: 0xA6, &quot;Name&quot;: &quot;Skull Rabbit&quot;, &quot;MaxLevel&quot;: 5, &quot;Mingle?&quot;: 0 }," calcext:value-type="string">
            <text:p>0xA6: { "ID": 0xA6, "Name": "Skull Rabbit", "MaxLevel": 5, "Mingle?": 0 },</text:p>
          </table:table-cell>
        </table:table-row>
        <table:table-row table:style-name="ro9">
          <table:table-cell table:formula="of:=COM.MICROSOFT.CONCAT(&quot;0x&quot;; DEC2HEX([.B169] - 1))" office:value-type="string" office:string-value="0xA7" calcext:value-type="string">
            <text:p>0xA7</text:p>
          </table:table-cell>
          <table:table-cell office:value-type="string" calcext:value-type="string">
            <text:p><text:a xlink:href="../../../../../../../wiki/Pin_168" xlink:type="simple">168</text:a></text:p>
          </table:table-cell>
          <table:table-cell office:value-type="string" calcext:value-type="string">
            <text:p>Kaleidoscope</text:p>
          </table:table-cell>
          <table:table-cell office:value-type="string" calcext:value-type="string">
            <text:p>Lapin Angelique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Lapin Angelique - A-East - 5x Tektite, 1x Orichalcum, 3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69];&quot;: { &quot;&quot;ID&quot;&quot;: &quot;;[.A169];&quot;, &quot;&quot;Name&quot;&quot;: &quot;&quot;&quot;;[.C169];&quot;&quot;&quot;, &quot;&quot;MaxLevel&quot;&quot;: &quot;;[.T169];&quot;, &quot;&quot;Mingle?&quot;&quot;: &quot;;[.AG169];&quot; },&quot;)" office:value-type="string" office:string-value="0xA7: { &quot;ID&quot;: 0xA7, &quot;Name&quot;: &quot;Kaleidoscope&quot;, &quot;MaxLevel&quot;: 10, &quot;Mingle?&quot;: 0 }," calcext:value-type="string">
            <text:p>0xA7: { "ID": 0xA7, "Name": "Kaleidoscope", "MaxLevel": 10, "Mingle?": 0 },</text:p>
          </table:table-cell>
        </table:table-row>
        <table:table-row table:style-name="ro5">
          <table:table-cell table:formula="of:=COM.MICROSOFT.CONCAT(&quot;0x&quot;; DEC2HEX([.B170] - 1))" office:value-type="string" office:string-value="0xA8" calcext:value-type="string">
            <text:p>0xA8</text:p>
          </table:table-cell>
          <table:table-cell office:value-type="string" calcext:value-type="string">
            <text:p><text:a xlink:href="../../../../../../../wiki/Pin_169" xlink:type="simple">169</text:a></text:p>
          </table:table-cell>
          <table:table-cell office:value-type="string" calcext:value-type="string">
            <text:p>Lolita Emblem</text:p>
          </table:table-cell>
          <table:table-cell office:value-type="string" calcext:value-type="string">
            <text:p>Lapin Angeliqu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3D6, Pig (Udagawa).</text:p>
            <text:p>Dropped by 25 N.</text:p>
          </table:table-cell>
          <table:table-cell office:value-type="string" calcext:value-type="string">
            <text:p>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office:value-type="float" office:value="0" calcext:value-type="float">
            <text:p>0</text:p>
          </table:table-cell>
          <table:table-cell table:formula="of:=COM.MICROSOFT.CONCAT([.A170];&quot;: { &quot;&quot;ID&quot;&quot;: &quot;;[.A170];&quot;, &quot;&quot;Name&quot;&quot;: &quot;&quot;&quot;;[.C170];&quot;&quot;&quot;, &quot;&quot;MaxLevel&quot;&quot;: &quot;;[.T170];&quot;, &quot;&quot;Mingle?&quot;&quot;: &quot;;[.AG170];&quot; },&quot;)" office:value-type="string" office:string-value="0xA8: { &quot;ID&quot;: 0xA8, &quot;Name&quot;: &quot;Lolita Emblem&quot;, &quot;MaxLevel&quot;: 3, &quot;Mingle?&quot;: 0 }," calcext:value-type="string">
            <text:p>0xA8: { "ID": 0xA8, "Name": "Lolita Emblem", "MaxLevel": 3, "Mingle?": 0 },</text:p>
          </table:table-cell>
        </table:table-row>
        <table:table-row table:style-name="ro1">
          <table:table-cell table:formula="of:=COM.MICROSOFT.CONCAT(&quot;0x&quot;; DEC2HEX([.B171] - 1))" office:value-type="string" office:string-value="0xA9" calcext:value-type="string">
            <text:p>0xA9</text:p>
          </table:table-cell>
          <table:table-cell office:value-type="string" calcext:value-type="string">
            <text:p><text:a xlink:href="../../../../../../../wiki/Pin_170" xlink:type="simple">170</text:a></text:p>
          </table:table-cell>
          <table:table-cell office:value-type="string" calcext:value-type="string">
            <text:p>Lolita Chopper</text:p>
          </table:table-cell>
          <table:table-cell office:value-type="string" calcext:value-type="string">
            <text:p>Lapin Angeliqu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69" xlink:type="simple">16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office:value-type="float" office:value="0" calcext:value-type="float">
            <text:p>0</text:p>
          </table:table-cell>
          <table:table-cell table:formula="of:=COM.MICROSOFT.CONCAT([.A171];&quot;: { &quot;&quot;ID&quot;&quot;: &quot;;[.A171];&quot;, &quot;&quot;Name&quot;&quot;: &quot;&quot;&quot;;[.C171];&quot;&quot;&quot;, &quot;&quot;MaxLevel&quot;&quot;: &quot;;[.T171];&quot;, &quot;&quot;Mingle?&quot;&quot;: &quot;;[.AG171];&quot; },&quot;)" office:value-type="string" office:string-value="0xA9: { &quot;ID&quot;: 0xA9, &quot;Name&quot;: &quot;Lolita Chopper&quot;, &quot;MaxLevel&quot;: 4, &quot;Mingle?&quot;: 0 }," calcext:value-type="string">
            <text:p>0xA9: { "ID": 0xA9, "Name": "Lolita Chopper", "MaxLevel": 4, "Mingle?": 0 },</text:p>
          </table:table-cell>
        </table:table-row>
        <table:table-row table:style-name="ro4">
          <table:table-cell table:formula="of:=COM.MICROSOFT.CONCAT(&quot;0x&quot;; DEC2HEX([.B172] - 1))" office:value-type="string" office:string-value="0xAA" calcext:value-type="string">
            <text:p>0xAA</text:p>
          </table:table-cell>
          <table:table-cell office:value-type="string" calcext:value-type="string">
            <text:p><text:a xlink:href="../../../../../../../wiki/Pin_171" xlink:type="simple">171</text:a></text:p>
          </table:table-cell>
          <table:table-cell office:value-type="string" calcext:value-type="string">
            <text:p>Link Spider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-East.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office:value-type="float" office:value="0" calcext:value-type="float">
            <text:p>0</text:p>
          </table:table-cell>
          <table:table-cell table:formula="of:=COM.MICROSOFT.CONCAT([.A172];&quot;: { &quot;&quot;ID&quot;&quot;: &quot;;[.A172];&quot;, &quot;&quot;Name&quot;&quot;: &quot;&quot;&quot;;[.C172];&quot;&quot;&quot;, &quot;&quot;MaxLevel&quot;&quot;: &quot;;[.T172];&quot;, &quot;&quot;Mingle?&quot;&quot;: &quot;;[.AG172];&quot; },&quot;)" office:value-type="string" office:string-value="0xAA: { &quot;ID&quot;: 0xAA, &quot;Name&quot;: &quot;Link Spider&quot;, &quot;MaxLevel&quot;: 5, &quot;Mingle?&quot;: 0 }," calcext:value-type="string">
            <text:p>0xAA: { "ID": 0xAA, "Name": "Link Spider", "MaxLevel": 5, "Mingle?": 0 },</text:p>
          </table:table-cell>
        </table:table-row>
        <table:table-row table:style-name="ro4">
          <table:table-cell table:formula="of:=COM.MICROSOFT.CONCAT(&quot;0x&quot;; DEC2HEX([.B173] - 1))" office:value-type="string" office:string-value="0xAB" calcext:value-type="string">
            <text:p>0xAB</text:p>
          </table:table-cell>
          <table:table-cell office:value-type="string" calcext:value-type="string">
            <text:p><text:a xlink:href="../../../../../../../wiki/Pin_172" xlink:type="simple">172</text:a></text:p>
          </table:table-cell>
          <table:table-cell office:value-type="string" calcext:value-type="string">
            <text:p>Web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1" xlink:type="simple">171</text:a>.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office:value-type="float" office:value="0" calcext:value-type="float">
            <text:p>0</text:p>
          </table:table-cell>
          <table:table-cell table:formula="of:=COM.MICROSOFT.CONCAT([.A173];&quot;: { &quot;&quot;ID&quot;&quot;: &quot;;[.A173];&quot;, &quot;&quot;Name&quot;&quot;: &quot;&quot;&quot;;[.C173];&quot;&quot;&quot;, &quot;&quot;MaxLevel&quot;&quot;: &quot;;[.T173];&quot;, &quot;&quot;Mingle?&quot;&quot;: &quot;;[.AG173];&quot; },&quot;)" office:value-type="string" office:string-value="0xAB: { &quot;ID&quot;: 0xAB, &quot;Name&quot;: &quot;Web Spider&quot;, &quot;MaxLevel&quot;: 5, &quot;Mingle?&quot;: 0 }," calcext:value-type="string">
            <text:p>0xAB: { "ID": 0xAB, "Name": "Web Spider", "MaxLevel": 5, "Mingle?": 0 },</text:p>
          </table:table-cell>
        </table:table-row>
        <table:table-row table:style-name="ro4">
          <table:table-cell table:formula="of:=COM.MICROSOFT.CONCAT(&quot;0x&quot;; DEC2HEX([.B174] - 1))" office:value-type="string" office:string-value="0xAC" calcext:value-type="string">
            <text:p>0xAC</text:p>
          </table:table-cell>
          <table:table-cell office:value-type="string" calcext:value-type="string">
            <text:p><text:a xlink:href="../../../../../../../wiki/Pin_173" xlink:type="simple">173</text:a></text:p>
          </table:table-cell>
          <table:table-cell office:value-type="string" calcext:value-type="string">
            <text:p>Network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2" xlink:type="simple">17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office:value-type="float" office:value="0" calcext:value-type="float">
            <text:p>0</text:p>
          </table:table-cell>
          <table:table-cell table:formula="of:=COM.MICROSOFT.CONCAT([.A174];&quot;: { &quot;&quot;ID&quot;&quot;: &quot;;[.A174];&quot;, &quot;&quot;Name&quot;&quot;: &quot;&quot;&quot;;[.C174];&quot;&quot;&quot;, &quot;&quot;MaxLevel&quot;&quot;: &quot;;[.T174];&quot;, &quot;&quot;Mingle?&quot;&quot;: &quot;;[.AG174];&quot; },&quot;)" office:value-type="string" office:string-value="0xAC: { &quot;ID&quot;: 0xAC, &quot;Name&quot;: &quot;Network Spider&quot;, &quot;MaxLevel&quot;: 5, &quot;Mingle?&quot;: 0 }," calcext:value-type="string">
            <text:p>0xAC: { "ID": 0xAC, "Name": "Network Spider", "MaxLevel": 5, "Mingle?": 0 },</text:p>
          </table:table-cell>
        </table:table-row>
        <table:table-row table:style-name="ro2">
          <table:table-cell table:formula="of:=COM.MICROSOFT.CONCAT(&quot;0x&quot;; DEC2HEX([.B175] - 1))" office:value-type="string" office:string-value="0xAD" calcext:value-type="string">
            <text:p>0xAD</text:p>
          </table:table-cell>
          <table:table-cell office:value-type="string" calcext:value-type="string">
            <text:p><text:a xlink:href="../../../../../../../wiki/Pin_174" xlink:type="simple">174</text:a></text:p>
          </table:table-cell>
          <table:table-cell office:value-type="string" calcext:value-type="string">
            <text:p>Lolita Mic</text:p>
          </table:table-cell>
          <table:table-cell office:value-type="string" calcext:value-type="string">
            <text:p>Lapin Angeliq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 W3D5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175];&quot;: { &quot;&quot;ID&quot;&quot;: &quot;;[.A175];&quot;, &quot;&quot;Name&quot;&quot;: &quot;&quot;&quot;;[.C175];&quot;&quot;&quot;, &quot;&quot;MaxLevel&quot;&quot;: &quot;;[.T175];&quot;, &quot;&quot;Mingle?&quot;&quot;: &quot;;[.AG175];&quot; },&quot;)" office:value-type="string" office:string-value="0xAD: { &quot;ID&quot;: 0xAD, &quot;Name&quot;: &quot;Lolita Mic&quot;, &quot;MaxLevel&quot;: 1, &quot;Mingle?&quot;: 0 }," calcext:value-type="string">
            <text:p>0xAD: { "ID": 0xAD, "Name": "Lolita Mic", "MaxLevel": 1, "Mingle?": 0 },</text:p>
          </table:table-cell>
        </table:table-row>
        <table:table-row table:style-name="ro2">
          <table:table-cell table:formula="of:=COM.MICROSOFT.CONCAT(&quot;0x&quot;; DEC2HEX([.B176] - 1))" office:value-type="string" office:string-value="0xAE" calcext:value-type="string">
            <text:p>0xAE</text:p>
          </table:table-cell>
          <table:table-cell office:value-type="string" calcext:value-type="string">
            <text:p><text:a xlink:href="../../../../../../../wiki/Pin_175" xlink:type="simple">175</text:a></text:p>
          </table:table-cell>
          <table:table-cell office:value-type="string" calcext:value-type="string">
            <text:p>Spider's Silk</text:p>
          </table:table-cell>
          <table:table-cell office:value-type="string" calcext:value-type="string">
            <text:p>Lapin Angelique</text:p>
          </table:table-cell>
          <table:table-cell office:value-type="float" office:value="9650" calcext:value-type="float">
            <text:p>9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6 HU.</text:p>
            <text:p>Dropped by 73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hree boulders on that position. Inflicts damage on contact. Rapidly tap to rain more stones down. </text:p>
          </table:table-cell>
          <table:table-cell office:value-type="float" office:value="0" calcext:value-type="float">
            <text:p>0</text:p>
          </table:table-cell>
          <table:table-cell table:formula="of:=COM.MICROSOFT.CONCAT([.A176];&quot;: { &quot;&quot;ID&quot;&quot;: &quot;;[.A176];&quot;, &quot;&quot;Name&quot;&quot;: &quot;&quot;&quot;;[.C176];&quot;&quot;&quot;, &quot;&quot;MaxLevel&quot;&quot;: &quot;;[.T176];&quot;, &quot;&quot;Mingle?&quot;&quot;: &quot;;[.AG176];&quot; },&quot;)" office:value-type="string" office:string-value="0xAE: { &quot;ID&quot;: 0xAE, &quot;Name&quot;: &quot;Spider's Silk&quot;, &quot;MaxLevel&quot;: 15, &quot;Mingle?&quot;: 0 }," calcext:value-type="string">
            <text:p>0xAE: { "ID": 0xAE, "Name": "Spider's Silk", "MaxLevel": 15, "Mingle?": 0 },</text:p>
          </table:table-cell>
        </table:table-row>
        <table:table-row table:style-name="ro1">
          <table:table-cell table:formula="of:=COM.MICROSOFT.CONCAT(&quot;0x&quot;; DEC2HEX([.B177] - 1))" office:value-type="string" office:string-value="0xAF" calcext:value-type="string">
            <text:p>0xAF</text:p>
          </table:table-cell>
          <table:table-cell office:value-type="string" calcext:value-type="string">
            <text:p><text:a xlink:href="../../../../../../../wiki/Pin_176" xlink:type="simple">176</text:a>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Lapin Angelique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1 N.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office:value-type="float" office:value="0" calcext:value-type="float">
            <text:p>0</text:p>
          </table:table-cell>
          <table:table-cell table:formula="of:=COM.MICROSOFT.CONCAT([.A177];&quot;: { &quot;&quot;ID&quot;&quot;: &quot;;[.A177];&quot;, &quot;&quot;Name&quot;&quot;: &quot;&quot;&quot;;[.C177];&quot;&quot;&quot;, &quot;&quot;MaxLevel&quot;&quot;: &quot;;[.T177];&quot;, &quot;&quot;Mingle?&quot;&quot;: &quot;;[.AG177];&quot; },&quot;)" office:value-type="string" office:string-value="0xAF: { &quot;ID&quot;: 0xAF, &quot;Name&quot;: &quot;Leopard&quot;, &quot;MaxLevel&quot;: 4, &quot;Mingle?&quot;: 0 }," calcext:value-type="string">
            <text:p>0xAF: { "ID": 0xAF, "Name": "Leopard", "MaxLevel": 4, "Mingle?": 0 },</text:p>
          </table:table-cell>
        </table:table-row>
        <table:table-row table:style-name="ro3">
          <table:table-cell table:formula="of:=COM.MICROSOFT.CONCAT(&quot;0x&quot;; DEC2HEX([.B178] - 1))" office:value-type="string" office:string-value="0xB0" calcext:value-type="string">
            <text:p>0xB0</text:p>
          </table:table-cell>
          <table:table-cell office:value-type="string" calcext:value-type="string">
            <text:p><text:a xlink:href="../../../../../../../wiki/Pin_177" xlink:type="simple">177</text:a></text:p>
          </table:table-cell>
          <table:table-cell office:value-type="string" calcext:value-type="string">
            <text:p>Lolita Skull</text:p>
          </table:table-cell>
          <table:table-cell office:value-type="string" calcext:value-type="string">
            <text:p>Lapin Angelique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76" xlink:type="simple">176</text:a>.</text:p>
            <text:p>Event Tin Pin Another Day (Statue of Hachik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Attack_Break" xlink:type="simple">Attack</text:a> or <text:a xlink:href="../../../../../../../wiki/Defense_Break" xlink:type="simple">Defense Breaks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78];&quot;: { &quot;&quot;ID&quot;&quot;: &quot;;[.A178];&quot;, &quot;&quot;Name&quot;&quot;: &quot;&quot;&quot;;[.C178];&quot;&quot;&quot;, &quot;&quot;MaxLevel&quot;&quot;: &quot;;[.T178];&quot;, &quot;&quot;Mingle?&quot;&quot;: &quot;;[.AG178];&quot; },&quot;)" office:value-type="string" office:string-value="0xB0: { &quot;ID&quot;: 0xB0, &quot;Name&quot;: &quot;Lolita Skull&quot;, &quot;MaxLevel&quot;: 4, &quot;Mingle?&quot;: 0 }," calcext:value-type="string">
            <text:p>0xB0: { "ID": 0xB0, "Name": "Lolita Skull", "MaxLevel": 4, "Mingle?": 0 },</text:p>
          </table:table-cell>
        </table:table-row>
        <table:table-row table:style-name="ro4">
          <table:table-cell table:formula="of:=COM.MICROSOFT.CONCAT(&quot;0x&quot;; DEC2HEX([.B179] - 1))" office:value-type="string" office:string-value="0xB1" calcext:value-type="string">
            <text:p>0xB1</text:p>
          </table:table-cell>
          <table:table-cell office:value-type="string" calcext:value-type="string">
            <text:p><text:a xlink:href="../../../../../../../wiki/Pin_178" xlink:type="simple">178</text:a></text:p>
          </table:table-cell>
          <table:table-cell office:value-type="string" calcext:value-type="string">
            <text:p>Black Rose</text:p>
          </table:table-cell>
          <table:table-cell office:value-type="string" calcext:value-type="string">
            <text:p>Lapin Angelique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%2B" xlink:type="simple">Doomed Defens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5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Defense_Break" xlink:type="simple">Defense Break</text:a> on enemies at the start of battle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179];&quot;: { &quot;&quot;ID&quot;&quot;: &quot;;[.A179];&quot;, &quot;&quot;Name&quot;&quot;: &quot;&quot;&quot;;[.C179];&quot;&quot;&quot;, &quot;&quot;MaxLevel&quot;&quot;: &quot;;[.T179];&quot;, &quot;&quot;Mingle?&quot;&quot;: &quot;;[.AG179];&quot; },&quot;)" office:value-type="string" office:string-value="0xB1: { &quot;ID&quot;: 0xB1, &quot;Name&quot;: &quot;Black Rose&quot;, &quot;MaxLevel&quot;: 3, &quot;Mingle?&quot;: 0 }," calcext:value-type="string">
            <text:p>0xB1: { "ID": 0xB1, "Name": "Black Rose", "MaxLevel": 3, "Mingle?": 0 },</text:p>
          </table:table-cell>
        </table:table-row>
        <table:table-row table:style-name="ro2">
          <table:table-cell table:formula="of:=COM.MICROSOFT.CONCAT(&quot;0x&quot;; DEC2HEX([.B180] - 1))" office:value-type="string" office:string-value="0xB2" calcext:value-type="string">
            <text:p>0xB2</text:p>
          </table:table-cell>
          <table:table-cell office:value-type="string" calcext:value-type="string">
            <text:p><text:a xlink:href="../../../../../../../wiki/Pin_179" xlink:type="simple">179</text:a></text:p>
          </table:table-cell>
          <table:table-cell table:number-columns-repeated="2" office:value-type="string" calcext:value-type="string">
            <text:p>Lapin Angeliq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LA" xlink:type="simple">Resonance: LA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2 H.</text:p>
            <text:p>Dropped by 8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Lapin Angelique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80];&quot;: { &quot;&quot;ID&quot;&quot;: &quot;;[.A180];&quot;, &quot;&quot;Name&quot;&quot;: &quot;&quot;&quot;;[.C180];&quot;&quot;&quot;, &quot;&quot;MaxLevel&quot;&quot;: &quot;;[.T180];&quot;, &quot;&quot;Mingle?&quot;&quot;: &quot;;[.AG180];&quot; },&quot;)" office:value-type="string" office:string-value="0xB2: { &quot;ID&quot;: 0xB2, &quot;Name&quot;: &quot;Lapin Angelique&quot;, &quot;MaxLevel&quot;: 3, &quot;Mingle?&quot;: 0 }," calcext:value-type="string">
            <text:p>0xB2: { "ID": 0xB2, "Name": "Lapin Angelique", "MaxLevel": 3, "Mingle?": 0 },</text:p>
          </table:table-cell>
        </table:table-row>
        <table:table-row table:style-name="ro4">
          <table:table-cell table:formula="of:=COM.MICROSOFT.CONCAT(&quot;0x&quot;; DEC2HEX([.B181] - 1))" office:value-type="string" office:string-value="0xB3" calcext:value-type="string">
            <text:p>0xB3</text:p>
          </table:table-cell>
          <table:table-cell office:value-type="string" calcext:value-type="string">
            <text:p><text:a xlink:href="../../../../../../../wiki/Pin_180" xlink:type="simple">180</text:a></text:p>
          </table:table-cell>
          <table:table-cell office:value-type="string" calcext:value-type="string">
            <text:p>Thunder Pawn</text:p>
          </table:table-cell>
          <table:table-cell office:value-type="string" calcext:value-type="string">
            <text:p>Pegas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2 N.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zigzags around the scree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1];&quot;: { &quot;&quot;ID&quot;&quot;: &quot;;[.A181];&quot;, &quot;&quot;Name&quot;&quot;: &quot;&quot;&quot;;[.C181];&quot;&quot;&quot;, &quot;&quot;MaxLevel&quot;&quot;: &quot;;[.T181];&quot;, &quot;&quot;Mingle?&quot;&quot;: &quot;;[.AG181];&quot; },&quot;)" office:value-type="string" office:string-value="0xB3: { &quot;ID&quot;: 0xB3, &quot;Name&quot;: &quot;Thunder Pawn&quot;, &quot;MaxLevel&quot;: 5, &quot;Mingle?&quot;: 0 }," calcext:value-type="string">
            <text:p>0xB3: { "ID": 0xB3, "Name": "Thunder Pawn", "MaxLevel": 5, "Mingle?": 0 },</text:p>
          </table:table-cell>
        </table:table-row>
        <table:table-row table:style-name="ro5">
          <table:table-cell table:formula="of:=COM.MICROSOFT.CONCAT(&quot;0x&quot;; DEC2HEX([.B182] - 1))" office:value-type="string" office:string-value="0xB4" calcext:value-type="string">
            <text:p>0xB4</text:p>
          </table:table-cell>
          <table:table-cell office:value-type="string" calcext:value-type="string">
            <text:p><text:a xlink:href="../../../../../../../wiki/Pin_181" xlink:type="simple">181</text:a></text:p>
          </table:table-cell>
          <table:table-cell office:value-type="string" calcext:value-type="string">
            <text:p>Lightning Pawn</text:p>
          </table:table-cell>
          <table:table-cell office:value-type="string" calcext:value-type="string">
            <text:p>Pegaso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Evolves from <text:a xlink:href="../../../../../../../wiki/Pin_180" xlink:type="simple">180</text:a>.</text:p>
            <text:p>Event N09.</text:p>
            <text:p>Dropped by 9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flies toward the nearest enemy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2];&quot;: { &quot;&quot;ID&quot;&quot;: &quot;;[.A182];&quot;, &quot;&quot;Name&quot;&quot;: &quot;&quot;&quot;;[.C182];&quot;&quot;&quot;, &quot;&quot;MaxLevel&quot;&quot;: &quot;;[.T182];&quot;, &quot;&quot;Mingle?&quot;&quot;: &quot;;[.AG182];&quot; },&quot;)" office:value-type="string" office:string-value="0xB4: { &quot;ID&quot;: 0xB4, &quot;Name&quot;: &quot;Lightning Pawn&quot;, &quot;MaxLevel&quot;: 4, &quot;Mingle?&quot;: 0 }," calcext:value-type="string">
            <text:p>0xB4: { "ID": 0xB4, "Name": "Lightning Pawn", "MaxLevel": 4, "Mingle?": 0 },</text:p>
          </table:table-cell>
        </table:table-row>
        <table:table-row table:style-name="ro4">
          <table:table-cell table:formula="of:=COM.MICROSOFT.CONCAT(&quot;0x&quot;; DEC2HEX([.B183] - 1))" office:value-type="string" office:string-value="0xB5" calcext:value-type="string">
            <text:p>0xB5</text:p>
          </table:table-cell>
          <table:table-cell office:value-type="string" calcext:value-type="string">
            <text:p><text:a xlink:href="../../../../../../../wiki/Pin_182" xlink:type="simple">182</text:a></text:p>
          </table:table-cell>
          <table:table-cell office:value-type="string" calcext:value-type="string">
            <text:p>Aqua Pawn</text:p>
          </table:table-cell>
          <table:table-cell office:value-type="string" calcext:value-type="string">
            <text:p>Pegaso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0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  <table:table-cell office:value-type="float" office:value="0" calcext:value-type="float">
            <text:p>0</text:p>
          </table:table-cell>
          <table:table-cell table:formula="of:=COM.MICROSOFT.CONCAT([.A183];&quot;: { &quot;&quot;ID&quot;&quot;: &quot;;[.A183];&quot;, &quot;&quot;Name&quot;&quot;: &quot;&quot;&quot;;[.C183];&quot;&quot;&quot;, &quot;&quot;MaxLevel&quot;&quot;: &quot;;[.T183];&quot;, &quot;&quot;Mingle?&quot;&quot;: &quot;;[.AG183];&quot; },&quot;)" office:value-type="string" office:string-value="0xB5: { &quot;ID&quot;: 0xB5, &quot;Name&quot;: &quot;Aqua Pawn&quot;, &quot;MaxLevel&quot;: 3, &quot;Mingle?&quot;: 0 }," calcext:value-type="string">
            <text:p>0xB5: { "ID": 0xB5, "Name": "Aqua Pawn", "MaxLevel": 3, "Mingle?": 0 },</text:p>
          </table:table-cell>
        </table:table-row>
        <table:table-row table:style-name="ro4">
          <table:table-cell table:formula="of:=COM.MICROSOFT.CONCAT(&quot;0x&quot;; DEC2HEX([.B184] - 1))" office:value-type="string" office:string-value="0xB6" calcext:value-type="string">
            <text:p>0xB6</text:p>
          </table:table-cell>
          <table:table-cell office:value-type="string" calcext:value-type="string">
            <text:p><text:a xlink:href="../../../../../../../wiki/Pin_183" xlink:type="simple">183</text:a></text:p>
          </table:table-cell>
          <table:table-cell office:value-type="string" calcext:value-type="string">
            <text:p>Swing Bishop</text:p>
          </table:table-cell>
          <table:table-cell office:value-type="string" calcext:value-type="string">
            <text:p>Pegaso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 Dept. Store.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penetrating boomera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4];&quot;: { &quot;&quot;ID&quot;&quot;: &quot;;[.A184];&quot;, &quot;&quot;Name&quot;&quot;: &quot;&quot;&quot;;[.C184];&quot;&quot;&quot;, &quot;&quot;MaxLevel&quot;&quot;: &quot;;[.T184];&quot;, &quot;&quot;Mingle?&quot;&quot;: &quot;;[.AG184];&quot; },&quot;)" office:value-type="string" office:string-value="0xB6: { &quot;ID&quot;: 0xB6, &quot;Name&quot;: &quot;Swing Bishop&quot;, &quot;MaxLevel&quot;: 7, &quot;Mingle?&quot;: 0 }," calcext:value-type="string">
            <text:p>0xB6: { "ID": 0xB6, "Name": "Swing Bishop", "MaxLevel": 7, "Mingle?": 0 },</text:p>
          </table:table-cell>
        </table:table-row>
        <table:table-row table:style-name="ro4">
          <table:table-cell table:formula="of:=COM.MICROSOFT.CONCAT(&quot;0x&quot;; DEC2HEX([.B185] - 1))" office:value-type="string" office:string-value="0xB7" calcext:value-type="string">
            <text:p>0xB7</text:p>
          </table:table-cell>
          <table:table-cell office:value-type="string" calcext:value-type="string">
            <text:p><text:a xlink:href="../../../../../../../wiki/Pin_184" xlink:type="simple">184</text:a></text:p>
          </table:table-cell>
          <table:table-cell office:value-type="string" calcext:value-type="string">
            <text:p>Pegaso Bishop</text:p>
          </table:table-cell>
          <table:table-cell office:value-type="string" calcext:value-type="string">
            <text:p>Pegaso</text:p>
          </table:table-cell>
          <table:table-cell office:value-type="float" office:value="9750" calcext:value-type="float">
            <text:p>9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83" xlink:type="simple">18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5];&quot;: { &quot;&quot;ID&quot;&quot;: &quot;;[.A185];&quot;, &quot;&quot;Name&quot;&quot;: &quot;&quot;&quot;;[.C185];&quot;&quot;&quot;, &quot;&quot;MaxLevel&quot;&quot;: &quot;;[.T185];&quot;, &quot;&quot;Mingle?&quot;&quot;: &quot;;[.AG185];&quot; },&quot;)" office:value-type="string" office:string-value="0xB7: { &quot;ID&quot;: 0xB7, &quot;Name&quot;: &quot;Pegaso Bishop&quot;, &quot;MaxLevel&quot;: 5, &quot;Mingle?&quot;: 0 }," calcext:value-type="string">
            <text:p>0xB7: { "ID": 0xB7, "Name": "Pegaso Bishop", "MaxLevel": 5, "Mingle?": 0 },</text:p>
          </table:table-cell>
        </table:table-row>
        <table:table-row table:style-name="ro4">
          <table:table-cell table:formula="of:=COM.MICROSOFT.CONCAT(&quot;0x&quot;; DEC2HEX([.B186] - 1))" office:value-type="string" office:string-value="0xB8" calcext:value-type="string">
            <text:p>0xB8</text:p>
          </table:table-cell>
          <table:table-cell office:value-type="string" calcext:value-type="string">
            <text:p><text:a xlink:href="../../../../../../../wiki/Pin_185" xlink:type="simple">185</text:a></text:p>
          </table:table-cell>
          <table:table-cell office:value-type="string" calcext:value-type="string">
            <text:p>King Arthur</text:p>
          </table:table-cell>
          <table:table-cell office:value-type="string" calcext:value-type="string">
            <text:p>Pegaso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6 EN.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  <table:table-cell office:value-type="float" office:value="0" calcext:value-type="float">
            <text:p>0</text:p>
          </table:table-cell>
          <table:table-cell table:formula="of:=COM.MICROSOFT.CONCAT([.A186];&quot;: { &quot;&quot;ID&quot;&quot;: &quot;;[.A186];&quot;, &quot;&quot;Name&quot;&quot;: &quot;&quot;&quot;;[.C186];&quot;&quot;&quot;, &quot;&quot;MaxLevel&quot;&quot;: &quot;;[.T186];&quot;, &quot;&quot;Mingle?&quot;&quot;: &quot;;[.AG186];&quot; },&quot;)" office:value-type="string" office:string-value="0xB8: { &quot;ID&quot;: 0xB8, &quot;Name&quot;: &quot;King Arthur&quot;, &quot;MaxLevel&quot;: 3, &quot;Mingle?&quot;: 0 }," calcext:value-type="string">
            <text:p>0xB8: { "ID": 0xB8, "Name": "King Arthur", "MaxLevel": 3, "Mingle?": 0 },</text:p>
          </table:table-cell>
        </table:table-row>
        <table:table-row table:style-name="ro4">
          <table:table-cell table:formula="of:=COM.MICROSOFT.CONCAT(&quot;0x&quot;; DEC2HEX([.B187] - 1))" office:value-type="string" office:string-value="0xB9" calcext:value-type="string">
            <text:p>0xB9</text:p>
          </table:table-cell>
          <table:table-cell office:value-type="string" calcext:value-type="string">
            <text:p><text:a xlink:href="../../../../../../../wiki/Pin_186" xlink:type="simple">186</text:a></text:p>
          </table:table-cell>
          <table:table-cell office:value-type="string" calcext:value-type="string">
            <text:p>Excalibur</text:p>
          </table:table-cell>
          <table:table-cell office:value-type="string" calcext:value-type="string">
            <text:p>Pegaso</text:p>
          </table:table-cell>
          <table:table-cell office:value-type="float" office:value="10900" calcext:value-type="float">
            <text:p>10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85" xlink:type="simple">18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  <table:table-cell office:value-type="float" office:value="0" calcext:value-type="float">
            <text:p>0</text:p>
          </table:table-cell>
          <table:table-cell table:formula="of:=COM.MICROSOFT.CONCAT([.A187];&quot;: { &quot;&quot;ID&quot;&quot;: &quot;;[.A187];&quot;, &quot;&quot;Name&quot;&quot;: &quot;&quot;&quot;;[.C187];&quot;&quot;&quot;, &quot;&quot;MaxLevel&quot;&quot;: &quot;;[.T187];&quot;, &quot;&quot;Mingle?&quot;&quot;: &quot;;[.AG187];&quot; },&quot;)" office:value-type="string" office:string-value="0xB9: { &quot;ID&quot;: 0xB9, &quot;Name&quot;: &quot;Excalibur&quot;, &quot;MaxLevel&quot;: 5, &quot;Mingle?&quot;: 0 }," calcext:value-type="string">
            <text:p>0xB9: { "ID": 0xB9, "Name": "Excalibur", "MaxLevel": 5, "Mingle?": 0 },</text:p>
          </table:table-cell>
        </table:table-row>
        <table:table-row table:style-name="ro4">
          <table:table-cell table:formula="of:=COM.MICROSOFT.CONCAT(&quot;0x&quot;; DEC2HEX([.B188] - 1))" office:value-type="string" office:string-value="0xBA" calcext:value-type="string">
            <text:p>0xBA</text:p>
          </table:table-cell>
          <table:table-cell office:value-type="string" calcext:value-type="string">
            <text:p><text:a xlink:href="../../../../../../../wiki/Pin_187" xlink:type="simple">187</text:a></text:p>
          </table:table-cell>
          <table:table-cell office:value-type="string" calcext:value-type="string">
            <text:p>Thunder Rook</text:p>
          </table:table-cell>
          <table:table-cell office:value-type="string" calcext:value-type="string">
            <text:p>Pegaso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8 E.</text:p>
          </table:table-cell>
          <table:table-cell office:value-type="string" calcext:value-type="string">
            <text:p>M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8];&quot;: { &quot;&quot;ID&quot;&quot;: &quot;;[.A188];&quot;, &quot;&quot;Name&quot;&quot;: &quot;&quot;&quot;;[.C188];&quot;&quot;&quot;, &quot;&quot;MaxLevel&quot;&quot;: &quot;;[.T188];&quot;, &quot;&quot;Mingle?&quot;&quot;: &quot;;[.AG188];&quot; },&quot;)" office:value-type="string" office:string-value="0xBA: { &quot;ID&quot;: 0xBA, &quot;Name&quot;: &quot;Thunder Rook&quot;, &quot;MaxLevel&quot;: 3, &quot;Mingle?&quot;: 0 }," calcext:value-type="string">
            <text:p>0xBA: { "ID": 0xBA, "Name": "Thunder Rook", "MaxLevel": 3, "Mingle?": 0 },</text:p>
          </table:table-cell>
        </table:table-row>
        <table:table-row table:style-name="ro4">
          <table:table-cell table:formula="of:=COM.MICROSOFT.CONCAT(&quot;0x&quot;; DEC2HEX([.B189] - 1))" office:value-type="string" office:string-value="0xBB" calcext:value-type="string">
            <text:p>0xBB</text:p>
          </table:table-cell>
          <table:table-cell office:value-type="string" calcext:value-type="string">
            <text:p><text:a xlink:href="../../../../../../../wiki/Pin_188" xlink:type="simple">188</text:a></text:p>
          </table:table-cell>
          <table:table-cell office:value-type="string" calcext:value-type="string">
            <text:p>Lightning Rook</text:p>
          </table:table-cell>
          <table:table-cell office:value-type="string" calcext:value-type="string">
            <text:p>Pegaso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Evolves from <text:a xlink:href="../../../../../../../wiki/Pin_187" xlink:type="simple">187</text:a>.</text:p>
            <text:p>Event W3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9];&quot;: { &quot;&quot;ID&quot;&quot;: &quot;;[.A189];&quot;, &quot;&quot;Name&quot;&quot;: &quot;&quot;&quot;;[.C189];&quot;&quot;&quot;, &quot;&quot;MaxLevel&quot;&quot;: &quot;;[.T189];&quot;, &quot;&quot;Mingle?&quot;&quot;: &quot;;[.AG189];&quot; },&quot;)" office:value-type="string" office:string-value="0xBB: { &quot;ID&quot;: 0xBB, &quot;Name&quot;: &quot;Lightning Rook&quot;, &quot;MaxLevel&quot;: 4, &quot;Mingle?&quot;: 0 }," calcext:value-type="string">
            <text:p>0xBB: { "ID": 0xBB, "Name": "Lightning Rook", "MaxLevel": 4, "Mingle?": 0 },</text:p>
          </table:table-cell>
        </table:table-row>
        <table:table-row table:style-name="ro4">
          <table:table-cell table:formula="of:=COM.MICROSOFT.CONCAT(&quot;0x&quot;; DEC2HEX([.B190] - 1))" office:value-type="string" office:string-value="0xBC" calcext:value-type="string">
            <text:p>0xBC</text:p>
          </table:table-cell>
          <table:table-cell office:value-type="string" calcext:value-type="string">
            <text:p><text:a xlink:href="../../../../../../../wiki/Pin_189" xlink:type="simple">189</text:a></text:p>
          </table:table-cell>
          <table:table-cell office:value-type="string" calcext:value-type="string">
            <text:p>Jack's Knight</text:p>
          </table:table-cell>
          <table:table-cell office:value-type="string" calcext:value-type="string">
            <text:p>Pegas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 Dept. Store.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90];&quot;: { &quot;&quot;ID&quot;&quot;: &quot;;[.A190];&quot;, &quot;&quot;Name&quot;&quot;: &quot;&quot;&quot;;[.C190];&quot;&quot;&quot;, &quot;&quot;MaxLevel&quot;&quot;: &quot;;[.T190];&quot;, &quot;&quot;Mingle?&quot;&quot;: &quot;;[.AG190];&quot; },&quot;)" office:value-type="string" office:string-value="0xBC: { &quot;ID&quot;: 0xBC, &quot;Name&quot;: &quot;Jack's Knight&quot;, &quot;MaxLevel&quot;: 4, &quot;Mingle?&quot;: 0 }," calcext:value-type="string">
            <text:p>0xBC: { "ID": 0xBC, "Name": "Jack's Knight", "MaxLevel": 4, "Mingle?": 0 },</text:p>
          </table:table-cell>
        </table:table-row>
        <table:table-row table:style-name="ro4">
          <table:table-cell table:formula="of:=COM.MICROSOFT.CONCAT(&quot;0x&quot;; DEC2HEX([.B191] - 1))" office:value-type="string" office:string-value="0xBD" calcext:value-type="string">
            <text:p>0xBD</text:p>
          </table:table-cell>
          <table:table-cell office:value-type="string" calcext:value-type="string">
            <text:p><text:a xlink:href="../../../../../../../wiki/Pin_190" xlink:type="simple">190</text:a></text:p>
          </table:table-cell>
          <table:table-cell office:value-type="string" calcext:value-type="string">
            <text:p>King's Knight</text:p>
          </table:table-cell>
          <table:table-cell office:value-type="string" calcext:value-type="string">
            <text:p>Pegaso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91];&quot;: { &quot;&quot;ID&quot;&quot;: &quot;;[.A191];&quot;, &quot;&quot;Name&quot;&quot;: &quot;&quot;&quot;;[.C191];&quot;&quot;&quot;, &quot;&quot;MaxLevel&quot;&quot;: &quot;;[.T191];&quot;, &quot;&quot;Mingle?&quot;&quot;: &quot;;[.AG191];&quot; },&quot;)" office:value-type="string" office:string-value="0xBD: { &quot;ID&quot;: 0xBD, &quot;Name&quot;: &quot;King's Knight&quot;, &quot;MaxLevel&quot;: 4, &quot;Mingle?&quot;: 0 }," calcext:value-type="string">
            <text:p>0xBD: { "ID": 0xBD, "Name": "King's Knight", "MaxLevel": 4, "Mingle?": 0 },</text:p>
          </table:table-cell>
        </table:table-row>
        <table:table-row table:style-name="ro4">
          <table:table-cell table:formula="of:=COM.MICROSOFT.CONCAT(&quot;0x&quot;; DEC2HEX([.B192] - 1))" office:value-type="string" office:string-value="0xBE" calcext:value-type="string">
            <text:p>0xBE</text:p>
          </table:table-cell>
          <table:table-cell office:value-type="string" calcext:value-type="string">
            <text:p><text:a xlink:href="../../../../../../../wiki/Pin_191" xlink:type="simple">191</text:a></text:p>
          </table:table-cell>
          <table:table-cell office:value-type="string" calcext:value-type="string">
            <text:p>Queen's Knight</text:p>
          </table:table-cell>
          <table:table-cell office:value-type="string" calcext:value-type="string">
            <text:p>Pegaso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enemies or obstacles like cars and signs to fling them in that direction. (Some enemies cannot be thrown.) </text:p>
          </table:table-cell>
          <table:table-cell office:value-type="float" office:value="0" calcext:value-type="float">
            <text:p>0</text:p>
          </table:table-cell>
          <table:table-cell table:formula="of:=COM.MICROSOFT.CONCAT([.A192];&quot;: { &quot;&quot;ID&quot;&quot;: &quot;;[.A192];&quot;, &quot;&quot;Name&quot;&quot;: &quot;&quot;&quot;;[.C192];&quot;&quot;&quot;, &quot;&quot;MaxLevel&quot;&quot;: &quot;;[.T192];&quot;, &quot;&quot;Mingle?&quot;&quot;: &quot;;[.AG192];&quot; },&quot;)" office:value-type="string" office:string-value="0xBE: { &quot;ID&quot;: 0xBE, &quot;Name&quot;: &quot;Queen's Knight&quot;, &quot;MaxLevel&quot;: 4, &quot;Mingle?&quot;: 0 }," calcext:value-type="string">
            <text:p>0xBE: { "ID": 0xBE, "Name": "Queen's Knight", "MaxLevel": 4, "Mingle?": 0 },</text:p>
          </table:table-cell>
        </table:table-row>
        <table:table-row table:style-name="ro1">
          <table:table-cell table:formula="of:=COM.MICROSOFT.CONCAT(&quot;0x&quot;; DEC2HEX([.B193] - 1))" office:value-type="string" office:string-value="0xBF" calcext:value-type="string">
            <text:p>0xBF</text:p>
          </table:table-cell>
          <table:table-cell office:value-type="string" calcext:value-type="string">
            <text:p><text:a xlink:href="../../../../../../../wiki/Pin_192" xlink:type="simple">192</text:a></text:p>
          </table:table-cell>
          <table:table-cell office:value-type="string" calcext:value-type="string">
            <text:p>Her Royal Highness</text:p>
          </table:table-cell>
          <table:table-cell office:value-type="string" calcext:value-type="string">
            <text:p>Pegas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%2B" xlink:type="simple">Turbo Gaug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ly reduces the rate at which pin gauges are depleted. </text:p>
          </table:table-cell>
          <table:table-cell office:value-type="float" office:value="0" calcext:value-type="float">
            <text:p>0</text:p>
          </table:table-cell>
          <table:table-cell table:formula="of:=COM.MICROSOFT.CONCAT([.A193];&quot;: { &quot;&quot;ID&quot;&quot;: &quot;;[.A193];&quot;, &quot;&quot;Name&quot;&quot;: &quot;&quot;&quot;;[.C193];&quot;&quot;&quot;, &quot;&quot;MaxLevel&quot;&quot;: &quot;;[.T193];&quot;, &quot;&quot;Mingle?&quot;&quot;: &quot;;[.AG193];&quot; },&quot;)" office:value-type="string" office:string-value="0xBF: { &quot;ID&quot;: 0xBF, &quot;Name&quot;: &quot;Her Royal Highness&quot;, &quot;MaxLevel&quot;: 3, &quot;Mingle?&quot;: 0 }," calcext:value-type="string">
            <text:p>0xBF: { "ID": 0xBF, "Name": "Her Royal Highness", "MaxLevel": 3, "Mingle?": 0 },</text:p>
          </table:table-cell>
        </table:table-row>
        <table:table-row table:style-name="ro1">
          <table:table-cell table:formula="of:=COM.MICROSOFT.CONCAT(&quot;0x&quot;; DEC2HEX([.B194] - 1))" office:value-type="string" office:string-value="0xC0" calcext:value-type="string">
            <text:p>0xC0</text:p>
          </table:table-cell>
          <table:table-cell office:value-type="string" calcext:value-type="string">
            <text:p><text:a xlink:href="../../../../../../../wiki/Pin_193" xlink:type="simple">193</text:a></text:p>
          </table:table-cell>
          <table:table-cell table:number-columns-repeated="2" office:value-type="string" calcext:value-type="string">
            <text:p>Pegas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G" xlink:type="simple">Resonance: PG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egaso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94];&quot;: { &quot;&quot;ID&quot;&quot;: &quot;;[.A194];&quot;, &quot;&quot;Name&quot;&quot;: &quot;&quot;&quot;;[.C194];&quot;&quot;&quot;, &quot;&quot;MaxLevel&quot;&quot;: &quot;;[.T194];&quot;, &quot;&quot;Mingle?&quot;&quot;: &quot;;[.AG194];&quot; },&quot;)" office:value-type="string" office:string-value="0xC0: { &quot;ID&quot;: 0xC0, &quot;Name&quot;: &quot;Pegaso&quot;, &quot;MaxLevel&quot;: 3, &quot;Mingle?&quot;: 0 }," calcext:value-type="string">
            <text:p>0xC0: { "ID": 0xC0, "Name": "Pegaso", "MaxLevel": 3, "Mingle?": 0 },</text:p>
          </table:table-cell>
        </table:table-row>
        <table:table-row table:style-name="ro4">
          <table:table-cell table:formula="of:=COM.MICROSOFT.CONCAT(&quot;0x&quot;; DEC2HEX([.B195] - 1))" office:value-type="string" office:string-value="0xC1" calcext:value-type="string">
            <text:p>0xC1</text:p>
          </table:table-cell>
          <table:table-cell office:value-type="string" calcext:value-type="string">
            <text:p><text:a xlink:href="../../../../../../../wiki/Pin_194" xlink:type="simple">194</text:a></text:p>
          </table:table-cell>
          <table:table-cell office:value-type="string" calcext:value-type="string">
            <text:p>Lazy Bomber</text:p>
          </table:table-cell>
          <table:table-cell office:value-type="string" calcext:value-type="string">
            <text:p>Wild Boar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</table:table-cell>
          <table:table-cell office:value-type="float" office:value="0" calcext:value-type="float">
            <text:p>0</text:p>
          </table:table-cell>
          <table:table-cell table:formula="of:=COM.MICROSOFT.CONCAT([.A195];&quot;: { &quot;&quot;ID&quot;&quot;: &quot;;[.A195];&quot;, &quot;&quot;Name&quot;&quot;: &quot;&quot;&quot;;[.C195];&quot;&quot;&quot;, &quot;&quot;MaxLevel&quot;&quot;: &quot;;[.T195];&quot;, &quot;&quot;Mingle?&quot;&quot;: &quot;;[.AG195];&quot; },&quot;)" office:value-type="string" office:string-value="0xC1: { &quot;ID&quot;: 0xC1, &quot;Name&quot;: &quot;Lazy Bomber&quot;, &quot;MaxLevel&quot;: 7, &quot;Mingle?&quot;: 0 }," calcext:value-type="string">
            <text:p>0xC1: { "ID": 0xC1, "Name": "Lazy Bomber", "MaxLevel": 7, "Mingle?": 0 },</text:p>
          </table:table-cell>
        </table:table-row>
        <table:table-row table:style-name="ro4">
          <table:table-cell table:formula="of:=COM.MICROSOFT.CONCAT(&quot;0x&quot;; DEC2HEX([.B196] - 1))" office:value-type="string" office:string-value="0xC2" calcext:value-type="string">
            <text:p>0xC2</text:p>
          </table:table-cell>
          <table:table-cell office:value-type="string" calcext:value-type="string">
            <text:p><text:a xlink:href="../../../../../../../wiki/Pin_195" xlink:type="simple">195</text:a></text:p>
          </table:table-cell>
          <table:table-cell office:value-type="string" calcext:value-type="string">
            <text:p>Flower of Flame</text:p>
          </table:table-cell>
          <table:table-cell office:value-type="string" calcext:value-type="string">
            <text:p>Wild Boa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3D5.</text:p>
            <text:p>Dropped by 25 E.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96];&quot;: { &quot;&quot;ID&quot;&quot;: &quot;;[.A196];&quot;, &quot;&quot;Name&quot;&quot;: &quot;&quot;&quot;;[.C196];&quot;&quot;&quot;, &quot;&quot;MaxLevel&quot;&quot;: &quot;;[.T196];&quot;, &quot;&quot;Mingle?&quot;&quot;: &quot;;[.AG196];&quot; },&quot;)" office:value-type="string" office:string-value="0xC2: { &quot;ID&quot;: 0xC2, &quot;Name&quot;: &quot;Flower of Flame&quot;, &quot;MaxLevel&quot;: 3, &quot;Mingle?&quot;: 0 }," calcext:value-type="string">
            <text:p>0xC2: { "ID": 0xC2, "Name": "Flower of Flame", "MaxLevel": 3, "Mingle?": 0 },</text:p>
          </table:table-cell>
        </table:table-row>
        <table:table-row table:style-name="ro1">
          <table:table-cell table:formula="of:=COM.MICROSOFT.CONCAT(&quot;0x&quot;; DEC2HEX([.B197] - 1))" office:value-type="string" office:string-value="0xC3" calcext:value-type="string">
            <text:p>0xC3</text:p>
          </table:table-cell>
          <table:table-cell office:value-type="string" calcext:value-type="string">
            <text:p><text:a xlink:href="../../../../../../../wiki/Pin_196" xlink:type="simple">196</text:a></text:p>
          </table:table-cell>
          <table:table-cell office:value-type="string" calcext:value-type="string">
            <text:p>Flower of Fire</text:p>
          </table:table-cell>
          <table:table-cell office:value-type="string" calcext:value-type="string">
            <text:p>Wild Boar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95" xlink:type="simple">19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97];&quot;: { &quot;&quot;ID&quot;&quot;: &quot;;[.A197];&quot;, &quot;&quot;Name&quot;&quot;: &quot;&quot;&quot;;[.C197];&quot;&quot;&quot;, &quot;&quot;MaxLevel&quot;&quot;: &quot;;[.T197];&quot;, &quot;&quot;Mingle?&quot;&quot;: &quot;;[.AG197];&quot; },&quot;)" office:value-type="string" office:string-value="0xC3: { &quot;ID&quot;: 0xC3, &quot;Name&quot;: &quot;Flower of Fire&quot;, &quot;MaxLevel&quot;: 4, &quot;Mingle?&quot;: 0 }," calcext:value-type="string">
            <text:p>0xC3: { "ID": 0xC3, "Name": "Flower of Fire", "MaxLevel": 4, "Mingle?": 0 },</text:p>
          </table:table-cell>
        </table:table-row>
        <table:table-row table:style-name="ro2">
          <table:table-cell table:formula="of:=COM.MICROSOFT.CONCAT(&quot;0x&quot;; DEC2HEX([.B198] - 1))" office:value-type="string" office:string-value="0xC4" calcext:value-type="string">
            <text:p>0xC4</text:p>
          </table:table-cell>
          <table:table-cell office:value-type="string" calcext:value-type="string">
            <text:p><text:a xlink:href="../../../../../../../wiki/Pin_197" xlink:type="simple">197</text:a></text:p>
          </table:table-cell>
          <table:table-cell office:value-type="string" calcext:value-type="string">
            <text:p>Kewl Line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office:value-type="float" office:value="0" calcext:value-type="float">
            <text:p>0</text:p>
          </table:table-cell>
          <table:table-cell table:formula="of:=COM.MICROSOFT.CONCAT([.A198];&quot;: { &quot;&quot;ID&quot;&quot;: &quot;;[.A198];&quot;, &quot;&quot;Name&quot;&quot;: &quot;&quot;&quot;;[.C198];&quot;&quot;&quot;, &quot;&quot;MaxLevel&quot;&quot;: &quot;;[.T198];&quot;, &quot;&quot;Mingle?&quot;&quot;: &quot;;[.AG198];&quot; },&quot;)" office:value-type="string" office:string-value="0xC4: { &quot;ID&quot;: 0xC4, &quot;Name&quot;: &quot;Kewl Line&quot;, &quot;MaxLevel&quot;: 5, &quot;Mingle?&quot;: 0 }," calcext:value-type="string">
            <text:p>0xC4: { "ID": 0xC4, "Name": "Kewl Line", "MaxLevel": 5, "Mingle?": 0 },</text:p>
          </table:table-cell>
        </table:table-row>
        <table:table-row table:style-name="ro2">
          <table:table-cell table:formula="of:=COM.MICROSOFT.CONCAT(&quot;0x&quot;; DEC2HEX([.B199] - 1))" office:value-type="string" office:string-value="0xC5" calcext:value-type="string">
            <text:p>0xC5</text:p>
          </table:table-cell>
          <table:table-cell office:value-type="string" calcext:value-type="string">
            <text:p><text:a xlink:href="../../../../../../../wiki/Pin_198" xlink:type="simple">198</text:a></text:p>
          </table:table-cell>
          <table:table-cell office:value-type="string" calcext:value-type="string">
            <text:p>Dope Line</text:p>
          </table:table-cell>
          <table:table-cell office:value-type="string" calcext:value-type="string">
            <text:p>Wild Boar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97" xlink:type="simple">19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office:value-type="float" office:value="0" calcext:value-type="float">
            <text:p>0</text:p>
          </table:table-cell>
          <table:table-cell table:formula="of:=COM.MICROSOFT.CONCAT([.A199];&quot;: { &quot;&quot;ID&quot;&quot;: &quot;;[.A199];&quot;, &quot;&quot;Name&quot;&quot;: &quot;&quot;&quot;;[.C199];&quot;&quot;&quot;, &quot;&quot;MaxLevel&quot;&quot;: &quot;;[.T199];&quot;, &quot;&quot;Mingle?&quot;&quot;: &quot;;[.AG199];&quot; },&quot;)" office:value-type="string" office:string-value="0xC5: { &quot;ID&quot;: 0xC5, &quot;Name&quot;: &quot;Dope Line&quot;, &quot;MaxLevel&quot;: 5, &quot;Mingle?&quot;: 0 }," calcext:value-type="string">
            <text:p>0xC5: { "ID": 0xC5, "Name": "Dope Line", "MaxLevel": 5, "Mingle?": 0 },</text:p>
          </table:table-cell>
        </table:table-row>
        <table:table-row table:style-name="ro3">
          <table:table-cell table:formula="of:=COM.MICROSOFT.CONCAT(&quot;0x&quot;; DEC2HEX([.B200] - 1))" office:value-type="string" office:string-value="0xC6" calcext:value-type="string">
            <text:p>0xC6</text:p>
          </table:table-cell>
          <table:table-cell office:value-type="string" calcext:value-type="string">
            <text:p><text:a xlink:href="../../../../../../../wiki/Pin_199" xlink:type="simple">199</text:a></text:p>
          </table:table-cell>
          <table:table-cell office:value-type="string" calcext:value-type="string">
            <text:p>Wild Line</text:p>
          </table:table-cell>
          <table:table-cell office:value-type="string" calcext:value-type="string">
            <text:p>Wild Boar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97" xlink:type="simple">197</text:a>.</text:p>
            <text:p>Dropped by 50 N.</text:p>
            <text:p>Dropped by 5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office:value-type="float" office:value="0" calcext:value-type="float">
            <text:p>0</text:p>
          </table:table-cell>
          <table:table-cell table:formula="of:=COM.MICROSOFT.CONCAT([.A200];&quot;: { &quot;&quot;ID&quot;&quot;: &quot;;[.A200];&quot;, &quot;&quot;Name&quot;&quot;: &quot;&quot;&quot;;[.C200];&quot;&quot;&quot;, &quot;&quot;MaxLevel&quot;&quot;: &quot;;[.T200];&quot;, &quot;&quot;Mingle?&quot;&quot;: &quot;;[.AG200];&quot; },&quot;)" office:value-type="string" office:string-value="0xC6: { &quot;ID&quot;: 0xC6, &quot;Name&quot;: &quot;Wild Line&quot;, &quot;MaxLevel&quot;: 4, &quot;Mingle?&quot;: 0 }," calcext:value-type="string">
            <text:p>0xC6: { "ID": 0xC6, "Name": "Wild Line", "MaxLevel": 4, "Mingle?": 0 },</text:p>
          </table:table-cell>
        </table:table-row>
        <table:table-row table:style-name="ro4">
          <table:table-cell table:formula="of:=COM.MICROSOFT.CONCAT(&quot;0x&quot;; DEC2HEX([.B201] - 1))" office:value-type="string" office:string-value="0xC7" calcext:value-type="string">
            <text:p>0xC7</text:p>
          </table:table-cell>
          <table:table-cell office:value-type="string" calcext:value-type="string">
            <text:p><text:a xlink:href="../../../../../../../wiki/Pin_200" xlink:type="simple">200</text:a></text:p>
          </table:table-cell>
          <table:table-cell office:value-type="string" calcext:value-type="string">
            <text:p>Fly Line</text:p>
          </table:table-cell>
          <table:table-cell office:value-type="string" calcext:value-type="string">
            <text:p>Wild Boar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40 N.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office:value-type="float" office:value="0" calcext:value-type="float">
            <text:p>0</text:p>
          </table:table-cell>
          <table:table-cell table:formula="of:=COM.MICROSOFT.CONCAT([.A201];&quot;: { &quot;&quot;ID&quot;&quot;: &quot;;[.A201];&quot;, &quot;&quot;Name&quot;&quot;: &quot;&quot;&quot;;[.C201];&quot;&quot;&quot;, &quot;&quot;MaxLevel&quot;&quot;: &quot;;[.T201];&quot;, &quot;&quot;Mingle?&quot;&quot;: &quot;;[.AG201];&quot; },&quot;)" office:value-type="string" office:string-value="0xC7: { &quot;ID&quot;: 0xC7, &quot;Name&quot;: &quot;Fly Line&quot;, &quot;MaxLevel&quot;: 5, &quot;Mingle?&quot;: 0 }," calcext:value-type="string">
            <text:p>0xC7: { "ID": 0xC7, "Name": "Fly Line", "MaxLevel": 5, "Mingle?": 0 },</text:p>
          </table:table-cell>
        </table:table-row>
        <table:table-row table:style-name="ro4">
          <table:table-cell table:formula="of:=COM.MICROSOFT.CONCAT(&quot;0x&quot;; DEC2HEX([.B202] - 1))" office:value-type="string" office:string-value="0xC8" calcext:value-type="string">
            <text:p>0xC8</text:p>
          </table:table-cell>
          <table:table-cell office:value-type="string" calcext:value-type="string">
            <text:p><text:a xlink:href="../../../../../../../wiki/Pin_201" xlink:type="simple">201</text:a></text:p>
          </table:table-cell>
          <table:table-cell office:value-type="string" calcext:value-type="string">
            <text:p>Fresh Line</text:p>
          </table:table-cell>
          <table:table-cell office:value-type="string" calcext:value-type="string">
            <text:p>Wild Boar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200" xlink:type="simple">20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office:value-type="float" office:value="0" calcext:value-type="float">
            <text:p>0</text:p>
          </table:table-cell>
          <table:table-cell table:formula="of:=COM.MICROSOFT.CONCAT([.A202];&quot;: { &quot;&quot;ID&quot;&quot;: &quot;;[.A202];&quot;, &quot;&quot;Name&quot;&quot;: &quot;&quot;&quot;;[.C202];&quot;&quot;&quot;, &quot;&quot;MaxLevel&quot;&quot;: &quot;;[.T202];&quot;, &quot;&quot;Mingle?&quot;&quot;: &quot;;[.AG202];&quot; },&quot;)" office:value-type="string" office:string-value="0xC8: { &quot;ID&quot;: 0xC8, &quot;Name&quot;: &quot;Fresh Line&quot;, &quot;MaxLevel&quot;: 5, &quot;Mingle?&quot;: 0 }," calcext:value-type="string">
            <text:p>0xC8: { "ID": 0xC8, "Name": "Fresh Line", "MaxLevel": 5, "Mingle?": 0 },</text:p>
          </table:table-cell>
        </table:table-row>
        <table:table-row table:style-name="ro2">
          <table:table-cell table:formula="of:=COM.MICROSOFT.CONCAT(&quot;0x&quot;; DEC2HEX([.B203] - 1))" office:value-type="string" office:string-value="0xC9" calcext:value-type="string">
            <text:p>0xC9</text:p>
          </table:table-cell>
          <table:table-cell office:value-type="string" calcext:value-type="string">
            <text:p><text:a xlink:href="../../../../../../../wiki/Pin_202" xlink:type="simple">202</text:a></text:p>
          </table:table-cell>
          <table:table-cell office:value-type="string" calcext:value-type="string">
            <text:p>Microcosmic Pull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office:value-type="float" office:value="0" calcext:value-type="float">
            <text:p>0</text:p>
          </table:table-cell>
          <table:table-cell table:formula="of:=COM.MICROSOFT.CONCAT([.A203];&quot;: { &quot;&quot;ID&quot;&quot;: &quot;;[.A203];&quot;, &quot;&quot;Name&quot;&quot;: &quot;&quot;&quot;;[.C203];&quot;&quot;&quot;, &quot;&quot;MaxLevel&quot;&quot;: &quot;;[.T203];&quot;, &quot;&quot;Mingle?&quot;&quot;: &quot;;[.AG203];&quot; },&quot;)" office:value-type="string" office:string-value="0xC9: { &quot;ID&quot;: 0xC9, &quot;Name&quot;: &quot;Microcosmic Pull&quot;, &quot;MaxLevel&quot;: 4, &quot;Mingle?&quot;: 0 }," calcext:value-type="string">
            <text:p>0xC9: { "ID": 0xC9, "Name": "Microcosmic Pull", "MaxLevel": 4, "Mingle?": 0 },</text:p>
          </table:table-cell>
        </table:table-row>
        <table:table-row table:style-name="ro3">
          <table:table-cell table:formula="of:=COM.MICROSOFT.CONCAT(&quot;0x&quot;; DEC2HEX([.B204] - 1))" office:value-type="string" office:string-value="0xCA" calcext:value-type="string">
            <text:p>0xCA</text:p>
          </table:table-cell>
          <table:table-cell office:value-type="string" calcext:value-type="string">
            <text:p><text:a xlink:href="../../../../../../../wiki/Pin_203" xlink:type="simple">203</text:a></text:p>
          </table:table-cell>
          <table:table-cell office:value-type="string" calcext:value-type="string">
            <text:p>Cosmic Pull</text:p>
          </table:table-cell>
          <table:table-cell office:value-type="string" calcext:value-type="string">
            <text:p>Wild Boar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2" xlink:type="simple">202</text:a>.</text:p>
            <text:p>Dropped by 64 H.</text:p>
            <text:p>Dropped by 66 N.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office:value-type="float" office:value="0" calcext:value-type="float">
            <text:p>0</text:p>
          </table:table-cell>
          <table:table-cell table:formula="of:=COM.MICROSOFT.CONCAT([.A204];&quot;: { &quot;&quot;ID&quot;&quot;: &quot;;[.A204];&quot;, &quot;&quot;Name&quot;&quot;: &quot;&quot;&quot;;[.C204];&quot;&quot;&quot;, &quot;&quot;MaxLevel&quot;&quot;: &quot;;[.T204];&quot;, &quot;&quot;Mingle?&quot;&quot;: &quot;;[.AG204];&quot; },&quot;)" office:value-type="string" office:string-value="0xCA: { &quot;ID&quot;: 0xCA, &quot;Name&quot;: &quot;Cosmic Pull&quot;, &quot;MaxLevel&quot;: 3, &quot;Mingle?&quot;: 0 }," calcext:value-type="string">
            <text:p>0xCA: { "ID": 0xCA, "Name": "Cosmic Pull", "MaxLevel": 3, "Mingle?": 0 },</text:p>
          </table:table-cell>
        </table:table-row>
        <table:table-row table:style-name="ro2">
          <table:table-cell table:formula="of:=COM.MICROSOFT.CONCAT(&quot;0x&quot;; DEC2HEX([.B205] - 1))" office:value-type="string" office:string-value="0xCB" calcext:value-type="string">
            <text:p>0xCB</text:p>
          </table:table-cell>
          <table:table-cell office:value-type="string" calcext:value-type="string">
            <text:p><text:a xlink:href="../../../../../../../wiki/Pin_204" xlink:type="simple">204</text:a></text:p>
          </table:table-cell>
          <table:table-cell office:value-type="string" calcext:value-type="string">
            <text:p>Macrocosmic Pull</text:p>
          </table:table-cell>
          <table:table-cell office:value-type="string" calcext:value-type="string">
            <text:p>Wild Boar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3" xlink:type="simple">2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office:value-type="float" office:value="0" calcext:value-type="float">
            <text:p>0</text:p>
          </table:table-cell>
          <table:table-cell table:formula="of:=COM.MICROSOFT.CONCAT([.A205];&quot;: { &quot;&quot;ID&quot;&quot;: &quot;;[.A205];&quot;, &quot;&quot;Name&quot;&quot;: &quot;&quot;&quot;;[.C205];&quot;&quot;&quot;, &quot;&quot;MaxLevel&quot;&quot;: &quot;;[.T205];&quot;, &quot;&quot;Mingle?&quot;&quot;: &quot;;[.AG205];&quot; },&quot;)" office:value-type="string" office:string-value="0xCB: { &quot;ID&quot;: 0xCB, &quot;Name&quot;: &quot;Macrocosmic Pull&quot;, &quot;MaxLevel&quot;: 2, &quot;Mingle?&quot;: 0 }," calcext:value-type="string">
            <text:p>0xCB: { "ID": 0xCB, "Name": "Macrocosmic Pull", "MaxLevel": 2, "Mingle?": 0 },</text:p>
          </table:table-cell>
        </table:table-row>
        <table:table-row table:style-name="ro1">
          <table:table-cell table:formula="of:=COM.MICROSOFT.CONCAT(&quot;0x&quot;; DEC2HEX([.B206] - 1))" office:value-type="string" office:string-value="0xCC" calcext:value-type="string">
            <text:p>0xCC</text:p>
          </table:table-cell>
          <table:table-cell office:value-type="string" calcext:value-type="string">
            <text:p><text:a xlink:href="../../../../../../../wiki/Pin_205" xlink:type="simple">205</text:a></text:p>
          </table:table-cell>
          <table:table-cell office:value-type="string" calcext:value-type="string">
            <text:p>Diss</text:p>
          </table:table-cell>
          <table:table-cell office:value-type="string" calcext:value-type="string">
            <text:p>Wild Boa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%2B" xlink:type="simple">Defens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, Pig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atly extends the duration of <text:a xlink:href="../../../../../../../wiki/Defense_Break" xlink:type="simple">Defense Break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206];&quot;: { &quot;&quot;ID&quot;&quot;: &quot;;[.A206];&quot;, &quot;&quot;Name&quot;&quot;: &quot;&quot;&quot;;[.C206];&quot;&quot;&quot;, &quot;&quot;MaxLevel&quot;&quot;: &quot;;[.T206];&quot;, &quot;&quot;Mingle?&quot;&quot;: &quot;;[.AG206];&quot; },&quot;)" office:value-type="string" office:string-value="0xCC: { &quot;ID&quot;: 0xCC, &quot;Name&quot;: &quot;Diss&quot;, &quot;MaxLevel&quot;: 1, &quot;Mingle?&quot;: 0 }," calcext:value-type="string">
            <text:p>0xCC: { "ID": 0xCC, "Name": "Diss", "MaxLevel": 1, "Mingle?": 0 },</text:p>
          </table:table-cell>
        </table:table-row>
        <table:table-row table:style-name="ro2">
          <table:table-cell table:formula="of:=COM.MICROSOFT.CONCAT(&quot;0x&quot;; DEC2HEX([.B207] - 1))" office:value-type="string" office:string-value="0xCD" calcext:value-type="string">
            <text:p>0xCD</text:p>
          </table:table-cell>
          <table:table-cell office:value-type="string" calcext:value-type="string">
            <text:p><text:a xlink:href="../../../../../../../wiki/Pin_206" xlink:type="simple">206</text:a></text:p>
          </table:table-cell>
          <table:table-cell table:number-columns-repeated="2" office:value-type="string" calcext:value-type="string">
            <text:p>Wild Boar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WB" xlink:type="simple">Resonance: WB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0 E.</text:p>
            <text:p>Dropped by 5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reases the Attack of any Wild Boar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207];&quot;: { &quot;&quot;ID&quot;&quot;: &quot;;[.A207];&quot;, &quot;&quot;Name&quot;&quot;: &quot;&quot;&quot;;[.C207];&quot;&quot;&quot;, &quot;&quot;MaxLevel&quot;&quot;: &quot;;[.T207];&quot;, &quot;&quot;Mingle?&quot;&quot;: &quot;;[.AG207];&quot; },&quot;)" office:value-type="string" office:string-value="0xCD: { &quot;ID&quot;: 0xCD, &quot;Name&quot;: &quot;Wild Boar&quot;, &quot;MaxLevel&quot;: 3, &quot;Mingle?&quot;: 0 }," calcext:value-type="string">
            <text:p>0xCD: { "ID": 0xCD, "Name": "Wild Boar", "MaxLevel": 3, "Mingle?": 0 },</text:p>
          </table:table-cell>
        </table:table-row>
        <table:table-row table:style-name="ro3">
          <table:table-cell table:formula="of:=COM.MICROSOFT.CONCAT(&quot;0x&quot;; DEC2HEX([.B208] - 1))" office:value-type="string" office:string-value="0xCE" calcext:value-type="string">
            <text:p>0xCE</text:p>
          </table:table-cell>
          <table:table-cell office:value-type="string" calcext:value-type="string">
            <text:p><text:a xlink:href="../../../../../../../wiki/Pin_207" xlink:type="simple">207</text:a></text:p>
          </table:table-cell>
          <table:table-cell office:value-type="string" calcext:value-type="string">
            <text:p>Big Bang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genzaka (File specific).</text:p>
            <text:p>Dropped by 8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  <table:table-cell office:value-type="float" office:value="0" calcext:value-type="float">
            <text:p>0</text:p>
          </table:table-cell>
          <table:table-cell table:formula="of:=COM.MICROSOFT.CONCAT([.A208];&quot;: { &quot;&quot;ID&quot;&quot;: &quot;;[.A208];&quot;, &quot;&quot;Name&quot;&quot;: &quot;&quot;&quot;;[.C208];&quot;&quot;&quot;, &quot;&quot;MaxLevel&quot;&quot;: &quot;;[.T208];&quot;, &quot;&quot;Mingle?&quot;&quot;: &quot;;[.AG208];&quot; },&quot;)" office:value-type="string" office:string-value="0xCE: { &quot;ID&quot;: 0xCE, &quot;Name&quot;: &quot;Big Bang&quot;, &quot;MaxLevel&quot;: 10, &quot;Mingle?&quot;: 0 }," calcext:value-type="string">
            <text:p>0xCE: { "ID": 0xCE, "Name": "Big Bang", "MaxLevel": 10, "Mingle?": 0 },</text:p>
          </table:table-cell>
        </table:table-row>
        <table:table-row table:style-name="ro3">
          <table:table-cell table:formula="of:=COM.MICROSOFT.CONCAT(&quot;0x&quot;; DEC2HEX([.B209] - 1))" office:value-type="string" office:string-value="0xCF" calcext:value-type="string">
            <text:p>0xCF</text:p>
          </table:table-cell>
          <table:table-cell office:value-type="string" calcext:value-type="string">
            <text:p><text:a xlink:href="../../../../../../../wiki/Pin_208" xlink:type="simple">208</text:a></text:p>
          </table:table-cell>
          <table:table-cell office:value-type="string" calcext:value-type="string">
            <text:p>Big Crunch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ugenzaka (File specific).</text:p>
            <text:p>Dropped by 8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  <table:table-cell office:value-type="float" office:value="0" calcext:value-type="float">
            <text:p>0</text:p>
          </table:table-cell>
          <table:table-cell table:formula="of:=COM.MICROSOFT.CONCAT([.A209];&quot;: { &quot;&quot;ID&quot;&quot;: &quot;;[.A209];&quot;, &quot;&quot;Name&quot;&quot;: &quot;&quot;&quot;;[.C209];&quot;&quot;&quot;, &quot;&quot;MaxLevel&quot;&quot;: &quot;;[.T209];&quot;, &quot;&quot;Mingle?&quot;&quot;: &quot;;[.AG209];&quot; },&quot;)" office:value-type="string" office:string-value="0xCF: { &quot;ID&quot;: 0xCF, &quot;Name&quot;: &quot;Big Crunch&quot;, &quot;MaxLevel&quot;: 10, &quot;Mingle?&quot;: 0 }," calcext:value-type="string">
            <text:p>0xCF: { "ID": 0xCF, "Name": "Big Crunch", "MaxLevel": 10, "Mingle?": 0 },</text:p>
          </table:table-cell>
        </table:table-row>
        <table:table-row table:style-name="ro5">
          <table:table-cell table:formula="of:=COM.MICROSOFT.CONCAT(&quot;0x&quot;; DEC2HEX([.B210] - 1))" office:value-type="string" office:string-value="0xD0" calcext:value-type="string">
            <text:p>0xD0</text:p>
          </table:table-cell>
          <table:table-cell office:value-type="string" calcext:value-type="string">
            <text:p><text:a xlink:href="../../../../../../../wiki/Pin_209" xlink:type="simple">209</text:a></text:p>
          </table:table-cell>
          <table:table-cell office:value-type="string" calcext:value-type="string">
            <text:p>Swift as the Win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office:value-type="float" office:value="0" calcext:value-type="float">
            <text:p>0</text:p>
          </table:table-cell>
          <table:table-cell table:formula="of:=COM.MICROSOFT.CONCAT([.A210];&quot;: { &quot;&quot;ID&quot;&quot;: &quot;;[.A210];&quot;, &quot;&quot;Name&quot;&quot;: &quot;&quot;&quot;;[.C210];&quot;&quot;&quot;, &quot;&quot;MaxLevel&quot;&quot;: &quot;;[.T210];&quot;, &quot;&quot;Mingle?&quot;&quot;: &quot;;[.AG210];&quot; },&quot;)" office:value-type="string" office:string-value="0xD0: { &quot;ID&quot;: 0xD0, &quot;Name&quot;: &quot;Swift as the Wind&quot;, &quot;MaxLevel&quot;: 10, &quot;Mingle?&quot;: 0 }," calcext:value-type="string">
            <text:p>0xD0: { "ID": 0xD0, "Name": "Swift as the Wind", "MaxLevel": 10, "Mingle?": 0 },</text:p>
          </table:table-cell>
        </table:table-row>
        <table:table-row table:style-name="ro5">
          <table:table-cell table:formula="of:=COM.MICROSOFT.CONCAT(&quot;0x&quot;; DEC2HEX([.B211] - 1))" office:value-type="string" office:string-value="0xD1" calcext:value-type="string">
            <text:p>0xD1</text:p>
          </table:table-cell>
          <table:table-cell office:value-type="string" calcext:value-type="string">
            <text:p><text:a xlink:href="../../../../../../../wiki/Pin_210" xlink:type="simple">210</text:a></text:p>
          </table:table-cell>
          <table:table-cell office:value-type="string" calcext:value-type="string">
            <text:p>Hushed as the Woo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office:value-type="float" office:value="0" calcext:value-type="float">
            <text:p>0</text:p>
          </table:table-cell>
          <table:table-cell table:formula="of:=COM.MICROSOFT.CONCAT([.A211];&quot;: { &quot;&quot;ID&quot;&quot;: &quot;;[.A211];&quot;, &quot;&quot;Name&quot;&quot;: &quot;&quot;&quot;;[.C211];&quot;&quot;&quot;, &quot;&quot;MaxLevel&quot;&quot;: &quot;;[.T211];&quot;, &quot;&quot;Mingle?&quot;&quot;: &quot;;[.AG211];&quot; },&quot;)" office:value-type="string" office:string-value="0xD1: { &quot;ID&quot;: 0xD1, &quot;Name&quot;: &quot;Hushed as the Wood&quot;, &quot;MaxLevel&quot;: 10, &quot;Mingle?&quot;: 0 }," calcext:value-type="string">
            <text:p>0xD1: { "ID": 0xD1, "Name": "Hushed as the Wood", "MaxLevel": 10, "Mingle?": 0 },</text:p>
          </table:table-cell>
        </table:table-row>
        <table:table-row table:style-name="ro5">
          <table:table-cell table:formula="of:=COM.MICROSOFT.CONCAT(&quot;0x&quot;; DEC2HEX([.B212] - 1))" office:value-type="string" office:string-value="0xD2" calcext:value-type="string">
            <text:p>0xD2</text:p>
          </table:table-cell>
          <table:table-cell office:value-type="string" calcext:value-type="string">
            <text:p><text:a xlink:href="../../../../../../../wiki/Pin_211" xlink:type="simple">211</text:a></text:p>
          </table:table-cell>
          <table:table-cell office:value-type="string" calcext:value-type="string">
            <text:p>Fierce as the Flame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office:value-type="float" office:value="0" calcext:value-type="float">
            <text:p>0</text:p>
          </table:table-cell>
          <table:table-cell table:formula="of:=COM.MICROSOFT.CONCAT([.A212];&quot;: { &quot;&quot;ID&quot;&quot;: &quot;;[.A212];&quot;, &quot;&quot;Name&quot;&quot;: &quot;&quot;&quot;;[.C212];&quot;&quot;&quot;, &quot;&quot;MaxLevel&quot;&quot;: &quot;;[.T212];&quot;, &quot;&quot;Mingle?&quot;&quot;: &quot;;[.AG212];&quot; },&quot;)" office:value-type="string" office:string-value="0xD2: { &quot;ID&quot;: 0xD2, &quot;Name&quot;: &quot;Fierce as the Flame&quot;, &quot;MaxLevel&quot;: 10, &quot;Mingle?&quot;: 0 }," calcext:value-type="string">
            <text:p>0xD2: { "ID": 0xD2, "Name": "Fierce as the Flame", "MaxLevel": 10, "Mingle?": 0 },</text:p>
          </table:table-cell>
        </table:table-row>
        <table:table-row table:style-name="ro5">
          <table:table-cell table:formula="of:=COM.MICROSOFT.CONCAT(&quot;0x&quot;; DEC2HEX([.B213] - 1))" office:value-type="string" office:string-value="0xD3" calcext:value-type="string">
            <text:p>0xD3</text:p>
          </table:table-cell>
          <table:table-cell office:value-type="string" calcext:value-type="string">
            <text:p><text:a xlink:href="../../../../../../../wiki/Pin_212" xlink:type="simple">212</text:a></text:p>
          </table:table-cell>
          <table:table-cell office:value-type="string" calcext:value-type="string">
            <text:p>Stalwart as the Mount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office:value-type="float" office:value="0" calcext:value-type="float">
            <text:p>0</text:p>
          </table:table-cell>
          <table:table-cell table:formula="of:=COM.MICROSOFT.CONCAT([.A213];&quot;: { &quot;&quot;ID&quot;&quot;: &quot;;[.A213];&quot;, &quot;&quot;Name&quot;&quot;: &quot;&quot;&quot;;[.C213];&quot;&quot;&quot;, &quot;&quot;MaxLevel&quot;&quot;: &quot;;[.T213];&quot;, &quot;&quot;Mingle?&quot;&quot;: &quot;;[.AG213];&quot; },&quot;)" office:value-type="string" office:string-value="0xD3: { &quot;ID&quot;: 0xD3, &quot;Name&quot;: &quot;Stalwart as the Mount&quot;, &quot;MaxLevel&quot;: 10, &quot;Mingle?&quot;: 0 }," calcext:value-type="string">
            <text:p>0xD3: { "ID": 0xD3, "Name": "Stalwart as the Mount", "MaxLevel": 10, "Mingle?": 0 },</text:p>
          </table:table-cell>
        </table:table-row>
        <table:table-row table:style-name="ro5">
          <table:table-cell table:formula="of:=COM.MICROSOFT.CONCAT(&quot;0x&quot;; DEC2HEX([.B214] - 1))" office:value-type="string" office:string-value="0xD4" calcext:value-type="string">
            <text:p>0xD4</text:p>
          </table:table-cell>
          <table:table-cell office:value-type="string" calcext:value-type="string">
            <text:p><text:a xlink:href="../../../../../../../wiki/Pin_213" xlink:type="simple">213</text:a></text:p>
          </table:table-cell>
          <table:table-cell office:value-type="string" calcext:value-type="string">
            <text:p>Black Mar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Wild Kat (File Specific).</text:p>
            <text:p>Dropped by 4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. Inflicts damage on contact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4];&quot;: { &quot;&quot;ID&quot;&quot;: &quot;;[.A214];&quot;, &quot;&quot;Name&quot;&quot;: &quot;&quot;&quot;;[.C214];&quot;&quot;&quot;, &quot;&quot;MaxLevel&quot;&quot;: &quot;;[.T214];&quot;, &quot;&quot;Mingle?&quot;&quot;: &quot;;[.AG214];&quot; },&quot;)" office:value-type="string" office:string-value="0xD4: { &quot;ID&quot;: 0xD4, &quot;Name&quot;: &quot;Black Mars&quot;, &quot;MaxLevel&quot;: 10, &quot;Mingle?&quot;: 0 }," calcext:value-type="string">
            <text:p>0xD4: { "ID": 0xD4, "Name": "Black Mars", "MaxLevel": 10, "Mingle?": 0 },</text:p>
          </table:table-cell>
        </table:table-row>
        <table:table-row table:style-name="ro5">
          <table:table-cell table:formula="of:=COM.MICROSOFT.CONCAT(&quot;0x&quot;; DEC2HEX([.B215] - 1))" office:value-type="string" office:string-value="0xD5" calcext:value-type="string">
            <text:p>0xD5</text:p>
          </table:table-cell>
          <table:table-cell office:value-type="string" calcext:value-type="string">
            <text:p><text:a xlink:href="../../../../../../../wiki/Pin_214" xlink:type="simple">214</text:a></text:p>
          </table:table-cell>
          <table:table-cell office:value-type="string" calcext:value-type="string">
            <text:p>Black Jupiter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Kat (File Specific).</text:p>
            <text:p>Dropped by 9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end a bolt of lightning along that line. Inflicts damage on contact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5];&quot;: { &quot;&quot;ID&quot;&quot;: &quot;;[.A215];&quot;, &quot;&quot;Name&quot;&quot;: &quot;&quot;&quot;;[.C215];&quot;&quot;&quot;, &quot;&quot;MaxLevel&quot;&quot;: &quot;;[.T215];&quot;, &quot;&quot;Mingle?&quot;&quot;: &quot;;[.AG215];&quot; },&quot;)" office:value-type="string" office:string-value="0xD5: { &quot;ID&quot;: 0xD5, &quot;Name&quot;: &quot;Black Jupiter&quot;, &quot;MaxLevel&quot;: 10, &quot;Mingle?&quot;: 0 }," calcext:value-type="string">
            <text:p>0xD5: { "ID": 0xD5, "Name": "Black Jupiter", "MaxLevel": 10, "Mingle?": 0 },</text:p>
          </table:table-cell>
        </table:table-row>
        <table:table-row table:style-name="ro5">
          <table:table-cell table:formula="of:=COM.MICROSOFT.CONCAT(&quot;0x&quot;; DEC2HEX([.B216] - 1))" office:value-type="string" office:string-value="0xD6" calcext:value-type="string">
            <text:p>0xD6</text:p>
          </table:table-cell>
          <table:table-cell office:value-type="string" calcext:value-type="string">
            <text:p><text:a xlink:href="../../../../../../../wiki/Pin_215" xlink:type="simple">215</text:a></text:p>
          </table:table-cell>
          <table:table-cell office:value-type="string" calcext:value-type="string">
            <text:p>Black Ura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Kat (File Specific).</text:p>
            <text:p>Dropped by 8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an icicle. Inflicts damage on contact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6];&quot;: { &quot;&quot;ID&quot;&quot;: &quot;;[.A216];&quot;, &quot;&quot;Name&quot;&quot;: &quot;&quot;&quot;;[.C216];&quot;&quot;&quot;, &quot;&quot;MaxLevel&quot;&quot;: &quot;;[.T216];&quot;, &quot;&quot;Mingle?&quot;&quot;: &quot;;[.AG216];&quot; },&quot;)" office:value-type="string" office:string-value="0xD6: { &quot;ID&quot;: 0xD6, &quot;Name&quot;: &quot;Black Uranus&quot;, &quot;MaxLevel&quot;: 10, &quot;Mingle?&quot;: 0 }," calcext:value-type="string">
            <text:p>0xD6: { "ID": 0xD6, "Name": "Black Uranus", "MaxLevel": 10, "Mingle?": 0 },</text:p>
          </table:table-cell>
        </table:table-row>
        <table:table-row table:style-name="ro5">
          <table:table-cell table:formula="of:=COM.MICROSOFT.CONCAT(&quot;0x&quot;; DEC2HEX([.B217] - 1))" office:value-type="string" office:string-value="0xD7" calcext:value-type="string">
            <text:p>0xD7</text:p>
          </table:table-cell>
          <table:table-cell office:value-type="string" calcext:value-type="string">
            <text:p><text:a xlink:href="../../../../../../../wiki/Pin_216" xlink:type="simple">216</text:a></text:p>
          </table:table-cell>
          <table:table-cell office:value-type="string" calcext:value-type="string">
            <text:p>Black Ve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95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7];&quot;: { &quot;&quot;ID&quot;&quot;: &quot;;[.A217];&quot;, &quot;&quot;Name&quot;&quot;: &quot;&quot;&quot;;[.C217];&quot;&quot;&quot;, &quot;&quot;MaxLevel&quot;&quot;: &quot;;[.T217];&quot;, &quot;&quot;Mingle?&quot;&quot;: &quot;;[.AG217];&quot; },&quot;)" office:value-type="string" office:string-value="0xD7: { &quot;ID&quot;: 0xD7, &quot;Name&quot;: &quot;Black Venus&quot;, &quot;MaxLevel&quot;: 10, &quot;Mingle?&quot;: 0 }," calcext:value-type="string">
            <text:p>0xD7: { "ID": 0xD7, "Name": "Black Venus", "MaxLevel": 10, "Mingle?": 0 },</text:p>
          </table:table-cell>
        </table:table-row>
        <table:table-row table:style-name="ro5">
          <table:table-cell table:formula="of:=COM.MICROSOFT.CONCAT(&quot;0x&quot;; DEC2HEX([.B218] - 1))" office:value-type="string" office:string-value="0xD8" calcext:value-type="string">
            <text:p>0xD8</text:p>
          </table:table-cell>
          <table:table-cell office:value-type="string" calcext:value-type="string">
            <text:p><text:a xlink:href="../../../../../../../wiki/Pin_217" xlink:type="simple">217</text:a></text:p>
          </table:table-cell>
          <table:table-cell office:value-type="string" calcext:value-type="string">
            <text:p>Black Saturn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8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to create a dark barrier that restores HP and harms enemies. Movement is permitted while this pin is active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8];&quot;: { &quot;&quot;ID&quot;&quot;: &quot;;[.A218];&quot;, &quot;&quot;Name&quot;&quot;: &quot;&quot;&quot;;[.C218];&quot;&quot;&quot;, &quot;&quot;MaxLevel&quot;&quot;: &quot;;[.T218];&quot;, &quot;&quot;Mingle?&quot;&quot;: &quot;;[.AG218];&quot; },&quot;)" office:value-type="string" office:string-value="0xD8: { &quot;ID&quot;: 0xD8, &quot;Name&quot;: &quot;Black Saturn&quot;, &quot;MaxLevel&quot;: 10, &quot;Mingle?&quot;: 0 }," calcext:value-type="string">
            <text:p>0xD8: { "ID": 0xD8, "Name": "Black Saturn", "MaxLevel": 10, "Mingle?": 0 },</text:p>
          </table:table-cell>
        </table:table-row>
        <table:table-row table:style-name="ro5">
          <table:table-cell table:formula="of:=COM.MICROSOFT.CONCAT(&quot;0x&quot;; DEC2HEX([.B219] - 1))" office:value-type="string" office:string-value="0xD9" calcext:value-type="string">
            <text:p>0xD9</text:p>
          </table:table-cell>
          <table:table-cell office:value-type="string" calcext:value-type="string">
            <text:p><text:a xlink:href="../../../../../../../wiki/Pin_218" xlink:type="simple">218</text:a></text:p>
          </table:table-cell>
          <table:table-cell office:value-type="string" calcext:value-type="string">
            <text:p>Black Mercury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0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rebound on contact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9];&quot;: { &quot;&quot;ID&quot;&quot;: &quot;;[.A219];&quot;, &quot;&quot;Name&quot;&quot;: &quot;&quot;&quot;;[.C219];&quot;&quot;&quot;, &quot;&quot;MaxLevel&quot;&quot;: &quot;;[.T219];&quot;, &quot;&quot;Mingle?&quot;&quot;: &quot;;[.AG219];&quot; },&quot;)" office:value-type="string" office:string-value="0xD9: { &quot;ID&quot;: 0xD9, &quot;Name&quot;: &quot;Black Mercury&quot;, &quot;MaxLevel&quot;: 10, &quot;Mingle?&quot;: 0 }," calcext:value-type="string">
            <text:p>0xD9: { "ID": 0xD9, "Name": "Black Mercury", "MaxLevel": 10, "Mingle?": 0 },</text:p>
          </table:table-cell>
        </table:table-row>
        <table:table-row table:style-name="ro6">
          <table:table-cell table:formula="of:=COM.MICROSOFT.CONCAT(&quot;0x&quot;; DEC2HEX([.B220] - 1))" office:value-type="string" office:string-value="0xDA" calcext:value-type="string">
            <text:p>0xDA</text:p>
          </table:table-cell>
          <table:table-cell office:value-type="string" calcext:value-type="string">
            <text:p><text:a xlink:href="../../../../../../../wiki/Pin_219" xlink:type="simple">219</text:a></text:p>
          </table:table-cell>
          <table:table-cell office:value-type="string" calcext:value-type="string">
            <text:p>Righ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RH" xlink:type="simple">Over the Top R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Merciless power, when wielded with wisdom and courage, shall surely break the gods' spell over all." </text:p>
          </table:table-cell>
          <table:table-cell office:value-type="float" office:value="0" calcext:value-type="float">
            <text:p>0</text:p>
          </table:table-cell>
          <table:table-cell table:formula="of:=COM.MICROSOFT.CONCAT([.A220];&quot;: { &quot;&quot;ID&quot;&quot;: &quot;;[.A220];&quot;, &quot;&quot;Name&quot;&quot;: &quot;&quot;&quot;;[.C220];&quot;&quot;&quot;, &quot;&quot;MaxLevel&quot;&quot;: &quot;;[.T220];&quot;, &quot;&quot;Mingle?&quot;&quot;: &quot;;[.AG220];&quot; },&quot;)" office:value-type="string" office:string-value="0xDA: { &quot;ID&quot;: 0xDA, &quot;Name&quot;: &quot;Righty Cat&quot;, &quot;MaxLevel&quot;: 3, &quot;Mingle?&quot;: 0 }," calcext:value-type="string">
            <text:p>0xDA: { "ID": 0xDA, "Name": "Righty Cat", "MaxLevel": 3, "Mingle?": 0 },</text:p>
          </table:table-cell>
        </table:table-row>
        <table:table-row table:style-name="ro6">
          <table:table-cell table:formula="of:=COM.MICROSOFT.CONCAT(&quot;0x&quot;; DEC2HEX([.B221] - 1))" office:value-type="string" office:string-value="0xDB" calcext:value-type="string">
            <text:p>0xDB</text:p>
          </table:table-cell>
          <table:table-cell office:value-type="string" calcext:value-type="string">
            <text:p><text:a xlink:href="../../../../../../../wiki/Pin_220" xlink:type="simple">220</text:a></text:p>
          </table:table-cell>
          <table:table-cell office:value-type="string" calcext:value-type="string">
            <text:p>Brain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BR" xlink:type="simple">Over the Top B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9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Fierce courage, when joined by wisdom and power, shall surely break the gods' spell over all." </text:p>
          </table:table-cell>
          <table:table-cell office:value-type="float" office:value="0" calcext:value-type="float">
            <text:p>0</text:p>
          </table:table-cell>
          <table:table-cell table:formula="of:=COM.MICROSOFT.CONCAT([.A221];&quot;: { &quot;&quot;ID&quot;&quot;: &quot;;[.A221];&quot;, &quot;&quot;Name&quot;&quot;: &quot;&quot;&quot;;[.C221];&quot;&quot;&quot;, &quot;&quot;MaxLevel&quot;&quot;: &quot;;[.T221];&quot;, &quot;&quot;Mingle?&quot;&quot;: &quot;;[.AG221];&quot; },&quot;)" office:value-type="string" office:string-value="0xDB: { &quot;ID&quot;: 0xDB, &quot;Name&quot;: &quot;Brainy Cat&quot;, &quot;MaxLevel&quot;: 3, &quot;Mingle?&quot;: 0 }," calcext:value-type="string">
            <text:p>0xDB: { "ID": 0xDB, "Name": "Brainy Cat", "MaxLevel": 3, "Mingle?": 0 },</text:p>
          </table:table-cell>
        </table:table-row>
        <table:table-row table:style-name="ro10">
          <table:table-cell table:formula="of:=COM.MICROSOFT.CONCAT(&quot;0x&quot;; DEC2HEX([.B222] - 1))" office:value-type="string" office:string-value="0xDC" calcext:value-type="string">
            <text:p>0xDC</text:p>
          </table:table-cell>
          <table:table-cell office:value-type="string" calcext:value-type="string">
            <text:p><text:a xlink:href="../../../../../../../wiki/Pin_221" xlink:type="simple">221</text:a></text:p>
          </table:table-cell>
          <table:table-cell office:value-type="string" calcext:value-type="string">
            <text:p>Lef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LH" xlink:type="simple">Over the Top L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2 U.</text:p>
            <text:p>Dropped by 8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 itself, this pin exhibits no power. It reads: "Sinister wisdom, with power and courage in hand, shall surely break the gods' spell over all." </text:p>
          </table:table-cell>
          <table:table-cell office:value-type="float" office:value="0" calcext:value-type="float">
            <text:p>0</text:p>
          </table:table-cell>
          <table:table-cell table:formula="of:=COM.MICROSOFT.CONCAT([.A222];&quot;: { &quot;&quot;ID&quot;&quot;: &quot;;[.A222];&quot;, &quot;&quot;Name&quot;&quot;: &quot;&quot;&quot;;[.C222];&quot;&quot;&quot;, &quot;&quot;MaxLevel&quot;&quot;: &quot;;[.T222];&quot;, &quot;&quot;Mingle?&quot;&quot;: &quot;;[.AG222];&quot; },&quot;)" office:value-type="string" office:string-value="0xDC: { &quot;ID&quot;: 0xDC, &quot;Name&quot;: &quot;Lefty Cat&quot;, &quot;MaxLevel&quot;: 3, &quot;Mingle?&quot;: 0 }," calcext:value-type="string">
            <text:p>0xDC: { "ID": 0xDC, "Name": "Lefty Cat", "MaxLevel": 3, "Mingle?": 0 },</text:p>
          </table:table-cell>
        </table:table-row>
        <table:table-row table:style-name="ro2">
          <table:table-cell table:formula="of:=COM.MICROSOFT.CONCAT(&quot;0x&quot;; DEC2HEX([.B223] - 1))" office:value-type="string" office:string-value="0xDD" calcext:value-type="string">
            <text:p>0xDD</text:p>
          </table:table-cell>
          <table:table-cell office:value-type="string" calcext:value-type="string">
            <text:p><text:a xlink:href="../../../../../../../wiki/Pin_222" xlink:type="simple">222</text:a></text:p>
          </table:table-cell>
          <table:table-cell office:value-type="string" calcext:value-type="string">
            <text:p>One Jump from Eden</text:p>
          </table:table-cell>
          <table:table-cell office:value-type="string" calcext:value-type="string">
            <text:p>Gatit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" xlink:type="simple">Holy Field 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6" xlink:type="simple">226</text:a>.</text:p>
            <text:p>Sold by Wild Kat.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A lamenting goddess left this prophecy for the five warring kingdoms below: that their world would end in blackest sun-fire." </text:p>
          </table:table-cell>
          <table:table-cell office:value-type="float" office:value="0" calcext:value-type="float">
            <text:p>0</text:p>
          </table:table-cell>
          <table:table-cell table:formula="of:=COM.MICROSOFT.CONCAT([.A223];&quot;: { &quot;&quot;ID&quot;&quot;: &quot;;[.A223];&quot;, &quot;&quot;Name&quot;&quot;: &quot;&quot;&quot;;[.C223];&quot;&quot;&quot;, &quot;&quot;MaxLevel&quot;&quot;: &quot;;[.T223];&quot;, &quot;&quot;Mingle?&quot;&quot;: &quot;;[.AG223];&quot; },&quot;)" office:value-type="string" office:string-value="0xDD: { &quot;ID&quot;: 0xDD, &quot;Name&quot;: &quot;One Jump from Eden&quot;, &quot;MaxLevel&quot;: 5, &quot;Mingle?&quot;: 0 }," calcext:value-type="string">
            <text:p>0xDD: { "ID": 0xDD, "Name": "One Jump from Eden", "MaxLevel": 5, "Mingle?": 0 },</text:p>
          </table:table-cell>
        </table:table-row>
        <table:table-row table:style-name="ro2">
          <table:table-cell table:formula="of:=COM.MICROSOFT.CONCAT(&quot;0x&quot;; DEC2HEX([.B224] - 1))" office:value-type="string" office:string-value="0xDE" calcext:value-type="string">
            <text:p>0xDE</text:p>
          </table:table-cell>
          <table:table-cell office:value-type="string" calcext:value-type="string">
            <text:p><text:a xlink:href="../../../../../../../wiki/Pin_223" xlink:type="simple">223</text:a></text:p>
          </table:table-cell>
          <table:table-cell office:value-type="string" calcext:value-type="string">
            <text:p>One Skip from Eden</text:p>
          </table:table-cell>
          <table:table-cell office:value-type="string" calcext:value-type="string">
            <text:p>Gatito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" xlink:type="simple">Holy Field 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2" xlink:type="simple">222</text:a>.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Yet her prophecy held hope. The goddess promised to all living things, great and small, a saving Light to ward off their doom." </text:p>
          </table:table-cell>
          <table:table-cell office:value-type="float" office:value="0" calcext:value-type="float">
            <text:p>0</text:p>
          </table:table-cell>
          <table:table-cell table:formula="of:=COM.MICROSOFT.CONCAT([.A224];&quot;: { &quot;&quot;ID&quot;&quot;: &quot;;[.A224];&quot;, &quot;&quot;Name&quot;&quot;: &quot;&quot;&quot;;[.C224];&quot;&quot;&quot;, &quot;&quot;MaxLevel&quot;&quot;: &quot;;[.T224];&quot;, &quot;&quot;Mingle?&quot;&quot;: &quot;;[.AG224];&quot; },&quot;)" office:value-type="string" office:string-value="0xDE: { &quot;ID&quot;: 0xDE, &quot;Name&quot;: &quot;One Skip from Eden&quot;, &quot;MaxLevel&quot;: 5, &quot;Mingle?&quot;: 0 }," calcext:value-type="string">
            <text:p>0xDE: { "ID": 0xDE, "Name": "One Skip from Eden", "MaxLevel": 5, "Mingle?": 0 },</text:p>
          </table:table-cell>
        </table:table-row>
        <table:table-row table:style-name="ro2">
          <table:table-cell table:formula="of:=COM.MICROSOFT.CONCAT(&quot;0x&quot;; DEC2HEX([.B225] - 1))" office:value-type="string" office:string-value="0xDF" calcext:value-type="string">
            <text:p>0xDF</text:p>
          </table:table-cell>
          <table:table-cell office:value-type="string" calcext:value-type="string">
            <text:p><text:a xlink:href="../../../../../../../wiki/Pin_224" xlink:type="simple">224</text:a></text:p>
          </table:table-cell>
          <table:table-cell office:value-type="string" calcext:value-type="string">
            <text:p>One Hop from Eden</text:p>
          </table:table-cell>
          <table:table-cell office:value-type="string" calcext:value-type="string">
            <text:p>Gatito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I" xlink:type="simple">Holy Field I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3" xlink:type="simple">223</text:a>.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But the five kings would not believe her. So one sought strength and found futility; so another sank in mindless wisdom." </text:p>
          </table:table-cell>
          <table:table-cell office:value-type="float" office:value="0" calcext:value-type="float">
            <text:p>0</text:p>
          </table:table-cell>
          <table:table-cell table:formula="of:=COM.MICROSOFT.CONCAT([.A225];&quot;: { &quot;&quot;ID&quot;&quot;: &quot;;[.A225];&quot;, &quot;&quot;Name&quot;&quot;: &quot;&quot;&quot;;[.C225];&quot;&quot;&quot;, &quot;&quot;MaxLevel&quot;&quot;: &quot;;[.T225];&quot;, &quot;&quot;Mingle?&quot;&quot;: &quot;;[.AG225];&quot; },&quot;)" office:value-type="string" office:string-value="0xDF: { &quot;ID&quot;: 0xDF, &quot;Name&quot;: &quot;One Hop from Eden&quot;, &quot;MaxLevel&quot;: 5, &quot;Mingle?&quot;: 0 }," calcext:value-type="string">
            <text:p>0xDF: { "ID": 0xDF, "Name": "One Hop from Eden", "MaxLevel": 5, "Mingle?": 0 },</text:p>
          </table:table-cell>
        </table:table-row>
        <table:table-row table:style-name="ro2">
          <table:table-cell table:formula="of:=COM.MICROSOFT.CONCAT(&quot;0x&quot;; DEC2HEX([.B226] - 1))" office:value-type="string" office:string-value="0xE0" calcext:value-type="string">
            <text:p>0xE0</text:p>
          </table:table-cell>
          <table:table-cell office:value-type="string" calcext:value-type="string">
            <text:p><text:a xlink:href="../../../../../../../wiki/Pin_225" xlink:type="simple">225</text:a></text:p>
          </table:table-cell>
          <table:table-cell office:value-type="string" calcext:value-type="string">
            <text:p>One Step from Eden</text:p>
          </table:table-cell>
          <table:table-cell office:value-type="string" calcext:value-type="string">
            <text:p>Gatito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V" xlink:type="simple">Holy Field IV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4" xlink:type="simple">224</text:a>.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In the end, the kings' delusions led them to a chamber of reckoning, where their unspent chaos brought fear and woe to all." </text:p>
          </table:table-cell>
          <table:table-cell office:value-type="float" office:value="0" calcext:value-type="float">
            <text:p>0</text:p>
          </table:table-cell>
          <table:table-cell table:formula="of:=COM.MICROSOFT.CONCAT([.A226];&quot;: { &quot;&quot;ID&quot;&quot;: &quot;;[.A226];&quot;, &quot;&quot;Name&quot;&quot;: &quot;&quot;&quot;;[.C226];&quot;&quot;&quot;, &quot;&quot;MaxLevel&quot;&quot;: &quot;;[.T226];&quot;, &quot;&quot;Mingle?&quot;&quot;: &quot;;[.AG226];&quot; },&quot;)" office:value-type="string" office:string-value="0xE0: { &quot;ID&quot;: 0xE0, &quot;Name&quot;: &quot;One Step from Eden&quot;, &quot;MaxLevel&quot;: 5, &quot;Mingle?&quot;: 0 }," calcext:value-type="string">
            <text:p>0xE0: { "ID": 0xE0, "Name": "One Step from Eden", "MaxLevel": 5, "Mingle?": 0 },</text:p>
          </table:table-cell>
        </table:table-row>
        <table:table-row table:style-name="ro2">
          <table:table-cell table:formula="of:=COM.MICROSOFT.CONCAT(&quot;0x&quot;; DEC2HEX([.B227] - 1))" office:value-type="string" office:string-value="0xE1" calcext:value-type="string">
            <text:p>0xE1</text:p>
          </table:table-cell>
          <table:table-cell office:value-type="string" calcext:value-type="string">
            <text:p><text:a xlink:href="../../../../../../../wiki/Pin_226" xlink:type="simple">226</text:a></text:p>
          </table:table-cell>
          <table:table-cell office:value-type="string" calcext:value-type="string">
            <text:p>Eden's Door</text:p>
          </table:table-cell>
          <table:table-cell office:value-type="string" calcext:value-type="string">
            <text:p>Gatito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V" xlink:type="simple">Holy Field V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5" xlink:type="simple">225</text:a>.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Now, as the boy stands before Eden, the five kings in his wake, the goddess rewards his balanced judgment with her Light." </text:p>
          </table:table-cell>
          <table:table-cell office:value-type="float" office:value="0" calcext:value-type="float">
            <text:p>0</text:p>
          </table:table-cell>
          <table:table-cell table:formula="of:=COM.MICROSOFT.CONCAT([.A227];&quot;: { &quot;&quot;ID&quot;&quot;: &quot;;[.A227];&quot;, &quot;&quot;Name&quot;&quot;: &quot;&quot;&quot;;[.C227];&quot;&quot;&quot;, &quot;&quot;MaxLevel&quot;&quot;: &quot;;[.T227];&quot;, &quot;&quot;Mingle?&quot;&quot;: &quot;;[.AG227];&quot; },&quot;)" office:value-type="string" office:string-value="0xE1: { &quot;ID&quot;: 0xE1, &quot;Name&quot;: &quot;Eden's Door&quot;, &quot;MaxLevel&quot;: 5, &quot;Mingle?&quot;: 0 }," calcext:value-type="string">
            <text:p>0xE1: { "ID": 0xE1, "Name": "Eden's Door", "MaxLevel": 5, "Mingle?": 0 },</text:p>
          </table:table-cell>
        </table:table-row>
        <table:table-row table:style-name="ro3">
          <table:table-cell table:formula="of:=COM.MICROSOFT.CONCAT(&quot;0x&quot;; DEC2HEX([.B228] - 1))" office:value-type="string" office:string-value="0xE2" calcext:value-type="string">
            <text:p>0xE2</text:p>
          </table:table-cell>
          <table:table-cell office:value-type="string" calcext:value-type="string">
            <text:p><text:a xlink:href="../../../../../../../wiki/Pin_227" xlink:type="simple">227</text:a></text:p>
          </table:table-cell>
          <table:table-cell office:value-type="string" calcext:value-type="string">
            <text:p>Visionary Blend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ld by Wild Kat at Cat Street for 99x 1 Yen; 99x 5 Yen; 99x 10 Y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atically restores all HP when they are low, and cures negative statuses when necessary. </text:p>
          </table:table-cell>
          <table:table-cell office:value-type="float" office:value="0" calcext:value-type="float">
            <text:p>0</text:p>
          </table:table-cell>
          <table:table-cell table:formula="of:=COM.MICROSOFT.CONCAT([.A228];&quot;: { &quot;&quot;ID&quot;&quot;: &quot;;[.A228];&quot;, &quot;&quot;Name&quot;&quot;: &quot;&quot;&quot;;[.C228];&quot;&quot;&quot;, &quot;&quot;MaxLevel&quot;&quot;: &quot;;[.T228];&quot;, &quot;&quot;Mingle?&quot;&quot;: &quot;;[.AG228];&quot; },&quot;)" office:value-type="string" office:string-value="0xE2: { &quot;ID&quot;: 0xE2, &quot;Name&quot;: &quot;Visionary Blend&quot;, &quot;MaxLevel&quot;: 1, &quot;Mingle?&quot;: 0 }," calcext:value-type="string">
            <text:p>0xE2: { "ID": 0xE2, "Name": "Visionary Blend", "MaxLevel": 1, "Mingle?": 0 },</text:p>
          </table:table-cell>
        </table:table-row>
        <table:table-row table:style-name="ro5">
          <table:table-cell table:formula="of:=COM.MICROSOFT.CONCAT(&quot;0x&quot;; DEC2HEX([.B229] - 1))" office:value-type="string" office:string-value="0xE3" calcext:value-type="string">
            <text:p>0xE3</text:p>
          </table:table-cell>
          <table:table-cell office:value-type="string" calcext:value-type="string">
            <text:p><text:a xlink:href="../../../../../../../wiki/Pin_228" xlink:type="simple">228</text:a></text:p>
          </table:table-cell>
          <table:table-cell office:value-type="string" calcext:value-type="string">
            <text:p>Red Skull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rawler" xlink:type="simple">Crawle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6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s down Neku's movement. </text:p>
          </table:table-cell>
          <table:table-cell office:value-type="float" office:value="0" calcext:value-type="float">
            <text:p>0</text:p>
          </table:table-cell>
          <table:table-cell table:formula="of:=COM.MICROSOFT.CONCAT([.A229];&quot;: { &quot;&quot;ID&quot;&quot;: &quot;;[.A229];&quot;, &quot;&quot;Name&quot;&quot;: &quot;&quot;&quot;;[.C229];&quot;&quot;&quot;, &quot;&quot;MaxLevel&quot;&quot;: &quot;;[.T229];&quot;, &quot;&quot;Mingle?&quot;&quot;: &quot;;[.AG229];&quot; },&quot;)" office:value-type="string" office:string-value="0xE3: { &quot;ID&quot;: 0xE3, &quot;Name&quot;: &quot;Red Skull&quot;, &quot;MaxLevel&quot;: 1, &quot;Mingle?&quot;: 0 }," calcext:value-type="string">
            <text:p>0xE3: { "ID": 0xE3, "Name": "Red Skull", "MaxLevel": 1, "Mingle?": 0 },</text:p>
          </table:table-cell>
        </table:table-row>
        <table:table-row table:style-name="ro3">
          <table:table-cell table:formula="of:=COM.MICROSOFT.CONCAT(&quot;0x&quot;; DEC2HEX([.B230] - 1))" office:value-type="string" office:string-value="0xE4" calcext:value-type="string">
            <text:p>0xE4</text:p>
          </table:table-cell>
          <table:table-cell office:value-type="string" calcext:value-type="string">
            <text:p><text:a xlink:href="../../../../../../../wiki/Pin_229" xlink:type="simple">229</text:a></text:p>
          </table:table-cell>
          <table:table-cell table:number-columns-repeated="2" office:value-type="string" calcext:value-type="string">
            <text:p>Gatit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GT" xlink:type="simple">Resonance: G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5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Gatito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230];&quot;: { &quot;&quot;ID&quot;&quot;: &quot;;[.A230];&quot;, &quot;&quot;Name&quot;&quot;: &quot;&quot;&quot;;[.C230];&quot;&quot;&quot;, &quot;&quot;MaxLevel&quot;&quot;: &quot;;[.T230];&quot;, &quot;&quot;Mingle?&quot;&quot;: &quot;;[.AG230];&quot; },&quot;)" office:value-type="string" office:string-value="0xE4: { &quot;ID&quot;: 0xE4, &quot;Name&quot;: &quot;Gatito&quot;, &quot;MaxLevel&quot;: 1, &quot;Mingle?&quot;: 0 }," calcext:value-type="string">
            <text:p>0xE4: { "ID": 0xE4, "Name": "Gatito", "MaxLevel": 1, "Mingle?": 0 },</text:p>
          </table:table-cell>
        </table:table-row>
        <table:table-row table:style-name="ro2">
          <table:table-cell table:formula="of:=COM.MICROSOFT.CONCAT(&quot;0x&quot;; DEC2HEX([.B231] - 1))" office:value-type="string" office:string-value="0xE5" calcext:value-type="string">
            <text:p>0xE5</text:p>
          </table:table-cell>
          <table:table-cell office:value-type="string" calcext:value-type="string">
            <text:p><text:a xlink:href="../../../../../../../wiki/Pin_230" xlink:type="simple">230</text:a></text:p>
          </table:table-cell>
          <table:table-cell office:value-type="string" calcext:value-type="string">
            <text:p>Tin Pin Fire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for Tin Pin Slammer beginners. Keep scratching an enemy to activate it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1];&quot;: { &quot;&quot;ID&quot;&quot;: &quot;;[.A231];&quot;, &quot;&quot;Name&quot;&quot;: &quot;&quot;&quot;;[.C231];&quot;&quot;&quot;, &quot;&quot;MaxLevel&quot;&quot;: &quot;;[.T231];&quot;, &quot;&quot;Mingle?&quot;&quot;: &quot;;[.AG231];&quot; },&quot;)" office:value-type="string" office:string-value="0xE5: { &quot;ID&quot;: 0xE5, &quot;Name&quot;: &quot;Tin Pin Fire&quot;, &quot;MaxLevel&quot;: 4, &quot;Mingle?&quot;: 0 }," calcext:value-type="string">
            <text:p>0xE5: { "ID": 0xE5, "Name": "Tin Pin Fire", "MaxLevel": 4, "Mingle?": 0 },</text:p>
          </table:table-cell>
        </table:table-row>
        <table:table-row table:style-name="ro5">
          <table:table-cell table:formula="of:=COM.MICROSOFT.CONCAT(&quot;0x&quot;; DEC2HEX([.B232] - 1))" office:value-type="string" office:string-value="0xE6" calcext:value-type="string">
            <text:p>0xE6</text:p>
          </table:table-cell>
          <table:table-cell office:value-type="string" calcext:value-type="string">
            <text:p><text:a xlink:href="../../../../../../../wiki/Pin_231" xlink:type="simple">231</text:a></text:p>
          </table:table-cell>
          <table:table-cell office:value-type="string" calcext:value-type="string">
            <text:p>Tin Pin Custom</text:p>
          </table:table-cell>
          <table:table-cell office:value-type="string" calcext:value-type="string">
            <text:p>Unbrande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nt W2D2 - Molco (Repeatable).</text:p>
            <text:p>Event Stride on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Modded pins like this one are banned from official play. Press empty space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2];&quot;: { &quot;&quot;ID&quot;&quot;: &quot;;[.A232];&quot;, &quot;&quot;Name&quot;&quot;: &quot;&quot;&quot;;[.C232];&quot;&quot;&quot;, &quot;&quot;MaxLevel&quot;&quot;: &quot;;[.T232];&quot;, &quot;&quot;Mingle?&quot;&quot;: &quot;;[.AG232];&quot; },&quot;)" office:value-type="string" office:string-value="0xE6: { &quot;ID&quot;: 0xE6, &quot;Name&quot;: &quot;Tin Pin Custom&quot;, &quot;MaxLevel&quot;: 1, &quot;Mingle?&quot;: 0 }," calcext:value-type="string">
            <text:p>0xE6: { "ID": 0xE6, "Name": "Tin Pin Custom", "MaxLevel": 1, "Mingle?": 0 },</text:p>
          </table:table-cell>
        </table:table-row>
        <table:table-row table:style-name="ro5">
          <table:table-cell table:formula="of:=COM.MICROSOFT.CONCAT(&quot;0x&quot;; DEC2HEX([.B233] - 1))" office:value-type="string" office:string-value="0xE7" calcext:value-type="string">
            <text:p>0xE7</text:p>
          </table:table-cell>
          <table:table-cell office:value-type="string" calcext:value-type="string">
            <text:p><text:a xlink:href="../../../../../../../wiki/Pin_232" xlink:type="simple">232</text:a></text:p>
          </table:table-cell>
          <table:table-cell office:value-type="string" calcext:value-type="string">
            <text:p>Tin Pin Wind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Yammer made this by further modding the TP Custom. Slash across Neku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3];&quot;: { &quot;&quot;ID&quot;&quot;: &quot;;[.A233];&quot;, &quot;&quot;Name&quot;&quot;: &quot;&quot;&quot;;[.C233];&quot;&quot;&quot;, &quot;&quot;MaxLevel&quot;&quot;: &quot;;[.T233];&quot;, &quot;&quot;Mingle?&quot;&quot;: &quot;;[.AG233];&quot; },&quot;)" office:value-type="string" office:string-value="0xE7: { &quot;ID&quot;: 0xE7, &quot;Name&quot;: &quot;Tin Pin Wind&quot;, &quot;MaxLevel&quot;: 6, &quot;Mingle?&quot;: 0 }," calcext:value-type="string">
            <text:p>0xE7: { "ID": 0xE7, "Name": "Tin Pin Wind", "MaxLevel": 6, "Mingle?": 0 },</text:p>
          </table:table-cell>
        </table:table-row>
        <table:table-row table:style-name="ro9">
          <table:table-cell table:formula="of:=COM.MICROSOFT.CONCAT(&quot;0x&quot;; DEC2HEX([.B234] - 1))" office:value-type="string" office:string-value="0xE8" calcext:value-type="string">
            <text:p>0xE8</text:p>
          </table:table-cell>
          <table:table-cell office:value-type="string" calcext:value-type="string">
            <text:p><text:a xlink:href="../../../../../../../wiki/Pin_233" xlink:type="simple">233</text:a></text:p>
          </table:table-cell>
          <table:table-cell office:value-type="string" calcext:value-type="string">
            <text:p>Tin Pin Blade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Tin Pin Another Day (Central St. Entranc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Yammer considers this TP Wind mod his magnum opus. Blow into the microphone to activate it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4];&quot;: { &quot;&quot;ID&quot;&quot;: &quot;;[.A234];&quot;, &quot;&quot;Name&quot;&quot;: &quot;&quot;&quot;;[.C234];&quot;&quot;&quot;, &quot;&quot;MaxLevel&quot;&quot;: &quot;;[.T234];&quot;, &quot;&quot;Mingle?&quot;&quot;: &quot;;[.AG234];&quot; },&quot;)" office:value-type="string" office:string-value="0xE8: { &quot;ID&quot;: 0xE8, &quot;Name&quot;: &quot;Tin Pin Blade&quot;, &quot;MaxLevel&quot;: 6, &quot;Mingle?&quot;: 0 }," calcext:value-type="string">
            <text:p>0xE8: { "ID": 0xE8, "Name": "Tin Pin Blade", "MaxLevel": 6, "Mingle?": 0 },</text:p>
          </table:table-cell>
        </table:table-row>
        <table:table-row table:style-name="ro4">
          <table:table-cell table:formula="of:=COM.MICROSOFT.CONCAT(&quot;0x&quot;; DEC2HEX([.B235] - 1))" office:value-type="string" office:string-value="0xE9" calcext:value-type="string">
            <text:p>0xE9</text:p>
          </table:table-cell>
          <table:table-cell office:value-type="string" calcext:value-type="string">
            <text:p><text:a xlink:href="../../../../../../../wiki/Pin_234" xlink:type="simple">234</text:a></text:p>
          </table:table-cell>
          <table:table-cell office:value-type="string" calcext:value-type="string">
            <text:p>Tin Pin Wheel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4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It takes its motif from wheeled warriors and slammin' rides. Drag Neku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5];&quot;: { &quot;&quot;ID&quot;&quot;: &quot;;[.A235];&quot;, &quot;&quot;Name&quot;&quot;: &quot;&quot;&quot;;[.C235];&quot;&quot;&quot;, &quot;&quot;MaxLevel&quot;&quot;: &quot;;[.T235];&quot;, &quot;&quot;Mingle?&quot;&quot;: &quot;;[.AG235];&quot; },&quot;)" office:value-type="string" office:string-value="0xE9: { &quot;ID&quot;: 0xE9, &quot;Name&quot;: &quot;Tin Pin Wheel&quot;, &quot;MaxLevel&quot;: 3, &quot;Mingle?&quot;: 0 }," calcext:value-type="string">
            <text:p>0xE9: { "ID": 0xE9, "Name": "Tin Pin Wheel", "MaxLevel": 3, "Mingle?": 0 },</text:p>
          </table:table-cell>
        </table:table-row>
        <table:table-row table:style-name="ro2">
          <table:table-cell table:formula="of:=COM.MICROSOFT.CONCAT(&quot;0x&quot;; DEC2HEX([.B236] - 1))" office:value-type="string" office:string-value="0xEA" calcext:value-type="string">
            <text:p>0xEA</text:p>
          </table:table-cell>
          <table:table-cell office:value-type="string" calcext:value-type="string">
            <text:p><text:a xlink:href="../../../../../../../wiki/Pin_235" xlink:type="simple">235</text:a></text:p>
          </table:table-cell>
          <table:table-cell office:value-type="string" calcext:value-type="string">
            <text:p>Tin Pin Dash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Dead God's Pad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American champ uses the same kind of pin. Drag Neku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6];&quot;: { &quot;&quot;ID&quot;&quot;: &quot;;[.A236];&quot;, &quot;&quot;Name&quot;&quot;: &quot;&quot;&quot;;[.C236];&quot;&quot;&quot;, &quot;&quot;MaxLevel&quot;&quot;: &quot;;[.T236];&quot;, &quot;&quot;Mingle?&quot;&quot;: &quot;;[.AG236];&quot; },&quot;)" office:value-type="string" office:string-value="0xEA: { &quot;ID&quot;: 0xEA, &quot;Name&quot;: &quot;Tin Pin Dash&quot;, &quot;MaxLevel&quot;: 4, &quot;Mingle?&quot;: 0 }," calcext:value-type="string">
            <text:p>0xEA: { "ID": 0xEA, "Name": "Tin Pin Dash", "MaxLevel": 4, "Mingle?": 0 },</text:p>
          </table:table-cell>
        </table:table-row>
        <table:table-row table:style-name="ro2">
          <table:table-cell table:formula="of:=COM.MICROSOFT.CONCAT(&quot;0x&quot;; DEC2HEX([.B237] - 1))" office:value-type="string" office:string-value="0xEB" calcext:value-type="string">
            <text:p>0xEB</text:p>
          </table:table-cell>
          <table:table-cell office:value-type="string" calcext:value-type="string">
            <text:p><text:a xlink:href="../../../../../../../wiki/Pin_236" xlink:type="simple">236</text:a></text:p>
          </table:table-cell>
          <table:table-cell office:value-type="string" calcext:value-type="string">
            <text:p>Tin Pin Thrift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acrifice" xlink:type="simple">Sacrific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 - Miyashita Park Underpas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Tin Pin with a nature motif. Places the wearer in mortal peril at the start of battle, but boosts Attack and EXP earned while in that state. </text:p>
          </table:table-cell>
          <table:table-cell office:value-type="float" office:value="0" calcext:value-type="float">
            <text:p>0</text:p>
          </table:table-cell>
          <table:table-cell table:formula="of:=COM.MICROSOFT.CONCAT([.A237];&quot;: { &quot;&quot;ID&quot;&quot;: &quot;;[.A237];&quot;, &quot;&quot;Name&quot;&quot;: &quot;&quot;&quot;;[.C237];&quot;&quot;&quot;, &quot;&quot;MaxLevel&quot;&quot;: &quot;;[.T237];&quot;, &quot;&quot;Mingle?&quot;&quot;: &quot;;[.AG237];&quot; },&quot;)" office:value-type="string" office:string-value="0xEB: { &quot;ID&quot;: 0xEB, &quot;Name&quot;: &quot;Tin Pin Thrift&quot;, &quot;MaxLevel&quot;: 3, &quot;Mingle?&quot;: 0 }," calcext:value-type="string">
            <text:p>0xEB: { "ID": 0xEB, "Name": "Tin Pin Thrift", "MaxLevel": 3, "Mingle?": 0 },</text:p>
          </table:table-cell>
        </table:table-row>
        <table:table-row table:style-name="ro2">
          <table:table-cell table:formula="of:=COM.MICROSOFT.CONCAT(&quot;0x&quot;; DEC2HEX([.B238] - 1))" office:value-type="string" office:string-value="0xEC" calcext:value-type="string">
            <text:p>0xEC</text:p>
          </table:table-cell>
          <table:table-cell office:value-type="string" calcext:value-type="string">
            <text:p><text:a xlink:href="../../../../../../../wiki/Pin_237" xlink:type="simple">237</text:a></text:p>
          </table:table-cell>
          <table:table-cell office:value-type="string" calcext:value-type="string">
            <text:p>Tin Pin Hellfire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5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by the inventor of the Solid Slammer. Slash across Neku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8];&quot;: { &quot;&quot;ID&quot;&quot;: &quot;;[.A238];&quot;, &quot;&quot;Name&quot;&quot;: &quot;&quot;&quot;;[.C238];&quot;&quot;&quot;, &quot;&quot;MaxLevel&quot;&quot;: &quot;;[.T238];&quot;, &quot;&quot;Mingle?&quot;&quot;: &quot;;[.AG238];&quot; },&quot;)" office:value-type="string" office:string-value="0xEC: { &quot;ID&quot;: 0xEC, &quot;Name&quot;: &quot;Tin Pin Hellfire&quot;, &quot;MaxLevel&quot;: 7, &quot;Mingle?&quot;: 0 }," calcext:value-type="string">
            <text:p>0xEC: { "ID": 0xEC, "Name": "Tin Pin Hellfire", "MaxLevel": 7, "Mingle?": 0 },</text:p>
          </table:table-cell>
        </table:table-row>
        <table:table-row table:style-name="ro2">
          <table:table-cell table:formula="of:=COM.MICROSOFT.CONCAT(&quot;0x&quot;; DEC2HEX([.B239] - 1))" office:value-type="string" office:string-value="0xED" calcext:value-type="string">
            <text:p>0xED</text:p>
          </table:table-cell>
          <table:table-cell office:value-type="string" calcext:value-type="string">
            <text:p><text:a xlink:href="../../../../../../../wiki/Pin_238" xlink:type="simple">238</text:a></text:p>
          </table:table-cell>
          <table:table-cell office:value-type="string" calcext:value-type="string">
            <text:p>Tin Pin Sunscorch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This one was designed by the inventor of the Solid Slammer. Press empty space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9];&quot;: { &quot;&quot;ID&quot;&quot;: &quot;;[.A239];&quot;, &quot;&quot;Name&quot;&quot;: &quot;&quot;&quot;;[.C239];&quot;&quot;&quot;, &quot;&quot;MaxLevel&quot;&quot;: &quot;;[.T239];&quot;, &quot;&quot;Mingle?&quot;&quot;: &quot;;[.AG239];&quot; },&quot;)" office:value-type="string" office:string-value="0xED: { &quot;ID&quot;: 0xED, &quot;Name&quot;: &quot;Tin Pin Sunscorch&quot;, &quot;MaxLevel&quot;: 3, &quot;Mingle?&quot;: 0 }," calcext:value-type="string">
            <text:p>0xED: { "ID": 0xED, "Name": "Tin Pin Sunscorch", "MaxLevel": 3, "Mingle?": 0 },</text:p>
          </table:table-cell>
        </table:table-row>
        <table:table-row table:style-name="ro2">
          <table:table-cell table:formula="of:=COM.MICROSOFT.CONCAT(&quot;0x&quot;; DEC2HEX([.B240] - 1))" office:value-type="string" office:string-value="0xEE" calcext:value-type="string">
            <text:p>0xEE</text:p>
          </table:table-cell>
          <table:table-cell office:value-type="string" calcext:value-type="string">
            <text:p><text:a xlink:href="../../../../../../../wiki/Pin_239" xlink:type="simple">239</text:a></text:p>
          </table:table-cell>
          <table:table-cell office:value-type="string" calcext:value-type="string">
            <text:p>Tin Pin Rocker</text:p>
          </table:table-cell>
          <table:table-cell office:value-type="string" calcext:value-type="string">
            <text:p>Unbrande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pecial Tin Pin used in slam-offs. Def March devotees were the first to own this tie-in swag. Shout into the microphone to activate it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0];&quot;: { &quot;&quot;ID&quot;&quot;: &quot;;[.A240];&quot;, &quot;&quot;Name&quot;&quot;: &quot;&quot;&quot;;[.C240];&quot;&quot;&quot;, &quot;&quot;MaxLevel&quot;&quot;: &quot;;[.T240];&quot;, &quot;&quot;Mingle?&quot;&quot;: &quot;;[.AG240];&quot; },&quot;)" office:value-type="string" office:string-value="0xEE: { &quot;ID&quot;: 0xEE, &quot;Name&quot;: &quot;Tin Pin Rocker&quot;, &quot;MaxLevel&quot;: 2, &quot;Mingle?&quot;: 0 }," calcext:value-type="string">
            <text:p>0xEE: { "ID": 0xEE, "Name": "Tin Pin Rocker", "MaxLevel": 2, "Mingle?": 0 },</text:p>
          </table:table-cell>
        </table:table-row>
        <table:table-row table:style-name="ro4">
          <table:table-cell table:formula="of:=COM.MICROSOFT.CONCAT(&quot;0x&quot;; DEC2HEX([.B241] - 1))" office:value-type="string" office:string-value="0xEF" calcext:value-type="string">
            <text:p>0xEF</text:p>
          </table:table-cell>
          <table:table-cell office:value-type="string" calcext:value-type="string">
            <text:p><text:a xlink:href="../../../../../../../wiki/Pin_240" xlink:type="simple">240</text:a></text:p>
          </table:table-cell>
          <table:table-cell office:value-type="string" calcext:value-type="string">
            <text:p>Tin Pin Artist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vent W3D3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rare design was never meant to hit store shelves. Slash empty space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1];&quot;: { &quot;&quot;ID&quot;&quot;: &quot;;[.A241];&quot;, &quot;&quot;Name&quot;&quot;: &quot;&quot;&quot;;[.C241];&quot;&quot;&quot;, &quot;&quot;MaxLevel&quot;&quot;: &quot;;[.T241];&quot;, &quot;&quot;Mingle?&quot;&quot;: &quot;;[.AG241];&quot; },&quot;)" office:value-type="string" office:string-value="0xEF: { &quot;ID&quot;: 0xEF, &quot;Name&quot;: &quot;Tin Pin Artist&quot;, &quot;MaxLevel&quot;: 4, &quot;Mingle?&quot;: 0 }," calcext:value-type="string">
            <text:p>0xEF: { "ID": 0xEF, "Name": "Tin Pin Artist", "MaxLevel": 4, "Mingle?": 0 },</text:p>
          </table:table-cell>
        </table:table-row>
        <table:table-row table:style-name="ro2">
          <table:table-cell table:formula="of:=COM.MICROSOFT.CONCAT(&quot;0x&quot;; DEC2HEX([.B242] - 1))" office:value-type="string" office:string-value="0xF0" calcext:value-type="string">
            <text:p>0xF0</text:p>
          </table:table-cell>
          <table:table-cell office:value-type="string" calcext:value-type="string">
            <text:p><text:a xlink:href="../../../../../../../wiki/Pin_241" xlink:type="simple">241</text:a></text:p>
          </table:table-cell>
          <table:table-cell office:value-type="string" calcext:value-type="string">
            <text:p>Tin Pin Devil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4" calcext:value-type="float">
            <text:p>8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original store packaging read: "Manufactured by Evil." Drag across empty space to activate it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2];&quot;: { &quot;&quot;ID&quot;&quot;: &quot;;[.A242];&quot;, &quot;&quot;Name&quot;&quot;: &quot;&quot;&quot;;[.C242];&quot;&quot;&quot;, &quot;&quot;MaxLevel&quot;&quot;: &quot;;[.T242];&quot;, &quot;&quot;Mingle?&quot;&quot;: &quot;;[.AG242];&quot; },&quot;)" office:value-type="string" office:string-value="0xF0: { &quot;ID&quot;: 0xF0, &quot;Name&quot;: &quot;Tin Pin Devil&quot;, &quot;MaxLevel&quot;: 8, &quot;Mingle?&quot;: 0 }," calcext:value-type="string">
            <text:p>0xF0: { "ID": 0xF0, "Name": "Tin Pin Devil", "MaxLevel": 8, "Mingle?": 0 },</text:p>
          </table:table-cell>
        </table:table-row>
        <table:table-row table:style-name="ro2">
          <table:table-cell table:formula="of:=COM.MICROSOFT.CONCAT(&quot;0x&quot;; DEC2HEX([.B243] - 1))" office:value-type="string" office:string-value="0xF1" calcext:value-type="string">
            <text:p>0xF1</text:p>
          </table:table-cell>
          <table:table-cell office:value-type="string" calcext:value-type="string">
            <text:p><text:a xlink:href="../../../../../../../wiki/Pin_242" xlink:type="simple">242</text:a></text:p>
          </table:table-cell>
          <table:table-cell office:value-type="string" calcext:value-type="string">
            <text:p>Tin Pin Ifrit</text:p>
          </table:table-cell>
          <table:table-cell office:value-type="string" calcext:value-type="string">
            <text:p>Unbranded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Tin Pin Another Day (Shooter at 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bearing the image of a divine beast with dominion over flame. Touch empty space to activate hi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3];&quot;: { &quot;&quot;ID&quot;&quot;: &quot;;[.A243];&quot;, &quot;&quot;Name&quot;&quot;: &quot;&quot;&quot;;[.C243];&quot;&quot;&quot;, &quot;&quot;MaxLevel&quot;&quot;: &quot;;[.T243];&quot;, &quot;&quot;Mingle?&quot;&quot;: &quot;;[.AG243];&quot; },&quot;)" office:value-type="string" office:string-value="0xF1: { &quot;ID&quot;: 0xF1, &quot;Name&quot;: &quot;Tin Pin Ifrit&quot;, &quot;MaxLevel&quot;: 3, &quot;Mingle?&quot;: 0 }," calcext:value-type="string">
            <text:p>0xF1: { "ID": 0xF1, "Name": "Tin Pin Ifrit", "MaxLevel": 3, "Mingle?": 0 },</text:p>
          </table:table-cell>
        </table:table-row>
        <table:table-row table:style-name="ro2">
          <table:table-cell table:formula="of:=COM.MICROSOFT.CONCAT(&quot;0x&quot;; DEC2HEX([.B244] - 1))" office:value-type="string" office:string-value="0xF2" calcext:value-type="string">
            <text:p>0xF2</text:p>
          </table:table-cell>
          <table:table-cell office:value-type="string" calcext:value-type="string">
            <text:p><text:a xlink:href="../../../../../../../wiki/Pin_243" xlink:type="simple">243</text:a></text:p>
          </table:table-cell>
          <table:table-cell office:value-type="string" calcext:value-type="string">
            <text:p>Tin Pin Shiva</text:p>
          </table:table-cell>
          <table:table-cell office:value-type="string" calcext:value-type="string">
            <text:p>Unbranded</text:p>
          </table:table-cell>
          <table:table-cell office:value-type="float" office:value="9950" calcext:value-type="float">
            <text:p>9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Concert Stag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with a cool design worthy of its namesake, the Ice Queen. Rapidly tap empty space to activate her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4];&quot;: { &quot;&quot;ID&quot;&quot;: &quot;;[.A244];&quot;, &quot;&quot;Name&quot;&quot;: &quot;&quot;&quot;;[.C244];&quot;&quot;&quot;, &quot;&quot;MaxLevel&quot;&quot;: &quot;;[.T244];&quot;, &quot;&quot;Mingle?&quot;&quot;: &quot;;[.AG244];&quot; },&quot;)" office:value-type="string" office:string-value="0xF2: { &quot;ID&quot;: 0xF2, &quot;Name&quot;: &quot;Tin Pin Shiva&quot;, &quot;MaxLevel&quot;: 4, &quot;Mingle?&quot;: 0 }," calcext:value-type="string">
            <text:p>0xF2: { "ID": 0xF2, "Name": "Tin Pin Shiva", "MaxLevel": 4, "Mingle?": 0 },</text:p>
          </table:table-cell>
        </table:table-row>
        <table:table-row table:style-name="ro5">
          <table:table-cell table:formula="of:=COM.MICROSOFT.CONCAT(&quot;0x&quot;; DEC2HEX([.B245] - 1))" office:value-type="string" office:string-value="0xF3" calcext:value-type="string">
            <text:p>0xF3</text:p>
          </table:table-cell>
          <table:table-cell office:value-type="string" calcext:value-type="string">
            <text:p><text:a xlink:href="../../../../../../../wiki/Pin_244" xlink:type="simple">244</text:a></text:p>
          </table:table-cell>
          <table:table-cell office:value-type="string" calcext:value-type="string">
            <text:p>Tin Pin Golem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Event W2D4.</text:p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ka the "Hero Pin." Too bad people can't see past the toy; this baby is made of real gold. Scratch empty space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5];&quot;: { &quot;&quot;ID&quot;&quot;: &quot;;[.A245];&quot;, &quot;&quot;Name&quot;&quot;: &quot;&quot;&quot;;[.C245];&quot;&quot;&quot;, &quot;&quot;MaxLevel&quot;&quot;: &quot;;[.T245];&quot;, &quot;&quot;Mingle?&quot;&quot;: &quot;;[.AG245];&quot; },&quot;)" office:value-type="string" office:string-value="0xF3: { &quot;ID&quot;: 0xF3, &quot;Name&quot;: &quot;Tin Pin Golem&quot;, &quot;MaxLevel&quot;: 5, &quot;Mingle?&quot;: 0 }," calcext:value-type="string">
            <text:p>0xF3: { "ID": 0xF3, "Name": "Tin Pin Golem", "MaxLevel": 5, "Mingle?": 0 },</text:p>
          </table:table-cell>
        </table:table-row>
        <table:table-row table:style-name="ro5">
          <table:table-cell table:formula="of:=COM.MICROSOFT.CONCAT(&quot;0x&quot;; DEC2HEX([.B246] - 1))" office:value-type="string" office:string-value="0xF4" calcext:value-type="string">
            <text:p>0xF4</text:p>
          </table:table-cell>
          <table:table-cell office:value-type="string" calcext:value-type="string">
            <text:p><text:a xlink:href="../../../../../../../wiki/Pin_245" xlink:type="simple">245</text:a></text:p>
          </table:table-cell>
          <table:table-cell office:value-type="string" calcext:value-type="string">
            <text:p>Tin Pin Bahamut</text:p>
          </table:table-cell>
          <table:table-cell office:value-type="string" calcext:value-type="string">
            <text:p>Unbranded</text:p>
          </table:table-cell>
          <table:table-cell office:value-type="float" office:value="26500" calcext:value-type="float">
            <text:p>2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Event Another Day - Beat Wizard of Slam at Tin Pin at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ultimate Tin Pin, that of the Wyrmking. Press empty space to activate his psych, which Reapers fearfully call "Mega Flare". </text:p>
          </table:table-cell>
          <table:table-cell office:value-type="float" office:value="0" calcext:value-type="float">
            <text:p>0</text:p>
          </table:table-cell>
          <table:table-cell table:formula="of:=COM.MICROSOFT.CONCAT([.A246];&quot;: { &quot;&quot;ID&quot;&quot;: &quot;;[.A246];&quot;, &quot;&quot;Name&quot;&quot;: &quot;&quot;&quot;;[.C246];&quot;&quot;&quot;, &quot;&quot;MaxLevel&quot;&quot;: &quot;;[.T246];&quot;, &quot;&quot;Mingle?&quot;&quot;: &quot;;[.AG246];&quot; },&quot;)" office:value-type="string" office:string-value="0xF4: { &quot;ID&quot;: 0xF4, &quot;Name&quot;: &quot;Tin Pin Bahamut&quot;, &quot;MaxLevel&quot;: 6, &quot;Mingle?&quot;: 0 }," calcext:value-type="string">
            <text:p>0xF4: { "ID": 0xF4, "Name": "Tin Pin Bahamut", "MaxLevel": 6, "Mingle?": 0 },</text:p>
          </table:table-cell>
        </table:table-row>
        <table:table-row table:style-name="ro6">
          <table:table-cell table:formula="of:=COM.MICROSOFT.CONCAT(&quot;0x&quot;; DEC2HEX([.B247] - 1))" office:value-type="string" office:string-value="0xF5" calcext:value-type="string">
            <text:p>0xF5</text:p>
          </table:table-cell>
          <table:table-cell office:value-type="string" calcext:value-type="string">
            <text:p><text:a xlink:href="../../../../../../../wiki/Pin_246" xlink:type="simple">246</text:a></text:p>
          </table:table-cell>
          <table:table-cell office:value-type="string" calcext:value-type="string">
            <text:p>1 Yen</text:p>
          </table:table-cell>
          <table:table-cell office:value-type="string" calcext:value-type="string">
            <text:p>Unbra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2" xlink:type="simple">252</text:a>.</text:p>
            <text:p>Sold by Sunshine Shibukyu Stationside.</text:p>
            <text:p>Dropped by 10 E.</text:p>
          </table:table-cell>
          <table:table-cell office:value-type="string" calcext:value-type="string">
            <text:p>M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47];&quot;: { &quot;&quot;ID&quot;&quot;: &quot;;[.A247];&quot;, &quot;&quot;Name&quot;&quot;: &quot;&quot;&quot;;[.C247];&quot;&quot;&quot;, &quot;&quot;MaxLevel&quot;&quot;: &quot;;[.T247];&quot;, &quot;&quot;Mingle?&quot;&quot;: &quot;;[.AG247];&quot; },&quot;)" office:value-type="string" office:string-value="0xF5: { &quot;ID&quot;: 0xF5, &quot;Name&quot;: &quot;1 Yen&quot;, &quot;MaxLevel&quot;: 2, &quot;Mingle?&quot;: 0 }," calcext:value-type="string">
            <text:p>0xF5: { "ID": 0xF5, "Name": "1 Yen", "MaxLevel": 2, "Mingle?": 0 },</text:p>
          </table:table-cell>
        </table:table-row>
        <table:table-row table:style-name="ro11">
          <table:table-cell table:formula="of:=COM.MICROSOFT.CONCAT(&quot;0x&quot;; DEC2HEX([.B248] - 1))" office:value-type="string" office:string-value="0xF6" calcext:value-type="string">
            <text:p>0xF6</text:p>
          </table:table-cell>
          <table:table-cell office:value-type="string" calcext:value-type="string">
            <text:p><text:a xlink:href="../../../../../../../wiki/Pin_247" xlink:type="simple">247</text:a></text:p>
          </table:table-cell>
          <table:table-cell office:value-type="string" calcext:value-type="string">
            <text:p>5 Yen</text:p>
          </table:table-cell>
          <table:table-cell office:value-type="string" calcext:value-type="string">
            <text:p>Unbrand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Cadoi City.</text:p>
            <text:p>Event Tin Pin Another Day (Miyashita Park).</text:p>
            <text:p>Dropped by 11 E.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48];&quot;: { &quot;&quot;ID&quot;&quot;: &quot;;[.A248];&quot;, &quot;&quot;Name&quot;&quot;: &quot;&quot;&quot;;[.C248];&quot;&quot;&quot;, &quot;&quot;MaxLevel&quot;&quot;: &quot;;[.T248];&quot;, &quot;&quot;Mingle?&quot;&quot;: &quot;;[.AG248];&quot; },&quot;)" office:value-type="string" office:string-value="0xF6: { &quot;ID&quot;: 0xF6, &quot;Name&quot;: &quot;5 Yen&quot;, &quot;MaxLevel&quot;: 2, &quot;Mingle?&quot;: 0 }," calcext:value-type="string">
            <text:p>0xF6: { "ID": 0xF6, "Name": "5 Yen", "MaxLevel": 2, "Mingle?": 0 },</text:p>
          </table:table-cell>
        </table:table-row>
        <table:table-row table:style-name="ro3">
          <table:table-cell table:formula="of:=COM.MICROSOFT.CONCAT(&quot;0x&quot;; DEC2HEX([.B249] - 1))" office:value-type="string" office:string-value="0xF7" calcext:value-type="string">
            <text:p>0xF7</text:p>
          </table:table-cell>
          <table:table-cell office:value-type="string" calcext:value-type="string">
            <text:p><text:a xlink:href="../../../../../../../wiki/Pin_248" xlink:type="simple">248</text:a></text:p>
          </table:table-cell>
          <table:table-cell office:value-type="string" calcext:value-type="string">
            <text:p>10 Yen</text:p>
          </table:table-cell>
          <table:table-cell office:value-type="string" calcext:value-type="string">
            <text:p>Unbrande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104.</text:p>
            <text:p>Dropped by 10 N.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49];&quot;: { &quot;&quot;ID&quot;&quot;: &quot;;[.A249];&quot;, &quot;&quot;Name&quot;&quot;: &quot;&quot;&quot;;[.C249];&quot;&quot;&quot;, &quot;&quot;MaxLevel&quot;&quot;: &quot;;[.T249];&quot;, &quot;&quot;Mingle?&quot;&quot;: &quot;;[.AG249];&quot; },&quot;)" office:value-type="string" office:string-value="0xF7: { &quot;ID&quot;: 0xF7, &quot;Name&quot;: &quot;10 Yen&quot;, &quot;MaxLevel&quot;: 2, &quot;Mingle?&quot;: 0 }," calcext:value-type="string">
            <text:p>0xF7: { "ID": 0xF7, "Name": "10 Yen", "MaxLevel": 2, "Mingle?": 0 },</text:p>
          </table:table-cell>
        </table:table-row>
        <table:table-row table:style-name="ro10">
          <table:table-cell table:formula="of:=COM.MICROSOFT.CONCAT(&quot;0x&quot;; DEC2HEX([.B250] - 1))" office:value-type="string" office:string-value="0xF8" calcext:value-type="string">
            <text:p>0xF8</text:p>
          </table:table-cell>
          <table:table-cell office:value-type="string" calcext:value-type="string">
            <text:p><text:a xlink:href="../../../../../../../wiki/Pin_249" xlink:type="simple">249</text:a></text:p>
          </table:table-cell>
          <table:table-cell office:value-type="string" calcext:value-type="string">
            <text:p>50 Yen</text:p>
          </table:table-cell>
          <table:table-cell office:value-type="string" calcext:value-type="string">
            <text:p>Unbrande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7" xlink:type="simple">247</text:a>.</text:p>
            <text:p>Sold by KuraKura Shibukyu Stationside.</text:p>
            <text:p>Dropped by 10 H.</text:p>
            <text:p>Dropped by 11 H.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50];&quot;: { &quot;&quot;ID&quot;&quot;: &quot;;[.A250];&quot;, &quot;&quot;Name&quot;&quot;: &quot;&quot;&quot;;[.C250];&quot;&quot;&quot;, &quot;&quot;MaxLevel&quot;&quot;: &quot;;[.T250];&quot;, &quot;&quot;Mingle?&quot;&quot;: &quot;;[.AG250];&quot; },&quot;)" office:value-type="string" office:string-value="0xF8: { &quot;ID&quot;: 0xF8, &quot;Name&quot;: &quot;50 Yen&quot;, &quot;MaxLevel&quot;: 2, &quot;Mingle?&quot;: 0 }," calcext:value-type="string">
            <text:p>0xF8: { "ID": 0xF8, "Name": "50 Yen", "MaxLevel": 2, "Mingle?": 0 },</text:p>
          </table:table-cell>
        </table:table-row>
        <table:table-row table:style-name="ro12">
          <table:table-cell table:formula="of:=COM.MICROSOFT.CONCAT(&quot;0x&quot;; DEC2HEX([.B251] - 1))" office:value-type="string" office:string-value="0xF9" calcext:value-type="string">
            <text:p>0xF9</text:p>
          </table:table-cell>
          <table:table-cell office:value-type="string" calcext:value-type="string">
            <text:p><text:a xlink:href="../../../../../../../wiki/Pin_250" xlink:type="simple">250</text:a></text:p>
          </table:table-cell>
          <table:table-cell office:value-type="string" calcext:value-type="string">
            <text:p>100 Yen</text:p>
          </table:table-cell>
          <table:table-cell office:value-type="string" calcext:value-type="string">
            <text:p>Unbrande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8" xlink:type="simple">248</text:a>.</text:p>
            <text:p>Dropped by 01 EN.</text:p>
            <text:p>Dropped by 10 U.</text:p>
            <text:p>Dropped by 11 H.</text:p>
            <text:p>Dropped by 12 E.</text:p>
            <text:p>Dropped by 15 E.</text:p>
            <text:p>Dropped by 18 EN.</text:p>
            <text:p>Dropped by 39 E.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1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51];&quot;: { &quot;&quot;ID&quot;&quot;: &quot;;[.A251];&quot;, &quot;&quot;Name&quot;&quot;: &quot;&quot;&quot;;[.C251];&quot;&quot;&quot;, &quot;&quot;MaxLevel&quot;&quot;: &quot;;[.T251];&quot;, &quot;&quot;Mingle?&quot;&quot;: &quot;;[.AG251];&quot; },&quot;)" office:value-type="string" office:string-value="0xF9: { &quot;ID&quot;: 0xF9, &quot;Name&quot;: &quot;100 Yen&quot;, &quot;MaxLevel&quot;: 2, &quot;Mingle?&quot;: 0 }," calcext:value-type="string">
            <text:p>0xF9: { "ID": 0xF9, "Name": "100 Yen", "MaxLevel": 2, "Mingle?": 0 },</text:p>
          </table:table-cell>
        </table:table-row>
        <table:table-row table:style-name="ro13">
          <table:table-cell table:formula="of:=COM.MICROSOFT.CONCAT(&quot;0x&quot;; DEC2HEX([.B252] - 1))" office:value-type="string" office:string-value="0xFA" calcext:value-type="string">
            <text:p>0xFA</text:p>
          </table:table-cell>
          <table:table-cell office:value-type="string" calcext:value-type="string">
            <text:p><text:a xlink:href="../../../../../../../wiki/Pin_251" xlink:type="simple">251</text:a></text:p>
          </table:table-cell>
          <table:table-cell office:value-type="string" calcext:value-type="string">
            <text:p>500 Yen</text:p>
          </table:table-cell>
          <table:table-cell office:value-type="string" calcext:value-type="string">
            <text:p>Unbranded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9" xlink:type="simple">249</text:a>.</text:p>
            <text:p>Dropped by 01 H.</text:p>
            <text:p>Dropped by 03 E.</text:p>
            <text:p>Dropped by 12 N.</text:p>
            <text:p>Dropped by 15 N.</text:p>
            <text:p>Dropped by 18 HU.</text:p>
            <text:p>Dropped by 29 E.</text:p>
            <text:p>Dropped by 37 EN.</text:p>
            <text:p>Dropped by 49 E.</text:p>
            <text:p>Dropped by 53 E.</text:p>
            <text:p>Dropped by 56 E.</text:p>
            <text:p>Dropped by 58 E.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 this in for ¥5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52];&quot;: { &quot;&quot;ID&quot;&quot;: &quot;;[.A252];&quot;, &quot;&quot;Name&quot;&quot;: &quot;&quot;&quot;;[.C252];&quot;&quot;&quot;, &quot;&quot;MaxLevel&quot;&quot;: &quot;;[.T252];&quot;, &quot;&quot;Mingle?&quot;&quot;: &quot;;[.AG252];&quot; },&quot;)" office:value-type="string" office:string-value="0xFA: { &quot;ID&quot;: 0xFA, &quot;Name&quot;: &quot;500 Yen&quot;, &quot;MaxLevel&quot;: 2, &quot;Mingle?&quot;: 0 }," calcext:value-type="string">
            <text:p>0xFA: { "ID": 0xFA, "Name": "500 Yen", "MaxLevel": 2, "Mingle?": 0 },</text:p>
          </table:table-cell>
        </table:table-row>
        <table:table-row table:style-name="ro14">
          <table:table-cell table:formula="of:=COM.MICROSOFT.CONCAT(&quot;0x&quot;; DEC2HEX([.B253] - 1))" office:value-type="string" office:string-value="0xFB" calcext:value-type="string">
            <text:p>0xFB</text:p>
          </table:table-cell>
          <table:table-cell office:value-type="string" calcext:value-type="string">
            <text:p><text:a xlink:href="../../../../../../../wiki/Pin_252" xlink:type="simple">252</text:a></text:p>
          </table:table-cell>
          <table:table-cell office:value-type="string" calcext:value-type="string">
            <text:p>1,000 Yen</text:p>
          </table:table-cell>
          <table:table-cell office:value-type="string" calcext:value-type="string">
            <text:p>Unbrande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0" xlink:type="simple">250</text:a>.</text:p>
            <text:p>Dropped by 1 U.</text:p>
            <text:p>Dropped by 2 ENU.</text:p>
            <text:p>Dropped by 12 H.</text:p>
            <text:p>Dropped by 15 H.</text:p>
            <text:p>Dropped by 16 E.</text:p>
            <text:p>Dropped by 19 E.</text:p>
            <text:p>Dropped by 21 E.</text:p>
            <text:p>Dropped by 24 E.</text:p>
            <text:p>Dropped by 26 H.</text:p>
            <text:p>Dropped by 30 N.</text:p>
            <text:p>Dropped by 31 E.</text:p>
            <text:p>Dropped by 44 E.</text:p>
            <text:p>Dropped by 50 E.</text:p>
            <text:p>Dropped by 53 NH.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,0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53];&quot;: { &quot;&quot;ID&quot;&quot;: &quot;;[.A253];&quot;, &quot;&quot;Name&quot;&quot;: &quot;&quot;&quot;;[.C253];&quot;&quot;&quot;, &quot;&quot;MaxLevel&quot;&quot;: &quot;;[.T253];&quot;, &quot;&quot;Mingle?&quot;&quot;: &quot;;[.AG253];&quot; },&quot;)" office:value-type="string" office:string-value="0xFB: { &quot;ID&quot;: 0xFB, &quot;Name&quot;: &quot;1,000 Yen&quot;, &quot;MaxLevel&quot;: 2, &quot;Mingle?&quot;: 0 }," calcext:value-type="string">
            <text:p>0xFB: { "ID": 0xFB, "Name": "1,000 Yen", "MaxLevel": 2, "Mingle?": 0 },</text:p>
          </table:table-cell>
        </table:table-row>
        <table:table-row table:style-name="ro15">
          <table:table-cell table:formula="of:=COM.MICROSOFT.CONCAT(&quot;0x&quot;; DEC2HEX([.B254] - 1))" office:value-type="string" office:string-value="0xFC" calcext:value-type="string">
            <text:p>0xFC</text:p>
          </table:table-cell>
          <table:table-cell office:value-type="string" calcext:value-type="string">
            <text:p><text:a xlink:href="../../../../../../../wiki/Pin_253" xlink:type="simple">253</text:a></text:p>
          </table:table-cell>
          <table:table-cell office:value-type="string" calcext:value-type="string">
            <text:p>5,000 Yen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1" xlink:type="simple">251</text:a>.</text:p>
            <text:p>Sold by Towa Records.</text:p>
            <text:p>Sold by AMX.</text:p>
            <text:p>Dropped by 5 H.</text:p>
            <text:p>Dropped by 12 U.</text:p>
            <text:p>Dropped by 15 U.</text:p>
            <text:p>Dropped by 16 N.</text:p>
            <text:p>Dropped by 19 U.</text:p>
            <text:p>Dropped by 22 E.</text:p>
            <text:p>Dropped by 31 H.</text:p>
            <text:p>Dropped by 36 N.</text:p>
            <text:p>Dropped by 37 H.</text:p>
            <text:p>Dropped by 39 H.</text:p>
            <text:p>Dropped by 56 H.</text:p>
            <text:p>Dropped by 61 N.</text:p>
            <text:p>Dropped by 64 E.</text:p>
            <text:p>Dropped by 78 E.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5,0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54];&quot;: { &quot;&quot;ID&quot;&quot;: &quot;;[.A254];&quot;, &quot;&quot;Name&quot;&quot;: &quot;&quot;&quot;;[.C254];&quot;&quot;&quot;, &quot;&quot;MaxLevel&quot;&quot;: &quot;;[.T254];&quot;, &quot;&quot;Mingle?&quot;&quot;: &quot;;[.AG254];&quot; },&quot;)" office:value-type="string" office:string-value="0xFC: { &quot;ID&quot;: 0xFC, &quot;Name&quot;: &quot;5,000 Yen&quot;, &quot;MaxLevel&quot;: 2, &quot;Mingle?&quot;: 0 }," calcext:value-type="string">
            <text:p>0xFC: { "ID": 0xFC, "Name": "5,000 Yen", "MaxLevel": 2, "Mingle?": 0 },</text:p>
          </table:table-cell>
        </table:table-row>
        <table:table-row table:style-name="ro15">
          <table:table-cell table:formula="of:=COM.MICROSOFT.CONCAT(&quot;0x&quot;; DEC2HEX([.B255] - 1))" office:value-type="string" office:string-value="0xFD" calcext:value-type="string">
            <text:p>0xFD</text:p>
          </table:table-cell>
          <table:table-cell office:value-type="string" calcext:value-type="string">
            <text:p><text:a xlink:href="../../../../../../../wiki/Pin_254" xlink:type="simple">254</text:a></text:p>
          </table:table-cell>
          <table:table-cell office:value-type="string" calcext:value-type="string">
            <text:p>10,000 Yen</text:p>
          </table:table-cell>
          <table:table-cell office:value-type="string" calcext:value-type="string">
            <text:p>Unbranded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3" xlink:type="simple">253</text:a>.</text:p>
            <text:p>Sold by Shadow Ramen Dougenzaka.</text:p>
            <text:p>Sold by Shibu-Q Heads 1F.</text:p>
            <text:p>Event Tin Pin Another Day (Miyashita Park).</text:p>
            <text:p>Dropped by 06 E.</text:p>
            <text:p>Dropped by 07 E.</text:p>
            <text:p>Dropped by 08 E.</text:p>
            <text:p>Dropped by 36 H.</text:p>
            <text:p>Dropped by 42 H.</text:p>
            <text:p>Dropped by 48 N.</text:p>
            <text:p>Dropped by 50 H.</text:p>
            <text:p>Dropped by 62 H.</text:p>
            <text:p>Dropped by 63 H.</text:p>
            <text:p>Dropped by 3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,000. Drag pins to the trash can to exchange them for money. </text:p>
            <text:p/>
            <text:p>Pin List Complete is numbered as <text:a xlink:href="../../../../../../../wiki/Pin_256" xlink:type="simple">Pin 25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55];&quot;: { &quot;&quot;ID&quot;&quot;: &quot;;[.A255];&quot;, &quot;&quot;Name&quot;&quot;: &quot;&quot;&quot;;[.C255];&quot;&quot;&quot;, &quot;&quot;MaxLevel&quot;&quot;: &quot;;[.T255];&quot;, &quot;&quot;Mingle?&quot;&quot;: &quot;;[.AG255];&quot; },&quot;)" office:value-type="string" office:string-value="0xFD: { &quot;ID&quot;: 0xFD, &quot;Name&quot;: &quot;10,000 Yen&quot;, &quot;MaxLevel&quot;: 1, &quot;Mingle?&quot;: 0 }," calcext:value-type="string">
            <text:p>0xFD: { "ID": 0xFD, "Name": "10,000 Yen", "MaxLevel": 1, "Mingle?": 0 },</text:p>
          </table:table-cell>
        </table:table-row>
        <table:table-row table:style-name="ro9">
          <table:table-cell table:formula="of:=COM.MICROSOFT.CONCAT(&quot;0x&quot;; DEC2HEX([.B256] - 1))" office:value-type="string" office:string-value="0xFE" calcext:value-type="string">
            <text:p>0xFE</text:p>
          </table:table-cell>
          <table:table-cell office:value-type="string" calcext:value-type="string">
            <text:p><text:a xlink:href="../../../../../../../wiki/Pin_255" xlink:type="simple">255</text:a></text:p>
          </table:table-cell>
          <table:table-cell office:value-type="string" calcext:value-type="string">
            <text:p>Scarle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- 5x Tektite, 2x Orichalcum, 1x Dark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inlaid with a red gemstone. Certain shop quests let you trade this in for an item crucial to character growth. </text:p>
            <text:p/>
            <text:p>Pin List Complete is numbered as <text:a xlink:href="../../../../../../../wiki/Pin_257" xlink:type="simple">Pin 257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56];&quot;: { &quot;&quot;ID&quot;&quot;: &quot;;[.A256];&quot;, &quot;&quot;Name&quot;&quot;: &quot;&quot;&quot;;[.C256];&quot;&quot;&quot;, &quot;&quot;MaxLevel&quot;&quot;: &quot;;[.T256];&quot;, &quot;&quot;Mingle?&quot;&quot;: &quot;;[.AG256];&quot; },&quot;)" office:value-type="string" office:string-value="0xFE: { &quot;ID&quot;: 0xFE, &quot;Name&quot;: &quot;Scarletite&quot;, &quot;MaxLevel&quot;: 1, &quot;Mingle?&quot;: 0 }," calcext:value-type="string">
            <text:p>0xFE: { "ID": 0xFE, "Name": "Scarletite", "MaxLevel": 1, "Mingle?": 0 },</text:p>
          </table:table-cell>
        </table:table-row>
        <table:table-row table:style-name="ro16">
          <table:table-cell table:formula="of:=COM.MICROSOFT.CONCAT(&quot;0x&quot;; DEC2HEX([.B257] - 1))" office:value-type="string" office:string-value="0xFF" calcext:value-type="string">
            <text:p>0xFF</text:p>
          </table:table-cell>
          <table:table-cell office:value-type="string" calcext:value-type="string">
            <text:p><text:a xlink:href="../../../../../../../wiki/Pin_256" xlink:type="simple">256</text:a></text:p>
          </table:table-cell>
          <table:table-cell office:value-type="string" calcext:value-type="string">
            <text:p>Rare Metal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13 H.</text:p>
            <text:p>Dropped by 20 H.</text:p>
            <text:p>Dropped by 29 H.</text:p>
            <text:p>Dropped by 36 E.</text:p>
            <text:p>Dropped by 58 N.</text:p>
            <text:p>Dropped by 59 N.</text:p>
            <text:p>Dropped by 60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mber gemstones. Certain shop quests let you trade this in for some kind of item. </text:p>
            <text:p/>
            <text:p>Pin List Complete is numbered as <text:a xlink:href="../../../../../../../wiki/Pin_258" xlink:type="simple">Pin 258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57];&quot;: { &quot;&quot;ID&quot;&quot;: &quot;;[.A257];&quot;, &quot;&quot;Name&quot;&quot;: &quot;&quot;&quot;;[.C257];&quot;&quot;&quot;, &quot;&quot;MaxLevel&quot;&quot;: &quot;;[.T257];&quot;, &quot;&quot;Mingle?&quot;&quot;: &quot;;[.AG257];&quot; },&quot;)" office:value-type="string" office:string-value="0xFF: { &quot;ID&quot;: 0xFF, &quot;Name&quot;: &quot;Rare Metal&quot;, &quot;MaxLevel&quot;: 1, &quot;Mingle?&quot;: 0 }," calcext:value-type="string">
            <text:p>0xFF: { "ID": 0xFF, "Name": "Rare Metal", "MaxLevel": 1, "Mingle?": 0 },</text:p>
          </table:table-cell>
        </table:table-row>
        <table:table-row table:style-name="ro17">
          <table:table-cell table:formula="of:=COM.MICROSOFT.CONCAT(&quot;0x&quot;; DEC2HEX([.B258] - 1))" office:value-type="string" office:string-value="0x100" calcext:value-type="string">
            <text:p>0x100</text:p>
          </table:table-cell>
          <table:table-cell office:value-type="string" calcext:value-type="string">
            <text:p><text:a xlink:href="../../../../../../../wiki/Pin_257" xlink:type="simple">257</text:a></text:p>
          </table:table-cell>
          <table:table-cell office:value-type="string" calcext:value-type="string">
            <text:p>Tek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/2F (W2D4/5/6: FSG Lv.4 {¥7000/15000/25000}].</text:p>
            <text:p>Event W3D1: pig @West Exit Bus Terminal.</text:p>
            <text:p>Event W3D1: pig @Station Underpass.</text:p>
            <text:p>Dropped by 4 N.</text:p>
            <text:p>Dropped by 21 H.</text:p>
            <text:p>Dropped by 22 U.</text:p>
            <text:p>Dropped by 26 U.</text:p>
            <text:p>Dropped by 33 H.</text:p>
            <text:p>Dropped by 34 H.</text:p>
            <text:p>Dropped by 35 H.</text:p>
            <text:p>Dropped by 41 H.</text:p>
            <text:p>Dropped by 44 U.</text:p>
            <text:p>Dropped by 53 U.</text:p>
            <text:p>Dropped by 55 N.</text:p>
            <text:p>Dropped by 56 N.</text:p>
            <text:p>Dropped by 58 HU.</text:p>
            <text:p>Dropped by 5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yellow gemstones. Certain shop quests let you trade this in for a decent item. </text:p>
            <text:p/>
            <text:p>Pin List Complete is numbered as <text:a xlink:href="../../../../../../../wiki/Pin_259" xlink:type="simple">Pin 259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58];&quot;: { &quot;&quot;ID&quot;&quot;: &quot;;[.A258];&quot;, &quot;&quot;Name&quot;&quot;: &quot;&quot;&quot;;[.C258];&quot;&quot;&quot;, &quot;&quot;MaxLevel&quot;&quot;: &quot;;[.T258];&quot;, &quot;&quot;Mingle?&quot;&quot;: &quot;;[.AG258];&quot; },&quot;)" office:value-type="string" office:string-value="0x100: { &quot;ID&quot;: 0x100, &quot;Name&quot;: &quot;Tektite&quot;, &quot;MaxLevel&quot;: 1, &quot;Mingle?&quot;: 0 }," calcext:value-type="string">
            <text:p>0x100: { "ID": 0x100, "Name": "Tektite", "MaxLevel": 1, "Mingle?": 0 },</text:p>
          </table:table-cell>
        </table:table-row>
        <table:table-row table:style-name="ro18">
          <table:table-cell table:formula="of:=COM.MICROSOFT.CONCAT(&quot;0x&quot;; DEC2HEX([.B259] - 1))" office:value-type="string" office:string-value="0x101" calcext:value-type="string">
            <text:p>0x101</text:p>
          </table:table-cell>
          <table:table-cell office:value-type="string" calcext:value-type="string">
            <text:p><text:a xlink:href="../../../../../../../wiki/Pin_258" xlink:type="simple">258</text:a></text:p>
          </table:table-cell>
          <table:table-cell office:value-type="string" calcext:value-type="string">
            <text:p>Adaman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3 U.</text:p>
            <text:p>Dropped by 09 H.</text:p>
            <text:p>Dropped by 24 H.</text:p>
            <text:p>Dropped by 25 U.</text:p>
            <text:p>Dropped by 28 U.</text:p>
            <text:p>Dropped by 30 U.</text:p>
            <text:p>Dropped by 31 U.</text:p>
            <text:p>Dropped by 32 H.</text:p>
            <text:p>Dropped by 33 U.</text:p>
            <text:p>Dropped by 35 U.</text:p>
            <text:p>Dropped by 49 U.</text:p>
            <text:p>Dropped by 54 U.</text:p>
            <text:p>Dropped by 59 U.</text:p>
            <text:p>Dropped by 6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green gemstones. Certain shop quests let you trade this in for a good item. </text:p>
            <text:p/>
            <text:p>Pin List Complete is numbered as <text:a xlink:href="../../../../../../../wiki/Pin_260" xlink:type="simple">Pin 260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59];&quot;: { &quot;&quot;ID&quot;&quot;: &quot;;[.A259];&quot;, &quot;&quot;Name&quot;&quot;: &quot;&quot;&quot;;[.C259];&quot;&quot;&quot;, &quot;&quot;MaxLevel&quot;&quot;: &quot;;[.T259];&quot;, &quot;&quot;Mingle?&quot;&quot;: &quot;;[.AG259];&quot; },&quot;)" office:value-type="string" office:string-value="0x101: { &quot;ID&quot;: 0x101, &quot;Name&quot;: &quot;Adamantite&quot;, &quot;MaxLevel&quot;: 1, &quot;Mingle?&quot;: 0 }," calcext:value-type="string">
            <text:p>0x101: { "ID": 0x101, "Name": "Adamantite", "MaxLevel": 1, "Mingle?": 0 },</text:p>
          </table:table-cell>
        </table:table-row>
        <table:table-row table:style-name="ro14">
          <table:table-cell table:formula="of:=COM.MICROSOFT.CONCAT(&quot;0x&quot;; DEC2HEX([.B260] - 1))" office:value-type="string" office:string-value="0x102" calcext:value-type="string">
            <text:p>0x102</text:p>
          </table:table-cell>
          <table:table-cell office:value-type="string" calcext:value-type="string">
            <text:p><text:a xlink:href="../../../../../../../wiki/Pin_259" xlink:type="simple">259</text:a></text:p>
          </table:table-cell>
          <table:table-cell office:value-type="string" calcext:value-type="string">
            <text:p>Orichalcum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3F for Adamantite x3.</text:p>
            <text:p>Event (To be confirmed) W1D6 (got one when answering the Reaper Quiz, was on easy, no mistakes made.).</text:p>
            <text:p>Dropped by 04 HU.</text:p>
            <text:p>Dropped by 08 U.</text:p>
            <text:p>Dropped by 32 U.</text:p>
            <text:p>Dropped by 40 U.</text:p>
            <text:p>Dropped by 46 H.</text:p>
            <text:p>Dropped by 60 U.</text:p>
            <text:p>Dropped by 67 All.</text:p>
            <text:p>Dropped by 7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pin inlaid with sky blue gemstones. Certain shop quests let you trade this in for an amazing item. </text:p>
            <text:p/>
            <text:p>Pin List Complete is numbered as <text:a xlink:href="../../../../../../../wiki/Pin_261" xlink:type="simple">Pin 261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0];&quot;: { &quot;&quot;ID&quot;&quot;: &quot;;[.A260];&quot;, &quot;&quot;Name&quot;&quot;: &quot;&quot;&quot;;[.C260];&quot;&quot;&quot;, &quot;&quot;MaxLevel&quot;&quot;: &quot;;[.T260];&quot;, &quot;&quot;Mingle?&quot;&quot;: &quot;;[.AG260];&quot; },&quot;)" office:value-type="string" office:string-value="0x102: { &quot;ID&quot;: 0x102, &quot;Name&quot;: &quot;Orichalcum&quot;, &quot;MaxLevel&quot;: 1, &quot;Mingle?&quot;: 0 }," calcext:value-type="string">
            <text:p>0x102: { "ID": 0x102, "Name": "Orichalcum", "MaxLevel": 1, "Mingle?": 0 },</text:p>
          </table:table-cell>
        </table:table-row>
        <table:table-row table:style-name="ro19">
          <table:table-cell table:formula="of:=COM.MICROSOFT.CONCAT(&quot;0x&quot;; DEC2HEX([.B261] - 1))" office:value-type="string" office:string-value="0x103" calcext:value-type="string">
            <text:p>0x103</text:p>
          </table:table-cell>
          <table:table-cell office:value-type="string" calcext:value-type="string">
            <text:p><text:a xlink:href="../../../../../../../wiki/Pin_260" xlink:type="simple">260</text:a></text:p>
          </table:table-cell>
          <table:table-cell office:value-type="string" calcext:value-type="string">
            <text:p>Shadow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9 U.</text:p>
            <text:p>Dropped by 14 U.</text:p>
            <text:p>Dropped by 17 U.</text:p>
            <text:p>Dropped by 23 U.</text:p>
            <text:p>Dropped by 38 U.</text:p>
            <text:p>Dropped by 41 U.</text:p>
            <text:p>Dropped by 48 U.</text:p>
            <text:p>Dropped by 52 U.</text:p>
            <text:p>Dropped by 5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zure gemstones. Certain shop quests let you trade this in for a rare item. </text:p>
            <text:p/>
            <text:p>Pin List Complete is numbered as <text:a xlink:href="../../../../../../../wiki/Pin_262" xlink:type="simple">Pin 262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1];&quot;: { &quot;&quot;ID&quot;&quot;: &quot;;[.A261];&quot;, &quot;&quot;Name&quot;&quot;: &quot;&quot;&quot;;[.C261];&quot;&quot;&quot;, &quot;&quot;MaxLevel&quot;&quot;: &quot;;[.T261];&quot;, &quot;&quot;Mingle?&quot;&quot;: &quot;;[.AG261];&quot; },&quot;)" office:value-type="string" office:string-value="0x103: { &quot;ID&quot;: 0x103, &quot;Name&quot;: &quot;Shadow Matter&quot;, &quot;MaxLevel&quot;: 1, &quot;Mingle?&quot;: 0 }," calcext:value-type="string">
            <text:p>0x103: { "ID": 0x103, "Name": "Shadow Matter", "MaxLevel": 1, "Mingle?": 0 },</text:p>
          </table:table-cell>
        </table:table-row>
        <table:table-row table:style-name="ro20">
          <table:table-cell table:formula="of:=COM.MICROSOFT.CONCAT(&quot;0x&quot;; DEC2HEX([.B262] - 1))" office:value-type="string" office:string-value="0x104" calcext:value-type="string">
            <text:p>0x104</text:p>
          </table:table-cell>
          <table:table-cell office:value-type="string" calcext:value-type="string">
            <text:p><text:a xlink:href="../../../../../../../wiki/Pin_261" xlink:type="simple">261</text:a>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for Shadow Matter x 10.</text:p>
            <text:p>Dropped by 80 U.</text:p>
            <text:p>Dropped by 86 H.</text:p>
            <text:p>Dropped by 95 H.</text:p>
            <text:p>Dropped by 96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purple gemstones. Certain shop quests let you trade this in for a super-rare item. </text:p>
            <text:p/>
            <text:p>Pin List Complete is numbered as <text:a xlink:href="../../../../../../../wiki/Pin_263" xlink:type="simple">Pin 263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2];&quot;: { &quot;&quot;ID&quot;&quot;: &quot;;[.A262];&quot;, &quot;&quot;Name&quot;&quot;: &quot;&quot;&quot;;[.C262];&quot;&quot;&quot;, &quot;&quot;MaxLevel&quot;&quot;: &quot;;[.T262];&quot;, &quot;&quot;Mingle?&quot;&quot;: &quot;;[.AG262];&quot; },&quot;)" office:value-type="string" office:string-value="0x104: { &quot;ID&quot;: 0x104, &quot;Name&quot;: &quot;Dark Matter&quot;, &quot;MaxLevel&quot;: 1, &quot;Mingle?&quot;: 0 }," calcext:value-type="string">
            <text:p>0x104: { "ID": 0x104, "Name": "Dark Matter", "MaxLevel": 1, "Mingle?": 0 },</text:p>
          </table:table-cell>
        </table:table-row>
        <table:table-row table:style-name="ro6">
          <table:table-cell table:formula="of:=COM.MICROSOFT.CONCAT(&quot;0x&quot;; DEC2HEX([.B263] - 1))" office:value-type="string" office:string-value="0x105" calcext:value-type="string">
            <text:p>0x105</text:p>
          </table:table-cell>
          <table:table-cell office:value-type="string" calcext:value-type="string">
            <text:p><text:a xlink:href="../../../../../../../wiki/Pin_262" xlink:type="simple">262</text:a></text:p>
          </table:table-cell>
          <table:table-cell office:value-type="string" calcext:value-type="string">
            <text:p>Rhym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ummon_Rhyme" xlink:type="simple">Summon Rhym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Shadow Ramen Dogenzaka (Another Day).</text:p>
            <text:p>Event W3D7, after N9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summon Rhyme's squirrel Noise to that location, where she will attack any enemies present. </text:p>
            <text:p/>
            <text:p>Pin List Complete is numbered as <text:a xlink:href="../../../../../../../wiki/Pin_264" xlink:type="simple">Pin 264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3];&quot;: { &quot;&quot;ID&quot;&quot;: &quot;;[.A263];&quot;, &quot;&quot;Name&quot;&quot;: &quot;&quot;&quot;;[.C263];&quot;&quot;&quot;, &quot;&quot;MaxLevel&quot;&quot;: &quot;;[.T263];&quot;, &quot;&quot;Mingle?&quot;&quot;: &quot;;[.AG263];&quot; },&quot;)" office:value-type="string" office:string-value="0x105: { &quot;ID&quot;: 0x105, &quot;Name&quot;: &quot;Rhyme&quot;, &quot;MaxLevel&quot;: 1, &quot;Mingle?&quot;: 0 }," calcext:value-type="string">
            <text:p>0x105: { "ID": 0x105, "Name": "Rhyme", "MaxLevel": 1, "Mingle?": 0 },</text:p>
          </table:table-cell>
        </table:table-row>
        <table:table-row table:style-name="ro20">
          <table:table-cell table:formula="of:=COM.MICROSOFT.CONCAT(&quot;0x&quot;; DEC2HEX([.B264] - 1))" office:value-type="string" office:string-value="0x106" calcext:value-type="string">
            <text:p>0x106</text:p>
          </table:table-cell>
          <table:table-cell office:value-type="string" calcext:value-type="string">
            <text:p><text:a xlink:href="../../../../../../../wiki/Pin_263" xlink:type="simple">263</text:a></text:p>
          </table:table-cell>
          <table:table-cell office:value-type="string" calcext:value-type="string">
            <text:p>Lucky Star</text:p>
          </table:table-cell>
          <table:table-cell office:value-type="string" calcext:value-type="string">
            <text:p>Unbrande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3 Cough Drops Sidequest.</text:p>
            <text:p>Event Tin Pin Another Day (Towa Records with Rhyme in the group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cert swag sold during a show by epic rock trio Def March. Fetches ¥20,000 at market. Trade it in at a shop for one heck of an item. </text:p>
            <text:p/>
            <text:p>Pin List Complete is numbered as <text:a xlink:href="../../../../../../../wiki/Pin_265" xlink:type="simple">Pin 265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4];&quot;: { &quot;&quot;ID&quot;&quot;: &quot;;[.A264];&quot;, &quot;&quot;Name&quot;&quot;: &quot;&quot;&quot;;[.C264];&quot;&quot;&quot;, &quot;&quot;MaxLevel&quot;&quot;: &quot;;[.T264];&quot;, &quot;&quot;Mingle?&quot;&quot;: &quot;;[.AG264];&quot; },&quot;)" office:value-type="string" office:string-value="0x106: { &quot;ID&quot;: 0x106, &quot;Name&quot;: &quot;Lucky Star&quot;, &quot;MaxLevel&quot;: 3, &quot;Mingle?&quot;: 0 }," calcext:value-type="string">
            <text:p>0x106: { "ID": 0x106, "Name": "Lucky Star", "MaxLevel": 3, "Mingle?": 0 },</text:p>
          </table:table-cell>
        </table:table-row>
        <table:table-row table:style-name="ro6">
          <table:table-cell table:formula="of:=COM.MICROSOFT.CONCAT(&quot;0x&quot;; DEC2HEX([.B265] - 1))" office:value-type="string" office:string-value="0x107" calcext:value-type="string">
            <text:p>0x107</text:p>
          </table:table-cell>
          <table:table-cell office:value-type="string" calcext:value-type="string">
            <text:p><text:a xlink:href="../../../../../../../wiki/Pin_264" xlink:type="simple">264</text:a></text:p>
          </table:table-cell>
          <table:table-cell office:value-type="string" calcext:value-type="string">
            <text:p>Lady Luck</text:p>
          </table:table-cell>
          <table:table-cell office:value-type="string" calcext:value-type="string">
            <text:p>Unbrande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Another Day - Beat Prince at Tin Pin in A-East.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line swag from Eiji Oji's princely serial comic "Pigsty Fabulous." Fetches ¥50,000 at market. Trade it in at a shop for one heck of an item. </text:p>
            <text:p/>
            <text:p>Pin List Complete is numbered as <text:a xlink:href="../../../../../../../wiki/Pin_266" xlink:type="simple">Pin 26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5];&quot;: { &quot;&quot;ID&quot;&quot;: &quot;;[.A265];&quot;, &quot;&quot;Name&quot;&quot;: &quot;&quot;&quot;;[.C265];&quot;&quot;&quot;, &quot;&quot;MaxLevel&quot;&quot;: &quot;;[.T265];&quot;, &quot;&quot;Mingle?&quot;&quot;: &quot;;[.AG265];&quot; },&quot;)" office:value-type="string" office:string-value="0x107: { &quot;ID&quot;: 0x107, &quot;Name&quot;: &quot;Lady Luck&quot;, &quot;MaxLevel&quot;: 3, &quot;Mingle?&quot;: 0 }," calcext:value-type="string">
            <text:p>0x107: { "ID": 0x107, "Name": "Lady Luck", "MaxLevel": 3, "Mingle?": 0 },</text:p>
          </table:table-cell>
        </table:table-row>
        <table:table-row table:style-name="ro10">
          <table:table-cell table:formula="of:=COM.MICROSOFT.CONCAT(&quot;0x&quot;; DEC2HEX([.B266] - 1))" office:value-type="string" office:string-value="0x108" calcext:value-type="string">
            <text:p>0x108</text:p>
          </table:table-cell>
          <table:table-cell office:value-type="string" calcext:value-type="string">
            <text:p><text:a xlink:href="../../../../../../../wiki/Pin_265" xlink:type="simple">265</text:a></text:p>
          </table:table-cell>
          <table:table-cell office:value-type="string" calcext:value-type="string">
            <text:p>Lucky Panda</text:p>
          </table:table-cell>
          <table:table-cell office:value-type="string" calcext:value-type="string">
            <text:p>Unbranded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ugenzaka.</text:p>
            <text:p>Event Another Day - Beat Futoshi at Tin Pin at West Exit Bus Termina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is Sato-chan, lovable stuffed mascot of Bella Donna's pharmacy. Fetches ¥80,000 at market. Trade it in at a shop for one heck of an item. </text:p>
            <text:p/>
            <text:p>Pin List Complete is numbered as <text:a xlink:href="../../../../../../../wiki/Pin_267" xlink:type="simple">Pin 267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6];&quot;: { &quot;&quot;ID&quot;&quot;: &quot;;[.A266];&quot;, &quot;&quot;Name&quot;&quot;: &quot;&quot;&quot;;[.C266];&quot;&quot;&quot;, &quot;&quot;MaxLevel&quot;&quot;: &quot;;[.T266];&quot;, &quot;&quot;Mingle?&quot;&quot;: &quot;;[.AG266];&quot; },&quot;)" office:value-type="string" office:string-value="0x108: { &quot;ID&quot;: 0x108, &quot;Name&quot;: &quot;Lucky Panda&quot;, &quot;MaxLevel&quot;: 3, &quot;Mingle?&quot;: 0 }," calcext:value-type="string">
            <text:p>0x108: { "ID": 0x108, "Name": "Lucky Panda", "MaxLevel": 3, "Mingle?": 0 },</text:p>
          </table:table-cell>
        </table:table-row>
        <table:table-row table:style-name="ro5">
          <table:table-cell table:formula="of:=COM.MICROSOFT.CONCAT(&quot;0x&quot;; DEC2HEX([.B267] - 1))" office:value-type="string" office:string-value="0x109" calcext:value-type="string">
            <text:p>0x109</text:p>
          </table:table-cell>
          <table:table-cell office:value-type="string" calcext:value-type="string">
            <text:p><text:a xlink:href="../../../../../../../wiki/Pin_266" xlink:type="simple">266</text:a></text:p>
          </table:table-cell>
          <table:table-cell office:value-type="string" calcext:value-type="string">
            <text:p>Pyr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22" calcext:value-type="float">
            <text:p>2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Event W1D1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  <text:p/>
            <text:p>Pin List Complete is numbered as <text:a xlink:href="../../../../../../../wiki/Pin_268" xlink:type="simple">Pin 268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7];&quot;: { &quot;&quot;ID&quot;&quot;: &quot;;[.A267];&quot;, &quot;&quot;Name&quot;&quot;: &quot;&quot;&quot;;[.C267];&quot;&quot;&quot;, &quot;&quot;MaxLevel&quot;&quot;: &quot;;[.T267];&quot;, &quot;&quot;Mingle?&quot;&quot;: &quot;;[.AG267];&quot; },&quot;)" office:value-type="string" office:string-value="0x109: { &quot;ID&quot;: 0x109, &quot;Name&quot;: &quot;Pyrokinesis&quot;, &quot;MaxLevel&quot;: 3, &quot;Mingle?&quot;: 0 }," calcext:value-type="string">
            <text:p>0x109: { "ID": 0x109, "Name": "Pyrokinesis", "MaxLevel": 3, "Mingle?": 0 },</text:p>
          </table:table-cell>
        </table:table-row>
        <table:table-row table:style-name="ro9">
          <table:table-cell table:formula="of:=COM.MICROSOFT.CONCAT(&quot;0x&quot;; DEC2HEX([.B268] - 1))" office:value-type="string" office:string-value="0x10A" calcext:value-type="string">
            <text:p>0x10A</text:p>
          </table:table-cell>
          <table:table-cell office:value-type="string" calcext:value-type="string">
            <text:p><text:a xlink:href="../../../../../../../wiki/Pin_267" xlink:type="simple">267</text:a></text:p>
          </table:table-cell>
          <table:table-cell office:value-type="string" calcext:value-type="string">
            <text:p>Shockwav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/>
            <text:p>Pin List Complete is numbered as <text:a xlink:href="../../../../../../../wiki/Pin_269" xlink:type="simple">Pin 269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8];&quot;: { &quot;&quot;ID&quot;&quot;: &quot;;[.A268];&quot;, &quot;&quot;Name&quot;&quot;: &quot;&quot;&quot;;[.C268];&quot;&quot;&quot;, &quot;&quot;MaxLevel&quot;&quot;: &quot;;[.T268];&quot;, &quot;&quot;Mingle?&quot;&quot;: &quot;;[.AG268];&quot; },&quot;)" office:value-type="string" office:string-value="0x10A: { &quot;ID&quot;: 0x10A, &quot;Name&quot;: &quot;Shockwave&quot;, &quot;MaxLevel&quot;: 3, &quot;Mingle?&quot;: 0 }," calcext:value-type="string">
            <text:p>0x10A: { "ID": 0x10A, "Name": "Shockwave", "MaxLevel": 3, "Mingle?": 0 },</text:p>
          </table:table-cell>
        </table:table-row>
        <table:table-row table:style-name="ro2">
          <table:table-cell table:formula="of:=COM.MICROSOFT.CONCAT(&quot;0x&quot;; DEC2HEX([.B269] - 1))" office:value-type="string" office:string-value="0x10B" calcext:value-type="string">
            <text:p>0x10B</text:p>
          </table:table-cell>
          <table:table-cell office:value-type="string" calcext:value-type="string">
            <text:p><text:a xlink:href="../../../../../../../wiki/Pin_268" xlink:type="simple">268</text:a></text:p>
          </table:table-cell>
          <table:table-cell office:value-type="string" calcext:value-type="string">
            <text:p>Cure Drink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  <text:p/>
            <text:p>Pin List Complete is numbered as <text:a xlink:href="../../../../../../../wiki/Pin_270" xlink:type="simple">Pin 270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9];&quot;: { &quot;&quot;ID&quot;&quot;: &quot;;[.A269];&quot;, &quot;&quot;Name&quot;&quot;: &quot;&quot;&quot;;[.C269];&quot;&quot;&quot;, &quot;&quot;MaxLevel&quot;&quot;: &quot;;[.T269];&quot;, &quot;&quot;Mingle?&quot;&quot;: &quot;;[.AG269];&quot; },&quot;)" office:value-type="string" office:string-value="0x10B: { &quot;ID&quot;: 0x10B, &quot;Name&quot;: &quot;Cure Drink&quot;, &quot;MaxLevel&quot;: 3, &quot;Mingle?&quot;: 0 }," calcext:value-type="string">
            <text:p>0x10B: { "ID": 0x10B, "Name": "Cure Drink", "MaxLevel": 3, "Mingle?": 0 },</text:p>
          </table:table-cell>
        </table:table-row>
        <table:table-row table:style-name="ro3">
          <table:table-cell table:formula="of:=COM.MICROSOFT.CONCAT(&quot;0x&quot;; DEC2HEX([.B270] - 1))" office:value-type="string" office:string-value="0x10C" calcext:value-type="string">
            <text:p>0x10C</text:p>
          </table:table-cell>
          <table:table-cell office:value-type="string" calcext:value-type="string">
            <text:p><text:a xlink:href="../../../../../../../wiki/Pin_269" xlink:type="simple">269</text:a></text:p>
          </table:table-cell>
          <table:table-cell office:value-type="string" calcext:value-type="string">
            <text:p>Force Round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  <text:p/>
            <text:p>Pin List Complete is numbered as <text:a xlink:href="../../../../../../../wiki/Pin_271" xlink:type="simple">Pin 271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0];&quot;: { &quot;&quot;ID&quot;&quot;: &quot;;[.A270];&quot;, &quot;&quot;Name&quot;&quot;: &quot;&quot;&quot;;[.C270];&quot;&quot;&quot;, &quot;&quot;MaxLevel&quot;&quot;: &quot;;[.T270];&quot;, &quot;&quot;Mingle?&quot;&quot;: &quot;;[.AG270];&quot; },&quot;)" office:value-type="string" office:string-value="0x10C: { &quot;ID&quot;: 0x10C, &quot;Name&quot;: &quot;Force Rounds&quot;, &quot;MaxLevel&quot;: 3, &quot;Mingle?&quot;: 0 }," calcext:value-type="string">
            <text:p>0x10C: { "ID": 0x10C, "Name": "Force Rounds", "MaxLevel": 3, "Mingle?": 0 },</text:p>
          </table:table-cell>
        </table:table-row>
        <table:table-row table:style-name="ro3">
          <table:table-cell table:formula="of:=COM.MICROSOFT.CONCAT(&quot;0x&quot;; DEC2HEX([.B271] - 1))" office:value-type="string" office:string-value="0x10D" calcext:value-type="string">
            <text:p>0x10D</text:p>
          </table:table-cell>
          <table:table-cell office:value-type="string" calcext:value-type="string">
            <text:p><text:a xlink:href="../../../../../../../wiki/Pin_270" xlink:type="simple">270</text:a></text:p>
          </table:table-cell>
          <table:table-cell office:value-type="string" calcext:value-type="string">
            <text:p>Psych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  <text:p/>
            <text:p>Pin List Complete is numbered as <text:a xlink:href="../../../../../../../wiki/Pin_272" xlink:type="simple">Pin 272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1];&quot;: { &quot;&quot;ID&quot;&quot;: &quot;;[.A271];&quot;, &quot;&quot;Name&quot;&quot;: &quot;&quot;&quot;;[.C271];&quot;&quot;&quot;, &quot;&quot;MaxLevel&quot;&quot;: &quot;;[.T271];&quot;, &quot;&quot;Mingle?&quot;&quot;: &quot;;[.AG271];&quot; },&quot;)" office:value-type="string" office:string-value="0x10D: { &quot;ID&quot;: 0x10D, &quot;Name&quot;: &quot;Psychokinesis&quot;, &quot;MaxLevel&quot;: 2, &quot;Mingle?&quot;: 0 }," calcext:value-type="string">
            <text:p>0x10D: { "ID": 0x10D, "Name": "Psychokinesis", "MaxLevel": 2, "Mingle?": 0 },</text:p>
          </table:table-cell>
        </table:table-row>
        <table:table-row table:style-name="ro3">
          <table:table-cell table:formula="of:=COM.MICROSOFT.CONCAT(&quot;0x&quot;; DEC2HEX([.B272] - 1))" office:value-type="string" office:string-value="0x10E" calcext:value-type="string">
            <text:p>0x10E</text:p>
          </table:table-cell>
          <table:table-cell office:value-type="string" calcext:value-type="string">
            <text:p><text:a xlink:href="../../../../../../../wiki/Pin_271" xlink:type="simple">271</text:a>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73" xlink:type="simple">Pin 273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2];&quot;: { &quot;&quot;ID&quot;&quot;: &quot;;[.A272];&quot;, &quot;&quot;Name&quot;&quot;: &quot;&quot;&quot;;[.C272];&quot;&quot;&quot;, &quot;&quot;MaxLevel&quot;&quot;: &quot;;[.T272];&quot;, &quot;&quot;Mingle?&quot;&quot;: &quot;;[.AG272];&quot; },&quot;)" office:value-type="string" office:string-value="0x10E: { &quot;ID&quot;: 0x10E, &quot;Name&quot;: &quot;Thunderbolt&quot;, &quot;MaxLevel&quot;: 2, &quot;Mingle?&quot;: 0 }," calcext:value-type="string">
            <text:p>0x10E: { "ID": 0x10E, "Name": "Thunderbolt", "MaxLevel": 2, "Mingle?": 0 },</text:p>
          </table:table-cell>
        </table:table-row>
        <table:table-row table:style-name="ro9">
          <table:table-cell table:formula="of:=COM.MICROSOFT.CONCAT(&quot;0x&quot;; DEC2HEX([.B273] - 1))" office:value-type="string" office:string-value="0x10F" calcext:value-type="string">
            <text:p>0x10F</text:p>
          </table:table-cell>
          <table:table-cell office:value-type="string" calcext:value-type="string">
            <text:p><text:a xlink:href="../../../../../../../wiki/Pin_272" xlink:type="simple">272</text:a></text:p>
          </table:table-cell>
          <table:table-cell office:value-type="string" calcext:value-type="string">
            <text:p>The Eyes Have It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rare pin often seen changing hands among lady Reapers. Wear it to win another's heart. Rapidly tap an enemy to activate the pin's psych. </text:p>
            <text:p/>
            <text:p>Pin List Complete is numbered as <text:a xlink:href="../../../../../../../wiki/Pin_274" xlink:type="simple">Pin 274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3];&quot;: { &quot;&quot;ID&quot;&quot;: &quot;;[.A273];&quot;, &quot;&quot;Name&quot;&quot;: &quot;&quot;&quot;;[.C273];&quot;&quot;&quot;, &quot;&quot;MaxLevel&quot;&quot;: &quot;;[.T273];&quot;, &quot;&quot;Mingle?&quot;&quot;: &quot;;[.AG273];&quot; },&quot;)" office:value-type="string" office:string-value="0x10F: { &quot;ID&quot;: 0x10F, &quot;Name&quot;: &quot;The Eyes Have It&quot;, &quot;MaxLevel&quot;: 3, &quot;Mingle?&quot;: 0 }," calcext:value-type="string">
            <text:p>0x10F: { "ID": 0x10F, "Name": "The Eyes Have It", "MaxLevel": 3, "Mingle?": 0 },</text:p>
          </table:table-cell>
        </table:table-row>
        <table:table-row table:style-name="ro9">
          <table:table-cell table:formula="of:=COM.MICROSOFT.CONCAT(&quot;0x&quot;; DEC2HEX([.B274] - 1))" office:value-type="string" office:string-value="0x110" calcext:value-type="string">
            <text:p>0x110</text:p>
          </table:table-cell>
          <table:table-cell office:value-type="string" calcext:value-type="string">
            <text:p><text:a xlink:href="../../../../../../../wiki/Pin_273" xlink:type="simple">273</text:a></text:p>
          </table:table-cell>
          <table:table-cell office:value-type="string" calcext:value-type="string">
            <text:p>I Live for Food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, Imprint "Yellow" on Ken Doi.</text:p>
            <text:p>Dropped by 80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designed by a Reaper with a constant jones for curry 'n' rice. Wear it and you'll always have room for more. Touch the pin to restore HP. </text:p>
            <text:p/>
            <text:p>Pin List Complete is numbered as <text:a xlink:href="../../../../../../../wiki/Pin_275" xlink:type="simple">Pin 275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4];&quot;: { &quot;&quot;ID&quot;&quot;: &quot;;[.A274];&quot;, &quot;&quot;Name&quot;&quot;: &quot;&quot;&quot;;[.C274];&quot;&quot;&quot;, &quot;&quot;MaxLevel&quot;&quot;: &quot;;[.T274];&quot;, &quot;&quot;Mingle?&quot;&quot;: &quot;;[.AG274];&quot; },&quot;)" office:value-type="string" office:string-value="0x110: { &quot;ID&quot;: 0x110, &quot;Name&quot;: &quot;I Live for Food&quot;, &quot;MaxLevel&quot;: 3, &quot;Mingle?&quot;: 0 }," calcext:value-type="string">
            <text:p>0x110: { "ID": 0x110, "Name": "I Live for Food", "MaxLevel": 3, "Mingle?": 0 },</text:p>
          </table:table-cell>
        </table:table-row>
        <table:table-row table:style-name="ro9">
          <table:table-cell table:formula="of:=COM.MICROSOFT.CONCAT(&quot;0x&quot;; DEC2HEX([.B275] - 1))" office:value-type="string" office:string-value="0x111" calcext:value-type="string">
            <text:p>0x111</text:p>
          </table:table-cell>
          <table:table-cell office:value-type="string" calcext:value-type="string">
            <text:p><text:a xlink:href="../../../../../../../wiki/Pin_274" xlink:type="simple">274</text:a></text:p>
          </table:table-cell>
          <table:table-cell office:value-type="string" calcext:value-type="string">
            <text:p>Walk on, Walk off</text:p>
          </table:table-cell>
          <table:table-cell office:value-type="string" calcext:value-type="string">
            <text:p>Unbrande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8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crafted by a Reaper who loves a good stroll. Wear this and life becomes a walk in the park. Drag Neku to activate the pin's psych. </text:p>
            <text:p/>
            <text:p>Pin List Complete is numbered as <text:a xlink:href="../../../../../../../wiki/Pin_276" xlink:type="simple">Pin 27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5];&quot;: { &quot;&quot;ID&quot;&quot;: &quot;;[.A275];&quot;, &quot;&quot;Name&quot;&quot;: &quot;&quot;&quot;;[.C275];&quot;&quot;&quot;, &quot;&quot;MaxLevel&quot;&quot;: &quot;;[.T275];&quot;, &quot;&quot;Mingle?&quot;&quot;: &quot;;[.AG275];&quot; },&quot;)" office:value-type="string" office:string-value="0x111: { &quot;ID&quot;: 0x111, &quot;Name&quot;: &quot;Walk on, Walk off&quot;, &quot;MaxLevel&quot;: 3, &quot;Mingle?&quot;: 0 }," calcext:value-type="string">
            <text:p>0x111: { "ID": 0x111, "Name": "Walk on, Walk off", "MaxLevel": 3, "Mingle?": 0 },</text:p>
          </table:table-cell>
        </table:table-row>
        <table:table-row table:style-name="ro3">
          <table:table-cell table:formula="of:=COM.MICROSOFT.CONCAT(&quot;0x&quot;; DEC2HEX([.B276] - 1))" office:value-type="string" office:string-value="0x112" calcext:value-type="string">
            <text:p>0x112</text:p>
          </table:table-cell>
          <table:table-cell office:value-type="string" calcext:value-type="string">
            <text:p><text:a xlink:href="../../../../../../../wiki/Pin_275" xlink:type="simple">275</text:a></text:p>
          </table:table-cell>
          <table:table-cell office:value-type="string" calcext:value-type="string">
            <text:p>Me Time is Free Time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8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I'm not antisocial. I'm introspective," muses this pin's Reaper designer. Press empty space to activate the pin's psych. </text:p>
            <text:p/>
            <text:p>Pin List Complete is numbered as <text:a xlink:href="../../../../../../../wiki/Pin_277" xlink:type="simple">Pin 277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6];&quot;: { &quot;&quot;ID&quot;&quot;: &quot;;[.A276];&quot;, &quot;&quot;Name&quot;&quot;: &quot;&quot;&quot;;[.C276];&quot;&quot;&quot;, &quot;&quot;MaxLevel&quot;&quot;: &quot;;[.T276];&quot;, &quot;&quot;Mingle?&quot;&quot;: &quot;;[.AG276];&quot; },&quot;)" office:value-type="string" office:string-value="0x112: { &quot;ID&quot;: 0x112, &quot;Name&quot;: &quot;Me Time is Free Time&quot;, &quot;MaxLevel&quot;: 3, &quot;Mingle?&quot;: 0 }," calcext:value-type="string">
            <text:p>0x112: { "ID": 0x112, "Name": "Me Time is Free Time", "MaxLevel": 3, "Mingle?": 0 },</text:p>
          </table:table-cell>
        </table:table-row>
        <table:table-row table:style-name="ro9">
          <table:table-cell table:formula="of:=COM.MICROSOFT.CONCAT(&quot;0x&quot;; DEC2HEX([.B277] - 1))" office:value-type="string" office:string-value="0x113" calcext:value-type="string">
            <text:p>0x113</text:p>
          </table:table-cell>
          <table:table-cell office:value-type="string" calcext:value-type="string">
            <text:p><text:a xlink:href="../../../../../../../wiki/Pin_276" xlink:type="simple">276</text:a></text:p>
          </table:table-cell>
          <table:table-cell office:value-type="string" calcext:value-type="string">
            <text:p>Fuji Yama</text:p>
          </table:table-cell>
          <table:table-cell office:value-type="string" calcext:value-type="string">
            <text:p>Unbranded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Edoga the Shop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majestic "Fuji Yama," Japan's tallest and oft-misnomered mountain. Rapidly tap empty space to activate its psych. </text:p>
            <text:p/>
            <text:p>Pin List Complete is numbered as <text:a xlink:href="../../../../../../../wiki/Pin_278" xlink:type="simple">Pin 278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7];&quot;: { &quot;&quot;ID&quot;&quot;: &quot;;[.A277];&quot;, &quot;&quot;Name&quot;&quot;: &quot;&quot;&quot;;[.C277];&quot;&quot;&quot;, &quot;&quot;MaxLevel&quot;&quot;: &quot;;[.T277];&quot;, &quot;&quot;Mingle?&quot;&quot;: &quot;;[.AG277];&quot; },&quot;)" office:value-type="string" office:string-value="0x113: { &quot;ID&quot;: 0x113, &quot;Name&quot;: &quot;Fuji Yama&quot;, &quot;MaxLevel&quot;: 5, &quot;Mingle?&quot;: 0 }," calcext:value-type="string">
            <text:p>0x113: { "ID": 0x113, "Name": "Fuji Yama", "MaxLevel": 5, "Mingle?": 0 },</text:p>
          </table:table-cell>
        </table:table-row>
        <table:table-row table:style-name="ro3">
          <table:table-cell table:formula="of:=COM.MICROSOFT.CONCAT(&quot;0x&quot;; DEC2HEX([.B278] - 1))" office:value-type="string" office:string-value="0x114" calcext:value-type="string">
            <text:p>0x114</text:p>
          </table:table-cell>
          <table:table-cell office:value-type="string" calcext:value-type="string">
            <text:p><text:a xlink:href="../../../../../../../wiki/Pin_277" xlink:type="simple">277</text:a></text:p>
          </table:table-cell>
          <table:table-cell office:value-type="string" calcext:value-type="string">
            <text:p>Daruma</text:p>
          </table:table-cell>
          <table:table-cell office:value-type="string" calcext:value-type="string">
            <text:p>Unbranded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the roly-poly Daruma, a traditional Japanese wish doll. Draw a circle in empty space to activate its psych. </text:p>
            <text:p/>
            <text:p>Pin List Complete is numbered as <text:a xlink:href="../../../../../../../wiki/Pin_279" xlink:type="simple">Pin 279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8];&quot;: { &quot;&quot;ID&quot;&quot;: &quot;;[.A278];&quot;, &quot;&quot;Name&quot;&quot;: &quot;&quot;&quot;;[.C278];&quot;&quot;&quot;, &quot;&quot;MaxLevel&quot;&quot;: &quot;;[.T278];&quot;, &quot;&quot;Mingle?&quot;&quot;: &quot;;[.AG278];&quot; },&quot;)" office:value-type="string" office:string-value="0x114: { &quot;ID&quot;: 0x114, &quot;Name&quot;: &quot;Daruma&quot;, &quot;MaxLevel&quot;: 5, &quot;Mingle?&quot;: 0 }," calcext:value-type="string">
            <text:p>0x114: { "ID": 0x114, "Name": "Daruma", "MaxLevel": 5, "Mingle?": 0 },</text:p>
          </table:table-cell>
        </table:table-row>
        <table:table-row table:style-name="ro3">
          <table:table-cell table:formula="of:=COM.MICROSOFT.CONCAT(&quot;0x&quot;; DEC2HEX([.B279] - 1))" office:value-type="string" office:string-value="0x115" calcext:value-type="string">
            <text:p>0x115</text:p>
          </table:table-cell>
          <table:table-cell office:value-type="string" calcext:value-type="string">
            <text:p><text:a xlink:href="../../../../../../../wiki/Pin_278" xlink:type="simple">278</text:a>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Unbranded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Towa Recor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sushi, that traditional Japanese marriage of raw fish 'n' rice. Mmm! Rapidly tap an enemy to activate its psych. </text:p>
            <text:p/>
            <text:p>Pin List Complete is numbered as <text:a xlink:href="../../../../../../../wiki/Pin_280" xlink:type="simple">Pin 280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9];&quot;: { &quot;&quot;ID&quot;&quot;: &quot;;[.A279];&quot;, &quot;&quot;Name&quot;&quot;: &quot;&quot;&quot;;[.C279];&quot;&quot;&quot;, &quot;&quot;MaxLevel&quot;&quot;: &quot;;[.T279];&quot;, &quot;&quot;Mingle?&quot;&quot;: &quot;;[.AG279];&quot; },&quot;)" office:value-type="string" office:string-value="0x115: { &quot;ID&quot;: 0x115, &quot;Name&quot;: &quot;Sushi&quot;, &quot;MaxLevel&quot;: 5, &quot;Mingle?&quot;: 0 }," calcext:value-type="string">
            <text:p>0x115: { "ID": 0x115, "Name": "Sushi", "MaxLevel": 5, "Mingle?": 0 },</text:p>
          </table:table-cell>
        </table:table-row>
        <table:table-row table:style-name="ro9">
          <table:table-cell table:formula="of:=COM.MICROSOFT.CONCAT(&quot;0x&quot;; DEC2HEX([.B280] - 1))" office:value-type="string" office:string-value="0x116" calcext:value-type="string">
            <text:p>0x116</text:p>
          </table:table-cell>
          <table:table-cell office:value-type="string" calcext:value-type="string">
            <text:p><text:a xlink:href="../../../../../../../wiki/Pin_279" xlink:type="simple">279</text:a></text:p>
          </table:table-cell>
          <table:table-cell office:value-type="string" calcext:value-type="string">
            <text:p>Shinobi</text:p>
          </table:table-cell>
          <table:table-cell office:value-type="string" calcext:value-type="string">
            <text:p>Unbranded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round the traditional Japanese character meaning "deadly ninja awesomeness." Slash across Neku to activate its psych. </text:p>
            <text:p/>
            <text:p>Pin List Complete is numbered as <text:a xlink:href="../../../../../../../wiki/Pin_281" xlink:type="simple">Pin 281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0];&quot;: { &quot;&quot;ID&quot;&quot;: &quot;;[.A280];&quot;, &quot;&quot;Name&quot;&quot;: &quot;&quot;&quot;;[.C280];&quot;&quot;&quot;, &quot;&quot;MaxLevel&quot;&quot;: &quot;;[.T280];&quot;, &quot;&quot;Mingle?&quot;&quot;: &quot;;[.AG280];&quot; },&quot;)" office:value-type="string" office:string-value="0x116: { &quot;ID&quot;: 0x116, &quot;Name&quot;: &quot;Shinobi&quot;, &quot;MaxLevel&quot;: 5, &quot;Mingle?&quot;: 0 }," calcext:value-type="string">
            <text:p>0x116: { "ID": 0x116, "Name": "Shinobi", "MaxLevel": 5, "Mingle?": 0 },</text:p>
          </table:table-cell>
        </table:table-row>
        <table:table-row table:style-name="ro5">
          <table:table-cell table:formula="of:=COM.MICROSOFT.CONCAT(&quot;0x&quot;; DEC2HEX([.B281] - 1))" office:value-type="string" office:string-value="0x117" calcext:value-type="string">
            <text:p>0x117</text:p>
          </table:table-cell>
          <table:table-cell office:value-type="string" calcext:value-type="string">
            <text:p><text:a xlink:href="../../../../../../../wiki/Pin_280" xlink:type="simple">280</text:a>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Unbranded</text:p>
          </table:table-cell>
          <table:table-cell office:value-type="float" office:value="35250" calcext:value-type="float">
            <text:p>35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opped by 9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form three icicles. Inflicts damage on contact. </text:p>
            <text:p/>
            <text:p>Pin List Complete is numbered as <text:a xlink:href="../../../../../../../wiki/Pin_282" xlink:type="simple">Pin 282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1];&quot;: { &quot;&quot;ID&quot;&quot;: &quot;;[.A281];&quot;, &quot;&quot;Name&quot;&quot;: &quot;&quot;&quot;;[.C281];&quot;&quot;&quot;, &quot;&quot;MaxLevel&quot;&quot;: &quot;;[.T281];&quot;, &quot;&quot;Mingle?&quot;&quot;: &quot;;[.AG281];&quot; },&quot;)" office:value-type="string" office:string-value="0x117: { &quot;ID&quot;: 0x117, &quot;Name&quot;: &quot;Tigris&quot;, &quot;MaxLevel&quot;: 10, &quot;Mingle?&quot;: 0 }," calcext:value-type="string">
            <text:p>0x117: { "ID": 0x117, "Name": "Tigris", "MaxLevel": 10, "Mingle?": 0 },</text:p>
          </table:table-cell>
        </table:table-row>
        <table:table-row table:style-name="ro9">
          <table:table-cell table:formula="of:=COM.MICROSOFT.CONCAT(&quot;0x&quot;; DEC2HEX([.B282] - 1))" office:value-type="string" office:string-value="0x118" calcext:value-type="string">
            <text:p>0x118</text:p>
          </table:table-cell>
          <table:table-cell office:value-type="string" calcext:value-type="string">
            <text:p><text:a xlink:href="../../../../../../../wiki/Pin_281" xlink:type="simple">281</text:a></text:p>
          </table:table-cell>
          <table:table-cell office:value-type="string" calcext:value-type="string">
            <text:p>Corehog</text:p>
          </table:table-cell>
          <table:table-cell office:value-type="string" calcext:value-type="string">
            <text:p>Unbranded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  <text:p/>
            <text:p>Pin List Complete is numbered as <text:a xlink:href="../../../../../../../wiki/Pin_283" xlink:type="simple">Pin 283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2];&quot;: { &quot;&quot;ID&quot;&quot;: &quot;;[.A282];&quot;, &quot;&quot;Name&quot;&quot;: &quot;&quot;&quot;;[.C282];&quot;&quot;&quot;, &quot;&quot;MaxLevel&quot;&quot;: &quot;;[.T282];&quot;, &quot;&quot;Mingle?&quot;&quot;: &quot;;[.AG282];&quot; },&quot;)" office:value-type="string" office:string-value="0x118: { &quot;ID&quot;: 0x118, &quot;Name&quot;: &quot;Corehog&quot;, &quot;MaxLevel&quot;: 5, &quot;Mingle?&quot;: 0 }," calcext:value-type="string">
            <text:p>0x118: { "ID": 0x118, "Name": "Corehog", "MaxLevel": 5, "Mingle?": 0 },</text:p>
          </table:table-cell>
        </table:table-row>
        <table:table-row table:style-name="ro3">
          <table:table-cell table:formula="of:=COM.MICROSOFT.CONCAT(&quot;0x&quot;; DEC2HEX([.B283] - 1))" office:value-type="string" office:string-value="0x119" calcext:value-type="string">
            <text:p>0x119</text:p>
          </table:table-cell>
          <table:table-cell office:value-type="string" calcext:value-type="string">
            <text:p><text:a xlink:href="../../../../../../../wiki/Pin_282" xlink:type="simple">282</text:a></text:p>
          </table:table-cell>
          <table:table-cell office:value-type="string" calcext:value-type="string">
            <text:p>Jelly</text:p>
          </table:table-cell>
          <table:table-cell office:value-type="string" calcext:value-type="string">
            <text:p>Unbranded</text:p>
          </table:table-cell>
          <table:table-cell office:value-type="float" office:value="16950" calcext:value-type="float">
            <text:p>16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0 H.</text:p>
            <text:p>Dropped by 2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  <text:p/>
            <text:p>Pin List Complete is numbered as <text:a xlink:href="../../../../../../../wiki/Pin_284" xlink:type="simple">Pin 284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3];&quot;: { &quot;&quot;ID&quot;&quot;: &quot;;[.A283];&quot;, &quot;&quot;Name&quot;&quot;: &quot;&quot;&quot;;[.C283];&quot;&quot;&quot;, &quot;&quot;MaxLevel&quot;&quot;: &quot;;[.T283];&quot;, &quot;&quot;Mingle?&quot;&quot;: &quot;;[.AG283];&quot; },&quot;)" office:value-type="string" office:string-value="0x119: { &quot;ID&quot;: 0x119, &quot;Name&quot;: &quot;Jelly&quot;, &quot;MaxLevel&quot;: 7, &quot;Mingle?&quot;: 0 }," calcext:value-type="string">
            <text:p>0x119: { "ID": 0x119, "Name": "Jelly", "MaxLevel": 7, "Mingle?": 0 },</text:p>
          </table:table-cell>
        </table:table-row>
        <table:table-row table:style-name="ro3">
          <table:table-cell table:formula="of:=COM.MICROSOFT.CONCAT(&quot;0x&quot;; DEC2HEX([.B284] - 1))" office:value-type="string" office:string-value="0x11A" calcext:value-type="string">
            <text:p>0x11A</text:p>
          </table:table-cell>
          <table:table-cell office:value-type="string" calcext:value-type="string">
            <text:p><text:a xlink:href="../../../../../../../wiki/Pin_283" xlink:type="simple">283</text:a>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Unbranded</text:p>
          </table:table-cell>
          <table:table-cell office:value-type="float" office:value="14250" calcext:value-type="float">
            <text:p>14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6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  <text:p/>
            <text:p>Pin List Complete is numbered as <text:a xlink:href="../../../../../../../wiki/Pin_285" xlink:type="simple">Pin 285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4];&quot;: { &quot;&quot;ID&quot;&quot;: &quot;;[.A284];&quot;, &quot;&quot;Name&quot;&quot;: &quot;&quot;&quot;;[.C284];&quot;&quot;&quot;, &quot;&quot;MaxLevel&quot;&quot;: &quot;;[.T284];&quot;, &quot;&quot;Mingle?&quot;&quot;: &quot;;[.AG284];&quot; },&quot;)" office:value-type="string" office:string-value="0x11A: { &quot;ID&quot;: 0x11A, &quot;Name&quot;: &quot;Shark&quot;, &quot;MaxLevel&quot;: 3, &quot;Mingle?&quot;: 0 }," calcext:value-type="string">
            <text:p>0x11A: { "ID": 0x11A, "Name": "Shark", "MaxLevel": 3, "Mingle?": 0 },</text:p>
          </table:table-cell>
        </table:table-row>
        <table:table-row table:style-name="ro5">
          <table:table-cell table:formula="of:=COM.MICROSOFT.CONCAT(&quot;0x&quot;; DEC2HEX([.B285] - 1))" office:value-type="string" office:string-value="0x11B" calcext:value-type="string">
            <text:p>0x11B</text:p>
          </table:table-cell>
          <table:table-cell office:value-type="string" calcext:value-type="string">
            <text:p><text:a xlink:href="../../../../../../../wiki/Pin_284" xlink:type="simple">284</text:a>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Unbranded</text:p>
          </table:table-cell>
          <table:table-cell office:value-type="float" office:value="10950" calcext:value-type="float">
            <text:p>10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9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  <text:p/>
            <text:p>Pin List Complete is numbered as <text:a xlink:href="../../../../../../../wiki/Pin_286" xlink:type="simple">Pin 28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5];&quot;: { &quot;&quot;ID&quot;&quot;: &quot;;[.A285];&quot;, &quot;&quot;Name&quot;&quot;: &quot;&quot;&quot;;[.C285];&quot;&quot;&quot;, &quot;&quot;MaxLevel&quot;&quot;: &quot;;[.T285];&quot;, &quot;&quot;Mingle?&quot;&quot;: &quot;;[.AG285];&quot; },&quot;)" office:value-type="string" office:string-value="0x11B: { &quot;ID&quot;: 0x11B, &quot;Name&quot;: &quot;Leo&quot;, &quot;MaxLevel&quot;: 3, &quot;Mingle?&quot;: 0 }," calcext:value-type="string">
            <text:p>0x11B: { "ID": 0x11B, "Name": "Leo", "MaxLevel": 3, "Mingle?": 0 },</text:p>
          </table:table-cell>
        </table:table-row>
        <table:table-row table:style-name="ro3">
          <table:table-cell table:formula="of:=COM.MICROSOFT.CONCAT(&quot;0x&quot;; DEC2HEX([.B286] - 1))" office:value-type="string" office:string-value="0x11C" calcext:value-type="string">
            <text:p>0x11C</text:p>
          </table:table-cell>
          <table:table-cell office:value-type="string" calcext:value-type="string">
            <text:p><text:a xlink:href="../../../../../../../wiki/Pin_285" xlink:type="simple">285</text:a></text:p>
          </table:table-cell>
          <table:table-cell office:value-type="string" calcext:value-type="string">
            <text:p>Ovis</text:p>
          </table:table-cell>
          <table:table-cell office:value-type="string" calcext:value-type="string">
            <text:p>Unbranded</text:p>
          </table:table-cell>
          <table:table-cell office:value-type="float" office:value="47100" calcext:value-type="float">
            <text:p>471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87" xlink:type="simple">Pin 287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6];&quot;: { &quot;&quot;ID&quot;&quot;: &quot;;[.A286];&quot;, &quot;&quot;Name&quot;&quot;: &quot;&quot;&quot;;[.C286];&quot;&quot;&quot;, &quot;&quot;MaxLevel&quot;&quot;: &quot;;[.T286];&quot;, &quot;&quot;Mingle?&quot;&quot;: &quot;;[.AG286];&quot; },&quot;)" office:value-type="string" office:string-value="0x11C: { &quot;ID&quot;: 0x11C, &quot;Name&quot;: &quot;Ovis&quot;, &quot;MaxLevel&quot;: 9, &quot;Mingle?&quot;: 0 }," calcext:value-type="string">
            <text:p>0x11C: { "ID": 0x11C, "Name": "Ovis", "MaxLevel": 9, "Mingle?": 0 },</text:p>
          </table:table-cell>
        </table:table-row>
        <table:table-row table:style-name="ro3">
          <table:table-cell table:formula="of:=COM.MICROSOFT.CONCAT(&quot;0x&quot;; DEC2HEX([.B287] - 1))" office:value-type="string" office:string-value="0x11D" calcext:value-type="string">
            <text:p>0x11D</text:p>
          </table:table-cell>
          <table:table-cell office:value-type="string" calcext:value-type="string">
            <text:p><text:a xlink:href="../../../../../../../wiki/Pin_286" xlink:type="simple">286</text:a></text:p>
          </table:table-cell>
          <table:table-cell office:value-type="string" calcext:value-type="string">
            <text:p>Cornix</text:p>
          </table:table-cell>
          <table:table-cell office:value-type="string" calcext:value-type="string">
            <text:p>Unbranded</text:p>
          </table:table-cell>
          <table:table-cell office:value-type="float" office:value="24150" calcext:value-type="float">
            <text:p>241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  <text:p/>
            <text:p>Pin List Complete is numbered as <text:a xlink:href="../../../../../../../wiki/Pin_288" xlink:type="simple">Pin 288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7];&quot;: { &quot;&quot;ID&quot;&quot;: &quot;;[.A287];&quot;, &quot;&quot;Name&quot;&quot;: &quot;&quot;&quot;;[.C287];&quot;&quot;&quot;, &quot;&quot;MaxLevel&quot;&quot;: &quot;;[.T287];&quot;, &quot;&quot;Mingle?&quot;&quot;: &quot;;[.AG287];&quot; },&quot;)" office:value-type="string" office:string-value="0x11D: { &quot;ID&quot;: 0x11D, &quot;Name&quot;: &quot;Cornix&quot;, &quot;MaxLevel&quot;: 4, &quot;Mingle?&quot;: 0 }," calcext:value-type="string">
            <text:p>0x11D: { "ID": 0x11D, "Name": "Cornix", "MaxLevel": 4, "Mingle?": 0 },</text:p>
          </table:table-cell>
        </table:table-row>
        <table:table-row table:style-name="ro3">
          <table:table-cell table:formula="of:=COM.MICROSOFT.CONCAT(&quot;0x&quot;; DEC2HEX([.B288] - 1))" office:value-type="string" office:string-value="0x11E" calcext:value-type="string">
            <text:p>0x11E</text:p>
          </table:table-cell>
          <table:table-cell office:value-type="string" calcext:value-type="string">
            <text:p><text:a xlink:href="../../../../../../../wiki/Pin_287" xlink:type="simple">287</text:a></text:p>
          </table:table-cell>
          <table:table-cell office:value-type="string" calcext:value-type="string">
            <text:p>Popguin</text:p>
          </table:table-cell>
          <table:table-cell office:value-type="string" calcext:value-type="string">
            <text:p>Unbranded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8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  <text:p/>
            <text:p>Pin List Complete is numbered as <text:a xlink:href="../../../../../../../wiki/Pin_289" xlink:type="simple">Pin 289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8];&quot;: { &quot;&quot;ID&quot;&quot;: &quot;;[.A288];&quot;, &quot;&quot;Name&quot;&quot;: &quot;&quot;&quot;;[.C288];&quot;&quot;&quot;, &quot;&quot;MaxLevel&quot;&quot;: &quot;;[.T288];&quot;, &quot;&quot;Mingle?&quot;&quot;: &quot;;[.AG288];&quot; },&quot;)" office:value-type="string" office:string-value="0x11E: { &quot;ID&quot;: 0x11E, &quot;Name&quot;: &quot;Popguin&quot;, &quot;MaxLevel&quot;: 3, &quot;Mingle?&quot;: 0 }," calcext:value-type="string">
            <text:p>0x11E: { "ID": 0x11E, "Name": "Popguin", "MaxLevel": 3, "Mingle?": 0 },</text:p>
          </table:table-cell>
        </table:table-row>
        <table:table-row table:style-name="ro3">
          <table:table-cell table:formula="of:=COM.MICROSOFT.CONCAT(&quot;0x&quot;; DEC2HEX([.B289] - 1))" office:value-type="string" office:string-value="0x11F" calcext:value-type="string">
            <text:p>0x11F</text:p>
          </table:table-cell>
          <table:table-cell office:value-type="string" calcext:value-type="string">
            <text:p><text:a xlink:href="../../../../../../../wiki/Pin_288" xlink:type="simple">288</text:a></text:p>
          </table:table-cell>
          <table:table-cell office:value-type="string" calcext:value-type="string">
            <text:p>Pteropus</text:p>
          </table:table-cell>
          <table:table-cell office:value-type="string" calcext:value-type="string">
            <text:p>Unbranded</text:p>
          </table:table-cell>
          <table:table-cell office:value-type="float" office:value="32250" calcext:value-type="float">
            <text:p>32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8 H.</text:p>
            <text:p>Dropped by 8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  <text:p/>
            <text:p>Pin List Complete is numbered as <text:a xlink:href="../../../../../../../wiki/Pin_290" xlink:type="simple">Pin 290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9];&quot;: { &quot;&quot;ID&quot;&quot;: &quot;;[.A289];&quot;, &quot;&quot;Name&quot;&quot;: &quot;&quot;&quot;;[.C289];&quot;&quot;&quot;, &quot;&quot;MaxLevel&quot;&quot;: &quot;;[.T289];&quot;, &quot;&quot;Mingle?&quot;&quot;: &quot;;[.AG289];&quot; },&quot;)" office:value-type="string" office:string-value="0x11F: { &quot;ID&quot;: 0x11F, &quot;Name&quot;: &quot;Pteropus&quot;, &quot;MaxLevel&quot;: 6, &quot;Mingle?&quot;: 0 }," calcext:value-type="string">
            <text:p>0x11F: { "ID": 0x11F, "Name": "Pteropus", "MaxLevel": 6, "Mingle?": 0 },</text:p>
          </table:table-cell>
        </table:table-row>
        <table:table-row table:style-name="ro9">
          <table:table-cell table:formula="of:=COM.MICROSOFT.CONCAT(&quot;0x&quot;; DEC2HEX([.B290] - 1))" office:value-type="string" office:string-value="0x120" calcext:value-type="string">
            <text:p>0x120</text:p>
          </table:table-cell>
          <table:table-cell office:value-type="string" calcext:value-type="string">
            <text:p><text:a xlink:href="../../../../../../../wiki/Pin_289" xlink:type="simple">289</text:a></text:p>
          </table:table-cell>
          <table:table-cell office:value-type="string" calcext:value-type="string">
            <text:p>Mink</text:p>
          </table:table-cell>
          <table:table-cell office:value-type="string" calcext:value-type="string">
            <text:p>Unbranded</text:p>
          </table:table-cell>
          <table:table-cell office:value-type="float" office:value="14850" calcext:value-type="float">
            <text:p>148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1 U.</text:p>
            <text:p>Dropped by 2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  <text:p/>
            <text:p>Pin List Complete is numbered as <text:a xlink:href="../../../../../../../wiki/Pin_291" xlink:type="simple">Pin 291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0];&quot;: { &quot;&quot;ID&quot;&quot;: &quot;;[.A290];&quot;, &quot;&quot;Name&quot;&quot;: &quot;&quot;&quot;;[.C290];&quot;&quot;&quot;, &quot;&quot;MaxLevel&quot;&quot;: &quot;;[.T290];&quot;, &quot;&quot;Mingle?&quot;&quot;: &quot;;[.AG290];&quot; },&quot;)" office:value-type="string" office:string-value="0x120: { &quot;ID&quot;: 0x120, &quot;Name&quot;: &quot;Mink&quot;, &quot;MaxLevel&quot;: 4, &quot;Mingle?&quot;: 0 }," calcext:value-type="string">
            <text:p>0x120: { "ID": 0x120, "Name": "Mink", "MaxLevel": 4, "Mingle?": 0 },</text:p>
          </table:table-cell>
        </table:table-row>
        <table:table-row table:style-name="ro3">
          <table:table-cell table:formula="of:=COM.MICROSOFT.CONCAT(&quot;0x&quot;; DEC2HEX([.B291] - 1))" office:value-type="string" office:string-value="0x121" calcext:value-type="string">
            <text:p>0x121</text:p>
          </table:table-cell>
          <table:table-cell office:value-type="string" calcext:value-type="string">
            <text:p><text:a xlink:href="../../../../../../../wiki/Pin_290" xlink:type="simple">290</text:a>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Unbranded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vertically down on an enemy and Neku will teleport above it and attack with a downward stab. </text:p>
            <text:p/>
            <text:p>Pin List Complete is numbered as <text:a xlink:href="../../../../../../../wiki/Pin_292" xlink:type="simple">Pin 292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1];&quot;: { &quot;&quot;ID&quot;&quot;: &quot;;[.A291];&quot;, &quot;&quot;Name&quot;&quot;: &quot;&quot;&quot;;[.C291];&quot;&quot;&quot;, &quot;&quot;MaxLevel&quot;&quot;: &quot;;[.T291];&quot;, &quot;&quot;Mingle?&quot;&quot;: &quot;;[.AG291];&quot; },&quot;)" office:value-type="string" office:string-value="0x121: { &quot;ID&quot;: 0x121, &quot;Name&quot;: &quot;Boomer&quot;, &quot;MaxLevel&quot;: 5, &quot;Mingle?&quot;: 0 }," calcext:value-type="string">
            <text:p>0x121: { "ID": 0x121, "Name": "Boomer", "MaxLevel": 5, "Mingle?": 0 },</text:p>
          </table:table-cell>
        </table:table-row>
        <table:table-row table:style-name="ro3">
          <table:table-cell table:formula="of:=COM.MICROSOFT.CONCAT(&quot;0x&quot;; DEC2HEX([.B292] - 1))" office:value-type="string" office:string-value="0x122" calcext:value-type="string">
            <text:p>0x122</text:p>
          </table:table-cell>
          <table:table-cell office:value-type="string" calcext:value-type="string">
            <text:p><text:a xlink:href="../../../../../../../wiki/Pin_291" xlink:type="simple">291</text:a></text:p>
          </table:table-cell>
          <table:table-cell office:value-type="string" calcext:value-type="string">
            <text:p>Sprog</text:p>
          </table:table-cell>
          <table:table-cell office:value-type="string" calcext:value-type="string">
            <text:p>Unbranded</text:p>
          </table:table-cell>
          <table:table-cell office:value-type="float" office:value="17700" calcext:value-type="float">
            <text:p>177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ropped by 06 H.</text:p>
            <text:p>Dropped by 1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  <text:p/>
            <text:p>Pin List Complete is numbered as <text:a xlink:href="../../../../../../../wiki/Pin_293" xlink:type="simple">Pin 293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2];&quot;: { &quot;&quot;ID&quot;&quot;: &quot;;[.A292];&quot;, &quot;&quot;Name&quot;&quot;: &quot;&quot;&quot;;[.C292];&quot;&quot;&quot;, &quot;&quot;MaxLevel&quot;&quot;: &quot;;[.T292];&quot;, &quot;&quot;Mingle?&quot;&quot;: &quot;;[.AG292];&quot; },&quot;)" office:value-type="string" office:string-value="0x122: { &quot;ID&quot;: 0x122, &quot;Name&quot;: &quot;Sprog&quot;, &quot;MaxLevel&quot;: 4, &quot;Mingle?&quot;: 0 }," calcext:value-type="string">
            <text:p>0x122: { "ID": 0x122, "Name": "Sprog", "MaxLevel": 4, "Mingle?": 0 },</text:p>
          </table:table-cell>
        </table:table-row>
        <table:table-row table:style-name="ro3">
          <table:table-cell table:formula="of:=COM.MICROSOFT.CONCAT(&quot;0x&quot;; DEC2HEX([.B293] - 1))" office:value-type="string" office:string-value="0x123" calcext:value-type="string">
            <text:p>0x123</text:p>
          </table:table-cell>
          <table:table-cell office:value-type="string" calcext:value-type="string">
            <text:p><text:a xlink:href="../../../../../../../wiki/Pin_292" xlink:type="simple">292</text:a>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Unbranded</text:p>
          </table:table-cell>
          <table:table-cell office:value-type="float" office:value="13650" calcext:value-type="float">
            <text:p>136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43 H.</text:p>
            <text:p>Dropped by 4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  <text:p/>
            <text:p>Pin List Complete is numbered as <text:a xlink:href="../../../../../../../wiki/Pin_294" xlink:type="simple">Pin 294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3];&quot;: { &quot;&quot;ID&quot;&quot;: &quot;;[.A293];&quot;, &quot;&quot;Name&quot;&quot;: &quot;&quot;&quot;;[.C293];&quot;&quot;&quot;, &quot;&quot;MaxLevel&quot;&quot;: &quot;;[.T293];&quot;, &quot;&quot;Mingle?&quot;&quot;: &quot;;[.AG293];&quot; },&quot;)" office:value-type="string" office:string-value="0x123: { &quot;ID&quot;: 0x123, &quot;Name&quot;: &quot;Fox&quot;, &quot;MaxLevel&quot;: 3, &quot;Mingle?&quot;: 0 }," calcext:value-type="string">
            <text:p>0x123: { "ID": 0x123, "Name": "Fox", "MaxLevel": 3, "Mingle?": 0 },</text:p>
          </table:table-cell>
        </table:table-row>
        <table:table-row table:style-name="ro3">
          <table:table-cell table:formula="of:=COM.MICROSOFT.CONCAT(&quot;0x&quot;; DEC2HEX([.B294] - 1))" office:value-type="string" office:string-value="0x124" calcext:value-type="string">
            <text:p>0x124</text:p>
          </table:table-cell>
          <table:table-cell office:value-type="string" calcext:value-type="string">
            <text:p><text:a xlink:href="../../../../../../../wiki/Pin_293" xlink:type="simple">293</text:a>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Unbranded</text:p>
          </table:table-cell>
          <table:table-cell office:value-type="float" office:value="18450" calcext:value-type="float">
            <text:p>184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  <text:p/>
            <text:p>Pin List Complete is numbered as <text:a xlink:href="../../../../../../../wiki/Pin_295" xlink:type="simple">Pin 295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4];&quot;: { &quot;&quot;ID&quot;&quot;: &quot;;[.A294];&quot;, &quot;&quot;Name&quot;&quot;: &quot;&quot;&quot;;[.C294];&quot;&quot;&quot;, &quot;&quot;MaxLevel&quot;&quot;: &quot;;[.T294];&quot;, &quot;&quot;Mingle?&quot;&quot;: &quot;;[.AG294];&quot; },&quot;)" office:value-type="string" office:string-value="0x124: { &quot;ID&quot;: 0x124, &quot;Name&quot;: &quot;Bat&quot;, &quot;MaxLevel&quot;: 5, &quot;Mingle?&quot;: 0 }," calcext:value-type="string">
            <text:p>0x124: { "ID": 0x124, "Name": "Bat", "MaxLevel": 5, "Mingle?": 0 },</text:p>
          </table:table-cell>
        </table:table-row>
        <table:table-row table:style-name="ro9">
          <table:table-cell table:formula="of:=COM.MICROSOFT.CONCAT(&quot;0x&quot;; DEC2HEX([.B295] - 1))" office:value-type="string" office:string-value="0x125" calcext:value-type="string">
            <text:p>0x125</text:p>
          </table:table-cell>
          <table:table-cell office:value-type="string" calcext:value-type="string">
            <text:p><text:a xlink:href="../../../../../../../wiki/Pin_294" xlink:type="simple">294</text:a></text:p>
          </table:table-cell>
          <table:table-cell office:value-type="string" calcext:value-type="string">
            <text:p>Rhino</text:p>
          </table:table-cell>
          <table:table-cell office:value-type="string" calcext:value-type="string">
            <text:p>Unbranded</text:p>
          </table:table-cell>
          <table:table-cell office:value-type="float" office:value="18900" calcext:value-type="float">
            <text:p>18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Dropped by 5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  <text:p/>
            <text:p>Pin List Complete is numbered as <text:a xlink:href="../../../../../../../wiki/Pin_296" xlink:type="simple">Pin 29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5];&quot;: { &quot;&quot;ID&quot;&quot;: &quot;;[.A295];&quot;, &quot;&quot;Name&quot;&quot;: &quot;&quot;&quot;;[.C295];&quot;&quot;&quot;, &quot;&quot;MaxLevel&quot;&quot;: &quot;;[.T295];&quot;, &quot;&quot;Mingle?&quot;&quot;: &quot;;[.AG295];&quot; },&quot;)" office:value-type="string" office:string-value="0x125: { &quot;ID&quot;: 0x125, &quot;Name&quot;: &quot;Rhino&quot;, &quot;MaxLevel&quot;: 4, &quot;Mingle?&quot;: 0 }," calcext:value-type="string">
            <text:p>0x125: { "ID": 0x125, "Name": "Rhino", "MaxLevel": 4, "Mingle?": 0 },</text:p>
          </table:table-cell>
        </table:table-row>
        <table:table-row table:style-name="ro3">
          <table:table-cell table:formula="of:=COM.MICROSOFT.CONCAT(&quot;0x&quot;; DEC2HEX([.B296] - 1))" office:value-type="string" office:string-value="0x126" calcext:value-type="string">
            <text:p>0x126</text:p>
          </table:table-cell>
          <table:table-cell office:value-type="string" calcext:value-type="string">
            <text:p><text:a xlink:href="../../../../../../../wiki/Pin_295" xlink:type="simple">295</text:a></text:p>
          </table:table-cell>
          <table:table-cell office:value-type="string" calcext:value-type="string">
            <text:p>Shrew</text:p>
          </table:table-cell>
          <table:table-cell office:value-type="string" calcext:value-type="string">
            <text:p>Unbranded</text:p>
          </table:table-cell>
          <table:table-cell office:value-type="float" office:value="21150" calcext:value-type="float">
            <text:p>21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ropped by 2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  <text:p/>
            <text:p>Pin List Complete is numbered as <text:a xlink:href="../../../../../../../wiki/Pin_297" xlink:type="simple">Pin 297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6];&quot;: { &quot;&quot;ID&quot;&quot;: &quot;;[.A296];&quot;, &quot;&quot;Name&quot;&quot;: &quot;&quot;&quot;;[.C296];&quot;&quot;&quot;, &quot;&quot;MaxLevel&quot;&quot;: &quot;;[.T296];&quot;, &quot;&quot;Mingle?&quot;&quot;: &quot;;[.AG296];&quot; },&quot;)" office:value-type="string" office:string-value="0x126: { &quot;ID&quot;: 0x126, &quot;Name&quot;: &quot;Shrew&quot;, &quot;MaxLevel&quot;: 6, &quot;Mingle?&quot;: 0 }," calcext:value-type="string">
            <text:p>0x126: { "ID": 0x126, "Name": "Shrew", "MaxLevel": 6, "Mingle?": 0 },</text:p>
          </table:table-cell>
        </table:table-row>
        <table:table-row table:style-name="ro3">
          <table:table-cell table:formula="of:=COM.MICROSOFT.CONCAT(&quot;0x&quot;; DEC2HEX([.B297] - 1))" office:value-type="string" office:string-value="0x127" calcext:value-type="string">
            <text:p>0x127</text:p>
          </table:table-cell>
          <table:table-cell office:value-type="string" calcext:value-type="string">
            <text:p><text:a xlink:href="../../../../../../../wiki/Pin_296" xlink:type="simple">296</text:a></text:p>
          </table:table-cell>
          <table:table-cell office:value-type="string" calcext:value-type="string">
            <text:p>Woolly</text:p>
          </table:table-cell>
          <table:table-cell office:value-type="string" calcext:value-type="string">
            <text:p>Unbranded</text:p>
          </table:table-cell>
          <table:table-cell office:value-type="float" office:value="19650" calcext:value-type="float">
            <text:p>196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64 U.</text:p>
            <text:p>Dropped by 65 H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  <text:p/>
            <text:p>Pin List Complete is numbered as <text:a xlink:href="../../../../../../../wiki/Pin_298" xlink:type="simple">Pin 298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7];&quot;: { &quot;&quot;ID&quot;&quot;: &quot;;[.A297];&quot;, &quot;&quot;Name&quot;&quot;: &quot;&quot;&quot;;[.C297];&quot;&quot;&quot;, &quot;&quot;MaxLevel&quot;&quot;: &quot;;[.T297];&quot;, &quot;&quot;Mingle?&quot;&quot;: &quot;;[.AG297];&quot; },&quot;)" office:value-type="string" office:string-value="0x127: { &quot;ID&quot;: 0x127, &quot;Name&quot;: &quot;Woolly&quot;, &quot;MaxLevel&quot;: 4, &quot;Mingle?&quot;: 0 }," calcext:value-type="string">
            <text:p>0x127: { "ID": 0x127, "Name": "Woolly", "MaxLevel": 4, "Mingle?": 0 },</text:p>
          </table:table-cell>
        </table:table-row>
        <table:table-row table:style-name="ro5">
          <table:table-cell table:formula="of:=COM.MICROSOFT.CONCAT(&quot;0x&quot;; DEC2HEX([.B298] - 1))" office:value-type="string" office:string-value="0x128" calcext:value-type="string">
            <text:p>0x128</text:p>
          </table:table-cell>
          <table:table-cell office:value-type="string" calcext:value-type="string">
            <text:p><text:a xlink:href="../../../../../../../wiki/Pin_297" xlink:type="simple">297</text:a>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Unbranded</text:p>
          </table:table-cell>
          <table:table-cell office:value-type="float" office:value="30450" calcext:value-type="float">
            <text:p>304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 obstacles like cars and signs around. Inflicts damage on contact. </text:p>
            <text:p/>
            <text:p>Pin List Complete is numbered as <text:a xlink:href="../../../../../../../wiki/Pin_299" xlink:type="simple">Pin 299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8];&quot;: { &quot;&quot;ID&quot;&quot;: &quot;;[.A298];&quot;, &quot;&quot;Name&quot;&quot;: &quot;&quot;&quot;;[.C298];&quot;&quot;&quot;, &quot;&quot;MaxLevel&quot;&quot;: &quot;;[.T298];&quot;, &quot;&quot;Mingle?&quot;&quot;: &quot;;[.AG298];&quot; },&quot;)" office:value-type="string" office:string-value="0x128: { &quot;ID&quot;: 0x128, &quot;Name&quot;: &quot;Raven&quot;, &quot;MaxLevel&quot;: 9, &quot;Mingle?&quot;: 0 }," calcext:value-type="string">
            <text:p>0x128: { "ID": 0x128, "Name": "Raven", "MaxLevel": 9, "Mingle?": 0 },</text:p>
          </table:table-cell>
        </table:table-row>
        <table:table-row table:style-name="ro3">
          <table:table-cell table:formula="of:=COM.MICROSOFT.CONCAT(&quot;0x&quot;; DEC2HEX([.B299] - 1))" office:value-type="string" office:string-value="0x129" calcext:value-type="string">
            <text:p>0x129</text:p>
          </table:table-cell>
          <table:table-cell office:value-type="string" calcext:value-type="string">
            <text:p><text:a xlink:href="../../../../../../../wiki/Pin_298" xlink:type="simple">298</text:a>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Unbranded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4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  <text:p/>
            <text:p>Pin List Complete is numbered as <text:a xlink:href="../../../../../../../wiki/Pin_300" xlink:type="simple">Pin 300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9];&quot;: { &quot;&quot;ID&quot;&quot;: &quot;;[.A299];&quot;, &quot;&quot;Name&quot;&quot;: &quot;&quot;&quot;;[.C299];&quot;&quot;&quot;, &quot;&quot;MaxLevel&quot;&quot;: &quot;;[.T299];&quot;, &quot;&quot;Mingle?&quot;&quot;: &quot;;[.AG299];&quot; },&quot;)" office:value-type="string" office:string-value="0x129: { &quot;ID&quot;: 0x129, &quot;Name&quot;: &quot;Drake&quot;, &quot;MaxLevel&quot;: 15, &quot;Mingle?&quot;: 0 }," calcext:value-type="string">
            <text:p>0x129: { "ID": 0x129, "Name": "Drake", "MaxLevel": 15, "Mingle?": 0 },</text:p>
          </table:table-cell>
        </table:table-row>
        <table:table-row table:style-name="ro3">
          <table:table-cell table:formula="of:=COM.MICROSOFT.CONCAT(&quot;0x&quot;; DEC2HEX([.B300] - 1))" office:value-type="string" office:string-value="0x12A" calcext:value-type="string">
            <text:p>0x12A</text:p>
          </table:table-cell>
          <table:table-cell office:value-type="string" calcext:value-type="string">
            <text:p><text:a xlink:href="../../../../../../../wiki/Pin_299" xlink:type="simple">299</text:a></text:p>
          </table:table-cell>
          <table:table-cell office:value-type="string" calcext:value-type="string">
            <text:p>Anguis</text:p>
          </table:table-cell>
          <table:table-cell office:value-type="string" calcext:value-type="string">
            <text:p>Unbranded</text:p>
          </table:table-cell>
          <table:table-cell office:value-type="float" office:value="127200" calcext:value-type="float">
            <text:p>1272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H.</text:p>
            <text:p>Dropped by 9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ire a powerful, penetrating beam in that direction. Inflicts heavy damage on contact. </text:p>
            <text:p/>
            <text:p>Pin List Complete is numbered as <text:a xlink:href="../../../../../../../wiki/Pin_301" xlink:type="simple">Pin 301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300];&quot;: { &quot;&quot;ID&quot;&quot;: &quot;;[.A300];&quot;, &quot;&quot;Name&quot;&quot;: &quot;&quot;&quot;;[.C300];&quot;&quot;&quot;, &quot;&quot;MaxLevel&quot;&quot;: &quot;;[.T300];&quot;, &quot;&quot;Mingle?&quot;&quot;: &quot;;[.AG300];&quot; },&quot;)" office:value-type="string" office:string-value="0x12A: { &quot;ID&quot;: 0x12A, &quot;Name&quot;: &quot;Anguis&quot;, &quot;MaxLevel&quot;: 20, &quot;Mingle?&quot;: 0 }," calcext:value-type="string">
            <text:p>0x12A: { "ID": 0x12A, "Name": "Anguis", "MaxLevel": 20, "Mingle?": 0 },</text:p>
          </table:table-cell>
        </table:table-row>
        <table:table-row table:style-name="ro3">
          <table:table-cell table:formula="of:=COM.MICROSOFT.CONCAT(&quot;0x&quot;; DEC2HEX([.B301] - 1))" office:value-type="string" office:string-value="0x12B" calcext:value-type="string">
            <text:p>0x12B</text:p>
          </table:table-cell>
          <table:table-cell office:value-type="string" calcext:value-type="string">
            <text:p><text:a xlink:href="../../../../../../../wiki/Pin_300" xlink:type="simple">300</text:a>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branded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Grandmother_Lode" xlink:type="simple">Grand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6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increases your drop rate, but in exchange you stop receiving EXP and PP. </text:p>
            <text:p/>
            <text:p>Pin List Complete is numbered as <text:a xlink:href="../../../../../../../wiki/Pin_302" xlink:type="simple">Pin 302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301];&quot;: { &quot;&quot;ID&quot;&quot;: &quot;;[.A301];&quot;, &quot;&quot;Name&quot;&quot;: &quot;&quot;&quot;;[.C301];&quot;&quot;&quot;, &quot;&quot;MaxLevel&quot;&quot;: &quot;;[.T301];&quot;, &quot;&quot;Mingle?&quot;&quot;: &quot;;[.AG301];&quot; },&quot;)" office:value-type="string" office:string-value="0x12B: { &quot;ID&quot;: 0x12B, &quot;Name&quot;: &quot;Pig&quot;, &quot;MaxLevel&quot;: 1, &quot;Mingle?&quot;: 0 }," calcext:value-type="string">
            <text:p>0x12B: { "ID": 0x12B, "Name": "Pig", "MaxLevel": 1, "Mingle?": 0 },</text:p>
          </table:table-cell>
        </table:table-row>
        <table:table-row table:style-name="ro3">
          <table:table-cell table:formula="of:=COM.MICROSOFT.CONCAT(&quot;0x&quot;; DEC2HEX([.B302] - 1))" office:value-type="string" office:string-value="0x12C" calcext:value-type="string">
            <text:p>0x12C</text:p>
          </table:table-cell>
          <table:table-cell office:value-type="string" calcext:value-type="string">
            <text:p><text:a xlink:href="../../../../../../../wiki/Pin_301" xlink:type="simple">301</text:a></text:p>
          </table:table-cell>
          <table:table-cell office:value-type="string" calcext:value-type="string">
            <text:p>Carcin</text:p>
          </table:table-cell>
          <table:table-cell office:value-type="string" calcext:value-type="string">
            <text:p>Unbranded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5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  <text:p/>
            <text:p>Pin List Complete is numbered as <text:a xlink:href="../../../../../../../wiki/Pin_303" xlink:type="simple">Pin 303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302];&quot;: { &quot;&quot;ID&quot;&quot;: &quot;;[.A302];&quot;, &quot;&quot;Name&quot;&quot;: &quot;&quot;&quot;;[.C302];&quot;&quot;&quot;, &quot;&quot;MaxLevel&quot;&quot;: &quot;;[.T302];&quot;, &quot;&quot;Mingle?&quot;&quot;: &quot;;[.AG302];&quot; },&quot;)" office:value-type="string" office:string-value="0x12C: { &quot;ID&quot;: 0x12C, &quot;Name&quot;: &quot;Carcin&quot;, &quot;MaxLevel&quot;: 3, &quot;Mingle?&quot;: 0 }," calcext:value-type="string">
            <text:p>0x12C: { "ID": 0x12C, "Name": "Carcin", "MaxLevel": 3, "Mingle?": 0 },</text:p>
          </table:table-cell>
        </table:table-row>
        <table:table-row table:style-name="ro3">
          <table:table-cell table:formula="of:=COM.MICROSOFT.CONCAT(&quot;0x&quot;; DEC2HEX([.B303] - 1))" office:value-type="string" office:string-value="0x12D" calcext:value-type="string">
            <text:p>0x12D</text:p>
          </table:table-cell>
          <table:table-cell office:value-type="string" calcext:value-type="string">
            <text:p><text:a xlink:href="../../../../../../../wiki/Pin_302" xlink:type="simple">302</text:a></text:p>
          </table:table-cell>
          <table:table-cell office:value-type="string" calcext:value-type="string">
            <text:p>Grizzly</text:p>
          </table:table-cell>
          <table:table-cell office:value-type="string" calcext:value-type="string">
            <text:p>Unbranded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16 HU.</text:p>
            <text:p>Dropped by 1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  <text:p/>
            <text:p>Pin List Complete is numbered as <text:a xlink:href="../../../../../../../wiki/Pin_304" xlink:type="simple">Pin 304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303];&quot;: { &quot;&quot;ID&quot;&quot;: &quot;;[.A303];&quot;, &quot;&quot;Name&quot;&quot;: &quot;&quot;&quot;;[.C303];&quot;&quot;&quot;, &quot;&quot;MaxLevel&quot;&quot;: &quot;;[.T303];&quot;, &quot;&quot;Mingle?&quot;&quot;: &quot;;[.AG303];&quot; },&quot;)" office:value-type="string" office:string-value="0x12D: { &quot;ID&quot;: 0x12D, &quot;Name&quot;: &quot;Grizzly&quot;, &quot;MaxLevel&quot;: 3, &quot;Mingle?&quot;: 0 }," calcext:value-type="string">
            <text:p>0x12D: { "ID": 0x12D, "Name": "Grizzly", "MaxLevel": 3, "Mingle?": 0 },</text:p>
          </table:table-cell>
        </table:table-row>
        <table:table-row table:style-name="ro5">
          <table:table-cell table:formula="of:=COM.MICROSOFT.CONCAT(&quot;0x&quot;; DEC2HEX([.B304] - 1))" office:value-type="string" office:string-value="0x12E" calcext:value-type="string">
            <text:p>0x12E</text:p>
          </table:table-cell>
          <table:table-cell office:value-type="string" calcext:value-type="string">
            <text:p><text:a xlink:href="../../../../../../../wiki/Pin_303" xlink:type="simple">303</text:a>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Unbranded</text:p>
          </table:table-cell>
          <table:table-cell office:value-type="float" office:value="23250" calcext:value-type="float">
            <text:p>23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s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  <text:p/>
            <text:p>Pin List Complete is numbered as Pin 305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304];&quot;: { &quot;&quot;ID&quot;&quot;: &quot;;[.A304];&quot;, &quot;&quot;Name&quot;&quot;: &quot;&quot;&quot;;[.C304];&quot;&quot;&quot;, &quot;&quot;MaxLevel&quot;&quot;: &quot;;[.T304];&quot;, &quot;&quot;Mingle?&quot;&quot;: &quot;;[.AG304];&quot; },&quot;)" office:value-type="string" office:string-value="0x12E: { &quot;ID&quot;: 0x12E, &quot;Name&quot;: &quot;Wolf&quot;, &quot;MaxLevel&quot;: 5, &quot;Mingle?&quot;: 0 }," calcext:value-type="string">
            <text:p>0x12E: { "ID": 0x12E, "Name": "Wolf", "MaxLevel": 5, "Mingle?": 0 },</text:p>
          </table:table-cell>
        </table:table-row>
        <table:table-row table:style-name="ro2">
          <table:table-cell table:formula="of:=COM.MICROSOFT.CONCAT(&quot;0x&quot;; DEC2HEX([.B305] - 1))" office:value-type="string" office:string-value="0x12F" calcext:value-type="string">
            <text:p>0x12F</text:p>
          </table:table-cell>
          <table:table-cell office:value-type="string" calcext:value-type="string">
            <text:p><text:a xlink:href="../../../../../../../wiki/Pin_304" xlink:type="simple">304</text:a>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Unbranded</text:p>
          </table:table-cell>
          <table:table-cell office:value-type="float" office:value="21900" calcext:value-type="float">
            <text:p>219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06 U.</text:p>
            <text:p>Dropped by 0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  <table:table-cell office:value-type="float" office:value="0" calcext:value-type="float">
            <text:p>0</text:p>
          </table:table-cell>
          <table:table-cell table:formula="of:=COM.MICROSOFT.CONCAT([.A305];&quot;: { &quot;&quot;ID&quot;&quot;: &quot;;[.A305];&quot;, &quot;&quot;Name&quot;&quot;: &quot;&quot;&quot;;[.C305];&quot;&quot;&quot;, &quot;&quot;MaxLevel&quot;&quot;: &quot;;[.T305];&quot;, &quot;&quot;Mingle?&quot;&quot;: &quot;;[.AG305];&quot; },&quot;)" office:value-type="string" office:string-value="0x12F: { &quot;ID&quot;: 0x12F, &quot;Name&quot;: &quot;Frog&quot;, &quot;MaxLevel&quot;: 4, &quot;Mingle?&quot;: 0 }," calcext:value-type="string">
            <text:p>0x12F: { "ID": 0x12F, "Name": "Frog", "MaxLevel": 4, "Mingle?": 0 },</text:p>
          </table:table-cell>
        </table:table-row>
      </table:table>
      <table:table table:name="Locations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office:value-type="string" calcext:value-type="string">
            <text:p>0x11</text:p>
          </table:table-cell>
          <table:table-cell office:value-type="string" calcext:value-type="string">
            <text:p>West Exit Bus Terminal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11: { &quot;id&quot;: 0x11, &quot;name&quot;: &quot;West Exit Bus Terminal&quot;, }," calcext:value-type="string">
            <text:p>0x11: { "id": 0x11, "name": "West Exit Bus Terminal", },</text:p>
          </table:table-cell>
        </table:table-row>
        <table:table-row table:style-name="ro21">
          <table:table-cell office:value-type="string" calcext:value-type="string">
            <text:p>0x12</text:p>
          </table:table-cell>
          <table:table-cell office:value-type="string" calcext:value-type="string">
            <text:p>Station Underpass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12: { &quot;id&quot;: 0x12, &quot;name&quot;: &quot;Station Underpass&quot;, }," calcext:value-type="string">
            <text:p>0x12: { "id": 0x12, "name": "Station Underpass", },</text:p>
          </table:table-cell>
        </table:table-row>
        <table:table-row table:style-name="ro21">
          <table:table-cell office:value-type="string" calcext:value-type="string">
            <text:p>0x0</text:p>
          </table:table-cell>
          <table:table-cell office:value-type="string" calcext:value-type="string">
            <text:p>Spain Hill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0: { &quot;id&quot;: 0x0, &quot;name&quot;: &quot;Spain Hill&quot;, }," calcext:value-type="string">
            <text:p>0x0: { "id": 0x0, "name": "Spain Hill", },</text:p>
          </table:table-cell>
        </table:table-row>
        <table:table-row table:style-name="ro21">
          <table:table-cell office:value-type="string" calcext:value-type="string">
            <text:p>0x1</text:p>
          </table:table-cell>
          <table:table-cell office:value-type="string" calcext:value-type="string">
            <text:p>Scramble Crossing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1: { &quot;id&quot;: 0x1, &quot;name&quot;: &quot;Scramble Crossing&quot;, }," calcext:value-type="string">
            <text:p>0x1: { "id": 0x1, "name": "Scramble Crossing", },</text:p>
          </table:table-cell>
        </table:table-row>
        <table:table-row table:style-name="ro21">
          <table:table-cell office:value-type="string" calcext:value-type="string">
            <text:p>0x2</text:p>
          </table:table-cell>
          <table:table-cell office:value-type="string" calcext:value-type="string">
            <text:p>AMX</text:p>
          </table:table-cell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0x2: { &quot;id&quot;: 0x2, &quot;name&quot;: &quot;AMX&quot;, }," calcext:value-type="string">
            <text:p>0x2: { "id": 0x2, "name": "AMX", },</text:p>
          </table:table-cell>
        </table:table-row>
        <table:table-row table:style-name="ro21">
          <table:table-cell office:value-type="string" calcext:value-type="string">
            <text:p>0x3</text:p>
          </table:table-cell>
          <table:table-cell office:value-type="string" calcext:value-type="string">
            <text:p>104 Building</text:p>
          </table:table-cell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0x3: { &quot;id&quot;: 0x3, &quot;name&quot;: &quot;104 Building&quot;, }," calcext:value-type="string">
            <text:p>0x3: { "id": 0x3, "name": "104 Building", },</text:p>
          </table:table-cell>
        </table:table-row>
        <table:table-row table:style-name="ro21">
          <table:table-cell office:value-type="string" calcext:value-type="string">
            <text:p>0x4</text:p>
          </table:table-cell>
          <table:table-cell office:value-type="string" calcext:value-type="string">
            <text:p>Center Street Entrance</text:p>
          </table:table-cell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0x4: { &quot;id&quot;: 0x4, &quot;name&quot;: &quot;Center Street Entrance&quot;, }," calcext:value-type="string">
            <text:p>0x4: { "id": 0x4, "name": "Center Street Entrance", },</text:p>
          </table:table-cell>
        </table:table-row>
        <table:table-row table:style-name="ro21">
          <table:table-cell office:value-type="string" calcext:value-type="string">
            <text:p>0x5</text:p>
          </table:table-cell>
          <table:table-cell office:value-type="string" calcext:value-type="string">
            <text:p>Statue of Hachiko</text:p>
          </table:table-cell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0x5: { &quot;id&quot;: 0x5, &quot;name&quot;: &quot;Statue of Hachiko&quot;, }," calcext:value-type="string">
            <text:p>0x5: { "id": 0x5, "name": "Statue of Hachiko", },</text:p>
          </table:table-cell>
        </table:table-row>
        <table:table-row table:style-name="ro21">
          <table:table-cell office:value-type="string" calcext:value-type="string">
            <text:p>0x6</text:p>
          </table:table-cell>
          <table:table-cell office:value-type="string" calcext:value-type="string">
            <text:p>Tipsy Tose Hall</text:p>
          </table:table-cell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0x6: { &quot;id&quot;: 0x6, &quot;name&quot;: &quot;Tipsy Tose Hall&quot;, }," calcext:value-type="string">
            <text:p>0x6: { "id": 0x6, "name": "Tipsy Tose Hall", },</text:p>
          </table:table-cell>
        </table:table-row>
        <table:table-row table:style-name="ro21">
          <table:table-cell office:value-type="string" calcext:value-type="string">
            <text:p>0x7</text:p>
          </table:table-cell>
          <table:table-cell office:value-type="string" calcext:value-type="string">
            <text:p>Shibu-Q Heads</text:p>
          </table:table-cell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0x7: { &quot;id&quot;: 0x7, &quot;name&quot;: &quot;Shibu-Q Heads&quot;, }," calcext:value-type="string">
            <text:p>0x7: { "id": 0x7, "name": "Shibu-Q Heads", },</text:p>
          </table:table-cell>
        </table:table-row>
        <table:table-row table:style-name="ro21">
          <table:table-cell office:value-type="string" calcext:value-type="string">
            <text:p>0x8</text:p>
          </table:table-cell>
          <table:table-cell office:value-type="string" calcext:value-type="string">
            <text:p>Molco</text:p>
          </table:table-cell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0x8: { &quot;id&quot;: 0x8, &quot;name&quot;: &quot;Molco&quot;, }," calcext:value-type="string">
            <text:p>0x8: { "id": 0x8, "name": "Molco", },</text:p>
          </table:table-cell>
        </table:table-row>
        <table:table-row table:style-name="ro21">
          <table:table-cell office:value-type="string" calcext:value-type="string">
            <text:p>0x9</text:p>
          </table:table-cell>
          <table:table-cell office:value-type="string" calcext:value-type="string">
            <text:p>Udagawa Back Streets</text:p>
          </table:table-cell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0x9: { &quot;id&quot;: 0x9, &quot;name&quot;: &quot;Udagawa Back Streets&quot;, }," calcext:value-type="string">
            <text:p>0x9: { "id": 0x9, "name": "Udagawa Back Streets", },</text:p>
          </table:table-cell>
        </table:table-row>
        <table:table-row table:style-name="ro21">
          <table:table-cell office:value-type="string" calcext:value-type="string">
            <text:p>0xa</text:p>
          </table:table-cell>
          <table:table-cell office:value-type="string" calcext:value-type="string">
            <text:p>TEST</text:p>
          </table:table-cell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0xa: { &quot;id&quot;: 0xa, &quot;name&quot;: &quot;TEST&quot;, }," calcext:value-type="string">
            <text:p>0xa: { "id": 0xa, "name": "TEST", },</text:p>
          </table:table-cell>
        </table:table-row>
        <table:table-row table:style-name="ro21">
          <table:table-cell office:value-type="string" calcext:value-type="string">
            <text:p>0xb</text:p>
          </table:table-cell>
          <table:table-cell office:value-type="string" calcext:value-type="string">
            <text:p>Shibu Department Store</text:p>
          </table:table-cell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0xb: { &quot;id&quot;: 0xb, &quot;name&quot;: &quot;Shibu Department Store&quot;, }," calcext:value-type="string">
            <text:p>0xb: { "id": 0xb, "name": "Shibu Department Store", },</text:p>
          </table:table-cell>
        </table:table-row>
        <table:table-row table:style-name="ro21">
          <table:table-cell office:value-type="string" calcext:value-type="string">
            <text:p>0xc</text:p>
          </table:table-cell>
          <table:table-cell office:value-type="string" calcext:value-type="string">
            <text:p>Cadoi City</text:p>
          </table:table-cell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0xc: { &quot;id&quot;: 0xc, &quot;name&quot;: &quot;Cadoi City&quot;, }," calcext:value-type="string">
            <text:p>0xc: { "id": 0xc, "name": "Cadoi City", },</text:p>
          </table:table-cell>
        </table:table-row>
        <table:table-row table:style-name="ro21">
          <table:table-cell office:value-type="string" calcext:value-type="string">
            <text:p>0xd</text:p>
          </table:table-cell>
          <table:table-cell office:value-type="string" calcext:value-type="string">
            <text:p>Towa Records</text:p>
          </table:table-cell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0xd: { &quot;id&quot;: 0xd, &quot;name&quot;: &quot;Towa Records&quot;, }," calcext:value-type="string">
            <text:p>0xd: { "id": 0xd, "name": "Towa Records", },</text:p>
          </table:table-cell>
        </table:table-row>
        <table:table-row table:style-name="ro21">
          <table:table-cell office:value-type="string" calcext:value-type="string">
            <text:p>0xe</text:p>
          </table:table-cell>
          <table:table-cell office:value-type="string" calcext:value-type="string">
            <text:p>Miyashita Park</text:p>
          </table:table-cell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0xe: { &quot;id&quot;: 0xe, &quot;name&quot;: &quot;Miyashita Park&quot;, }," calcext:value-type="string">
            <text:p>0xe: { "id": 0xe, "name": "Miyashita Park", },</text:p>
          </table:table-cell>
        </table:table-row>
        <table:table-row table:style-name="ro21">
          <table:table-cell office:value-type="string" calcext:value-type="string">
            <text:p>0xf</text:p>
          </table:table-cell>
          <table:table-cell office:value-type="string" calcext:value-type="string">
            <text:p>Miyashita Park Underpass</text:p>
          </table:table-cell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0xf: { &quot;id&quot;: 0xf, &quot;name&quot;: &quot;Miyashita Park Underpass&quot;, }," calcext:value-type="string">
            <text:p>0xf: { "id": 0xf, "name": "Miyashita Park Underpass", },</text:p>
          </table:table-cell>
        </table:table-row>
        <table:table-row table:style-name="ro21">
          <table:table-cell office:value-type="string" calcext:value-type="string">
            <text:p>0x10</text:p>
          </table:table-cell>
          <table:table-cell office:value-type="string" calcext:value-type="string">
            <text:p>Cat Street</text:p>
          </table:table-cell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0x10: { &quot;id&quot;: 0x10, &quot;name&quot;: &quot;Cat Street&quot;, }," calcext:value-type="string">
            <text:p>0x10: { "id": 0x10, "name": "Cat Street", },</text:p>
          </table:table-cell>
        </table:table-row>
        <table:table-row table:style-name="ro21">
          <table:table-cell office:value-type="string" calcext:value-type="string">
            <text:p>0x13</text:p>
          </table:table-cell>
          <table:table-cell office:value-type="string" calcext:value-type="string">
            <text:p>Dogenzaka</text:p>
          </table:table-cell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0x13: { &quot;id&quot;: 0x13, &quot;name&quot;: &quot;Dogenzaka&quot;, }," calcext:value-type="string">
            <text:p>0x13: { "id": 0x13, "name": "Dogenzaka", },</text:p>
          </table:table-cell>
        </table:table-row>
        <table:table-row table:style-name="ro21">
          <table:table-cell office:value-type="string" calcext:value-type="string">
            <text:p>0x14</text:p>
          </table:table-cell>
          <table:table-cell office:value-type="string" calcext:value-type="string">
            <text:p>Pork City, 1st Floor</text:p>
          </table:table-cell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0x14: { &quot;id&quot;: 0x14, &quot;name&quot;: &quot;Pork City, 1st Floor&quot;, }," calcext:value-type="string">
            <text:p>0x14: { "id": 0x14, "name": "Pork City, 1st Floor", },</text:p>
          </table:table-cell>
        </table:table-row>
        <table:table-row table:style-name="ro21">
          <table:table-cell office:value-type="string" calcext:value-type="string">
            <text:p>0x15</text:p>
          </table:table-cell>
          <table:table-cell office:value-type="string" calcext:value-type="string">
            <text:p>A-East</text:p>
          </table:table-cell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0x15: { &quot;id&quot;: 0x15, &quot;name&quot;: &quot;A-East&quot;, }," calcext:value-type="string">
            <text:p>0x15: { "id": 0x15, "name": "A-East", },</text:p>
          </table:table-cell>
        </table:table-row>
        <table:table-row table:style-name="ro21">
          <table:table-cell office:value-type="string" calcext:value-type="string">
            <text:p>0x16</text:p>
          </table:table-cell>
          <table:table-cell office:value-type="string" calcext:value-type="string">
            <text:p>Shibukyu Main Store</text:p>
          </table:table-cell>
          <table:table-cell table:formula="of:=COM.MICROSOFT.CONCAT([.A24]; &quot;: &quot;;&quot;{ &quot;&quot;id&quot;&quot;: &quot;;[.A24];&quot;, &quot;&quot;name&quot;&quot;: &quot;&quot;&quot;;[.B24];&quot;&quot;&quot;, },&quot;)" office:value-type="string" office:string-value="0x16: { &quot;id&quot;: 0x16, &quot;name&quot;: &quot;Shibukyu Main Store&quot;, }," calcext:value-type="string">
            <text:p>0x16: { "id": 0x16, "name": "Shibukyu Main Store", },</text:p>
          </table:table-cell>
        </table:table-row>
        <table:table-row table:style-name="ro21">
          <table:table-cell office:value-type="string" calcext:value-type="string">
            <text:p>0x17</text:p>
          </table:table-cell>
          <table:table-cell office:value-type="string" calcext:value-type="string">
            <text:p>Concert Stage</text:p>
          </table:table-cell>
          <table:table-cell table:formula="of:=COM.MICROSOFT.CONCAT([.A25]; &quot;: &quot;;&quot;{ &quot;&quot;id&quot;&quot;: &quot;;[.A25];&quot;, &quot;&quot;name&quot;&quot;: &quot;&quot;&quot;;[.B25];&quot;&quot;&quot;, },&quot;)" office:value-type="string" office:string-value="0x17: { &quot;id&quot;: 0x17, &quot;name&quot;: &quot;Concert Stage&quot;, }," calcext:value-type="string">
            <text:p>0x17: { "id": 0x17, "name": "Concert Stage", },</text:p>
          </table:table-cell>
        </table:table-row>
        <table:table-row table:style-name="ro21">
          <table:table-cell office:value-type="string" calcext:value-type="string">
            <text:p>0x18</text:p>
          </table:table-cell>
          <table:table-cell office:value-type="string" calcext:value-type="string">
            <text:p>Pork City, 1st Floor</text:p>
          </table:table-cell>
          <table:table-cell table:formula="of:=COM.MICROSOFT.CONCAT([.A26]; &quot;: &quot;;&quot;{ &quot;&quot;id&quot;&quot;: &quot;;[.A26];&quot;, &quot;&quot;name&quot;&quot;: &quot;&quot;&quot;;[.B26];&quot;&quot;&quot;, },&quot;)" office:value-type="string" office:string-value="0x18: { &quot;id&quot;: 0x18, &quot;name&quot;: &quot;Pork City, 1st Floor&quot;, }," calcext:value-type="string">
            <text:p>0x18: { "id": 0x18, "name": "Pork City, 1st Floor", },</text:p>
          </table:table-cell>
        </table:table-row>
        <table:table-row table:style-name="ro21">
          <table:table-cell office:value-type="string" calcext:value-type="string">
            <text:p>0x19</text:p>
          </table:table-cell>
          <table:table-cell office:value-type="string" calcext:value-type="string">
            <text:p>Pork City, 2nd Floor</text:p>
          </table:table-cell>
          <table:table-cell table:formula="of:=COM.MICROSOFT.CONCAT([.A27]; &quot;: &quot;;&quot;{ &quot;&quot;id&quot;&quot;: &quot;;[.A27];&quot;, &quot;&quot;name&quot;&quot;: &quot;&quot;&quot;;[.B27];&quot;&quot;&quot;, },&quot;)" office:value-type="string" office:string-value="0x19: { &quot;id&quot;: 0x19, &quot;name&quot;: &quot;Pork City, 2nd Floor&quot;, }," calcext:value-type="string">
            <text:p>0x19: { "id": 0x19, "name": "Pork City, 2nd Floor", },</text:p>
          </table:table-cell>
        </table:table-row>
        <table:table-row table:style-name="ro21">
          <table:table-cell office:value-type="string" calcext:value-type="string">
            <text:p>0x1a</text:p>
          </table:table-cell>
          <table:table-cell office:value-type="string" calcext:value-type="string">
            <text:p>Pork City, 3rd Floor</text:p>
          </table:table-cell>
          <table:table-cell table:formula="of:=COM.MICROSOFT.CONCAT([.A28]; &quot;: &quot;;&quot;{ &quot;&quot;id&quot;&quot;: &quot;;[.A28];&quot;, &quot;&quot;name&quot;&quot;: &quot;&quot;&quot;;[.B28];&quot;&quot;&quot;, },&quot;)" office:value-type="string" office:string-value="0x1a: { &quot;id&quot;: 0x1a, &quot;name&quot;: &quot;Pork City, 3rd Floor&quot;, }," calcext:value-type="string">
            <text:p>0x1a: { "id": 0x1a, "name": "Pork City, 3rd Floor", },</text:p>
          </table:table-cell>
        </table:table-row>
        <table:table-row table:style-name="ro21">
          <table:table-cell office:value-type="string" calcext:value-type="string">
            <text:p>0x1b</text:p>
          </table:table-cell>
          <table:table-cell office:value-type="string" calcext:value-type="string">
            <text:p>Pork City, 4th Floor</text:p>
          </table:table-cell>
          <table:table-cell table:formula="of:=COM.MICROSOFT.CONCAT([.A29]; &quot;: &quot;;&quot;{ &quot;&quot;id&quot;&quot;: &quot;;[.A29];&quot;, &quot;&quot;name&quot;&quot;: &quot;&quot;&quot;;[.B29];&quot;&quot;&quot;, },&quot;)" office:value-type="string" office:string-value="0x1b: { &quot;id&quot;: 0x1b, &quot;name&quot;: &quot;Pork City, 4th Floor&quot;, }," calcext:value-type="string">
            <text:p>0x1b: { "id": 0x1b, "name": "Pork City, 4th Floor", },</text:p>
          </table:table-cell>
        </table:table-row>
        <table:table-row table:style-name="ro21">
          <table:table-cell office:value-type="string" calcext:value-type="string">
            <text:p>0x1c</text:p>
          </table:table-cell>
          <table:table-cell office:value-type="string" calcext:value-type="string">
            <text:p>Pork City, 5th Floor</text:p>
          </table:table-cell>
          <table:table-cell table:formula="of:=COM.MICROSOFT.CONCAT([.A30]; &quot;: &quot;;&quot;{ &quot;&quot;id&quot;&quot;: &quot;;[.A30];&quot;, &quot;&quot;name&quot;&quot;: &quot;&quot;&quot;;[.B30];&quot;&quot;&quot;, },&quot;)" office:value-type="string" office:string-value="0x1c: { &quot;id&quot;: 0x1c, &quot;name&quot;: &quot;Pork City, 5th Floor&quot;, }," calcext:value-type="string">
            <text:p>0x1c: { "id": 0x1c, "name": "Pork City, 5th Floor", },</text:p>
          </table:table-cell>
        </table:table-row>
        <table:table-row table:style-name="ro21">
          <table:table-cell office:value-type="string" calcext:value-type="string">
            <text:p>0x1d</text:p>
          </table:table-cell>
          <table:table-cell office:value-type="string" calcext:value-type="string">
            <text:p>Pork City, 6th Floor</text:p>
          </table:table-cell>
          <table:table-cell table:formula="of:=COM.MICROSOFT.CONCAT([.A31]; &quot;: &quot;;&quot;{ &quot;&quot;id&quot;&quot;: &quot;;[.A31];&quot;, &quot;&quot;name&quot;&quot;: &quot;&quot;&quot;;[.B31];&quot;&quot;&quot;, },&quot;)" office:value-type="string" office:string-value="0x1d: { &quot;id&quot;: 0x1d, &quot;name&quot;: &quot;Pork City, 6th Floor&quot;, }," calcext:value-type="string">
            <text:p>0x1d: { "id": 0x1d, "name": "Pork City, 6th Floor", },</text:p>
          </table:table-cell>
        </table:table-row>
        <table:table-row table:style-name="ro21">
          <table:table-cell office:value-type="string" calcext:value-type="string">
            <text:p>0x1e</text:p>
          </table:table-cell>
          <table:table-cell office:value-type="string" calcext:value-type="string">
            <text:p>Pork City, 7th Floor</text:p>
          </table:table-cell>
          <table:table-cell table:formula="of:=COM.MICROSOFT.CONCAT([.A32]; &quot;: &quot;;&quot;{ &quot;&quot;id&quot;&quot;: &quot;;[.A32];&quot;, &quot;&quot;name&quot;&quot;: &quot;&quot;&quot;;[.B32];&quot;&quot;&quot;, },&quot;)" office:value-type="string" office:string-value="0x1e: { &quot;id&quot;: 0x1e, &quot;name&quot;: &quot;Pork City, 7th Floor&quot;, }," calcext:value-type="string">
            <text:p>0x1e: { "id": 0x1e, "name": "Pork City, 7th Floor", },</text:p>
          </table:table-cell>
        </table:table-row>
        <table:table-row table:style-name="ro21">
          <table:table-cell office:value-type="string" calcext:value-type="string">
            <text:p>0x1f</text:p>
          </table:table-cell>
          <table:table-cell office:value-type="string" calcext:value-type="string">
            <text:p>Pork City, 8th Floor</text:p>
          </table:table-cell>
          <table:table-cell table:formula="of:=COM.MICROSOFT.CONCAT([.A33]; &quot;: &quot;;&quot;{ &quot;&quot;id&quot;&quot;: &quot;;[.A33];&quot;, &quot;&quot;name&quot;&quot;: &quot;&quot;&quot;;[.B33];&quot;&quot;&quot;, },&quot;)" office:value-type="string" office:string-value="0x1f: { &quot;id&quot;: 0x1f, &quot;name&quot;: &quot;Pork City, 8th Floor&quot;, }," calcext:value-type="string">
            <text:p>0x1f: { "id": 0x1f, "name": "Pork City, 8th Floor", },</text:p>
          </table:table-cell>
        </table:table-row>
        <table:table-row table:style-name="ro21">
          <table:table-cell office:value-type="string" calcext:value-type="string">
            <text:p>0x20</text:p>
          </table:table-cell>
          <table:table-cell office:value-type="string" calcext:value-type="string">
            <text:p>Pork City, 9th Floor</text:p>
          </table:table-cell>
          <table:table-cell table:formula="of:=COM.MICROSOFT.CONCAT([.A34]; &quot;: &quot;;&quot;{ &quot;&quot;id&quot;&quot;: &quot;;[.A34];&quot;, &quot;&quot;name&quot;&quot;: &quot;&quot;&quot;;[.B34];&quot;&quot;&quot;, },&quot;)" office:value-type="string" office:string-value="0x20: { &quot;id&quot;: 0x20, &quot;name&quot;: &quot;Pork City, 9th Floor&quot;, }," calcext:value-type="string">
            <text:p>0x20: { "id": 0x20, "name": "Pork City, 9th Floor", },</text:p>
          </table:table-cell>
        </table:table-row>
        <table:table-row table:style-name="ro21">
          <table:table-cell office:value-type="string" calcext:value-type="string">
            <text:p>0x21</text:p>
          </table:table-cell>
          <table:table-cell office:value-type="string" calcext:value-type="string">
            <text:p>Pork City, 10th Floor</text:p>
          </table:table-cell>
          <table:table-cell table:formula="of:=COM.MICROSOFT.CONCAT([.A35]; &quot;: &quot;;&quot;{ &quot;&quot;id&quot;&quot;: &quot;;[.A35];&quot;, &quot;&quot;name&quot;&quot;: &quot;&quot;&quot;;[.B35];&quot;&quot;&quot;, },&quot;)" office:value-type="string" office:string-value="0x21: { &quot;id&quot;: 0x21, &quot;name&quot;: &quot;Pork City, 10th Floor&quot;, }," calcext:value-type="string">
            <text:p>0x21: { "id": 0x21, "name": "Pork City, 10th Floor", },</text:p>
          </table:table-cell>
        </table:table-row>
        <table:table-row table:style-name="ro21">
          <table:table-cell office:value-type="string" calcext:value-type="string">
            <text:p>0x22</text:p>
          </table:table-cell>
          <table:table-cell office:value-type="string" calcext:value-type="string">
            <text:p>Pork City, 11th Floor</text:p>
          </table:table-cell>
          <table:table-cell table:formula="of:=COM.MICROSOFT.CONCAT([.A36]; &quot;: &quot;;&quot;{ &quot;&quot;id&quot;&quot;: &quot;;[.A36];&quot;, &quot;&quot;name&quot;&quot;: &quot;&quot;&quot;;[.B36];&quot;&quot;&quot;, },&quot;)" office:value-type="string" office:string-value="0x22: { &quot;id&quot;: 0x22, &quot;name&quot;: &quot;Pork City, 11th Floor&quot;, }," calcext:value-type="string">
            <text:p>0x22: { "id": 0x22, "name": "Pork City, 11th Floor", },</text:p>
          </table:table-cell>
        </table:table-row>
        <table:table-row table:style-name="ro21">
          <table:table-cell office:value-type="string" calcext:value-type="string">
            <text:p>0x23</text:p>
          </table:table-cell>
          <table:table-cell office:value-type="string" calcext:value-type="string">
            <text:p>Pork City, 12th Floor</text:p>
          </table:table-cell>
          <table:table-cell table:formula="of:=COM.MICROSOFT.CONCAT([.A37]; &quot;: &quot;;&quot;{ &quot;&quot;id&quot;&quot;: &quot;;[.A37];&quot;, &quot;&quot;name&quot;&quot;: &quot;&quot;&quot;;[.B37];&quot;&quot;&quot;, },&quot;)" office:value-type="string" office:string-value="0x23: { &quot;id&quot;: 0x23, &quot;name&quot;: &quot;Pork City, 12th Floor&quot;, }," calcext:value-type="string">
            <text:p>0x23: { "id": 0x23, "name": "Pork City, 12th Floor", },</text:p>
          </table:table-cell>
        </table:table-row>
        <table:table-row table:style-name="ro21">
          <table:table-cell office:value-type="string" calcext:value-type="string">
            <text:p>0x24</text:p>
          </table:table-cell>
          <table:table-cell office:value-type="string" calcext:value-type="string">
            <text:p>Pork City, 13th Floor</text:p>
          </table:table-cell>
          <table:table-cell table:formula="of:=COM.MICROSOFT.CONCAT([.A38]; &quot;: &quot;;&quot;{ &quot;&quot;id&quot;&quot;: &quot;;[.A38];&quot;, &quot;&quot;name&quot;&quot;: &quot;&quot;&quot;;[.B38];&quot;&quot;&quot;, },&quot;)" office:value-type="string" office:string-value="0x24: { &quot;id&quot;: 0x24, &quot;name&quot;: &quot;Pork City, 13th Floor&quot;, }," calcext:value-type="string">
            <text:p>0x24: { "id": 0x24, "name": "Pork City, 13th Floor", },</text:p>
          </table:table-cell>
        </table:table-row>
        <table:table-row table:style-name="ro22">
          <table:table-cell office:value-type="string" calcext:value-type="string">
            <text:p>0x25</text:p>
          </table:table-cell>
          <table:table-cell office:value-type="string" calcext:value-type="string">
            <text:p>Pork City, 1<text:span text:style-name="T1">st</text:span> Floor</text:p>
          </table:table-cell>
          <table:table-cell table:formula="of:=COM.MICROSOFT.CONCAT([.A39]; &quot;: &quot;;&quot;{ &quot;&quot;id&quot;&quot;: &quot;;[.A39];&quot;, &quot;&quot;name&quot;&quot;: &quot;&quot;&quot;;[.B39];&quot;&quot;&quot;, },&quot;)" office:value-type="string" office:string-value="0x25: { &quot;id&quot;: 0x25, &quot;name&quot;: &quot;Pork City, 1st Floor&quot;, }," calcext:value-type="string">
            <text:p>0x25: { "id": 0x25, "name": "Pork City, 1st Floor", },</text:p>
          </table:table-cell>
        </table:table-row>
        <table:table-row table:style-name="ro21">
          <table:table-cell office:value-type="string" calcext:value-type="string">
            <text:p>0x26</text:p>
          </table:table-cell>
          <table:table-cell office:value-type="string" calcext:value-type="string">
            <text:p>Trail of the Sinner</text:p>
          </table:table-cell>
          <table:table-cell table:formula="of:=COM.MICROSOFT.CONCAT([.A40]; &quot;: &quot;;&quot;{ &quot;&quot;id&quot;&quot;: &quot;;[.A40];&quot;, &quot;&quot;name&quot;&quot;: &quot;&quot;&quot;;[.B40];&quot;&quot;&quot;, },&quot;)" office:value-type="string" office:string-value="0x26: { &quot;id&quot;: 0x26, &quot;name&quot;: &quot;Trail of the Sinner&quot;, }," calcext:value-type="string">
            <text:p>0x26: { "id": 0x26, "name": "Trail of the Sinner", },</text:p>
          </table:table-cell>
        </table:table-row>
        <table:table-row table:style-name="ro21">
          <table:table-cell office:value-type="string" calcext:value-type="string">
            <text:p>0x27</text:p>
          </table:table-cell>
          <table:table-cell office:value-type="string" calcext:value-type="string">
            <text:p>Rubicon</text:p>
          </table:table-cell>
          <table:table-cell table:formula="of:=COM.MICROSOFT.CONCAT([.A41]; &quot;: &quot;;&quot;{ &quot;&quot;id&quot;&quot;: &quot;;[.A41];&quot;, &quot;&quot;name&quot;&quot;: &quot;&quot;&quot;;[.B41];&quot;&quot;&quot;, },&quot;)" office:value-type="string" office:string-value="0x27: { &quot;id&quot;: 0x27, &quot;name&quot;: &quot;Rubicon&quot;, }," calcext:value-type="string">
            <text:p>0x27: { "id": 0x27, "name": "Rubicon", },</text:p>
          </table:table-cell>
        </table:table-row>
        <table:table-row table:style-name="ro21">
          <table:table-cell office:value-type="string" calcext:value-type="string">
            <text:p>0x28</text:p>
          </table:table-cell>
          <table:table-cell office:value-type="string" calcext:value-type="string">
            <text:p>Trail of the Bygone</text:p>
          </table:table-cell>
          <table:table-cell table:formula="of:=COM.MICROSOFT.CONCAT([.A42]; &quot;: &quot;;&quot;{ &quot;&quot;id&quot;&quot;: &quot;;[.A42];&quot;, &quot;&quot;name&quot;&quot;: &quot;&quot;&quot;;[.B42];&quot;&quot;&quot;, },&quot;)" office:value-type="string" office:string-value="0x28: { &quot;id&quot;: 0x28, &quot;name&quot;: &quot;Trail of the Bygone&quot;, }," calcext:value-type="string">
            <text:p>0x28: { "id": 0x28, "name": "Trail of the Bygone", },</text:p>
          </table:table-cell>
        </table:table-row>
        <table:table-row table:style-name="ro21">
          <table:table-cell office:value-type="string" calcext:value-type="string">
            <text:p>0x29</text:p>
          </table:table-cell>
          <table:table-cell office:value-type="string" calcext:value-type="string">
            <text:p>Dead God’s Pad</text:p>
          </table:table-cell>
          <table:table-cell table:formula="of:=COM.MICROSOFT.CONCAT([.A43]; &quot;: &quot;;&quot;{ &quot;&quot;id&quot;&quot;: &quot;;[.A43];&quot;, &quot;&quot;name&quot;&quot;: &quot;&quot;&quot;;[.B43];&quot;&quot;&quot;, },&quot;)" office:value-type="string" office:string-value="0x29: { &quot;id&quot;: 0x29, &quot;name&quot;: &quot;Dead God’s Pad&quot;, }," calcext:value-type="string">
            <text:p>0x29: { "id": 0x29, "name": "Dead God’s Pad", },</text:p>
          </table:table-cell>
        </table:table-row>
        <table:table-row table:style-name="ro21">
          <table:table-cell office:value-type="string" calcext:value-type="string">
            <text:p>0x2a</text:p>
          </table:table-cell>
          <table:table-cell office:value-type="string" calcext:value-type="string">
            <text:p>Trail of the Judged</text:p>
          </table:table-cell>
          <table:table-cell table:formula="of:=COM.MICROSOFT.CONCAT([.A44]; &quot;: &quot;;&quot;{ &quot;&quot;id&quot;&quot;: &quot;;[.A44];&quot;, &quot;&quot;name&quot;&quot;: &quot;&quot;&quot;;[.B44];&quot;&quot;&quot;, },&quot;)" office:value-type="string" office:string-value="0x2a: { &quot;id&quot;: 0x2a, &quot;name&quot;: &quot;Trail of the Judged&quot;, }," calcext:value-type="string">
            <text:p>0x2a: { "id": 0x2a, "name": "Trail of the Judged", },</text:p>
          </table:table-cell>
        </table:table-row>
        <table:table-row table:style-name="ro21">
          <table:table-cell office:value-type="string" calcext:value-type="string">
            <text:p>0x2b</text:p>
          </table:table-cell>
          <table:table-cell office:value-type="string" calcext:value-type="string">
            <text:p>Room of Reckoning</text:p>
          </table:table-cell>
          <table:table-cell table:formula="of:=COM.MICROSOFT.CONCAT([.A45]; &quot;: &quot;;&quot;{ &quot;&quot;id&quot;&quot;: &quot;;[.A45];&quot;, &quot;&quot;name&quot;&quot;: &quot;&quot;&quot;;[.B45];&quot;&quot;&quot;, },&quot;)" office:value-type="string" office:string-value="0x2b: { &quot;id&quot;: 0x2b, &quot;name&quot;: &quot;Room of Reckoning&quot;, }," calcext:value-type="string">
            <text:p>0x2b: { "id": 0x2b, "name": "Room of Reckoning", },</text:p>
          </table:table-cell>
        </table:table-row>
        <table:table-row table:style-name="ro21">
          <table:table-cell office:value-type="string" calcext:value-type="string">
            <text:p>0x2c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6]; &quot;: &quot;;&quot;{ &quot;&quot;id&quot;&quot;: &quot;;[.A46];&quot;, &quot;&quot;name&quot;&quot;: &quot;&quot;&quot;;[.B46];&quot;&quot;&quot;, },&quot;)" office:value-type="string" office:string-value="0x2c: { &quot;id&quot;: 0x2c, &quot;name&quot;: &quot;Trail of the Sinner, Roof&quot;, }," calcext:value-type="string">
            <text:p>0x2c: { "id": 0x2c, "name": "Trail of the Sinner, Roof", },</text:p>
          </table:table-cell>
        </table:table-row>
        <table:table-row table:style-name="ro21">
          <table:table-cell office:value-type="string" calcext:value-type="string">
            <text:p>0x2d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7]; &quot;: &quot;;&quot;{ &quot;&quot;id&quot;&quot;: &quot;;[.A47];&quot;, &quot;&quot;name&quot;&quot;: &quot;&quot;&quot;;[.B47];&quot;&quot;&quot;, },&quot;)" office:value-type="string" office:string-value="0x2d: { &quot;id&quot;: 0x2d, &quot;name&quot;: &quot;Trail of the Sinner, Roof&quot;, }," calcext:value-type="string">
            <text:p>0x2d: { "id": 0x2d, "name": "Trail of the Sinner, Roof", },</text:p>
          </table:table-cell>
        </table:table-row>
        <table:table-row table:style-name="ro21">
          <table:table-cell office:value-type="string" calcext:value-type="string">
            <text:p>0x2e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8]; &quot;: &quot;;&quot;{ &quot;&quot;id&quot;&quot;: &quot;;[.A48];&quot;, &quot;&quot;name&quot;&quot;: &quot;&quot;&quot;;[.B48];&quot;&quot;&quot;, },&quot;)" office:value-type="string" office:string-value="0x2e: { &quot;id&quot;: 0x2e, &quot;name&quot;: &quot;Trail of the Sinner, Roof&quot;, }," calcext:value-type="string">
            <text:p>0x2e: { "id": 0x2e, "name": "Trail of the Sinner, Roof", },</text:p>
          </table:table-cell>
        </table:table-row>
        <table:table-row table:style-name="ro21">
          <table:table-cell office:value-type="string" calcext:value-type="string">
            <text:p>0x2f</text:p>
          </table:table-cell>
          <table:table-cell office:value-type="string" calcext:value-type="string">
            <text:p>Statue of Hachiko</text:p>
          </table:table-cell>
          <table:table-cell table:formula="of:=COM.MICROSOFT.CONCAT([.A49]; &quot;: &quot;;&quot;{ &quot;&quot;id&quot;&quot;: &quot;;[.A49];&quot;, &quot;&quot;name&quot;&quot;: &quot;&quot;&quot;;[.B49];&quot;&quot;&quot;, },&quot;)" office:value-type="string" office:string-value="0x2f: { &quot;id&quot;: 0x2f, &quot;name&quot;: &quot;Statue of Hachiko&quot;, }," calcext:value-type="string">
            <text:p>0x2f: { "id": 0x2f, "name": "Statue of Hachiko", },</text:p>
          </table:table-cell>
        </table:table-row>
        <table:table-row table:style-name="ro21">
          <table:table-cell office:value-type="string" calcext:value-type="string">
            <text:p>0x30</text:p>
          </table:table-cell>
          <table:table-cell office:value-type="string" calcext:value-type="string">
            <text:p>…..</text:p>
          </table:table-cell>
          <table:table-cell table:formula="of:=COM.MICROSOFT.CONCAT([.A50]; &quot;: &quot;;&quot;{ &quot;&quot;id&quot;&quot;: &quot;;[.A50];&quot;, &quot;&quot;name&quot;&quot;: &quot;&quot;&quot;;[.B50];&quot;&quot;&quot;, },&quot;)" office:value-type="string" office:string-value="0x30: { &quot;id&quot;: 0x30, &quot;name&quot;: &quot;…..&quot;, }," calcext:value-type="string">
            <text:p>0x30: { "id": 0x30, "name": "…..", },</text:p>
          </table:table-cell>
        </table:table-row>
        <table:table-row table:style-name="ro21">
          <table:table-cell office:value-type="string" calcext:value-type="string">
            <text:p>0x31</text:p>
          </table:table-cell>
          <table:table-cell office:value-type="string" calcext:value-type="string">
            <text:p>The mission!</text:p>
          </table:table-cell>
          <table:table-cell table:formula="of:=COM.MICROSOFT.CONCAT([.A51]; &quot;: &quot;;&quot;{ &quot;&quot;id&quot;&quot;: &quot;;[.A51];&quot;, &quot;&quot;name&quot;&quot;: &quot;&quot;&quot;;[.B51];&quot;&quot;&quot;, },&quot;)" office:value-type="string" office:string-value="0x31: { &quot;id&quot;: 0x31, &quot;name&quot;: &quot;The mission!&quot;, }," calcext:value-type="string">
            <text:p>0x31: { "id": 0x31, "name": "The mission!", },</text:p>
          </table:table-cell>
        </table:table-row>
        <table:table-row table:style-name="ro21">
          <table:table-cell office:value-type="string" calcext:value-type="string">
            <text:p>0x32</text:p>
          </table:table-cell>
          <table:table-cell office:value-type="string" calcext:value-type="string">
            <text:p>Missing No.</text:p>
          </table:table-cell>
          <table:table-cell table:formula="of:=COM.MICROSOFT.CONCAT([.A52]; &quot;: &quot;;&quot;{ &quot;&quot;id&quot;&quot;: &quot;;[.A52];&quot;, &quot;&quot;name&quot;&quot;: &quot;&quot;&quot;;[.B52];&quot;&quot;&quot;, },&quot;)" office:value-type="string" office:string-value="0x32: { &quot;id&quot;: 0x32, &quot;name&quot;: &quot;Missing No.&quot;, }," calcext:value-type="string">
            <text:p>0x32: { "id": 0x32, "name": "Missing No.", },</text:p>
          </table:table-cell>
        </table:table-row>
      </table:table>
      <table:table table:name="Chapters" table:style-name="ta1">
        <table:table-column table:style-name="co1" table:number-columns-repeated="3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table:formula="of:=COM.MICROSOFT.CONCAT(&quot;0x&quot;; DEC2HEX(ROW() - 2))" office:value-type="string" office:string-value="0x0" calcext:value-type="string">
            <text:p>0x0</text:p>
          </table:table-cell>
          <table:table-cell office:value-type="string" calcext:value-type="string">
            <text:p>Shiki, Day 1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0: { &quot;id&quot;: 0x0, &quot;name&quot;: &quot;Shiki, Day 1&quot;, }," calcext:value-type="string">
            <text:p>0x0: { "id": 0x0, "name": "Shiki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1" calcext:value-type="string">
            <text:p>0x1</text:p>
          </table:table-cell>
          <table:table-cell office:value-type="string" calcext:value-type="string">
            <text:p>Shiki, Day 2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1: { &quot;id&quot;: 0x1, &quot;name&quot;: &quot;Shiki, Day 2&quot;, }," calcext:value-type="string">
            <text:p>0x1: { "id": 0x1, "name": "Shiki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2" calcext:value-type="string">
            <text:p>0x2</text:p>
          </table:table-cell>
          <table:table-cell office:value-type="string" calcext:value-type="string">
            <text:p>Shiki, Day 3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2: { &quot;id&quot;: 0x2, &quot;name&quot;: &quot;Shiki, Day 3&quot;, }," calcext:value-type="string">
            <text:p>0x2: { "id": 0x2, "name": "Shiki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3" calcext:value-type="string">
            <text:p>0x3</text:p>
          </table:table-cell>
          <table:table-cell office:value-type="string" calcext:value-type="string">
            <text:p>Shiki, Day 4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3: { &quot;id&quot;: 0x3, &quot;name&quot;: &quot;Shiki, Day 4&quot;, }," calcext:value-type="string">
            <text:p>0x3: { "id": 0x3, "name": "Shiki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4" calcext:value-type="string">
            <text:p>0x4</text:p>
          </table:table-cell>
          <table:table-cell office:value-type="string" calcext:value-type="string">
            <text:p>Shiki, Day 5</text:p>
          </table:table-cell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0x4: { &quot;id&quot;: 0x4, &quot;name&quot;: &quot;Shiki, Day 5&quot;, }," calcext:value-type="string">
            <text:p>0x4: { "id": 0x4, "name": "Shiki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5" calcext:value-type="string">
            <text:p>0x5</text:p>
          </table:table-cell>
          <table:table-cell office:value-type="string" calcext:value-type="string">
            <text:p>Shiki, Day 6</text:p>
          </table:table-cell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0x5: { &quot;id&quot;: 0x5, &quot;name&quot;: &quot;Shiki, Day 6&quot;, }," calcext:value-type="string">
            <text:p>0x5: { "id": 0x5, "name": "Shiki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6" calcext:value-type="string">
            <text:p>0x6</text:p>
          </table:table-cell>
          <table:table-cell office:value-type="string" calcext:value-type="string">
            <text:p>Shiki, Day 7</text:p>
          </table:table-cell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0x6: { &quot;id&quot;: 0x6, &quot;name&quot;: &quot;Shiki, Day 7&quot;, }," calcext:value-type="string">
            <text:p>0x6: { "id": 0x6, "name": "Shiki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7" calcext:value-type="string">
            <text:p>0x7</text:p>
          </table:table-cell>
          <table:table-cell office:value-type="string" calcext:value-type="string">
            <text:p>Joshua, Day 1</text:p>
          </table:table-cell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0x7: { &quot;id&quot;: 0x7, &quot;name&quot;: &quot;Joshua, Day 1&quot;, }," calcext:value-type="string">
            <text:p>0x7: { "id": 0x7, "name": "Joshua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8" calcext:value-type="string">
            <text:p>0x8</text:p>
          </table:table-cell>
          <table:table-cell office:value-type="string" calcext:value-type="string">
            <text:p>Joshua, Day 2</text:p>
          </table:table-cell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0x8: { &quot;id&quot;: 0x8, &quot;name&quot;: &quot;Joshua, Day 2&quot;, }," calcext:value-type="string">
            <text:p>0x8: { "id": 0x8, "name": "Joshua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9" calcext:value-type="string">
            <text:p>0x9</text:p>
          </table:table-cell>
          <table:table-cell office:value-type="string" calcext:value-type="string">
            <text:p>Joshua, Day 3</text:p>
          </table:table-cell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0x9: { &quot;id&quot;: 0x9, &quot;name&quot;: &quot;Joshua, Day 3&quot;, }," calcext:value-type="string">
            <text:p>0x9: { "id": 0x9, "name": "Joshua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A" calcext:value-type="string">
            <text:p>0xA</text:p>
          </table:table-cell>
          <table:table-cell office:value-type="string" calcext:value-type="string">
            <text:p>Joshua, Day 4</text:p>
          </table:table-cell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0xA: { &quot;id&quot;: 0xA, &quot;name&quot;: &quot;Joshua, Day 4&quot;, }," calcext:value-type="string">
            <text:p>0xA: { "id": 0xA, "name": "Joshua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B" calcext:value-type="string">
            <text:p>0xB</text:p>
          </table:table-cell>
          <table:table-cell office:value-type="string" calcext:value-type="string">
            <text:p>Joshua, Day 5</text:p>
          </table:table-cell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0xB: { &quot;id&quot;: 0xB, &quot;name&quot;: &quot;Joshua, Day 5&quot;, }," calcext:value-type="string">
            <text:p>0xB: { "id": 0xB, "name": "Joshua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C" calcext:value-type="string">
            <text:p>0xC</text:p>
          </table:table-cell>
          <table:table-cell office:value-type="string" calcext:value-type="string">
            <text:p>Joshua, Day 6</text:p>
          </table:table-cell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0xC: { &quot;id&quot;: 0xC, &quot;name&quot;: &quot;Joshua, Day 6&quot;, }," calcext:value-type="string">
            <text:p>0xC: { "id": 0xC, "name": "Joshua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D" calcext:value-type="string">
            <text:p>0xD</text:p>
          </table:table-cell>
          <table:table-cell office:value-type="string" calcext:value-type="string">
            <text:p>Joshua, Day 7</text:p>
          </table:table-cell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0xD: { &quot;id&quot;: 0xD, &quot;name&quot;: &quot;Joshua, Day 7&quot;, }," calcext:value-type="string">
            <text:p>0xD: { "id": 0xD, "name": "Joshua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E" calcext:value-type="string">
            <text:p>0xE</text:p>
          </table:table-cell>
          <table:table-cell office:value-type="string" calcext:value-type="string">
            <text:p>Beat, Day 1</text:p>
          </table:table-cell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0xE: { &quot;id&quot;: 0xE, &quot;name&quot;: &quot;Beat, Day 1&quot;, }," calcext:value-type="string">
            <text:p>0xE: { "id": 0xE, "name": "Beat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F" calcext:value-type="string">
            <text:p>0xF</text:p>
          </table:table-cell>
          <table:table-cell office:value-type="string" calcext:value-type="string">
            <text:p>Beat, Day 2</text:p>
          </table:table-cell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0xF: { &quot;id&quot;: 0xF, &quot;name&quot;: &quot;Beat, Day 2&quot;, }," calcext:value-type="string">
            <text:p>0xF: { "id": 0xF, "name": "Beat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10" calcext:value-type="string">
            <text:p>0x10</text:p>
          </table:table-cell>
          <table:table-cell office:value-type="string" calcext:value-type="string">
            <text:p>Beat, Day 3</text:p>
          </table:table-cell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0x10: { &quot;id&quot;: 0x10, &quot;name&quot;: &quot;Beat, Day 3&quot;, }," calcext:value-type="string">
            <text:p>0x10: { "id": 0x10, "name": "Beat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11" calcext:value-type="string">
            <text:p>0x11</text:p>
          </table:table-cell>
          <table:table-cell office:value-type="string" calcext:value-type="string">
            <text:p>Beat, Day 4</text:p>
          </table:table-cell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0x11: { &quot;id&quot;: 0x11, &quot;name&quot;: &quot;Beat, Day 4&quot;, }," calcext:value-type="string">
            <text:p>0x11: { "id": 0x11, "name": "Beat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12" calcext:value-type="string">
            <text:p>0x12</text:p>
          </table:table-cell>
          <table:table-cell office:value-type="string" calcext:value-type="string">
            <text:p>Beat, Day 5</text:p>
          </table:table-cell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0x12: { &quot;id&quot;: 0x12, &quot;name&quot;: &quot;Beat, Day 5&quot;, }," calcext:value-type="string">
            <text:p>0x12: { "id": 0x12, "name": "Beat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13" calcext:value-type="string">
            <text:p>0x13</text:p>
          </table:table-cell>
          <table:table-cell office:value-type="string" calcext:value-type="string">
            <text:p>Beat, Day 6</text:p>
          </table:table-cell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0x13: { &quot;id&quot;: 0x13, &quot;name&quot;: &quot;Beat, Day 6&quot;, }," calcext:value-type="string">
            <text:p>0x13: { "id": 0x13, "name": "Beat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14" calcext:value-type="string">
            <text:p>0x14</text:p>
          </table:table-cell>
          <table:table-cell office:value-type="string" calcext:value-type="string">
            <text:p>Beat, Day 7</text:p>
          </table:table-cell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0x14: { &quot;id&quot;: 0x14, &quot;name&quot;: &quot;Beat, Day 7&quot;, }," calcext:value-type="string">
            <text:p>0x14: { "id": 0x14, "name": "Beat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15" calcext:value-type="string">
            <text:p>0x15</text:p>
          </table:table-cell>
          <table:table-cell office:value-type="string" calcext:value-type="string">
            <text:p>Another Day</text:p>
          </table:table-cell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0x15: { &quot;id&quot;: 0x15, &quot;name&quot;: &quot;Another Day&quot;, }," calcext:value-type="string">
            <text:p>0x15: { "id": 0x15, "name": "Another Day", },</text:p>
          </table:table-cell>
        </table:table-row>
      </table:table>
      <table:table table:name="CDs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4" table:default-cell-style-name="ce2"/>
        <table:table-row table:style-name="ro2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umber</text:p>
          </table:table-cell>
          <table:table-cell table:style-name="ce7" office:value-type="string" calcext:value-type="string">
            <text:p>Name </text:p>
          </table:table-cell>
          <table:table-cell table:style-name="ce7" office:value-type="string" calcext:value-type="string">
            <text:p>Info and tips </text:p>
          </table:table-cell>
        </table:table-row>
        <table:table-row table:style-name="ro2">
          <table:table-cell table:formula="of:=COM.MICROSOFT.CONCAT(&quot;0x&quot;; DEC2HEX(ROW() + 643))" office:value-type="string" office:string-value="0x285" calcext:value-type="string">
            <text:p>0x28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a xlink:href="https://twewy.fandom.com/wiki/(CD)_Track_1" xlink:type="simple">(CD) Track 1</text:a></text:p>
          </table:table-cell>
          <table:table-cell office:value-type="string" calcext:value-type="string">
            <text:p>Track 01: "Underground" Touch your tunes in the Items Menu to listen. When you're looking for salvation...</text:p>
            <text:p>With a melody like a single ray of light that pierces the languid darkness of the UG, this track is the beacon that will lead you out of the labyrinth.</text:p>
          </table:table-cell>
        </table:table-row>
        <table:table-row table:style-name="ro4">
          <table:table-cell table:formula="of:=COM.MICROSOFT.CONCAT(&quot;0x&quot;; DEC2HEX(ROW() + 643))" office:value-type="string" office:string-value="0x286" calcext:value-type="string">
            <text:p>0x28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a xlink:href="https://twewy.fandom.com/wiki/(CD)_Track_2" xlink:type="simple">(CD) Track 2</text:a></text:p>
          </table:table-cell>
          <table:table-cell office:value-type="string" calcext:value-type="string">
            <text:p>Track 02: "Calling" Touch your tunes in the Items Menu to listen. When you're searching for bliss...</text:p>
            <text:p>Elaborate rhythms and broad-spanning vocals drive this track ever upwards, as if climbing the stairway to some new and unseen paradise.</text:p>
          </table:table-cell>
        </table:table-row>
        <table:table-row table:style-name="ro21">
          <table:table-cell table:formula="of:=COM.MICROSOFT.CONCAT(&quot;0x&quot;; DEC2HEX(ROW() + 643))" office:value-type="string" office:string-value="0x287" calcext:value-type="string">
            <text:p>0x28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(CD) Track 3</text:p>
          </table:table-cell>
          <table:table-cell office:value-type="string" calcext:value-type="string">
            <text:p>“Three Minutes Clapping”</text:p>
          </table:table-cell>
        </table:table-row>
        <table:table-row table:style-name="ro4">
          <table:table-cell table:formula="of:=COM.MICROSOFT.CONCAT(&quot;0x&quot;; DEC2HEX(ROW() + 643))" office:value-type="string" office:string-value="0x288" calcext:value-type="string">
            <text:p>0x28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a xlink:href="https://twewy.fandom.com/wiki/(CD)_Track_4" xlink:type="simple">(CD) Track 4</text:a></text:p>
          </table:table-cell>
          <table:table-cell office:value-type="string" calcext:value-type="string">
            <text:p>Track 04: "Game Over" Touch your tunes in the Items Menu to listen. When you're hoping for trust...</text:p>
            <text:p>Even a rat in a cage can rock out with his friends. This track delivers toughness that'll get you by, even if life seems to have you boxed in.</text:p>
          </table:table-cell>
        </table:table-row>
        <table:table-row table:style-name="ro2">
          <table:table-cell table:formula="of:=COM.MICROSOFT.CONCAT(&quot;0x&quot;; DEC2HEX(ROW() + 643))" office:value-type="string" office:string-value="0x289" calcext:value-type="string">
            <text:p>0x28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<text:a xlink:href="https://twewy.fandom.com/wiki/(CD)_Track_5" xlink:type="simple">(CD) Track 5</text:a></text:p>
          </table:table-cell>
          <table:table-cell office:value-type="string" calcext:value-type="string">
            <text:p>Track 05: "Detonation" Touch your tunes in the Items Menu to listen. When you're eager for exhilaration...</text:p>
            <text:p>Hard-edge rap rides high through this track, blasting beats that numb the nerves. Ditch the logic and enjoy the rush.</text:p>
          </table:table-cell>
        </table:table-row>
        <table:table-row table:style-name="ro1">
          <table:table-cell table:formula="of:=COM.MICROSOFT.CONCAT(&quot;0x&quot;; DEC2HEX(ROW() + 643))" office:value-type="string" office:string-value="0x28A" calcext:value-type="string">
            <text:p>0x28A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s://twewy.fandom.com/wiki/(CD)_Track_6" xlink:type="simple">(CD) Track 6</text:a></text:p>
          </table:table-cell>
          <table:table-cell office:value-type="string" calcext:value-type="string">
            <text:p>Track 06: "SHIBUYA" Touch your tunes in the Items Menu to listen. When you want to taste grandeur...</text:p>
            <text:p>This track adds a feel-good groove like the very pulse of the streets to a stoic, but grand, rhythm.</text:p>
          </table:table-cell>
        </table:table-row>
        <table:table-row table:style-name="ro21">
          <table:table-cell table:formula="of:=COM.MICROSOFT.CONCAT(&quot;0x&quot;; DEC2HEX(ROW() + 643))" office:value-type="string" office:string-value="0x28B" calcext:value-type="string">
            <text:p>0x28B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(CD) Track 7</text:p>
          </table:table-cell>
          <table:table-cell office:value-type="string" calcext:value-type="string">
            <text:p>“Deja Vu”</text:p>
          </table:table-cell>
        </table:table-row>
        <table:table-row table:style-name="ro4">
          <table:table-cell table:formula="of:=COM.MICROSOFT.CONCAT(&quot;0x&quot;; DEC2HEX(ROW() + 643))" office:value-type="string" office:string-value="0x28C" calcext:value-type="string">
            <text:p>0x28C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a xlink:href="https://twewy.fandom.com/wiki/(CD)_Track_8" xlink:type="simple">(CD) Track 8</text:a></text:p>
          </table:table-cell>
          <table:table-cell office:value-type="string" calcext:value-type="string">
            <text:p>Track 08: "Long Dream" Touch your tunes in the Items Menu to listen. When you're craving courage...</text:p>
            <text:p>Votive vocals mesh with this track's impatient rhythm like the calm at the eye of a storm. This'll get you ready to face anything.</text:p>
          </table:table-cell>
        </table:table-row>
        <table:table-row table:style-name="ro4">
          <table:table-cell table:formula="of:=COM.MICROSOFT.CONCAT(&quot;0x&quot;; DEC2HEX(ROW() + 643))" office:value-type="string" office:string-value="0x28D" calcext:value-type="string">
            <text:p>0x28D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s://twewy.fandom.com/wiki/(CD)_Track_9" xlink:type="simple">(CD) Track 9</text:a></text:p>
          </table:table-cell>
          <table:table-cell office:value-type="string" calcext:value-type="string">
            <text:p>Track 09: "Hybrid" Touch your tunes in the Items Menu to listen. When you're thirsty for rock...</text:p>
            <text:p>An upbeat vocal line plus this track's tough, runaway beats equals the ultimate rush. Feel-good, sure-kill rock.</text:p>
          </table:table-cell>
        </table:table-row>
        <table:table-row table:style-name="ro23">
          <table:table-cell table:formula="of:=COM.MICROSOFT.CONCAT(&quot;0x&quot;; DEC2HEX(ROW() + 643))" office:value-type="string" office:string-value="0x28E" calcext:value-type="string">
            <text:p>0x28E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a xlink:href="https://twewy.fandom.com/wiki/(CD)_Track_10" xlink:type="simple">(CD) Track 10</text:a></text:p>
          </table:table-cell>
          <table:table-cell office:value-type="string" calcext:value-type="string">
            <text:p>Track 10: "サムディ" (Someday) Touch your tunes in the Items Menu to listen. When you're longing for moonlight...</text:p>
            <text:p>Hard-driving guitar and bass fuse with super-sweet, juicy vocals in this quintessential candy-punk gem.</text:p>
          </table:table-cell>
        </table:table-row>
        <table:table-row table:style-name="ro4">
          <table:table-cell table:formula="of:=COM.MICROSOFT.CONCAT(&quot;0x&quot;; DEC2HEX(ROW() + 643))" office:value-type="string" office:string-value="0x28F" calcext:value-type="string">
            <text:p>0x28F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a xlink:href="https://twewy.fandom.com/wiki/(CD)_Track_11" xlink:type="simple">(CD) Track 11</text:a></text:p>
          </table:table-cell>
          <table:table-cell office:value-type="string" calcext:value-type="string">
            <text:p>Track 11: "Owari-Hajimari" Touch your tunes in the Items Menu to listen. When you're keen on lyrics...</text:p>
            <text:p>This party tune is a straight-up dose of that feeling of fun and comfort you get when the whole posse hits the streets together.</text:p>
          </table:table-cell>
        </table:table-row>
        <table:table-row table:style-name="ro4">
          <table:table-cell table:formula="of:=COM.MICROSOFT.CONCAT(&quot;0x&quot;; DEC2HEX(ROW() + 643))" office:value-type="string" office:string-value="0x290" calcext:value-type="string">
            <text:p>0x29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a xlink:href="https://twewy.fandom.com/wiki/(CD)_Track_12" xlink:type="simple">(CD) Track 12</text:a></text:p>
          </table:table-cell>
          <table:table-cell office:value-type="string" calcext:value-type="string">
            <text:p>Track 12: "Twister-Gang-Mix" Touch your tunes in the Items Menu to listen. When you're hot for beats...</text:p>
            <text:p>Get drunk on the ups and downs of wave after wave of high-speed, rapid-fire rhythm. This is all you need to keep you dancing till sunrise.</text:p>
          </table:table-cell>
        </table:table-row>
        <table:table-row table:style-name="ro23">
          <table:table-cell table:formula="of:=COM.MICROSOFT.CONCAT(&quot;0x&quot;; DEC2HEX(ROW() + 643))" office:value-type="string" office:string-value="0x291" calcext:value-type="string">
            <text:p>0x29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a xlink:href="https://twewy.fandom.com/wiki/(CD)_Track_13" xlink:type="simple">(CD) Track 13</text:a></text:p>
          </table:table-cell>
          <table:table-cell office:value-type="string" calcext:value-type="string">
            <text:p>Track 13: "ハイ ブリッド" (Hybrid) Touch your tunes in the Items Menu to listen. When you can't run away...</text:p>
            <text:p>This fresh track sets a cute vocal melody line surfing along the waves of a speedy bass beat.</text:p>
          </table:table-cell>
        </table:table-row>
        <table:table-row table:style-name="ro2">
          <table:table-cell table:formula="of:=COM.MICROSOFT.CONCAT(&quot;0x&quot;; DEC2HEX(ROW() + 643))" office:value-type="string" office:string-value="0x292" calcext:value-type="string">
            <text:p>0x29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a xlink:href="https://twewy.fandom.com/wiki/(CD)_Track_14" xlink:type="simple">(CD) Track 14</text:a></text:p>
          </table:table-cell>
          <table:table-cell office:value-type="string" calcext:value-type="string">
            <text:p>Track 14: "Transformation" Touch your tunes in the Items Menu to listen. When you feel a need for speed...</text:p>
            <text:p>Blindingly fast beats like cars blazing down the midnight freeway clash blissfully against a melody as gentle and subtle as the morning mist.</text:p>
          </table:table-cell>
        </table:table-row>
        <table:table-row table:style-name="ro2">
          <table:table-cell table:formula="of:=COM.MICROSOFT.CONCAT(&quot;0x&quot;; DEC2HEX(ROW() + 643))" office:value-type="string" office:string-value="0x293" calcext:value-type="string">
            <text:p>0x293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a xlink:href="https://twewy.fandom.com/wiki/(CD)_Track_15" xlink:type="simple">(CD) Track 15</text:a></text:p>
          </table:table-cell>
          <table:table-cell office:value-type="string" calcext:value-type="string">
            <text:p>Track 15: "The One Star" Touch your tunes in the Items Menu to listen. When you feel like climbing to the very top...</text:p>
            <text:p>Strong, soulful vocals tame the ominous beats that drive this track, mirroring the conflicts we all wage within ourselves.</text:p>
          </table:table-cell>
        </table:table-row>
        <table:table-row table:style-name="ro2">
          <table:table-cell table:formula="of:=COM.MICROSOFT.CONCAT(&quot;0x&quot;; DEC2HEX(ROW() + 643))" office:value-type="string" office:string-value="0x294" calcext:value-type="string">
            <text:p>0x294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a xlink:href="https://twewy.fandom.com/wiki/(CD)_Track_16" xlink:type="simple">(CD) Track 16</text:a></text:p>
          </table:table-cell>
          <table:table-cell office:value-type="string" calcext:value-type="string">
            <text:p>Track 16: "Emptiness and" Touch your tunes in the Items Menu to listen. When you have an appetite for fantasy...</text:p>
            <text:p>Particles of sound fly apart like the last hours before dawn in a surround-sound narrative that feels nothing short of cinematic.</text:p>
          </table:table-cell>
        </table:table-row>
        <table:table-row table:style-name="ro2">
          <table:table-cell table:formula="of:=COM.MICROSOFT.CONCAT(&quot;0x&quot;; DEC2HEX(ROW() + 643))" office:value-type="string" office:string-value="0x295" calcext:value-type="string">
            <text:p>0x29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a xlink:href="https://twewy.fandom.com/wiki/(CD)_Track_17" xlink:type="simple">(CD) Track 17</text:a></text:p>
          </table:table-cell>
          <table:table-cell office:value-type="string" calcext:value-type="string">
            <text:p>Track 17: "Give me all your love" Touch your tunes in the Items Menu to listen. When you're in the mood for a concert...</text:p>
            <text:p>Haunting vocals ring out, entreating the day not to pass from the final moments of vibrant orange sunset into the dull gloom of night.</text:p>
          </table:table-cell>
        </table:table-row>
        <table:table-row table:style-name="ro24">
          <table:table-cell table:formula="of:=COM.MICROSOFT.CONCAT(&quot;0x&quot;; DEC2HEX(ROW() + 643))" office:value-type="string" office:string-value="0x296" calcext:value-type="string">
            <text:p>0x296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a xlink:href="https://twewy.fandom.com/wiki/(CD)_Track_18" xlink:type="simple">(CD) Track 18</text:a></text:p>
          </table:table-cell>
          <table:table-cell office:value-type="string" calcext:value-type="string">
            <text:p>Track 18: "ツィスター" (Twister) Touch your tunes in the Items Menu to listen. When you're dead set on revenge...</text:p>
            <text:p>This track ties together a host of disparate sonic elements, hammering on your aural pleasure centers with luscious lo-fi vocals.</text:p>
          </table:table-cell>
        </table:table-row>
        <table:table-row table:style-name="ro1">
          <table:table-cell table:formula="of:=COM.MICROSOFT.CONCAT(&quot;0x&quot;; DEC2HEX(ROW() + 643))" office:value-type="string" office:string-value="0x297" calcext:value-type="string">
            <text:p>0x29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a xlink:href="https://twewy.fandom.com/wiki/(CD)_Track_19" xlink:type="simple">(CD) Track 19</text:a></text:p>
          </table:table-cell>
          <table:table-cell office:value-type="string" calcext:value-type="string">
            <text:p>Track 19: "Someday" Touch your tunes in the Items Menu to listen. When you're feeling mischievous...</text:p>
            <text:p>Massive BPMs create a frantic rush of sound in vibrant contrast to the melody of this upbeat rock number.</text:p>
          </table:table-cell>
        </table:table-row>
        <table:table-row table:style-name="ro24">
          <table:table-cell table:formula="of:=COM.MICROSOFT.CONCAT(&quot;0x&quot;; DEC2HEX(ROW() + 643))" office:value-type="string" office:string-value="0x298" calcext:value-type="string">
            <text:p>0x298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a xlink:href="https://twewy.fandom.com/wiki/(CD)_Track_20" xlink:type="simple">(CD) Track 20</text:a></text:p>
          </table:table-cell>
          <table:table-cell office:value-type="string" calcext:value-type="string">
            <text:p>Track 20: "オーパーツ" (Ooparts) Touch your tunes in the Items Menu to listen. When you're after a lucky break...</text:p>
            <text:p>It's ladies' night on the mic as two MCs go head-to- head in a cute but cool jam that'll have every body in the house bouncing.</text:p>
          </table:table-cell>
        </table:table-row>
        <table:table-row table:style-name="ro2">
          <table:table-cell table:formula="of:=COM.MICROSOFT.CONCAT(&quot;0x&quot;; DEC2HEX(ROW() + 643))" office:value-type="string" office:string-value="0x299" calcext:value-type="string">
            <text:p>0x29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s://twewy.fandom.com/wiki/(CD)_Track_21" xlink:type="simple">(CD) Track 21</text:a></text:p>
          </table:table-cell>
          <table:table-cell office:value-type="string" calcext:value-type="string">
            <text:p>Track 21: "Twister-remix" Touch your tunes in the Items Menu to listen. When you've crossed every boundary...</text:p>
            <text:p>The artists turned their musical toy chest over and let it all come out on this playful pop track. Let down your hair and rock along with the gang!</text:p>
          </table:table-cell>
        </table:table-row>
        <table:table-row table:style-name="ro2">
          <table:table-cell table:formula="of:=COM.MICROSOFT.CONCAT(&quot;0x&quot;; DEC2HEX(ROW() + 643))" office:value-type="string" office:string-value="0x29A" calcext:value-type="string">
            <text:p>0x29A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a xlink:href="https://twewy.fandom.com/wiki/(CD)_Track_22" xlink:type="simple">(CD) Track 22</text:a></text:p>
          </table:table-cell>
          <table:table-cell office:value-type="string" calcext:value-type="string">
            <text:p>Track 22: "Dancer in the Street" Touch your tunes in the Items Menu to listen. When you're cruising for cuteness...</text:p>
            <text:p>With these infectious hooks, loops that stick like velcro, and enough room to wave your arms around, let's face it: you ARE the party.</text:p>
          </table:table-cell>
        </table:table-row>
        <table:table-row table:style-name="ro4">
          <table:table-cell table:formula="of:=COM.MICROSOFT.CONCAT(&quot;0x&quot;; DEC2HEX(ROW() + 643))" office:value-type="string" office:string-value="0x29B" calcext:value-type="string">
            <text:p>0x29B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a xlink:href="https://twewy.fandom.com/wiki/(CD)_Track_23" xlink:type="simple">(CD) Track 23</text:a></text:p>
          </table:table-cell>
          <table:table-cell office:value-type="string" calcext:value-type="string">
            <text:p>Track 23: "Junk Garage" Touch your tunes in the Items Menu to listen. When you need it to be deep...</text:p>
            <text:p>The grooves this track throws around are massive, while its funky edge pumps the beats even harder. Like it or not, it'll carry you away.</text:p>
          </table:table-cell>
        </table:table-row>
        <table:table-row table:style-name="ro2">
          <table:table-cell table:formula="of:=COM.MICROSOFT.CONCAT(&quot;0x&quot;; DEC2HEX(ROW() + 643))" office:value-type="string" office:string-value="0x29C" calcext:value-type="string">
            <text:p>0x29C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<text:a xlink:href="https://twewy.fandom.com/wiki/(CD)_Track_24" xlink:type="simple">(CD) Track 24</text:a></text:p>
          </table:table-cell>
          <table:table-cell office:value-type="string" calcext:value-type="string">
            <text:p>Track 24: "Slam Brothers" Touch your tunes in the Items Menu to listen. When you can't resist making up lyrics...</text:p>
            <text:p>Nostalgia is the order of the day when you're hooked on this cute, 8-bit wonder. Warning: the simple melody won't get out of your head!</text:p>
          </table:table-cell>
        </table:table-row>
        <table:table-row table:style-name="ro2">
          <table:table-cell table:formula="of:=COM.MICROSOFT.CONCAT(&quot;0x&quot;; DEC2HEX(ROW() + 643))" office:value-type="string" office:string-value="0x29D" calcext:value-type="string">
            <text:p>0x29D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a xlink:href="https://twewy.fandom.com/wiki/(CD)_Track_25" xlink:type="simple">(CD) Track 25</text:a></text:p>
          </table:table-cell>
          <table:table-cell office:value-type="string" calcext:value-type="string">
            <text:p>Track 25: "Let's Get Together" Touch your tunes in the Items Menu to listen. When you want to get happy...</text:p>
            <text:p>The happy, mellow bleeps and bloops of this seriously old-school chip trip will bring a smile to your face every time.</text:p>
          </table:table-cell>
        </table:table-row>
        <table:table-row table:style-name="ro2">
          <table:table-cell table:formula="of:=COM.MICROSOFT.CONCAT(&quot;0x&quot;; DEC2HEX(ROW() + 643))" office:value-type="string" office:string-value="0x29E" calcext:value-type="string">
            <text:p>0x29E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a xlink:href="https://twewy.fandom.com/wiki/(CD)_Track_26" xlink:type="simple">(CD) Track 26</text:a></text:p>
          </table:table-cell>
          <table:table-cell office:value-type="string" calcext:value-type="string">
            <text:p>Track 26: "Twister" Touch your tunes in the Items Menu to listen. When you can't get past your boundaries...</text:p>
            <text:p>The drum loop never misses a beat as it zooms along to this tune's killer hooks. Meanwhile, the whispery vocal track piles on more ear candy.</text:p>
          </table:table-cell>
        </table:table-row>
        <table:table-row table:style-name="ro2">
          <table:table-cell table:formula="of:=COM.MICROSOFT.CONCAT(&quot;0x&quot;; DEC2HEX(ROW() + 643))" office:value-type="string" office:string-value="0x29F" calcext:value-type="string">
            <text:p>0x29F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a xlink:href="https://twewy.fandom.com/wiki/(CD)_Track_27" xlink:type="simple">(CD) Track 27</text:a></text:p>
          </table:table-cell>
          <table:table-cell office:value-type="string" calcext:value-type="string">
            <text:p>Track 27: "Amnesia" Touch your tunes in the Items Menu to listen. When you're sad, without a past to speak of...</text:p>
            <text:p>Wistful and melancholy, with a gritty melody that seems to sand away what's on your mind and set you on a new course.</text:p>
          </table:table-cell>
        </table:table-row>
        <table:table-row table:style-name="ro2">
          <table:table-cell table:formula="of:=COM.MICROSOFT.CONCAT(&quot;0x&quot;; DEC2HEX(ROW() + 643))" office:value-type="string" office:string-value="0x2A0" calcext:value-type="string">
            <text:p>0x2A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a xlink:href="https://twewy.fandom.com/wiki/(CD)_Track_28" xlink:type="simple">(CD) Track 28</text:a></text:p>
          </table:table-cell>
          <table:table-cell office:value-type="string" calcext:value-type="string">
            <text:p>Track 28: "Forebode" Touch your tunes in the Items Menu to listen. When it's down to just dishing it all up...</text:p>
            <text:p>Negativity spirals through this track, tensing you with apprehension about the world to come. No one knows what waits for them tomorrow...</text:p>
          </table:table-cell>
        </table:table-row>
        <table:table-row table:style-name="ro2">
          <table:table-cell table:formula="of:=COM.MICROSOFT.CONCAT(&quot;0x&quot;; DEC2HEX(ROW() + 643))" office:value-type="string" office:string-value="0x2A1" calcext:value-type="string">
            <text:p>0x2A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a xlink:href="https://twewy.fandom.com/wiki/(CD)_Track_29" xlink:type="simple">(CD) Track 29</text:a></text:p>
          </table:table-cell>
          <table:table-cell office:value-type="string" calcext:value-type="string">
            <text:p>Track 29: "Rush Hour" Touch your tunes in the Items Menu to listen. When you're worried about the time...</text:p>
            <text:p>Every loop sees these drums get brighter and bolder, while the choppy bass track invites you to set yourself afloat upon it, body and soul.</text:p>
          </table:table-cell>
        </table:table-row>
        <table:table-row table:style-name="ro4">
          <table:table-cell table:formula="of:=COM.MICROSOFT.CONCAT(&quot;0x&quot;; DEC2HEX(ROW() + 643))" office:value-type="string" office:string-value="0x2A2" calcext:value-type="string">
            <text:p>0x2A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a xlink:href="https://twewy.fandom.com/wiki/(CD)_Track_30" xlink:type="simple">(CD) Track 30</text:a></text:p>
          </table:table-cell>
          <table:table-cell office:value-type="string" calcext:value-type="string">
            <text:p>Track 30: "Despair" Touch your tunes in the Items Menu to listen. When you're braced for terror...</text:p>
            <text:p>We all hit our walls in life: tall and wide, too thick to break. Is it an end, or an opportunity? Is this track dark, or light? That's for you to decide.</text:p>
          </table:table-cell>
        </table:table-row>
        <table:table-row table:style-name="ro2">
          <table:table-cell table:formula="of:=COM.MICROSOFT.CONCAT(&quot;0x&quot;; DEC2HEX(ROW() + 643))" office:value-type="string" office:string-value="0x2A3" calcext:value-type="string">
            <text:p>0x2A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a xlink:href="https://twewy.fandom.com/wiki/(CD)_Track_31" xlink:type="simple">(CD) Track 31</text:a></text:p>
          </table:table-cell>
          <table:table-cell office:value-type="string" calcext:value-type="string">
            <text:p>Track 31: "It's So Wonderful" Touch your tunes in the Items Menu to listen. When you're ready to just reset everything...</text:p>
            <text:p>Sprinkle neurotic piano over a leisurely tempo and you've got just the accompaniment to that vulnerable moment when the future goes dark.</text:p>
          </table:table-cell>
        </table:table-row>
        <table:table-row table:style-name="ro2">
          <table:table-cell table:formula="of:=COM.MICROSOFT.CONCAT(&quot;0x&quot;; DEC2HEX(ROW() + 643))" office:value-type="string" office:string-value="0x2A4" calcext:value-type="string">
            <text:p>0x2A4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a xlink:href="https://twewy.fandom.com/wiki/(CD)_Track_32" xlink:type="simple">(CD) Track 32</text:a></text:p>
          </table:table-cell>
          <table:table-cell office:value-type="string" calcext:value-type="string">
            <text:p>Track 32: "Economical Shoppers" Touch your tunes in the Items Menu to listen. When you've developed a crush on the clerk...</text:p>
            <text:p>The loops at the heart of this feel-good tune just won't get old. Here it is: the perfect soundtrack to your everyday life.</text:p>
          </table:table-cell>
        </table:table-row>
        <table:table-row table:style-name="ro2">
          <table:table-cell table:formula="of:=COM.MICROSOFT.CONCAT(&quot;0x&quot;; DEC2HEX(ROW() + 643))" office:value-type="string" office:string-value="0x2A5" calcext:value-type="string">
            <text:p>0x2A5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a xlink:href="https://twewy.fandom.com/wiki/(CD)_Track_33" xlink:type="simple">(CD) Track 33</text:a></text:p>
          </table:table-cell>
          <table:table-cell office:value-type="string" calcext:value-type="string">
            <text:p>Track 33: "Black Market" Touch your tunes in the Items Menu to listen. When you've met a sketchy store clerk...</text:p>
            <text:p>Pared down to the bare sonic essentials and wrapped in a droll rhythm, this thrifty track will deliver plenty of danceable bang for your buck.</text:p>
          </table:table-cell>
        </table:table-row>
        <table:table-row table:style-name="ro2">
          <table:table-cell table:formula="of:=COM.MICROSOFT.CONCAT(&quot;0x&quot;; DEC2HEX(ROW() + 643))" office:value-type="string" office:string-value="0x2A6" calcext:value-type="string">
            <text:p>0x2A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<text:a xlink:href="https://twewy.fandom.com/wiki/(CD)_Track_34" xlink:type="simple">(CD) Track 34</text:a></text:p>
          </table:table-cell>
          <table:table-cell office:value-type="string" calcext:value-type="string">
            <text:p>Track 34: "It Is Fashionable" Touch your tunes in the Items Menu to listen. When you're peeved at a lazy store clerk...</text:p>
            <text:p>This minimalist track uses highly calculated loops to crank up the energy levels, whether you're ready to shake it or not.</text:p>
          </table:table-cell>
        </table:table-row>
        <table:table-row table:style-name="ro21">
          <table:table-cell table:style-name="ce2"/>
          <table:table-cell table:style-name="Default" table:number-columns-repeated="3"/>
        </table:table-row>
      </table:table>
      <table:table table:name="Items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office:value-type="string" calcext:value-type="string">
            <text:p>0x2A8</text:p>
          </table:table-cell>
          <table:table-cell office:value-type="string" calcext:value-type="string">
            <text:p>(S) Extra Slot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2A8: { &quot;id&quot;: 0x2A8, &quot;name&quot;: &quot;(S) Extra Slot&quot;, }," calcext:value-type="string">
            <text:p>0x2A8: { "id": 0x2A8, "name": "(S) Extra Slot", },</text:p>
          </table:table-cell>
        </table:table-row>
        <table:table-row table:style-name="ro21">
          <table:table-cell office:value-type="string" calcext:value-type="string">
            <text:p>0xFFFF</text:p>
          </table:table-cell>
          <table:table-cell office:value-type="string" calcext:value-type="string">
            <text:p>None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FFFF: { &quot;id&quot;: 0xFFFF, &quot;name&quot;: &quot;None&quot;, }," calcext:value-type="string">
            <text:p>0xFFFF: { "id": 0xFFFF, "name": "None", },</text:p>
          </table:table-cell>
        </table:table-row>
        <table:table-row table:style-name="ro21">
          <table:table-cell office:value-type="string" calcext:value-type="string">
            <text:p>0x2ce</text:p>
          </table:table-cell>
          <table:table-cell office:value-type="string" calcext:value-type="string">
            <text:p>(S) Noise Report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2ce: { &quot;id&quot;: 0x2ce, &quot;name&quot;: &quot;(S) Noise Report&quot;, }," calcext:value-type="string">
            <text:p>0x2ce: { "id": 0x2ce, "name": "(S) Noise Report", },</text:p>
          </table:table-cell>
        </table:table-row>
        <table:table-row table:style-name="ro21">
          <table:table-cell office:value-type="string" calcext:value-type="string">
            <text:p>0x2ae</text:p>
          </table:table-cell>
          <table:table-cell office:value-type="string" calcext:value-type="string">
            <text:p>(S) Game Cleared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2ae: { &quot;id&quot;: 0x2ae, &quot;name&quot;: &quot;(S) Game Cleared&quot;, }," calcext:value-type="string">
            <text:p>0x2ae: { "id": 0x2ae, "name": "(S) Game Cleared", },</text:p>
          </table:table-cell>
        </table:table-row>
        <table:table-row table:style-name="ro21">
          <table:table-cell table:number-columns-repeated="2"/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4]; &quot;: &quot;;&quot;{ &quot;&quot;id&quot;&quot;: &quot;;[.A24];&quot;, &quot;&quot;name&quot;&quot;: &quot;&quot;&quot;;[.B24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5]; &quot;: &quot;;&quot;{ &quot;&quot;id&quot;&quot;: &quot;;[.A25];&quot;, &quot;&quot;name&quot;&quot;: &quot;&quot;&quot;;[.B25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6]; &quot;: &quot;;&quot;{ &quot;&quot;id&quot;&quot;: &quot;;[.A26];&quot;, &quot;&quot;name&quot;&quot;: &quot;&quot;&quot;;[.B26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7]; &quot;: &quot;;&quot;{ &quot;&quot;id&quot;&quot;: &quot;;[.A27];&quot;, &quot;&quot;name&quot;&quot;: &quot;&quot;&quot;;[.B27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8]; &quot;: &quot;;&quot;{ &quot;&quot;id&quot;&quot;: &quot;;[.A28];&quot;, &quot;&quot;name&quot;&quot;: &quot;&quot;&quot;;[.B28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9]; &quot;: &quot;;&quot;{ &quot;&quot;id&quot;&quot;: &quot;;[.A29];&quot;, &quot;&quot;name&quot;&quot;: &quot;&quot;&quot;;[.B29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</table:table>
      <table:table table:name="Enemies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office:value-type="string" calcext:value-type="string">
            <text:p>0x7d</text:p>
          </table:table-cell>
          <table:table-cell office:value-type="string" calcext:value-type="string">
            <text:p>Metal Corehog</text:p>
          </table:table-cell>
          <table:table-cell table:formula="of:=COM.MICROSOFT.CONCAT(&quot;&quot;&quot;&quot;; [.B2]; &quot;&quot;&quot;&quot;;&quot;: &quot;;&quot;{ &quot;&quot;id&quot;&quot;: &quot;;[.A2];&quot;, &quot;&quot;name&quot;&quot;: &quot;&quot;&quot;;[.B2];&quot;&quot;&quot;, },&quot;)" office:value-type="string" office:string-value="&quot;Metal Corehog&quot;: { &quot;id&quot;: 0x7d, &quot;name&quot;: &quot;Metal Corehog&quot;, }," calcext:value-type="string">
            <text:p>"Metal Corehog": { "id": 0x7d, "name": "Metal Corehog", },</text:p>
          </table:table-cell>
        </table:table-row>
        <table:table-row table:style-name="ro21">
          <table:table-cell office:value-type="string" calcext:value-type="string">
            <text:p>0x7</text:p>
          </table:table-cell>
          <table:table-cell office:value-type="string" calcext:value-type="string">
            <text:p>Vespertilio Canor</text:p>
          </table:table-cell>
          <table:table-cell table:formula="of:=COM.MICROSOFT.CONCAT(&quot;&quot;&quot;&quot;; [.B3]; &quot;&quot;&quot;&quot;;&quot;: &quot;;&quot;{ &quot;&quot;id&quot;&quot;: &quot;;[.A3];&quot;, &quot;&quot;name&quot;&quot;: &quot;&quot;&quot;;[.B3];&quot;&quot;&quot;, },&quot;)" office:value-type="string" office:string-value="&quot;Vespertilio Canor&quot;: { &quot;id&quot;: 0x7, &quot;name&quot;: &quot;Vespertilio Canor&quot;, }," calcext:value-type="string">
            <text:p>"Vespertilio Canor": { "id": 0x7, "name": "Vespertilio Canor", },</text:p>
          </table:table-cell>
        </table:table-row>
        <table:table-row table:style-name="ro21">
          <table:table-cell office:value-type="string" calcext:value-type="string">
            <text:p>0x81</text:p>
          </table:table-cell>
          <table:table-cell office:value-type="string" calcext:value-type="string">
            <text:p>Swing Shark</text:p>
          </table:table-cell>
          <table:table-cell table:formula="of:=COM.MICROSOFT.CONCAT(&quot;&quot;&quot;&quot;; [.B4]; &quot;&quot;&quot;&quot;;&quot;: &quot;;&quot;{ &quot;&quot;id&quot;&quot;: &quot;;[.A4];&quot;, &quot;&quot;name&quot;&quot;: &quot;&quot;&quot;;[.B4];&quot;&quot;&quot;, },&quot;)" office:value-type="string" office:string-value="&quot;Swing Shark&quot;: { &quot;id&quot;: 0x81, &quot;name&quot;: &quot;Swing Shark&quot;, }," calcext:value-type="string">
            <text:p>"Swing Shark": { "id": 0x81, "name": "Swing Shark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5]; &quot;&quot;&quot;&quot;;&quot;: &quot;;&quot;{ &quot;&quot;id&quot;&quot;: &quot;;[.A5];&quot;, &quot;&quot;name&quot;&quot;: &quot;&quot;&quot;;[.B5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6]; &quot;&quot;&quot;&quot;;&quot;: &quot;;&quot;{ &quot;&quot;id&quot;&quot;: &quot;;[.A6];&quot;, &quot;&quot;name&quot;&quot;: &quot;&quot;&quot;;[.B6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7]; &quot;&quot;&quot;&quot;;&quot;: &quot;;&quot;{ &quot;&quot;id&quot;&quot;: &quot;;[.A7];&quot;, &quot;&quot;name&quot;&quot;: &quot;&quot;&quot;;[.B7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8]; &quot;&quot;&quot;&quot;;&quot;: &quot;;&quot;{ &quot;&quot;id&quot;&quot;: &quot;;[.A8];&quot;, &quot;&quot;name&quot;&quot;: &quot;&quot;&quot;;[.B8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9]; &quot;&quot;&quot;&quot;;&quot;: &quot;;&quot;{ &quot;&quot;id&quot;&quot;: &quot;;[.A9];&quot;, &quot;&quot;name&quot;&quot;: &quot;&quot;&quot;;[.B9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0]; &quot;&quot;&quot;&quot;;&quot;: &quot;;&quot;{ &quot;&quot;id&quot;&quot;: &quot;;[.A10];&quot;, &quot;&quot;name&quot;&quot;: &quot;&quot;&quot;;[.B10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1]; &quot;&quot;&quot;&quot;;&quot;: &quot;;&quot;{ &quot;&quot;id&quot;&quot;: &quot;;[.A11];&quot;, &quot;&quot;name&quot;&quot;: &quot;&quot;&quot;;[.B11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2]; &quot;&quot;&quot;&quot;;&quot;: &quot;;&quot;{ &quot;&quot;id&quot;&quot;: &quot;;[.A12];&quot;, &quot;&quot;name&quot;&quot;: &quot;&quot;&quot;;[.B12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3]; &quot;&quot;&quot;&quot;;&quot;: &quot;;&quot;{ &quot;&quot;id&quot;&quot;: &quot;;[.A13];&quot;, &quot;&quot;name&quot;&quot;: &quot;&quot;&quot;;[.B13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4]; &quot;&quot;&quot;&quot;;&quot;: &quot;;&quot;{ &quot;&quot;id&quot;&quot;: &quot;;[.A14];&quot;, &quot;&quot;name&quot;&quot;: &quot;&quot;&quot;;[.B14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5]; &quot;&quot;&quot;&quot;;&quot;: &quot;;&quot;{ &quot;&quot;id&quot;&quot;: &quot;;[.A15];&quot;, &quot;&quot;name&quot;&quot;: &quot;&quot;&quot;;[.B15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</table:table>
      <table:table table:name="Thread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row table:style-name="ro21">
          <table:table-cell table:style-name="ce3" office:value-type="string" calcext:value-type="string">
            <text:p>ID</text:p>
          </table:table-cell>
          <table:table-cell table:style-name="ce7" office:value-type="string" calcext:value-type="string">
            <text:p># </text:p>
          </table:table-cell>
          <table:table-cell table:style-name="ce7" office:value-type="string" calcext:value-type="string">
            <text:p>Name </text:p>
          </table:table-cell>
          <table:table-cell table:style-name="ce7" office:value-type="string" calcext:value-type="string">
            <text:p>Slot </text:p>
          </table:table-cell>
          <table:table-cell table:style-name="ce7" office:value-type="string" calcext:value-type="string">
            <text:p>ATK Bonus </text:p>
          </table:table-cell>
          <table:table-cell table:style-name="ce7" office:value-type="string" calcext:value-type="string">
            <text:p>DEF Bonus </text:p>
          </table:table-cell>
          <table:table-cell table:style-name="ce7" office:value-type="string" calcext:value-type="string">
            <text:p>HP Bonus </text:p>
          </table:table-cell>
          <table:table-cell table:style-name="ce7" office:value-type="string" calcext:value-type="string">
            <text:p>Req'd BRV </text:p>
          </table:table-cell>
          <table:table-cell table:style-name="ce7" office:value-type="string" calcext:value-type="string">
            <text:p>Ability </text:p>
          </table:table-cell>
          <table:table-cell table:style-name="ce9" office:value-type="string" calcext:value-type="string">
            <text:p>Brand</text:p>
          </table:table-cell>
          <table:table-cell table:style-name="ce7" office:value-type="string" calcext:value-type="string">
            <text:p>Buy from </text:p>
          </table:table-cell>
          <table:table-cell office:value-type="string" calcext:value-type="string">
            <text:p>JSON</text:p>
          </table:table-cell>
        </table:table-row>
        <table:table-row table:style-name="ro16">
          <table:table-cell table:style-name="ce3" table:formula="of:=COM.MICROSOFT.CONCAT(&quot;0x&quot;; DEC2HEX(ROW() + 302))" office:value-type="string" office:string-value="0x130" calcext:value-type="string">
            <text:p>0x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../../../../../../../wiki/M_Cap" xlink:type="simple">M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ombo Branch +1</text:p>
            <text:p>Activated by: Partner</text:p>
            <text:p>Unlocked at: Mus Rattus III - Cadoi City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210 </text:p>
            <text:p>Mus Rattus III - Cadoi City for ¥210 </text:p>
            <text:p>Mus Rattus IV - Shibukyu Main Store for ¥210 </text:p>
            <text:p>Shibu-Q Heads 1F - Shibu-Q Heads for ¥210 </text:p>
          </table:table-cell>
          <table:table-cell table:formula="of:=COM.MICROSOFT.CONCAT([.A2]; &quot;: &quot;;&quot;{ &quot;&quot;id&quot;&quot;: &quot;;[.A2];&quot;, &quot;&quot;name&quot;&quot;: &quot;&quot;&quot;;[.C2];&quot;&quot;&quot;, &quot;&quot;brand&quot;&quot;: &quot;&quot;&quot;;[.J2];&quot;&quot;&quot;, },&quot;)" office:value-type="string" office:string-value="0x130: { &quot;id&quot;: 0x130, &quot;name&quot;: &quot;M Cap&quot;, &quot;brand&quot;: &quot;Mus Rattus&quot;, }," calcext:value-type="string">
            <text:p>0x130: { "id": 0x130, "name": "M Cap", "brand": "Mus Rattus", },</text:p>
          </table:table-cell>
        </table:table-row>
        <table:table-row table:style-name="ro25">
          <table:table-cell table:style-name="ce3" table:formula="of:=COM.MICROSOFT.CONCAT(&quot;0x&quot;; DEC2HEX(ROW() + 302))" office:value-type="string" office:string-value="0x131" calcext:value-type="string">
            <text:p>0x1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../../../../../../../wiki/Yellow_Tee" xlink:type="simple">Yellow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No Obstacles</text:p>
            <text:p>Activated by: Neku</text:p>
            <text:p>Unlocked at: Shibu-Q Heads 1F - Shibu-Q Heads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390 </text:p>
            <text:p>Mus Rattus IV - Shibukyu Main Store for ¥390 </text:p>
            <text:p>Shibu-Q Heads 1F - Shibu-Q Heads for ¥390 </text:p>
          </table:table-cell>
          <table:table-cell table:formula="of:=COM.MICROSOFT.CONCAT([.A3]; &quot;: &quot;;&quot;{ &quot;&quot;id&quot;&quot;: &quot;;[.A3];&quot;, &quot;&quot;name&quot;&quot;: &quot;&quot;&quot;;[.C3];&quot;&quot;&quot;, &quot;&quot;brand&quot;&quot;: &quot;&quot;&quot;;[.J3];&quot;&quot;&quot;, },&quot;)" office:value-type="string" office:string-value="0x131: { &quot;id&quot;: 0x131, &quot;name&quot;: &quot;Yellow Tee&quot;, &quot;brand&quot;: &quot;Mus Rattus&quot;, }," calcext:value-type="string">
            <text:p>0x131: { "id": 0x131, "name": "Yellow Tee", "brand": "Mus Rattus", },</text:p>
          </table:table-cell>
        </table:table-row>
        <table:table-row table:style-name="ro16">
          <table:table-cell table:style-name="ce3" table:formula="of:=COM.MICROSOFT.CONCAT(&quot;0x&quot;; DEC2HEX(ROW() + 302))" office:value-type="string" office:string-value="0x132" calcext:value-type="string">
            <text:p>0x13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../../../../../../../wiki/Mowzy_Tee_(Red)" xlink:type="simple">Mowzy Tee (Red)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Slower Puck I</text:p>
            <text:p>Activated by: All</text:p>
            <text:p>Unlocked at: Mus Rattus III - Cadoi City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780 </text:p>
            <text:p>Mus Rattus III - Cadoi City for ¥780 </text:p>
            <text:p>Mus Rattus IV - Shibukyu Main Store for ¥780 </text:p>
            <text:p>Shibu-Q Heads 1F - Shibu-Q Heads for ¥780 </text:p>
          </table:table-cell>
          <table:table-cell table:formula="of:=COM.MICROSOFT.CONCAT([.A4]; &quot;: &quot;;&quot;{ &quot;&quot;id&quot;&quot;: &quot;;[.A4];&quot;, &quot;&quot;name&quot;&quot;: &quot;&quot;&quot;;[.C4];&quot;&quot;&quot;, &quot;&quot;brand&quot;&quot;: &quot;&quot;&quot;;[.J4];&quot;&quot;&quot;, },&quot;)" office:value-type="string" office:string-value="0x132: { &quot;id&quot;: 0x132, &quot;name&quot;: &quot;Mowzy Tee (Red)&quot;, &quot;brand&quot;: &quot;Mus Rattus&quot;, }," calcext:value-type="string">
            <text:p>0x132: { "id": 0x132, "name": "Mowzy Tee (Red)", "brand": "Mus Rattus", },</text:p>
          </table:table-cell>
        </table:table-row>
        <table:table-row table:style-name="ro26">
          <table:table-cell table:style-name="ce3" table:formula="of:=COM.MICROSOFT.CONCAT(&quot;0x&quot;; DEC2HEX(ROW() + 302))" office:value-type="string" office:string-value="0x133" calcext:value-type="string">
            <text:p>0x13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../../../../../../../wiki/Mint_Polo" xlink:type="simple">Mint Pol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Hold that Puck I</text:p>
            <text:p>Activated by: All</text:p>
            <text:p>Unlocked at: Mus Rattus IV - Shibukyu Main Store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1980 </text:p>
            <text:p>Mus Rattus III - Cadoi City for ¥1980 </text:p>
            <text:p>Mus Rattus IV - Shibukyu Main Store for ¥1980 </text:p>
            <text:p>Shibu-Q Heads 2F - Shibu-Q Heads for ¥1980 </text:p>
          </table:table-cell>
          <table:table-cell table:formula="of:=COM.MICROSOFT.CONCAT([.A5]; &quot;: &quot;;&quot;{ &quot;&quot;id&quot;&quot;: &quot;;[.A5];&quot;, &quot;&quot;name&quot;&quot;: &quot;&quot;&quot;;[.C5];&quot;&quot;&quot;, &quot;&quot;brand&quot;&quot;: &quot;&quot;&quot;;[.J5];&quot;&quot;&quot;, },&quot;)" office:value-type="string" office:string-value="0x133: { &quot;id&quot;: 0x133, &quot;name&quot;: &quot;Mint Polo&quot;, &quot;brand&quot;: &quot;Mus Rattus&quot;, }," calcext:value-type="string">
            <text:p>0x133: { "id": 0x133, "name": "Mint Polo", "brand": "Mus Rattus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34" calcext:value-type="string">
            <text:p>0x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../../../../../../../wiki/Runner%27s_Tank" xlink:type="simple">Runner's Tank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ore Defense Breaks I</text:p>
            <text:p>Activated by: All</text:p>
            <text:p>Unlocked at: Mus Rattus III - Cadoi City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375 </text:p>
            <text:p>Mus Rattus III - Cadoi City for ¥375 </text:p>
            <text:p>Shibu-Q Heads 2F - Shibu-Q Heads for ¥375 </text:p>
          </table:table-cell>
          <table:table-cell table:formula="of:=COM.MICROSOFT.CONCAT([.A6]; &quot;: &quot;;&quot;{ &quot;&quot;id&quot;&quot;: &quot;;[.A6];&quot;, &quot;&quot;name&quot;&quot;: &quot;&quot;&quot;;[.C6];&quot;&quot;&quot;, &quot;&quot;brand&quot;&quot;: &quot;&quot;&quot;;[.J6];&quot;&quot;&quot;, },&quot;)" office:value-type="string" office:string-value="0x134: { &quot;id&quot;: 0x134, &quot;name&quot;: &quot;Runner's Tank&quot;, &quot;brand&quot;: &quot;Mus Rattus&quot;, }," calcext:value-type="string">
            <text:p>0x134: { "id": 0x134, "name": "Runner's Tank", "brand": "Mus Rattus", },</text:p>
          </table:table-cell>
        </table:table-row>
        <table:table-row table:style-name="ro16">
          <table:table-cell table:style-name="ce3" table:formula="of:=COM.MICROSOFT.CONCAT(&quot;0x&quot;; DEC2HEX(ROW() + 302))" office:value-type="string" office:string-value="0x135" calcext:value-type="string">
            <text:p>0x1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../../../../../../../wiki/Mowzy_Sweatshirt" xlink:type="simple">Mowzy Sweatshi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Shiki: Nag-free Escape</text:p>
            <text:p>Activated by: Shiki</text:p>
            <text:p>Unlocked at: Mus Rattus I - 104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1980 </text:p>
            <text:p>Mus Rattus II - Molco for ¥1980 </text:p>
            <text:p>Mus Rattus IV - Shibukyu Main Store for ¥1980 </text:p>
            <text:p>Shibu-Q Heads 2F - Shibu-Q Heads for ¥1980 </text:p>
          </table:table-cell>
          <table:table-cell table:formula="of:=COM.MICROSOFT.CONCAT([.A7]; &quot;: &quot;;&quot;{ &quot;&quot;id&quot;&quot;: &quot;;[.A7];&quot;, &quot;&quot;name&quot;&quot;: &quot;&quot;&quot;;[.C7];&quot;&quot;&quot;, &quot;&quot;brand&quot;&quot;: &quot;&quot;&quot;;[.J7];&quot;&quot;&quot;, },&quot;)" office:value-type="string" office:string-value="0x135: { &quot;id&quot;: 0x135, &quot;name&quot;: &quot;Mowzy Sweatshirt&quot;, &quot;brand&quot;: &quot;Mus Rattus&quot;, }," calcext:value-type="string">
            <text:p>0x135: { "id": 0x135, "name": "Mowzy Sweatshirt", "brand": "Mus Rattus", },</text:p>
          </table:table-cell>
        </table:table-row>
        <table:table-row table:style-name="ro25">
          <table:table-cell table:style-name="ce3" table:formula="of:=COM.MICROSOFT.CONCAT(&quot;0x&quot;; DEC2HEX(ROW() + 302))" office:value-type="string" office:string-value="0x136" calcext:value-type="string">
            <text:p>0x13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../../../../../../../wiki/Brown_Baby_Tee" xlink:type="simple">Brown Baby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Combo Panel -1</text:p>
            <text:p>Activated by: Partner</text:p>
            <text:p>Unlocked at: Mus Rattus IV - Shibukyu Main Store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I - Cadoi City for ¥780 </text:p>
            <text:p>Mus Rattus IV - Shibukyu Main Store for ¥780 </text:p>
            <text:p>Shibu-Q Heads 3F - Shibu-Q Heads for ¥780 </text:p>
          </table:table-cell>
          <table:table-cell table:formula="of:=COM.MICROSOFT.CONCAT([.A8]; &quot;: &quot;;&quot;{ &quot;&quot;id&quot;&quot;: &quot;;[.A8];&quot;, &quot;&quot;name&quot;&quot;: &quot;&quot;&quot;;[.C8];&quot;&quot;&quot;, &quot;&quot;brand&quot;&quot;: &quot;&quot;&quot;;[.J8];&quot;&quot;&quot;, },&quot;)" office:value-type="string" office:string-value="0x136: { &quot;id&quot;: 0x136, &quot;name&quot;: &quot;Brown Baby Tee&quot;, &quot;brand&quot;: &quot;Mus Rattus&quot;, }," calcext:value-type="string">
            <text:p>0x136: { "id": 0x136, "name": "Brown Baby Tee", "brand": "Mus Rattus", },</text:p>
          </table:table-cell>
        </table:table-row>
        <table:table-row table:style-name="ro20">
          <table:table-cell table:style-name="ce3" table:formula="of:=COM.MICROSOFT.CONCAT(&quot;0x&quot;; DEC2HEX(ROW() + 302))" office:value-type="string" office:string-value="0x137" calcext:value-type="string">
            <text:p>0x13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../../../../../../../wiki/Pink_Blouse" xlink:type="simple">Pink Blous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More HP Drains I</text:p>
            <text:p>Activated by: All</text:p>
            <text:p>Unlocked at: Mus Rattus II - Molco (FSG Lvl 5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1980 </text:p>
            <text:p>Mus Rattus II - Molco for ¥1980 </text:p>
            <text:p>Mus Rattus III - Cadoi City for ¥1980 </text:p>
            <text:p>Shibu-Q Heads 3F - Shibu-Q Heads for ¥1980 </text:p>
          </table:table-cell>
          <table:table-cell table:formula="of:=COM.MICROSOFT.CONCAT([.A9]; &quot;: &quot;;&quot;{ &quot;&quot;id&quot;&quot;: &quot;;[.A9];&quot;, &quot;&quot;name&quot;&quot;: &quot;&quot;&quot;;[.C9];&quot;&quot;&quot;, &quot;&quot;brand&quot;&quot;: &quot;&quot;&quot;;[.J9];&quot;&quot;&quot;, },&quot;)" office:value-type="string" office:string-value="0x137: { &quot;id&quot;: 0x137, &quot;name&quot;: &quot;Pink Blouse&quot;, &quot;brand&quot;: &quot;Mus Rattus&quot;, }," calcext:value-type="string">
            <text:p>0x137: { "id": 0x137, "name": "Pink Blouse", "brand": "Mus Rattus", },</text:p>
          </table:table-cell>
        </table:table-row>
        <table:table-row table:style-name="ro16">
          <table:table-cell table:style-name="ce3" table:formula="of:=COM.MICROSOFT.CONCAT(&quot;0x&quot;; DEC2HEX(ROW() + 302))" office:value-type="string" office:string-value="0x138" calcext:value-type="string">
            <text:p>0x13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../../../../../../../wiki/Peach_Turtleneck" xlink:type="simple">Peach Turtleneck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Faster Puck I</text:p>
            <text:p>Activated by: All</text:p>
            <text:p>Unlocked at: Mus Rattus I - 104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780 </text:p>
            <text:p>Mus Rattus II - Molco for ¥780 </text:p>
            <text:p>Mus Rattus IV - Shibukyu Main Store for ¥780 </text:p>
            <text:p>Shibu-Q Heads 3F - Shibu-Q Heads for ¥780 </text:p>
          </table:table-cell>
          <table:table-cell table:formula="of:=COM.MICROSOFT.CONCAT([.A10]; &quot;: &quot;;&quot;{ &quot;&quot;id&quot;&quot;: &quot;;[.A10];&quot;, &quot;&quot;name&quot;&quot;: &quot;&quot;&quot;;[.C10];&quot;&quot;&quot;, &quot;&quot;brand&quot;&quot;: &quot;&quot;&quot;;[.J10];&quot;&quot;&quot;, },&quot;)" office:value-type="string" office:string-value="0x138: { &quot;id&quot;: 0x138, &quot;name&quot;: &quot;Peach Turtleneck&quot;, &quot;brand&quot;: &quot;Mus Rattus&quot;, }," calcext:value-type="string">
            <text:p>0x138: { "id": 0x138, "name": "Peach Turtleneck", "brand": "Mus Rattus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39" calcext:value-type="string">
            <text:p>0x13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../../../../../../../wiki/Classic_Jeans" xlink:type="simple">Classic Jean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More Attack Breaks I</text:p>
            <text:p>Activated by: All</text:p>
            <text:p>Unlocked at: Shibu-Q Heads 1F - Shibu-Q Heads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3990 </text:p>
            <text:p>Mus Rattus III - Cadoi City for ¥3990 </text:p>
            <text:p>Mus Rattus IV - Shibukyu Main Store for ¥3990 </text:p>
          </table:table-cell>
          <table:table-cell table:formula="of:=COM.MICROSOFT.CONCAT([.A11]; &quot;: &quot;;&quot;{ &quot;&quot;id&quot;&quot;: &quot;;[.A11];&quot;, &quot;&quot;name&quot;&quot;: &quot;&quot;&quot;;[.C11];&quot;&quot;&quot;, &quot;&quot;brand&quot;&quot;: &quot;&quot;&quot;;[.J11];&quot;&quot;&quot;, },&quot;)" office:value-type="string" office:string-value="0x139: { &quot;id&quot;: 0x139, &quot;name&quot;: &quot;Classic Jeans&quot;, &quot;brand&quot;: &quot;Mus Rattus&quot;, }," calcext:value-type="string">
            <text:p>0x139: { "id": 0x139, "name": "Classic Jeans", "brand": "Mus Rattu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3A" calcext:value-type="string">
            <text:p>0x13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../../../../../../../wiki/Khaki_Chinos" xlink:type="simple">Khaki Chino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how Combo Map Longer</text:p>
            <text:p>Activated by: Partner</text:p>
            <text:p>Unlocked at: Mus Rattus IV - Shibukyu Main Store (FSG Lvl 5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2985 </text:p>
            <text:p>Mus Rattus II - Molco for ¥2985 </text:p>
          </table:table-cell>
          <table:table-cell table:formula="of:=COM.MICROSOFT.CONCAT([.A12]; &quot;: &quot;;&quot;{ &quot;&quot;id&quot;&quot;: &quot;;[.A12];&quot;, &quot;&quot;name&quot;&quot;: &quot;&quot;&quot;;[.C12];&quot;&quot;&quot;, &quot;&quot;brand&quot;&quot;: &quot;&quot;&quot;;[.J12];&quot;&quot;&quot;, },&quot;)" office:value-type="string" office:string-value="0x13A: { &quot;id&quot;: 0x13A, &quot;name&quot;: &quot;Khaki Chinos&quot;, &quot;brand&quot;: &quot;Mus Rattus&quot;, }," calcext:value-type="string">
            <text:p>0x13A: { "id": 0x13A, "name": "Khaki Chinos", "brand": "Mus Rattu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3B" calcext:value-type="string">
            <text:p>0x13B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../../../../../../../wiki/Green_Warm-ups" xlink:type="simple">Green Warm-ups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Faster Puck I</text:p>
            <text:p>Activated by: All</text:p>
            <text:p>Unlocked at: Mus Rattus III - Cadoi City (FSG Lvl 3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1290 </text:p>
            <text:p>Mus Rattus III - Cadoi City for ¥1290 </text:p>
          </table:table-cell>
          <table:table-cell table:formula="of:=COM.MICROSOFT.CONCAT([.A13]; &quot;: &quot;;&quot;{ &quot;&quot;id&quot;&quot;: &quot;;[.A13];&quot;, &quot;&quot;name&quot;&quot;: &quot;&quot;&quot;;[.C13];&quot;&quot;&quot;, &quot;&quot;brand&quot;&quot;: &quot;&quot;&quot;;[.J13];&quot;&quot;&quot;, },&quot;)" office:value-type="string" office:string-value="0x13B: { &quot;id&quot;: 0x13B, &quot;name&quot;: &quot;Green Warm-ups&quot;, &quot;brand&quot;: &quot;Mus Rattus&quot;, }," calcext:value-type="string">
            <text:p>0x13B: { "id": 0x13B, "name": "Green Warm-ups", "brand": "Mus Rattu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3C" calcext:value-type="string">
            <text:p>0x13C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../../../../../../../wiki/Beach_Sandals" xlink:type="simple">Beach Sandal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More HP Drains I</text:p>
            <text:p>Activated by: All</text:p>
            <text:p>Unlocked at: Mus Rattus IV - Shibukyu Main Store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375 </text:p>
            <text:p>Mus Rattus III - Cadoi City for ¥375 </text:p>
            <text:p>Mus Rattus IV - Shibukyu Main Store for ¥375 </text:p>
          </table:table-cell>
          <table:table-cell table:formula="of:=COM.MICROSOFT.CONCAT([.A14]; &quot;: &quot;;&quot;{ &quot;&quot;id&quot;&quot;: &quot;;[.A14];&quot;, &quot;&quot;name&quot;&quot;: &quot;&quot;&quot;;[.C14];&quot;&quot;&quot;, &quot;&quot;brand&quot;&quot;: &quot;&quot;&quot;;[.J14];&quot;&quot;&quot;, },&quot;)" office:value-type="string" office:string-value="0x13C: { &quot;id&quot;: 0x13C, &quot;name&quot;: &quot;Beach Sandals&quot;, &quot;brand&quot;: &quot;Mus Rattus&quot;, }," calcext:value-type="string">
            <text:p>0x13C: { "id": 0x13C, "name": "Beach Sandals", "brand": "Mus Rattu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3D" calcext:value-type="string">
            <text:p>0x13D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../../../../../../../wiki/3-for-1_Sock_Pak" xlink:type="simple">3-for-1 Sock Pa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efense Break Finisher</text:p>
            <text:p>Activated by: Partner</text:p>
            <text:p>Unlocked at: Mus Rattus I - 104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570 </text:p>
            <text:p>Mus Rattus II - Molco for ¥570 </text:p>
            <text:p>Mus Rattus IV - Shibukyu Main Store for ¥570 </text:p>
          </table:table-cell>
          <table:table-cell table:formula="of:=COM.MICROSOFT.CONCAT([.A15]; &quot;: &quot;;&quot;{ &quot;&quot;id&quot;&quot;: &quot;;[.A15];&quot;, &quot;&quot;name&quot;&quot;: &quot;&quot;&quot;;[.C15];&quot;&quot;&quot;, &quot;&quot;brand&quot;&quot;: &quot;&quot;&quot;;[.J15];&quot;&quot;&quot;, },&quot;)" office:value-type="string" office:string-value="0x13D: { &quot;id&quot;: 0x13D, &quot;name&quot;: &quot;3-for-1 Sock Pak&quot;, &quot;brand&quot;: &quot;Mus Rattus&quot;, }," calcext:value-type="string">
            <text:p>0x13D: { "id": 0x13D, "name": "3-for-1 Sock Pak", "brand": "Mus Rattus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3E" calcext:value-type="string">
            <text:p>0x13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../../../../../../../wiki/Mowzy" xlink:type="simple">Mowzy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HIT Keeper I</text:p>
            <text:p>Activated by: Neku</text:p>
            <text:p>Unlocked at: Mus Rattus II - Molco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1500 </text:p>
            <text:p>Mus Rattus III - Cadoi City for ¥1500 </text:p>
            <text:p>Mus Rattus IV - Shibukyu Main Store for ¥1500 </text:p>
          </table:table-cell>
          <table:table-cell table:formula="of:=COM.MICROSOFT.CONCAT([.A16]; &quot;: &quot;;&quot;{ &quot;&quot;id&quot;&quot;: &quot;;[.A16];&quot;, &quot;&quot;name&quot;&quot;: &quot;&quot;&quot;;[.C16];&quot;&quot;&quot;, &quot;&quot;brand&quot;&quot;: &quot;&quot;&quot;;[.J16];&quot;&quot;&quot;, },&quot;)" office:value-type="string" office:string-value="0x13E: { &quot;id&quot;: 0x13E, &quot;name&quot;: &quot;Mowzy&quot;, &quot;brand&quot;: &quot;Mus Rattus&quot;, }," calcext:value-type="string">
            <text:p>0x13E: { "id": 0x13E, "name": "Mowzy", "brand": "Mus Rattu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3F" calcext:value-type="string">
            <text:p>0x13F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../../../../../../../wiki/Backpack" xlink:type="simple">Backpack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HP Drain Finisher</text:p>
            <text:p>Activated by: Partner</text:p>
            <text:p>Unlocked at: Mus Rattus I - 104 (FSG Lvl 3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1980 </text:p>
            <text:p>Mus Rattus II - Molco for ¥1980 </text:p>
            <text:p>Mus Rattus III - Cadoi City for ¥1980 </text:p>
          </table:table-cell>
          <table:table-cell table:formula="of:=COM.MICROSOFT.CONCAT([.A17]; &quot;: &quot;;&quot;{ &quot;&quot;id&quot;&quot;: &quot;;[.A17];&quot;, &quot;&quot;name&quot;&quot;: &quot;&quot;&quot;;[.C17];&quot;&quot;&quot;, &quot;&quot;brand&quot;&quot;: &quot;&quot;&quot;;[.J17];&quot;&quot;&quot;, },&quot;)" office:value-type="string" office:string-value="0x13F: { &quot;id&quot;: 0x13F, &quot;name&quot;: &quot;Backpack&quot;, &quot;brand&quot;: &quot;Mus Rattus&quot;, }," calcext:value-type="string">
            <text:p>0x13F: { "id": 0x13F, "name": "Backpack", "brand": "Mus Rattu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40" calcext:value-type="string">
            <text:p>0x14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../../../../../../../wiki/Canvas_Tote" xlink:type="simple">Canvas Tot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Ground Combo C</text:p>
            <text:p>Activated by: Shiki</text:p>
            <text:p>Unlocked at: Mus Rattus II - Molco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990 </text:p>
            <text:p>Mus Rattus II - Molco for ¥990 </text:p>
            <text:p>Mus Rattus IV - Shibukyu Main Store for ¥990 </text:p>
          </table:table-cell>
          <table:table-cell table:formula="of:=COM.MICROSOFT.CONCAT([.A18]; &quot;: &quot;;&quot;{ &quot;&quot;id&quot;&quot;: &quot;;[.A18];&quot;, &quot;&quot;name&quot;&quot;: &quot;&quot;&quot;;[.C18];&quot;&quot;&quot;, &quot;&quot;brand&quot;&quot;: &quot;&quot;&quot;;[.J18];&quot;&quot;&quot;, },&quot;)" office:value-type="string" office:string-value="0x140: { &quot;id&quot;: 0x140, &quot;name&quot;: &quot;Canvas Tote&quot;, &quot;brand&quot;: &quot;Mus Rattus&quot;, }," calcext:value-type="string">
            <text:p>0x140: { "id": 0x140, "name": "Canvas Tote", "brand": "Mus Rattu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1" calcext:value-type="string">
            <text:p>0x14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../../../../../../../wiki/Nylon_Waist_Pack" xlink:type="simple">Nylon Waist Pack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Combo Panel -1</text:p>
            <text:p>Activated by: Partner</text:p>
            <text:p>Unlocked at: Mus Rattus I - 104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1096 </text:p>
            <text:p>Mus Rattus III - Cadoi City for ¥1095 </text:p>
          </table:table-cell>
          <table:table-cell table:formula="of:=COM.MICROSOFT.CONCAT([.A19]; &quot;: &quot;;&quot;{ &quot;&quot;id&quot;&quot;: &quot;;[.A19];&quot;, &quot;&quot;name&quot;&quot;: &quot;&quot;&quot;;[.C19];&quot;&quot;&quot;, &quot;&quot;brand&quot;&quot;: &quot;&quot;&quot;;[.J19];&quot;&quot;&quot;, },&quot;)" office:value-type="string" office:string-value="0x141: { &quot;id&quot;: 0x141, &quot;name&quot;: &quot;Nylon Waist Pack&quot;, &quot;brand&quot;: &quot;Mus Rattus&quot;, }," calcext:value-type="string">
            <text:p>0x141: { "id": 0x141, "name": "Nylon Waist Pack", "brand": "Mus Rattu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42" calcext:value-type="string">
            <text:p>0x14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../../../../../../../wiki/Stronger_Cap" xlink:type="simple">Stronger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HP +10</text:p>
            <text:p>Activated by: Shiki</text:p>
            <text:p>Unlocked at: D+B Molco - Molco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6000 </text:p>
          </table:table-cell>
          <table:table-cell table:formula="of:=COM.MICROSOFT.CONCAT([.A20]; &quot;: &quot;;&quot;{ &quot;&quot;id&quot;&quot;: &quot;;[.A20];&quot;, &quot;&quot;name&quot;&quot;: &quot;&quot;&quot;;[.C20];&quot;&quot;&quot;, &quot;&quot;brand&quot;&quot;: &quot;&quot;&quot;;[.J20];&quot;&quot;&quot;, },&quot;)" office:value-type="string" office:string-value="0x142: { &quot;id&quot;: 0x142, &quot;name&quot;: &quot;Stronger Cap&quot;, &quot;brand&quot;: &quot;D+B&quot;, }," calcext:value-type="string">
            <text:p>0x142: { "id": 0x142, "name": "Stronger Cap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3" calcext:value-type="string">
            <text:p>0x14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../../../../../../../wiki/Star_Cap" xlink:type="simple">Star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Shiki: Fusion ★ +1</text:p>
            <text:p>Activated by: Shiki</text:p>
            <text:p>Unlocked at: D+B 104 - 104 (FSG Lvl 1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7800 </text:p>
            <text:p>D+B Molco - Molco for ¥7800 </text:p>
          </table:table-cell>
          <table:table-cell table:formula="of:=COM.MICROSOFT.CONCAT([.A21]; &quot;: &quot;;&quot;{ &quot;&quot;id&quot;&quot;: &quot;;[.A21];&quot;, &quot;&quot;name&quot;&quot;: &quot;&quot;&quot;;[.C21];&quot;&quot;&quot;, &quot;&quot;brand&quot;&quot;: &quot;&quot;&quot;;[.J21];&quot;&quot;&quot;, },&quot;)" office:value-type="string" office:string-value="0x143: { &quot;id&quot;: 0x143, &quot;name&quot;: &quot;Star Cap&quot;, &quot;brand&quot;: &quot;D+B&quot;, }," calcext:value-type="string">
            <text:p>0x143: { "id": 0x143, "name": "Star Cap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4" calcext:value-type="string">
            <text:p>0x14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../../../../../../../wiki/Knit_Casquette" xlink:type="simple">Knit Casquette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Shiki: ATK +1</text:p>
            <text:p>Activated by: Shiki</text:p>
            <text:p>Unlocked at: D+B Molco - Molco (FSG Lvl 1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4800 </text:p>
          </table:table-cell>
          <table:table-cell table:formula="of:=COM.MICROSOFT.CONCAT([.A22]; &quot;: &quot;;&quot;{ &quot;&quot;id&quot;&quot;: &quot;;[.A22];&quot;, &quot;&quot;name&quot;&quot;: &quot;&quot;&quot;;[.C22];&quot;&quot;&quot;, &quot;&quot;brand&quot;&quot;: &quot;&quot;&quot;;[.J22];&quot;&quot;&quot;, },&quot;)" office:value-type="string" office:string-value="0x144: { &quot;id&quot;: 0x144, &quot;name&quot;: &quot;Knit Casquette&quot;, &quot;brand&quot;: &quot;D+B&quot;, }," calcext:value-type="string">
            <text:p>0x144: { "id": 0x144, "name": "Knit Casquette", "brand": "D+B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45" calcext:value-type="string">
            <text:p>0x14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../../../../../../../wiki/Svelte_Parka" xlink:type="simple">Svelte Park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Shiki: ATK +2</text:p>
            <text:p>Activated by: Shiki</text:p>
            <text:p>Unlocked at: Sunshine Stationside - Shibukyu Stationside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9900 </text:p>
            <text:p>D+B Molco - Molco for ¥9900 </text:p>
          </table:table-cell>
          <table:table-cell table:formula="of:=COM.MICROSOFT.CONCAT([.A23]; &quot;: &quot;;&quot;{ &quot;&quot;id&quot;&quot;: &quot;;[.A23];&quot;, &quot;&quot;name&quot;&quot;: &quot;&quot;&quot;;[.C23];&quot;&quot;&quot;, &quot;&quot;brand&quot;&quot;: &quot;&quot;&quot;;[.J23];&quot;&quot;&quot;, },&quot;)" office:value-type="string" office:string-value="0x145: { &quot;id&quot;: 0x145, &quot;name&quot;: &quot;Svelte Parka&quot;, &quot;brand&quot;: &quot;D+B&quot;, }," calcext:value-type="string">
            <text:p>0x145: { "id": 0x145, "name": "Svelte Parka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6" calcext:value-type="string">
            <text:p>0x14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../../../../../../../wiki/Denim_Blouse" xlink:type="simple">Denim Blous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More Defense Breaks II</text:p>
            <text:p>Activated by: All</text:p>
            <text:p>Unlocked at: D+B Molco - Molco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1500 </text:p>
          </table:table-cell>
          <table:table-cell table:formula="of:=COM.MICROSOFT.CONCAT([.A24]; &quot;: &quot;;&quot;{ &quot;&quot;id&quot;&quot;: &quot;;[.A24];&quot;, &quot;&quot;name&quot;&quot;: &quot;&quot;&quot;;[.C24];&quot;&quot;&quot;, &quot;&quot;brand&quot;&quot;: &quot;&quot;&quot;;[.J24];&quot;&quot;&quot;, },&quot;)" office:value-type="string" office:string-value="0x146: { &quot;id&quot;: 0x146, &quot;name&quot;: &quot;Denim Blouse&quot;, &quot;brand&quot;: &quot;D+B&quot;, }," calcext:value-type="string">
            <text:p>0x146: { "id": 0x146, "name": "Denim Blouse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7" calcext:value-type="string">
            <text:p>0x14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../../../../../../../wiki/Cupid_Tee" xlink:type="simple">Cupid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Shiki: Fusion ★ +1</text:p>
            <text:p>Activated by: Shiki</text:p>
            <text:p>Unlocked at: D+B Molco - Molco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4200 </text:p>
          </table:table-cell>
          <table:table-cell table:formula="of:=COM.MICROSOFT.CONCAT([.A25]; &quot;: &quot;;&quot;{ &quot;&quot;id&quot;&quot;: &quot;;[.A25];&quot;, &quot;&quot;name&quot;&quot;: &quot;&quot;&quot;;[.C25];&quot;&quot;&quot;, &quot;&quot;brand&quot;&quot;: &quot;&quot;&quot;;[.J25];&quot;&quot;&quot;, },&quot;)" office:value-type="string" office:string-value="0x147: { &quot;id&quot;: 0x147, &quot;name&quot;: &quot;Cupid Tee&quot;, &quot;brand&quot;: &quot;D+B&quot;, }," calcext:value-type="string">
            <text:p>0x147: { "id": 0x147, "name": "Cupid Tee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48" calcext:value-type="string">
            <text:p>0x1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../../../../../../../wiki/Satin_Camisole" xlink:type="simple">Satin Camisol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Shiki: DEF +1</text:p>
            <text:p>Activated by: Shiki</text:p>
            <text:p>Unlocked at: D+B 104 - 104 (FSG Lvl 1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4800 </text:p>
          </table:table-cell>
          <table:table-cell table:formula="of:=COM.MICROSOFT.CONCAT([.A26]; &quot;: &quot;;&quot;{ &quot;&quot;id&quot;&quot;: &quot;;[.A26];&quot;, &quot;&quot;name&quot;&quot;: &quot;&quot;&quot;;[.C26];&quot;&quot;&quot;, &quot;&quot;brand&quot;&quot;: &quot;&quot;&quot;;[.J26];&quot;&quot;&quot;, },&quot;)" office:value-type="string" office:string-value="0x148: { &quot;id&quot;: 0x148, &quot;name&quot;: &quot;Satin Camisole&quot;, &quot;brand&quot;: &quot;D+B&quot;, }," calcext:value-type="string">
            <text:p>0x148: { "id": 0x148, "name": "Satin Camisole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49" calcext:value-type="string">
            <text:p>0x14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../../../../../../../wiki/Vest-Blouse_Combo" xlink:type="simple">Vest-Blouse Comb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Shiki: HP +20</text:p>
            <text:p>Activated by: Shiki</text:p>
            <text:p>Unlocked at: D+B 104 - 104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11190 </text:p>
          </table:table-cell>
          <table:table-cell table:formula="of:=COM.MICROSOFT.CONCAT([.A27]; &quot;: &quot;;&quot;{ &quot;&quot;id&quot;&quot;: &quot;;[.A27];&quot;, &quot;&quot;name&quot;&quot;: &quot;&quot;&quot;;[.C27];&quot;&quot;&quot;, &quot;&quot;brand&quot;&quot;: &quot;&quot;&quot;;[.J27];&quot;&quot;&quot;, },&quot;)" office:value-type="string" office:string-value="0x149: { &quot;id&quot;: 0x149, &quot;name&quot;: &quot;Vest-Blouse Combo&quot;, &quot;brand&quot;: &quot;D+B&quot;, }," calcext:value-type="string">
            <text:p>0x149: { "id": 0x149, "name": "Vest-Blouse Combo", "brand": "D+B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4A" calcext:value-type="string">
            <text:p>0x14A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../../../../../../../wiki/Leather_Shorts" xlink:type="simple">Leather Short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Resist Attack Breaks</text:p>
            <text:p>Activated by: All</text:p>
            <text:p>Unlocked at: Sunshine Shibukyu - Shibukyu Main Store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9000 </text:p>
          </table:table-cell>
          <table:table-cell table:formula="of:=COM.MICROSOFT.CONCAT([.A28]; &quot;: &quot;;&quot;{ &quot;&quot;id&quot;&quot;: &quot;;[.A28];&quot;, &quot;&quot;name&quot;&quot;: &quot;&quot;&quot;;[.C28];&quot;&quot;&quot;, &quot;&quot;brand&quot;&quot;: &quot;&quot;&quot;;[.J28];&quot;&quot;&quot;, },&quot;)" office:value-type="string" office:string-value="0x14A: { &quot;id&quot;: 0x14A, &quot;name&quot;: &quot;Leather Shorts&quot;, &quot;brand&quot;: &quot;D+B&quot;, }," calcext:value-type="string">
            <text:p>0x14A: { "id": 0x14A, "name": "Leather Shorts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4B" calcext:value-type="string">
            <text:p>0x14B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../../../../../../../wiki/Skinny_Jeans_(Black)" xlink:type="simple">Skinny Jeans (Black)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Shiki: DEF +2</text:p>
            <text:p>Activated by: Shiki</text:p>
            <text:p>Unlocked at: D+B 104 - 104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13500 </text:p>
            <text:p>D+B Molco - Molco for ¥13500 </text:p>
          </table:table-cell>
          <table:table-cell table:formula="of:=COM.MICROSOFT.CONCAT([.A29]; &quot;: &quot;;&quot;{ &quot;&quot;id&quot;&quot;: &quot;;[.A29];&quot;, &quot;&quot;name&quot;&quot;: &quot;&quot;&quot;;[.C29];&quot;&quot;&quot;, &quot;&quot;brand&quot;&quot;: &quot;&quot;&quot;;[.J29];&quot;&quot;&quot;, },&quot;)" office:value-type="string" office:string-value="0x14B: { &quot;id&quot;: 0x14B, &quot;name&quot;: &quot;Skinny Jeans (Black)&quot;, &quot;brand&quot;: &quot;D+B&quot;, }," calcext:value-type="string">
            <text:p>0x14B: { "id": 0x14B, "name": "Skinny Jeans (Black)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4C" calcext:value-type="string">
            <text:p>0x14C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../../../../../../../wiki/Denim_Miniskirt" xlink:type="simple">Denim Miniskir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Shiki: DEF +2</text:p>
            <text:p>Activated by: Shiki</text:p>
            <text:p>Unlocked at: D+B 104 - 104 (FSG Lvl 1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3x Rare Metal; 1x Durable Leather; 1x Plaid Miniskirt </text:p>
          </table:table-cell>
          <table:table-cell table:formula="of:=COM.MICROSOFT.CONCAT([.A30]; &quot;: &quot;;&quot;{ &quot;&quot;id&quot;&quot;: &quot;;[.A30];&quot;, &quot;&quot;name&quot;&quot;: &quot;&quot;&quot;;[.C30];&quot;&quot;&quot;, &quot;&quot;brand&quot;&quot;: &quot;&quot;&quot;;[.J30];&quot;&quot;&quot;, },&quot;)" office:value-type="string" office:string-value="0x14C: { &quot;id&quot;: 0x14C, &quot;name&quot;: &quot;Denim Miniskirt&quot;, &quot;brand&quot;: &quot;D+B&quot;, }," calcext:value-type="string">
            <text:p>0x14C: { "id": 0x14C, "name": "Denim Miniskirt", "brand": "D+B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4D" calcext:value-type="string">
            <text:p>0x14D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../../../../../../../wiki/Plaid_Miniskirt" xlink:type="simple">Plaid Miniskir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Shiki: DEF +1</text:p>
            <text:p>Activated by: Shiki</text:p>
            <text:p>Unlocked at: Sunshine Shibukyu - Shibukyu Main Store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8400 </text:p>
          </table:table-cell>
          <table:table-cell table:formula="of:=COM.MICROSOFT.CONCAT([.A31]; &quot;: &quot;;&quot;{ &quot;&quot;id&quot;&quot;: &quot;;[.A31];&quot;, &quot;&quot;name&quot;&quot;: &quot;&quot;&quot;;[.C31];&quot;&quot;&quot;, &quot;&quot;brand&quot;&quot;: &quot;&quot;&quot;;[.J31];&quot;&quot;&quot;, },&quot;)" office:value-type="string" office:string-value="0x14D: { &quot;id&quot;: 0x14D, &quot;name&quot;: &quot;Plaid Miniskirt&quot;, &quot;brand&quot;: &quot;D+B&quot;, }," calcext:value-type="string">
            <text:p>0x14D: { "id": 0x14D, "name": "Plaid Miniskirt", "brand": "D+B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4E" calcext:value-type="string">
            <text:p>0x14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<text:a xlink:href="../../../../../../../wiki/Knee-high_Boots" xlink:type="simple">Knee-high Boot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Shiki: ATK +2</text:p>
            <text:p>Activated by: Shiki</text:p>
            <text:p>Unlocked at: Sunshine Stationside - Shibukyu Stationside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15300 </text:p>
            <text:p>D+B Molco - Molco for ¥15300 </text:p>
          </table:table-cell>
          <table:table-cell table:formula="of:=COM.MICROSOFT.CONCAT([.A32]; &quot;: &quot;;&quot;{ &quot;&quot;id&quot;&quot;: &quot;;[.A32];&quot;, &quot;&quot;name&quot;&quot;: &quot;&quot;&quot;;[.C32];&quot;&quot;&quot;, &quot;&quot;brand&quot;&quot;: &quot;&quot;&quot;;[.J32];&quot;&quot;&quot;, },&quot;)" office:value-type="string" office:string-value="0x14E: { &quot;id&quot;: 0x14E, &quot;name&quot;: &quot;Knee-high Boots&quot;, &quot;brand&quot;: &quot;D+B&quot;, }," calcext:value-type="string">
            <text:p>0x14E: { "id": 0x14E, "name": "Knee-high Boots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F" calcext:value-type="string">
            <text:p>0x14F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<text:a xlink:href="../../../../../../../wiki/Cowboy_Boots_(Red)" xlink:type="simple">Cowboy Boots (Red)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HIT Keeper II</text:p>
            <text:p>Activated by: Neku</text:p>
            <text:p>Unlocked at: D+B 104 - 104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28200 </text:p>
          </table:table-cell>
          <table:table-cell table:formula="of:=COM.MICROSOFT.CONCAT([.A33]; &quot;: &quot;;&quot;{ &quot;&quot;id&quot;&quot;: &quot;;[.A33];&quot;, &quot;&quot;name&quot;&quot;: &quot;&quot;&quot;;[.C33];&quot;&quot;&quot;, &quot;&quot;brand&quot;&quot;: &quot;&quot;&quot;;[.J33];&quot;&quot;&quot;, },&quot;)" office:value-type="string" office:string-value="0x14F: { &quot;id&quot;: 0x14F, &quot;name&quot;: &quot;Cowboy Boots (Red)&quot;, &quot;brand&quot;: &quot;D+B&quot;, }," calcext:value-type="string">
            <text:p>0x14F: { "id": 0x14F, "name": "Cowboy Boots (Red)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0" calcext:value-type="string">
            <text:p>0x15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<text:a xlink:href="../../../../../../../wiki/Purple_Bikini" xlink:type="simple">Purple Bikini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-38" calcext:value-type="float">
            <text:p>-3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Shiki: Fusion ★ +2</text:p>
            <text:p>Activated by: Shiki</text:p>
            <text:p>Unlocked at: D+B 104 - 104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8400 </text:p>
          </table:table-cell>
          <table:table-cell table:formula="of:=COM.MICROSOFT.CONCAT([.A34]; &quot;: &quot;;&quot;{ &quot;&quot;id&quot;&quot;: &quot;;[.A34];&quot;, &quot;&quot;name&quot;&quot;: &quot;&quot;&quot;;[.C34];&quot;&quot;&quot;, &quot;&quot;brand&quot;&quot;: &quot;&quot;&quot;;[.J34];&quot;&quot;&quot;, },&quot;)" office:value-type="string" office:string-value="0x150: { &quot;id&quot;: 0x150, &quot;name&quot;: &quot;Purple Bikini&quot;, &quot;brand&quot;: &quot;D+B&quot;, }," calcext:value-type="string">
            <text:p>0x150: { "id": 0x150, "name": "Purple Bikini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1" calcext:value-type="string">
            <text:p>0x15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<text:a xlink:href="../../../../../../../wiki/Black_Bikini" xlink:type="simple">Black Bikini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-30" calcext:value-type="float">
            <text:p>-3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Shiki: Fusion ★ +3</text:p>
            <text:p>Activated by: Shiki</text:p>
            <text:p>Unlocked at: D+B 104 - 104 (FSG Lvl 5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5x Rare Metal; 1x Pretty Ribbon; 1x Purple Bikini </text:p>
          </table:table-cell>
          <table:table-cell table:formula="of:=COM.MICROSOFT.CONCAT([.A35]; &quot;: &quot;;&quot;{ &quot;&quot;id&quot;&quot;: &quot;;[.A35];&quot;, &quot;&quot;name&quot;&quot;: &quot;&quot;&quot;;[.C35];&quot;&quot;&quot;, &quot;&quot;brand&quot;&quot;: &quot;&quot;&quot;;[.J35];&quot;&quot;&quot;, },&quot;)" office:value-type="string" office:string-value="0x151: { &quot;id&quot;: 0x151, &quot;name&quot;: &quot;Black Bikini&quot;, &quot;brand&quot;: &quot;D+B&quot;, }," calcext:value-type="string">
            <text:p>0x151: { "id": 0x151, "name": "Black Bikini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52" calcext:value-type="string">
            <text:p>0x15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a xlink:href="../../../../../../../wiki/Studded_Belt" xlink:type="simple">Studded Bel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EXP Boost I</text:p>
            <text:p>Activated by: All</text:p>
            <text:p>Unlocked at: D+B Molco - Molco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8400 </text:p>
          </table:table-cell>
          <table:table-cell table:formula="of:=COM.MICROSOFT.CONCAT([.A36]; &quot;: &quot;;&quot;{ &quot;&quot;id&quot;&quot;: &quot;;[.A36];&quot;, &quot;&quot;name&quot;&quot;: &quot;&quot;&quot;;[.C36];&quot;&quot;&quot;, &quot;&quot;brand&quot;&quot;: &quot;&quot;&quot;;[.J36];&quot;&quot;&quot;, },&quot;)" office:value-type="string" office:string-value="0x152: { &quot;id&quot;: 0x152, &quot;name&quot;: &quot;Studded Belt&quot;, &quot;brand&quot;: &quot;D+B&quot;, }," calcext:value-type="string">
            <text:p>0x152: { "id": 0x152, "name": "Studded Belt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3" calcext:value-type="string">
            <text:p>0x15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a xlink:href="../../../../../../../wiki/D%2BB_Ring" xlink:type="simple">D+B Rin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Puck Power II</text:p>
            <text:p>Activated by: All</text:p>
            <text:p>Unlocked at: D+B 104 - 104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3x Adamantite; 2x Stunning Crystals; 1x Cowboy Boots (Red) </text:p>
          </table:table-cell>
          <table:table-cell table:formula="of:=COM.MICROSOFT.CONCAT([.A37]; &quot;: &quot;;&quot;{ &quot;&quot;id&quot;&quot;: &quot;;[.A37];&quot;, &quot;&quot;name&quot;&quot;: &quot;&quot;&quot;;[.C37];&quot;&quot;&quot;, &quot;&quot;brand&quot;&quot;: &quot;&quot;&quot;;[.J37];&quot;&quot;&quot;, },&quot;)" office:value-type="string" office:string-value="0x153: { &quot;id&quot;: 0x153, &quot;name&quot;: &quot;D+B Ring&quot;, &quot;brand&quot;: &quot;D+B&quot;, }," calcext:value-type="string">
            <text:p>0x153: { "id": 0x153, "name": "D+B Ring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4" calcext:value-type="string">
            <text:p>0x15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<text:a xlink:href="../../../../../../../wiki/Biker_Jacket" xlink:type="simple">Biker Jacke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Neku: ATK +5</text:p>
            <text:p>Activated by: Neku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3x Rare Metal; 1x Durable Leather; 1x Cotton Biker Vest </text:p>
          </table:table-cell>
          <table:table-cell table:formula="of:=COM.MICROSOFT.CONCAT([.A38]; &quot;: &quot;;&quot;{ &quot;&quot;id&quot;&quot;: &quot;;[.A38];&quot;, &quot;&quot;name&quot;&quot;: &quot;&quot;&quot;;[.C38];&quot;&quot;&quot;, &quot;&quot;brand&quot;&quot;: &quot;&quot;&quot;;[.J38];&quot;&quot;&quot;, },&quot;)" office:value-type="string" office:string-value="0x154: { &quot;id&quot;: 0x154, &quot;name&quot;: &quot;Biker Jacket&quot;, &quot;brand&quot;: &quot;Tigre Punks&quot;, }," calcext:value-type="string">
            <text:p>0x154: { "id": 0x154, "name": "Biker Jacket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55" calcext:value-type="string">
            <text:p>0x15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<text:a xlink:href="../../../../../../../wiki/Patchy_Biker_Jacket" xlink:type="simple">Patchy Biker Jacke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ATK +5</text:p>
            <text:p>Activated by: All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5x Tektite; 2x Durable Leather; 1x Biker Jacket </text:p>
          </table:table-cell>
          <table:table-cell table:formula="of:=COM.MICROSOFT.CONCAT([.A39]; &quot;: &quot;;&quot;{ &quot;&quot;id&quot;&quot;: &quot;;[.A39];&quot;, &quot;&quot;name&quot;&quot;: &quot;&quot;&quot;;[.C39];&quot;&quot;&quot;, &quot;&quot;brand&quot;&quot;: &quot;&quot;&quot;;[.J39];&quot;&quot;&quot;, },&quot;)" office:value-type="string" office:string-value="0x155: { &quot;id&quot;: 0x155, &quot;name&quot;: &quot;Patchy Biker Jacket&quot;, &quot;brand&quot;: &quot;Tigre Punks&quot;, }," calcext:value-type="string">
            <text:p>0x155: { "id": 0x155, "name": "Patchy Biker Jacket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6" calcext:value-type="string">
            <text:p>0x15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a xlink:href="../../../../../../../wiki/Cotton_Biker_Vest" xlink:type="simple">Cotton Biker Ves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Neku: ATK +3</text:p>
            <text:p>Activated by: Neku</text:p>
            <text:p>Unlocked at: Tigre Punks - Molco (FSG Lvl 4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9600 </text:p>
          </table:table-cell>
          <table:table-cell table:formula="of:=COM.MICROSOFT.CONCAT([.A40]; &quot;: &quot;;&quot;{ &quot;&quot;id&quot;&quot;: &quot;;[.A40];&quot;, &quot;&quot;name&quot;&quot;: &quot;&quot;&quot;;[.C40];&quot;&quot;&quot;, &quot;&quot;brand&quot;&quot;: &quot;&quot;&quot;;[.J40];&quot;&quot;&quot;, },&quot;)" office:value-type="string" office:string-value="0x156: { &quot;id&quot;: 0x156, &quot;name&quot;: &quot;Cotton Biker Vest&quot;, &quot;brand&quot;: &quot;Tigre Punks&quot;, }," calcext:value-type="string">
            <text:p>0x156: { "id": 0x156, "name": "Cotton Biker Vest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7" calcext:value-type="string">
            <text:p>0x15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<text:a xlink:href="../../../../../../../wiki/Tiger_Biker_Vest" xlink:type="simple">Tiger Biker Ves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eat: Fusion ★ +3</text:p>
            <text:p>Activated by: Beat</text:p>
            <text:p>Unlocked at: Tigre Punks - Molco (FSG Lvl 7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64500 </text:p>
          </table:table-cell>
          <table:table-cell table:formula="of:=COM.MICROSOFT.CONCAT([.A41]; &quot;: &quot;;&quot;{ &quot;&quot;id&quot;&quot;: &quot;;[.A41];&quot;, &quot;&quot;name&quot;&quot;: &quot;&quot;&quot;;[.C41];&quot;&quot;&quot;, &quot;&quot;brand&quot;&quot;: &quot;&quot;&quot;;[.J41];&quot;&quot;&quot;, },&quot;)" office:value-type="string" office:string-value="0x157: { &quot;id&quot;: 0x157, &quot;name&quot;: &quot;Tiger Biker Vest&quot;, &quot;brand&quot;: &quot;Tigre Punks&quot;, }," calcext:value-type="string">
            <text:p>0x157: { "id": 0x157, "name": "Tiger Biker Vest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58" calcext:value-type="string">
            <text:p>0x15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<text:a xlink:href="../../../../../../../wiki/Fitted_Coat" xlink:type="simple">Fitted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eat: DEF +4</text:p>
            <text:p>Activated by: Beat</text:p>
            <text:p>Unlocked at: Tigre Punks - Molco (FSG lvl 7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27000 </text:p>
          </table:table-cell>
          <table:table-cell table:formula="of:=COM.MICROSOFT.CONCAT([.A42]; &quot;: &quot;;&quot;{ &quot;&quot;id&quot;&quot;: &quot;;[.A42];&quot;, &quot;&quot;name&quot;&quot;: &quot;&quot;&quot;;[.C42];&quot;&quot;&quot;, &quot;&quot;brand&quot;&quot;: &quot;&quot;&quot;;[.J42];&quot;&quot;&quot;, },&quot;)" office:value-type="string" office:string-value="0x158: { &quot;id&quot;: 0x158, &quot;name&quot;: &quot;Fitted Coat&quot;, &quot;brand&quot;: &quot;Tigre Punks&quot;, }," calcext:value-type="string">
            <text:p>0x158: { "id": 0x158, "name": "Fitted Coat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9" calcext:value-type="string">
            <text:p>0x15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<text:a xlink:href="../../../../../../../wiki/Tartan_Coat" xlink:type="simple">Tartan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eat: Air Combo D</text:p>
            <text:p>Activated by: Beat</text:p>
            <text:p>Unlocked at: Tigre Punks - Molco (FSG Lvl 6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9500 </text:p>
          </table:table-cell>
          <table:table-cell table:formula="of:=COM.MICROSOFT.CONCAT([.A43]; &quot;: &quot;;&quot;{ &quot;&quot;id&quot;&quot;: &quot;;[.A43];&quot;, &quot;&quot;name&quot;&quot;: &quot;&quot;&quot;;[.C43];&quot;&quot;&quot;, &quot;&quot;brand&quot;&quot;: &quot;&quot;&quot;;[.J43];&quot;&quot;&quot;, },&quot;)" office:value-type="string" office:string-value="0x159: { &quot;id&quot;: 0x159, &quot;name&quot;: &quot;Tartan Coat&quot;, &quot;brand&quot;: &quot;Tigre Punks&quot;, }," calcext:value-type="string">
            <text:p>0x159: { "id": 0x159, "name": "Tartan Coat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A" calcext:value-type="string">
            <text:p>0x15A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<text:a xlink:href="../../../../../../../wiki/Pink_Gauze_Shirt" xlink:type="simple">Pink Gauze Shi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Joshua: Air Combo A</text:p>
            <text:p>Activated by: Joshua</text:p>
            <text:p>Unlocked at: Tigre Punks - Molco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6795 </text:p>
          </table:table-cell>
          <table:table-cell table:formula="of:=COM.MICROSOFT.CONCAT([.A44]; &quot;: &quot;;&quot;{ &quot;&quot;id&quot;&quot;: &quot;;[.A44];&quot;, &quot;&quot;name&quot;&quot;: &quot;&quot;&quot;;[.C44];&quot;&quot;&quot;, &quot;&quot;brand&quot;&quot;: &quot;&quot;&quot;;[.J44];&quot;&quot;&quot;, },&quot;)" office:value-type="string" office:string-value="0x15A: { &quot;id&quot;: 0x15A, &quot;name&quot;: &quot;Pink Gauze Shirt&quot;, &quot;brand&quot;: &quot;Tigre Punks&quot;, }," calcext:value-type="string">
            <text:p>0x15A: { "id": 0x15A, "name": "Pink Gauze Shirt", "brand": "Tigre Punks", },</text:p>
          </table:table-cell>
        </table:table-row>
        <table:table-row table:style-name="ro3">
          <table:table-cell table:style-name="ce3" table:formula="of:=COM.MICROSOFT.CONCAT(&quot;0x&quot;; DEC2HEX(ROW() + 302))" office:value-type="string" office:string-value="0x15B" calcext:value-type="string">
            <text:p>0x15B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a xlink:href="../../../../../../../wiki/Grey_Gauze_Shirt" xlink:type="simple">Grey Gauze Shi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HP +15</text:p>
            <text:p>Activated by: All</text:p>
            <text:p>Unlocked at: AMX - AMX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6900 </text:p>
          </table:table-cell>
          <table:table-cell table:formula="of:=COM.MICROSOFT.CONCAT([.A45]; &quot;: &quot;;&quot;{ &quot;&quot;id&quot;&quot;: &quot;;[.A45];&quot;, &quot;&quot;name&quot;&quot;: &quot;&quot;&quot;;[.C45];&quot;&quot;&quot;, &quot;&quot;brand&quot;&quot;: &quot;&quot;&quot;;[.J45];&quot;&quot;&quot;, },&quot;)" office:value-type="string" office:string-value="0x15B: { &quot;id&quot;: 0x15B, &quot;name&quot;: &quot;Grey Gauze Shirt&quot;, &quot;brand&quot;: &quot;Tigre Punks&quot;, }," calcext:value-type="string">
            <text:p>0x15B: { "id": 0x15B, "name": "Grey Gauze Shirt", "brand": "Tigre Punk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5C" calcext:value-type="string">
            <text:p>0x15C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<text:a xlink:href="../../../../../../../wiki/Black_Raglan_Tee" xlink:type="simple">Black Raglan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SOS ATK Boost I</text:p>
            <text:p>Activated by: All</text:p>
            <text:p>Unlocked at: Cosmic Corner - Dogenzaka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Cosmic Corner - Dogenzaka for ¥3990 </text:p>
            <text:p>Tigre Punks - Molco for ¥3990 </text:p>
          </table:table-cell>
          <table:table-cell table:formula="of:=COM.MICROSOFT.CONCAT([.A46]; &quot;: &quot;;&quot;{ &quot;&quot;id&quot;&quot;: &quot;;[.A46];&quot;, &quot;&quot;name&quot;&quot;: &quot;&quot;&quot;;[.C46];&quot;&quot;&quot;, &quot;&quot;brand&quot;&quot;: &quot;&quot;&quot;;[.J46];&quot;&quot;&quot;, },&quot;)" office:value-type="string" office:string-value="0x15C: { &quot;id&quot;: 0x15C, &quot;name&quot;: &quot;Black Raglan Tee&quot;, &quot;brand&quot;: &quot;Tigre Punks&quot;, }," calcext:value-type="string">
            <text:p>0x15C: { "id": 0x15C, "name": "Black Raglan Tee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5D" calcext:value-type="string">
            <text:p>0x15D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<text:a xlink:href="../../../../../../../wiki/Blue_Raglan_Tee" xlink:type="simple">Blue Raglan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HP +10</text:p>
            <text:p>Activated by: Shiki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3990 </text:p>
          </table:table-cell>
          <table:table-cell table:formula="of:=COM.MICROSOFT.CONCAT([.A47]; &quot;: &quot;;&quot;{ &quot;&quot;id&quot;&quot;: &quot;;[.A47];&quot;, &quot;&quot;name&quot;&quot;: &quot;&quot;&quot;;[.C47];&quot;&quot;&quot;, &quot;&quot;brand&quot;&quot;: &quot;&quot;&quot;;[.J47];&quot;&quot;&quot;, },&quot;)" office:value-type="string" office:string-value="0x15D: { &quot;id&quot;: 0x15D, &quot;name&quot;: &quot;Blue Raglan Tee&quot;, &quot;brand&quot;: &quot;Tigre Punks&quot;, }," calcext:value-type="string">
            <text:p>0x15D: { "id": 0x15D, "name": "Blue Raglan Tee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E" calcext:value-type="string">
            <text:p>0x15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<text:a xlink:href="../../../../../../../wiki/Bondage_Pants_(Black)" xlink:type="simple">Bondage Pants (Black)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SOS Null Damage</text:p>
            <text:p>Activated by: All</text:p>
            <text:p>Unlocked at: Tigre Punks - Molco (FSG Lvl 3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9000 </text:p>
          </table:table-cell>
          <table:table-cell table:formula="of:=COM.MICROSOFT.CONCAT([.A48]; &quot;: &quot;;&quot;{ &quot;&quot;id&quot;&quot;: &quot;;[.A48];&quot;, &quot;&quot;name&quot;&quot;: &quot;&quot;&quot;;[.C48];&quot;&quot;&quot;, &quot;&quot;brand&quot;&quot;: &quot;&quot;&quot;;[.J48];&quot;&quot;&quot;, },&quot;)" office:value-type="string" office:string-value="0x15E: { &quot;id&quot;: 0x15E, &quot;name&quot;: &quot;Bondage Pants (Black)&quot;, &quot;brand&quot;: &quot;Tigre Punks&quot;, }," calcext:value-type="string">
            <text:p>0x15E: { "id": 0x15E, "name": "Bondage Pants (Black)", "brand": "Tigre Punk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5F" calcext:value-type="string">
            <text:p>0x15F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a xlink:href="../../../../../../../wiki/Skirt_Bondage_Combo" xlink:type="simple">Skirt Bondage Combo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Resist Immobilization</text:p>
            <text:p>Activated by: All</text:p>
            <text:p>Unlocked at: Tigre Punks - Molco (FSG Lvl 6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5600 </text:p>
          </table:table-cell>
          <table:table-cell table:formula="of:=COM.MICROSOFT.CONCAT([.A49]; &quot;: &quot;;&quot;{ &quot;&quot;id&quot;&quot;: &quot;;[.A49];&quot;, &quot;&quot;name&quot;&quot;: &quot;&quot;&quot;;[.C49];&quot;&quot;&quot;, &quot;&quot;brand&quot;&quot;: &quot;&quot;&quot;;[.J49];&quot;&quot;&quot;, },&quot;)" office:value-type="string" office:string-value="0x15F: { &quot;id&quot;: 0x15F, &quot;name&quot;: &quot;Skirt Bondage Combo&quot;, &quot;brand&quot;: &quot;Tigre Punks&quot;, }," calcext:value-type="string">
            <text:p>0x15F: { "id": 0x15F, "name": "Skirt Bondage Combo", "brand": "Tigre Punks", },</text:p>
          </table:table-cell>
        </table:table-row>
        <table:table-row table:style-name="ro3">
          <table:table-cell table:style-name="ce3" table:formula="of:=COM.MICROSOFT.CONCAT(&quot;0x&quot;; DEC2HEX(ROW() + 302))" office:value-type="string" office:string-value="0x160" calcext:value-type="string">
            <text:p>0x16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<text:a xlink:href="../../../../../../../wiki/Bondage_Half-pants" xlink:type="simple">Bondage Half-pant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Neku: DEF +1</text:p>
            <text:p>Activated by: Neku</text:p>
            <text:p>Unlocked at: AMX - AMX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5100 </text:p>
          </table:table-cell>
          <table:table-cell table:formula="of:=COM.MICROSOFT.CONCAT([.A50]; &quot;: &quot;;&quot;{ &quot;&quot;id&quot;&quot;: &quot;;[.A50];&quot;, &quot;&quot;name&quot;&quot;: &quot;&quot;&quot;;[.C50];&quot;&quot;&quot;, &quot;&quot;brand&quot;&quot;: &quot;&quot;&quot;;[.J50];&quot;&quot;&quot;, },&quot;)" office:value-type="string" office:string-value="0x160: { &quot;id&quot;: 0x160, &quot;name&quot;: &quot;Bondage Half-pants&quot;, &quot;brand&quot;: &quot;Tigre Punks&quot;, }," calcext:value-type="string">
            <text:p>0x160: { "id": 0x160, "name": "Bondage Half-pants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1" calcext:value-type="string">
            <text:p>0x16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<text:a xlink:href="../../../../../../../wiki/Work_Boots" xlink:type="simple">Work Boot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Resist Knockback</text:p>
            <text:p>Activated by: All</text:p>
            <text:p>Unlocked at: Tigre Punks - Molco (FSG Lvl 6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9500 </text:p>
          </table:table-cell>
          <table:table-cell table:formula="of:=COM.MICROSOFT.CONCAT([.A51]; &quot;: &quot;;&quot;{ &quot;&quot;id&quot;&quot;: &quot;;[.A51];&quot;, &quot;&quot;name&quot;&quot;: &quot;&quot;&quot;;[.C51];&quot;&quot;&quot;, &quot;&quot;brand&quot;&quot;: &quot;&quot;&quot;;[.J51];&quot;&quot;&quot;, },&quot;)" office:value-type="string" office:string-value="0x161: { &quot;id&quot;: 0x161, &quot;name&quot;: &quot;Work Boots&quot;, &quot;brand&quot;: &quot;Tigre Punks&quot;, }," calcext:value-type="string">
            <text:p>0x161: { "id": 0x161, "name": "Work Boots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2" calcext:value-type="string">
            <text:p>0x16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a xlink:href="../../../../../../../wiki/Purple_Sneaks" xlink:type="simple">Purple Sneak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Faster Puck II</text:p>
            <text:p>Activated by: All</text:p>
            <text:p>Unlocked at: Tigre Punks - Molco (FSG Lvl 3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5100 </text:p>
          </table:table-cell>
          <table:table-cell table:formula="of:=COM.MICROSOFT.CONCAT([.A52]; &quot;: &quot;;&quot;{ &quot;&quot;id&quot;&quot;: &quot;;[.A52];&quot;, &quot;&quot;name&quot;&quot;: &quot;&quot;&quot;;[.C52];&quot;&quot;&quot;, &quot;&quot;brand&quot;&quot;: &quot;&quot;&quot;;[.J52];&quot;&quot;&quot;, },&quot;)" office:value-type="string" office:string-value="0x162: { &quot;id&quot;: 0x162, &quot;name&quot;: &quot;Purple Sneaks&quot;, &quot;brand&quot;: &quot;Tigre Punks&quot;, }," calcext:value-type="string">
            <text:p>0x162: { "id": 0x162, "name": "Purple Sneaks", "brand": "Tigre Punk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3" calcext:value-type="string">
            <text:p>0x16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a xlink:href="../../../../../../../wiki/Custom_Sneaks" xlink:type="simple">Custom Sneak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More Defense Breaks I</text:p>
            <text:p>Activated by: All</text:p>
            <text:p>Unlocked at: Cosmic Corner - Dogenzaka (FSG Lvl 3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Cosmic Corner - Dogenzaka for ¥8400 </text:p>
            <text:p>Tigre Punks - Molco for ¥8400 </text:p>
          </table:table-cell>
          <table:table-cell table:formula="of:=COM.MICROSOFT.CONCAT([.A53]; &quot;: &quot;;&quot;{ &quot;&quot;id&quot;&quot;: &quot;;[.A53];&quot;, &quot;&quot;name&quot;&quot;: &quot;&quot;&quot;;[.C53];&quot;&quot;&quot;, &quot;&quot;brand&quot;&quot;: &quot;&quot;&quot;;[.J53];&quot;&quot;&quot;, },&quot;)" office:value-type="string" office:string-value="0x163: { &quot;id&quot;: 0x163, &quot;name&quot;: &quot;Custom Sneaks&quot;, &quot;brand&quot;: &quot;Tigre Punks&quot;, }," calcext:value-type="string">
            <text:p>0x163: { "id": 0x163, "name": "Custom Sneaks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64" calcext:value-type="string">
            <text:p>0x16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<text:a xlink:href="../../../../../../../wiki/White_Rubbersoles" xlink:type="simple">White Rubbersol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EXP Boost I</text:p>
            <text:p>Activated by: All</text:p>
            <text:p>Unlocked at: Tigre Punks - Molco (FSG Lvl 4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5000 </text:p>
          </table:table-cell>
          <table:table-cell table:formula="of:=COM.MICROSOFT.CONCAT([.A54]; &quot;: &quot;;&quot;{ &quot;&quot;id&quot;&quot;: &quot;;[.A54];&quot;, &quot;&quot;name&quot;&quot;: &quot;&quot;&quot;;[.C54];&quot;&quot;&quot;, &quot;&quot;brand&quot;&quot;: &quot;&quot;&quot;;[.J54];&quot;&quot;&quot;, },&quot;)" office:value-type="string" office:string-value="0x164: { &quot;id&quot;: 0x164, &quot;name&quot;: &quot;White Rubbersoles&quot;, &quot;brand&quot;: &quot;Tigre Punks&quot;, }," calcext:value-type="string">
            <text:p>0x164: { "id": 0x164, "name": "White Rubbersoles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5" calcext:value-type="string">
            <text:p>0x16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a xlink:href="../../../../../../../wiki/Double-spiked_Cuff" xlink:type="simple">Double-spiked Cuff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5" calcext:value-type="float">
            <text:p>-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Attack Break Finisher</text:p>
            <text:p>Activated by: Partner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2400 </text:p>
          </table:table-cell>
          <table:table-cell table:formula="of:=COM.MICROSOFT.CONCAT([.A55]; &quot;: &quot;;&quot;{ &quot;&quot;id&quot;&quot;: &quot;;[.A55];&quot;, &quot;&quot;name&quot;&quot;: &quot;&quot;&quot;;[.C55];&quot;&quot;&quot;, &quot;&quot;brand&quot;&quot;: &quot;&quot;&quot;;[.J55];&quot;&quot;&quot;, },&quot;)" office:value-type="string" office:string-value="0x165: { &quot;id&quot;: 0x165, &quot;name&quot;: &quot;Double-spiked Cuff&quot;, &quot;brand&quot;: &quot;Tigre Punks&quot;, }," calcext:value-type="string">
            <text:p>0x165: { "id": 0x165, "name": "Double-spiked Cuff", "brand": "Tigre Punk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6" calcext:value-type="string">
            <text:p>0x16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<text:a xlink:href="../../../../../../../wiki/Spiked_Choker" xlink:type="simple">Spiked Choker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Ground Combo A</text:p>
            <text:p>Activated by: Shiki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3600 </text:p>
          </table:table-cell>
          <table:table-cell table:formula="of:=COM.MICROSOFT.CONCAT([.A56]; &quot;: &quot;;&quot;{ &quot;&quot;id&quot;&quot;: &quot;;[.A56];&quot;, &quot;&quot;name&quot;&quot;: &quot;&quot;&quot;;[.C56];&quot;&quot;&quot;, &quot;&quot;brand&quot;&quot;: &quot;&quot;&quot;;[.J56];&quot;&quot;&quot;, },&quot;)" office:value-type="string" office:string-value="0x166: { &quot;id&quot;: 0x166, &quot;name&quot;: &quot;Spiked Choker&quot;, &quot;brand&quot;: &quot;Tigre Punks&quot;, }," calcext:value-type="string">
            <text:p>0x166: { "id": 0x166, "name": "Spiked Choker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67" calcext:value-type="string">
            <text:p>0x16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<text:a xlink:href="../../../../../../../wiki/Red_Mohawk_Set" xlink:type="simple">Red Mohawk Se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12" calcext:value-type="float">
            <text:p>-12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HP Drain Finisher</text:p>
            <text:p>Activated by: Partner</text:p>
            <text:p>Unlocked at: AMX - AMX (FSG Lvl 3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9000 </text:p>
          </table:table-cell>
          <table:table-cell table:formula="of:=COM.MICROSOFT.CONCAT([.A57]; &quot;: &quot;;&quot;{ &quot;&quot;id&quot;&quot;: &quot;;[.A57];&quot;, &quot;&quot;name&quot;&quot;: &quot;&quot;&quot;;[.C57];&quot;&quot;&quot;, &quot;&quot;brand&quot;&quot;: &quot;&quot;&quot;;[.J57];&quot;&quot;&quot;, },&quot;)" office:value-type="string" office:string-value="0x167: { &quot;id&quot;: 0x167, &quot;name&quot;: &quot;Red Mohawk Set&quot;, &quot;brand&quot;: &quot;Tigre Punks&quot;, }," calcext:value-type="string">
            <text:p>0x167: { "id": 0x167, "name": "Red Mohawk Set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8" calcext:value-type="string">
            <text:p>0x16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<text:a xlink:href="../../../../../../../wiki/Gold_Padlock_Necklace" xlink:type="simple">Gold Padlock Necklac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eat: Fusion ★ +1</text:p>
            <text:p>Activated by: Beat</text:p>
            <text:p>Unlocked at: Tigre Punks - Molco (FSG Lvl 4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5300 </text:p>
          </table:table-cell>
          <table:table-cell table:formula="of:=COM.MICROSOFT.CONCAT([.A58]; &quot;: &quot;;&quot;{ &quot;&quot;id&quot;&quot;: &quot;;[.A58];&quot;, &quot;&quot;name&quot;&quot;: &quot;&quot;&quot;;[.C58];&quot;&quot;&quot;, &quot;&quot;brand&quot;&quot;: &quot;&quot;&quot;;[.J58];&quot;&quot;&quot;, },&quot;)" office:value-type="string" office:string-value="0x168: { &quot;id&quot;: 0x168, &quot;name&quot;: &quot;Gold Padlock Necklace&quot;, &quot;brand&quot;: &quot;Tigre Punks&quot;, }," calcext:value-type="string">
            <text:p>0x168: { "id": 0x168, "name": "Gold Padlock Necklace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69" calcext:value-type="string">
            <text:p>0x16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a xlink:href="../../../../../../../wiki/Custom_Waist_Pack" xlink:type="simple">Custom Waist Pack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ATK +2</text:p>
            <text:p>Activated by: All</text:p>
            <text:p>Unlocked at: Tigre Punks - Molco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5160 </text:p>
          </table:table-cell>
          <table:table-cell table:formula="of:=COM.MICROSOFT.CONCAT([.A59]; &quot;: &quot;;&quot;{ &quot;&quot;id&quot;&quot;: &quot;;[.A59];&quot;, &quot;&quot;name&quot;&quot;: &quot;&quot;&quot;;[.C59];&quot;&quot;&quot;, &quot;&quot;brand&quot;&quot;: &quot;&quot;&quot;;[.J59];&quot;&quot;&quot;, },&quot;)" office:value-type="string" office:string-value="0x169: { &quot;id&quot;: 0x169, &quot;name&quot;: &quot;Custom Waist Pack&quot;, &quot;brand&quot;: &quot;Tigre Punks&quot;, }," calcext:value-type="string">
            <text:p>0x169: { "id": 0x169, "name": "Custom Waist Pack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A" calcext:value-type="string">
            <text:p>0x16A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<text:a xlink:href="../../../../../../../wiki/Tiger_Waist_Pack" xlink:type="simple">Tiger Waist Pa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Combo Panel +1</text:p>
            <text:p>Activated by: Partner</text:p>
            <text:p>Unlocked at: Tigre Punks - Molco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7560 </text:p>
          </table:table-cell>
          <table:table-cell table:formula="of:=COM.MICROSOFT.CONCAT([.A60]; &quot;: &quot;;&quot;{ &quot;&quot;id&quot;&quot;: &quot;;[.A60];&quot;, &quot;&quot;name&quot;&quot;: &quot;&quot;&quot;;[.C60];&quot;&quot;&quot;, &quot;&quot;brand&quot;&quot;: &quot;&quot;&quot;;[.J60];&quot;&quot;&quot;, },&quot;)" office:value-type="string" office:string-value="0x16A: { &quot;id&quot;: 0x16A, &quot;name&quot;: &quot;Tiger Waist Pack&quot;, &quot;brand&quot;: &quot;Tigre Punks&quot;, }," calcext:value-type="string">
            <text:p>0x16A: { "id": 0x16A, "name": "Tiger Waist Pack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B" calcext:value-type="string">
            <text:p>0x16B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a xlink:href="../../../../../../../wiki/Lace_Bonnet" xlink:type="simple">Lace Bonne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No Obstacles</text:p>
            <text:p>Activated by: Neku</text:p>
            <text:p>Unlocked at: Mind &amp; Body Foods - Shibu Dept. Store (FSG Lvl 2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3000 </text:p>
          </table:table-cell>
          <table:table-cell table:formula="of:=COM.MICROSOFT.CONCAT([.A61]; &quot;: &quot;;&quot;{ &quot;&quot;id&quot;&quot;: &quot;;[.A61];&quot;, &quot;&quot;name&quot;&quot;: &quot;&quot;&quot;;[.C61];&quot;&quot;&quot;, &quot;&quot;brand&quot;&quot;: &quot;&quot;&quot;;[.J61];&quot;&quot;&quot;, },&quot;)" office:value-type="string" office:string-value="0x16B: { &quot;id&quot;: 0x16B, &quot;name&quot;: &quot;Lace Bonnet&quot;, &quot;brand&quot;: &quot;Lapin Angelique&quot;, }," calcext:value-type="string">
            <text:p>0x16B: { "id": 0x16B, "name": "Lace Bonnet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C" calcext:value-type="string">
            <text:p>0x16C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<text:a xlink:href="../../../../../../../wiki/Ribbon_Bonnet" xlink:type="simple">Ribbon Bonne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Shiki: ATK +1</text:p>
            <text:p>Activated by: Shiki</text:p>
            <text:p>Unlocked at: Lapin Angelique - A-East (FSG Lvl 1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3000 </text:p>
          </table:table-cell>
          <table:table-cell table:formula="of:=COM.MICROSOFT.CONCAT([.A62]; &quot;: &quot;;&quot;{ &quot;&quot;id&quot;&quot;: &quot;;[.A62];&quot;, &quot;&quot;name&quot;&quot;: &quot;&quot;&quot;;[.C62];&quot;&quot;&quot;, &quot;&quot;brand&quot;&quot;: &quot;&quot;&quot;;[.J62];&quot;&quot;&quot;, },&quot;)" office:value-type="string" office:string-value="0x16C: { &quot;id&quot;: 0x16C, &quot;name&quot;: &quot;Ribbon Bonnet&quot;, &quot;brand&quot;: &quot;Lapin Angelique&quot;, }," calcext:value-type="string">
            <text:p>0x16C: { "id": 0x16C, "name": "Ribbon Bonnet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D" calcext:value-type="string">
            <text:p>0x16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<text:a xlink:href="../../../../../../../wiki/Ribbon_Mini-hat" xlink:type="simple">Ribbon Mini-ha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SOS ATK Boost I</text:p>
            <text:p>Activated by: All</text:p>
            <text:p>Unlocked at: Lapin Angelique - A-East (FSG Lvl 2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4200 </text:p>
          </table:table-cell>
          <table:table-cell table:formula="of:=COM.MICROSOFT.CONCAT([.A63]; &quot;: &quot;;&quot;{ &quot;&quot;id&quot;&quot;: &quot;;[.A63];&quot;, &quot;&quot;name&quot;&quot;: &quot;&quot;&quot;;[.C63];&quot;&quot;&quot;, &quot;&quot;brand&quot;&quot;: &quot;&quot;&quot;;[.J63];&quot;&quot;&quot;, },&quot;)" office:value-type="string" office:string-value="0x16D: { &quot;id&quot;: 0x16D, &quot;name&quot;: &quot;Ribbon Mini-hat&quot;, &quot;brand&quot;: &quot;Lapin Angelique&quot;, }," calcext:value-type="string">
            <text:p>0x16D: { "id": 0x16D, "name": "Ribbon Mini-hat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E" calcext:value-type="string">
            <text:p>0x16E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<text:a xlink:href="../../../../../../../wiki/Mini-crown" xlink:type="simple">Mini-crown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SOS DEF Boost I</text:p>
            <text:p>Activated by: All</text:p>
            <text:p>Unlocked at: Lapin Angelique - A-East (FSG Lvl 4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5400 </text:p>
          </table:table-cell>
          <table:table-cell table:formula="of:=COM.MICROSOFT.CONCAT([.A64]; &quot;: &quot;;&quot;{ &quot;&quot;id&quot;&quot;: &quot;;[.A64];&quot;, &quot;&quot;name&quot;&quot;: &quot;&quot;&quot;;[.C64];&quot;&quot;&quot;, &quot;&quot;brand&quot;&quot;: &quot;&quot;&quot;;[.J64];&quot;&quot;&quot;, },&quot;)" office:value-type="string" office:string-value="0x16E: { &quot;id&quot;: 0x16E, &quot;name&quot;: &quot;Mini-crown&quot;, &quot;brand&quot;: &quot;Lapin Angelique&quot;, }," calcext:value-type="string">
            <text:p>0x16E: { "id": 0x16E, "name": "Mini-crown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F" calcext:value-type="string">
            <text:p>0x16F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<text:a xlink:href="../../../../../../../wiki/Goth_Bondage_Coat" xlink:type="simple">Goth Bondage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-8" calcext:value-type="float">
            <text:p>-8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Jinxed ATK Boost +10</text:p>
            <text:p>Activated by: All</text:p>
            <text:p>Unlocked at: Lapin Angelique - A-East (FSG Lvl 5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2x Tektite; 1x Sleek Silk; 1x Vampire Dress </text:p>
          </table:table-cell>
          <table:table-cell table:formula="of:=COM.MICROSOFT.CONCAT([.A65]; &quot;: &quot;;&quot;{ &quot;&quot;id&quot;&quot;: &quot;;[.A65];&quot;, &quot;&quot;name&quot;&quot;: &quot;&quot;&quot;;[.C65];&quot;&quot;&quot;, &quot;&quot;brand&quot;&quot;: &quot;&quot;&quot;;[.J65];&quot;&quot;&quot;, },&quot;)" office:value-type="string" office:string-value="0x16F: { &quot;id&quot;: 0x16F, &quot;name&quot;: &quot;Goth Bondage Coat&quot;, &quot;brand&quot;: &quot;Lapin Angelique&quot;, }," calcext:value-type="string">
            <text:p>0x16F: { "id": 0x16F, "name": "Goth Bondage Coat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0" calcext:value-type="string">
            <text:p>0x17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<text:a xlink:href="../../../../../../../wiki/Asymmetric_Jersey" xlink:type="simple">Asymmetric Jerse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-9" calcext:value-type="float">
            <text:p>-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Joshua: Air Combo C</text:p>
            <text:p>Activated by: Joshua</text:p>
            <text:p>Unlocked at: Lapin Angelique - A-East (FSG Lvl 4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2390 </text:p>
          </table:table-cell>
          <table:table-cell table:formula="of:=COM.MICROSOFT.CONCAT([.A66]; &quot;: &quot;;&quot;{ &quot;&quot;id&quot;&quot;: &quot;;[.A66];&quot;, &quot;&quot;name&quot;&quot;: &quot;&quot;&quot;;[.C66];&quot;&quot;&quot;, &quot;&quot;brand&quot;&quot;: &quot;&quot;&quot;;[.J66];&quot;&quot;&quot;, },&quot;)" office:value-type="string" office:string-value="0x170: { &quot;id&quot;: 0x170, &quot;name&quot;: &quot;Asymmetric Jersey&quot;, &quot;brand&quot;: &quot;Lapin Angelique&quot;, }," calcext:value-type="string">
            <text:p>0x170: { "id": 0x170, "name": "Asymmetric Jersey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1" calcext:value-type="string">
            <text:p>0x17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a xlink:href="../../../../../../../wiki/Spiderweb_Jersey" xlink:type="simple">Spiderweb Jerse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SOS DEF Boost II</text:p>
            <text:p>Activated by: All</text:p>
            <text:p>Unlocked at: Lapin Angelique - A-East (FSG Lvl 8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6590 </text:p>
          </table:table-cell>
          <table:table-cell table:formula="of:=COM.MICROSOFT.CONCAT([.A67]; &quot;: &quot;;&quot;{ &quot;&quot;id&quot;&quot;: &quot;;[.A67];&quot;, &quot;&quot;name&quot;&quot;: &quot;&quot;&quot;;[.C67];&quot;&quot;&quot;, &quot;&quot;brand&quot;&quot;: &quot;&quot;&quot;;[.J67];&quot;&quot;&quot;, },&quot;)" office:value-type="string" office:string-value="0x171: { &quot;id&quot;: 0x171, &quot;name&quot;: &quot;Spiderweb Jersey&quot;, &quot;brand&quot;: &quot;Lapin Angelique&quot;, }," calcext:value-type="string">
            <text:p>0x171: { "id": 0x171, "name": "Spiderweb Jersey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2" calcext:value-type="string">
            <text:p>0x17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<text:a xlink:href="../../../../../../../wiki/Bunny_Parka" xlink:type="simple">Bunny Park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Joshua: HP +20</text:p>
            <text:p>Activated by: Joshua</text:p>
            <text:p>Unlocked at: Mind &amp; Body Foods - Shibu Dept. Store (FSG Lvl 2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4,490 </text:p>
          </table:table-cell>
          <table:table-cell table:formula="of:=COM.MICROSOFT.CONCAT([.A68]; &quot;: &quot;;&quot;{ &quot;&quot;id&quot;&quot;: &quot;;[.A68];&quot;, &quot;&quot;name&quot;&quot;: &quot;&quot;&quot;;[.C68];&quot;&quot;&quot;, &quot;&quot;brand&quot;&quot;: &quot;&quot;&quot;;[.J68];&quot;&quot;&quot;, },&quot;)" office:value-type="string" office:string-value="0x172: { &quot;id&quot;: 0x172, &quot;name&quot;: &quot;Bunny Parka&quot;, &quot;brand&quot;: &quot;Lapin Angelique&quot;, }," calcext:value-type="string">
            <text:p>0x172: { "id": 0x172, "name": "Bunny Parka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3" calcext:value-type="string">
            <text:p>0x17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<text:a xlink:href="../../../../../../../wiki/Shirt_%26_Arm_Warmers" xlink:type="simple">Shirt &amp; Arm Warmers</text:a></text:p>
          </table:table-cell>
          <table:table-cell table:style-name="ce2" office:value-type="string" calcext:value-type="string">
            <text:p>Top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Combo Panel -1</text:p>
            <text:p>Activated by: Partner</text:p>
            <text:p>Unlocked at: Lapin Angelique - A-East (FSG Lvl 3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9240 </text:p>
          </table:table-cell>
          <table:table-cell table:formula="of:=COM.MICROSOFT.CONCAT([.A69]; &quot;: &quot;;&quot;{ &quot;&quot;id&quot;&quot;: &quot;;[.A69];&quot;, &quot;&quot;name&quot;&quot;: &quot;&quot;&quot;;[.C69];&quot;&quot;&quot;, &quot;&quot;brand&quot;&quot;: &quot;&quot;&quot;;[.J69];&quot;&quot;&quot;, },&quot;)" office:value-type="string" office:string-value="0x173: { &quot;id&quot;: 0x173, &quot;name&quot;: &quot;Shirt &amp; Arm Warmers&quot;, &quot;brand&quot;: &quot;Lapin Angelique&quot;, }," calcext:value-type="string">
            <text:p>0x173: { "id": 0x173, "name": "Shirt &amp; Arm Warmer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4" calcext:value-type="string">
            <text:p>0x17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<text:a xlink:href="../../../../../../../wiki/Bandage_Pants" xlink:type="simple">Bandage Pant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Shiki: Fusion ★ +2</text:p>
            <text:p>Activated by: Shiki</text:p>
            <text:p>Unlocked at: Lapin Angelique - A-East (FSG Lvl 4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7640 </text:p>
          </table:table-cell>
          <table:table-cell table:formula="of:=COM.MICROSOFT.CONCAT([.A70]; &quot;: &quot;;&quot;{ &quot;&quot;id&quot;&quot;: &quot;;[.A70];&quot;, &quot;&quot;name&quot;&quot;: &quot;&quot;&quot;;[.C70];&quot;&quot;&quot;, &quot;&quot;brand&quot;&quot;: &quot;&quot;&quot;;[.J70];&quot;&quot;&quot;, },&quot;)" office:value-type="string" office:string-value="0x174: { &quot;id&quot;: 0x174, &quot;name&quot;: &quot;Bandage Pants&quot;, &quot;brand&quot;: &quot;Lapin Angelique&quot;, }," calcext:value-type="string">
            <text:p>0x174: { "id": 0x174, "name": "Bandage Pant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5" calcext:value-type="string">
            <text:p>0x17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<text:a xlink:href="../../../../../../../wiki/Red_Two-tier_Skirt" xlink:type="simple">Red Two-tier Skir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SOS Power Up I</text:p>
            <text:p>Activated by: All</text:p>
            <text:p>Unlocked at: Lapin Angelique - A-East (FSG Lvl 6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7630 </text:p>
          </table:table-cell>
          <table:table-cell table:formula="of:=COM.MICROSOFT.CONCAT([.A71]; &quot;: &quot;;&quot;{ &quot;&quot;id&quot;&quot;: &quot;;[.A71];&quot;, &quot;&quot;name&quot;&quot;: &quot;&quot;&quot;;[.C71];&quot;&quot;&quot;, &quot;&quot;brand&quot;&quot;: &quot;&quot;&quot;;[.J71];&quot;&quot;&quot;, },&quot;)" office:value-type="string" office:string-value="0x175: { &quot;id&quot;: 0x175, &quot;name&quot;: &quot;Red Two-tier Skirt&quot;, &quot;brand&quot;: &quot;Lapin Angelique&quot;, }," calcext:value-type="string">
            <text:p>0x175: { "id": 0x175, "name": "Red Two-tier Skirt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6" calcext:value-type="string">
            <text:p>0x176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<text:a xlink:href="../../../../../../../wiki/Double-breasted_Suit" xlink:type="simple">Double-breasted Suit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Jinxed Regeneration</text:p>
            <text:p>Activated by: All</text:p>
            <text:p>Unlocked at: Lapin Angelique - A-East (FSG Lvl 9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30000 </text:p>
          </table:table-cell>
          <table:table-cell table:formula="of:=COM.MICROSOFT.CONCAT([.A72]; &quot;: &quot;;&quot;{ &quot;&quot;id&quot;&quot;: &quot;;[.A72];&quot;, &quot;&quot;name&quot;&quot;: &quot;&quot;&quot;;[.C72];&quot;&quot;&quot;, &quot;&quot;brand&quot;&quot;: &quot;&quot;&quot;;[.J72];&quot;&quot;&quot;, },&quot;)" office:value-type="string" office:string-value="0x176: { &quot;id&quot;: 0x176, &quot;name&quot;: &quot;Double-breasted Suit&quot;, &quot;brand&quot;: &quot;Lapin Angelique&quot;, }," calcext:value-type="string">
            <text:p>0x176: { "id": 0x176, "name": "Double-breasted Suit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7" calcext:value-type="string">
            <text:p>0x17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<text:a xlink:href="../../../../../../../wiki/Lace-up_Dress" xlink:type="simple">Lace-up Dres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Combo Map Upgrade I</text:p>
            <text:p>Activated by: Partner</text:p>
            <text:p>Unlocked at: Lapin Angelique - A-East (FSG Lvl 6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9740 </text:p>
          </table:table-cell>
          <table:table-cell table:formula="of:=COM.MICROSOFT.CONCAT([.A73]; &quot;: &quot;;&quot;{ &quot;&quot;id&quot;&quot;: &quot;;[.A73];&quot;, &quot;&quot;name&quot;&quot;: &quot;&quot;&quot;;[.C73];&quot;&quot;&quot;, &quot;&quot;brand&quot;&quot;: &quot;&quot;&quot;;[.J73];&quot;&quot;&quot;, },&quot;)" office:value-type="string" office:string-value="0x177: { &quot;id&quot;: 0x177, &quot;name&quot;: &quot;Lace-up Dress&quot;, &quot;brand&quot;: &quot;Lapin Angelique&quot;, }," calcext:value-type="string">
            <text:p>0x177: { "id": 0x177, "name": "Lace-up Dres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8" calcext:value-type="string">
            <text:p>0x17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<text:a xlink:href="../../../../../../../wiki/Ribbon-laced_Dress" xlink:type="simple">Ribbon-laced Dress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Jinxed Regeneration</text:p>
            <text:p>Activated by: All</text:p>
            <text:p>Unlocked at: Lapin Angelique - A-East (FSG Lvl 1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5x Rare Metal; 1x Durable Leather; 1x Shirt &amp; Arm Warmers </text:p>
          </table:table-cell>
          <table:table-cell table:formula="of:=COM.MICROSOFT.CONCAT([.A74]; &quot;: &quot;;&quot;{ &quot;&quot;id&quot;&quot;: &quot;;[.A74];&quot;, &quot;&quot;name&quot;&quot;: &quot;&quot;&quot;;[.C74];&quot;&quot;&quot;, &quot;&quot;brand&quot;&quot;: &quot;&quot;&quot;;[.J74];&quot;&quot;&quot;, },&quot;)" office:value-type="string" office:string-value="0x178: { &quot;id&quot;: 0x178, &quot;name&quot;: &quot;Ribbon-laced Dress&quot;, &quot;brand&quot;: &quot;Lapin Angelique&quot;, }," calcext:value-type="string">
            <text:p>0x178: { "id": 0x178, "name": "Ribbon-laced Dres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9" calcext:value-type="string">
            <text:p>0x179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<text:a xlink:href="../../../../../../../wiki/Vampire_Dress" xlink:type="simple">Vampire Dress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-75" calcext:value-type="float">
            <text:p>-75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string" calcext:value-type="string">
            <text:p>SOS ATK Boost II</text:p>
            <text:p>Activated by: All</text:p>
            <text:p>Unlocked at: Lapin Angelique - A-East (FSG Lvl 7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8690 </text:p>
          </table:table-cell>
          <table:table-cell table:formula="of:=COM.MICROSOFT.CONCAT([.A75]; &quot;: &quot;;&quot;{ &quot;&quot;id&quot;&quot;: &quot;;[.A75];&quot;, &quot;&quot;name&quot;&quot;: &quot;&quot;&quot;;[.C75];&quot;&quot;&quot;, &quot;&quot;brand&quot;&quot;: &quot;&quot;&quot;;[.J75];&quot;&quot;&quot;, },&quot;)" office:value-type="string" office:string-value="0x179: { &quot;id&quot;: 0x179, &quot;name&quot;: &quot;Vampire Dress&quot;, &quot;brand&quot;: &quot;Lapin Angelique&quot;, }," calcext:value-type="string">
            <text:p>0x179: { "id": 0x179, "name": "Vampire Dres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A" calcext:value-type="string">
            <text:p>0x17A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<text:a xlink:href="../../../../../../../wiki/Ribbon_Shoes" xlink:type="simple">Ribbon Sho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Jinxed EXP Boost</text:p>
            <text:p>Activated by: All</text:p>
            <text:p>Unlocked at: Lapin Angelique - A-East (FSG Lvl 7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6800 </text:p>
          </table:table-cell>
          <table:table-cell table:formula="of:=COM.MICROSOFT.CONCAT([.A76]; &quot;: &quot;;&quot;{ &quot;&quot;id&quot;&quot;: &quot;;[.A76];&quot;, &quot;&quot;name&quot;&quot;: &quot;&quot;&quot;;[.C76];&quot;&quot;&quot;, &quot;&quot;brand&quot;&quot;: &quot;&quot;&quot;;[.J76];&quot;&quot;&quot;, },&quot;)" office:value-type="string" office:string-value="0x17A: { &quot;id&quot;: 0x17A, &quot;name&quot;: &quot;Ribbon Shoes&quot;, &quot;brand&quot;: &quot;Lapin Angelique&quot;, }," calcext:value-type="string">
            <text:p>0x17A: { "id": 0x17A, "name": "Ribbon Shoe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B" calcext:value-type="string">
            <text:p>0x17B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<text:a xlink:href="../../../../../../../wiki/Platform_Shoes" xlink:type="simple">Platform Sho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Jinxed HIT Keeper</text:p>
            <text:p>Activated by: Neku</text:p>
            <text:p>Unlocked at: Lapin Angelique - A-East (FSG Lvl 3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9900 </text:p>
          </table:table-cell>
          <table:table-cell table:formula="of:=COM.MICROSOFT.CONCAT([.A77]; &quot;: &quot;;&quot;{ &quot;&quot;id&quot;&quot;: &quot;;[.A77];&quot;, &quot;&quot;name&quot;&quot;: &quot;&quot;&quot;;[.C77];&quot;&quot;&quot;, &quot;&quot;brand&quot;&quot;: &quot;&quot;&quot;;[.J77];&quot;&quot;&quot;, },&quot;)" office:value-type="string" office:string-value="0x17B: { &quot;id&quot;: 0x17B, &quot;name&quot;: &quot;Platform Shoes&quot;, &quot;brand&quot;: &quot;Lapin Angelique&quot;, }," calcext:value-type="string">
            <text:p>0x17B: { "id": 0x17B, "name": "Platform Shoe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C" calcext:value-type="string">
            <text:p>0x17C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<text:a xlink:href="../../../../../../../wiki/Cape" xlink:type="simple">Cap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-38" calcext:value-type="float">
            <text:p>-3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SOS DEF Boost II</text:p>
            <text:p>Activated by: All</text:p>
            <text:p>Unlocked at: Lapin Angelique - A-East (FSG Lvl 8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22800 </text:p>
          </table:table-cell>
          <table:table-cell table:formula="of:=COM.MICROSOFT.CONCAT([.A78]; &quot;: &quot;;&quot;{ &quot;&quot;id&quot;&quot;: &quot;;[.A78];&quot;, &quot;&quot;name&quot;&quot;: &quot;&quot;&quot;;[.C78];&quot;&quot;&quot;, &quot;&quot;brand&quot;&quot;: &quot;&quot;&quot;;[.J78];&quot;&quot;&quot;, },&quot;)" office:value-type="string" office:string-value="0x17C: { &quot;id&quot;: 0x17C, &quot;name&quot;: &quot;Cape&quot;, &quot;brand&quot;: &quot;Lapin Angelique&quot;, }," calcext:value-type="string">
            <text:p>0x17C: { "id": 0x17C, "name": "Cape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D" calcext:value-type="string">
            <text:p>0x17D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<text:a xlink:href="../../../../../../../wiki/Frilly_Parasol" xlink:type="simple">Frilly Parasol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Joshua: Fusion ★ +1</text:p>
            <text:p>Activated by: Joshua</text:p>
            <text:p>Unlocked at: KuraKura - Shibukyu Stationside (FSG Lvl 2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KuraKura - Shibukyu Stationside for ¥4290 </text:p>
          </table:table-cell>
          <table:table-cell table:formula="of:=COM.MICROSOFT.CONCAT([.A79]; &quot;: &quot;;&quot;{ &quot;&quot;id&quot;&quot;: &quot;;[.A79];&quot;, &quot;&quot;name&quot;&quot;: &quot;&quot;&quot;;[.C79];&quot;&quot;&quot;, &quot;&quot;brand&quot;&quot;: &quot;&quot;&quot;;[.J79];&quot;&quot;&quot;, },&quot;)" office:value-type="string" office:string-value="0x17D: { &quot;id&quot;: 0x17D, &quot;name&quot;: &quot;Frilly Parasol&quot;, &quot;brand&quot;: &quot;Lapin Angelique&quot;, }," calcext:value-type="string">
            <text:p>0x17D: { "id": 0x17D, "name": "Frilly Parasol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E" calcext:value-type="string">
            <text:p>0x17E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<text:a xlink:href="../../../../../../../wiki/Blond_Wig" xlink:type="simple">Blond Wi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Jinxed Hold that Puck</text:p>
            <text:p>Activated by: All</text:p>
            <text:p>Unlocked at: Lapin Angelique - A-East (FSG Lvl 3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8190 </text:p>
          </table:table-cell>
          <table:table-cell table:formula="of:=COM.MICROSOFT.CONCAT([.A80]; &quot;: &quot;;&quot;{ &quot;&quot;id&quot;&quot;: &quot;;[.A80];&quot;, &quot;&quot;name&quot;&quot;: &quot;&quot;&quot;;[.C80];&quot;&quot;&quot;, &quot;&quot;brand&quot;&quot;: &quot;&quot;&quot;;[.J80];&quot;&quot;&quot;, },&quot;)" office:value-type="string" office:string-value="0x17E: { &quot;id&quot;: 0x17E, &quot;name&quot;: &quot;Blond Wig&quot;, &quot;brand&quot;: &quot;Lapin Angelique&quot;, }," calcext:value-type="string">
            <text:p>0x17E: { "id": 0x17E, "name": "Blond Wig", "brand": "Lapin Angeliqu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7F" calcext:value-type="string">
            <text:p>0x17F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<text:a xlink:href="../../../../../../../wiki/M%27sieur_Lapin" xlink:type="simple">M'sieur Lapin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-4" calcext:value-type="float">
            <text:p>-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Jinxed Immobilizing Finisher</text:p>
            <text:p>Activated by: Partner</text:p>
            <text:p>Unlocked at: Lapin Angelique - A-East (FSG Lvl 9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21000 </text:p>
          </table:table-cell>
          <table:table-cell table:formula="of:=COM.MICROSOFT.CONCAT([.A81]; &quot;: &quot;;&quot;{ &quot;&quot;id&quot;&quot;: &quot;;[.A81];&quot;, &quot;&quot;name&quot;&quot;: &quot;&quot;&quot;;[.C81];&quot;&quot;&quot;, &quot;&quot;brand&quot;&quot;: &quot;&quot;&quot;;[.J81];&quot;&quot;&quot;, },&quot;)" office:value-type="string" office:string-value="0x17F: { &quot;id&quot;: 0x17F, &quot;name&quot;: &quot;M'sieur Lapin&quot;, &quot;brand&quot;: &quot;Lapin Angelique&quot;, }," calcext:value-type="string">
            <text:p>0x17F: { "id": 0x17F, "name": "M'sieur Lapin", "brand": "Lapin Angelique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80" calcext:value-type="string">
            <text:p>0x1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<text:a xlink:href="../../../../../../../wiki/White_Dragon" xlink:type="simple">White Drago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Joshua: Ground Combo A</text:p>
            <text:p>Activated by: Joshua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1400 </text:p>
          </table:table-cell>
          <table:table-cell table:formula="of:=COM.MICROSOFT.CONCAT([.A82]; &quot;: &quot;;&quot;{ &quot;&quot;id&quot;&quot;: &quot;;[.A82];&quot;, &quot;&quot;name&quot;&quot;: &quot;&quot;&quot;;[.C82];&quot;&quot;&quot;, &quot;&quot;brand&quot;&quot;: &quot;&quot;&quot;;[.J82];&quot;&quot;&quot;, },&quot;)" office:value-type="string" office:string-value="0x180: { &quot;id&quot;: 0x180, &quot;name&quot;: &quot;White Dragon&quot;, &quot;brand&quot;: &quot;Dragon Couture&quot;, }," calcext:value-type="string">
            <text:p>0x180: { "id": 0x180, "name": "White Dragon", "brand": "Dragon Coutur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81" calcext:value-type="string">
            <text:p>0x1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a xlink:href="../../../../../../../wiki/Light_and_Shadow" xlink:type="simple">Light and Shadow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Joshua: Ground Combo C</text:p>
            <text:p>Activated by: Joshua</text:p>
            <text:p>Unlocked at: Mexican Dog - Spain Hill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9600 </text:p>
          </table:table-cell>
          <table:table-cell table:formula="of:=COM.MICROSOFT.CONCAT([.A83]; &quot;: &quot;;&quot;{ &quot;&quot;id&quot;&quot;: &quot;;[.A83];&quot;, &quot;&quot;name&quot;&quot;: &quot;&quot;&quot;;[.C83];&quot;&quot;&quot;, &quot;&quot;brand&quot;&quot;: &quot;&quot;&quot;;[.J83];&quot;&quot;&quot;, },&quot;)" office:value-type="string" office:string-value="0x181: { &quot;id&quot;: 0x181, &quot;name&quot;: &quot;Light and Shadow&quot;, &quot;brand&quot;: &quot;Dragon Couture&quot;, }," calcext:value-type="string">
            <text:p>0x181: { "id": 0x181, "name": "Light and Shadow", "brand": "Dragon Coutur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82" calcext:value-type="string">
            <text:p>0x1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<text:a xlink:href="../../../../../../../wiki/Yin_Blazer" xlink:type="simple">Yin Blazer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Joshua: DEF +3</text:p>
            <text:p>Activated by: Joshua</text:p>
            <text:p>Unlocked at: Dragon Couture - Shibukyu Main Store (FSG Lvl 3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45000 </text:p>
          </table:table-cell>
          <table:table-cell table:formula="of:=COM.MICROSOFT.CONCAT([.A84]; &quot;: &quot;;&quot;{ &quot;&quot;id&quot;&quot;: &quot;;[.A84];&quot;, &quot;&quot;name&quot;&quot;: &quot;&quot;&quot;;[.C84];&quot;&quot;&quot;, &quot;&quot;brand&quot;&quot;: &quot;&quot;&quot;;[.J84];&quot;&quot;&quot;, },&quot;)" office:value-type="string" office:string-value="0x182: { &quot;id&quot;: 0x182, &quot;name&quot;: &quot;Yin Blazer&quot;, &quot;brand&quot;: &quot;Dragon Couture&quot;, }," calcext:value-type="string">
            <text:p>0x182: { "id": 0x182, "name": "Yin Blazer", "brand": "Dragon Coutur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83" calcext:value-type="string">
            <text:p>0x1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<text:a xlink:href="../../../../../../../wiki/Midnight_Thoughts" xlink:type="simple">Midnight Thoughts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HP +5</text:p>
            <text:p>Activated by: All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4500 </text:p>
          </table:table-cell>
          <table:table-cell table:formula="of:=COM.MICROSOFT.CONCAT([.A85]; &quot;: &quot;;&quot;{ &quot;&quot;id&quot;&quot;: &quot;;[.A85];&quot;, &quot;&quot;name&quot;&quot;: &quot;&quot;&quot;;[.C85];&quot;&quot;&quot;, &quot;&quot;brand&quot;&quot;: &quot;&quot;&quot;;[.J85];&quot;&quot;&quot;, },&quot;)" office:value-type="string" office:string-value="0x183: { &quot;id&quot;: 0x183, &quot;name&quot;: &quot;Midnight Thoughts&quot;, &quot;brand&quot;: &quot;Dragon Couture&quot;, }," calcext:value-type="string">
            <text:p>0x183: { "id": 0x183, "name": "Midnight Thoughts", "brand": "Dragon Coutur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84" calcext:value-type="string">
            <text:p>0x1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<text:a xlink:href="../../../../../../../wiki/Plum_Blossom" xlink:type="simple">Plum Blossom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Puck Power I</text:p>
            <text:p>Activated by: All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2000 </text:p>
          </table:table-cell>
          <table:table-cell table:formula="of:=COM.MICROSOFT.CONCAT([.A86]; &quot;: &quot;;&quot;{ &quot;&quot;id&quot;&quot;: &quot;;[.A86];&quot;, &quot;&quot;name&quot;&quot;: &quot;&quot;&quot;;[.C86];&quot;&quot;&quot;, &quot;&quot;brand&quot;&quot;: &quot;&quot;&quot;;[.J86];&quot;&quot;&quot;, },&quot;)" office:value-type="string" office:string-value="0x184: { &quot;id&quot;: 0x184, &quot;name&quot;: &quot;Plum Blossom&quot;, &quot;brand&quot;: &quot;Dragon Couture&quot;, }," calcext:value-type="string">
            <text:p>0x184: { "id": 0x184, "name": "Plum Blossom", "brand": "Dragon Coutur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85" calcext:value-type="string">
            <text:p>0x1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<text:a xlink:href="../../../../../../../wiki/Vernal_Equinox" xlink:type="simple">Vernal Equinox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Joshua: Air Combo B</text:p>
            <text:p>Activated by: Joshua</text:p>
            <text:p>Unlocked at: Shadow Ramen - Dogenzaka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5000 </text:p>
          </table:table-cell>
          <table:table-cell table:formula="of:=COM.MICROSOFT.CONCAT([.A87]; &quot;: &quot;;&quot;{ &quot;&quot;id&quot;&quot;: &quot;;[.A87];&quot;, &quot;&quot;name&quot;&quot;: &quot;&quot;&quot;;[.C87];&quot;&quot;&quot;, &quot;&quot;brand&quot;&quot;: &quot;&quot;&quot;;[.J87];&quot;&quot;&quot;, },&quot;)" office:value-type="string" office:string-value="0x185: { &quot;id&quot;: 0x185, &quot;name&quot;: &quot;Vernal Equinox&quot;, &quot;brand&quot;: &quot;Dragon Couture&quot;, }," calcext:value-type="string">
            <text:p>0x185: { "id": 0x185, "name": "Vernal Equinox", "brand": "Dragon Couture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86" calcext:value-type="string">
            <text:p>0x1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<text:a xlink:href="../../../../../../../wiki/Autumn_Dragon" xlink:type="simple">Autumn Drago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Joshua: Ground Combo B</text:p>
            <text:p>Activated by: Joshua</text:p>
            <text:p>Unlocked at: Dragon Couture - Shibukyu Main Store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0500 </text:p>
          </table:table-cell>
          <table:table-cell table:formula="of:=COM.MICROSOFT.CONCAT([.A88]; &quot;: &quot;;&quot;{ &quot;&quot;id&quot;&quot;: &quot;;[.A88];&quot;, &quot;&quot;name&quot;&quot;: &quot;&quot;&quot;;[.C88];&quot;&quot;&quot;, &quot;&quot;brand&quot;&quot;: &quot;&quot;&quot;;[.J88];&quot;&quot;&quot;, },&quot;)" office:value-type="string" office:string-value="0x186: { &quot;id&quot;: 0x186, &quot;name&quot;: &quot;Autumn Dragon&quot;, &quot;brand&quot;: &quot;Dragon Couture&quot;, }," calcext:value-type="string">
            <text:p>0x186: { "id": 0x186, "name": "Autumn Dragon", "brand": "Dragon Coutur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87" calcext:value-type="string">
            <text:p>0x1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<text:a xlink:href="../../../../../../../wiki/Sun_Emperor" xlink:type="simple">Sun Emperor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SOS Power Up II</text:p>
            <text:p>Activated by: All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3x Tektite; 1x Sleek Silk; 1x Vernal Equinox </text:p>
          </table:table-cell>
          <table:table-cell table:formula="of:=COM.MICROSOFT.CONCAT([.A89]; &quot;: &quot;;&quot;{ &quot;&quot;id&quot;&quot;: &quot;;[.A89];&quot;, &quot;&quot;name&quot;&quot;: &quot;&quot;&quot;;[.C89];&quot;&quot;&quot;, &quot;&quot;brand&quot;&quot;: &quot;&quot;&quot;;[.J89];&quot;&quot;&quot;, },&quot;)" office:value-type="string" office:string-value="0x187: { &quot;id&quot;: 0x187, &quot;name&quot;: &quot;Sun Emperor&quot;, &quot;brand&quot;: &quot;Dragon Couture&quot;, }," calcext:value-type="string">
            <text:p>0x187: { "id": 0x187, "name": "Sun Emperor", "brand": "Dragon Couture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88" calcext:value-type="string">
            <text:p>0x1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<text:a xlink:href="../../../../../../../wiki/Dragon_Lady" xlink:type="simple">Dragon Lady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More Durable Obstacles II</text:p>
            <text:p>Activated by: Neku</text:p>
            <text:p>Unlocked at: Dragon Couture - Shibukyu Main Store (FSG Lvl 5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54990 </text:p>
          </table:table-cell>
          <table:table-cell table:formula="of:=COM.MICROSOFT.CONCAT([.A90]; &quot;: &quot;;&quot;{ &quot;&quot;id&quot;&quot;: &quot;;[.A90];&quot;, &quot;&quot;name&quot;&quot;: &quot;&quot;&quot;;[.C90];&quot;&quot;&quot;, &quot;&quot;brand&quot;&quot;: &quot;&quot;&quot;;[.J90];&quot;&quot;&quot;, },&quot;)" office:value-type="string" office:string-value="0x188: { &quot;id&quot;: 0x188, &quot;name&quot;: &quot;Dragon Lady&quot;, &quot;brand&quot;: &quot;Dragon Couture&quot;, }," calcext:value-type="string">
            <text:p>0x188: { "id": 0x188, "name": "Dragon Lady", "brand": "Dragon Coutur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89" calcext:value-type="string">
            <text:p>0x1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<text:a xlink:href="../../../../../../../wiki/A_Flash,_A_Spark" xlink:type="simple">A Flash, A Spark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Joshua: Nag-free Escape</text:p>
            <text:p>Activated by: Joshua</text:p>
            <text:p>Unlocked at: Mexican Dog - Spain Hill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26790 </text:p>
          </table:table-cell>
          <table:table-cell table:formula="of:=COM.MICROSOFT.CONCAT([.A91]; &quot;: &quot;;&quot;{ &quot;&quot;id&quot;&quot;: &quot;;[.A91];&quot;, &quot;&quot;name&quot;&quot;: &quot;&quot;&quot;;[.C91];&quot;&quot;&quot;, &quot;&quot;brand&quot;&quot;: &quot;&quot;&quot;;[.J91];&quot;&quot;&quot;, },&quot;)" office:value-type="string" office:string-value="0x189: { &quot;id&quot;: 0x189, &quot;name&quot;: &quot;A Flash, A Spark&quot;, &quot;brand&quot;: &quot;Dragon Couture&quot;, }," calcext:value-type="string">
            <text:p>0x189: { "id": 0x189, "name": "A Flash, A Spark", "brand": "Dragon Coutur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8A" calcext:value-type="string">
            <text:p>0x18A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<text:a xlink:href="../../../../../../../wiki/One_Man,_No_Equals" xlink:type="simple">One Man, No Equal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Joshua: Fusion ★ +2</text:p>
            <text:p>Activated by: Joshua</text:p>
            <text:p>Unlocked at: Dragon Couture - Shibukyu Main Store (FSG Lvl 3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31890 </text:p>
          </table:table-cell>
          <table:table-cell table:formula="of:=COM.MICROSOFT.CONCAT([.A92]; &quot;: &quot;;&quot;{ &quot;&quot;id&quot;&quot;: &quot;;[.A92];&quot;, &quot;&quot;name&quot;&quot;: &quot;&quot;&quot;;[.C92];&quot;&quot;&quot;, &quot;&quot;brand&quot;&quot;: &quot;&quot;&quot;;[.J92];&quot;&quot;&quot;, },&quot;)" office:value-type="string" office:string-value="0x18A: { &quot;id&quot;: 0x18A, &quot;name&quot;: &quot;One Man, No Equals&quot;, &quot;brand&quot;: &quot;Dragon Couture&quot;, }," calcext:value-type="string">
            <text:p>0x18A: { "id": 0x18A, "name": "One Man, No Equals", "brand": "Dragon Coutur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8B" calcext:value-type="string">
            <text:p>0x18B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<text:a xlink:href="../../../../../../../wiki/Old_Wisdom_Made_New" xlink:type="simple">Old Wisdom Made New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DEF +3</text:p>
            <text:p>Activated by: All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2x Rare Metal; 1x Durable Leather; 1x Typhoon </text:p>
          </table:table-cell>
          <table:table-cell table:formula="of:=COM.MICROSOFT.CONCAT([.A93]; &quot;: &quot;;&quot;{ &quot;&quot;id&quot;&quot;: &quot;;[.A93];&quot;, &quot;&quot;name&quot;&quot;: &quot;&quot;&quot;;[.C93];&quot;&quot;&quot;, &quot;&quot;brand&quot;&quot;: &quot;&quot;&quot;;[.J93];&quot;&quot;&quot;, },&quot;)" office:value-type="string" office:string-value="0x18B: { &quot;id&quot;: 0x18B, &quot;name&quot;: &quot;Old Wisdom Made New&quot;, &quot;brand&quot;: &quot;Dragon Couture&quot;, }," calcext:value-type="string">
            <text:p>0x18B: { "id": 0x18B, "name": "Old Wisdom Made New", "brand": "Dragon Coutur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8C" calcext:value-type="string">
            <text:p>0x18C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<text:a xlink:href="../../../../../../../wiki/Typhoon" xlink:type="simple">Typhoon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Combo Branch +2</text:p>
            <text:p>Activated by: Partner</text:p>
            <text:p>Unlocked at: Dragon Couture - Shibukyu Main Store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5600 </text:p>
          </table:table-cell>
          <table:table-cell table:formula="of:=COM.MICROSOFT.CONCAT([.A94]; &quot;: &quot;;&quot;{ &quot;&quot;id&quot;&quot;: &quot;;[.A94];&quot;, &quot;&quot;name&quot;&quot;: &quot;&quot;&quot;;[.C94];&quot;&quot;&quot;, &quot;&quot;brand&quot;&quot;: &quot;&quot;&quot;;[.J94];&quot;&quot;&quot;, },&quot;)" office:value-type="string" office:string-value="0x18C: { &quot;id&quot;: 0x18C, &quot;name&quot;: &quot;Typhoon&quot;, &quot;brand&quot;: &quot;Dragon Couture&quot;, }," calcext:value-type="string">
            <text:p>0x18C: { "id": 0x18C, "name": "Typhoon", "brand": "Dragon Coutur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8D" calcext:value-type="string">
            <text:p>0x18D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<text:a xlink:href="../../../../../../../wiki/Dandy_Hat" xlink:type="simple">Dandy Ha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Show Combo Map Longer</text:p>
            <text:p>Activated by: Partner</text:p>
            <text:p>Unlocked at: Cosmic Corner - Dogenzaka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3900 </text:p>
          </table:table-cell>
          <table:table-cell table:formula="of:=COM.MICROSOFT.CONCAT([.A95]; &quot;: &quot;;&quot;{ &quot;&quot;id&quot;&quot;: &quot;;[.A95];&quot;, &quot;&quot;name&quot;&quot;: &quot;&quot;&quot;;[.C95];&quot;&quot;&quot;, &quot;&quot;brand&quot;&quot;: &quot;&quot;&quot;;[.J95];&quot;&quot;&quot;, },&quot;)" office:value-type="string" office:string-value="0x18D: { &quot;id&quot;: 0x18D, &quot;name&quot;: &quot;Dandy Hat&quot;, &quot;brand&quot;: &quot;Hip Snake&quot;, }," calcext:value-type="string">
            <text:p>0x18D: { "id": 0x18D, "name": "Dandy Hat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8E" calcext:value-type="string">
            <text:p>0x18E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<text:a xlink:href="../../../../../../../wiki/Zephyr%27s_Elegy" xlink:type="simple">Zephyr's Eleg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Joshua: ATK +2</text:p>
            <text:p>Activated by: Joshua</text:p>
            <text:p>Unlocked at: Edoga the Shop - 104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7800 </text:p>
          </table:table-cell>
          <table:table-cell table:formula="of:=COM.MICROSOFT.CONCAT([.A96]; &quot;: &quot;;&quot;{ &quot;&quot;id&quot;&quot;: &quot;;[.A96];&quot;, &quot;&quot;name&quot;&quot;: &quot;&quot;&quot;;[.C96];&quot;&quot;&quot;, &quot;&quot;brand&quot;&quot;: &quot;&quot;&quot;;[.J96];&quot;&quot;&quot;, },&quot;)" office:value-type="string" office:string-value="0x18E: { &quot;id&quot;: 0x18E, &quot;name&quot;: &quot;Zephyr's Elegy&quot;, &quot;brand&quot;: &quot;Hip Snake&quot;, }," calcext:value-type="string">
            <text:p>0x18E: { "id": 0x18E, "name": "Zephyr's Elegy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8F" calcext:value-type="string">
            <text:p>0x18F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<text:a xlink:href="../../../../../../../wiki/Tree_Leaf_Serenade" xlink:type="simple">Tree Leaf Serenad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eat: Air Combo B</text:p>
            <text:p>Activated by: Beat</text:p>
            <text:p>Unlocked at: le Grand - Cadoi City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le Grand - Cadoi City for ¥7800 </text:p>
          </table:table-cell>
          <table:table-cell table:formula="of:=COM.MICROSOFT.CONCAT([.A97]; &quot;: &quot;;&quot;{ &quot;&quot;id&quot;&quot;: &quot;;[.A97];&quot;, &quot;&quot;name&quot;&quot;: &quot;&quot;&quot;;[.C97];&quot;&quot;&quot;, &quot;&quot;brand&quot;&quot;: &quot;&quot;&quot;;[.J97];&quot;&quot;&quot;, },&quot;)" office:value-type="string" office:string-value="0x18F: { &quot;id&quot;: 0x18F, &quot;name&quot;: &quot;Tree Leaf Serenade&quot;, &quot;brand&quot;: &quot;Hip Snake&quot;, }," calcext:value-type="string">
            <text:p>0x18F: { "id": 0x18F, "name": "Tree Leaf Serenade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90" calcext:value-type="string">
            <text:p>0x190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<text:a xlink:href="../../../../../../../wiki/Dappled_Light_Waltz" xlink:type="simple">Dappled Light Waltz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More Attack Breaks II</text:p>
            <text:p>Activated by: All</text:p>
            <text:p>Unlocked at: le Grand - Cadoi City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le Grand - Cadoi City for ¥5700 </text:p>
          </table:table-cell>
          <table:table-cell table:formula="of:=COM.MICROSOFT.CONCAT([.A98]; &quot;: &quot;;&quot;{ &quot;&quot;id&quot;&quot;: &quot;;[.A98];&quot;, &quot;&quot;name&quot;&quot;: &quot;&quot;&quot;;[.C98];&quot;&quot;&quot;, &quot;&quot;brand&quot;&quot;: &quot;&quot;&quot;;[.J98];&quot;&quot;&quot;, },&quot;)" office:value-type="string" office:string-value="0x190: { &quot;id&quot;: 0x190, &quot;name&quot;: &quot;Dappled Light Waltz&quot;, &quot;brand&quot;: &quot;Hip Snake&quot;, }," calcext:value-type="string">
            <text:p>0x190: { "id": 0x190, "name": "Dappled Light Waltz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1" calcext:value-type="string">
            <text:p>0x191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<text:a xlink:href="../../../../../../../wiki/Zephyr%27s_Sonata" xlink:type="simple">Zephyr's Sonat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Combo Map Upgrade II</text:p>
            <text:p>Activated by: Partner</text:p>
            <text:p>Unlocked at: Cosmic Corner - Dogenzaka (FSG Lvl 1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6x Rare Metal; 1x Durable Leather; 1x Zephyr's Elegy </text:p>
          </table:table-cell>
          <table:table-cell table:formula="of:=COM.MICROSOFT.CONCAT([.A99]; &quot;: &quot;;&quot;{ &quot;&quot;id&quot;&quot;: &quot;;[.A99];&quot;, &quot;&quot;name&quot;&quot;: &quot;&quot;&quot;;[.C99];&quot;&quot;&quot;, &quot;&quot;brand&quot;&quot;: &quot;&quot;&quot;;[.J99];&quot;&quot;&quot;, },&quot;)" office:value-type="string" office:string-value="0x191: { &quot;id&quot;: 0x191, &quot;name&quot;: &quot;Zephyr's Sonata&quot;, &quot;brand&quot;: &quot;Hip Snake&quot;, }," calcext:value-type="string">
            <text:p>0x191: { "id": 0x191, "name": "Zephyr's Sonata", "brand": "Hip Snake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92" calcext:value-type="string">
            <text:p>0x19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<text:a xlink:href="../../../../../../../wiki/North_Wind_Concerto" xlink:type="simple">North Wind Concert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Neku: HP +40</text:p>
            <text:p>Activated by: Neku</text:p>
            <text:p>Unlocked at: Edoga the Shop - 104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19800 </text:p>
          </table:table-cell>
          <table:table-cell table:formula="of:=COM.MICROSOFT.CONCAT([.A100]; &quot;: &quot;;&quot;{ &quot;&quot;id&quot;&quot;: &quot;;[.A100];&quot;, &quot;&quot;name&quot;&quot;: &quot;&quot;&quot;;[.C100];&quot;&quot;&quot;, &quot;&quot;brand&quot;&quot;: &quot;&quot;&quot;;[.J100];&quot;&quot;&quot;, },&quot;)" office:value-type="string" office:string-value="0x192: { &quot;id&quot;: 0x192, &quot;name&quot;: &quot;North Wind Concerto&quot;, &quot;brand&quot;: &quot;Hip Snake&quot;, }," calcext:value-type="string">
            <text:p>0x192: { "id": 0x192, "name": "North Wind Concerto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93" calcext:value-type="string">
            <text:p>0x19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a xlink:href="../../../../../../../wiki/Spring_Breeze_Rhapsody" xlink:type="simple">Spring Breeze Rhapsod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More Defense Breaks II</text:p>
            <text:p>Activated by: All</text:p>
            <text:p>Unlocked at: le Grand - Cadoi City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le Grand - Cadoi City for ¥12990 </text:p>
          </table:table-cell>
          <table:table-cell table:formula="of:=COM.MICROSOFT.CONCAT([.A101]; &quot;: &quot;;&quot;{ &quot;&quot;id&quot;&quot;: &quot;;[.A101];&quot;, &quot;&quot;name&quot;&quot;: &quot;&quot;&quot;;[.C101];&quot;&quot;&quot;, &quot;&quot;brand&quot;&quot;: &quot;&quot;&quot;;[.J101];&quot;&quot;&quot;, },&quot;)" office:value-type="string" office:string-value="0x193: { &quot;id&quot;: 0x193, &quot;name&quot;: &quot;Spring Breeze Rhapsody&quot;, &quot;brand&quot;: &quot;Hip Snake&quot;, }," calcext:value-type="string">
            <text:p>0x193: { "id": 0x193, "name": "Spring Breeze Rhapsody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4" calcext:value-type="string">
            <text:p>0x194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<text:a xlink:href="../../../../../../../wiki/Sky_Blue_Paean" xlink:type="simple">Sky Blue Paea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More Attack Breaks I</text:p>
            <text:p>Activated by: All</text:p>
            <text:p>Unlocked at: Shadow Ramen - Dogenzaka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4800 </text:p>
          </table:table-cell>
          <table:table-cell table:formula="of:=COM.MICROSOFT.CONCAT([.A102]; &quot;: &quot;;&quot;{ &quot;&quot;id&quot;&quot;: &quot;;[.A102];&quot;, &quot;&quot;name&quot;&quot;: &quot;&quot;&quot;;[.C102];&quot;&quot;&quot;, &quot;&quot;brand&quot;&quot;: &quot;&quot;&quot;;[.J102];&quot;&quot;&quot;, },&quot;)" office:value-type="string" office:string-value="0x194: { &quot;id&quot;: 0x194, &quot;name&quot;: &quot;Sky Blue Paean&quot;, &quot;brand&quot;: &quot;Hip Snake&quot;, }," calcext:value-type="string">
            <text:p>0x194: { "id": 0x194, "name": "Sky Blue Paean", "brand": "Hip Snak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95" calcext:value-type="string">
            <text:p>0x195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<text:a xlink:href="../../../../../../../wiki/High_Sun_Paean" xlink:type="simple">High Sun Paea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More Immobilization II</text:p>
            <text:p>Activated by: All</text:p>
            <text:p>Unlocked at: Cosmic Corner - Dogenzaka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24000 </text:p>
          </table:table-cell>
          <table:table-cell table:formula="of:=COM.MICROSOFT.CONCAT([.A103]; &quot;: &quot;;&quot;{ &quot;&quot;id&quot;&quot;: &quot;;[.A103];&quot;, &quot;&quot;name&quot;&quot;: &quot;&quot;&quot;;[.C103];&quot;&quot;&quot;, &quot;&quot;brand&quot;&quot;: &quot;&quot;&quot;;[.J103];&quot;&quot;&quot;, },&quot;)" office:value-type="string" office:string-value="0x195: { &quot;id&quot;: 0x195, &quot;name&quot;: &quot;High Sun Paean&quot;, &quot;brand&quot;: &quot;Hip Snake&quot;, }," calcext:value-type="string">
            <text:p>0x195: { "id": 0x195, "name": "High Sun Paean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6" calcext:value-type="string">
            <text:p>0x196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<text:a xlink:href="../../../../../../../wiki/Sunflower" xlink:type="simple">Sunflower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More Defense Breaks I</text:p>
            <text:p>Activated by: All</text:p>
            <text:p>Unlocked at: Cosmic Corner - Dogenzaka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4800 </text:p>
          </table:table-cell>
          <table:table-cell table:formula="of:=COM.MICROSOFT.CONCAT([.A104]; &quot;: &quot;;&quot;{ &quot;&quot;id&quot;&quot;: &quot;;[.A104];&quot;, &quot;&quot;name&quot;&quot;: &quot;&quot;&quot;;[.C104];&quot;&quot;&quot;, &quot;&quot;brand&quot;&quot;: &quot;&quot;&quot;;[.J104];&quot;&quot;&quot;, },&quot;)" office:value-type="string" office:string-value="0x196: { &quot;id&quot;: 0x196, &quot;name&quot;: &quot;Sunflower&quot;, &quot;brand&quot;: &quot;Hip Snake&quot;, }," calcext:value-type="string">
            <text:p>0x196: { "id": 0x196, "name": "Sunflower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97" calcext:value-type="string">
            <text:p>0x19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<text:a xlink:href="../../../../../../../wiki/Hydrangea" xlink:type="simple">Hydrange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DEF +2</text:p>
            <text:p>Activated by: All</text:p>
            <text:p>Unlocked at: Shadow Ramen - Dogenzaka (FSG Lvl 1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3000 </text:p>
          </table:table-cell>
          <table:table-cell table:formula="of:=COM.MICROSOFT.CONCAT([.A105]; &quot;: &quot;;&quot;{ &quot;&quot;id&quot;&quot;: &quot;;[.A105];&quot;, &quot;&quot;name&quot;&quot;: &quot;&quot;&quot;;[.C105];&quot;&quot;&quot;, &quot;&quot;brand&quot;&quot;: &quot;&quot;&quot;;[.J105];&quot;&quot;&quot;, },&quot;)" office:value-type="string" office:string-value="0x197: { &quot;id&quot;: 0x197, &quot;name&quot;: &quot;Hydrangea&quot;, &quot;brand&quot;: &quot;Hip Snake&quot;, }," calcext:value-type="string">
            <text:p>0x197: { "id": 0x197, "name": "Hydrangea", "brand": "Hip Snak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98" calcext:value-type="string">
            <text:p>0x198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<text:a xlink:href="../../../../../../../wiki/Tulip" xlink:type="simple">Tulip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More HP Drains I</text:p>
            <text:p>Activated by: All</text:p>
            <text:p>Unlocked at: Shibu-Q Heads 2F - Shibu-Q Heads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3600 </text:p>
          </table:table-cell>
          <table:table-cell table:formula="of:=COM.MICROSOFT.CONCAT([.A106]; &quot;: &quot;;&quot;{ &quot;&quot;id&quot;&quot;: &quot;;[.A106];&quot;, &quot;&quot;name&quot;&quot;: &quot;&quot;&quot;;[.C106];&quot;&quot;&quot;, &quot;&quot;brand&quot;&quot;: &quot;&quot;&quot;;[.J106];&quot;&quot;&quot;, },&quot;)" office:value-type="string" office:string-value="0x198: { &quot;id&quot;: 0x198, &quot;name&quot;: &quot;Tulip&quot;, &quot;brand&quot;: &quot;Hip Snake&quot;, }," calcext:value-type="string">
            <text:p>0x198: { "id": 0x198, "name": "Tulip", "brand": "Hip Snak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99" calcext:value-type="string">
            <text:p>0x199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a xlink:href="../../../../../../../wiki/Sunshine_One-piece" xlink:type="simple">Sunshine One-piec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More Immobilization I</text:p>
            <text:p>Activated by: All</text:p>
            <text:p>Unlocked at: Cosmic Corner - Dogenzaka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7980 </text:p>
          </table:table-cell>
          <table:table-cell table:formula="of:=COM.MICROSOFT.CONCAT([.A107]; &quot;: &quot;;&quot;{ &quot;&quot;id&quot;&quot;: &quot;;[.A107];&quot;, &quot;&quot;name&quot;&quot;: &quot;&quot;&quot;;[.C107];&quot;&quot;&quot;, &quot;&quot;brand&quot;&quot;: &quot;&quot;&quot;;[.J107];&quot;&quot;&quot;, },&quot;)" office:value-type="string" office:string-value="0x199: { &quot;id&quot;: 0x199, &quot;name&quot;: &quot;Sunshine One-piece&quot;, &quot;brand&quot;: &quot;Hip Snake&quot;, }," calcext:value-type="string">
            <text:p>0x199: { "id": 0x199, "name": "Sunshine One-piece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A" calcext:value-type="string">
            <text:p>0x19A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<text:a xlink:href="../../../../../../../wiki/Flower_One-piece" xlink:type="simple">Flower One-piec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More Attack Breaks II</text:p>
            <text:p>Activated by: All</text:p>
            <text:p>Unlocked at: Cosmic Corner - Dogenzaka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15000 </text:p>
          </table:table-cell>
          <table:table-cell table:formula="of:=COM.MICROSOFT.CONCAT([.A108]; &quot;: &quot;;&quot;{ &quot;&quot;id&quot;&quot;: &quot;;[.A108];&quot;, &quot;&quot;name&quot;&quot;: &quot;&quot;&quot;;[.C108];&quot;&quot;&quot;, &quot;&quot;brand&quot;&quot;: &quot;&quot;&quot;;[.J108];&quot;&quot;&quot;, },&quot;)" office:value-type="string" office:string-value="0x19A: { &quot;id&quot;: 0x19A, &quot;name&quot;: &quot;Flower One-piece&quot;, &quot;brand&quot;: &quot;Hip Snake&quot;, }," calcext:value-type="string">
            <text:p>0x19A: { "id": 0x19A, "name": "Flower One-piece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B" calcext:value-type="string">
            <text:p>0x19B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<text:a xlink:href="../../../../../../../wiki/Youth%27s_March" xlink:type="simple">Youth's March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More Immobilization I</text:p>
            <text:p>Activated by: All</text:p>
            <text:p>Unlocked at: Edoga the Shop - 104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9600 </text:p>
          </table:table-cell>
          <table:table-cell table:formula="of:=COM.MICROSOFT.CONCAT([.A109]; &quot;: &quot;;&quot;{ &quot;&quot;id&quot;&quot;: &quot;;[.A109];&quot;, &quot;&quot;name&quot;&quot;: &quot;&quot;&quot;;[.C109];&quot;&quot;&quot;, &quot;&quot;brand&quot;&quot;: &quot;&quot;&quot;;[.J109];&quot;&quot;&quot;, },&quot;)" office:value-type="string" office:string-value="0x19B: { &quot;id&quot;: 0x19B, &quot;name&quot;: &quot;Youth's March&quot;, &quot;brand&quot;: &quot;Hip Snake&quot;, }," calcext:value-type="string">
            <text:p>0x19B: { "id": 0x19B, "name": "Youth's March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9C" calcext:value-type="string">
            <text:p>0x19C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<text:a xlink:href="../../../../../../../wiki/Young_Folks" xlink:type="simple">Young Folk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More HP Drains II</text:p>
            <text:p>Activated by: All</text:p>
            <text:p>Unlocked at: Edoga the Shop - 104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12900 </text:p>
          </table:table-cell>
          <table:table-cell table:formula="of:=COM.MICROSOFT.CONCAT([.A110]; &quot;: &quot;;&quot;{ &quot;&quot;id&quot;&quot;: &quot;;[.A110];&quot;, &quot;&quot;name&quot;&quot;: &quot;&quot;&quot;;[.C110];&quot;&quot;&quot;, &quot;&quot;brand&quot;&quot;: &quot;&quot;&quot;;[.J110];&quot;&quot;&quot;, },&quot;)" office:value-type="string" office:string-value="0x19C: { &quot;id&quot;: 0x19C, &quot;name&quot;: &quot;Young Folks&quot;, &quot;brand&quot;: &quot;Hip Snake&quot;, }," calcext:value-type="string">
            <text:p>0x19C: { "id": 0x19C, "name": "Young Folks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9D" calcext:value-type="string">
            <text:p>0x19D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a xlink:href="../../../../../../../wiki/When_You%27re_in_Love" xlink:type="simple">When You're in Love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Shiki: Fusion ★ +2</text:p>
            <text:p>Activated by: Shiki</text:p>
            <text:p>Unlocked at: Edoga the Shop - 104 (FSG Lvl 5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6x Rare Metal; 1x Colorful Thread; 1x Love in a Heartbeat </text:p>
          </table:table-cell>
          <table:table-cell table:formula="of:=COM.MICROSOFT.CONCAT([.A111]; &quot;: &quot;;&quot;{ &quot;&quot;id&quot;&quot;: &quot;;[.A111];&quot;, &quot;&quot;name&quot;&quot;: &quot;&quot;&quot;;[.C111];&quot;&quot;&quot;, &quot;&quot;brand&quot;&quot;: &quot;&quot;&quot;;[.J111];&quot;&quot;&quot;, },&quot;)" office:value-type="string" office:string-value="0x19D: { &quot;id&quot;: 0x19D, &quot;name&quot;: &quot;When You're in Love&quot;, &quot;brand&quot;: &quot;Hip Snake&quot;, }," calcext:value-type="string">
            <text:p>0x19D: { "id": 0x19D, "name": "When You're in Love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E" calcext:value-type="string">
            <text:p>0x19E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<text:a xlink:href="../../../../../../../wiki/Love_in_a_Heartbeat" xlink:type="simple">Love in a Heartbea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Combo Panel +2</text:p>
            <text:p>Activated by: Partner</text:p>
            <text:p>Unlocked at: Cosmic Corner - Dogenzaka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12000 </text:p>
          </table:table-cell>
          <table:table-cell table:formula="of:=COM.MICROSOFT.CONCAT([.A112]; &quot;: &quot;;&quot;{ &quot;&quot;id&quot;&quot;: &quot;;[.A112];&quot;, &quot;&quot;name&quot;&quot;: &quot;&quot;&quot;;[.C112];&quot;&quot;&quot;, &quot;&quot;brand&quot;&quot;: &quot;&quot;&quot;;[.J112];&quot;&quot;&quot;, },&quot;)" office:value-type="string" office:string-value="0x19E: { &quot;id&quot;: 0x19E, &quot;name&quot;: &quot;Love in a Heartbeat&quot;, &quot;brand&quot;: &quot;Hip Snake&quot;, }," calcext:value-type="string">
            <text:p>0x19E: { "id": 0x19E, "name": "Love in a Heartbeat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F" calcext:value-type="string">
            <text:p>0x19F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<text:a xlink:href="../../../../../../../wiki/Let%27s_Dance" xlink:type="simple">Let's Dance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SOS DEF Boost I</text:p>
            <text:p>Activated by: All</text:p>
            <text:p>Unlocked at: KuraKura - Shibukyu Stationside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KuraKura - Shibukyu Stationside for ¥4200 </text:p>
          </table:table-cell>
          <table:table-cell table:formula="of:=COM.MICROSOFT.CONCAT([.A113]; &quot;: &quot;;&quot;{ &quot;&quot;id&quot;&quot;: &quot;;[.A113];&quot;, &quot;&quot;name&quot;&quot;: &quot;&quot;&quot;;[.C113];&quot;&quot;&quot;, &quot;&quot;brand&quot;&quot;: &quot;&quot;&quot;;[.J113];&quot;&quot;&quot;, },&quot;)" office:value-type="string" office:string-value="0x19F: { &quot;id&quot;: 0x19F, &quot;name&quot;: &quot;Let's Dance&quot;, &quot;brand&quot;: &quot;Hip Snake&quot;, }," calcext:value-type="string">
            <text:p>0x19F: { "id": 0x19F, "name": "Let's Dance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A0" calcext:value-type="string">
            <text:p>0x1A0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<text:a xlink:href="../../../../../../../wiki/Young_American" xlink:type="simple">Young American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-8" calcext:value-type="float">
            <text:p>-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Resist Knockback</text:p>
            <text:p>Activated by: All</text:p>
            <text:p>Unlocked at: Edoga the Shop - 104 (FSG Lvl 1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4800 </text:p>
          </table:table-cell>
          <table:table-cell table:formula="of:=COM.MICROSOFT.CONCAT([.A114]; &quot;: &quot;;&quot;{ &quot;&quot;id&quot;&quot;: &quot;;[.A114];&quot;, &quot;&quot;name&quot;&quot;: &quot;&quot;&quot;;[.C114];&quot;&quot;&quot;, &quot;&quot;brand&quot;&quot;: &quot;&quot;&quot;;[.J114];&quot;&quot;&quot;, },&quot;)" office:value-type="string" office:string-value="0x1A0: { &quot;id&quot;: 0x1A0, &quot;name&quot;: &quot;Young American&quot;, &quot;brand&quot;: &quot;Hip Snake&quot;, }," calcext:value-type="string">
            <text:p>0x1A0: { "id": 0x1A0, "name": "Young American", "brand": "Hip Snak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A1" calcext:value-type="string">
            <text:p>0x1A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<text:a xlink:href="../../../../../../../wiki/Funky_Shades" xlink:type="simple">Funky Shad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8" calcext:value-type="float">
            <text:p>-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Show Combo Map Longer</text:p>
            <text:p>Activated by: Partner</text:p>
            <text:p>Unlocked at: Towa Records - Towa Records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KuraKura - Shibukyu Stationside for ¥4890 </text:p>
          </table:table-cell>
          <table:table-cell table:formula="of:=COM.MICROSOFT.CONCAT([.A115]; &quot;: &quot;;&quot;{ &quot;&quot;id&quot;&quot;: &quot;;[.A115];&quot;, &quot;&quot;name&quot;&quot;: &quot;&quot;&quot;;[.C115];&quot;&quot;&quot;, &quot;&quot;brand&quot;&quot;: &quot;&quot;&quot;;[.J115];&quot;&quot;&quot;, },&quot;)" office:value-type="string" office:string-value="0x1A1: { &quot;id&quot;: 0x1A1, &quot;name&quot;: &quot;Funky Shades&quot;, &quot;brand&quot;: &quot;Hip Snake&quot;, }," calcext:value-type="string">
            <text:p>0x1A1: { "id": 0x1A1, "name": "Funky Shades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A2" calcext:value-type="string">
            <text:p>0x1A2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<text:a xlink:href="../../../../../../../wiki/Love_%26_Peace" xlink:type="simple">Love &amp; Peac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12" calcext:value-type="float">
            <text:p>-12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eat: Fusion ★ +2</text:p>
            <text:p>Activated by: Beat</text:p>
            <text:p>Unlocked at: KuraKura - Shibukyu Stationside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KuraKura - Shibukyu Stationside for ¥9900 </text:p>
          </table:table-cell>
          <table:table-cell table:formula="of:=COM.MICROSOFT.CONCAT([.A116]; &quot;: &quot;;&quot;{ &quot;&quot;id&quot;&quot;: &quot;;[.A116];&quot;, &quot;&quot;name&quot;&quot;: &quot;&quot;&quot;;[.C116];&quot;&quot;&quot;, &quot;&quot;brand&quot;&quot;: &quot;&quot;&quot;;[.J116];&quot;&quot;&quot;, },&quot;)" office:value-type="string" office:string-value="0x1A2: { &quot;id&quot;: 0x1A2, &quot;name&quot;: &quot;Love &amp; Peace&quot;, &quot;brand&quot;: &quot;Hip Snake&quot;, }," calcext:value-type="string">
            <text:p>0x1A2: { "id": 0x1A2, "name": "Love &amp; Peace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A3" calcext:value-type="string">
            <text:p>0x1A3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<text:a xlink:href="../../../../../../../wiki/Slogan_Bandannas" xlink:type="simple">Slogan Bandanna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Faster Puck I</text:p>
            <text:p>Activated by: All</text:p>
            <text:p>Unlocked at: Towa Records - Towa Records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KuraKura - Shibukyu Stationside for ¥990 </text:p>
          </table:table-cell>
          <table:table-cell table:formula="of:=COM.MICROSOFT.CONCAT([.A117]; &quot;: &quot;;&quot;{ &quot;&quot;id&quot;&quot;: &quot;;[.A117];&quot;, &quot;&quot;name&quot;&quot;: &quot;&quot;&quot;;[.C117];&quot;&quot;&quot;, &quot;&quot;brand&quot;&quot;: &quot;&quot;&quot;;[.J117];&quot;&quot;&quot;, },&quot;)" office:value-type="string" office:string-value="0x1A3: { &quot;id&quot;: 0x1A3, &quot;name&quot;: &quot;Slogan Bandannas&quot;, &quot;brand&quot;: &quot;Hip Snake&quot;, }," calcext:value-type="string">
            <text:p>0x1A3: { "id": 0x1A3, "name": "Slogan Bandannas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A4" calcext:value-type="string">
            <text:p>0x1A4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<text:a xlink:href="../../../../../../../wiki/Cocktail_Queen" xlink:type="simple">Cocktail Queen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HP +35</text:p>
            <text:p>Activated by: All</text:p>
            <text:p>Unlocked at: Bel Airplane - Shibu Dept. Store (FSG Lvl 3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309000 </text:p>
            <text:p>Pegaso Atelier - Shibu Dept. Store for ¥309000 </text:p>
          </table:table-cell>
          <table:table-cell table:formula="of:=COM.MICROSOFT.CONCAT([.A118]; &quot;: &quot;;&quot;{ &quot;&quot;id&quot;&quot;: &quot;;[.A118];&quot;, &quot;&quot;name&quot;&quot;: &quot;&quot;&quot;;[.C118];&quot;&quot;&quot;, &quot;&quot;brand&quot;&quot;: &quot;&quot;&quot;;[.J118];&quot;&quot;&quot;, },&quot;)" office:value-type="string" office:string-value="0x1A4: { &quot;id&quot;: 0x1A4, &quot;name&quot;: &quot;Cocktail Queen&quot;, &quot;brand&quot;: &quot;Pegaso&quot;, }," calcext:value-type="string">
            <text:p>0x1A4: { "id": 0x1A4, "name": "Cocktail Queen", "brand": "Pegaso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A5" calcext:value-type="string">
            <text:p>0x1A5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<text:a xlink:href="../../../../../../../wiki/Regal_Presence" xlink:type="simple">Regal Presen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OS Power Up II</text:p>
            <text:p>Activated by: All</text:p>
            <text:p>Unlocked at: Pegaso Atelier - Shibu Dept. Store (FSG Lvl 5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Pegaso Atelier - Shibu Dept. Store for ¥246000 </text:p>
          </table:table-cell>
          <table:table-cell table:formula="of:=COM.MICROSOFT.CONCAT([.A119]; &quot;: &quot;;&quot;{ &quot;&quot;id&quot;&quot;: &quot;;[.A119];&quot;, &quot;&quot;name&quot;&quot;: &quot;&quot;&quot;;[.C119];&quot;&quot;&quot;, &quot;&quot;brand&quot;&quot;: &quot;&quot;&quot;;[.J119];&quot;&quot;&quot;, },&quot;)" office:value-type="string" office:string-value="0x1A5: { &quot;id&quot;: 0x1A5, &quot;name&quot;: &quot;Regal Presence&quot;, &quot;brand&quot;: &quot;Pegaso&quot;, }," calcext:value-type="string">
            <text:p>0x1A5: { "id": 0x1A5, "name": "Regal Presence", "brand": "Pegaso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A6" calcext:value-type="string">
            <text:p>0x1A6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<text:a xlink:href="../../../../../../../wiki/Tweed_Gentleman" xlink:type="simple">Tweed Gentleman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Joshua: ATK +3</text:p>
            <text:p>Activated by: Joshua</text:p>
            <text:p>Unlocked at: Pegaso Atelier - Shibu Dept. Store (FSG Lvl 2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Pegaso Atelier - Shibu Dept. Store for ¥300000 </text:p>
          </table:table-cell>
          <table:table-cell table:formula="of:=COM.MICROSOFT.CONCAT([.A120]; &quot;: &quot;;&quot;{ &quot;&quot;id&quot;&quot;: &quot;;[.A120];&quot;, &quot;&quot;name&quot;&quot;: &quot;&quot;&quot;;[.C120];&quot;&quot;&quot;, &quot;&quot;brand&quot;&quot;: &quot;&quot;&quot;;[.J120];&quot;&quot;&quot;, },&quot;)" office:value-type="string" office:string-value="0x1A6: { &quot;id&quot;: 0x1A6, &quot;name&quot;: &quot;Tweed Gentleman&quot;, &quot;brand&quot;: &quot;Pegaso&quot;, }," calcext:value-type="string">
            <text:p>0x1A6: { "id": 0x1A6, "name": "Tweed Gentleman", "brand": "Pegas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A7" calcext:value-type="string">
            <text:p>0x1A7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<text:a xlink:href="../../../../../../../wiki/Lavender_Lotus" xlink:type="simple">Lavender Lotus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Puck Power III</text:p>
            <text:p>Activated by: All</text:p>
            <text:p>Unlocked at: Bel Airplane - Shibu Dept. Store (FSG Lvl 5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100500 </text:p>
          </table:table-cell>
          <table:table-cell table:formula="of:=COM.MICROSOFT.CONCAT([.A121]; &quot;: &quot;;&quot;{ &quot;&quot;id&quot;&quot;: &quot;;[.A121];&quot;, &quot;&quot;name&quot;&quot;: &quot;&quot;&quot;;[.C121];&quot;&quot;&quot;, &quot;&quot;brand&quot;&quot;: &quot;&quot;&quot;;[.J121];&quot;&quot;&quot;, },&quot;)" office:value-type="string" office:string-value="0x1A7: { &quot;id&quot;: 0x1A7, &quot;name&quot;: &quot;Lavender Lotus&quot;, &quot;brand&quot;: &quot;Pegaso&quot;, }," calcext:value-type="string">
            <text:p>0x1A7: { "id": 0x1A7, "name": "Lavender Lotus", "brand": "Pegaso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A8" calcext:value-type="string">
            <text:p>0x1A8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<text:a xlink:href="../../../../../../../wiki/Classic_Half-boots" xlink:type="simple">Classic Half-boot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Joshua: HP +40</text:p>
            <text:p>Activated by: Joshua</text:p>
            <text:p>Unlocked at: Pegaso Atelier - Shibu Dept. Store (FSG Lvl 2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2x Durable Leather; 10x 5,000 Yen; 8x 10,000 Yen </text:p>
            <text:p>Pegaso Atelier - Shibu Dept. Store for ¥138000 </text:p>
          </table:table-cell>
          <table:table-cell table:formula="of:=COM.MICROSOFT.CONCAT([.A122]; &quot;: &quot;;&quot;{ &quot;&quot;id&quot;&quot;: &quot;;[.A122];&quot;, &quot;&quot;name&quot;&quot;: &quot;&quot;&quot;;[.C122];&quot;&quot;&quot;, &quot;&quot;brand&quot;&quot;: &quot;&quot;&quot;;[.J122];&quot;&quot;&quot;, },&quot;)" office:value-type="string" office:string-value="0x1A8: { &quot;id&quot;: 0x1A8, &quot;name&quot;: &quot;Classic Half-boots&quot;, &quot;brand&quot;: &quot;Pegaso&quot;, }," calcext:value-type="string">
            <text:p>0x1A8: { "id": 0x1A8, "name": "Classic Half-boots", "brand": "Pegaso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A9" calcext:value-type="string">
            <text:p>0x1A9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<text:a xlink:href="../../../../../../../wiki/Crimson_Stilettos" xlink:type="simple">Crimson Stiletto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Hold that Puck III</text:p>
            <text:p>Activated by: All</text:p>
            <text:p>Unlocked at: Bel Airplane - Shibu Dept. Store (FSG Lvl 6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2x Durable Leather; 20x 1,000 Yen; 2x 10,000 Yen </text:p>
            <text:p>Pegaso Atelier - Shibu Dept. Store for ¥90000 </text:p>
          </table:table-cell>
          <table:table-cell table:formula="of:=COM.MICROSOFT.CONCAT([.A123]; &quot;: &quot;;&quot;{ &quot;&quot;id&quot;&quot;: &quot;;[.A123];&quot;, &quot;&quot;name&quot;&quot;: &quot;&quot;&quot;;[.C123];&quot;&quot;&quot;, &quot;&quot;brand&quot;&quot;: &quot;&quot;&quot;;[.J123];&quot;&quot;&quot;, },&quot;)" office:value-type="string" office:string-value="0x1A9: { &quot;id&quot;: 0x1A9, &quot;name&quot;: &quot;Crimson Stilettos&quot;, &quot;brand&quot;: &quot;Pegaso&quot;, }," calcext:value-type="string">
            <text:p>0x1A9: { "id": 0x1A9, "name": "Crimson Stilettos", "brand": "Pegaso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AA" calcext:value-type="string">
            <text:p>0x1AA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<text:a xlink:href="../../../../../../../wiki/Silver_Baron" xlink:type="simple">Silver Baron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All-around Upgrade III</text:p>
            <text:p>Activated by: All</text:p>
            <text:p>Unlocked at: Pegaso Atelier - Shibu Dept. Store (FSG Lvl 3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450000 </text:p>
            <text:p>Pegaso Atelier - Shibu Dept. Store for ¥450000 </text:p>
          </table:table-cell>
          <table:table-cell table:formula="of:=COM.MICROSOFT.CONCAT([.A124]; &quot;: &quot;;&quot;{ &quot;&quot;id&quot;&quot;: &quot;;[.A124];&quot;, &quot;&quot;name&quot;&quot;: &quot;&quot;&quot;;[.C124];&quot;&quot;&quot;, &quot;&quot;brand&quot;&quot;: &quot;&quot;&quot;;[.J124];&quot;&quot;&quot;, },&quot;)" office:value-type="string" office:string-value="0x1AA: { &quot;id&quot;: 0x1AA, &quot;name&quot;: &quot;Silver Baron&quot;, &quot;brand&quot;: &quot;Pegaso&quot;, }," calcext:value-type="string">
            <text:p>0x1AA: { "id": 0x1AA, "name": "Silver Baron", "brand": "Pegaso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AB" calcext:value-type="string">
            <text:p>0x1AB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<text:a xlink:href="../../../../../../../wiki/Liberty_Duke" xlink:type="simple">Liberty Duk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All-around Upgrade III</text:p>
            <text:p>Activated by: All</text:p>
            <text:p>Unlocked at: Pegaso Atelier - Shibu Dept. Store (FSG Lvl 3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1x Silver Baron; 1x Tin Pin Golem; </text:p>
            <text:p>Pegaso Atelier - Shibu Dept. Store for ¥1010550 </text:p>
          </table:table-cell>
          <table:table-cell table:formula="of:=COM.MICROSOFT.CONCAT([.A125]; &quot;: &quot;;&quot;{ &quot;&quot;id&quot;&quot;: &quot;;[.A125];&quot;, &quot;&quot;name&quot;&quot;: &quot;&quot;&quot;;[.C125];&quot;&quot;&quot;, &quot;&quot;brand&quot;&quot;: &quot;&quot;&quot;;[.J125];&quot;&quot;&quot;, },&quot;)" office:value-type="string" office:string-value="0x1AB: { &quot;id&quot;: 0x1AB, &quot;name&quot;: &quot;Liberty Duke&quot;, &quot;brand&quot;: &quot;Pegaso&quot;, }," calcext:value-type="string">
            <text:p>0x1AB: { "id": 0x1AB, "name": "Liberty Duke", "brand": "Pegas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AC" calcext:value-type="string">
            <text:p>0x1AC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<text:a xlink:href="../../../../../../../wiki/Royal_Splendor" xlink:type="simple">Royal Splendor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7" calcext:value-type="float">
            <text:p>17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Resist All</text:p>
            <text:p>Activated by: All</text:p>
            <text:p>Unlocked at: Pegaso Atelier - Shibu Dept. Store (FSG Lvl 6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Pegaso Atelier - Shibu Dept. Store for 8x Admantite; 2x Sparkling Silver; 1x Silver Baron </text:p>
          </table:table-cell>
          <table:table-cell table:formula="of:=COM.MICROSOFT.CONCAT([.A126]; &quot;: &quot;;&quot;{ &quot;&quot;id&quot;&quot;: &quot;;[.A126];&quot;, &quot;&quot;name&quot;&quot;: &quot;&quot;&quot;;[.C126];&quot;&quot;&quot;, &quot;&quot;brand&quot;&quot;: &quot;&quot;&quot;;[.J126];&quot;&quot;&quot;, },&quot;)" office:value-type="string" office:string-value="0x1AC: { &quot;id&quot;: 0x1AC, &quot;name&quot;: &quot;Royal Splendor&quot;, &quot;brand&quot;: &quot;Pegaso&quot;, }," calcext:value-type="string">
            <text:p>0x1AC: { "id": 0x1AC, "name": "Royal Splendor", "brand": "Pegaso", },</text:p>
          </table:table-cell>
        </table:table-row>
        <table:table-row table:style-name="ro25">
          <table:table-cell table:style-name="ce3" table:formula="of:=COM.MICROSOFT.CONCAT(&quot;0x&quot;; DEC2HEX(ROW() + 302))" office:value-type="string" office:string-value="0x1AD" calcext:value-type="string">
            <text:p>0x1AD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<text:a xlink:href="../../../../../../../wiki/Revolution" xlink:type="simple">Revolution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EXP Boost III</text:p>
            <text:p>Activated by: All</text:p>
            <text:p>Unlocked at: Bel Airplane - Shibu Dept. Store (FSG Lvl 7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360000 </text:p>
            <text:p>Pegaso Atelier - Shibu Dept. Store for 9x Durable Leather, 10x 10,000 Yen, 10x 5,000 Yen </text:p>
          </table:table-cell>
          <table:table-cell table:formula="of:=COM.MICROSOFT.CONCAT([.A127]; &quot;: &quot;;&quot;{ &quot;&quot;id&quot;&quot;: &quot;;[.A127];&quot;, &quot;&quot;name&quot;&quot;: &quot;&quot;&quot;;[.C127];&quot;&quot;&quot;, &quot;&quot;brand&quot;&quot;: &quot;&quot;&quot;;[.J127];&quot;&quot;&quot;, },&quot;)" office:value-type="string" office:string-value="0x1AD: { &quot;id&quot;: 0x1AD, &quot;name&quot;: &quot;Revolution&quot;, &quot;brand&quot;: &quot;Pegaso&quot;, }," calcext:value-type="string">
            <text:p>0x1AD: { "id": 0x1AD, "name": "Revolution", "brand": "Pegas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AE" calcext:value-type="string">
            <text:p>0x1AE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<text:a xlink:href="../../../../../../../wiki/Sparkling_Flight" xlink:type="simple">Sparkling Fligh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All-around Upgrade II</text:p>
            <text:p>Activated by: All</text:p>
            <text:p>Unlocked at: Bel Airplane - Shibu Dept. Store (FSG Lvl 7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420000 </text:p>
          </table:table-cell>
          <table:table-cell table:formula="of:=COM.MICROSOFT.CONCAT([.A128]; &quot;: &quot;;&quot;{ &quot;&quot;id&quot;&quot;: &quot;;[.A128];&quot;, &quot;&quot;name&quot;&quot;: &quot;&quot;&quot;;[.C128];&quot;&quot;&quot;, &quot;&quot;brand&quot;&quot;: &quot;&quot;&quot;;[.J128];&quot;&quot;&quot;, },&quot;)" office:value-type="string" office:string-value="0x1AE: { &quot;id&quot;: 0x1AE, &quot;name&quot;: &quot;Sparkling Flight&quot;, &quot;brand&quot;: &quot;Pegaso&quot;, }," calcext:value-type="string">
            <text:p>0x1AE: { "id": 0x1AE, "name": "Sparkling Flight", "brand": "Pegas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AF" calcext:value-type="string">
            <text:p>0x1AF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<text:a xlink:href="../../../../../../../wiki/Darling_Lock" xlink:type="simple">Darling Lo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Regeneration IV</text:p>
            <text:p>Activated by: All</text:p>
            <text:p>Unlocked at: Bel Airplane - Shibu Dept. Store (FSG Lvl 2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240000 </text:p>
          </table:table-cell>
          <table:table-cell table:formula="of:=COM.MICROSOFT.CONCAT([.A129]; &quot;: &quot;;&quot;{ &quot;&quot;id&quot;&quot;: &quot;;[.A129];&quot;, &quot;&quot;name&quot;&quot;: &quot;&quot;&quot;;[.C129];&quot;&quot;&quot;, &quot;&quot;brand&quot;&quot;: &quot;&quot;&quot;;[.J129];&quot;&quot;&quot;, },&quot;)" office:value-type="string" office:string-value="0x1AF: { &quot;id&quot;: 0x1AF, &quot;name&quot;: &quot;Darling Lock&quot;, &quot;brand&quot;: &quot;Pegaso&quot;, }," calcext:value-type="string">
            <text:p>0x1AF: { "id": 0x1AF, "name": "Darling Lock", "brand": "Pegas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0" calcext:value-type="string">
            <text:p>0x1B0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<text:a xlink:href="../../../../../../../wiki/Pitter_Patter_Plaid" xlink:type="simple">Pitter Patter Plaid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Dual Resistance II</text:p>
            <text:p>Activated by: All</text:p>
            <text:p>Unlocked at: Sheep Heavenly - Molco (FSG Lvl 3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6x Rare Metal; 2x Colorful Thread; 1x Green With Envy </text:p>
          </table:table-cell>
          <table:table-cell table:formula="of:=COM.MICROSOFT.CONCAT([.A130]; &quot;: &quot;;&quot;{ &quot;&quot;id&quot;&quot;: &quot;;[.A130];&quot;, &quot;&quot;name&quot;&quot;: &quot;&quot;&quot;;[.C130];&quot;&quot;&quot;, &quot;&quot;brand&quot;&quot;: &quot;&quot;&quot;;[.J130];&quot;&quot;&quot;, },&quot;)" office:value-type="string" office:string-value="0x1B0: { &quot;id&quot;: 0x1B0, &quot;name&quot;: &quot;Pitter Patter Plaid&quot;, &quot;brand&quot;: &quot;Sheep Heavenly&quot;, }," calcext:value-type="string">
            <text:p>0x1B0: { "id": 0x1B0, "name": "Pitter Patter Plaid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B1" calcext:value-type="string">
            <text:p>0x1B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<text:a xlink:href="../../../../../../../wiki/Frilly_Camisole" xlink:type="simple">Frilly Camisol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HP +15</text:p>
            <text:p>Activated by: All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5400 </text:p>
          </table:table-cell>
          <table:table-cell table:formula="of:=COM.MICROSOFT.CONCAT([.A131]; &quot;: &quot;;&quot;{ &quot;&quot;id&quot;&quot;: &quot;;[.A131];&quot;, &quot;&quot;name&quot;&quot;: &quot;&quot;&quot;;[.C131];&quot;&quot;&quot;, &quot;&quot;brand&quot;&quot;: &quot;&quot;&quot;;[.J131];&quot;&quot;&quot;, },&quot;)" office:value-type="string" office:string-value="0x1B1: { &quot;id&quot;: 0x1B1, &quot;name&quot;: &quot;Frilly Camisole&quot;, &quot;brand&quot;: &quot;Sheep Heavenly&quot;, }," calcext:value-type="string">
            <text:p>0x1B1: { "id": 0x1B1, "name": "Frilly Camisole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B2" calcext:value-type="string">
            <text:p>0x1B2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<text:a xlink:href="../../../../../../../wiki/Aqua_Puffy_Blouse" xlink:type="simple">Aqua Puffy Blous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More Attack Breaks I</text:p>
            <text:p>Activated by: All</text:p>
            <text:p>Unlocked at: Edoga the Shop - 104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Edoga the Shop - 104 for ¥6390 </text:p>
          </table:table-cell>
          <table:table-cell table:formula="of:=COM.MICROSOFT.CONCAT([.A132]; &quot;: &quot;;&quot;{ &quot;&quot;id&quot;&quot;: &quot;;[.A132];&quot;, &quot;&quot;name&quot;&quot;: &quot;&quot;&quot;;[.C132];&quot;&quot;&quot;, &quot;&quot;brand&quot;&quot;: &quot;&quot;&quot;;[.J132];&quot;&quot;&quot;, },&quot;)" office:value-type="string" office:string-value="0x1B2: { &quot;id&quot;: 0x1B2, &quot;name&quot;: &quot;Aqua Puffy Blouse&quot;, &quot;brand&quot;: &quot;Sheep Heavenly&quot;, }," calcext:value-type="string">
            <text:p>0x1B2: { "id": 0x1B2, "name": "Aqua Puffy Blouse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3" calcext:value-type="string">
            <text:p>0x1B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<text:a xlink:href="../../../../../../../wiki/Retro_Dot_One-piece" xlink:type="simple">Retro Dot One-piec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HP +35</text:p>
            <text:p>Activated by: All</text:p>
            <text:p>Unlocked at: Nishimura Drugs - Shibu-Q Heads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3x Rare Metal; 1x Sleek Silk; 1x Mint Choco-chip </text:p>
          </table:table-cell>
          <table:table-cell table:formula="of:=COM.MICROSOFT.CONCAT([.A133]; &quot;: &quot;;&quot;{ &quot;&quot;id&quot;&quot;: &quot;;[.A133];&quot;, &quot;&quot;name&quot;&quot;: &quot;&quot;&quot;;[.C133];&quot;&quot;&quot;, &quot;&quot;brand&quot;&quot;: &quot;&quot;&quot;;[.J133];&quot;&quot;&quot;, },&quot;)" office:value-type="string" office:string-value="0x1B3: { &quot;id&quot;: 0x1B3, &quot;name&quot;: &quot;Retro Dot One-piece&quot;, &quot;brand&quot;: &quot;Sheep Heavenly&quot;, }," calcext:value-type="string">
            <text:p>0x1B3: { "id": 0x1B3, "name": "Retro Dot One-piece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4" calcext:value-type="string">
            <text:p>0x1B4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<text:a xlink:href="../../../../../../../wiki/Easy_Breezy_Dress" xlink:type="simple">Easy Breezy Dress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More HP Drains II</text:p>
            <text:p>Activated by: All</text:p>
            <text:p>Unlocked at: Sheep Heavenly - Molco (FSG Lvl 7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8790 </text:p>
          </table:table-cell>
          <table:table-cell table:formula="of:=COM.MICROSOFT.CONCAT([.A134]; &quot;: &quot;;&quot;{ &quot;&quot;id&quot;&quot;: &quot;;[.A134];&quot;, &quot;&quot;name&quot;&quot;: &quot;&quot;&quot;;[.C134];&quot;&quot;&quot;, &quot;&quot;brand&quot;&quot;: &quot;&quot;&quot;;[.J134];&quot;&quot;&quot;, },&quot;)" office:value-type="string" office:string-value="0x1B4: { &quot;id&quot;: 0x1B4, &quot;name&quot;: &quot;Easy Breezy Dress&quot;, &quot;brand&quot;: &quot;Sheep Heavenly&quot;, }," calcext:value-type="string">
            <text:p>0x1B4: { "id": 0x1B4, "name": "Easy Breezy Dress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5" calcext:value-type="string">
            <text:p>0x1B5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<text:a xlink:href="../../../../../../../wiki/Green_With_Envy" xlink:type="simple">Green With Env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Regeneration II</text:p>
            <text:p>Activated by: All</text:p>
            <text:p>Unlocked at: Sheep Heavenly - Molco (FSG Lvl 6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10995 </text:p>
          </table:table-cell>
          <table:table-cell table:formula="of:=COM.MICROSOFT.CONCAT([.A135]; &quot;: &quot;;&quot;{ &quot;&quot;id&quot;&quot;: &quot;;[.A135];&quot;, &quot;&quot;name&quot;&quot;: &quot;&quot;&quot;;[.C135];&quot;&quot;&quot;, &quot;&quot;brand&quot;&quot;: &quot;&quot;&quot;;[.J135];&quot;&quot;&quot;, },&quot;)" office:value-type="string" office:string-value="0x1B5: { &quot;id&quot;: 0x1B5, &quot;name&quot;: &quot;Green With Envy&quot;, &quot;brand&quot;: &quot;Sheep Heavenly&quot;, }," calcext:value-type="string">
            <text:p>0x1B5: { "id": 0x1B5, "name": "Green With Envy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B6" calcext:value-type="string">
            <text:p>0x1B6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<text:a xlink:href="../../../../../../../wiki/Lemon_Sherbert" xlink:type="simple">Lemon Sherbe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HP +5</text:p>
            <text:p>Activated by: All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600 </text:p>
          </table:table-cell>
          <table:table-cell table:formula="of:=COM.MICROSOFT.CONCAT([.A136]; &quot;: &quot;;&quot;{ &quot;&quot;id&quot;&quot;: &quot;;[.A136];&quot;, &quot;&quot;name&quot;&quot;: &quot;&quot;&quot;;[.C136];&quot;&quot;&quot;, &quot;&quot;brand&quot;&quot;: &quot;&quot;&quot;;[.J136];&quot;&quot;&quot;, },&quot;)" office:value-type="string" office:string-value="0x1B6: { &quot;id&quot;: 0x1B6, &quot;name&quot;: &quot;Lemon Sherbert&quot;, &quot;brand&quot;: &quot;Sheep Heavenly&quot;, }," calcext:value-type="string">
            <text:p>0x1B6: { "id": 0x1B6, "name": "Lemon Sherbert", "brand": "Sheep Heavenl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B7" calcext:value-type="string">
            <text:p>0x1B7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<text:a xlink:href="../../../../../../../wiki/Mint_Ice_Cream" xlink:type="simple">Mint Ice Cream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eku: DEF +1</text:p>
            <text:p>Activated by: Neku</text:p>
            <text:p>Unlocked at: Edoga the Shop - 104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Edoga the Shop - 104 for ¥3600 </text:p>
          </table:table-cell>
          <table:table-cell table:formula="of:=COM.MICROSOFT.CONCAT([.A137]; &quot;: &quot;;&quot;{ &quot;&quot;id&quot;&quot;: &quot;;[.A137];&quot;, &quot;&quot;name&quot;&quot;: &quot;&quot;&quot;;[.C137];&quot;&quot;&quot;, &quot;&quot;brand&quot;&quot;: &quot;&quot;&quot;;[.J137];&quot;&quot;&quot;, },&quot;)" office:value-type="string" office:string-value="0x1B7: { &quot;id&quot;: 0x1B7, &quot;name&quot;: &quot;Mint Ice Cream&quot;, &quot;brand&quot;: &quot;Sheep Heavenly&quot;, }," calcext:value-type="string">
            <text:p>0x1B7: { "id": 0x1B7, "name": "Mint Ice Cream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B8" calcext:value-type="string">
            <text:p>0x1B8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<text:a xlink:href="../../../../../../../wiki/Spangle_Sorbet" xlink:type="simple">Spangle Sorbe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Shiki: DEF +1</text:p>
            <text:p>Activated by: Shiki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600 </text:p>
          </table:table-cell>
          <table:table-cell table:formula="of:=COM.MICROSOFT.CONCAT([.A138]; &quot;: &quot;;&quot;{ &quot;&quot;id&quot;&quot;: &quot;;[.A138];&quot;, &quot;&quot;name&quot;&quot;: &quot;&quot;&quot;;[.C138];&quot;&quot;&quot;, &quot;&quot;brand&quot;&quot;: &quot;&quot;&quot;;[.J138];&quot;&quot;&quot;, },&quot;)" office:value-type="string" office:string-value="0x1B8: { &quot;id&quot;: 0x1B8, &quot;name&quot;: &quot;Spangle Sorbet&quot;, &quot;brand&quot;: &quot;Sheep Heavenly&quot;, }," calcext:value-type="string">
            <text:p>0x1B8: { "id": 0x1B8, "name": "Spangle Sorbet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B9" calcext:value-type="string">
            <text:p>0x1B9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<text:a xlink:href="../../../../../../../wiki/Iris_Gelato" xlink:type="simple">Iris Gelat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EF +1</text:p>
            <text:p>Activated by: All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600 </text:p>
          </table:table-cell>
          <table:table-cell table:formula="of:=COM.MICROSOFT.CONCAT([.A139]; &quot;: &quot;;&quot;{ &quot;&quot;id&quot;&quot;: &quot;;[.A139];&quot;, &quot;&quot;name&quot;&quot;: &quot;&quot;&quot;;[.C139];&quot;&quot;&quot;, &quot;&quot;brand&quot;&quot;: &quot;&quot;&quot;;[.J139];&quot;&quot;&quot;, },&quot;)" office:value-type="string" office:string-value="0x1B9: { &quot;id&quot;: 0x1B9, &quot;name&quot;: &quot;Iris Gelato&quot;, &quot;brand&quot;: &quot;Sheep Heavenly&quot;, }," calcext:value-type="string">
            <text:p>0x1B9: { "id": 0x1B9, "name": "Iris Gelato", "brand": "Sheep Heavenl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BA" calcext:value-type="string">
            <text:p>0x1BA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<text:a xlink:href="../../../../../../../wiki/Strawberry_Chocolate" xlink:type="simple">Strawberry Chocolat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DEF +1</text:p>
            <text:p>Activated by: Shiki</text:p>
            <text:p>Unlocked at: le Grand - Cadoi City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le Grand - Cadoi City for ¥3195 </text:p>
          </table:table-cell>
          <table:table-cell table:formula="of:=COM.MICROSOFT.CONCAT([.A140]; &quot;: &quot;;&quot;{ &quot;&quot;id&quot;&quot;: &quot;;[.A140];&quot;, &quot;&quot;name&quot;&quot;: &quot;&quot;&quot;;[.C140];&quot;&quot;&quot;, &quot;&quot;brand&quot;&quot;: &quot;&quot;&quot;;[.J140];&quot;&quot;&quot;, },&quot;)" office:value-type="string" office:string-value="0x1BA: { &quot;id&quot;: 0x1BA, &quot;name&quot;: &quot;Strawberry Chocolate&quot;, &quot;brand&quot;: &quot;Sheep Heavenly&quot;, }," calcext:value-type="string">
            <text:p>0x1BA: { "id": 0x1BA, "name": "Strawberry Chocolate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B" calcext:value-type="string">
            <text:p>0x1BB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<text:a xlink:href="../../../../../../../wiki/Mint_Choco-chip" xlink:type="simple">Mint Choco-chip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Regeneration I</text:p>
            <text:p>Activated by: All</text:p>
            <text:p>Unlocked at: Sheep Heavenly - Molco (FSG Lvl 2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4800 </text:p>
          </table:table-cell>
          <table:table-cell table:formula="of:=COM.MICROSOFT.CONCAT([.A141]; &quot;: &quot;;&quot;{ &quot;&quot;id&quot;&quot;: &quot;;[.A141];&quot;, &quot;&quot;name&quot;&quot;: &quot;&quot;&quot;;[.C141];&quot;&quot;&quot;, &quot;&quot;brand&quot;&quot;: &quot;&quot;&quot;;[.J141];&quot;&quot;&quot;, },&quot;)" office:value-type="string" office:string-value="0x1BB: { &quot;id&quot;: 0x1BB, &quot;name&quot;: &quot;Mint Choco-chip&quot;, &quot;brand&quot;: &quot;Sheep Heavenly&quot;, }," calcext:value-type="string">
            <text:p>0x1BB: { "id": 0x1BB, "name": "Mint Choco-chip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C" calcext:value-type="string">
            <text:p>0x1BC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<text:a xlink:href="../../../../../../../wiki/Angel_Frill_Skirt" xlink:type="simple">Angel Frill Skir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SOS DEF Boost I</text:p>
            <text:p>Activated by: All</text:p>
            <text:p>Unlocked at: Sheep Heavenly - Molco (FSG Lvl 7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9195 </text:p>
          </table:table-cell>
          <table:table-cell table:formula="of:=COM.MICROSOFT.CONCAT([.A142]; &quot;: &quot;;&quot;{ &quot;&quot;id&quot;&quot;: &quot;;[.A142];&quot;, &quot;&quot;name&quot;&quot;: &quot;&quot;&quot;;[.C142];&quot;&quot;&quot;, &quot;&quot;brand&quot;&quot;: &quot;&quot;&quot;;[.J142];&quot;&quot;&quot;, },&quot;)" office:value-type="string" office:string-value="0x1BC: { &quot;id&quot;: 0x1BC, &quot;name&quot;: &quot;Angel Frill Skirt&quot;, &quot;brand&quot;: &quot;Sheep Heavenly&quot;, }," calcext:value-type="string">
            <text:p>0x1BC: { "id": 0x1BC, "name": "Angel Frill Skirt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D" calcext:value-type="string">
            <text:p>0x1BD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<text:a xlink:href="../../../../../../../wiki/Citrus_Shorts" xlink:type="simple">Citrus Short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Faster Puck II</text:p>
            <text:p>Activated by: All</text:p>
            <text:p>Unlocked at: Sheep Heavenly - Molco (FSG Lvl 4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5295 </text:p>
          </table:table-cell>
          <table:table-cell table:formula="of:=COM.MICROSOFT.CONCAT([.A143]; &quot;: &quot;;&quot;{ &quot;&quot;id&quot;&quot;: &quot;;[.A143];&quot;, &quot;&quot;name&quot;&quot;: &quot;&quot;&quot;;[.C143];&quot;&quot;&quot;, &quot;&quot;brand&quot;&quot;: &quot;&quot;&quot;;[.J143];&quot;&quot;&quot;, },&quot;)" office:value-type="string" office:string-value="0x1BD: { &quot;id&quot;: 0x1BD, &quot;name&quot;: &quot;Citrus Shorts&quot;, &quot;brand&quot;: &quot;Sheep Heavenly&quot;, }," calcext:value-type="string">
            <text:p>0x1BD: { "id": 0x1BD, "name": "Citrus Shorts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BE" calcext:value-type="string">
            <text:p>0x1BE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<text:a xlink:href="../../../../../../../wiki/Sparkling_Capris" xlink:type="simple">Sparkling Capri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hiki: Fusion ★ +1</text:p>
            <text:p>Activated by: Shiki</text:p>
            <text:p>Unlocked at: Edoga the Shop - 104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Edoga the Shop - 104 for ¥4890 </text:p>
          </table:table-cell>
          <table:table-cell table:formula="of:=COM.MICROSOFT.CONCAT([.A144]; &quot;: &quot;;&quot;{ &quot;&quot;id&quot;&quot;: &quot;;[.A144];&quot;, &quot;&quot;name&quot;&quot;: &quot;&quot;&quot;;[.C144];&quot;&quot;&quot;, &quot;&quot;brand&quot;&quot;: &quot;&quot;&quot;;[.J144];&quot;&quot;&quot;, },&quot;)" office:value-type="string" office:string-value="0x1BE: { &quot;id&quot;: 0x1BE, &quot;name&quot;: &quot;Sparkling Capris&quot;, &quot;brand&quot;: &quot;Sheep Heavenly&quot;, }," calcext:value-type="string">
            <text:p>0x1BE: { "id": 0x1BE, "name": "Sparkling Capris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F" calcext:value-type="string">
            <text:p>0x1BF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<text:a xlink:href="../../../../../../../wiki/Ribbon_Cargos" xlink:type="simple">Ribbon Cargo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Combo Panel -1</text:p>
            <text:p>Activated by: Partner</text:p>
            <text:p>Unlocked at: Sheep Heavenly - Molco (FSG Lvl 6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5490 </text:p>
          </table:table-cell>
          <table:table-cell table:formula="of:=COM.MICROSOFT.CONCAT([.A145]; &quot;: &quot;;&quot;{ &quot;&quot;id&quot;&quot;: &quot;;[.A145];&quot;, &quot;&quot;name&quot;&quot;: &quot;&quot;&quot;;[.C145];&quot;&quot;&quot;, &quot;&quot;brand&quot;&quot;: &quot;&quot;&quot;;[.J145];&quot;&quot;&quot;, },&quot;)" office:value-type="string" office:string-value="0x1BF: { &quot;id&quot;: 0x1BF, &quot;name&quot;: &quot;Ribbon Cargos&quot;, &quot;brand&quot;: &quot;Sheep Heavenly&quot;, }," calcext:value-type="string">
            <text:p>0x1BF: { "id": 0x1BF, "name": "Ribbon Cargos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0" calcext:value-type="string">
            <text:p>0x1C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<text:a xlink:href="../../../../../../../wiki/Flaming_Knee-highs" xlink:type="simple">Flaming Knee-high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Regeneration I</text:p>
            <text:p>Activated by: All</text:p>
            <text:p>Unlocked at: Sheep Heavenly - Molco (FSG Lvl 3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090 </text:p>
          </table:table-cell>
          <table:table-cell table:formula="of:=COM.MICROSOFT.CONCAT([.A146]; &quot;: &quot;;&quot;{ &quot;&quot;id&quot;&quot;: &quot;;[.A146];&quot;, &quot;&quot;name&quot;&quot;: &quot;&quot;&quot;;[.C146];&quot;&quot;&quot;, &quot;&quot;brand&quot;&quot;: &quot;&quot;&quot;;[.J146];&quot;&quot;&quot;, },&quot;)" office:value-type="string" office:string-value="0x1C0: { &quot;id&quot;: 0x1C0, &quot;name&quot;: &quot;Flaming Knee-highs&quot;, &quot;brand&quot;: &quot;Sheep Heavenly&quot;, }," calcext:value-type="string">
            <text:p>0x1C0: { "id": 0x1C0, "name": "Flaming Knee-highs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1" calcext:value-type="string">
            <text:p>0x1C1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<text:a xlink:href="../../../../../../../wiki/Cloud_Nine_Scarf" xlink:type="simple">Cloud Nine Scarf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Shiki: Ground Combo B</text:p>
            <text:p>Activated by: Shiki</text:p>
            <text:p>Unlocked at: le Grand - Cadoi City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le Grand - Cadoi City for ¥2400 </text:p>
          </table:table-cell>
          <table:table-cell table:formula="of:=COM.MICROSOFT.CONCAT([.A147]; &quot;: &quot;;&quot;{ &quot;&quot;id&quot;&quot;: &quot;;[.A147];&quot;, &quot;&quot;name&quot;&quot;: &quot;&quot;&quot;;[.C147];&quot;&quot;&quot;, &quot;&quot;brand&quot;&quot;: &quot;&quot;&quot;;[.J147];&quot;&quot;&quot;, },&quot;)" office:value-type="string" office:string-value="0x1C1: { &quot;id&quot;: 0x1C1, &quot;name&quot;: &quot;Cloud Nine Scarf&quot;, &quot;brand&quot;: &quot;Sheep Heavenly&quot;, }," calcext:value-type="string">
            <text:p>0x1C1: { "id": 0x1C1, "name": "Cloud Nine Scarf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C2" calcext:value-type="string">
            <text:p>0x1C2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<text:a xlink:href="../../../../../../../wiki/Lucky_Rainbow_Bracelets" xlink:type="simple">Lucky Rainbow Bracelet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lower Puck I</text:p>
            <text:p>Activated by: All</text:p>
            <text:p>Unlocked at: Sheep Heavenly - Molco (FSG Lvl 2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2970 </text:p>
          </table:table-cell>
          <table:table-cell table:formula="of:=COM.MICROSOFT.CONCAT([.A148]; &quot;: &quot;;&quot;{ &quot;&quot;id&quot;&quot;: &quot;;[.A148];&quot;, &quot;&quot;name&quot;&quot;: &quot;&quot;&quot;;[.C148];&quot;&quot;&quot;, &quot;&quot;brand&quot;&quot;: &quot;&quot;&quot;;[.J148];&quot;&quot;&quot;, },&quot;)" office:value-type="string" office:string-value="0x1C2: { &quot;id&quot;: 0x1C2, &quot;name&quot;: &quot;Lucky Rainbow Bracelets&quot;, &quot;brand&quot;: &quot;Sheep Heavenly&quot;, }," calcext:value-type="string">
            <text:p>0x1C2: { "id": 0x1C2, "name": "Lucky Rainbow Bracelets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C3" calcext:value-type="string">
            <text:p>0x1C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<text:a xlink:href="../../../../../../../wiki/Rounded_Specs" xlink:type="simple">Rounded Spec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Display Time</text:p>
            <text:p>Activated by: All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459 </text:p>
          </table:table-cell>
          <table:table-cell table:formula="of:=COM.MICROSOFT.CONCAT([.A149]; &quot;: &quot;;&quot;{ &quot;&quot;id&quot;&quot;: &quot;;[.A149];&quot;, &quot;&quot;name&quot;&quot;: &quot;&quot;&quot;;[.C149];&quot;&quot;&quot;, &quot;&quot;brand&quot;&quot;: &quot;&quot;&quot;;[.J149];&quot;&quot;&quot;, },&quot;)" office:value-type="string" office:string-value="0x1C3: { &quot;id&quot;: 0x1C3, &quot;name&quot;: &quot;Rounded Specs&quot;, &quot;brand&quot;: &quot;Sheep Heavenly&quot;, }," calcext:value-type="string">
            <text:p>0x1C3: { "id": 0x1C3, "name": "Rounded Specs", "brand": "Sheep Heavenly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C4" calcext:value-type="string">
            <text:p>0x1C4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<text:a xlink:href="../../../../../../../wiki/Shining_Star_Dangles" xlink:type="simple">Shining Star Dangl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Defense Break Finisher</text:p>
            <text:p>Activated by: Partner</text:p>
            <text:p>Unlocked at: KuraKura - Shibukyu Stationside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KuraKura - Shibukyu Stationside for ¥2970 </text:p>
          </table:table-cell>
          <table:table-cell table:formula="of:=COM.MICROSOFT.CONCAT([.A150]; &quot;: &quot;;&quot;{ &quot;&quot;id&quot;&quot;: &quot;;[.A150];&quot;, &quot;&quot;name&quot;&quot;: &quot;&quot;&quot;;[.C150];&quot;&quot;&quot;, &quot;&quot;brand&quot;&quot;: &quot;&quot;&quot;;[.J150];&quot;&quot;&quot;, },&quot;)" office:value-type="string" office:string-value="0x1C4: { &quot;id&quot;: 0x1C4, &quot;name&quot;: &quot;Shining Star Dangles&quot;, &quot;brand&quot;: &quot;Sheep Heavenly&quot;, }," calcext:value-type="string">
            <text:p>0x1C4: { "id": 0x1C4, "name": "Shining Star Dangles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C5" calcext:value-type="string">
            <text:p>0x1C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<text:a xlink:href="../../../../../../../wiki/Princess_Ring" xlink:type="simple">Princess Rin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Puck Power I</text:p>
            <text:p>Activated by: All</text:p>
            <text:p>Unlocked at: Sheep Heavenly - Molco (FSG Lvl 4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5295 </text:p>
          </table:table-cell>
          <table:table-cell table:formula="of:=COM.MICROSOFT.CONCAT([.A151]; &quot;: &quot;;&quot;{ &quot;&quot;id&quot;&quot;: &quot;;[.A151];&quot;, &quot;&quot;name&quot;&quot;: &quot;&quot;&quot;;[.C151];&quot;&quot;&quot;, &quot;&quot;brand&quot;&quot;: &quot;&quot;&quot;;[.J151];&quot;&quot;&quot;, },&quot;)" office:value-type="string" office:string-value="0x1C5: { &quot;id&quot;: 0x1C5, &quot;name&quot;: &quot;Princess Ring&quot;, &quot;brand&quot;: &quot;Sheep Heavenly&quot;, }," calcext:value-type="string">
            <text:p>0x1C5: { "id": 0x1C5, "name": "Princess Ring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6" calcext:value-type="string">
            <text:p>0x1C6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<text:a xlink:href="../../../../../../../wiki/Happy_Necklace" xlink:type="simple">Happy Necklac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Shiki: Air Combo A</text:p>
            <text:p>Activated by: Shiki</text:p>
            <text:p>Unlocked at: KuraKura - Shibukyu Stationside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KuraKura - Shibukyu Stationside for ¥3600 </text:p>
          </table:table-cell>
          <table:table-cell table:formula="of:=COM.MICROSOFT.CONCAT([.A152]; &quot;: &quot;;&quot;{ &quot;&quot;id&quot;&quot;: &quot;;[.A152];&quot;, &quot;&quot;name&quot;&quot;: &quot;&quot;&quot;;[.C152];&quot;&quot;&quot;, &quot;&quot;brand&quot;&quot;: &quot;&quot;&quot;;[.J152];&quot;&quot;&quot;, },&quot;)" office:value-type="string" office:string-value="0x1C6: { &quot;id&quot;: 0x1C6, &quot;name&quot;: &quot;Happy Necklace&quot;, &quot;brand&quot;: &quot;Sheep Heavenly&quot;, }," calcext:value-type="string">
            <text:p>0x1C6: { "id": 0x1C6, "name": "Happy Necklace", "brand": "Sheep Heavenly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C7" calcext:value-type="string">
            <text:p>0x1C7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<text:a xlink:href="../../../../../../../wiki/Heart_Pochette" xlink:type="simple">Heart Pochett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Faster Puck II</text:p>
            <text:p>Activated by: All</text:p>
            <text:p>Unlocked at: Nishimura Drugs - Shibu-Q Heads (FSG Lvl 2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6795 </text:p>
          </table:table-cell>
          <table:table-cell table:formula="of:=COM.MICROSOFT.CONCAT([.A153]; &quot;: &quot;;&quot;{ &quot;&quot;id&quot;&quot;: &quot;;[.A153];&quot;, &quot;&quot;name&quot;&quot;: &quot;&quot;&quot;;[.C153];&quot;&quot;&quot;, &quot;&quot;brand&quot;&quot;: &quot;&quot;&quot;;[.J153];&quot;&quot;&quot;, },&quot;)" office:value-type="string" office:string-value="0x1C7: { &quot;id&quot;: 0x1C7, &quot;name&quot;: &quot;Heart Pochette&quot;, &quot;brand&quot;: &quot;Sheep Heavenly&quot;, }," calcext:value-type="string">
            <text:p>0x1C7: { "id": 0x1C7, "name": "Heart Pochette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8" calcext:value-type="string">
            <text:p>0x1C8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<text:a xlink:href="../../../../../../../wiki/Polka_Dot_Bag" xlink:type="simple">Polka Dot Ba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Hold that Puck II</text:p>
            <text:p>Activated by: All</text:p>
            <text:p>Unlocked at: Sheep Heavenly - Molco (FSG Lvl 8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KuraKura - Shibukyu Stationside for 6x Rare Metal; 1x Cozy Down; 1x Heart Pochette </text:p>
          </table:table-cell>
          <table:table-cell table:formula="of:=COM.MICROSOFT.CONCAT([.A154]; &quot;: &quot;;&quot;{ &quot;&quot;id&quot;&quot;: &quot;;[.A154];&quot;, &quot;&quot;name&quot;&quot;: &quot;&quot;&quot;;[.C154];&quot;&quot;&quot;, &quot;&quot;brand&quot;&quot;: &quot;&quot;&quot;;[.J154];&quot;&quot;&quot;, },&quot;)" office:value-type="string" office:string-value="0x1C8: { &quot;id&quot;: 0x1C8, &quot;name&quot;: &quot;Polka Dot Bag&quot;, &quot;brand&quot;: &quot;Sheep Heavenly&quot;, }," calcext:value-type="string">
            <text:p>0x1C8: { "id": 0x1C8, "name": "Polka Dot Bag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C9" calcext:value-type="string">
            <text:p>0x1C9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<text:a xlink:href="../../../../../../../wiki/Wadatsumi" xlink:type="simple">Wadatsumi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eku: DEF +1</text:p>
            <text:p>Activated by: Neku</text:p>
            <text:p>Unlocked at: Jupiter of the Monkey - Cat Street (FSG Lvl 1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4500 </text:p>
          </table:table-cell>
          <table:table-cell table:formula="of:=COM.MICROSOFT.CONCAT([.A155]; &quot;: &quot;;&quot;{ &quot;&quot;id&quot;&quot;: &quot;;[.A155];&quot;, &quot;&quot;name&quot;&quot;: &quot;&quot;&quot;;[.C155];&quot;&quot;&quot;, &quot;&quot;brand&quot;&quot;: &quot;&quot;&quot;;[.J155];&quot;&quot;&quot;, },&quot;)" office:value-type="string" office:string-value="0x1C9: { &quot;id&quot;: 0x1C9, &quot;name&quot;: &quot;Wadatsumi&quot;, &quot;brand&quot;: &quot;Jupiter of the Monkey&quot;, }," calcext:value-type="string">
            <text:p>0x1C9: { "id": 0x1C9, "name": "Wadatsumi", "brand": "Jupiter of the Monke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CA" calcext:value-type="string">
            <text:p>0x1CA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<text:a xlink:href="../../../../../../../wiki/Fudo" xlink:type="simple">Fudo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Neku: HP +20</text:p>
            <text:p>Activated by: Neku</text:p>
            <text:p>Unlocked at: KuraKura - Shibukyu Stationside (FSG Lvl 1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KuraKura - Shibukyu Stationside for ¥2790 </text:p>
          </table:table-cell>
          <table:table-cell table:formula="of:=COM.MICROSOFT.CONCAT([.A156]; &quot;: &quot;;&quot;{ &quot;&quot;id&quot;&quot;: &quot;;[.A156];&quot;, &quot;&quot;name&quot;&quot;: &quot;&quot;&quot;;[.C156];&quot;&quot;&quot;, &quot;&quot;brand&quot;&quot;: &quot;&quot;&quot;;[.J156];&quot;&quot;&quot;, },&quot;)" office:value-type="string" office:string-value="0x1CA: { &quot;id&quot;: 0x1CA, &quot;name&quot;: &quot;Fudo&quot;, &quot;brand&quot;: &quot;Jupiter of the Monkey&quot;, }," calcext:value-type="string">
            <text:p>0x1CA: { "id": 0x1CA, "name": "Fudo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B" calcext:value-type="string">
            <text:p>0x1CB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<text:a xlink:href="../../../../../../../wiki/Dharma" xlink:type="simple">Dharm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eku: ATK +1</text:p>
            <text:p>Activated by: Neku</text:p>
            <text:p>Unlocked at: Jupiter of the Monkey - Cat Street (FSG Lvl 1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3795 </text:p>
          </table:table-cell>
          <table:table-cell table:formula="of:=COM.MICROSOFT.CONCAT([.A157]; &quot;: &quot;;&quot;{ &quot;&quot;id&quot;&quot;: &quot;;[.A157];&quot;, &quot;&quot;name&quot;&quot;: &quot;&quot;&quot;;[.C157];&quot;&quot;&quot;, &quot;&quot;brand&quot;&quot;: &quot;&quot;&quot;;[.J157];&quot;&quot;&quot;, },&quot;)" office:value-type="string" office:string-value="0x1CB: { &quot;id&quot;: 0x1CB, &quot;name&quot;: &quot;Dharma&quot;, &quot;brand&quot;: &quot;Jupiter of the Monkey&quot;, }," calcext:value-type="string">
            <text:p>0x1CB: { "id": 0x1CB, "name": "Dharma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C" calcext:value-type="string">
            <text:p>0x1CC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<text:a xlink:href="../../../../../../../wiki/Suiten" xlink:type="simple">Suite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Neku: HP +20</text:p>
            <text:p>Activated by: Neku</text:p>
            <text:p>Unlocked at: Towa Records - Towa Recor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8400 </text:p>
          </table:table-cell>
          <table:table-cell table:formula="of:=COM.MICROSOFT.CONCAT([.A158]; &quot;: &quot;;&quot;{ &quot;&quot;id&quot;&quot;: &quot;;[.A158];&quot;, &quot;&quot;name&quot;&quot;: &quot;&quot;&quot;;[.C158];&quot;&quot;&quot;, &quot;&quot;brand&quot;&quot;: &quot;&quot;&quot;;[.J158];&quot;&quot;&quot;, },&quot;)" office:value-type="string" office:string-value="0x1CC: { &quot;id&quot;: 0x1CC, &quot;name&quot;: &quot;Suiten&quot;, &quot;brand&quot;: &quot;Jupiter of the Monkey&quot;, }," calcext:value-type="string">
            <text:p>0x1CC: { "id": 0x1CC, "name": "Suiten", "brand": "Jupiter of the Monkey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CD" calcext:value-type="string">
            <text:p>0x1CD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<text:a xlink:href="../../../../../../../wiki/Haramitsu" xlink:type="simple">Haramitsu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Neku: ATK +1</text:p>
            <text:p>Activated by: Neku</text:p>
            <text:p>Unlocked at: Shibu-Q Heads 3F - Shibu-Q Hea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4500 </text:p>
          </table:table-cell>
          <table:table-cell table:formula="of:=COM.MICROSOFT.CONCAT([.A159]; &quot;: &quot;;&quot;{ &quot;&quot;id&quot;&quot;: &quot;;[.A159];&quot;, &quot;&quot;name&quot;&quot;: &quot;&quot;&quot;;[.C159];&quot;&quot;&quot;, &quot;&quot;brand&quot;&quot;: &quot;&quot;&quot;;[.J159];&quot;&quot;&quot;, },&quot;)" office:value-type="string" office:string-value="0x1CD: { &quot;id&quot;: 0x1CD, &quot;name&quot;: &quot;Haramitsu&quot;, &quot;brand&quot;: &quot;Jupiter of the Monkey&quot;, }," calcext:value-type="string">
            <text:p>0x1CD: { "id": 0x1CD, "name": "Haramitsu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E" calcext:value-type="string">
            <text:p>0x1CE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<text:a xlink:href="../../../../../../../wiki/Amida" xlink:type="simple">Amid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Neku: ATK +5</text:p>
            <text:p>Activated by: Neku</text:p>
            <text:p>Unlocked at: Jupiter of the Monkey - Cat Street (FSG Lvl 3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23790 </text:p>
          </table:table-cell>
          <table:table-cell table:formula="of:=COM.MICROSOFT.CONCAT([.A160]; &quot;: &quot;;&quot;{ &quot;&quot;id&quot;&quot;: &quot;;[.A160];&quot;, &quot;&quot;name&quot;&quot;: &quot;&quot;&quot;;[.C160];&quot;&quot;&quot;, &quot;&quot;brand&quot;&quot;: &quot;&quot;&quot;;[.J160];&quot;&quot;&quot;, },&quot;)" office:value-type="string" office:string-value="0x1CE: { &quot;id&quot;: 0x1CE, &quot;name&quot;: &quot;Amida&quot;, &quot;brand&quot;: &quot;Jupiter of the Monkey&quot;, }," calcext:value-type="string">
            <text:p>0x1CE: { "id": 0x1CE, "name": "Amida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F" calcext:value-type="string">
            <text:p>0x1CF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<text:a xlink:href="../../../../../../../wiki/Ashura" xlink:type="simple">Ashur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All-around Upgrade I</text:p>
            <text:p>Activated by: Partner</text:p>
            <text:p>Unlocked at: Jupiter of the Monkey - Cat Street (FSG Lvl 1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8x Rare Metal; 1x Fluffy Cotton; 1x Amida </text:p>
          </table:table-cell>
          <table:table-cell table:formula="of:=COM.MICROSOFT.CONCAT([.A161]; &quot;: &quot;;&quot;{ &quot;&quot;id&quot;&quot;: &quot;;[.A161];&quot;, &quot;&quot;name&quot;&quot;: &quot;&quot;&quot;;[.C161];&quot;&quot;&quot;, &quot;&quot;brand&quot;&quot;: &quot;&quot;&quot;;[.J161];&quot;&quot;&quot;, },&quot;)" office:value-type="string" office:string-value="0x1CF: { &quot;id&quot;: 0x1CF, &quot;name&quot;: &quot;Ashura&quot;, &quot;brand&quot;: &quot;Jupiter of the Monkey&quot;, }," calcext:value-type="string">
            <text:p>0x1CF: { "id": 0x1CF, "name": "Ashura", "brand": "Jupiter of the Monke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0" calcext:value-type="string">
            <text:p>0x1D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<text:a xlink:href="../../../../../../../wiki/Brahma" xlink:type="simple">Brahm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Neku: HP +40</text:p>
            <text:p>Activated by: Neku</text:p>
            <text:p>Unlocked at: Jupiter of the Monkey - Cat Street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8790 </text:p>
          </table:table-cell>
          <table:table-cell table:formula="of:=COM.MICROSOFT.CONCAT([.A162]; &quot;: &quot;;&quot;{ &quot;&quot;id&quot;&quot;: &quot;;[.A162];&quot;, &quot;&quot;name&quot;&quot;: &quot;&quot;&quot;;[.C162];&quot;&quot;&quot;, &quot;&quot;brand&quot;&quot;: &quot;&quot;&quot;;[.J162];&quot;&quot;&quot;, },&quot;)" office:value-type="string" office:string-value="0x1D0: { &quot;id&quot;: 0x1D0, &quot;name&quot;: &quot;Brahma&quot;, &quot;brand&quot;: &quot;Jupiter of the Monkey&quot;, }," calcext:value-type="string">
            <text:p>0x1D0: { "id": 0x1D0, "name": "Brahma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1" calcext:value-type="string">
            <text:p>0x1D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<text:a xlink:href="../../../../../../../wiki/Komokuten" xlink:type="simple">Komokute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Neku: DEF +3</text:p>
            <text:p>Activated by: Neku</text:p>
            <text:p>Unlocked at: Shibu-Q Heads 1F - Shibu-Q Heads (FSG Lvl 3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9795 </text:p>
          </table:table-cell>
          <table:table-cell table:formula="of:=COM.MICROSOFT.CONCAT([.A163]; &quot;: &quot;;&quot;{ &quot;&quot;id&quot;&quot;: &quot;;[.A163];&quot;, &quot;&quot;name&quot;&quot;: &quot;&quot;&quot;;[.C163];&quot;&quot;&quot;, &quot;&quot;brand&quot;&quot;: &quot;&quot;&quot;;[.J163];&quot;&quot;&quot;, },&quot;)" office:value-type="string" office:string-value="0x1D1: { &quot;id&quot;: 0x1D1, &quot;name&quot;: &quot;Komokuten&quot;, &quot;brand&quot;: &quot;Jupiter of the Monkey&quot;, }," calcext:value-type="string">
            <text:p>0x1D1: { "id": 0x1D1, "name": "Komokuten", "brand": "Jupiter of the Monke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2" calcext:value-type="string">
            <text:p>0x1D2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<text:a xlink:href="../../../../../../../wiki/Togenkyo" xlink:type="simple">Togenky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Neku: HP +70</text:p>
            <text:p>Activated by: Neku</text:p>
            <text:p>Unlocked at: Jupiter of the Monkey - Cat Street (FSG Lvl 5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3x Rare Metal; 1x Fluffy Cotton; 1x Haramitsu </text:p>
          </table:table-cell>
          <table:table-cell table:formula="of:=COM.MICROSOFT.CONCAT([.A164]; &quot;: &quot;;&quot;{ &quot;&quot;id&quot;&quot;: &quot;;[.A164];&quot;, &quot;&quot;name&quot;&quot;: &quot;&quot;&quot;;[.C164];&quot;&quot;&quot;, &quot;&quot;brand&quot;&quot;: &quot;&quot;&quot;;[.J164];&quot;&quot;&quot;, },&quot;)" office:value-type="string" office:string-value="0x1D2: { &quot;id&quot;: 0x1D2, &quot;name&quot;: &quot;Togenkyo&quot;, &quot;brand&quot;: &quot;Jupiter of the Monkey&quot;, }," calcext:value-type="string">
            <text:p>0x1D2: { "id": 0x1D2, "name": "Togenkyo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3" calcext:value-type="string">
            <text:p>0x1D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<text:a xlink:href="../../../../../../../wiki/Inazuma" xlink:type="simple">Inazuma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HIT Keeper I</text:p>
            <text:p>Activated by: Neku</text:p>
            <text:p>Unlocked at: Shibu-Q Heads 1F - Shibu-Q Hea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7890 </text:p>
          </table:table-cell>
          <table:table-cell table:formula="of:=COM.MICROSOFT.CONCAT([.A165]; &quot;: &quot;;&quot;{ &quot;&quot;id&quot;&quot;: &quot;;[.A165];&quot;, &quot;&quot;name&quot;&quot;: &quot;&quot;&quot;;[.C165];&quot;&quot;&quot;, &quot;&quot;brand&quot;&quot;: &quot;&quot;&quot;;[.J165];&quot;&quot;&quot;, },&quot;)" office:value-type="string" office:string-value="0x1D3: { &quot;id&quot;: 0x1D3, &quot;name&quot;: &quot;Inazuma&quot;, &quot;brand&quot;: &quot;Jupiter of the Monkey&quot;, }," calcext:value-type="string">
            <text:p>0x1D3: { "id": 0x1D3, "name": "Inazuma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4" calcext:value-type="string">
            <text:p>0x1D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<text:a xlink:href="../../../../../../../wiki/Hannya" xlink:type="simple">Hannya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Neku: ATK +3</text:p>
            <text:p>Activated by: Neku</text:p>
            <text:p>Unlocked at: Jupiter of the Monkey - Cat Street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10800 </text:p>
          </table:table-cell>
          <table:table-cell table:formula="of:=COM.MICROSOFT.CONCAT([.A166]; &quot;: &quot;;&quot;{ &quot;&quot;id&quot;&quot;: &quot;;[.A166];&quot;, &quot;&quot;name&quot;&quot;: &quot;&quot;&quot;;[.C166];&quot;&quot;&quot;, &quot;&quot;brand&quot;&quot;: &quot;&quot;&quot;;[.J166];&quot;&quot;&quot;, },&quot;)" office:value-type="string" office:string-value="0x1D4: { &quot;id&quot;: 0x1D4, &quot;name&quot;: &quot;Hannya&quot;, &quot;brand&quot;: &quot;Jupiter of the Monkey&quot;, }," calcext:value-type="string">
            <text:p>0x1D4: { "id": 0x1D4, "name": "Hannya", "brand": "Jupiter of the Monke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5" calcext:value-type="string">
            <text:p>0x1D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<text:a xlink:href="../../../../../../../wiki/Aun" xlink:type="simple">Aun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Neku: DEF +5</text:p>
            <text:p>Activated by: Neku</text:p>
            <text:p>Unlocked at: Jupiter of the Monkey - Cat Street (FSG Lvl 3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17790 </text:p>
          </table:table-cell>
          <table:table-cell table:formula="of:=COM.MICROSOFT.CONCAT([.A167]; &quot;: &quot;;&quot;{ &quot;&quot;id&quot;&quot;: &quot;;[.A167];&quot;, &quot;&quot;name&quot;&quot;: &quot;&quot;&quot;;[.C167];&quot;&quot;&quot;, &quot;&quot;brand&quot;&quot;: &quot;&quot;&quot;;[.J167];&quot;&quot;&quot;, },&quot;)" office:value-type="string" office:string-value="0x1D5: { &quot;id&quot;: 0x1D5, &quot;name&quot;: &quot;Aun&quot;, &quot;brand&quot;: &quot;Jupiter of the Monkey&quot;, }," calcext:value-type="string">
            <text:p>0x1D5: { "id": 0x1D5, "name": "Aun", "brand": "Jupiter of the Monkey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D6" calcext:value-type="string">
            <text:p>0x1D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<text:a xlink:href="../../../../../../../wiki/Gekirin" xlink:type="simple">Gekirin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HIT Keeper II</text:p>
            <text:p>Activated by: Neku</text:p>
            <text:p>Unlocked at: Towa Records - Towa Recor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13800 </text:p>
          </table:table-cell>
          <table:table-cell table:formula="of:=COM.MICROSOFT.CONCAT([.A168]; &quot;: &quot;;&quot;{ &quot;&quot;id&quot;&quot;: &quot;;[.A168];&quot;, &quot;&quot;name&quot;&quot;: &quot;&quot;&quot;;[.C168];&quot;&quot;&quot;, &quot;&quot;brand&quot;&quot;: &quot;&quot;&quot;;[.J168];&quot;&quot;&quot;, },&quot;)" office:value-type="string" office:string-value="0x1D6: { &quot;id&quot;: 0x1D6, &quot;name&quot;: &quot;Gekirin&quot;, &quot;brand&quot;: &quot;Jupiter of the Monkey&quot;, }," calcext:value-type="string">
            <text:p>0x1D6: { "id": 0x1D6, "name": "Gekirin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7" calcext:value-type="string">
            <text:p>0x1D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<text:a xlink:href="../../../../../../../wiki/Karma" xlink:type="simple">Karma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Display Time</text:p>
            <text:p>Activated by: All</text:p>
            <text:p>Unlocked at: Shibu-Q Heads 3F - Shibu-Q Hea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7890 </text:p>
          </table:table-cell>
          <table:table-cell table:formula="of:=COM.MICROSOFT.CONCAT([.A169]; &quot;: &quot;;&quot;{ &quot;&quot;id&quot;&quot;: &quot;;[.A169];&quot;, &quot;&quot;name&quot;&quot;: &quot;&quot;&quot;;[.C169];&quot;&quot;&quot;, &quot;&quot;brand&quot;&quot;: &quot;&quot;&quot;;[.J169];&quot;&quot;&quot;, },&quot;)" office:value-type="string" office:string-value="0x1D7: { &quot;id&quot;: 0x1D7, &quot;name&quot;: &quot;Karma&quot;, &quot;brand&quot;: &quot;Jupiter of the Monkey&quot;, }," calcext:value-type="string">
            <text:p>0x1D7: { "id": 0x1D7, "name": "Karma", "brand": "Jupiter of the Monke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8" calcext:value-type="string">
            <text:p>0x1D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<text:a xlink:href="../../../../../../../wiki/Naraka" xlink:type="simple">Naraka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Puck Power I</text:p>
            <text:p>Activated by: All</text:p>
            <text:p>Unlocked at: Jupiter of the Monkey - Cat Street (FSG Lvl 3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11100 </text:p>
          </table:table-cell>
          <table:table-cell table:formula="of:=COM.MICROSOFT.CONCAT([.A170]; &quot;: &quot;;&quot;{ &quot;&quot;id&quot;&quot;: &quot;;[.A170];&quot;, &quot;&quot;name&quot;&quot;: &quot;&quot;&quot;;[.C170];&quot;&quot;&quot;, &quot;&quot;brand&quot;&quot;: &quot;&quot;&quot;;[.J170];&quot;&quot;&quot;, },&quot;)" office:value-type="string" office:string-value="0x1D8: { &quot;id&quot;: 0x1D8, &quot;name&quot;: &quot;Naraka&quot;, &quot;brand&quot;: &quot;Jupiter of the Monkey&quot;, }," calcext:value-type="string">
            <text:p>0x1D8: { "id": 0x1D8, "name": "Naraka", "brand": "Jupiter of the Monke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9" calcext:value-type="string">
            <text:p>0x1D9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<text:a xlink:href="../../../../../../../wiki/Plumeria_Ring" xlink:type="simple">Plumeria Ring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EXP Boost II</text:p>
            <text:p>Activated by: All</text:p>
            <text:p>Unlocked at: Pavo Real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53100 </text:p>
          </table:table-cell>
          <table:table-cell table:formula="of:=COM.MICROSOFT.CONCAT([.A171]; &quot;: &quot;;&quot;{ &quot;&quot;id&quot;&quot;: &quot;;[.A171];&quot;, &quot;&quot;name&quot;&quot;: &quot;&quot;&quot;;[.C171];&quot;&quot;&quot;, &quot;&quot;brand&quot;&quot;: &quot;&quot;&quot;;[.J171];&quot;&quot;&quot;, },&quot;)" office:value-type="string" office:string-value="0x1D9: { &quot;id&quot;: 0x1D9, &quot;name&quot;: &quot;Plumeria Ring&quot;, &quot;brand&quot;: &quot;Pavo Real&quot;, }," calcext:value-type="string">
            <text:p>0x1D9: { "id": 0x1D9, "name": "Plumeria Ring", "brand": "Pavo Real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A" calcext:value-type="string">
            <text:p>0x1DA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<text:a xlink:href="../../../../../../../wiki/Gold_Band" xlink:type="simple">Gold Band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EXP Boost II</text:p>
            <text:p>Activated by: All</text:p>
            <text:p>Unlocked at: Pavo Real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45000 </text:p>
          </table:table-cell>
          <table:table-cell table:formula="of:=COM.MICROSOFT.CONCAT([.A172]; &quot;: &quot;;&quot;{ &quot;&quot;id&quot;&quot;: &quot;;[.A172];&quot;, &quot;&quot;name&quot;&quot;: &quot;&quot;&quot;;[.C172];&quot;&quot;&quot;, &quot;&quot;brand&quot;&quot;: &quot;&quot;&quot;;[.J172];&quot;&quot;&quot;, },&quot;)" office:value-type="string" office:string-value="0x1DA: { &quot;id&quot;: 0x1DA, &quot;name&quot;: &quot;Gold Band&quot;, &quot;brand&quot;: &quot;Pavo Real&quot;, }," calcext:value-type="string">
            <text:p>0x1DA: { "id": 0x1DA, "name": "Gold Band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B" calcext:value-type="string">
            <text:p>0x1DB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<text:a xlink:href="../../../../../../../wiki/Coral_Necklace" xlink:type="simple">Coral Necklac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SOS Power Up I</text:p>
            <text:p>Activated by: All</text:p>
            <text:p>Unlocked at: Bel Airplane - Shibu Dept. Stor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Bel Airplane - Shibu Dept. Store for 3x Tektike; 1x Stunning Crystals; 1x Turquoise Necklace </text:p>
          </table:table-cell>
          <table:table-cell table:formula="of:=COM.MICROSOFT.CONCAT([.A173]; &quot;: &quot;;&quot;{ &quot;&quot;id&quot;&quot;: &quot;;[.A173];&quot;, &quot;&quot;name&quot;&quot;: &quot;&quot;&quot;;[.C173];&quot;&quot;&quot;, &quot;&quot;brand&quot;&quot;: &quot;&quot;&quot;;[.J173];&quot;&quot;&quot;, },&quot;)" office:value-type="string" office:string-value="0x1DB: { &quot;id&quot;: 0x1DB, &quot;name&quot;: &quot;Coral Necklace&quot;, &quot;brand&quot;: &quot;Pavo Real&quot;, }," calcext:value-type="string">
            <text:p>0x1DB: { "id": 0x1DB, "name": "Coral Necklace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C" calcext:value-type="string">
            <text:p>0x1DC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<text:a xlink:href="../../../../../../../wiki/Turquoise_Necklace" xlink:type="simple">Turquoise Necklac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HIT Keeper III</text:p>
            <text:p>Activated by: Neku</text:p>
            <text:p>Unlocked at: Pavo Real - Shibukyu Stationside (FSG Lvl 5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52200 </text:p>
          </table:table-cell>
          <table:table-cell table:formula="of:=COM.MICROSOFT.CONCAT([.A174]; &quot;: &quot;;&quot;{ &quot;&quot;id&quot;&quot;: &quot;;[.A174];&quot;, &quot;&quot;name&quot;&quot;: &quot;&quot;&quot;;[.C174];&quot;&quot;&quot;, &quot;&quot;brand&quot;&quot;: &quot;&quot;&quot;;[.J174];&quot;&quot;&quot;, },&quot;)" office:value-type="string" office:string-value="0x1DC: { &quot;id&quot;: 0x1DC, &quot;name&quot;: &quot;Turquoise Necklace&quot;, &quot;brand&quot;: &quot;Pavo Real&quot;, }," calcext:value-type="string">
            <text:p>0x1DC: { "id": 0x1DC, "name": "Turquoise Necklace", "brand": "Pavo Real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DD" calcext:value-type="string">
            <text:p>0x1DD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<text:a xlink:href="../../../../../../../wiki/Garden_Bracelet" xlink:type="simple">Garden Bracele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Defense Break Finisher</text:p>
            <text:p>Activated by: Partner</text:p>
            <text:p>Unlocked at: KuraKura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18990 </text:p>
            <text:p>KuraKura - Shibukyu Stationside for ¥18990 </text:p>
          </table:table-cell>
          <table:table-cell table:formula="of:=COM.MICROSOFT.CONCAT([.A175]; &quot;: &quot;;&quot;{ &quot;&quot;id&quot;&quot;: &quot;;[.A175];&quot;, &quot;&quot;name&quot;&quot;: &quot;&quot;&quot;;[.C175];&quot;&quot;&quot;, &quot;&quot;brand&quot;&quot;: &quot;&quot;&quot;;[.J175];&quot;&quot;&quot;, },&quot;)" office:value-type="string" office:string-value="0x1DD: { &quot;id&quot;: 0x1DD, &quot;name&quot;: &quot;Garden Bracelet&quot;, &quot;brand&quot;: &quot;Pavo Real&quot;, }," calcext:value-type="string">
            <text:p>0x1DD: { "id": 0x1DD, "name": "Garden Bracelet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E" calcext:value-type="string">
            <text:p>0x1DE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<text:a xlink:href="../../../../../../../wiki/Wheel_Bracelet" xlink:type="simple">Wheel Bracele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All-around Upgrade I</text:p>
            <text:p>Activated by: Partner</text:p>
            <text:p>Unlocked at: Pavo Real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150000 </text:p>
          </table:table-cell>
          <table:table-cell table:formula="of:=COM.MICROSOFT.CONCAT([.A176]; &quot;: &quot;;&quot;{ &quot;&quot;id&quot;&quot;: &quot;;[.A176];&quot;, &quot;&quot;name&quot;&quot;: &quot;&quot;&quot;;[.C176];&quot;&quot;&quot;, &quot;&quot;brand&quot;&quot;: &quot;&quot;&quot;;[.J176];&quot;&quot;&quot;, },&quot;)" office:value-type="string" office:string-value="0x1DE: { &quot;id&quot;: 0x1DE, &quot;name&quot;: &quot;Wheel Bracelet&quot;, &quot;brand&quot;: &quot;Pavo Real&quot;, }," calcext:value-type="string">
            <text:p>0x1DE: { "id": 0x1DE, "name": "Wheel Bracelet", "brand": "Pavo Real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F" calcext:value-type="string">
            <text:p>0x1DF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<text:a xlink:href="../../../../../../../wiki/Gold_Bangle" xlink:type="simple">Gold Bangl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XP Boost II</text:p>
            <text:p>Activated by: All</text:p>
            <text:p>Unlocked at: Pavo Real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67995 </text:p>
          </table:table-cell>
          <table:table-cell table:formula="of:=COM.MICROSOFT.CONCAT([.A177]; &quot;: &quot;;&quot;{ &quot;&quot;id&quot;&quot;: &quot;;[.A177];&quot;, &quot;&quot;name&quot;&quot;: &quot;&quot;&quot;;[.C177];&quot;&quot;&quot;, &quot;&quot;brand&quot;&quot;: &quot;&quot;&quot;;[.J177];&quot;&quot;&quot;, },&quot;)" office:value-type="string" office:string-value="0x1DF: { &quot;id&quot;: 0x1DF, &quot;name&quot;: &quot;Gold Bangle&quot;, &quot;brand&quot;: &quot;Pavo Real&quot;, }," calcext:value-type="string">
            <text:p>0x1DF: { "id": 0x1DF, "name": "Gold Bangle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0" calcext:value-type="string">
            <text:p>0x1E0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<text:a xlink:href="../../../../../../../wiki/Pureheart_Pendant" xlink:type="simple">Pureheart Pendan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Shiki: Nag-free Escape</text:p>
            <text:p>Activated by: Shiki</text:p>
            <text:p>Unlocked at: Pavo Real - Shibukyu Stationsid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15000 </text:p>
          </table:table-cell>
          <table:table-cell table:formula="of:=COM.MICROSOFT.CONCAT([.A178]; &quot;: &quot;;&quot;{ &quot;&quot;id&quot;&quot;: &quot;;[.A178];&quot;, &quot;&quot;name&quot;&quot;: &quot;&quot;&quot;;[.C178];&quot;&quot;&quot;, &quot;&quot;brand&quot;&quot;: &quot;&quot;&quot;;[.J178];&quot;&quot;&quot;, },&quot;)" office:value-type="string" office:string-value="0x1E0: { &quot;id&quot;: 0x1E0, &quot;name&quot;: &quot;Pureheart Pendant&quot;, &quot;brand&quot;: &quot;Pavo Real&quot;, }," calcext:value-type="string">
            <text:p>0x1E0: { "id": 0x1E0, "name": "Pureheart Pendant", "brand": "Pavo Real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E1" calcext:value-type="string">
            <text:p>0x1E1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<text:a xlink:href="../../../../../../../wiki/Skull_Pendant" xlink:type="simple">Skull Pendan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XP Boost I</text:p>
            <text:p>Activated by: All</text:p>
            <text:p>Unlocked at: Pavo Real - Shibukyu Stationside (FSG Lvl 2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9900 </text:p>
          </table:table-cell>
          <table:table-cell table:formula="of:=COM.MICROSOFT.CONCAT([.A179]; &quot;: &quot;;&quot;{ &quot;&quot;id&quot;&quot;: &quot;;[.A179];&quot;, &quot;&quot;name&quot;&quot;: &quot;&quot;&quot;;[.C179];&quot;&quot;&quot;, &quot;&quot;brand&quot;&quot;: &quot;&quot;&quot;;[.J179];&quot;&quot;&quot;, },&quot;)" office:value-type="string" office:string-value="0x1E1: { &quot;id&quot;: 0x1E1, &quot;name&quot;: &quot;Skull Pendant&quot;, &quot;brand&quot;: &quot;Pavo Real&quot;, }," calcext:value-type="string">
            <text:p>0x1E1: { "id": 0x1E1, "name": "Skull Pendant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2" calcext:value-type="string">
            <text:p>0x1E2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<text:a xlink:href="../../../../../../../wiki/Chandelier_Dangles" xlink:type="simple">Chandelier Dangle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Slower Puck II</text:p>
            <text:p>Activated by: All</text:p>
            <text:p>Unlocked at: KuraKura - Shibukyu Stationside (FSG Lvl 2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9600 </text:p>
            <text:p>KuraKura - Shibukyu Stationside for ¥9600 </text:p>
          </table:table-cell>
          <table:table-cell table:formula="of:=COM.MICROSOFT.CONCAT([.A180]; &quot;: &quot;;&quot;{ &quot;&quot;id&quot;&quot;: &quot;;[.A180];&quot;, &quot;&quot;name&quot;&quot;: &quot;&quot;&quot;;[.C180];&quot;&quot;&quot;, &quot;&quot;brand&quot;&quot;: &quot;&quot;&quot;;[.J180];&quot;&quot;&quot;, },&quot;)" office:value-type="string" office:string-value="0x1E2: { &quot;id&quot;: 0x1E2, &quot;name&quot;: &quot;Chandelier Dangles&quot;, &quot;brand&quot;: &quot;Pavo Real&quot;, }," calcext:value-type="string">
            <text:p>0x1E2: { "id": 0x1E2, "name": "Chandelier Dangles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3" calcext:value-type="string">
            <text:p>0x1E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<text:a xlink:href="../../../../../../../wiki/Diamond_Studs" xlink:type="simple">Diamond Stud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Dual Resistance II</text:p>
            <text:p>Activated by: All</text:p>
            <text:p>Unlocked at: Pavo Real - Shibukyu Stationsid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3x Adamantite; 3x Stunning Crystals; 1x Chandelier Dangles </text:p>
          </table:table-cell>
          <table:table-cell table:formula="of:=COM.MICROSOFT.CONCAT([.A181]; &quot;: &quot;;&quot;{ &quot;&quot;id&quot;&quot;: &quot;;[.A181];&quot;, &quot;&quot;name&quot;&quot;: &quot;&quot;&quot;;[.C181];&quot;&quot;&quot;, &quot;&quot;brand&quot;&quot;: &quot;&quot;&quot;;[.J181];&quot;&quot;&quot;, },&quot;)" office:value-type="string" office:string-value="0x1E3: { &quot;id&quot;: 0x1E3, &quot;name&quot;: &quot;Diamond Studs&quot;, &quot;brand&quot;: &quot;Pavo Real&quot;, }," calcext:value-type="string">
            <text:p>0x1E3: { "id": 0x1E3, "name": "Diamond Studs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4" calcext:value-type="string">
            <text:p>0x1E4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<text:a xlink:href="../../../../../../../wiki/Plumeria_Studs" xlink:type="simple">Plumeria Stud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Regeneration III</text:p>
            <text:p>Activated by: All</text:p>
            <text:p>Unlocked at: Pavo Real - Shibukyu Stationsid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3x Rare Metal; 1x Stunning Crystals; 1x Chandelier Dangles </text:p>
          </table:table-cell>
          <table:table-cell table:formula="of:=COM.MICROSOFT.CONCAT([.A182]; &quot;: &quot;;&quot;{ &quot;&quot;id&quot;&quot;: &quot;;[.A182];&quot;, &quot;&quot;name&quot;&quot;: &quot;&quot;&quot;;[.C182];&quot;&quot;&quot;, &quot;&quot;brand&quot;&quot;: &quot;&quot;&quot;;[.J182];&quot;&quot;&quot;, },&quot;)" office:value-type="string" office:string-value="0x1E4: { &quot;id&quot;: 0x1E4, &quot;name&quot;: &quot;Plumeria Studs&quot;, &quot;brand&quot;: &quot;Pavo Real&quot;, }," calcext:value-type="string">
            <text:p>0x1E4: { "id": 0x1E4, "name": "Plumeria Studs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5" calcext:value-type="string">
            <text:p>0x1E5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<text:a xlink:href="../../../../../../../wiki/Navel_Piercing" xlink:type="simple">Navel Piercing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Combo Branch +2</text:p>
            <text:p>Activated by: Partner</text:p>
            <text:p>Unlocked at: Pavo Real - Shibukyu Stationside (FSG Lvl 2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18000 </text:p>
          </table:table-cell>
          <table:table-cell table:formula="of:=COM.MICROSOFT.CONCAT([.A183]; &quot;: &quot;;&quot;{ &quot;&quot;id&quot;&quot;: &quot;;[.A183];&quot;, &quot;&quot;name&quot;&quot;: &quot;&quot;&quot;;[.C183];&quot;&quot;&quot;, &quot;&quot;brand&quot;&quot;: &quot;&quot;&quot;;[.J183];&quot;&quot;&quot;, },&quot;)" office:value-type="string" office:string-value="0x1E5: { &quot;id&quot;: 0x1E5, &quot;name&quot;: &quot;Navel Piercing&quot;, &quot;brand&quot;: &quot;Pavo Real&quot;, }," calcext:value-type="string">
            <text:p>0x1E5: { "id": 0x1E5, "name": "Navel Piercing", "brand": "Pavo Real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E6" calcext:value-type="string">
            <text:p>0x1E6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<text:a xlink:href="../../../../../../../wiki/Heart_Nails" xlink:type="simple">Heart Nail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Shiki: Ground Combo D</text:p>
            <text:p>Activated by: Shiki</text:p>
            <text:p>Unlocked at: Pavo Real - Shibukyu Stationside (FSG Lvl 2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7200 </text:p>
          </table:table-cell>
          <table:table-cell table:formula="of:=COM.MICROSOFT.CONCAT([.A184]; &quot;: &quot;;&quot;{ &quot;&quot;id&quot;&quot;: &quot;;[.A184];&quot;, &quot;&quot;name&quot;&quot;: &quot;&quot;&quot;;[.C184];&quot;&quot;&quot;, &quot;&quot;brand&quot;&quot;: &quot;&quot;&quot;;[.J184];&quot;&quot;&quot;, },&quot;)" office:value-type="string" office:string-value="0x1E6: { &quot;id&quot;: 0x1E6, &quot;name&quot;: &quot;Heart Nails&quot;, &quot;brand&quot;: &quot;Pavo Real&quot;, }," calcext:value-type="string">
            <text:p>0x1E6: { "id": 0x1E6, "name": "Heart Nails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7" calcext:value-type="string">
            <text:p>0x1E7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<text:a xlink:href="../../../../../../../wiki/Blue_Nails" xlink:type="simple">Blue Nail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Shiki: Air Combo B</text:p>
            <text:p>Activated by: Shiki</text:p>
            <text:p>Unlocked at: Pavo Real - Shibukyu Stationsid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8550 </text:p>
          </table:table-cell>
          <table:table-cell table:formula="of:=COM.MICROSOFT.CONCAT([.A185]; &quot;: &quot;;&quot;{ &quot;&quot;id&quot;&quot;: &quot;;[.A185];&quot;, &quot;&quot;name&quot;&quot;: &quot;&quot;&quot;;[.C185];&quot;&quot;&quot;, &quot;&quot;brand&quot;&quot;: &quot;&quot;&quot;;[.J185];&quot;&quot;&quot;, },&quot;)" office:value-type="string" office:string-value="0x1E7: { &quot;id&quot;: 0x1E7, &quot;name&quot;: &quot;Blue Nails&quot;, &quot;brand&quot;: &quot;Pavo Real&quot;, }," calcext:value-type="string">
            <text:p>0x1E7: { "id": 0x1E7, "name": "Blue Nails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8" calcext:value-type="string">
            <text:p>0x1E8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<text:a xlink:href="../../../../../../../wiki/Silver_Screen_Sweetheart" xlink:type="simple">Silver Screen Sweethear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Combo Branch +1</text:p>
            <text:p>Activated by: Partner</text:p>
            <text:p>Unlocked at: Natural Puppy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3990 </text:p>
          </table:table-cell>
          <table:table-cell table:formula="of:=COM.MICROSOFT.CONCAT([.A186]; &quot;: &quot;;&quot;{ &quot;&quot;id&quot;&quot;: &quot;;[.A186];&quot;, &quot;&quot;name&quot;&quot;: &quot;&quot;&quot;;[.C186];&quot;&quot;&quot;, &quot;&quot;brand&quot;&quot;: &quot;&quot;&quot;;[.J186];&quot;&quot;&quot;, },&quot;)" office:value-type="string" office:string-value="0x1E8: { &quot;id&quot;: 0x1E8, &quot;name&quot;: &quot;Silver Screen Sweetheart&quot;, &quot;brand&quot;: &quot;Natural Puppy&quot;, }," calcext:value-type="string">
            <text:p>0x1E8: { "id": 0x1E8, "name": "Silver Screen Sweetheart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9" calcext:value-type="string">
            <text:p>0x1E9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<text:a xlink:href="../../../../../../../wiki/Silver_Screen_Starlet" xlink:type="simple">Silver Screen Starle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Resist Defense Breaks</text:p>
            <text:p>Activated by: All</text:p>
            <text:p>Unlocked at: Natural Puppy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5490 </text:p>
          </table:table-cell>
          <table:table-cell table:formula="of:=COM.MICROSOFT.CONCAT([.A187]; &quot;: &quot;;&quot;{ &quot;&quot;id&quot;&quot;: &quot;;[.A187];&quot;, &quot;&quot;name&quot;&quot;: &quot;&quot;&quot;;[.C187];&quot;&quot;&quot;, &quot;&quot;brand&quot;&quot;: &quot;&quot;&quot;;[.J187];&quot;&quot;&quot;, },&quot;)" office:value-type="string" office:string-value="0x1E9: { &quot;id&quot;: 0x1E9, &quot;name&quot;: &quot;Silver Screen Starlet&quot;, &quot;brand&quot;: &quot;Natural Puppy&quot;, }," calcext:value-type="string">
            <text:p>0x1E9: { "id": 0x1E9, "name": "Silver Screen Starlet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A" calcext:value-type="string">
            <text:p>0x1EA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<text:a xlink:href="../../../../../../../wiki/Plain_Shirt" xlink:type="simple">Plain Shi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Regeneration I</text:p>
            <text:p>Activated by: All</text:p>
            <text:p>Unlocked at: Natural Puppy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6900 </text:p>
          </table:table-cell>
          <table:table-cell table:formula="of:=COM.MICROSOFT.CONCAT([.A188]; &quot;: &quot;;&quot;{ &quot;&quot;id&quot;&quot;: &quot;;[.A188];&quot;, &quot;&quot;name&quot;&quot;: &quot;&quot;&quot;;[.C188];&quot;&quot;&quot;, &quot;&quot;brand&quot;&quot;: &quot;&quot;&quot;;[.J188];&quot;&quot;&quot;, },&quot;)" office:value-type="string" office:string-value="0x1EA: { &quot;id&quot;: 0x1EA, &quot;name&quot;: &quot;Plain Shirt&quot;, &quot;brand&quot;: &quot;Natural Puppy&quot;, }," calcext:value-type="string">
            <text:p>0x1EA: { "id": 0x1EA, "name": "Plain Shirt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B" calcext:value-type="string">
            <text:p>0x1EB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<text:a xlink:href="../../../../../../../wiki/Negative_Polo" xlink:type="simple">Negative Pol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HP +15</text:p>
            <text:p>Activated by: All</text:p>
            <text:p>Unlocked at: Shibu-Q Heads 2F - Shibu-Q Heads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6900 </text:p>
          </table:table-cell>
          <table:table-cell table:formula="of:=COM.MICROSOFT.CONCAT([.A189]; &quot;: &quot;;&quot;{ &quot;&quot;id&quot;&quot;: &quot;;[.A189];&quot;, &quot;&quot;name&quot;&quot;: &quot;&quot;&quot;;[.C189];&quot;&quot;&quot;, &quot;&quot;brand&quot;&quot;: &quot;&quot;&quot;;[.J189];&quot;&quot;&quot;, },&quot;)" office:value-type="string" office:string-value="0x1EB: { &quot;id&quot;: 0x1EB, &quot;name&quot;: &quot;Negative Polo&quot;, &quot;brand&quot;: &quot;Natural Puppy&quot;, }," calcext:value-type="string">
            <text:p>0x1EB: { "id": 0x1EB, "name": "Negative Polo", "brand": "Natural Pupp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EC" calcext:value-type="string">
            <text:p>0x1EC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<text:a xlink:href="../../../../../../../wiki/Positive_Polo" xlink:type="simple">Positive Pol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DEF +2</text:p>
            <text:p>Activated by: All</text:p>
            <text:p>Unlocked at: Ramen Don - Dogenzaka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¥6900 </text:p>
          </table:table-cell>
          <table:table-cell table:formula="of:=COM.MICROSOFT.CONCAT([.A190]; &quot;: &quot;;&quot;{ &quot;&quot;id&quot;&quot;: &quot;;[.A190];&quot;, &quot;&quot;name&quot;&quot;: &quot;&quot;&quot;;[.C190];&quot;&quot;&quot;, &quot;&quot;brand&quot;&quot;: &quot;&quot;&quot;;[.J190];&quot;&quot;&quot;, },&quot;)" office:value-type="string" office:string-value="0x1EC: { &quot;id&quot;: 0x1EC, &quot;name&quot;: &quot;Positive Polo&quot;, &quot;brand&quot;: &quot;Natural Puppy&quot;, }," calcext:value-type="string">
            <text:p>0x1EC: { "id": 0x1EC, "name": "Positive Polo", "brand": "Natural Pupp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ED" calcext:value-type="string">
            <text:p>0x1ED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<text:a xlink:href="../../../../../../../wiki/Pink_Stripe" xlink:type="simple">Pink Strip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HP +5</text:p>
            <text:p>Activated by: All</text:p>
            <text:p>Unlocked at: Ramen Don - Dogenzaka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3300 </text:p>
          </table:table-cell>
          <table:table-cell table:formula="of:=COM.MICROSOFT.CONCAT([.A191]; &quot;: &quot;;&quot;{ &quot;&quot;id&quot;&quot;: &quot;;[.A191];&quot;, &quot;&quot;name&quot;&quot;: &quot;&quot;&quot;;[.C191];&quot;&quot;&quot;, &quot;&quot;brand&quot;&quot;: &quot;&quot;&quot;;[.J191];&quot;&quot;&quot;, },&quot;)" office:value-type="string" office:string-value="0x1ED: { &quot;id&quot;: 0x1ED, &quot;name&quot;: &quot;Pink Stripe&quot;, &quot;brand&quot;: &quot;Natural Puppy&quot;, }," calcext:value-type="string">
            <text:p>0x1ED: { "id": 0x1ED, "name": "Pink Stripe", "brand": "Natural Pupp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EE" calcext:value-type="string">
            <text:p>0x1EE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<text:a xlink:href="../../../../../../../wiki/Black_Stripe" xlink:type="simple">Black Strip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EF +1</text:p>
            <text:p>Activated by: All</text:p>
            <text:p>Unlocked at: le Grand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¥3300 </text:p>
          </table:table-cell>
          <table:table-cell table:formula="of:=COM.MICROSOFT.CONCAT([.A192]; &quot;: &quot;;&quot;{ &quot;&quot;id&quot;&quot;: &quot;;[.A192];&quot;, &quot;&quot;name&quot;&quot;: &quot;&quot;&quot;;[.C192];&quot;&quot;&quot;, &quot;&quot;brand&quot;&quot;: &quot;&quot;&quot;;[.J192];&quot;&quot;&quot;, },&quot;)" office:value-type="string" office:string-value="0x1EE: { &quot;id&quot;: 0x1EE, &quot;name&quot;: &quot;Black Stripe&quot;, &quot;brand&quot;: &quot;Natural Puppy&quot;, }," calcext:value-type="string">
            <text:p>0x1EE: { "id": 0x1EE, "name": "Black Stripe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EF" calcext:value-type="string">
            <text:p>0x1EF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<text:a xlink:href="../../../../../../../wiki/Lovely_Camisole" xlink:type="simple">Lovely Camisol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Shiki: HP +10</text:p>
            <text:p>Activated by: Shiki</text:p>
            <text:p>Unlocked at: Natural Puppy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3600 </text:p>
          </table:table-cell>
          <table:table-cell table:formula="of:=COM.MICROSOFT.CONCAT([.A193]; &quot;: &quot;;&quot;{ &quot;&quot;id&quot;&quot;: &quot;;[.A193];&quot;, &quot;&quot;name&quot;&quot;: &quot;&quot;&quot;;[.C193];&quot;&quot;&quot;, &quot;&quot;brand&quot;&quot;: &quot;&quot;&quot;;[.J193];&quot;&quot;&quot;, },&quot;)" office:value-type="string" office:string-value="0x1EF: { &quot;id&quot;: 0x1EF, &quot;name&quot;: &quot;Lovely Camisole&quot;, &quot;brand&quot;: &quot;Natural Puppy&quot;, }," calcext:value-type="string">
            <text:p>0x1EF: { "id": 0x1EF, "name": "Lovely Camisole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0" calcext:value-type="string">
            <text:p>0x1F0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<text:a xlink:href="../../../../../../../wiki/White_Cache-coeur" xlink:type="simple">White Cache-coeur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Resist HP Drain</text:p>
            <text:p>Activated by: All</text:p>
            <text:p>Unlocked at: Natural Puppy - Cadoi City (FSG Lvl 3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0800 </text:p>
          </table:table-cell>
          <table:table-cell table:formula="of:=COM.MICROSOFT.CONCAT([.A194]; &quot;: &quot;;&quot;{ &quot;&quot;id&quot;&quot;: &quot;;[.A194];&quot;, &quot;&quot;name&quot;&quot;: &quot;&quot;&quot;;[.C194];&quot;&quot;&quot;, &quot;&quot;brand&quot;&quot;: &quot;&quot;&quot;;[.J194];&quot;&quot;&quot;, },&quot;)" office:value-type="string" office:string-value="0x1F0: { &quot;id&quot;: 0x1F0, &quot;name&quot;: &quot;White Cache-coeur&quot;, &quot;brand&quot;: &quot;Natural Puppy&quot;, }," calcext:value-type="string">
            <text:p>0x1F0: { "id": 0x1F0, "name": "White Cache-coeur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1" calcext:value-type="string">
            <text:p>0x1F1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<text:a xlink:href="../../../../../../../wiki/Chic_Black_Turtleneck" xlink:type="simple">Chic Black Turtleneck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Combo Panel +1</text:p>
            <text:p>Activated by: Partner</text:p>
            <text:p>Unlocked at: Natural Puppy - Cadoi City (FSG Lvl 3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7890 </text:p>
          </table:table-cell>
          <table:table-cell table:formula="of:=COM.MICROSOFT.CONCAT([.A195]; &quot;: &quot;;&quot;{ &quot;&quot;id&quot;&quot;: &quot;;[.A195];&quot;, &quot;&quot;name&quot;&quot;: &quot;&quot;&quot;;[.C195];&quot;&quot;&quot;, &quot;&quot;brand&quot;&quot;: &quot;&quot;&quot;;[.J195];&quot;&quot;&quot;, },&quot;)" office:value-type="string" office:string-value="0x1F1: { &quot;id&quot;: 0x1F1, &quot;name&quot;: &quot;Chic Black Turtleneck&quot;, &quot;brand&quot;: &quot;Natural Puppy&quot;, }," calcext:value-type="string">
            <text:p>0x1F1: { "id": 0x1F1, "name": "Chic Black Turtleneck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2" calcext:value-type="string">
            <text:p>0x1F2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<text:a xlink:href="../../../../../../../wiki/Midday_Kitten_Knit" xlink:type="simple">Midday Kitten Kni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DEF +3</text:p>
            <text:p>Activated by: All</text:p>
            <text:p>Unlocked at: Natural Puppy - Cadoi City (FSG Lvl 3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1790 </text:p>
          </table:table-cell>
          <table:table-cell table:formula="of:=COM.MICROSOFT.CONCAT([.A196]; &quot;: &quot;;&quot;{ &quot;&quot;id&quot;&quot;: &quot;;[.A196];&quot;, &quot;&quot;name&quot;&quot;: &quot;&quot;&quot;;[.C196];&quot;&quot;&quot;, &quot;&quot;brand&quot;&quot;: &quot;&quot;&quot;;[.J196];&quot;&quot;&quot;, },&quot;)" office:value-type="string" office:string-value="0x1F2: { &quot;id&quot;: 0x1F2, &quot;name&quot;: &quot;Midday Kitten Knit&quot;, &quot;brand&quot;: &quot;Natural Puppy&quot;, }," calcext:value-type="string">
            <text:p>0x1F2: { "id": 0x1F2, "name": "Midday Kitten Knit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3" calcext:value-type="string">
            <text:p>0x1F3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<text:a xlink:href="../../../../../../../wiki/Black_Jeans" xlink:type="simple">Black Jean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Dual Resistance I</text:p>
            <text:p>Activated by: All</text:p>
            <text:p>Unlocked at: Natural Puppy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3x Tektite; 1x Durable Leather; 1x Brown Jeans </text:p>
          </table:table-cell>
          <table:table-cell table:formula="of:=COM.MICROSOFT.CONCAT([.A197]; &quot;: &quot;;&quot;{ &quot;&quot;id&quot;&quot;: &quot;;[.A197];&quot;, &quot;&quot;name&quot;&quot;: &quot;&quot;&quot;;[.C197];&quot;&quot;&quot;, &quot;&quot;brand&quot;&quot;: &quot;&quot;&quot;;[.J197];&quot;&quot;&quot;, },&quot;)" office:value-type="string" office:string-value="0x1F3: { &quot;id&quot;: 0x1F3, &quot;name&quot;: &quot;Black Jeans&quot;, &quot;brand&quot;: &quot;Natural Puppy&quot;, }," calcext:value-type="string">
            <text:p>0x1F3: { "id": 0x1F3, "name": "Black Jeans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4" calcext:value-type="string">
            <text:p>0x1F4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<text:a xlink:href="../../../../../../../wiki/Brown_Jeans" xlink:type="simple">Brown Jean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Hold that Puck I</text:p>
            <text:p>Activated by: All</text:p>
            <text:p>Unlocked at: le Grand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¥8190 </text:p>
          </table:table-cell>
          <table:table-cell table:formula="of:=COM.MICROSOFT.CONCAT([.A198]; &quot;: &quot;;&quot;{ &quot;&quot;id&quot;&quot;: &quot;;[.A198];&quot;, &quot;&quot;name&quot;&quot;: &quot;&quot;&quot;;[.C198];&quot;&quot;&quot;, &quot;&quot;brand&quot;&quot;: &quot;&quot;&quot;;[.J198];&quot;&quot;&quot;, },&quot;)" office:value-type="string" office:string-value="0x1F4: { &quot;id&quot;: 0x1F4, &quot;name&quot;: &quot;Brown Jeans&quot;, &quot;brand&quot;: &quot;Natural Puppy&quot;, }," calcext:value-type="string">
            <text:p>0x1F4: { "id": 0x1F4, "name": "Brown Jeans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5" calcext:value-type="string">
            <text:p>0x1F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<text:a xlink:href="../../../../../../../wiki/Skinny_Jeans_(Blue)" xlink:type="simple">Skinny Jeans (Blue)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Resist Attack Breaks</text:p>
            <text:p>Activated by: All</text:p>
            <text:p>Unlocked at: Natural Puppy - Cadoi City (FSG Lvl 4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2900 </text:p>
          </table:table-cell>
          <table:table-cell table:formula="of:=COM.MICROSOFT.CONCAT([.A199]; &quot;: &quot;;&quot;{ &quot;&quot;id&quot;&quot;: &quot;;[.A199];&quot;, &quot;&quot;name&quot;&quot;: &quot;&quot;&quot;;[.C199];&quot;&quot;&quot;, &quot;&quot;brand&quot;&quot;: &quot;&quot;&quot;;[.J199];&quot;&quot;&quot;, },&quot;)" office:value-type="string" office:string-value="0x1F5: { &quot;id&quot;: 0x1F5, &quot;name&quot;: &quot;Skinny Jeans (Blue)&quot;, &quot;brand&quot;: &quot;Natural Puppy&quot;, }," calcext:value-type="string">
            <text:p>0x1F5: { "id": 0x1F5, "name": "Skinny Jeans (Blue)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6" calcext:value-type="string">
            <text:p>0x1F6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<text:a xlink:href="../../../../../../../wiki/My_Favorite_One-piece" xlink:type="simple">My Favorite One-pie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DEF +5</text:p>
            <text:p>Activated by: All</text:p>
            <text:p>Unlocked at: Natural Puppy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3x Tektite; 2x Colorful Thread; 1x Lovely One-piece </text:p>
          </table:table-cell>
          <table:table-cell table:formula="of:=COM.MICROSOFT.CONCAT([.A200]; &quot;: &quot;;&quot;{ &quot;&quot;id&quot;&quot;: &quot;;[.A200];&quot;, &quot;&quot;name&quot;&quot;: &quot;&quot;&quot;;[.C200];&quot;&quot;&quot;, &quot;&quot;brand&quot;&quot;: &quot;&quot;&quot;;[.J200];&quot;&quot;&quot;, },&quot;)" office:value-type="string" office:string-value="0x1F6: { &quot;id&quot;: 0x1F6, &quot;name&quot;: &quot;My Favorite One-piece&quot;, &quot;brand&quot;: &quot;Natural Puppy&quot;, }," calcext:value-type="string">
            <text:p>0x1F6: { "id": 0x1F6, "name": "My Favorite One-piece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7" calcext:value-type="string">
            <text:p>0x1F7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<text:a xlink:href="../../../../../../../wiki/Angelic_One-piece" xlink:type="simple">Angelic One-pie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uck Power I</text:p>
            <text:p>Activated by: All</text:p>
            <text:p>Unlocked at: Natural Puppy - Cadoi City (FSG Lvl 4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8990 </text:p>
          </table:table-cell>
          <table:table-cell table:formula="of:=COM.MICROSOFT.CONCAT([.A201]; &quot;: &quot;;&quot;{ &quot;&quot;id&quot;&quot;: &quot;;[.A201];&quot;, &quot;&quot;name&quot;&quot;: &quot;&quot;&quot;;[.C201];&quot;&quot;&quot;, &quot;&quot;brand&quot;&quot;: &quot;&quot;&quot;;[.J201];&quot;&quot;&quot;, },&quot;)" office:value-type="string" office:string-value="0x1F7: { &quot;id&quot;: 0x1F7, &quot;name&quot;: &quot;Angelic One-piece&quot;, &quot;brand&quot;: &quot;Natural Puppy&quot;, }," calcext:value-type="string">
            <text:p>0x1F7: { "id": 0x1F7, "name": "Angelic One-piece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8" calcext:value-type="string">
            <text:p>0x1F8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<text:a xlink:href="../../../../../../../wiki/Lovely_One-piece" xlink:type="simple">Lovely One-pie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Regeneration II</text:p>
            <text:p>Activated by: All</text:p>
            <text:p>Unlocked at: Natural Puppy - Cadoi City (FSG Lvl 4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6200 </text:p>
          </table:table-cell>
          <table:table-cell table:formula="of:=COM.MICROSOFT.CONCAT([.A202]; &quot;: &quot;;&quot;{ &quot;&quot;id&quot;&quot;: &quot;;[.A202];&quot;, &quot;&quot;name&quot;&quot;: &quot;&quot;&quot;;[.C202];&quot;&quot;&quot;, &quot;&quot;brand&quot;&quot;: &quot;&quot;&quot;;[.J202];&quot;&quot;&quot;, },&quot;)" office:value-type="string" office:string-value="0x1F8: { &quot;id&quot;: 0x1F8, &quot;name&quot;: &quot;Lovely One-piece&quot;, &quot;brand&quot;: &quot;Natural Puppy&quot;, }," calcext:value-type="string">
            <text:p>0x1F8: { "id": 0x1F8, "name": "Lovely One-piece", "brand": "Natural Puppy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F9" calcext:value-type="string">
            <text:p>0x1F9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<text:a xlink:href="../../../../../../../wiki/Simple_Mules" xlink:type="simple">Simple Mul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More Durable Obstacles I</text:p>
            <text:p>Activated by: Neku</text:p>
            <text:p>Unlocked at: Sunshine Shibukyu - Shibukyu Main Store (FSG Lvl 5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1490 </text:p>
          </table:table-cell>
          <table:table-cell table:formula="of:=COM.MICROSOFT.CONCAT([.A203]; &quot;: &quot;;&quot;{ &quot;&quot;id&quot;&quot;: &quot;;[.A203];&quot;, &quot;&quot;name&quot;&quot;: &quot;&quot;&quot;;[.C203];&quot;&quot;&quot;, &quot;&quot;brand&quot;&quot;: &quot;&quot;&quot;;[.J203];&quot;&quot;&quot;, },&quot;)" office:value-type="string" office:string-value="0x1F9: { &quot;id&quot;: 0x1F9, &quot;name&quot;: &quot;Simple Mules&quot;, &quot;brand&quot;: &quot;Natural Puppy&quot;, }," calcext:value-type="string">
            <text:p>0x1F9: { "id": 0x1F9, "name": "Simple Mules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A" calcext:value-type="string">
            <text:p>0x1FA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<text:a xlink:href="../../../../../../../wiki/Blossom_Mules" xlink:type="simple">Blossom Mul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Puck Power I</text:p>
            <text:p>Activated by: All</text:p>
            <text:p>Unlocked at: Natural Puppy - Cadoi City (FSG Lvl 4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3500 </text:p>
          </table:table-cell>
          <table:table-cell table:formula="of:=COM.MICROSOFT.CONCAT([.A204]; &quot;: &quot;;&quot;{ &quot;&quot;id&quot;&quot;: &quot;;[.A204];&quot;, &quot;&quot;name&quot;&quot;: &quot;&quot;&quot;;[.C204];&quot;&quot;&quot;, &quot;&quot;brand&quot;&quot;: &quot;&quot;&quot;;[.J204];&quot;&quot;&quot;, },&quot;)" office:value-type="string" office:string-value="0x1FA: { &quot;id&quot;: 0x1FA, &quot;name&quot;: &quot;Blossom Mules&quot;, &quot;brand&quot;: &quot;Natural Puppy&quot;, }," calcext:value-type="string">
            <text:p>0x1FA: { "id": 0x1FA, "name": "Blossom Mules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B" calcext:value-type="string">
            <text:p>0x1FB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<text:a xlink:href="../../../../../../../wiki/Enamel_Pumps" xlink:type="simple">Enamel Pump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Resist Knockback</text:p>
            <text:p>Activated by: All</text:p>
            <text:p>Unlocked at: Natural Puppy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6900 </text:p>
          </table:table-cell>
          <table:table-cell table:formula="of:=COM.MICROSOFT.CONCAT([.A205]; &quot;: &quot;;&quot;{ &quot;&quot;id&quot;&quot;: &quot;;[.A205];&quot;, &quot;&quot;name&quot;&quot;: &quot;&quot;&quot;;[.C205];&quot;&quot;&quot;, &quot;&quot;brand&quot;&quot;: &quot;&quot;&quot;;[.J205];&quot;&quot;&quot;, },&quot;)" office:value-type="string" office:string-value="0x1FB: { &quot;id&quot;: 0x1FB, &quot;name&quot;: &quot;Enamel Pumps&quot;, &quot;brand&quot;: &quot;Natural Puppy&quot;, }," calcext:value-type="string">
            <text:p>0x1FB: { "id": 0x1FB, "name": "Enamel Pumps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C" calcext:value-type="string">
            <text:p>0x1FC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<text:a xlink:href="../../../../../../../wiki/Simple_Necktie" xlink:type="simple">Simple Neckti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Joshua: Fusion ★ +1</text:p>
            <text:p>Activated by: Joshua</text:p>
            <text:p>Unlocked at: KuraKura - Shibukyu Stationside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KuraKura - Shibukyu Stationside for ¥5490 </text:p>
          </table:table-cell>
          <table:table-cell table:formula="of:=COM.MICROSOFT.CONCAT([.A206]; &quot;: &quot;;&quot;{ &quot;&quot;id&quot;&quot;: &quot;;[.A206];&quot;, &quot;&quot;name&quot;&quot;: &quot;&quot;&quot;;[.C206];&quot;&quot;&quot;, &quot;&quot;brand&quot;&quot;: &quot;&quot;&quot;;[.J206];&quot;&quot;&quot;, },&quot;)" office:value-type="string" office:string-value="0x1FC: { &quot;id&quot;: 0x1FC, &quot;name&quot;: &quot;Simple Necktie&quot;, &quot;brand&quot;: &quot;Natural Puppy&quot;, }," calcext:value-type="string">
            <text:p>0x1FC: { "id": 0x1FC, "name": "Simple Necktie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D" calcext:value-type="string">
            <text:p>0x1FD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<text:a xlink:href="../../../../../../../wiki/Waffle_Necktie" xlink:type="simple">Waffle Neckti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Resist Defense Breaks</text:p>
            <text:p>Activated by: All</text:p>
            <text:p>Unlocked at: le Grand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¥6495 </text:p>
          </table:table-cell>
          <table:table-cell table:formula="of:=COM.MICROSOFT.CONCAT([.A207]; &quot;: &quot;;&quot;{ &quot;&quot;id&quot;&quot;: &quot;;[.A207];&quot;, &quot;&quot;name&quot;&quot;: &quot;&quot;&quot;;[.C207];&quot;&quot;&quot;, &quot;&quot;brand&quot;&quot;: &quot;&quot;&quot;;[.J207];&quot;&quot;&quot;, },&quot;)" office:value-type="string" office:string-value="0x1FD: { &quot;id&quot;: 0x1FD, &quot;name&quot;: &quot;Waffle Necktie&quot;, &quot;brand&quot;: &quot;Natural Puppy&quot;, }," calcext:value-type="string">
            <text:p>0x1FD: { "id": 0x1FD, "name": "Waffle Necktie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E" calcext:value-type="string">
            <text:p>0x1FE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<text:a xlink:href="../../../../../../../wiki/Seattle" xlink:type="simple">Seattle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ombo Branch +1</text:p>
            <text:p>Activated by: Partner</text:p>
            <text:p>Unlocked at: Wild Boar 104 - 104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6900 </text:p>
          </table:table-cell>
          <table:table-cell table:formula="of:=COM.MICROSOFT.CONCAT([.A208]; &quot;: &quot;;&quot;{ &quot;&quot;id&quot;&quot;: &quot;;[.A208];&quot;, &quot;&quot;name&quot;&quot;: &quot;&quot;&quot;;[.C208];&quot;&quot;&quot;, &quot;&quot;brand&quot;&quot;: &quot;&quot;&quot;;[.J208];&quot;&quot;&quot;, },&quot;)" office:value-type="string" office:string-value="0x1FE: { &quot;id&quot;: 0x1FE, &quot;name&quot;: &quot;Seattle&quot;, &quot;brand&quot;: &quot;Wild Boar&quot;, }," calcext:value-type="string">
            <text:p>0x1FE: { "id": 0x1FE, "name": "Seattle", "brand": "Wild Boar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FF" calcext:value-type="string">
            <text:p>0x1FF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<text:a xlink:href="../../../../../../../wiki/San_Francisco" xlink:type="simple">San Francisco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Resist Immobilization</text:p>
            <text:p>Activated by: All</text:p>
            <text:p>Unlocked at: Wild Boar Udagawa - Udagawa Back Streets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9195 </text:p>
          </table:table-cell>
          <table:table-cell table:formula="of:=COM.MICROSOFT.CONCAT([.A209]; &quot;: &quot;;&quot;{ &quot;&quot;id&quot;&quot;: &quot;;[.A209];&quot;, &quot;&quot;name&quot;&quot;: &quot;&quot;&quot;;[.C209];&quot;&quot;&quot;, &quot;&quot;brand&quot;&quot;: &quot;&quot;&quot;;[.J209];&quot;&quot;&quot;, },&quot;)" office:value-type="string" office:string-value="0x1FF: { &quot;id&quot;: 0x1FF, &quot;name&quot;: &quot;San Francisco&quot;, &quot;brand&quot;: &quot;Wild Boar&quot;, }," calcext:value-type="string">
            <text:p>0x1FF: { "id": 0x1FF, "name": "San Francisco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0" calcext:value-type="string">
            <text:p>0x200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<text:a xlink:href="../../../../../../../wiki/Las_Vegas" xlink:type="simple">Las Vegas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Resist HP Drain</text:p>
            <text:p>Activated by: All</text:p>
            <text:p>Unlocked at: Wild Boar 104 - 104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8490 </text:p>
          </table:table-cell>
          <table:table-cell table:formula="of:=COM.MICROSOFT.CONCAT([.A210]; &quot;: &quot;;&quot;{ &quot;&quot;id&quot;&quot;: &quot;;[.A210];&quot;, &quot;&quot;name&quot;&quot;: &quot;&quot;&quot;;[.C210];&quot;&quot;&quot;, &quot;&quot;brand&quot;&quot;: &quot;&quot;&quot;;[.J210];&quot;&quot;&quot;, },&quot;)" office:value-type="string" office:string-value="0x200: { &quot;id&quot;: 0x200, &quot;name&quot;: &quot;Las Vegas&quot;, &quot;brand&quot;: &quot;Wild Boar&quot;, }," calcext:value-type="string">
            <text:p>0x200: { "id": 0x200, "name": "Las Vegas", "brand": "Wild Boar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01" calcext:value-type="string">
            <text:p>0x201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<text:a xlink:href="../../../../../../../wiki/Chicago" xlink:type="simple">Chicago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isplay Time</text:p>
            <text:p>Activated by: All</text:p>
            <text:p>Unlocked at: Wild Boar 104 - 104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3990 </text:p>
          </table:table-cell>
          <table:table-cell table:formula="of:=COM.MICROSOFT.CONCAT([.A211]; &quot;: &quot;;&quot;{ &quot;&quot;id&quot;&quot;: &quot;;[.A211];&quot;, &quot;&quot;name&quot;&quot;: &quot;&quot;&quot;;[.C211];&quot;&quot;&quot;, &quot;&quot;brand&quot;&quot;: &quot;&quot;&quot;;[.J211];&quot;&quot;&quot;, },&quot;)" office:value-type="string" office:string-value="0x201: { &quot;id&quot;: 0x201, &quot;name&quot;: &quot;Chicago&quot;, &quot;brand&quot;: &quot;Wild Boar&quot;, }," calcext:value-type="string">
            <text:p>0x201: { "id": 0x201, "name": "Chicago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2" calcext:value-type="string">
            <text:p>0x202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<text:a xlink:href="../../../../../../../wiki/New_York" xlink:type="simple">New York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HIT Keeper I</text:p>
            <text:p>Activated by: Neku</text:p>
            <text:p>Unlocked at: Wild Boar 104 - 104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4800 </text:p>
            <text:p>Wild Boar Udagawa - Udagawa Back Streets for ¥4800 </text:p>
          </table:table-cell>
          <table:table-cell table:formula="of:=COM.MICROSOFT.CONCAT([.A212]; &quot;: &quot;;&quot;{ &quot;&quot;id&quot;&quot;: &quot;;[.A212];&quot;, &quot;&quot;name&quot;&quot;: &quot;&quot;&quot;;[.C212];&quot;&quot;&quot;, &quot;&quot;brand&quot;&quot;: &quot;&quot;&quot;;[.J212];&quot;&quot;&quot;, },&quot;)" office:value-type="string" office:string-value="0x202: { &quot;id&quot;: 0x202, &quot;name&quot;: &quot;New York&quot;, &quot;brand&quot;: &quot;Wild Boar&quot;, }," calcext:value-type="string">
            <text:p>0x202: { "id": 0x202, "name": "New York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3" calcext:value-type="string">
            <text:p>0x20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<text:a xlink:href="../../../../../../../wiki/Negotiator" xlink:type="simple">Negotiator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eat: Fusion ★ +2</text:p>
            <text:p>Activated by: Beat</text:p>
            <text:p>Unlocked at: Wild Boar 104 - 104 (FSG Lvl 5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25500 </text:p>
            <text:p>Wild Boar Udagawa - Udagawa Back Streets for ¥25500 </text:p>
          </table:table-cell>
          <table:table-cell table:formula="of:=COM.MICROSOFT.CONCAT([.A213]; &quot;: &quot;;&quot;{ &quot;&quot;id&quot;&quot;: &quot;;[.A213];&quot;, &quot;&quot;name&quot;&quot;: &quot;&quot;&quot;;[.C213];&quot;&quot;&quot;, &quot;&quot;brand&quot;&quot;: &quot;&quot;&quot;;[.J213];&quot;&quot;&quot;, },&quot;)" office:value-type="string" office:string-value="0x203: { &quot;id&quot;: 0x203, &quot;name&quot;: &quot;Negotiator&quot;, &quot;brand&quot;: &quot;Wild Boar&quot;, }," calcext:value-type="string">
            <text:p>0x203: { "id": 0x203, "name": "Negotiator", "brand": "Wild Boar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04" calcext:value-type="string">
            <text:p>0x204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<text:a xlink:href="../../../../../../../wiki/Hey_Boy" xlink:type="simple">Hey Bo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eat: Ground Combo A</text:p>
            <text:p>Activated by: Beat</text:p>
            <text:p>Unlocked at: Wild Boar Udagawa - Udagawa Back Streets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8990 </text:p>
          </table:table-cell>
          <table:table-cell table:formula="of:=COM.MICROSOFT.CONCAT([.A214]; &quot;: &quot;;&quot;{ &quot;&quot;id&quot;&quot;: &quot;;[.A214];&quot;, &quot;&quot;name&quot;&quot;: &quot;&quot;&quot;;[.C214];&quot;&quot;&quot;, &quot;&quot;brand&quot;&quot;: &quot;&quot;&quot;;[.J214];&quot;&quot;&quot;, },&quot;)" office:value-type="string" office:string-value="0x204: { &quot;id&quot;: 0x204, &quot;name&quot;: &quot;Hey Boy&quot;, &quot;brand&quot;: &quot;Wild Boar&quot;, }," calcext:value-type="string">
            <text:p>0x204: { "id": 0x204, "name": "Hey Boy", "brand": "Wild Boar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05" calcext:value-type="string">
            <text:p>0x205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<text:a xlink:href="../../../../../../../wiki/Hey_Girl" xlink:type="simple">Hey Girl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eat: Air Combo C</text:p>
            <text:p>Activated by: Beat</text:p>
            <text:p>Unlocked at: Wild Boar Udagawa - Udagawa Back Streets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8990 </text:p>
          </table:table-cell>
          <table:table-cell table:formula="of:=COM.MICROSOFT.CONCAT([.A215]; &quot;: &quot;;&quot;{ &quot;&quot;id&quot;&quot;: &quot;;[.A215];&quot;, &quot;&quot;name&quot;&quot;: &quot;&quot;&quot;;[.C215];&quot;&quot;&quot;, &quot;&quot;brand&quot;&quot;: &quot;&quot;&quot;;[.J215];&quot;&quot;&quot;, },&quot;)" office:value-type="string" office:string-value="0x205: { &quot;id&quot;: 0x205, &quot;name&quot;: &quot;Hey Girl&quot;, &quot;brand&quot;: &quot;Wild Boar&quot;, }," calcext:value-type="string">
            <text:p>0x205: { "id": 0x205, "name": "Hey Girl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6" calcext:value-type="string">
            <text:p>0x206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<text:a xlink:href="../../../../../../../wiki/Hey_Everybody" xlink:type="simple">Hey Everybod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Beat: Ground Combo B</text:p>
            <text:p>Activated by: Beat</text:p>
            <text:p>Unlocked at: Wild Boar 104 - 104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18990 </text:p>
            <text:p>Wild Boar Udagawa - Udagawa Back Streets for ¥18990 </text:p>
          </table:table-cell>
          <table:table-cell table:formula="of:=COM.MICROSOFT.CONCAT([.A216]; &quot;: &quot;;&quot;{ &quot;&quot;id&quot;&quot;: &quot;;[.A216];&quot;, &quot;&quot;name&quot;&quot;: &quot;&quot;&quot;;[.C216];&quot;&quot;&quot;, &quot;&quot;brand&quot;&quot;: &quot;&quot;&quot;;[.J216];&quot;&quot;&quot;, },&quot;)" office:value-type="string" office:string-value="0x206: { &quot;id&quot;: 0x206, &quot;name&quot;: &quot;Hey Everybody&quot;, &quot;brand&quot;: &quot;Wild Boar&quot;, }," calcext:value-type="string">
            <text:p>0x206: { "id": 0x206, "name": "Hey Everybody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7" calcext:value-type="string">
            <text:p>0x207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<text:a xlink:href="../../../../../../../wiki/Alive" xlink:type="simple">Aliv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ATK +1</text:p>
            <text:p>Activated by: All</text:p>
            <text:p>Unlocked at: Cyco Records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4890 </text:p>
          </table:table-cell>
          <table:table-cell table:formula="of:=COM.MICROSOFT.CONCAT([.A217]; &quot;: &quot;;&quot;{ &quot;&quot;id&quot;&quot;: &quot;;[.A217];&quot;, &quot;&quot;name&quot;&quot;: &quot;&quot;&quot;;[.C217];&quot;&quot;&quot;, &quot;&quot;brand&quot;&quot;: &quot;&quot;&quot;;[.J217];&quot;&quot;&quot;, },&quot;)" office:value-type="string" office:string-value="0x207: { &quot;id&quot;: 0x207, &quot;name&quot;: &quot;Alive&quot;, &quot;brand&quot;: &quot;Wild Boar&quot;, }," calcext:value-type="string">
            <text:p>0x207: { "id": 0x207, "name": "Alive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08" calcext:value-type="string">
            <text:p>0x208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<text:a xlink:href="../../../../../../../wiki/Sabotage" xlink:type="simple">Sabotag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Combo Panel +1</text:p>
            <text:p>Activated by: Partner</text:p>
            <text:p>Unlocked at: Cyco Records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24890 </text:p>
          </table:table-cell>
          <table:table-cell table:formula="of:=COM.MICROSOFT.CONCAT([.A218]; &quot;: &quot;;&quot;{ &quot;&quot;id&quot;&quot;: &quot;;[.A218];&quot;, &quot;&quot;name&quot;&quot;: &quot;&quot;&quot;;[.C218];&quot;&quot;&quot;, &quot;&quot;brand&quot;&quot;: &quot;&quot;&quot;;[.J218];&quot;&quot;&quot;, },&quot;)" office:value-type="string" office:string-value="0x208: { &quot;id&quot;: 0x208, &quot;name&quot;: &quot;Sabotage&quot;, &quot;brand&quot;: &quot;Wild Boar&quot;, }," calcext:value-type="string">
            <text:p>0x208: { "id": 0x208, "name": "Sabotage", "brand": "Wild Boar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09" calcext:value-type="string">
            <text:p>0x209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<text:a xlink:href="../../../../../../../wiki/3_MC%27s_1_DJ" xlink:type="simple">3 MC's 1 DJ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TK +2</text:p>
            <text:p>Activated by: All</text:p>
            <text:p>Unlocked at: Wild Boar 104 - 104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5700 </text:p>
          </table:table-cell>
          <table:table-cell table:formula="of:=COM.MICROSOFT.CONCAT([.A219]; &quot;: &quot;;&quot;{ &quot;&quot;id&quot;&quot;: &quot;;[.A219];&quot;, &quot;&quot;name&quot;&quot;: &quot;&quot;&quot;;[.C219];&quot;&quot;&quot;, &quot;&quot;brand&quot;&quot;: &quot;&quot;&quot;;[.J219];&quot;&quot;&quot;, },&quot;)" office:value-type="string" office:string-value="0x209: { &quot;id&quot;: 0x209, &quot;name&quot;: &quot;3 MC's 1 DJ&quot;, &quot;brand&quot;: &quot;Wild Boar&quot;, }," calcext:value-type="string">
            <text:p>0x209: { "id": 0x209, "name": "3 MC's 1 DJ", "brand": "Wild Boar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0A" calcext:value-type="string">
            <text:p>0x20A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<text:a xlink:href="../../../../../../../wiki/Pass_the_Mic" xlink:type="simple">Pass the Mic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Show Combo Map Longer</text:p>
            <text:p>Activated by: Partner</text:p>
            <text:p>Unlocked at: Wild Boar Udagawa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1550 </text:p>
          </table:table-cell>
          <table:table-cell table:formula="of:=COM.MICROSOFT.CONCAT([.A220]; &quot;: &quot;;&quot;{ &quot;&quot;id&quot;&quot;: &quot;;[.A220];&quot;, &quot;&quot;name&quot;&quot;: &quot;&quot;&quot;;[.C220];&quot;&quot;&quot;, &quot;&quot;brand&quot;&quot;: &quot;&quot;&quot;;[.J220];&quot;&quot;&quot;, },&quot;)" office:value-type="string" office:string-value="0x20A: { &quot;id&quot;: 0x20A, &quot;name&quot;: &quot;Pass the Mic&quot;, &quot;brand&quot;: &quot;Wild Boar&quot;, }," calcext:value-type="string">
            <text:p>0x20A: { "id": 0x20A, "name": "Pass the Mic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B" calcext:value-type="string">
            <text:p>0x20B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<text:a xlink:href="../../../../../../../wiki/Won%27t_Stop" xlink:type="simple">Won't Stop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eat: ATK +3</text:p>
            <text:p>Activated by: Beat</text:p>
            <text:p>Unlocked at: Cyco Records - Udagawa Back Streets (FSG Lvl 4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0500 </text:p>
          </table:table-cell>
          <table:table-cell table:formula="of:=COM.MICROSOFT.CONCAT([.A221]; &quot;: &quot;;&quot;{ &quot;&quot;id&quot;&quot;: &quot;;[.A221];&quot;, &quot;&quot;name&quot;&quot;: &quot;&quot;&quot;;[.C221];&quot;&quot;&quot;, &quot;&quot;brand&quot;&quot;: &quot;&quot;&quot;;[.J221];&quot;&quot;&quot;, },&quot;)" office:value-type="string" office:string-value="0x20B: { &quot;id&quot;: 0x20B, &quot;name&quot;: &quot;Won't Stop&quot;, &quot;brand&quot;: &quot;Wild Boar&quot;, }," calcext:value-type="string">
            <text:p>0x20B: { "id": 0x20B, "name": "Won't Stop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0C" calcext:value-type="string">
            <text:p>0x20C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<text:a xlink:href="../../../../../../../wiki/Don%27t_Stop" xlink:type="simple">Don't Stop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eat: HP +30</text:p>
            <text:p>Activated by: Beat</text:p>
            <text:p>Unlocked at: Wild Boar Udagawa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2900 </text:p>
          </table:table-cell>
          <table:table-cell table:formula="of:=COM.MICROSOFT.CONCAT([.A222]; &quot;: &quot;;&quot;{ &quot;&quot;id&quot;&quot;: &quot;;[.A222];&quot;, &quot;&quot;name&quot;&quot;: &quot;&quot;&quot;;[.C222];&quot;&quot;&quot;, &quot;&quot;brand&quot;&quot;: &quot;&quot;&quot;;[.J222];&quot;&quot;&quot;, },&quot;)" office:value-type="string" office:string-value="0x20C: { &quot;id&quot;: 0x20C, &quot;name&quot;: &quot;Don't Stop&quot;, &quot;brand&quot;: &quot;Wild Boar&quot;, }," calcext:value-type="string">
            <text:p>0x20C: { "id": 0x20C, "name": "Don't Stop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D" calcext:value-type="string">
            <text:p>0x20D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<text:a xlink:href="../../../../../../../wiki/Camouflage" xlink:type="simple">Camouflage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SOS ATK Boost I</text:p>
            <text:p>Activated by: All</text:p>
            <text:p>Unlocked at: Wild Boar 104 - 104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12200 </text:p>
          </table:table-cell>
          <table:table-cell table:formula="of:=COM.MICROSOFT.CONCAT([.A223]; &quot;: &quot;;&quot;{ &quot;&quot;id&quot;&quot;: &quot;;[.A223];&quot;, &quot;&quot;name&quot;&quot;: &quot;&quot;&quot;;[.C223];&quot;&quot;&quot;, &quot;&quot;brand&quot;&quot;: &quot;&quot;&quot;;[.J223];&quot;&quot;&quot;, },&quot;)" office:value-type="string" office:string-value="0x20D: { &quot;id&quot;: 0x20D, &quot;name&quot;: &quot;Camouflage&quot;, &quot;brand&quot;: &quot;Wild Boar&quot;, }," calcext:value-type="string">
            <text:p>0x20D: { "id": 0x20D, "name": "Camouflage", "brand": "Wild Boar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0E" calcext:value-type="string">
            <text:p>0x20E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<text:a xlink:href="../../../../../../../wiki/Darkness" xlink:type="simple">Darknes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eat: Air Combo A</text:p>
            <text:p>Activated by: Beat</text:p>
            <text:p>Unlocked at: Wild Boar Udagawa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9900 </text:p>
          </table:table-cell>
          <table:table-cell table:formula="of:=COM.MICROSOFT.CONCAT([.A224]; &quot;: &quot;;&quot;{ &quot;&quot;id&quot;&quot;: &quot;;[.A224];&quot;, &quot;&quot;name&quot;&quot;: &quot;&quot;&quot;;[.C224];&quot;&quot;&quot;, &quot;&quot;brand&quot;&quot;: &quot;&quot;&quot;;[.J224];&quot;&quot;&quot;, },&quot;)" office:value-type="string" office:string-value="0x20E: { &quot;id&quot;: 0x20E, &quot;name&quot;: &quot;Darkness&quot;, &quot;brand&quot;: &quot;Wild Boar&quot;, }," calcext:value-type="string">
            <text:p>0x20E: { "id": 0x20E, "name": "Darkness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0F" calcext:value-type="string">
            <text:p>0x20F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<text:a xlink:href="../../../../../../../wiki/Denim_Coveralls" xlink:type="simple">Denim Coverall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eat: DEF +4</text:p>
            <text:p>Activated by: Beat</text:p>
            <text:p>Unlocked at: Wild Boar Udagawa - Udagawa Back Streets (FSG Lvl 4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33000 </text:p>
          </table:table-cell>
          <table:table-cell table:formula="of:=COM.MICROSOFT.CONCAT([.A225]; &quot;: &quot;;&quot;{ &quot;&quot;id&quot;&quot;: &quot;;[.A225];&quot;, &quot;&quot;name&quot;&quot;: &quot;&quot;&quot;;[.C225];&quot;&quot;&quot;, &quot;&quot;brand&quot;&quot;: &quot;&quot;&quot;;[.J225];&quot;&quot;&quot;, },&quot;)" office:value-type="string" office:string-value="0x20F: { &quot;id&quot;: 0x20F, &quot;name&quot;: &quot;Denim Coveralls&quot;, &quot;brand&quot;: &quot;Wild Boar&quot;, }," calcext:value-type="string">
            <text:p>0x20F: { "id": 0x20F, "name": "Denim Coveralls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0" calcext:value-type="string">
            <text:p>0x210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<text:a xlink:href="../../../../../../../wiki/Work_Coveralls" xlink:type="simple">Work Coverall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eat: HP +70</text:p>
            <text:p>Activated by: Beat</text:p>
            <text:p>Unlocked at: Wild Boar Udagawa - Udagawa Back Streets (FSG Lvl 4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24,000 </text:p>
          </table:table-cell>
          <table:table-cell table:formula="of:=COM.MICROSOFT.CONCAT([.A226]; &quot;: &quot;;&quot;{ &quot;&quot;id&quot;&quot;: &quot;;[.A226];&quot;, &quot;&quot;name&quot;&quot;: &quot;&quot;&quot;;[.C226];&quot;&quot;&quot;, &quot;&quot;brand&quot;&quot;: &quot;&quot;&quot;;[.J226];&quot;&quot;&quot;, },&quot;)" office:value-type="string" office:string-value="0x210: { &quot;id&quot;: 0x210, &quot;name&quot;: &quot;Work Coveralls&quot;, &quot;brand&quot;: &quot;Wild Boar&quot;, }," calcext:value-type="string">
            <text:p>0x210: { "id": 0x210, "name": "Work Coveralls", "brand": "Wild Boar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11" calcext:value-type="string">
            <text:p>0x211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<text:a xlink:href="../../../../../../../wiki/Gold_Die" xlink:type="simple">Gold Di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eat: DEF +3</text:p>
            <text:p>Activated by: Beat</text:p>
            <text:p>Unlocked at: Wild Boar 104 - 104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19500 </text:p>
          </table:table-cell>
          <table:table-cell table:formula="of:=COM.MICROSOFT.CONCAT([.A227]; &quot;: &quot;;&quot;{ &quot;&quot;id&quot;&quot;: &quot;;[.A227];&quot;, &quot;&quot;name&quot;&quot;: &quot;&quot;&quot;;[.C227];&quot;&quot;&quot;, &quot;&quot;brand&quot;&quot;: &quot;&quot;&quot;;[.J227];&quot;&quot;&quot;, },&quot;)" office:value-type="string" office:string-value="0x211: { &quot;id&quot;: 0x211, &quot;name&quot;: &quot;Gold Die&quot;, &quot;brand&quot;: &quot;Wild Boar&quot;, }," calcext:value-type="string">
            <text:p>0x211: { "id": 0x211, "name": "Gold Die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2" calcext:value-type="string">
            <text:p>0x212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<text:a xlink:href="../../../../../../../wiki/Wild_Boar_Pendant" xlink:type="simple">Wild Boar Pendan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eat: Nag-free Escape</text:p>
            <text:p>Activated by: Beat</text:p>
            <text:p>Unlocked at: Wild Boar 104 - 104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16200 </text:p>
            <text:p>Wild Boar Udagawa - Udagawa Back Streets for ¥16200 </text:p>
          </table:table-cell>
          <table:table-cell table:formula="of:=COM.MICROSOFT.CONCAT([.A228]; &quot;: &quot;;&quot;{ &quot;&quot;id&quot;&quot;: &quot;;[.A228];&quot;, &quot;&quot;name&quot;&quot;: &quot;&quot;&quot;;[.C228];&quot;&quot;&quot;, &quot;&quot;brand&quot;&quot;: &quot;&quot;&quot;;[.J228];&quot;&quot;&quot;, },&quot;)" office:value-type="string" office:string-value="0x212: { &quot;id&quot;: 0x212, &quot;name&quot;: &quot;Wild Boar Pendant&quot;, &quot;brand&quot;: &quot;Wild Boar&quot;, }," calcext:value-type="string">
            <text:p>0x212: { "id": 0x212, "name": "Wild Boar Pendant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3" calcext:value-type="string">
            <text:p>0x213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<text:a xlink:href="../../../../../../../wiki/King_Pendant" xlink:type="simple">King Pendan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eat: ATK +4</text:p>
            <text:p>Activated by: Beat</text:p>
            <text:p>Unlocked at: Wild Boar 104 - 104 (FSG Lvl 5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6x Rare Metal; 3x Sparkling Silver; 1x Wild Boar Pendant </text:p>
          </table:table-cell>
          <table:table-cell table:formula="of:=COM.MICROSOFT.CONCAT([.A229]; &quot;: &quot;;&quot;{ &quot;&quot;id&quot;&quot;: &quot;;[.A229];&quot;, &quot;&quot;name&quot;&quot;: &quot;&quot;&quot;;[.C229];&quot;&quot;&quot;, &quot;&quot;brand&quot;&quot;: &quot;&quot;&quot;;[.J229];&quot;&quot;&quot;, },&quot;)" office:value-type="string" office:string-value="0x213: { &quot;id&quot;: 0x213, &quot;name&quot;: &quot;King Pendant&quot;, &quot;brand&quot;: &quot;Wild Boar&quot;, }," calcext:value-type="string">
            <text:p>0x213: { "id": 0x213, "name": "King Pendant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4" calcext:value-type="string">
            <text:p>0x214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<text:a xlink:href="../../../../../../../wiki/Skull_Deck" xlink:type="simple">Skull De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Display Time</text:p>
            <text:p>Activated by: All</text:p>
            <text:p>Unlocked at: Wild Boar Udagawa - Udagawa Back Streets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5x Rare Metal; 3x Sparkling Silver; 1x Camo Deck </text:p>
          </table:table-cell>
          <table:table-cell table:formula="of:=COM.MICROSOFT.CONCAT([.A230]; &quot;: &quot;;&quot;{ &quot;&quot;id&quot;&quot;: &quot;;[.A230];&quot;, &quot;&quot;name&quot;&quot;: &quot;&quot;&quot;;[.C230];&quot;&quot;&quot;, &quot;&quot;brand&quot;&quot;: &quot;&quot;&quot;;[.J230];&quot;&quot;&quot;, },&quot;)" office:value-type="string" office:string-value="0x214: { &quot;id&quot;: 0x214, &quot;name&quot;: &quot;Skull Deck&quot;, &quot;brand&quot;: &quot;Wild Boar&quot;, }," calcext:value-type="string">
            <text:p>0x214: { "id": 0x214, "name": "Skull Deck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5" calcext:value-type="string">
            <text:p>0x215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<text:a xlink:href="../../../../../../../wiki/Camo_Deck" xlink:type="simple">Camo De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Attack Break Finisher</text:p>
            <text:p>Activated by: Partner</text:p>
            <text:p>Unlocked at: Cyco Records - Udagawa Back Streets (FSG Lvl 4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9000 </text:p>
          </table:table-cell>
          <table:table-cell table:formula="of:=COM.MICROSOFT.CONCAT([.A231]; &quot;: &quot;;&quot;{ &quot;&quot;id&quot;&quot;: &quot;;[.A231];&quot;, &quot;&quot;name&quot;&quot;: &quot;&quot;&quot;;[.C231];&quot;&quot;&quot;, &quot;&quot;brand&quot;&quot;: &quot;&quot;&quot;;[.J231];&quot;&quot;&quot;, },&quot;)" office:value-type="string" office:string-value="0x215: { &quot;id&quot;: 0x215, &quot;name&quot;: &quot;Camo Deck&quot;, &quot;brand&quot;: &quot;Wild Boar&quot;, }," calcext:value-type="string">
            <text:p>0x215: { "id": 0x215, "name": "Camo Deck", "brand": "Wild Boar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16" calcext:value-type="string">
            <text:p>0x216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<text:a xlink:href="../../../../../../../wiki/Cat_Deck" xlink:type="simple">Cat De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HIT Keeper III</text:p>
            <text:p>Activated by: Neku</text:p>
            <text:p>Unlocked at: Wild Boar Udagawa - Udagawa Back Streets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3x Adamantite; 2x Sparkling Silver; 1x Skull Deck </text:p>
          </table:table-cell>
          <table:table-cell table:formula="of:=COM.MICROSOFT.CONCAT([.A232]; &quot;: &quot;;&quot;{ &quot;&quot;id&quot;&quot;: &quot;;[.A232];&quot;, &quot;&quot;name&quot;&quot;: &quot;&quot;&quot;;[.C232];&quot;&quot;&quot;, &quot;&quot;brand&quot;&quot;: &quot;&quot;&quot;;[.J232];&quot;&quot;&quot;, },&quot;)" office:value-type="string" office:string-value="0x216: { &quot;id&quot;: 0x216, &quot;name&quot;: &quot;Cat Deck&quot;, &quot;brand&quot;: &quot;Wild Boar&quot;, }," calcext:value-type="string">
            <text:p>0x216: { "id": 0x216, "name": "Cat Deck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7" calcext:value-type="string">
            <text:p>0x217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<text:a xlink:href="../../../../../../../wiki/WEWY_Promo_Coat" xlink:type="simple">WEWY Promo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Hold that Puck III</text:p>
            <text:p>Activated by: All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Shadow Ramen - Dogenzaka for 3x Dark Matter; 3x Durable Leather; 1x Regal Presence </text:p>
          </table:table-cell>
          <table:table-cell table:formula="of:=COM.MICROSOFT.CONCAT([.A233]; &quot;: &quot;;&quot;{ &quot;&quot;id&quot;&quot;: &quot;;[.A233];&quot;, &quot;&quot;name&quot;&quot;: &quot;&quot;&quot;;[.C233];&quot;&quot;&quot;, &quot;&quot;brand&quot;&quot;: &quot;&quot;&quot;;[.J233];&quot;&quot;&quot;, },&quot;)" office:value-type="string" office:string-value="0x217: { &quot;id&quot;: 0x217, &quot;name&quot;: &quot;WEWY Promo Coat&quot;, &quot;brand&quot;: &quot;Gatito&quot;, }," calcext:value-type="string">
            <text:p>0x217: { "id": 0x217, "name": "WEWY Promo Coat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8" calcext:value-type="string">
            <text:p>0x218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<text:a xlink:href="../../../../../../../wiki/WEWY_Promo_Tee" xlink:type="simple">WEWY Promo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All-around Upgrade III</text:p>
            <text:p>Activated by: All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Shadow Ramen - Dogenzaka for 12x Shadow Matter; 3x Sleek Silk; 1x Tweed Gentleman </text:p>
          </table:table-cell>
          <table:table-cell table:formula="of:=COM.MICROSOFT.CONCAT([.A234]; &quot;: &quot;;&quot;{ &quot;&quot;id&quot;&quot;: &quot;;[.A234];&quot;, &quot;&quot;name&quot;&quot;: &quot;&quot;&quot;;[.C234];&quot;&quot;&quot;, &quot;&quot;brand&quot;&quot;: &quot;&quot;&quot;;[.J234];&quot;&quot;&quot;, },&quot;)" office:value-type="string" office:string-value="0x218: { &quot;id&quot;: 0x218, &quot;name&quot;: &quot;WEWY Promo Tee&quot;, &quot;brand&quot;: &quot;Gatito&quot;, }," calcext:value-type="string">
            <text:p>0x218: { "id": 0x218, "name": "WEWY Promo Tee", "brand": "Gatit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9" calcext:value-type="string">
            <text:p>0x219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<text:a xlink:href="../../../../../../../wiki/WEWY_Promo_Tote" xlink:type="simple">WEWY Promo Tot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EXP Boost III</text:p>
            <text:p>Activated by: All</text:p>
            <text:p>Unlocked at: WildKat - Cat Street (FSG Lvl 8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Shadow Ramen - Dogenzaka for 3x Dark Matter; 3x Colorful Thread; 1x Sparkling Flight </text:p>
          </table:table-cell>
          <table:table-cell table:formula="of:=COM.MICROSOFT.CONCAT([.A235]; &quot;: &quot;;&quot;{ &quot;&quot;id&quot;&quot;: &quot;;[.A235];&quot;, &quot;&quot;name&quot;&quot;: &quot;&quot;&quot;;[.C235];&quot;&quot;&quot;, &quot;&quot;brand&quot;&quot;: &quot;&quot;&quot;;[.J235];&quot;&quot;&quot;, },&quot;)" office:value-type="string" office:string-value="0x219: { &quot;id&quot;: 0x219, &quot;name&quot;: &quot;WEWY Promo Tote&quot;, &quot;brand&quot;: &quot;Gatito&quot;, }," calcext:value-type="string">
            <text:p>0x219: { "id": 0x219, "name": "WEWY Promo Tote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A" calcext:value-type="string">
            <text:p>0x21A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<text:a xlink:href="../../../../../../../wiki/Pinky%27s_Lipstick" xlink:type="simple">Pinky's Lipsti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Dual Resistance I</text:p>
            <text:p>Activated by: All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Bel Airplane - Shibu Dept. Store for 8x Adamantite; 4x Stunning Crystals; 1 Heart Nails </text:p>
          </table:table-cell>
          <table:table-cell table:formula="of:=COM.MICROSOFT.CONCAT([.A236]; &quot;: &quot;;&quot;{ &quot;&quot;id&quot;&quot;: &quot;;[.A236];&quot;, &quot;&quot;name&quot;&quot;: &quot;&quot;&quot;;[.C236];&quot;&quot;&quot;, &quot;&quot;brand&quot;&quot;: &quot;&quot;&quot;;[.J236];&quot;&quot;&quot;, },&quot;)" office:value-type="string" office:string-value="0x21A: { &quot;id&quot;: 0x21A, &quot;name&quot;: &quot;Pinky's Lipstick&quot;, &quot;brand&quot;: &quot;Gatito&quot;, }," calcext:value-type="string">
            <text:p>0x21A: { "id": 0x21A, "name": "Pinky's Lipstick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B" calcext:value-type="string">
            <text:p>0x21B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<text:a xlink:href="../../../../../../../wiki/Lollipop%27s_Parka" xlink:type="simple">Lollipop's Parka</text:a></text:p>
          </table:table-cell>
          <table:table-cell table:style-name="ce2" office:value-type="string" calcext:value-type="string">
            <text:p>Top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Dual Resistance II</text:p>
            <text:p>Activated by: All</text:p>
            <text:p>Unlocked at: WildKat - Cat Street (FSG Lvl 5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WildKat - Cat Street for 8x Adamantite; 4x Cozy down; 1x Ashura </text:p>
          </table:table-cell>
          <table:table-cell table:formula="of:=COM.MICROSOFT.CONCAT([.A237]; &quot;: &quot;;&quot;{ &quot;&quot;id&quot;&quot;: &quot;;[.A237];&quot;, &quot;&quot;name&quot;&quot;: &quot;&quot;&quot;;[.C237];&quot;&quot;&quot;, &quot;&quot;brand&quot;&quot;: &quot;&quot;&quot;;[.J237];&quot;&quot;&quot;, },&quot;)" office:value-type="string" office:string-value="0x21B: { &quot;id&quot;: 0x21B, &quot;name&quot;: &quot;Lollipop's Parka&quot;, &quot;brand&quot;: &quot;Gatito&quot;, }," calcext:value-type="string">
            <text:p>0x21B: { "id": 0x21B, "name": "Lollipop's Parka", "brand": "Gatito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1C" calcext:value-type="string">
            <text:p>0x21C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<text:a xlink:href="../../../../../../../wiki/Big_Guy%27s_Buckle" xlink:type="simple">Big Guy's Buckl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HP +100</text:p>
            <text:p>Activated by: All</text:p>
            <text:p>Unlocked at: WildKat - Cat Street (FSG Lvl 7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D+B 104 - 104 for 6x Shadow Matter; 4x Sparkling Silver; 1x Studded Belt </text:p>
          </table:table-cell>
          <table:table-cell table:formula="of:=COM.MICROSOFT.CONCAT([.A238]; &quot;: &quot;;&quot;{ &quot;&quot;id&quot;&quot;: &quot;;[.A238];&quot;, &quot;&quot;name&quot;&quot;: &quot;&quot;&quot;;[.C238];&quot;&quot;&quot;, &quot;&quot;brand&quot;&quot;: &quot;&quot;&quot;;[.J238];&quot;&quot;&quot;, },&quot;)" office:value-type="string" office:string-value="0x21C: { &quot;id&quot;: 0x21C, &quot;name&quot;: &quot;Big Guy's Buckle&quot;, &quot;brand&quot;: &quot;Gatito&quot;, }," calcext:value-type="string">
            <text:p>0x21C: { "id": 0x21C, "name": "Big Guy's Buckle", "brand": "Gatito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1D" calcext:value-type="string">
            <text:p>0x21D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<text:a xlink:href="../../../../../../../wiki/Pi-Face%27s_Cap" xlink:type="simple">Pi-Face's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TK +5</text:p>
            <text:p>Activated by: All</text:p>
            <text:p>Unlocked at: WildKat - Cat Street (FSG Lvl 2) </text:p>
          </table:table-cell>
          <table:table-cell table:style-name="ce2" office:value-type="string" calcext:value-type="string">
            <text:p>Gatito</text:p>
          </table:table-cell>
          <table:table-cell table:style-name="ce3"/>
          <table:table-cell table:formula="of:=COM.MICROSOFT.CONCAT([.A239]; &quot;: &quot;;&quot;{ &quot;&quot;id&quot;&quot;: &quot;;[.A239];&quot;, &quot;&quot;name&quot;&quot;: &quot;&quot;&quot;;[.C239];&quot;&quot;&quot;, &quot;&quot;brand&quot;&quot;: &quot;&quot;&quot;;[.J239];&quot;&quot;&quot;, },&quot;)" office:value-type="string" office:string-value="0x21D: { &quot;id&quot;: 0x21D, &quot;name&quot;: &quot;Pi-Face's Cap&quot;, &quot;brand&quot;: &quot;Gatito&quot;, }," calcext:value-type="string">
            <text:p>0x21D: { "id": 0x21D, "name": "Pi-Face's Cap", "brand": "Gatit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E" calcext:value-type="string">
            <text:p>0x21E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<text:a xlink:href="../../../../../../../wiki/Pi-Face%27s_Coat" xlink:type="simple">Pi-Face's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Puck Power III</text:p>
            <text:p>Activated by: All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KuraKura - Shibukyu Stationside for 6x Shadow Matter; 3x Durable Leather; 1x Goth Bondage Coat </text:p>
          </table:table-cell>
          <table:table-cell table:formula="of:=COM.MICROSOFT.CONCAT([.A240]; &quot;: &quot;;&quot;{ &quot;&quot;id&quot;&quot;: &quot;;[.A240];&quot;, &quot;&quot;name&quot;&quot;: &quot;&quot;&quot;;[.C240];&quot;&quot;&quot;, &quot;&quot;brand&quot;&quot;: &quot;&quot;&quot;;[.J240];&quot;&quot;&quot;, },&quot;)" office:value-type="string" office:string-value="0x21E: { &quot;id&quot;: 0x21E, &quot;name&quot;: &quot;Pi-Face's Coat&quot;, &quot;brand&quot;: &quot;Gatito&quot;, }," calcext:value-type="string">
            <text:p>0x21E: { "id": 0x21E, "name": "Pi-Face's Coat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F" calcext:value-type="string">
            <text:p>0x21F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<text:a xlink:href="../../../../../../../wiki/Pi-Face%27s_Jeans" xlink:type="simple">Pi-Face's Jean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Combo Map Upgrade II</text:p>
            <text:p>Activated by: Partner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Tigre Punks - Molco for 3x Orichalcum; 3x Durable Leather; 1x Skirt Bondage Combo </text:p>
          </table:table-cell>
          <table:table-cell table:formula="of:=COM.MICROSOFT.CONCAT([.A241]; &quot;: &quot;;&quot;{ &quot;&quot;id&quot;&quot;: &quot;;[.A241];&quot;, &quot;&quot;name&quot;&quot;: &quot;&quot;&quot;;[.C241];&quot;&quot;&quot;, &quot;&quot;brand&quot;&quot;: &quot;&quot;&quot;;[.J241];&quot;&quot;&quot;, },&quot;)" office:value-type="string" office:string-value="0x21F: { &quot;id&quot;: 0x21F, &quot;name&quot;: &quot;Pi-Face's Jeans&quot;, &quot;brand&quot;: &quot;Gatito&quot;, }," calcext:value-type="string">
            <text:p>0x21F: { "id": 0x21F, "name": "Pi-Face's Jeans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0" calcext:value-type="string">
            <text:p>0x220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<text:a xlink:href="../../../../../../../wiki/Pi-Face%27s_Bandanna" xlink:type="simple">Pi-Face's Bandanna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Immobilizing Finisher</text:p>
            <text:p>Activated by: Partner</text:p>
            <text:p>Unlocked at: WildKat - Cat Street (FSG Lvl 5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Wild Boar 104 - 104 for 6x Shadow Matter; 3x Sleek Silk; 1x Slogan Bandannas </text:p>
          </table:table-cell>
          <table:table-cell table:formula="of:=COM.MICROSOFT.CONCAT([.A242]; &quot;: &quot;;&quot;{ &quot;&quot;id&quot;&quot;: &quot;;[.A242];&quot;, &quot;&quot;name&quot;&quot;: &quot;&quot;&quot;;[.C242];&quot;&quot;&quot;, &quot;&quot;brand&quot;&quot;: &quot;&quot;&quot;;[.J242];&quot;&quot;&quot;, },&quot;)" office:value-type="string" office:string-value="0x220: { &quot;id&quot;: 0x220, &quot;name&quot;: &quot;Pi-Face's Bandanna&quot;, &quot;brand&quot;: &quot;Gatito&quot;, }," calcext:value-type="string">
            <text:p>0x220: { "id": 0x220, "name": "Pi-Face's Bandanna", "brand": "Gatit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21" calcext:value-type="string">
            <text:p>0x22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<text:a xlink:href="../../../../../../../wiki/Iron_Maiden%27s_One-piece" xlink:type="simple">Iron Maiden's One-pie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-75" calcext:value-type="float">
            <text:p>-75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DEF +5</text:p>
            <text:p>Activated by: All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Lapin Angelique - A-East for 6x Shadow Matter; 4x Pretty Ribbon; 1x My Favourite One-piece </text:p>
          </table:table-cell>
          <table:table-cell table:formula="of:=COM.MICROSOFT.CONCAT([.A243]; &quot;: &quot;;&quot;{ &quot;&quot;id&quot;&quot;: &quot;;[.A243];&quot;, &quot;&quot;name&quot;&quot;: &quot;&quot;&quot;;[.C243];&quot;&quot;&quot;, &quot;&quot;brand&quot;&quot;: &quot;&quot;&quot;;[.J243];&quot;&quot;&quot;, },&quot;)" office:value-type="string" office:string-value="0x221: { &quot;id&quot;: 0x221, &quot;name&quot;: &quot;Iron Maiden's One-piece&quot;, &quot;brand&quot;: &quot;Gatito&quot;, }," calcext:value-type="string">
            <text:p>0x221: { "id": 0x221, "name": "Iron Maiden's One-piece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2" calcext:value-type="string">
            <text:p>0x22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<text:a xlink:href="../../../../../../../wiki/Shade%27s_Headphones" xlink:type="simple">Shade's Headphone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SOS Power Up II</text:p>
            <text:p>Activated by: All</text:p>
            <text:p>Unlocked at: WildKat - Cat Street (FSG Lvl 5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Towa Records - Towa Records for 3x Orichalcum; 3x Stunning Crystals; 1x Funky Shades </text:p>
          </table:table-cell>
          <table:table-cell table:formula="of:=COM.MICROSOFT.CONCAT([.A244]; &quot;: &quot;;&quot;{ &quot;&quot;id&quot;&quot;: &quot;;[.A244];&quot;, &quot;&quot;name&quot;&quot;: &quot;&quot;&quot;;[.C244];&quot;&quot;&quot;, &quot;&quot;brand&quot;&quot;: &quot;&quot;&quot;;[.J244];&quot;&quot;&quot;, },&quot;)" office:value-type="string" office:string-value="0x222: { &quot;id&quot;: 0x222, &quot;name&quot;: &quot;Shade's Headphones&quot;, &quot;brand&quot;: &quot;Gatito&quot;, }," calcext:value-type="string">
            <text:p>0x222: { "id": 0x222, "name": "Shade's Headphones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3" calcext:value-type="string">
            <text:p>0x223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<text:a xlink:href="../../../../../../../wiki/Sis%27s_Pendant" xlink:type="simple">Sis's Pendan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-20" calcext:value-type="float">
            <text:p>-2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Regeneration IV</text:p>
            <text:p>Activated by: All</text:p>
            <text:p>Unlocked at: WildKat - Cat Street (FSG Lvl 7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Sheep Heavenly - Molco for 3x Orichalcum; 4x Sparkling Silver; 1x Skull Pendant </text:p>
          </table:table-cell>
          <table:table-cell table:formula="of:=COM.MICROSOFT.CONCAT([.A245]; &quot;: &quot;;&quot;{ &quot;&quot;id&quot;&quot;: &quot;;[.A245];&quot;, &quot;&quot;name&quot;&quot;: &quot;&quot;&quot;;[.C245];&quot;&quot;&quot;, &quot;&quot;brand&quot;&quot;: &quot;&quot;&quot;;[.J245];&quot;&quot;&quot;, },&quot;)" office:value-type="string" office:string-value="0x223: { &quot;id&quot;: 0x223, &quot;name&quot;: &quot;Sis's Pendant&quot;, &quot;brand&quot;: &quot;Gatito&quot;, }," calcext:value-type="string">
            <text:p>0x223: { "id": 0x223, "name": "Sis's Pendant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4" calcext:value-type="string">
            <text:p>0x22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<text:a xlink:href="../../../../../../../wiki/Wizard%27s_Glasses" xlink:type="simple">Wizard's Glass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ll-around Upgrade I</text:p>
            <text:p>Activated by: Partner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3"/>
          <table:table-cell table:formula="of:=COM.MICROSOFT.CONCAT([.A246]; &quot;: &quot;;&quot;{ &quot;&quot;id&quot;&quot;: &quot;;[.A246];&quot;, &quot;&quot;name&quot;&quot;: &quot;&quot;&quot;;[.C246];&quot;&quot;&quot;, &quot;&quot;brand&quot;&quot;: &quot;&quot;&quot;;[.J246];&quot;&quot;&quot;, },&quot;)" office:value-type="string" office:string-value="0x224: { &quot;id&quot;: 0x224, &quot;name&quot;: &quot;Wizard's Glasses&quot;, &quot;brand&quot;: &quot;Gatito&quot;, }," calcext:value-type="string">
            <text:p>0x224: { "id": 0x224, "name": "Wizard's Glasses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5" calcext:value-type="string">
            <text:p>0x225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<text:a xlink:href="../../../../../../../wiki/My_Phones" xlink:type="simple">My Phone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All-around Upgrade IV</text:p>
            <text:p>Activated by: Neku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3"/>
          <table:table-cell table:formula="of:=COM.MICROSOFT.CONCAT([.A247]; &quot;: &quot;;&quot;{ &quot;&quot;id&quot;&quot;: &quot;;[.A247];&quot;, &quot;&quot;name&quot;&quot;: &quot;&quot;&quot;;[.C247];&quot;&quot;&quot;, &quot;&quot;brand&quot;&quot;: &quot;&quot;&quot;;[.J247];&quot;&quot;&quot;, },&quot;)" office:value-type="string" office:string-value="0x225: { &quot;id&quot;: 0x225, &quot;name&quot;: &quot;My Phones&quot;, &quot;brand&quot;: &quot;Gatito&quot;, }," calcext:value-type="string">
            <text:p>0x225: { "id": 0x225, "name": "My Phones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6" calcext:value-type="string">
            <text:p>0x226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<text:a xlink:href="../../../../../../../wiki/Your_Cap" xlink:type="simple">Your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eat: Fusion ★ +3</text:p>
            <text:p>Activated by: Beat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WildKat - Cat Street for 3x Orichalcum; 3x Fluffy Cotton; 1x Chicago </text:p>
          </table:table-cell>
          <table:table-cell table:formula="of:=COM.MICROSOFT.CONCAT([.A248]; &quot;: &quot;;&quot;{ &quot;&quot;id&quot;&quot;: &quot;;[.A248];&quot;, &quot;&quot;name&quot;&quot;: &quot;&quot;&quot;;[.C248];&quot;&quot;&quot;, &quot;&quot;brand&quot;&quot;: &quot;&quot;&quot;;[.J248];&quot;&quot;&quot;, },&quot;)" office:value-type="string" office:string-value="0x226: { &quot;id&quot;: 0x226, &quot;name&quot;: &quot;Your Cap&quot;, &quot;brand&quot;: &quot;Gatito&quot;, }," calcext:value-type="string">
            <text:p>0x226: { "id": 0x226, "name": "Your Cap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7" calcext:value-type="string">
            <text:p>0x227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<text:a xlink:href="../../../../../../../wiki/Her_Stuffed_Animal" xlink:type="simple">Her Stuffed Animal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Shiki: Fusion ★ +3</text:p>
            <text:p>Activated by: Shiki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D+B Molco - Molco for 3x Orichalcum; 9x Fluffy Cotton; 1x M'sieur Lapin </text:p>
          </table:table-cell>
          <table:table-cell table:formula="of:=COM.MICROSOFT.CONCAT([.A249]; &quot;: &quot;;&quot;{ &quot;&quot;id&quot;&quot;: &quot;;[.A249];&quot;, &quot;&quot;name&quot;&quot;: &quot;&quot;&quot;;[.C249];&quot;&quot;&quot;, &quot;&quot;brand&quot;&quot;: &quot;&quot;&quot;;[.J249];&quot;&quot;&quot;, },&quot;)" office:value-type="string" office:string-value="0x227: { &quot;id&quot;: 0x227, &quot;name&quot;: &quot;Her Stuffed Animal&quot;, &quot;brand&quot;: &quot;Gatito&quot;, }," calcext:value-type="string">
            <text:p>0x227: { "id": 0x227, "name": "Her Stuffed Animal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8" calcext:value-type="string">
            <text:p>0x228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<text:a xlink:href="../../../../../../../wiki/Angel_Feather" xlink:type="simple">Angel Feather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999" calcext:value-type="float">
            <text:p>999</text:p>
          </table:table-cell>
          <table:table-cell table:style-name="ce7" office:value-type="string" calcext:value-type="string">
            <text:p>Joshua: Fusion ★ +3</text:p>
            <text:p>Activated by: Joshua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3"/>
          <table:table-cell table:formula="of:=COM.MICROSOFT.CONCAT([.A250]; &quot;: &quot;;&quot;{ &quot;&quot;id&quot;&quot;: &quot;;[.A250];&quot;, &quot;&quot;name&quot;&quot;: &quot;&quot;&quot;;[.C250];&quot;&quot;&quot;, &quot;&quot;brand&quot;&quot;: &quot;&quot;&quot;;[.J250];&quot;&quot;&quot;, },&quot;)" office:value-type="string" office:string-value="0x228: { &quot;id&quot;: 0x228, &quot;name&quot;: &quot;Angel Feather&quot;, &quot;brand&quot;: &quot;Gatito&quot;, }," calcext:value-type="string">
            <text:p>0x228: { "id": 0x228, "name": "Angel Feather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9" calcext:value-type="string">
            <text:p>0x229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<text:a xlink:href="../../../../../../../wiki/Gakuran" xlink:type="simple">Gakuran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SOS Power Up I</text:p>
            <text:p>Activated by: All</text:p>
            <text:p>Unlocked at: Ramen Don - Dogenzaka (FSG Lvl 7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1]; &quot;: &quot;;&quot;{ &quot;&quot;id&quot;&quot;: &quot;;[.A251];&quot;, &quot;&quot;name&quot;&quot;: &quot;&quot;&quot;;[.C251];&quot;&quot;&quot;, &quot;&quot;brand&quot;&quot;: &quot;&quot;&quot;;[.J251];&quot;&quot;&quot;, },&quot;)" office:value-type="string" office:string-value="0x229: { &quot;id&quot;: 0x229, &quot;name&quot;: &quot;Gakuran&quot;, &quot;brand&quot;: &quot;Unbranded&quot;, }," calcext:value-type="string">
            <text:p>0x229: { "id": 0x229, "name": "Gakuran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A" calcext:value-type="string">
            <text:p>0x22A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<text:a xlink:href="../../../../../../../wiki/Sailor_Suit" xlink:type="simple">Sailor Suit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Hold that Puck II</text:p>
            <text:p>Activated by: All</text:p>
            <text:p>Unlocked at: Tigre Punks - Molco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2]; &quot;: &quot;;&quot;{ &quot;&quot;id&quot;&quot;: &quot;;[.A252];&quot;, &quot;&quot;name&quot;&quot;: &quot;&quot;&quot;;[.C252];&quot;&quot;&quot;, &quot;&quot;brand&quot;&quot;: &quot;&quot;&quot;;[.J252];&quot;&quot;&quot;, },&quot;)" office:value-type="string" office:string-value="0x22A: { &quot;id&quot;: 0x22A, &quot;name&quot;: &quot;Sailor Suit&quot;, &quot;brand&quot;: &quot;Unbranded&quot;, }," calcext:value-type="string">
            <text:p>0x22A: { "id": 0x22A, "name": "Sailor Suit", "brand": "Unbranded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2B" calcext:value-type="string">
            <text:p>0x22B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<text:a xlink:href="../../../../../../../wiki/Boys%27_Uniform_with_Blazer" xlink:type="simple">Boys' Uniform with Blazer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Dual Resistance II</text:p>
            <text:p>Activated by: All</text:p>
            <text:p>Unlocked at: Pegaso Atelier - Shibu Dept. Store (FSG Lvl 7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3]; &quot;: &quot;;&quot;{ &quot;&quot;id&quot;&quot;: &quot;;[.A253];&quot;, &quot;&quot;name&quot;&quot;: &quot;&quot;&quot;;[.C253];&quot;&quot;&quot;, &quot;&quot;brand&quot;&quot;: &quot;&quot;&quot;;[.J253];&quot;&quot;&quot;, },&quot;)" office:value-type="string" office:string-value="0x22B: { &quot;id&quot;: 0x22B, &quot;name&quot;: &quot;Boys' Uniform with Blazer&quot;, &quot;brand&quot;: &quot;Unbranded&quot;, }," calcext:value-type="string">
            <text:p>0x22B: { "id": 0x22B, "name": "Boys' Uniform with Blazer", "brand": "Unbranded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2C" calcext:value-type="string">
            <text:p>0x22C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<text:a xlink:href="../../../../../../../wiki/Girls%27_Uniform_with_Blazer" xlink:type="simple">Girls' Uniform with Blazer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Dual Resistance I</text:p>
            <text:p>Activated by: All</text:p>
            <text:p>Unlocked at: Sunshine Stationside - Shibukyu Stationside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4]; &quot;: &quot;;&quot;{ &quot;&quot;id&quot;&quot;: &quot;;[.A254];&quot;, &quot;&quot;name&quot;&quot;: &quot;&quot;&quot;;[.C254];&quot;&quot;&quot;, &quot;&quot;brand&quot;&quot;: &quot;&quot;&quot;;[.J254];&quot;&quot;&quot;, },&quot;)" office:value-type="string" office:string-value="0x22C: { &quot;id&quot;: 0x22C, &quot;name&quot;: &quot;Girls' Uniform with Blazer&quot;, &quot;brand&quot;: &quot;Unbranded&quot;, }," calcext:value-type="string">
            <text:p>0x22C: { "id": 0x22C, "name": "Girls' Uniform with Blazer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D" calcext:value-type="string">
            <text:p>0x22D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<text:a xlink:href="../../../../../../../wiki/Girls%27_Uniform_with_Sweater" xlink:type="simple">Girls' Uniform with Sweater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SOS Power Up I</text:p>
            <text:p>Activated by: All</text:p>
            <text:p>Unlocked at: Edoga the Shop - 104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5]; &quot;: &quot;;&quot;{ &quot;&quot;id&quot;&quot;: &quot;;[.A255];&quot;, &quot;&quot;name&quot;&quot;: &quot;&quot;&quot;;[.C255];&quot;&quot;&quot;, &quot;&quot;brand&quot;&quot;: &quot;&quot;&quot;;[.J255];&quot;&quot;&quot;, },&quot;)" office:value-type="string" office:string-value="0x22D: { &quot;id&quot;: 0x22D, &quot;name&quot;: &quot;Girls' Uniform with Sweater&quot;, &quot;brand&quot;: &quot;Unbranded&quot;, }," calcext:value-type="string">
            <text:p>0x22D: { "id": 0x22D, "name": "Girls' Uniform with Sweater", "brand": "Unbranded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2E" calcext:value-type="string">
            <text:p>0x22E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<text:a xlink:href="../../../../../../../wiki/Head_Honcho" xlink:type="simple">Head Honcho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HP +15</text:p>
            <text:p>Activated by: All</text:p>
            <text:p>Unlocked at: Mexican Dog - Spain Hill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6]; &quot;: &quot;;&quot;{ &quot;&quot;id&quot;&quot;: &quot;;[.A256];&quot;, &quot;&quot;name&quot;&quot;: &quot;&quot;&quot;;[.C256];&quot;&quot;&quot;, &quot;&quot;brand&quot;&quot;: &quot;&quot;&quot;;[.J256];&quot;&quot;&quot;, },&quot;)" office:value-type="string" office:string-value="0x22E: { &quot;id&quot;: 0x22E, &quot;name&quot;: &quot;Head Honcho&quot;, &quot;brand&quot;: &quot;Unbranded&quot;, }," calcext:value-type="string">
            <text:p>0x22E: { "id": 0x22E, "name": "Head Honcho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2F" calcext:value-type="string">
            <text:p>0x22F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<text:a xlink:href="../../../../../../../wiki/Yukata" xlink:type="simple">Yukata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EXP Boost II</text:p>
            <text:p>Activated by: All</text:p>
            <text:p>Unlocked at: Nishimura Drugs - Shibu-Q Heads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7]; &quot;: &quot;;&quot;{ &quot;&quot;id&quot;&quot;: &quot;;[.A257];&quot;, &quot;&quot;name&quot;&quot;: &quot;&quot;&quot;;[.C257];&quot;&quot;&quot;, &quot;&quot;brand&quot;&quot;: &quot;&quot;&quot;;[.J257];&quot;&quot;&quot;, },&quot;)" office:value-type="string" office:string-value="0x22F: { &quot;id&quot;: 0x22F, &quot;name&quot;: &quot;Yukata&quot;, &quot;brand&quot;: &quot;Unbranded&quot;, }," calcext:value-type="string">
            <text:p>0x22F: { "id": 0x22F, "name": "Yukata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0" calcext:value-type="string">
            <text:p>0x230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<text:a xlink:href="../../../../../../../wiki/The_Dead_Slammurai" xlink:type="simple">The Dead Slammurai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uck Power II</text:p>
            <text:p>Activated by: All</text:p>
            <text:p>Unlocked at: Cyco Records - Udagawa Back Streets (FSG Lvl 6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Cyco Records - Udagawa back streets for 1x Tin Pin Sunscorch; 1x Me Time is Free Time; 1x Shadow Matter </text:p>
          </table:table-cell>
          <table:table-cell table:formula="of:=COM.MICROSOFT.CONCAT([.A258]; &quot;: &quot;;&quot;{ &quot;&quot;id&quot;&quot;: &quot;;[.A258];&quot;, &quot;&quot;name&quot;&quot;: &quot;&quot;&quot;;[.C258];&quot;&quot;&quot;, &quot;&quot;brand&quot;&quot;: &quot;&quot;&quot;;[.J258];&quot;&quot;&quot;, },&quot;)" office:value-type="string" office:string-value="0x230: { &quot;id&quot;: 0x230, &quot;name&quot;: &quot;The Dead Slammurai&quot;, &quot;brand&quot;: &quot;Unbranded&quot;, }," calcext:value-type="string">
            <text:p>0x230: { "id": 0x230, "name": "The Dead Slammurai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1" calcext:value-type="string">
            <text:p>0x231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<text:a xlink:href="../../../../../../../wiki/The_Black_Slammurai" xlink:type="simple">The Black Slammurai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HP +35</text:p>
            <text:p>Activated by: All</text:p>
            <text:p>Unlocked at: Wild Boar Udagawa - Udagawa Back Streets (FSG Lvl 6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Wild Boar Udagawa - Udagawa Back Streets for 1x Tin Pin Devil; 1x Tin Pin Shiva; 1x I Live for Food </text:p>
          </table:table-cell>
          <table:table-cell table:formula="of:=COM.MICROSOFT.CONCAT([.A259]; &quot;: &quot;;&quot;{ &quot;&quot;id&quot;&quot;: &quot;;[.A259];&quot;, &quot;&quot;name&quot;&quot;: &quot;&quot;&quot;;[.C259];&quot;&quot;&quot;, &quot;&quot;brand&quot;&quot;: &quot;&quot;&quot;;[.J259];&quot;&quot;&quot;, },&quot;)" office:value-type="string" office:string-value="0x231: { &quot;id&quot;: 0x231, &quot;name&quot;: &quot;The Black Slammurai&quot;, &quot;brand&quot;: &quot;Unbranded&quot;, }," calcext:value-type="string">
            <text:p>0x231: { "id": 0x231, "name": "The Black Slammurai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2" calcext:value-type="string">
            <text:p>0x232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<text:a xlink:href="../../../../../../../wiki/Nose_Glasses" xlink:type="simple">Nose Glass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-15" calcext:value-type="float">
            <text:p>-1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Jinxed ATK Boost +10</text:p>
            <text:p>Activated by: All</text:p>
            <text:p>Unlocked at: Cosmic Corner - Dogenzaka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0]; &quot;: &quot;;&quot;{ &quot;&quot;id&quot;&quot;: &quot;;[.A260];&quot;, &quot;&quot;name&quot;&quot;: &quot;&quot;&quot;;[.C260];&quot;&quot;&quot;, &quot;&quot;brand&quot;&quot;: &quot;&quot;&quot;;[.J260];&quot;&quot;&quot;, },&quot;)" office:value-type="string" office:string-value="0x232: { &quot;id&quot;: 0x232, &quot;name&quot;: &quot;Nose Glasses&quot;, &quot;brand&quot;: &quot;Unbranded&quot;, }," calcext:value-type="string">
            <text:p>0x232: { "id": 0x232, "name": "Nose Glasses", "brand": "Unbranded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33" calcext:value-type="string">
            <text:p>0x233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<text:a xlink:href="../../../../../../../wiki/Samurai_Wig" xlink:type="simple">Samurai Wig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2" office:value-type="string" calcext:value-type="string">
            <text:p>'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Dual Resistance I</text:p>
            <text:p>Activated by: All</text:p>
            <text:p>Unlocked at: Towa Records - Towa Records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1]; &quot;: &quot;;&quot;{ &quot;&quot;id&quot;&quot;: &quot;;[.A261];&quot;, &quot;&quot;name&quot;&quot;: &quot;&quot;&quot;;[.C261];&quot;&quot;&quot;, &quot;&quot;brand&quot;&quot;: &quot;&quot;&quot;;[.J261];&quot;&quot;&quot;, },&quot;)" office:value-type="string" office:string-value="0x233: { &quot;id&quot;: 0x233, &quot;name&quot;: &quot;Samurai Wig&quot;, &quot;brand&quot;: &quot;Unbranded&quot;, }," calcext:value-type="string">
            <text:p>0x233: { "id": 0x233, "name": "Samurai Wig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4" calcext:value-type="string">
            <text:p>0x234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<text:a xlink:href="../../../../../../../wiki/Mr._Mew_Suit" xlink:type="simple">Mr. Mew Suit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-100" calcext:value-type="float">
            <text:p>-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Resist Knockback</text:p>
            <text:p>Activated by: All</text:p>
            <text:p>Unlocked at: Natural Puppy - Cadoi City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2]; &quot;: &quot;;&quot;{ &quot;&quot;id&quot;&quot;: &quot;;[.A262];&quot;, &quot;&quot;name&quot;&quot;: &quot;&quot;&quot;;[.C262];&quot;&quot;&quot;, &quot;&quot;brand&quot;&quot;: &quot;&quot;&quot;;[.J262];&quot;&quot;&quot;, },&quot;)" office:value-type="string" office:string-value="0x234: { &quot;id&quot;: 0x234, &quot;name&quot;: &quot;Mr. Mew Suit&quot;, &quot;brand&quot;: &quot;Unbranded&quot;, }," calcext:value-type="string">
            <text:p>0x234: { "id": 0x234, "name": "Mr. Mew Suit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35" calcext:value-type="string">
            <text:p>0x235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<text:a xlink:href="../../../../../../../wiki/New_Year%27s_Gift" xlink:type="simple">New Year's Gif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Regeneration III</text:p>
            <text:p>Activated by: All</text:p>
            <text:p>Unlocked at: Mus Rattus I - 104 (FSG Lvl 5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Mus Rattus I - 104 for 1x Tin Pin Thrift; 1x Tin Pin Dash; 1x Ovis </text:p>
          </table:table-cell>
          <table:table-cell table:formula="of:=COM.MICROSOFT.CONCAT([.A263]; &quot;: &quot;;&quot;{ &quot;&quot;id&quot;&quot;: &quot;;[.A263];&quot;, &quot;&quot;name&quot;&quot;: &quot;&quot;&quot;;[.C263];&quot;&quot;&quot;, &quot;&quot;brand&quot;&quot;: &quot;&quot;&quot;;[.J263];&quot;&quot;&quot;, },&quot;)" office:value-type="string" office:string-value="0x235: { &quot;id&quot;: 0x235, &quot;name&quot;: &quot;New Year's Gift&quot;, &quot;brand&quot;: &quot;Unbranded&quot;, }," calcext:value-type="string">
            <text:p>0x235: { "id": 0x235, "name": "New Year's Gift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6" calcext:value-type="string">
            <text:p>0x236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<text:a xlink:href="../../../../../../../wiki/Pirate_Hat" xlink:type="simple">Pirate Ha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DEF +3</text:p>
            <text:p>Activated by: All</text:p>
            <text:p>Unlocked at: Dragon Couture - Shibukyu Main Store (FSG Lvl 3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4]; &quot;: &quot;;&quot;{ &quot;&quot;id&quot;&quot;: &quot;;[.A264];&quot;, &quot;&quot;name&quot;&quot;: &quot;&quot;&quot;;[.C264];&quot;&quot;&quot;, &quot;&quot;brand&quot;&quot;: &quot;&quot;&quot;;[.J264];&quot;&quot;&quot;, },&quot;)" office:value-type="string" office:string-value="0x236: { &quot;id&quot;: 0x236, &quot;name&quot;: &quot;Pirate Hat&quot;, &quot;brand&quot;: &quot;Unbranded&quot;, }," calcext:value-type="string">
            <text:p>0x236: { "id": 0x236, "name": "Pirate Hat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7" calcext:value-type="string">
            <text:p>0x237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<text:a xlink:href="../../../../../../../wiki/Potted_Plant" xlink:type="simple">Potted Plan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Puck Power II</text:p>
            <text:p>Activated by: All</text:p>
            <text:p>Unlocked at: Sheep Heavenly - Molco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5]; &quot;: &quot;;&quot;{ &quot;&quot;id&quot;&quot;: &quot;;[.A265];&quot;, &quot;&quot;name&quot;&quot;: &quot;&quot;&quot;;[.C265];&quot;&quot;&quot;, &quot;&quot;brand&quot;&quot;: &quot;&quot;&quot;;[.J265];&quot;&quot;&quot;, },&quot;)" office:value-type="string" office:string-value="0x237: { &quot;id&quot;: 0x237, &quot;name&quot;: &quot;Potted Plant&quot;, &quot;brand&quot;: &quot;Unbranded&quot;, }," calcext:value-type="string">
            <text:p>0x237: { "id": 0x237, "name": "Potted Plant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38" calcext:value-type="string">
            <text:p>0x238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<text:a xlink:href="../../../../../../../wiki/Mr._Claus" xlink:type="simple">Mr. Clau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Combo Branch +2</text:p>
            <text:p>Activated by: Partner</text:p>
            <text:p>Unlocked at: AMX - AMX (FSG Lvl 5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Nishimura Drugs - Shibu-Q Heads for 1x Tin Pin Wheel; 1x Tin Pin Artist; 1x Shadow Matter </text:p>
          </table:table-cell>
          <table:table-cell table:formula="of:=COM.MICROSOFT.CONCAT([.A266]; &quot;: &quot;;&quot;{ &quot;&quot;id&quot;&quot;: &quot;;[.A266];&quot;, &quot;&quot;name&quot;&quot;: &quot;&quot;&quot;;[.C266];&quot;&quot;&quot;, &quot;&quot;brand&quot;&quot;: &quot;&quot;&quot;;[.J266];&quot;&quot;&quot;, },&quot;)" office:value-type="string" office:string-value="0x238: { &quot;id&quot;: 0x238, &quot;name&quot;: &quot;Mr. Claus&quot;, &quot;brand&quot;: &quot;Unbranded&quot;, }," calcext:value-type="string">
            <text:p>0x238: { "id": 0x238, "name": "Mr. Claus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9" calcext:value-type="string">
            <text:p>0x239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<text:a xlink:href="../../../../../../../wiki/Mrs._Claus" xlink:type="simple">Mrs. Clau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Regeneration III</text:p>
            <text:p>Activated by: All</text:p>
            <text:p>Unlocked at: Bel Airplane - Shibu Dept. Store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7]; &quot;: &quot;;&quot;{ &quot;&quot;id&quot;&quot;: &quot;;[.A267];&quot;, &quot;&quot;name&quot;&quot;: &quot;&quot;&quot;;[.C267];&quot;&quot;&quot;, &quot;&quot;brand&quot;&quot;: &quot;&quot;&quot;;[.J267];&quot;&quot;&quot;, },&quot;)" office:value-type="string" office:string-value="0x239: { &quot;id&quot;: 0x239, &quot;name&quot;: &quot;Mrs. Claus&quot;, &quot;brand&quot;: &quot;Unbranded&quot;, }," calcext:value-type="string">
            <text:p>0x239: { "id": 0x239, "name": "Mrs. Claus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3A" calcext:value-type="string">
            <text:p>0x23A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<text:a xlink:href="../../../../../../../wiki/Black_Book_Bag" xlink:type="simple">Black Book Ba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SOS ATK Boost II</text:p>
            <text:p>Activated by: All</text:p>
            <text:p>Unlocked at: le Grand - Cadoi City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8]; &quot;: &quot;;&quot;{ &quot;&quot;id&quot;&quot;: &quot;;[.A268];&quot;, &quot;&quot;name&quot;&quot;: &quot;&quot;&quot;;[.C268];&quot;&quot;&quot;, &quot;&quot;brand&quot;&quot;: &quot;&quot;&quot;;[.J268];&quot;&quot;&quot;, },&quot;)" office:value-type="string" office:string-value="0x23A: { &quot;id&quot;: 0x23A, &quot;name&quot;: &quot;Black Book Bag&quot;, &quot;brand&quot;: &quot;Unbranded&quot;, }," calcext:value-type="string">
            <text:p>0x23A: { "id": 0x23A, "name": "Black Book Bag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3B" calcext:value-type="string">
            <text:p>0x23B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<text:a xlink:href="../../../../../../../wiki/Red_Book_Bag" xlink:type="simple">Red Book Ba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SOS DEF Boost II</text:p>
            <text:p>Activated by: All</text:p>
            <text:p>Unlocked at: Wild Boar 104 - 104 (FSG Lvl 8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Wild Boar 104 - 104 for 1x Tin Pin Wind; 1x Tin Pin Blade; 1x Walk On, Walk Off </text:p>
          </table:table-cell>
          <table:table-cell table:formula="of:=COM.MICROSOFT.CONCAT([.A269]; &quot;: &quot;;&quot;{ &quot;&quot;id&quot;&quot;: &quot;;[.A269];&quot;, &quot;&quot;name&quot;&quot;: &quot;&quot;&quot;;[.C269];&quot;&quot;&quot;, &quot;&quot;brand&quot;&quot;: &quot;&quot;&quot;;[.J269];&quot;&quot;&quot;, },&quot;)" office:value-type="string" office:string-value="0x23B: { &quot;id&quot;: 0x23B, &quot;name&quot;: &quot;Red Book Bag&quot;, &quot;brand&quot;: &quot;Unbranded&quot;, }," calcext:value-type="string">
            <text:p>0x23B: { "id": 0x23B, "name": "Red Book Bag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3C" calcext:value-type="string">
            <text:p>0x23C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<text:a xlink:href="../../../../../../../wiki/Biker_Gloves" xlink:type="simple">Biker Glov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Faster Puck II</text:p>
            <text:p>Activated by: All</text:p>
            <text:p>Unlocked at: D+B Molco - Molco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0]; &quot;: &quot;;&quot;{ &quot;&quot;id&quot;&quot;: &quot;;[.A270];&quot;, &quot;&quot;name&quot;&quot;: &quot;&quot;&quot;;[.C270];&quot;&quot;&quot;, &quot;&quot;brand&quot;&quot;: &quot;&quot;&quot;;[.J270];&quot;&quot;&quot;, },&quot;)" office:value-type="string" office:string-value="0x23C: { &quot;id&quot;: 0x23C, &quot;name&quot;: &quot;Biker Gloves&quot;, &quot;brand&quot;: &quot;Unbranded&quot;, }," calcext:value-type="string">
            <text:p>0x23C: { "id": 0x23C, "name": "Biker Gloves", "brand": "Unbranded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3D" calcext:value-type="string">
            <text:p>0x23D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<text:a xlink:href="../../../../../../../wiki/Maid_Costume" xlink:type="simple">Maid Costume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TK +3</text:p>
            <text:p>Activated by: All</text:p>
            <text:p>Unlocked at: Lapin Angelique - A-East (FSG Lvl 10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Sunshine Shibukyu - Shibukyu Main Store for 1x King Arthur; 1x The Eyes Have It; 1x Shadow Matter </text:p>
          </table:table-cell>
          <table:table-cell table:formula="of:=COM.MICROSOFT.CONCAT([.A271]; &quot;: &quot;;&quot;{ &quot;&quot;id&quot;&quot;: &quot;;[.A271];&quot;, &quot;&quot;name&quot;&quot;: &quot;&quot;&quot;;[.C271];&quot;&quot;&quot;, &quot;&quot;brand&quot;&quot;: &quot;&quot;&quot;;[.J271];&quot;&quot;&quot;, },&quot;)" office:value-type="string" office:string-value="0x23D: { &quot;id&quot;: 0x23D, &quot;name&quot;: &quot;Maid Costume&quot;, &quot;brand&quot;: &quot;Unbranded&quot;, }," calcext:value-type="string">
            <text:p>0x23D: { "id": 0x23D, "name": "Maid Costume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E" calcext:value-type="string">
            <text:p>0x23E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<text:a xlink:href="../../../../../../../wiki/Supermask%27s_Mask" xlink:type="simple">Supermask's Mask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SOS Null Damage</text:p>
            <text:p>Activated by: All</text:p>
            <text:p>Unlocked at: Jupiter of the Monkey - Cat Street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2]; &quot;: &quot;;&quot;{ &quot;&quot;id&quot;&quot;: &quot;;[.A272];&quot;, &quot;&quot;name&quot;&quot;: &quot;&quot;&quot;;[.C272];&quot;&quot;&quot;, &quot;&quot;brand&quot;&quot;: &quot;&quot;&quot;;[.J272];&quot;&quot;&quot;, },&quot;)" office:value-type="string" office:string-value="0x23E: { &quot;id&quot;: 0x23E, &quot;name&quot;: &quot;Supermask's Mask&quot;, &quot;brand&quot;: &quot;Unbranded&quot;, }," calcext:value-type="string">
            <text:p>0x23E: { "id": 0x23E, "name": "Supermask's Mask", "brand": "Unbranded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3F" calcext:value-type="string">
            <text:p>0x23F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<text:a xlink:href="../../../../../../../wiki/Ninja_Garb" xlink:type="simple">Ninja Garb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More Durable Obstacles I</text:p>
            <text:p>Activated by: Neku</text:p>
            <text:p>Unlocked at: KuraKura - Shibukyu Stationside (FSG Lvl 3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3]; &quot;: &quot;;&quot;{ &quot;&quot;id&quot;&quot;: &quot;;[.A273];&quot;, &quot;&quot;name&quot;&quot;: &quot;&quot;&quot;;[.C273];&quot;&quot;&quot;, &quot;&quot;brand&quot;&quot;: &quot;&quot;&quot;;[.J273];&quot;&quot;&quot;, },&quot;)" office:value-type="string" office:string-value="0x23F: { &quot;id&quot;: 0x23F, &quot;name&quot;: &quot;Ninja Garb&quot;, &quot;brand&quot;: &quot;Unbranded&quot;, }," calcext:value-type="string">
            <text:p>0x23F: { "id": 0x23F, "name": "Ninja Garb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40" calcext:value-type="string">
            <text:p>0x240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<text:a xlink:href="../../../../../../../wiki/Samurai_Helm" xlink:type="simple">Samurai Helm</text:a></text:p>
          </table:table-cell>
          <table:table-cell table:style-name="ce2" office:value-type="string" calcext:value-type="string">
            <text:p>Headwear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ll-around Upgrade II</text:p>
            <text:p>Activated by: All</text:p>
            <text:p>Unlocked at: Mus Rattus III, Cadoi City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4]; &quot;: &quot;;&quot;{ &quot;&quot;id&quot;&quot;: &quot;;[.A274];&quot;, &quot;&quot;name&quot;&quot;: &quot;&quot;&quot;;[.C274];&quot;&quot;&quot;, &quot;&quot;brand&quot;&quot;: &quot;&quot;&quot;;[.J274];&quot;&quot;&quot;, },&quot;)" office:value-type="string" office:string-value="0x240: { &quot;id&quot;: 0x240, &quot;name&quot;: &quot;Samurai Helm&quot;, &quot;brand&quot;: &quot;Unbranded&quot;, }," calcext:value-type="string">
            <text:p>0x240: { "id": 0x240, "name": "Samurai Helm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41" calcext:value-type="string">
            <text:p>0x241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<text:a xlink:href="../../../../../../../wiki/Samurai_Armor" xlink:type="simple">Samurai Armor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string" calcext:value-type="string">
            <text:p>HP +35</text:p>
            <text:p>Activated by: All</text:p>
            <text:p>Unlocked at: Shibu-Q Heads 1F - Shibu-Q Heads (FSG Lvl 3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Shibu-Q Heads 1F - Shibu-Q Heads for 1x Lady Luck; 1x Tigris; 1x Mink </text:p>
          </table:table-cell>
          <table:table-cell table:formula="of:=COM.MICROSOFT.CONCAT([.A275]; &quot;: &quot;;&quot;{ &quot;&quot;id&quot;&quot;: &quot;;[.A275];&quot;, &quot;&quot;name&quot;&quot;: &quot;&quot;&quot;;[.C275];&quot;&quot;&quot;, &quot;&quot;brand&quot;&quot;: &quot;&quot;&quot;;[.J275];&quot;&quot;&quot;, },&quot;)" office:value-type="string" office:string-value="0x241: { &quot;id&quot;: 0x241, &quot;name&quot;: &quot;Samurai Armor&quot;, &quot;brand&quot;: &quot;Unbranded&quot;, }," calcext:value-type="string">
            <text:p>0x241: { "id": 0x241, "name": "Samurai Armor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42" calcext:value-type="string">
            <text:p>0x242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<text:a xlink:href="../../../../../../../wiki/Fan_of_the_Rising_Sun" xlink:type="simple">Fan of the Rising Su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DEF +3</text:p>
            <text:p>Activated by: All</text:p>
            <text:p>Unlocked at: Shibu-Q Heads 2F - Shibu-Q Heads (FSG Lvl 3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Shibu-Q Heads 2F - Shibu-Q Heads for 1x Lucky Panda; 1x Anguis; 1x Pteropus </text:p>
          </table:table-cell>
          <table:table-cell table:formula="of:=COM.MICROSOFT.CONCAT([.A276]; &quot;: &quot;;&quot;{ &quot;&quot;id&quot;&quot;: &quot;;[.A276];&quot;, &quot;&quot;name&quot;&quot;: &quot;&quot;&quot;;[.C276];&quot;&quot;&quot;, &quot;&quot;brand&quot;&quot;: &quot;&quot;&quot;;[.J276];&quot;&quot;&quot;, },&quot;)" office:value-type="string" office:string-value="0x242: { &quot;id&quot;: 0x242, &quot;name&quot;: &quot;Fan of the Rising Sun&quot;, &quot;brand&quot;: &quot;Unbranded&quot;, }," calcext:value-type="string">
            <text:p>0x242: { "id": 0x242, "name": "Fan of the Rising Sun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43" calcext:value-type="string">
            <text:p>0x243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<text:a xlink:href="../../../../../../../wiki/Samurai_Sword" xlink:type="simple">Samurai Sword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TK +3</text:p>
            <text:p>Activated by: All</text:p>
            <text:p>Unlocked at: Shibu-Q Heads 3F - Shibu-Q Heads (FSG Lvl 3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Shibu-Q Heads 3F - Shibu-Q Heads for 1x Lucky Star; 1x Leo; 1x Cornix </text:p>
          </table:table-cell>
          <table:table-cell table:formula="of:=COM.MICROSOFT.CONCAT([.A277]; &quot;: &quot;;&quot;{ &quot;&quot;id&quot;&quot;: &quot;;[.A277];&quot;, &quot;&quot;name&quot;&quot;: &quot;&quot;&quot;;[.C277];&quot;&quot;&quot;, &quot;&quot;brand&quot;&quot;: &quot;&quot;&quot;;[.J277];&quot;&quot;&quot;, },&quot;)" office:value-type="string" office:string-value="0x243: { &quot;id&quot;: 0x243, &quot;name&quot;: &quot;Samurai Sword&quot;, &quot;brand&quot;: &quot;Unbranded&quot;, }," calcext:value-type="string">
            <text:p>0x243: { "id": 0x243, "name": "Samurai Sword", "brand": "Unbranded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44" calcext:value-type="string">
            <text:p>0x244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<text:a xlink:href="../../../../../../../wiki/Solid_Slammer" xlink:type="simple">Solid Slammer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-50" calcext:value-type="float">
            <text:p>-5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ATK +5</text:p>
            <text:p>Activated by: All</text:p>
            <text:p>Unlocked at: WildKat - Cat Street (FSG Lvl 2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8]; &quot;: &quot;;&quot;{ &quot;&quot;id&quot;&quot;: &quot;;[.A278];&quot;, &quot;&quot;name&quot;&quot;: &quot;&quot;&quot;;[.C278];&quot;&quot;&quot;, &quot;&quot;brand&quot;&quot;: &quot;&quot;&quot;;[.J278];&quot;&quot;&quot;, },&quot;)" office:value-type="string" office:string-value="0x244: { &quot;id&quot;: 0x244, &quot;name&quot;: &quot;Solid Slammer&quot;, &quot;brand&quot;: &quot;Unbranded&quot;, }," calcext:value-type="string">
            <text:p>0x244: { "id": 0x244, "name": "Solid Slammer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45" calcext:value-type="string">
            <text:p>0x245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<text:a xlink:href="../../../../../../../wiki/False_Teeth" xlink:type="simple">False Teeth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EXP Boost III</text:p>
            <text:p>Activated by: All</text:p>
            <text:p>Unlocked at: Mind &amp; Body Foods - Shibu Dept. Store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9]; &quot;: &quot;;&quot;{ &quot;&quot;id&quot;&quot;: &quot;;[.A279];&quot;, &quot;&quot;name&quot;&quot;: &quot;&quot;&quot;;[.C279];&quot;&quot;&quot;, &quot;&quot;brand&quot;&quot;: &quot;&quot;&quot;;[.J279];&quot;&quot;&quot;, },&quot;)" office:value-type="string" office:string-value="0x245: { &quot;id&quot;: 0x245, &quot;name&quot;: &quot;False Teeth&quot;, &quot;brand&quot;: &quot;Unbranded&quot;, }," calcext:value-type="string">
            <text:p>0x245: { "id": 0x245, "name": "False Teeth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46" calcext:value-type="string">
            <text:p>0x246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<text:a xlink:href="../../../../../../../wiki/Lucky_Mallet" xlink:type="simple">Lucky Malle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EXP Boost II</text:p>
            <text:p>Activated by: All</text:p>
            <text:p>Unlocked at: Pavo Real - Shibukyu Stationside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80]; &quot;: &quot;;&quot;{ &quot;&quot;id&quot;&quot;: &quot;;[.A280];&quot;, &quot;&quot;name&quot;&quot;: &quot;&quot;&quot;;[.C280];&quot;&quot;&quot;, &quot;&quot;brand&quot;&quot;: &quot;&quot;&quot;;[.J280];&quot;&quot;&quot;, },&quot;)" office:value-type="string" office:string-value="0x246: { &quot;id&quot;: 0x246, &quot;name&quot;: &quot;Lucky Mallet&quot;, &quot;brand&quot;: &quot;Unbranded&quot;, }," calcext:value-type="string">
            <text:p>0x246: { "id": 0x246, "name": "Lucky Mallet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47" calcext:value-type="string">
            <text:p>0x247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<text:a xlink:href="../../../../../../../wiki/Mr._Ducky" xlink:type="simple">Mr. Ducky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Slower Puck II</text:p>
            <text:p>Activated by: All</text:p>
            <text:p>Unlocked at: D+B 104 - 104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81]; &quot;: &quot;;&quot;{ &quot;&quot;id&quot;&quot;: &quot;;[.A281];&quot;, &quot;&quot;name&quot;&quot;: &quot;&quot;&quot;;[.C281];&quot;&quot;&quot;, &quot;&quot;brand&quot;&quot;: &quot;&quot;&quot;;[.J281];&quot;&quot;&quot;, },&quot;)" office:value-type="string" office:string-value="0x247: { &quot;id&quot;: 0x247, &quot;name&quot;: &quot;Mr. Ducky&quot;, &quot;brand&quot;: &quot;Unbranded&quot;, }," calcext:value-type="string">
            <text:p>0x247: { "id": 0x247, "name": "Mr. Ducky", "brand": "Unbranded", },</text:p>
          </table:table-cell>
        </table:table-row>
        <table:table-row table:style-name="ro21" table:number-rows-repeated="1048294">
          <table:table-cell table:number-columns-repeated="12"/>
        </table:table-row>
        <table:table-row table:style-name="ro21">
          <table:table-cell table:number-columns-repeated="12"/>
        </table:table-row>
      </table:table>
      <table:named-expressions/>
      <table:database-ranges>
        <table:database-range table:name="__Anonymous_Sheet_DB__0" table:target-range-address="Pins.A1:Pins.AF305" table:display-filter-buttons="true" table:orientation="column"/>
        <table:database-range table:name="__Anonymous_Sheet_DB__6" table:target-range-address="Threads.D1:Threads.J281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5:49:22.3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5-31T23:16:22.131000000</dc:date>
    <meta:editing-duration>P1DT14H3M48S</meta:editing-duration>
    <meta:editing-cycles>77</meta:editing-cycles>
    <meta:document-statistic meta:table-count="7" meta:cell-count="13989" meta:object-count="0"/>
  </office:meta>
</office:document-meta>
</file>